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4.657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995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2.738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10.793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3.632cm" fo:break-before="auto" style:use-optimal-row-height="true"/>
    </style:style>
    <style:style style:name="ro13" style:family="table-row">
      <style:table-row-properties style:row-height="5.422cm" fo:break-before="auto" style:use-optimal-row-height="true"/>
    </style:style>
    <style:style style:name="ro14" style:family="table-row">
      <style:table-row-properties style:row-height="7.661cm" fo:break-before="auto" style:use-optimal-row-height="true"/>
    </style:style>
    <style:style style:name="ro15" style:family="table-row">
      <style:table-row-properties style:row-height="4.08cm" fo:break-before="auto" style:use-optimal-row-height="true"/>
    </style:style>
    <style:style style:name="ro16" style:family="table-row">
      <style:table-row-properties style:row-height="9.003cm" fo:break-before="auto" style:use-optimal-row-height="true"/>
    </style:style>
    <style:style style:name="ro17" style:family="table-row">
      <style:table-row-properties style:row-height="8.109cm" fo:break-before="auto" style:use-optimal-row-height="true"/>
    </style:style>
    <style:style style:name="ro18" style:family="table-row">
      <style:table-row-properties style:row-height="6.318cm" fo:break-before="auto" style:use-optimal-row-height="true"/>
    </style:style>
    <style:style style:name="ro19" style:family="table-row">
      <style:table-row-properties style:row-height="11.688cm" fo:break-before="auto" style:use-optimal-row-height="true"/>
    </style:style>
    <style:style style:name="ro20" style:family="table-row">
      <style:table-row-properties style:row-height="7.213cm" fo:break-before="auto" style:use-optimal-row-height="true"/>
    </style:style>
    <style:style style:name="ro21" style:family="table-row">
      <style:table-row-properties style:row-height="4.528cm" fo:break-before="auto" style:use-optimal-row-height="true"/>
    </style:style>
    <style:style style:name="ro22" style:family="table-row">
      <style:table-row-properties style:row-height="4.974cm" fo:break-before="auto" style:use-optimal-row-height="true"/>
    </style:style>
    <style:style style:name="ro23" style:family="table-row">
      <style:table-row-properties style:row-height="5.87cm" fo:break-before="auto" style:use-optimal-row-height="true"/>
    </style:style>
    <style:style style:name="ro24" style:family="table-row">
      <style:table-row-properties style:row-height="14.374cm" fo:break-before="auto" style:use-optimal-row-height="true"/>
    </style:style>
    <style:style style:name="ro25" style:family="table-row">
      <style:table-row-properties style:row-height="6.765cm" fo:break-before="auto" style:use-optimal-row-height="true"/>
    </style:style>
    <style:style style:name="ro26" style:family="table-row">
      <style:table-row-properties style:row-height="9.451cm" fo:break-before="auto" style:use-optimal-row-height="true"/>
    </style:style>
    <style:style style:name="ro27" style:family="table-row">
      <style:table-row-properties style:row-height="5.343cm" fo:break-before="auto" style:use-optimal-row-height="false"/>
    </style:style>
    <style:style style:name="ro28" style:family="table-row">
      <style:table-row-properties style:row-height="12.136cm" fo:break-before="auto" style:use-optimal-row-height="true"/>
    </style:style>
    <style:style style:name="ro29" style:family="table-row">
      <style:table-row-properties style:row-height="8.555cm" fo:break-before="auto" style:use-optimal-row-height="true"/>
    </style:style>
    <style:style style:name="ro30" style:family="table-row">
      <style:table-row-properties style:row-height="9.897cm" fo:break-before="auto" style:use-optimal-row-height="true"/>
    </style:style>
    <style:style style:name="ro31" style:family="table-row">
      <style:table-row-properties style:row-height="13.032cm" fo:break-before="auto" style:use-optimal-row-height="true"/>
    </style:style>
    <style:style style:name="ro32" style:family="table-row">
      <style:table-row-properties style:row-height="17.059cm" fo:break-before="auto" style:use-optimal-row-height="true"/>
    </style:style>
    <style:style style:name="ro33" style:family="table-row">
      <style:table-row-properties style:row-height="10.345cm" fo:break-before="auto" style:use-optimal-row-height="true"/>
    </style:style>
    <style:style style:name="ro34" style:family="table-row">
      <style:table-row-properties style:row-height="13.926cm" fo:break-before="auto" style:use-optimal-row-height="true"/>
    </style:style>
    <style:style style:name="ro35" style:family="table-row">
      <style:table-row-properties style:row-height="18.401cm" fo:break-before="auto" style:use-optimal-row-height="true"/>
    </style:style>
    <style:style style:name="ro36" style:family="table-row">
      <style:table-row-properties style:row-height="11.241cm" fo:break-before="auto" style:use-optimal-row-height="true"/>
    </style:style>
    <style:style style:name="ro37" style:family="table-row">
      <style:table-row-properties style:row-height="54.679cm" fo:break-before="auto" style:use-optimal-row-height="true"/>
    </style:style>
    <style:style style:name="ro38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2" table:number-columns-repeated="1012" table:default-cell-style-name="ce4"/>
        <table:table-row table:style-name="ro1">
          <table:table-cell table:style-name="ce1" office:value-type="string" calcext:value-type="string">
            <text:p>id_registro</text:p>
          </table:table-cell>
          <table:table-cell table:style-name="ce1" office:value-type="string" calcext:value-type="string">
            <text:p>n_rpi</text:p>
          </table:table-cell>
          <table:table-cell table:style-name="ce1" office:value-type="string" calcext:value-type="string">
            <text:p>ano_rpi</text:p>
          </table:table-cell>
          <table:table-cell table:style-name="ce1" office:value-type="string" calcext:value-type="string">
            <text:p>process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criador</text:p>
          </table:table-cell>
          <table:table-cell table:style-name="ce1" office:value-type="string" calcext:value-type="string">
            <text:p>linguagem</text:p>
          </table:table-cell>
          <table:table-cell table:style-name="ce1" office:value-type="string" calcext:value-type="string">
            <text:p>campo_aplicacao</text:p>
          </table:table-cell>
          <table:table-cell table:style-name="ce1" office:value-type="string" calcext:value-type="string">
            <text:p>tipo_program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qtd_criadores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489" calcext:value-type="float">
            <text:p>248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06958-6</text:p>
          </table:table-cell>
          <table:table-cell table:style-name="ce2" office:value-type="string" calcext:value-type="string">
            <text:p>SGL SISTEMA DE SEGURANÇA LÓGICA</text:p>
          </table:table-cell>
          <table:table-cell table:style-name="ce2" office:value-type="string" calcext:value-type="string">
            <text:p>RNWMINERAÇÃO LTDA-ME</text:p>
          </table:table-cell>
          <table:table-cell table:style-name="ce2" office:value-type="string" calcext:value-type="string">
            <text:p>FLÁVIA DE CASTRO MENDES MARQUES; HÉLIO MARQUES SOBRINHO</text:p>
          </table:table-cell>
          <table:table-cell table:style-name="ce2" office:value-type="string" calcext:value-type="string">
            <text:p>C; C++</text:p>
          </table:table-cell>
          <table:table-cell table:style-name="ce2" office:value-type="string" calcext:value-type="string">
            <text:p>FN-03; IF-07; IN-01; TC-01; TC-03</text:p>
          </table:table-cell>
          <table:table-cell table:style-name="ce2" office:value-type="string" calcext:value-type="string">
            <text:p>AT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2003508" calcext:value-type="float">
            <text:p>92003508</text:p>
          </table:table-cell>
          <table:table-cell table:style-name="ce2" office:value-type="string" calcext:value-type="string">
            <text:p>TELERJ-VTX</text:p>
          </table:table-cell>
          <table:table-cell table:style-name="ce2" office:value-type="string" calcext:value-type="string">
            <text:p>TELECOMUNICAÇÕES DO RIO DE JAJEIRO S.A</text:p>
          </table:table-cell>
          <table:table-cell table:style-name="ce2" office:value-type="string" calcext:value-type="string">
            <text:p>LETICIA WINKLER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-04; IF-10</text:p>
          </table:table-cell>
          <table:table-cell table:style-name="ce2" office:value-type="string" calcext:value-type="string">
            <text:p>CD-01; CD-02; TI-01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2003737" calcext:value-type="float">
            <text:p>92003737</text:p>
          </table:table-cell>
          <table:table-cell table:style-name="ce2" office:value-type="string" calcext:value-type="string">
            <text:p>SISACRED</text:p>
          </table:table-cell>
          <table:table-cell table:number-columns-repeated="2" table:style-name="ce2" office:value-type="string" calcext:value-type="string">
            <text:p>GERSON JOSÉ DE MIRANDA; JOSÉ EUGÊNIO DE ARAÚJO; PAULO BREDA DE PAULA; RONALDO AMORIM CHAVES; SÉRGIO MARQUES DE OLIVEIRA</text:p>
          </table:table-cell>
          <table:table-cell table:style-name="ce2" office:value-type="string" calcext:value-type="string">
            <text:p>C; CLIPPER</text:p>
          </table:table-cell>
          <table:table-cell table:style-name="ce2" office:value-type="string" calcext:value-type="string">
            <text:p>EC-01; EC-04; FN-03; FN-04; FN-05</text:p>
          </table:table-cell>
          <table:table-cell table:style-name="ce2" office:value-type="string" calcext:value-type="string">
            <text:p>AP-01; AP-02; AP-03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3005730" calcext:value-type="float">
            <text:p>93005730</text:p>
          </table:table-cell>
          <table:table-cell table:style-name="ce2" office:value-type="string" calcext:value-type="string">
            <text:p>DEBCRED</text:p>
          </table:table-cell>
          <table:table-cell table:number-columns-repeated="2" table:style-name="ce2" office:value-type="string" calcext:value-type="string">
            <text:p>EMMANOEL MILTON VARGA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AD-01; AD-05; AD-11; FN-06</text:p>
          </table:table-cell>
          <table:table-cell table:style-name="ce2" office:value-type="string" calcext:value-type="string">
            <text:p>AP-05; AT-02; GI-01; GI-07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3006057" calcext:value-type="float">
            <text:p>93006057</text:p>
          </table:table-cell>
          <table:table-cell table:style-name="ce2" office:value-type="string" calcext:value-type="string">
            <text:p>VISGRATER</text:p>
          </table:table-cell>
          <table:table-cell table:number-columns-repeated="2" table:style-name="ce2" office:value-type="string" calcext:value-type="string">
            <text:p>OVSANNA CHABA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D-01</text:p>
          </table:table-cell>
          <table:table-cell table:style-name="ce2" office:value-type="string" calcext:value-type="string">
            <text:p>ET-03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3006096" calcext:value-type="float">
            <text:p>93006096</text:p>
          </table:table-cell>
          <table:table-cell table:style-name="ce2" office:value-type="string" calcext:value-type="string">
            <text:p>BIBLIOTECA GEOSPHERA DE CARACTERES</text:p>
          </table:table-cell>
          <table:table-cell table:style-name="ce2" office:value-type="string" calcext:value-type="string">
            <text:p>GEOSPHERA CONSULTORIA E TECNOLOGIA EM GEOPROCESSAMENTO LTDA - ME</text:p>
          </table:table-cell>
          <table:table-cell table:style-name="ce2" office:value-type="string" calcext:value-type="string">
            <text:p>OTAVIO AUGUSTO BONI LICHT</text:p>
          </table:table-cell>
          <table:table-cell table:style-name="ce2" office:value-type="string" calcext:value-type="string">
            <text:p>EDITOR TEXTO</text:p>
          </table:table-cell>
          <table:table-cell table:style-name="ce2" office:value-type="string" calcext:value-type="string">
            <text:p>CO-04</text:p>
          </table:table-cell>
          <table:table-cell table:style-name="ce2" office:value-type="string" calcext:value-type="string">
            <text:p>DS-05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3006134" calcext:value-type="float">
            <text:p>93006134</text:p>
          </table:table-cell>
          <table:table-cell table:style-name="ce2" office:value-type="string" calcext:value-type="string">
            <text:p>MS-8000 SISTEMA CONTROLE PATRIMONIAL</text:p>
          </table:table-cell>
          <table:table-cell table:style-name="ce2" office:value-type="string" calcext:value-type="string">
            <text:p>METHODUS SISTEMAS DE INFORMAÇÃO LTDA.</text:p>
          </table:table-cell>
          <table:table-cell table:style-name="ce2" office:value-type="string" calcext:value-type="string">
            <text:p>JOSÉ LUIZ ZATTI</text:p>
          </table:table-cell>
          <table:table-cell table:style-name="ce2" office:value-type="string" calcext:value-type="string">
            <text:p>COBOL</text:p>
          </table:table-cell>
          <table:table-cell table:style-name="ce2" office:value-type="string" calcext:value-type="string">
            <text:p>AD-01; AD-04; AD-05; AD-09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3006262" calcext:value-type="float">
            <text:p>93006262</text:p>
          </table:table-cell>
          <table:table-cell table:style-name="ce2" office:value-type="string" calcext:value-type="string">
            <text:p>PLACOM</text:p>
          </table:table-cell>
          <table:table-cell table:number-columns-repeated="2" table:style-name="ce2" office:value-type="string" calcext:value-type="string">
            <text:p>FRANKLIN VIANNA FONTES</text:p>
          </table:table-cell>
          <table:table-cell table:style-name="ce2" office:value-type="string" calcext:value-type="string">
            <text:p>ASSEMBLER; CLIPPER; TURBO BASIC</text:p>
          </table:table-cell>
          <table:table-cell table:style-name="ce2" office:value-type="string" calcext:value-type="string">
            <text:p>AD-08; IF-01; IN-05; SV-01; TB-01</text:p>
          </table:table-cell>
          <table:table-cell table:style-name="ce2" office:value-type="string" calcext:value-type="string">
            <text:p>AT-05; AV-01; DS-07; GI-01; IA-02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12709-6</text:p>
          </table:table-cell>
          <table:table-cell table:style-name="ce2" office:value-type="string" calcext:value-type="string">
            <text:p>GRIAULE DESKTOP LOGIN</text:p>
          </table:table-cell>
          <table:table-cell table:style-name="ce2" office:value-type="string" calcext:value-type="string">
            <text:p>GRIAULE S/A.</text:p>
          </table:table-cell>
          <table:table-cell table:style-name="ce2" office:value-type="string" calcext:value-type="string">
            <text:p>IRON CALIL DAHER</text:p>
          </table:table-cell>
          <table:table-cell table:style-name="ce2" office:value-type="string" calcext:value-type="string">
            <text:p>C; C++</text:p>
          </table:table-cell>
          <table:table-cell table:style-name="ce2" office:value-type="string" calcext:value-type="string">
            <text:p>IN-02</text:p>
          </table:table-cell>
          <table:table-cell table:style-name="ce2" office:value-type="string" calcext:value-type="string">
            <text:p>AP-01; PD-01; PD-05; TC-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12710-5</text:p>
          </table:table-cell>
          <table:table-cell table:style-name="ce2" office:value-type="string" calcext:value-type="string">
            <text:p>GRIAULE REX IDENTITY</text:p>
          </table:table-cell>
          <table:table-cell table:style-name="ce2" office:value-type="string" calcext:value-type="string">
            <text:p>GRIAULE S/A.</text:p>
          </table:table-cell>
          <table:table-cell table:style-name="ce2" office:value-type="string" calcext:value-type="string">
            <text:p>IRON CALIL DAHER</text:p>
          </table:table-cell>
          <table:table-cell table:style-name="ce2" office:value-type="string" calcext:value-type="string">
            <text:p>VB6</text:p>
          </table:table-cell>
          <table:table-cell table:style-name="ce2" office:value-type="string" calcext:value-type="string">
            <text:p>IN-02</text:p>
          </table:table-cell>
          <table:table-cell table:style-name="ce2" office:value-type="string" calcext:value-type="string">
            <text:p>AP-01; PD-01; PD-05; TC-0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12711-0</text:p>
          </table:table-cell>
          <table:table-cell table:style-name="ce2" office:value-type="string" calcext:value-type="string">
            <text:p>GRIAULE AGINCOURT</text:p>
          </table:table-cell>
          <table:table-cell table:style-name="ce2" office:value-type="string" calcext:value-type="string">
            <text:p>GRIAULE S/A.</text:p>
          </table:table-cell>
          <table:table-cell table:style-name="ce2" office:value-type="string" calcext:value-type="string">
            <text:p>IRON CALIL DAHER</text:p>
          </table:table-cell>
          <table:table-cell table:style-name="ce2" office:value-type="string" calcext:value-type="string">
            <text:p>C; C#; C++</text:p>
          </table:table-cell>
          <table:table-cell table:style-name="ce2" office:value-type="string" calcext:value-type="string">
            <text:p>IN-02</text:p>
          </table:table-cell>
          <table:table-cell table:style-name="ce2" office:value-type="string" calcext:value-type="string">
            <text:p>AP-01; IA-01; TC-01; TC-03; TC-0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12716-3</text:p>
          </table:table-cell>
          <table:table-cell table:style-name="ce2" office:value-type="string" calcext:value-type="string">
            <text:p>GRIAULE DESKTOP IDENTITY</text:p>
          </table:table-cell>
          <table:table-cell table:style-name="ce2" office:value-type="string" calcext:value-type="string">
            <text:p>GRIAULE S/A.</text:p>
          </table:table-cell>
          <table:table-cell table:style-name="ce2" office:value-type="string" calcext:value-type="string">
            <text:p>IRON CALIL DAHER</text:p>
          </table:table-cell>
          <table:table-cell table:style-name="ce2" office:value-type="string" calcext:value-type="string">
            <text:p>VB6</text:p>
          </table:table-cell>
          <table:table-cell table:style-name="ce2" office:value-type="string" calcext:value-type="string">
            <text:p>IN-02</text:p>
          </table:table-cell>
          <table:table-cell table:style-name="ce2" office:value-type="string" calcext:value-type="string">
            <text:p>AP-01; PD-01; PD-05; TC-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12719-2</text:p>
          </table:table-cell>
          <table:table-cell table:style-name="ce2" office:value-type="string" calcext:value-type="string">
            <text:p>GRIAULE BIOMETRIC FRAMEWORK</text:p>
          </table:table-cell>
          <table:table-cell table:style-name="ce2" office:value-type="string" calcext:value-type="string">
            <text:p>GRIAULE S/A.</text:p>
          </table:table-cell>
          <table:table-cell table:style-name="ce2" office:value-type="string" calcext:value-type="string">
            <text:p>IRON CALIL DAHER</text:p>
          </table:table-cell>
          <table:table-cell table:style-name="ce2" office:value-type="string" calcext:value-type="string">
            <text:p>C#; C/C++; JAVA; VB.NET</text:p>
          </table:table-cell>
          <table:table-cell table:style-name="ce2" office:value-type="string" calcext:value-type="string">
            <text:p>IN-02</text:p>
          </table:table-cell>
          <table:table-cell table:style-name="ce2" office:value-type="string" calcext:value-type="string">
            <text:p>DS-05; PD-01; TC-0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12721-3</text:p>
          </table:table-cell>
          <table:table-cell table:style-name="ce2" office:value-type="string" calcext:value-type="string">
            <text:p>GRIAULE FORENSIC FINGERPRINT SOFTWARE</text:p>
          </table:table-cell>
          <table:table-cell table:style-name="ce2" office:value-type="string" calcext:value-type="string">
            <text:p>GRIAULE S/A.</text:p>
          </table:table-cell>
          <table:table-cell table:style-name="ce2" office:value-type="string" calcext:value-type="string">
            <text:p>IRON CALIL DAHER</text:p>
          </table:table-cell>
          <table:table-cell table:style-name="ce2" office:value-type="string" calcext:value-type="string">
            <text:p>C#; C/C++</text:p>
          </table:table-cell>
          <table:table-cell table:style-name="ce2" office:value-type="string" calcext:value-type="string">
            <text:p>IN-02</text:p>
          </table:table-cell>
          <table:table-cell table:style-name="ce2" office:value-type="string" calcext:value-type="string">
            <text:p>AP-01; PD-01; TC-01; TC-03; TC-0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12727-1</text:p>
          </table:table-cell>
          <table:table-cell table:style-name="ce2" office:value-type="string" calcext:value-type="string">
            <text:p>GRIAULE FINGERPRINT SDK</text:p>
          </table:table-cell>
          <table:table-cell table:style-name="ce2" office:value-type="string" calcext:value-type="string">
            <text:p>GRIAULE S/A.</text:p>
          </table:table-cell>
          <table:table-cell table:style-name="ce2" office:value-type="string" calcext:value-type="string">
            <text:p>IRON CALIL DAHER</text:p>
          </table:table-cell>
          <table:table-cell table:style-name="ce2" office:value-type="string" calcext:value-type="string">
            <text:p>C#; C++.NET; C/C++; C/C++; C/C++; DELPHI; JAVA; VB.NET; VB6; VISUAL FOX PRO</text:p>
          </table:table-cell>
          <table:table-cell table:style-name="ce2" office:value-type="string" calcext:value-type="string">
            <text:p>IN-02</text:p>
          </table:table-cell>
          <table:table-cell table:style-name="ce2" office:value-type="string" calcext:value-type="string">
            <text:p>DS-05; TC-03; TC-0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12745-3</text:p>
          </table:table-cell>
          <table:table-cell table:style-name="ce2" office:value-type="string" calcext:value-type="string">
            <text:p>GRIAULE BIOMETRIC NETWORK LOGON</text:p>
          </table:table-cell>
          <table:table-cell table:style-name="ce2" office:value-type="string" calcext:value-type="string">
            <text:p>GRIAULE S/A.</text:p>
          </table:table-cell>
          <table:table-cell table:style-name="ce2" office:value-type="string" calcext:value-type="string">
            <text:p>IRON CALIL DAHER</text:p>
          </table:table-cell>
          <table:table-cell table:style-name="ce2" office:value-type="string" calcext:value-type="string">
            <text:p>C/C++</text:p>
          </table:table-cell>
          <table:table-cell table:style-name="ce2" office:value-type="string" calcext:value-type="string">
            <text:p>IN-02</text:p>
          </table:table-cell>
          <table:table-cell table:style-name="ce2" office:value-type="string" calcext:value-type="string">
            <text:p>AP-01; PD-01; PD-05; TC-0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35-8</text:p>
          </table:table-cell>
          <table:table-cell table:style-name="ce2" office:value-type="string" calcext:value-type="string">
            <text:p>SpES (Spasticity Evaluation System)</text:p>
          </table:table-cell>
          <table:table-cell table:style-name="ce2" office:value-type="string" calcext:value-type="string">
            <text:p>UNIVERSIDADE FEDERAL DE UBERLÂNDIA</text:p>
          </table:table-cell>
          <table:table-cell table:style-name="ce2" office:value-type="string" calcext:value-type="string">
            <text:p>ANDRESSA RASTRELO REZENDE; CAMILLE MARQUES ALVES; EDUARDO LÁZARO MARTINS NAVES; ISABELA ALVES MARQUES</text:p>
          </table:table-cell>
          <table:table-cell table:style-name="ce2" office:value-type="string" calcext:value-type="string">
            <text:p>C#; C++; MATLAB</text:p>
          </table:table-cell>
          <table:table-cell table:style-name="ce2" office:value-type="string" calcext:value-type="string">
            <text:p>SD-06; SD-09</text:p>
          </table:table-cell>
          <table:table-cell table:style-name="ce2" office:value-type="string" calcext:value-type="string">
            <text:p>CD-04; IT-03; TC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9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36-6</text:p>
          </table:table-cell>
          <table:table-cell table:style-name="ce2" office:value-type="string" calcext:value-type="string">
            <text:p>DeglutFono</text:p>
          </table:table-cell>
          <table:table-cell table:style-name="ce2" office:value-type="string" calcext:value-type="string">
            <text:p>FUNDAÇÃO UNIVERSIDADE DE PASSO FUNDO</text:p>
          </table:table-cell>
          <table:table-cell table:style-name="ce2" office:value-type="string" calcext:value-type="string">
            <text:p>ANA CAROLINA BERTOLETTI DE MARCHI; CLAYTON MAGALHÃES; LUCIANA GROLLI ARDENGHI</text:p>
          </table:table-cell>
          <table:table-cell table:style-name="ce2" office:value-type="string" calcext:value-type="string">
            <text:p>JAVA SCRIPT; PHP; SQL</text:p>
          </table:table-cell>
          <table:table-cell table:style-name="ce2" office:value-type="string" calcext:value-type="string">
            <text:p>SD-06</text:p>
          </table:table-cell>
          <table:table-cell table:style-name="ce2" office:value-type="string" calcext:value-type="string">
            <text:p>DS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37-4</text:p>
          </table:table-cell>
          <table:table-cell table:style-name="ce2" office:value-type="string" calcext:value-type="string">
            <text:p>Diabetic Foot Screaning</text:p>
          </table:table-cell>
          <table:table-cell table:style-name="ce2" office:value-type="string" calcext:value-type="string">
            <text:p>UNIVERSIDADE FEDERAL DE LAVRAS</text:p>
          </table:table-cell>
          <table:table-cell table:style-name="ce2" office:value-type="string" calcext:value-type="string">
            <text:p>ANA CLÁUDIA BARBOSA HONÓRIO FERREIRA; DANTON DIEGO FERREIRA; IGOR CARVALHO DE RESENDE</text:p>
          </table:table-cell>
          <table:table-cell table:style-name="ce2" office:value-type="string" calcext:value-type="string">
            <text:p>MATLAB</text:p>
          </table:table-cell>
          <table:table-cell table:style-name="ce2" office:value-type="string" calcext:value-type="string">
            <text:p>SD-07; SD-09</text:p>
          </table:table-cell>
          <table:table-cell table:style-name="ce2" office:value-type="string" calcext:value-type="string">
            <text:p>DS-03; IA-01; IA-02; TC-0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38-2</text:p>
          </table:table-cell>
          <table:table-cell table:style-name="ce2" office:value-type="string" calcext:value-type="string">
            <text:p>D-DiSim</text:p>
          </table:table-cell>
          <table:table-cell table:style-name="ce2" office:value-type="string" calcext:value-type="string">
            <text:p>CNPEM - CENTRO NACIONAL DE PESQUISA EM ENERGIA E MATERIAIS</text:p>
          </table:table-cell>
          <table:table-cell table:style-name="ce2" office:value-type="string" calcext:value-type="string">
            <text:p>ANTONIO MARIA FRANCISCO LUIZ JOSE BONOMI; EDVALDO RODRIGO DE MORAIS; VICTOR COELHO GERALDO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EN-03; ME-01</text:p>
          </table:table-cell>
          <table:table-cell table:style-name="ce2" office:value-type="string" calcext:value-type="string">
            <text:p>TC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0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39-0</text:p>
          </table:table-cell>
          <table:table-cell table:style-name="ce2" office:value-type="string" calcext:value-type="string">
            <text:p>Sistema Obras Pará - Módulo Acompanhamento</text:p>
          </table:table-cell>
          <table:table-cell table:style-name="ce2" office:value-type="string" calcext:value-type="string">
            <text:p>EMPRESA DE TECNOLOGIA DA INFORMACAO E COMUNICACAO DO ESTADO DO PARA - PRODEPA</text:p>
          </table:table-cell>
          <table:table-cell table:style-name="ce2" office:value-type="string" calcext:value-type="string">
            <text:p>ANDERSON SILVA DE OLIVEIRA GÓES; ANTONIO MARCOS FERREIRA DE SOUZA; FLÁVIO RODRIGO CÂMARA ALVES; LEONARDO PINHEIRO ALVES; LORENNA GÓES DE QUEIROZ PAES; LUIZ GUILHERME FERREIRA CRUZ; MARCELO RODRIGUES SUNDIN; ODLANIGER LOURENCO DAMACENO MONTEIRO; PHELIPE AUGUSTO SIMÕES BITAR; RAFAEL SANTOS DOS REIS; THEO CARLOS FLEXA RIBEIRO PIRES; YURI ALVES BRASIL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AD-02; AD-04; CC-04</text:p>
          </table:table-cell>
          <table:table-cell table:style-name="ce2" office:value-type="string" calcext:value-type="string">
            <text:p>AP-02; AP-03; AP-04; AP-05; GI-04; GI-06; SO-05; UT-0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2"/>
        </table:table-row>
        <table:table-row table:style-name="ro9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40-4</text:p>
          </table:table-cell>
          <table:table-cell table:style-name="ce2" office:value-type="string" calcext:value-type="string">
            <text:p>App Profissões UEM</text:p>
          </table:table-cell>
          <table:table-cell table:style-name="ce2" office:value-type="string" calcext:value-type="string">
            <text:p>UNIVERSIDADE ESTADUAL DE MARINGÁ</text:p>
          </table:table-cell>
          <table:table-cell table:style-name="ce2" office:value-type="string" calcext:value-type="string">
            <text:p>ANDRÉ LUÍS SCARATE; GIANCARLO LUCCA; PAULO SÉRGIO DAS CHAGA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ED-01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41-2</text:p>
          </table:table-cell>
          <table:table-cell table:style-name="ce2" office:value-type="string" calcext:value-type="string">
            <text:p>GeoSocial</text:p>
          </table:table-cell>
          <table:table-cell table:style-name="ce2" office:value-type="string" calcext:value-type="string">
            <text:p>UNIVERSIDADE DO VALE DO RIO DOS SINOS - UNISINOS</text:p>
          </table:table-cell>
          <table:table-cell table:style-name="ce2" office:value-type="string" calcext:value-type="string">
            <text:p>MARTA BECKER VILLAMIL; RICHARD MATEUS ALTMAYER</text:p>
          </table:table-cell>
          <table:table-cell table:style-name="ce2" office:value-type="string" calcext:value-type="string">
            <text:p>CSS; HTML; JAVA; JAVA SCRIPT</text:p>
          </table:table-cell>
          <table:table-cell table:style-name="ce2" office:value-type="string" calcext:value-type="string">
            <text:p>IF-07</text:p>
          </table:table-cell>
          <table:table-cell table:style-name="ce2" office:value-type="string" calcext:value-type="string">
            <text:p>DS-0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42-0</text:p>
          </table:table-cell>
          <table:table-cell table:style-name="ce2" office:value-type="string" calcext:value-type="string">
            <text:p>Sistema GamiProM</text:p>
          </table:table-cell>
          <table:table-cell table:style-name="ce2" office:value-type="string" calcext:value-type="string">
            <text:p>UNIVERSIDADE DO VALE DO RIO DOS SINOS - UNISINOS</text:p>
          </table:table-cell>
          <table:table-cell table:style-name="ce2" office:value-type="string" calcext:value-type="string">
            <text:p>JORGE LUIS VICTÓRIA BARBOSA; LEONARDO DALMINA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F-01; IF-02; IF-10</text:p>
          </table:table-cell>
          <table:table-cell table:style-name="ce2" office:value-type="string" calcext:value-type="string">
            <text:p>DS-01; DS-06; FA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43-9</text:p>
          </table:table-cell>
          <table:table-cell table:style-name="ce2" office:value-type="string" calcext:value-type="string">
            <text:p>Sistema MyUDuctor</text:p>
          </table:table-cell>
          <table:table-cell table:style-name="ce2" office:value-type="string" calcext:value-type="string">
            <text:p>UNIVERSIDADE DO VALE DO RIO DOS SINOS - UNISINOS</text:p>
          </table:table-cell>
          <table:table-cell table:style-name="ce2" office:value-type="string" calcext:value-type="string">
            <text:p>HENRIQUE DAMASCENO VIANNA; JORGE LUIS VICTÓRIA BARBOSA</text:p>
          </table:table-cell>
          <table:table-cell table:style-name="ce2" office:value-type="string" calcext:value-type="string">
            <text:p>JAVA SCRIPT; PHP; R</text:p>
          </table:table-cell>
          <table:table-cell table:style-name="ce2" office:value-type="string" calcext:value-type="string">
            <text:p>SD-01; SD-02; SD-06</text:p>
          </table:table-cell>
          <table:table-cell table:style-name="ce2" office:value-type="string" calcext:value-type="string">
            <text:p>AP-01; IA-02; TC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44-7</text:p>
          </table:table-cell>
          <table:table-cell table:style-name="ce2" office:value-type="string" calcext:value-type="string">
            <text:p>Sistema SWContext</text:p>
          </table:table-cell>
          <table:table-cell table:style-name="ce2" office:value-type="string" calcext:value-type="string">
            <text:p>UNIVERSIDADE DO VALE DO RIO DOS SINOS - UNISINOS</text:p>
          </table:table-cell>
          <table:table-cell table:style-name="ce2" office:value-type="string" calcext:value-type="string">
            <text:p>JORGE LUIS VICTÓRIA BARBOSA; KLEINNER SILVA FARIAS DE OLIVEIRA; LEANDRO FERREIRA D?AVILA</text:p>
          </table:table-cell>
          <table:table-cell table:style-name="ce2" office:value-type="string" calcext:value-type="string">
            <text:p>JAVA; MYSQL; OUTROS</text:p>
          </table:table-cell>
          <table:table-cell table:style-name="ce2" office:value-type="string" calcext:value-type="string">
            <text:p>IF-01; IF-02; IF-10</text:p>
          </table:table-cell>
          <table:table-cell table:style-name="ce2" office:value-type="string" calcext:value-type="string">
            <text:p>DS-01; DS-06; FA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45-5</text:p>
          </table:table-cell>
          <table:table-cell table:style-name="ce2" office:value-type="string" calcext:value-type="string">
            <text:p>CUIDADO PRÉ-NATAL</text:p>
          </table:table-cell>
          <table:table-cell table:style-name="ce2" office:value-type="string" calcext:value-type="string">
            <text:p>UNIVERSIDADE FEDERAL DO PIAUÍ</text:p>
          </table:table-cell>
          <table:table-cell table:style-name="ce2" office:value-type="string" calcext:value-type="string">
            <text:p>GLAYS REGE DANTAS LIMA PIRES; MALVINA THAÍS PACHECO RODRIGU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D-01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46-3</text:p>
          </table:table-cell>
          <table:table-cell table:style-name="ce2" office:value-type="string" calcext:value-type="string">
            <text:p>pacote R para acessar projeções de mudanças climáticas em alta resolução para a América do Sul e Central usando o modelo Eta</text:p>
          </table:table-cell>
          <table:table-cell table:style-name="ce2" office:value-type="string" calcext:value-type="string">
            <text:p>FUNDAÇÃO UNIVERSIDADE DE PASSO FUNDO</text:p>
          </table:table-cell>
          <table:table-cell table:style-name="ce2" office:value-type="string" calcext:value-type="string">
            <text:p>ANGELA MAZZONETTO; CARLOS AMARAL HÖLBIG; JOSÉ MAURÍCIO CUNHA FERNANDES; MARINA DEZORDI LOPES; WILLINGTHON PAVA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E-03</text:p>
          </table:table-cell>
          <table:table-cell table:style-name="ce2" office:value-type="string" calcext:value-type="string">
            <text:p>TC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48-0</text:p>
          </table:table-cell>
          <table:table-cell table:style-name="ce2" office:value-type="string" calcext:value-type="string">
            <text:p>IFML WEB TESTING TOOL</text:p>
          </table:table-cell>
          <table:table-cell table:style-name="ce2" office:value-type="string" calcext:value-type="string">
            <text:p>THIAGO CARVALHO DE SOUSA</text:p>
          </table:table-cell>
          <table:table-cell table:style-name="ce2" office:value-type="string" calcext:value-type="string">
            <text:p>CARLOS GIOVANNI NUNES DE CARVALHO; CONSTANTINO AUGUSTO DIAS NETO; RENATO FELIX DA SILVA SOUZA; THIAGO CARVALHO DE SOUSA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N-02</text:p>
          </table:table-cell>
          <table:table-cell table:style-name="ce2" office:value-type="string" calcext:value-type="string">
            <text:p>DS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49-8</text:p>
          </table:table-cell>
          <table:table-cell table:style-name="ce2" office:value-type="string" calcext:value-type="string">
            <text:p>Interface de gerenciamento, armazenamento e controle para sistemas de irrigação</text:p>
          </table:table-cell>
          <table:table-cell table:style-name="ce2" office:value-type="string" calcext:value-type="string">
            <text:p>INSTITUTO FEDERAL DE EDUCAÇÃO, CIÊNCIA E TECNOLOGIA GOIANO</text:p>
          </table:table-cell>
          <table:table-cell table:style-name="ce2" office:value-type="string" calcext:value-type="string">
            <text:p>FREDERICO ANTONIO LOUREIRO SOARES; JHONATAS CORREIA DOS SANTOS MORAES; JULIANA NOGUEIRA GUIMARÃES; LEONARDO NAZÁRIO SILVA DOS SANTOS; MARCONI BATISTA TEIXEIRA; MAYKOW DA SILVA MENEZES</text:p>
          </table:table-cell>
          <table:table-cell table:style-name="ce2" office:value-type="string" calcext:value-type="string">
            <text:p>CSS; HTML; JAVA SCRIPT; JQUERY; MYSQL; PHP</text:p>
          </table:table-cell>
          <table:table-cell table:style-name="ce2" office:value-type="string" calcext:value-type="string">
            <text:p>AG-06</text:p>
          </table:table-cell>
          <table:table-cell table:style-name="ce2" office:value-type="string" calcext:value-type="string">
            <text:p>SO-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50-1</text:p>
          </table:table-cell>
          <table:table-cell table:style-name="ce2" office:value-type="string" calcext:value-type="string">
            <text:p>Software para controle e gerenciamento de sistemas hidráulicos de irrigação paisagística</text:p>
          </table:table-cell>
          <table:table-cell table:style-name="ce2" office:value-type="string" calcext:value-type="string">
            <text:p>INSTITUTO FEDERAL DE EDUCAÇÃO, CIÊNCIA E TECNOLOGIA GOIANO</text:p>
          </table:table-cell>
          <table:table-cell table:style-name="ce2" office:value-type="string" calcext:value-type="string">
            <text:p>FREDERICO ANTONIO LOUREIRO SOARES; JHONATAS CORREIA DOS SANTOS MORAES; JULIANA NOGUEIRA GUIMARÃES; LEONARDO NAZÁRIO SILVA DOS SANTOS; MARCONI BATISTA TEIXEIRA; MAYKOW DA SILVA MENEZES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AG-06</text:p>
          </table:table-cell>
          <table:table-cell table:style-name="ce2" office:value-type="string" calcext:value-type="string">
            <text:p>AT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51-0</text:p>
          </table:table-cell>
          <table:table-cell table:style-name="ce2" office:value-type="string" calcext:value-type="string">
            <text:p>Clean-alignment</text:p>
          </table:table-cell>
          <table:table-cell table:style-name="ce2" office:value-type="string" calcext:value-type="string">
            <text:p>UNIVERSIDADE FEDERAL DE PELOTAS</text:p>
          </table:table-cell>
          <table:table-cell table:style-name="ce2" office:value-type="string" calcext:value-type="string">
            <text:p>FREDERICO SCHMITT KREMER; LUCIANO DA SILVA PINTO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BL-02; BL-04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4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52-8</text:p>
          </table:table-cell>
          <table:table-cell table:style-name="ce2" office:value-type="string" calcext:value-type="string">
            <text:p>Web Service CDA WS</text:p>
          </table:table-cell>
          <table:table-cell table:style-name="ce2" office:value-type="string" calcext:value-type="string">
            <text:p>EMPRESA DE TECNOLOGIA DA INFORMACAO E COMUNICACAO DO ESTADO DO PARA - PRODEPA</text:p>
          </table:table-cell>
          <table:table-cell table:style-name="ce2" office:value-type="string" calcext:value-type="string">
            <text:p>ADRIANA NUNES TELES XISTO; CRISTINA DE CÁSSIA FONSECA DA SILVA; EVANDRO CARLOS DE MORAES PAES; ODLANIGER LOURENCO DAMACENO MONTEIRO; RENATA WARISS MONTEIRO; TATIANE BOTELHO BORGES; THEO CARLOS FLEXA RIBEIRO PIRES; THIAGO FERNANDES SO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AD-04</text:p>
          </table:table-cell>
          <table:table-cell table:style-name="ce2" office:value-type="string" calcext:value-type="string">
            <text:p>AP-03; AT-01; CD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2"/>
        </table:table-row>
        <table:table-row table:style-name="ro9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53-6</text:p>
          </table:table-cell>
          <table:table-cell table:style-name="ce2" office:value-type="string" calcext:value-type="string">
            <text:p>Software para construção de modelos teóricos de derivados de ciclodextrina e avaliação de suas interações intermoleculares com moléculas bioativas</text:p>
          </table:table-cell>
          <table:table-cell table:number-columns-repeated="2" table:style-name="ce2" office:value-type="string" calcext:value-type="string">
            <text:p>MARCELO MONTENEGRO RABELLO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CO-02; FQ-14; FQ-16; IN-02</text:p>
          </table:table-cell>
          <table:table-cell table:style-name="ce2" office:value-type="string" calcext:value-type="string">
            <text:p>AP-02; AT-01; CT-02; SM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54-4</text:p>
          </table:table-cell>
          <table:table-cell table:style-name="ce2" office:value-type="string" calcext:value-type="string">
            <text:p>BreatheAndGo</text:p>
          </table:table-cell>
          <table:table-cell table:style-name="ce2" office:value-type="string" calcext:value-type="string">
            <text:p>UNIVERSIDADE TECNOLOGICA FEDERAL DO PARANA</text:p>
          </table:table-cell>
          <table:table-cell table:style-name="ce2" office:value-type="string" calcext:value-type="string">
            <text:p>MICHEL ALBONICO; PAULO JÚNIOR VARELA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F-10</text:p>
          </table:table-cell>
          <table:table-cell table:style-name="ce2" office:value-type="string" calcext:value-type="string">
            <text:p>FA-0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8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55-2</text:p>
          </table:table-cell>
          <table:table-cell table:style-name="ce2" office:value-type="string" calcext:value-type="string">
            <text:p>EEGChec - Averiguação de Similaridade em Imagens de EG</text:p>
          </table:table-cell>
          <table:table-cell table:style-name="ce2" office:value-type="string" calcext:value-type="string">
            <text:p>INSTITUTO FEDERAL DE EDUCAÇÃO , CIÊNCIA E TECNOLOGIA DO PIAUÍ-IFPI; UNIVERSIDADE FEDERAL DO PIAUÍ</text:p>
          </table:table-cell>
          <table:table-cell table:style-name="ce2" office:value-type="string" calcext:value-type="string">
            <text:p>FRANCISCO GERSON AMORIM DE MENESES; GILDÁRIO DIAS LIMA; IRIS JORDANIA LUZ MOURA; SILMAR SILVA TEIXEIRA</text:p>
          </table:table-cell>
          <table:table-cell table:style-name="ce2" office:value-type="string" calcext:value-type="string">
            <text:p>HTML; PHP; PYTHON</text:p>
          </table:table-cell>
          <table:table-cell table:style-name="ce2" office:value-type="string" calcext:value-type="string">
            <text:p>SD-01; SD-03; SD-07</text:p>
          </table:table-cell>
          <table:table-cell table:style-name="ce2" office:value-type="string" calcext:value-type="string">
            <text:p>IT-02; TC-03; TC-0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56-0</text:p>
          </table:table-cell>
          <table:table-cell table:style-name="ce2" office:value-type="string" calcext:value-type="string">
            <text:p>MyResquestFirst</text:p>
          </table:table-cell>
          <table:table-cell table:style-name="ce2" office:value-type="string" calcext:value-type="string">
            <text:p>UNIVERSIDADE TECNOLOGICA FEDERAL DO PARANA</text:p>
          </table:table-cell>
          <table:table-cell table:style-name="ce2" office:value-type="string" calcext:value-type="string">
            <text:p>MICHEL ALBONICO; PAULO JÚNIOR VARELA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F-10</text:p>
          </table:table-cell>
          <table:table-cell table:style-name="ce2" office:value-type="string" calcext:value-type="string">
            <text:p>AT-0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57-9</text:p>
          </table:table-cell>
          <table:table-cell table:style-name="ce2" office:value-type="string" calcext:value-type="string">
            <text:p>HDFSClient</text:p>
          </table:table-cell>
          <table:table-cell table:style-name="ce2" office:value-type="string" calcext:value-type="string">
            <text:p>UNIVERSIDADE TECNOLOGICA FEDERAL DO PARANA</text:p>
          </table:table-cell>
          <table:table-cell table:style-name="ce2" office:value-type="string" calcext:value-type="string">
            <text:p>MICHEL ALBONICO; PAULO JÚNIOR VARELA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F-10</text:p>
          </table:table-cell>
          <table:table-cell table:style-name="ce2" office:value-type="string" calcext:value-type="string">
            <text:p>GI-0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58-7</text:p>
          </table:table-cell>
          <table:table-cell table:style-name="ce2" office:value-type="string" calcext:value-type="string">
            <text:p>Recuperação Digital</text:p>
          </table:table-cell>
          <table:table-cell table:style-name="ce2" office:value-type="string" calcext:value-type="string">
            <text:p>EUCLIDES RIBEIRO ADVOGADOS ASSOCIADOS; EUCLIDES RIBEIRO DA SILVA JUNIOR</text:p>
          </table:table-cell>
          <table:table-cell table:style-name="ce2" office:value-type="string" calcext:value-type="string">
            <text:p>EUCLIDES RIBEIRO JUNIOR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FN-05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59-5</text:p>
          </table:table-cell>
          <table:table-cell table:style-name="ce2" office:value-type="string" calcext:value-type="string">
            <text:p>Extractun</text:p>
          </table:table-cell>
          <table:table-cell table:style-name="ce2" office:value-type="string" calcext:value-type="string">
            <text:p>UNIVERSIDADE TECNOLOGICA FEDERAL DO PARANA</text:p>
          </table:table-cell>
          <table:table-cell table:style-name="ce2" office:value-type="string" calcext:value-type="string">
            <text:p>MICHEL ALBONICO; PAULO JÚNIOR VARELA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O-03</text:p>
          </table:table-cell>
          <table:table-cell table:style-name="ce2" office:value-type="string" calcext:value-type="string">
            <text:p>IA-0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60-9</text:p>
          </table:table-cell>
          <table:table-cell table:style-name="ce2" office:value-type="string" calcext:value-type="string">
            <text:p>SAMUV - APLICATIVO MÓVEL SOBRE ACIDENTES COM MÚLTIPLAS VÍTIMAS</text:p>
          </table:table-cell>
          <table:table-cell table:style-name="ce2" office:value-type="string" calcext:value-type="string">
            <text:p>UNIVERSIDADE ESTADUAL DO OESTE DO PARANÁ; UNIVERSIDADE FEDERAL DA INTEGRAÇÃO LATINO-AMERICANA - UNILA</text:p>
          </table:table-cell>
          <table:table-cell table:style-name="ce2" office:value-type="string" calcext:value-type="string">
            <text:p>ADRIANA ZILLY; CLODIS BOSCARIOLI; FÁBIO JUNIOR MARTINS; LUCIANA MARA MONTI FONSECA; REINALDO ANTONIO DA SILVA SOBRINHO; WESLEY MARTINS</text:p>
          </table:table-cell>
          <table:table-cell table:style-name="ce2" office:value-type="string" calcext:value-type="string">
            <text:p>HTML; XHTML</text:p>
          </table:table-cell>
          <table:table-cell table:style-name="ce2" office:value-type="string" calcext:value-type="string">
            <text:p>SD-01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4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61-7</text:p>
          </table:table-cell>
          <table:table-cell table:style-name="ce2" office:value-type="string" calcext:value-type="string">
            <text:p>Avaliação de Desempenho</text:p>
          </table:table-cell>
          <table:table-cell table:style-name="ce2" office:value-type="string" calcext:value-type="string">
            <text:p>EMPRESA DE TECNOLOGIA DA INFORMACAO E COMUNICACAO DO ESTADO DO PARA - PRODEPA</text:p>
          </table:table-cell>
          <table:table-cell table:style-name="ce2" office:value-type="string" calcext:value-type="string">
            <text:p>ADRIANA NUNES TELES XISTO; ALAN MICHEL CORDEIRO AMARAL; ANTÔNIO RODRIGUES DE CASTRO JÚNIOR; EVANDRO CARLOS DE MORAES PAES; JOSÉ AUGUSTO DA SILVA FERNANDES; MASAO IIDA; ODLANIGER LOURENCO DAMACENO MONTEIRO; RENATA WARISS MONTEIRO; THEO CARLOS FLEXA RIBEIRO PI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AD-02</text:p>
          </table:table-cell>
          <table:table-cell table:style-name="ce2" office:value-type="string" calcext:value-type="string">
            <text:p>AP-02; AP-03; AV-0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2"/>
        </table:table-row>
        <table:table-row table:style-name="ro16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62-5</text:p>
          </table:table-cell>
          <table:table-cell table:style-name="ce2" office:value-type="string" calcext:value-type="string">
            <text:p>Sistema de Gestão do Programa Cheque Moradia do Pará</text:p>
          </table:table-cell>
          <table:table-cell table:style-name="ce2" office:value-type="string" calcext:value-type="string">
            <text:p>EMPRESA DE TECNOLOGIA DA INFORMACAO E COMUNICACAO DO ESTADO DO PARA - PRODEPA</text:p>
          </table:table-cell>
          <table:table-cell table:style-name="ce2" office:value-type="string" calcext:value-type="string">
            <text:p>ADRIANA NUNES TELES XISTO; CLÓVIS MACHADO DE SOUZA FILHO; CRISTINA DE CÁSSIA FONSECA DA SILVA; EVANDRO CARLOS DE MORAES PAES; HARLEY OLIVEIRA DE ABREU; JOSÉ AUGUSTO DA SILVA FERNANDES; MARCOS VENÍCIOS CONCEIÇÃO DE ARAÚJO; MASAO IIDA; ODLANIGER LOURENCO DAMACENO MONTEIRO; THEO CARLOS FLEXA RIBEIRO PI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AD-01; AN-01; AN-02</text:p>
          </table:table-cell>
          <table:table-cell table:style-name="ce2" office:value-type="string" calcext:value-type="string">
            <text:p>AP-02; AP-03; AP-04; AT-01; AT-06; GI-06; SO-0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63-3</text:p>
          </table:table-cell>
          <table:table-cell table:style-name="ce2" office:value-type="string" calcext:value-type="string">
            <text:p>Vetoriun</text:p>
          </table:table-cell>
          <table:table-cell table:style-name="ce2" office:value-type="string" calcext:value-type="string">
            <text:p>UNIVERSIDADE TECNOLOGICA FEDERAL DO PARANA</text:p>
          </table:table-cell>
          <table:table-cell table:style-name="ce2" office:value-type="string" calcext:value-type="string">
            <text:p>MICHEL ALBONICO; PAULO JÚNIOR VARELA</text:p>
          </table:table-cell>
          <table:table-cell table:style-name="ce2" office:value-type="string" calcext:value-type="string">
            <text:p>VISUAL BASIC</text:p>
          </table:table-cell>
          <table:table-cell table:style-name="ce2" office:value-type="string" calcext:value-type="string">
            <text:p>CO-03</text:p>
          </table:table-cell>
          <table:table-cell table:style-name="ce2" office:value-type="string" calcext:value-type="string">
            <text:p>IA-0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64-1</text:p>
          </table:table-cell>
          <table:table-cell table:style-name="ce2" office:value-type="string" calcext:value-type="string">
            <text:p>Interação.TV</text:p>
          </table:table-cell>
          <table:table-cell table:style-name="ce2" office:value-type="string" calcext:value-type="string">
            <text:p>INSTITUTO FEDERAL DE EDUCAÇÃO, CIÊNCIA E TECNOLOGIA DO RIO GRANDE DO NORTE</text:p>
          </table:table-cell>
          <table:table-cell table:style-name="ce2" office:value-type="string" calcext:value-type="string">
            <text:p>BRUNO AUGUSTO FERREIRA VITORINO; MAX MILER DA SILVEIRA; MOISÉS CIRILO DE BRITO SOUTO; PAULO DE OLIVEIRA LÚCIO TAVARES</text:p>
          </table:table-cell>
          <table:table-cell table:style-name="ce2" office:value-type="string" calcext:value-type="string">
            <text:p>JAVA SCRIPT; RUBY</text:p>
          </table:table-cell>
          <table:table-cell table:style-name="ce2" office:value-type="string" calcext:value-type="string">
            <text:p>IF-02; IF-07; IF-10</text:p>
          </table:table-cell>
          <table:table-cell table:style-name="ce2" office:value-type="string" calcext:value-type="string">
            <text:p>ET-01; FA-01; GI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8">
          <table:table-cell table:style-name="ce2" office:value-type="float" office:value="46" calcext:value-type="float">
            <text:p>46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66-8</text:p>
          </table:table-cell>
          <table:table-cell table:style-name="ce2" office:value-type="string" calcext:value-type="string">
            <text:p>SEI - SISTEMA ELETRÔNICO DE INFORMAÇÕES</text:p>
          </table:table-cell>
          <table:table-cell table:style-name="ce2" office:value-type="string" calcext:value-type="string">
            <text:p>TRIBUNAL REGIONAL FEDERAL DA 4a REGIÃO</text:p>
          </table:table-cell>
          <table:table-cell table:style-name="ce2" office:value-type="string" calcext:value-type="string">
            <text:p>MAIRON GUERRA BATHAGLINI; PATRÍCIA VALENTINA RIBEIRO SANTANNA GARCIA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AD-01; AD-02; AD-03; AD-04; AD-09; AD-11; IF-04; IF-06; IF-07</text:p>
          </table:table-cell>
          <table:table-cell table:style-name="ce2" office:value-type="string" calcext:value-type="string">
            <text:p>AP-01; AP-02; AP-03; AP-04; AT-01; AT-06; DS-07; GI-01; GI-04; GI-06; GI-07; GI-08; SO-0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67-6</text:p>
          </table:table-cell>
          <table:table-cell table:style-name="ce2" office:value-type="string" calcext:value-type="string">
            <text:p>ProtES - Protocolo de entrada e saída de procedimentos</text:p>
          </table:table-cell>
          <table:table-cell table:number-columns-repeated="2" table:style-name="ce2" office:value-type="string" calcext:value-type="string">
            <text:p>MÁRIO HENRIQUE SOUZA SO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AD-01; IF-06; SD-01</text:p>
          </table:table-cell>
          <table:table-cell table:style-name="ce2" office:value-type="string" calcext:value-type="string">
            <text:p>AT-02; GI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68-4</text:p>
          </table:table-cell>
          <table:table-cell table:style-name="ce2" office:value-type="string" calcext:value-type="string">
            <text:p>Descubra UPF</text:p>
          </table:table-cell>
          <table:table-cell table:style-name="ce2" office:value-type="string" calcext:value-type="string">
            <text:p>FUNDAÇÃO UNIVERSIDADE DE PASSO FUNDO</text:p>
          </table:table-cell>
          <table:table-cell table:style-name="ce2" office:value-type="string" calcext:value-type="string">
            <text:p>CÁSSIO GUILHERME ECKSTEIN; MARCELO TRINDADE REBONATT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F-07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69-2</text:p>
          </table:table-cell>
          <table:table-cell table:style-name="ce2" office:value-type="string" calcext:value-type="string">
            <text:p>Sequence Hunter</text:p>
          </table:table-cell>
          <table:table-cell table:style-name="ce2" office:value-type="string" calcext:value-type="string">
            <text:p>CNPEM - CENTRO NACIONAL DE PESQUISA EM ENERGIA E MATERIAIS</text:p>
          </table:table-cell>
          <table:table-cell table:style-name="ce2" office:value-type="string" calcext:value-type="string">
            <text:p>MARCIO CHAIM BAJGELMAN; PEDRO GERALDO MORELLI RODRIGUES ALVES</text:p>
          </table:table-cell>
          <table:table-cell table:style-name="ce2" office:value-type="string" calcext:value-type="string">
            <text:p>C; JAVA</text:p>
          </table:table-cell>
          <table:table-cell table:style-name="ce2" office:value-type="string" calcext:value-type="string">
            <text:p>BL-02</text:p>
          </table:table-cell>
          <table:table-cell table:style-name="ce2" office:value-type="string" calcext:value-type="string">
            <text:p>TC-0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70-6</text:p>
          </table:table-cell>
          <table:table-cell table:style-name="ce2" office:value-type="string" calcext:value-type="string">
            <text:p>Análise de Curvas de Deformação Cardíaca</text:p>
          </table:table-cell>
          <table:table-cell table:style-name="ce2" office:value-type="string" calcext:value-type="string">
            <text:p>INSTITUTO FEDERAL DE EDUCACAO, CIENCIA E TECNOLOGIA DA PARAIBA</text:p>
          </table:table-cell>
          <table:table-cell table:style-name="ce2" office:value-type="string" calcext:value-type="string">
            <text:p>CARLOS DANILO MIRANDA REGIS; ITTALO DOS SANTOS SILVA; JOSÉ RAIMUNDO BARBOSA; RAFAEL DUARTE DE SOUSA; RENATO DE AGUIAR HORTEGAL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SD-09</text:p>
          </table:table-cell>
          <table:table-cell table:style-name="ce2" office:value-type="string" calcext:value-type="string">
            <text:p>IT-03; IT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71-4</text:p>
          </table:table-cell>
          <table:table-cell table:style-name="ce2" office:value-type="string" calcext:value-type="string">
            <text:p>Kors - Obtenção do VCG pelo Método de Regressão de Kors</text:p>
          </table:table-cell>
          <table:table-cell table:style-name="ce2" office:value-type="string" calcext:value-type="string">
            <text:p>INSTITUTO FEDERAL DE EDUCACAO, CIENCIA E TECNOLOGIA DA PARAIBA</text:p>
          </table:table-cell>
          <table:table-cell table:style-name="ce2" office:value-type="string" calcext:value-type="string">
            <text:p>CARLOS DANILO MIRANDA REGIS; ITTALO DOS SANTOS SILVA; RAFAEL DUARTE DE SOUSA; RENATO DE AGUIAR HORTEGAL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SD-09</text:p>
          </table:table-cell>
          <table:table-cell table:style-name="ce2" office:value-type="string" calcext:value-type="string">
            <text:p>IT-03; IT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6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72-2</text:p>
          </table:table-cell>
          <table:table-cell table:style-name="ce2" office:value-type="string" calcext:value-type="string">
            <text:p>SISTEMA DO RESTAURANTE UNIVERSITÁRIO</text:p>
          </table:table-cell>
          <table:table-cell table:style-name="ce2" office:value-type="string" calcext:value-type="string">
            <text:p>UNIVERSIDADE ESTADUAL VALE DO ACARAÚ</text:p>
          </table:table-cell>
          <table:table-cell table:style-name="ce2" office:value-type="string" calcext:value-type="string">
            <text:p>BRUNO DE OLIVEIRA MACHADO; DEYVID SA CAMILO; GUSTAVO FONTELES MORAIS RODRIGUES; JORGE LUIS PIRES DE MORAES; JOSÉ SAMUEL MONTENEGRO SANTIAGO; JOYCE MONTE DE OLIVEIRA; LEONARDO JOSE MONTENEGRO SANTIAGO; LUIZ FELIPE NEVES GONÇALVES; MADSON AGUIAR RODRIGUES; PEDRO ROGER MAGALHAES VASCONCELOS</text:p>
          </table:table-cell>
          <table:table-cell table:style-name="ce2" office:value-type="string" calcext:value-type="string">
            <text:p>JAVA; PHP</text:p>
          </table:table-cell>
          <table:table-cell table:style-name="ce2" office:value-type="string" calcext:value-type="string">
            <text:p>IF-07</text:p>
          </table:table-cell>
          <table:table-cell table:style-name="ce2" office:value-type="string" calcext:value-type="string">
            <text:p>IA-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" office:value-type="float" office:value="53" calcext:value-type="float">
            <text:p>53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74-9</text:p>
          </table:table-cell>
          <table:table-cell table:style-name="ce2" office:value-type="string" calcext:value-type="string">
            <text:p>SIGEM CORPORE</text:p>
          </table:table-cell>
          <table:table-cell table:style-name="ce2" office:value-type="string" calcext:value-type="string">
            <text:p>HERA INFORMÁTICA LTDA ME</text:p>
          </table:table-cell>
          <table:table-cell table:style-name="ce2" office:value-type="string" calcext:value-type="string">
            <text:p>ALFREDO RICARDO SAMPAIO</text:p>
          </table:table-cell>
          <table:table-cell table:style-name="ce2" office:value-type="string" calcext:value-type="string">
            <text:p>.NET; C#; JAVA SCRIPT; JQUERY; JSON</text:p>
          </table:table-cell>
          <table:table-cell table:style-name="ce2" office:value-type="string" calcext:value-type="string">
            <text:p>IF-10</text:p>
          </table:table-cell>
          <table:table-cell table:style-name="ce2" office:value-type="string" calcext:value-type="string">
            <text:p>AP-01; AP-02; AP-03; CT-0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75-7</text:p>
          </table:table-cell>
          <table:table-cell table:style-name="ce2" office:value-type="string" calcext:value-type="string">
            <text:p>ANEWS</text:p>
          </table:table-cell>
          <table:table-cell table:style-name="ce2" office:value-type="string" calcext:value-type="string">
            <text:p>SOFTWARENEWS COMÉRCIO E SERVIÇOS DE INFORMÁTICA LTDA-ME</text:p>
          </table:table-cell>
          <table:table-cell table:style-name="ce2" office:value-type="string" calcext:value-type="string">
            <text:p>VALDIVINO ALVES MAIA</text:p>
          </table:table-cell>
          <table:table-cell table:style-name="ce2" office:value-type="string" calcext:value-type="string">
            <text:p>JAVA; OUTROS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AT-0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7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76-5</text:p>
          </table:table-cell>
          <table:table-cell table:style-name="ce2" office:value-type="string" calcext:value-type="string">
            <text:p>SQUAL AUDITORIA ISO 9001</text:p>
          </table:table-cell>
          <table:table-cell table:style-name="ce2" office:value-type="string" calcext:value-type="string">
            <text:p>INSTITUTO FEDERAL DE EDUCAÇÃO, CIÊNCIA E TECNOLOGIA DE PERNAMBUCO</text:p>
          </table:table-cell>
          <table:table-cell table:style-name="ce2" office:value-type="string" calcext:value-type="string">
            <text:p>ANTÔNIO MARCOS FIGUEIREDO SOARES; CARLOS AUGUSTO DO NASCIMENTO OLIVEIRA; DOMINGOS SÁVIO DA SILVA JÚNIOR; EDUARDO JOSÉ ALÉCIO DE OLIVEIRA; JOSÉ EDUARDO FERREIRA DE OLIVEIRA; JOÃO JOSÉ DE SOUZA MARQUES; MATHEUS VASCONCELOS VIANNA; NELSON GONÇALVES DA SILVA; ROGÉRIO PONTES DE ARAÚJO</text:p>
          </table:table-cell>
          <table:table-cell table:style-name="ce2" office:value-type="string" calcext:value-type="string">
            <text:p>DELPHI</text:p>
          </table:table-cell>
          <table:table-cell table:style-name="ce2" office:value-type="string" calcext:value-type="string">
            <text:p>AD-06; FQ-04</text:p>
          </table:table-cell>
          <table:table-cell table:style-name="ce2" office:value-type="string" calcext:value-type="string">
            <text:p>AP-01; AP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2"/>
        </table:table-row>
        <table:table-row table:style-name="ro18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77-3</text:p>
          </table:table-cell>
          <table:table-cell table:style-name="ce2" office:value-type="string" calcext:value-type="string">
            <text:p>PagPedagio/PagEstacionamento</text:p>
          </table:table-cell>
          <table:table-cell table:number-columns-repeated="2" table:style-name="ce2" office:value-type="string" calcext:value-type="string">
            <text:p>EDMIR MADEIRA CARDOSO</text:p>
          </table:table-cell>
          <table:table-cell table:style-name="ce2" office:value-type="string" calcext:value-type="string">
            <text:p>C#; HTML; JAVA; JAVA SCRIPT; PHP; SQL; SWIFT</text:p>
          </table:table-cell>
          <table:table-cell table:style-name="ce2" office:value-type="string" calcext:value-type="string">
            <text:p>GC-04; GC-05; GC-06; GC-10; HD-03; IF-10; SV-01; SV-02; TC-02; TP-01; TP-02; TP-03; TP-04; TP-05; UB-04</text:p>
          </table:table-cell>
          <table:table-cell table:style-name="ce2" office:value-type="string" calcext:value-type="string">
            <text:p>AP-01; AP-03; AT-01; CD-05; CD-06; DS-03; DS-04; FA-02; FA-03; FA-04; GI-01; GI-02; GI-06; GI-07; LG-07; PD-02; PD-03; PD-04; PD-05; SM-02; SO-02; SO-04; SO-05; SO-06; SO-07; TC-03; TC-0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79-0</text:p>
          </table:table-cell>
          <table:table-cell table:style-name="ce2" office:value-type="string" calcext:value-type="string">
            <text:p>Vetor Universidade</text:p>
          </table:table-cell>
          <table:table-cell table:style-name="ce2" office:value-type="string" calcext:value-type="string">
            <text:p>ANDRÉA MARIA DE MELO COUTO DE OLIVEIRA; SOCIEDADE UNIFICADA DE ENSINO AUGUSTO MOTTA</text:p>
          </table:table-cell>
          <table:table-cell table:style-name="ce2" office:value-type="string" calcext:value-type="string">
            <text:p>ANDRÉA MARIA DE MELO COUTO DE OLIVEIRA; KATIA ELIANE SANTOS AVELAR; MARIA GERALDA DE MIRANDA</text:p>
          </table:table-cell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AN-01; AN-02; ED-01; ED-02; ED-03; ED-05; ED-06</text:p>
          </table:table-cell>
          <table:table-cell table:style-name="ce2" office:value-type="string" calcext:value-type="string">
            <text:p>AP-02; SO-01; TC-03; UT-01; UT-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80-3</text:p>
          </table:table-cell>
          <table:table-cell table:style-name="ce2" office:value-type="string" calcext:value-type="string">
            <text:p>Ferramenta FMIT</text:p>
          </table:table-cell>
          <table:table-cell table:style-name="ce2" office:value-type="string" calcext:value-type="string">
            <text:p>UNIVERSIDADE DO VALE DO RIO DOS SINOS - UNISINOS</text:p>
          </table:table-cell>
          <table:table-cell table:style-name="ce2" office:value-type="string" calcext:value-type="string">
            <text:p>JORGE LUIS VICTÓRIA BARBOSA; KLEINNER SILVA FARIAS DE OLIVEIRA; VINICIUS BISCHOFF</text:p>
          </table:table-cell>
          <table:table-cell table:style-name="ce2" office:value-type="string" calcext:value-type="string">
            <text:p>JAVA; XML</text:p>
          </table:table-cell>
          <table:table-cell table:style-name="ce2" office:value-type="string" calcext:value-type="string">
            <text:p>IF-01; IF-02; IF-07; IF-10</text:p>
          </table:table-cell>
          <table:table-cell table:style-name="ce2" office:value-type="string" calcext:value-type="string">
            <text:p>DS-01; DS-03; DS-06; FA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81-1</text:p>
          </table:table-cell>
          <table:table-cell table:style-name="ce2" office:value-type="string" calcext:value-type="string">
            <text:p>SignApp</text:p>
          </table:table-cell>
          <table:table-cell table:style-name="ce2" office:value-type="string" calcext:value-type="string">
            <text:p>UNIVERSIDADE DO VALE DO RIO DOS SINOS - UNISINOS</text:p>
          </table:table-cell>
          <table:table-cell table:style-name="ce2" office:value-type="string" calcext:value-type="string">
            <text:p>MARTA BECKER VILLAMIL; MÁRCIO MOURA LEAL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O-03</text:p>
          </table:table-cell>
          <table:table-cell table:style-name="ce2" office:value-type="string" calcext:value-type="string">
            <text:p>FA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82-0</text:p>
          </table:table-cell>
          <table:table-cell table:style-name="ce2" office:value-type="string" calcext:value-type="string">
            <text:p>Ferramenta UMLSim</text:p>
          </table:table-cell>
          <table:table-cell table:style-name="ce2" office:value-type="string" calcext:value-type="string">
            <text:p>UNIVERSIDADE DO VALE DO RIO DOS SINOS - UNISINOS</text:p>
          </table:table-cell>
          <table:table-cell table:style-name="ce2" office:value-type="string" calcext:value-type="string">
            <text:p>KLEINNER SILVA FARIAS DE OLIVEIRA; LUCIAN JOSÉ GONÇALES</text:p>
          </table:table-cell>
          <table:table-cell table:style-name="ce2" office:value-type="string" calcext:value-type="string">
            <text:p>JAVA; OUTROS</text:p>
          </table:table-cell>
          <table:table-cell table:style-name="ce2" office:value-type="string" calcext:value-type="string">
            <text:p>IF-02; IF-07; MT-06</text:p>
          </table:table-cell>
          <table:table-cell table:style-name="ce2" office:value-type="string" calcext:value-type="string">
            <text:p>DS-01; DS-03; DS-06; DS-0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83-8</text:p>
          </table:table-cell>
          <table:table-cell table:style-name="ce2" office:value-type="string" calcext:value-type="string">
            <text:p>Coleta</text:p>
          </table:table-cell>
          <table:table-cell table:style-name="ce2" office:value-type="string" calcext:value-type="string">
            <text:p>SOCIEDADE UNIFICADA DE ENSINO AUGUSTO MOTTA; VALTER AGUSTINHO DE MELO</text:p>
          </table:table-cell>
          <table:table-cell table:style-name="ce2" office:value-type="string" calcext:value-type="string">
            <text:p>ANTONIO LUIS SANTOS LIMA; BRUNO MATOS DE FARIAS; KATIA ELIANE SANTOS AVELAR; MARIA GERALDA DE MIRANDA; VALTER AGUSTINHO DE MELO</text:p>
          </table:table-cell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AD-04; AH-02; AN-01; AN-03; SM-03</text:p>
          </table:table-cell>
          <table:table-cell table:style-name="ce2" office:value-type="string" calcext:value-type="string">
            <text:p>AP-01; AP-02; DS-02; UT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84-6</text:p>
          </table:table-cell>
          <table:table-cell table:style-name="ce2" office:value-type="string" calcext:value-type="string">
            <text:p>ATM_SOLUB</text:p>
          </table:table-cell>
          <table:table-cell table:style-name="ce2" office:value-type="string" calcext:value-type="string">
            <text:p>UNIVERSIDADE FEDERAL DE UBERLÂNDIA</text:p>
          </table:table-cell>
          <table:table-cell table:style-name="ce2" office:value-type="string" calcext:value-type="string">
            <text:p>DANYLO DE OLIVEIRA SILVA; LAURA LAUÍZ FERREIRA CAVALCANTI; MARIELI DE LIMA</text:p>
          </table:table-cell>
          <table:table-cell table:style-name="ce2" office:value-type="string" calcext:value-type="string">
            <text:p>VISUAL BASIC</text:p>
          </table:table-cell>
          <table:table-cell table:style-name="ce2" office:value-type="string" calcext:value-type="string">
            <text:p>IN-01; IN-02; IN-03</text:p>
          </table:table-cell>
          <table:table-cell table:style-name="ce2" office:value-type="string" calcext:value-type="string">
            <text:p>FA-03; SO-02; TC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85-4</text:p>
          </table:table-cell>
          <table:table-cell table:style-name="ce2" office:value-type="string" calcext:value-type="string">
            <text:p>PULSUS</text:p>
          </table:table-cell>
          <table:table-cell table:style-name="ce2" office:value-type="string" calcext:value-type="string">
            <text:p>MDM SOLUCOES LTDA</text:p>
          </table:table-cell>
          <table:table-cell table:style-name="ce2" office:value-type="string" calcext:value-type="string">
            <text:p>MARCO ANTONIO DA SILVA BOEMEKE</text:p>
          </table:table-cell>
          <table:table-cell table:style-name="ce2" office:value-type="string" calcext:value-type="string">
            <text:p>JAVA; RUBY</text:p>
          </table:table-cell>
          <table:table-cell table:style-name="ce2" office:value-type="string" calcext:value-type="string">
            <text:p>AD-02; EC-14</text:p>
          </table:table-cell>
          <table:table-cell table:style-name="ce2" office:value-type="string" calcext:value-type="string">
            <text:p>AP-03; CD-04; GI-01; SO-05; SO-0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8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86-2</text:p>
          </table:table-cell>
          <table:table-cell table:style-name="ce2" office:value-type="string" calcext:value-type="string">
            <text:p>Olho na Bomba</text:p>
          </table:table-cell>
          <table:table-cell table:style-name="ce2" office:value-type="string" calcext:value-type="string">
            <text:p>MINISTÉRIO PÚBLICO DO ESTADO DE GOIÁS; UNIVERSIDADE FEDERAL DE GOIÁS</text:p>
          </table:table-cell>
          <table:table-cell table:style-name="ce2" office:value-type="string" calcext:value-type="string">
            <text:p>CARLOS FELIPE SPINOLA SOUZA SANTOS; DENIS HIDEO MASUNAGA; DOUGLAS TONETTO PFEIFER; FREDERICO OLIVEIRA SILVA; MARCELO RICARDO QUINTA; MICHAEL ALEXANDRE DA SILVA SAMPIETRO; RÔMULO CORRÊA DE PAULA; VICTOR SANTOS RODRIGUES</text:p>
          </table:table-cell>
          <table:table-cell table:style-name="ce2" office:value-type="string" calcext:value-type="string">
            <text:p>JAVA; JAVA SCRIPT; OUTROS; SWIFT</text:p>
          </table:table-cell>
          <table:table-cell table:style-name="ce2" office:value-type="string" calcext:value-type="string">
            <text:p>EC-07; EC-09</text:p>
          </table:table-cell>
          <table:table-cell table:style-name="ce2" office:value-type="string" calcext:value-type="string">
            <text:p>AP-01; AP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2"/>
        </table:table-row>
        <table:table-row table:style-name="ro1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87-0</text:p>
          </table:table-cell>
          <table:table-cell table:style-name="ce2" office:value-type="string" calcext:value-type="string">
            <text:p>NGO MENSURA</text:p>
          </table:table-cell>
          <table:table-cell table:style-name="ce2" office:value-type="string" calcext:value-type="string">
            <text:p>NGO SOLUCOES EM PROCESSOS LTDA</text:p>
          </table:table-cell>
          <table:table-cell table:style-name="ce2" office:value-type="string" calcext:value-type="string">
            <text:p>RAFAEL VALADARES ABREU GONTIJO</text:p>
          </table:table-cell>
          <table:table-cell table:style-name="ce2" office:value-type="string" calcext:value-type="string">
            <text:p>AJAX; CSS; HTML; JAVA SCRIPT</text:p>
          </table:table-cell>
          <table:table-cell table:style-name="ce2" office:value-type="string" calcext:value-type="string">
            <text:p>CC-03; CC-04</text:p>
          </table:table-cell>
          <table:table-cell table:style-name="ce2" office:value-type="string" calcext:value-type="string">
            <text:p>AP-02; AP-03; AP-04; AT-06; GI-01; GI-02; GI-04; GI-0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88-9</text:p>
          </table:table-cell>
          <table:table-cell table:style-name="ce2" office:value-type="string" calcext:value-type="string">
            <text:p>MOBLI</text:p>
          </table:table-cell>
          <table:table-cell table:style-name="ce2" office:value-type="string" calcext:value-type="string">
            <text:p>SERGIO FILIPE CHAERKI; SERGIO FILIPE CHAERKI 04184851940 MEI</text:p>
          </table:table-cell>
          <table:table-cell table:style-name="ce2" office:value-type="string" calcext:value-type="string">
            <text:p>LENON HENRIQUE BOBEKI SILVA; SERGIO FILIPE CHAERKI</text:p>
          </table:table-cell>
          <table:table-cell table:style-name="ce2" office:value-type="string" calcext:value-type="string">
            <text:p>HTML; JAVA SCRIPT; MYSQL; PHP</text:p>
          </table:table-cell>
          <table:table-cell table:style-name="ce2" office:value-type="string" calcext:value-type="string">
            <text:p>TP-02; TP-03</text:p>
          </table:table-cell>
          <table:table-cell table:style-name="ce2" office:value-type="string" calcext:value-type="string">
            <text:p>AP-01; AP-0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89-7</text:p>
          </table:table-cell>
          <table:table-cell table:style-name="ce2" office:value-type="string" calcext:value-type="string">
            <text:p>block.ino</text:p>
          </table:table-cell>
          <table:table-cell table:style-name="ce2" office:value-type="string" calcext:value-type="string">
            <text:p>UNIVERSIDADE FEDERAL DE SANTA CATARINA</text:p>
          </table:table-cell>
          <table:table-cell table:style-name="ce2" office:value-type="string" calcext:value-type="string">
            <text:p>JOSÉ PEDRO SCHARDOSIM SIMÃO; JOÃO BOSCO DA MOTA ALVES; JOÃO PAULO CARDOSO DE LIMA; JUAREZ BENTO DA SILVA; LUCAS MELLOS CARLOS</text:p>
          </table:table-cell>
          <table:table-cell table:style-name="ce2" office:value-type="string" calcext:value-type="string">
            <text:p>CSS; HTML; JAVA SCRIPT</text:p>
          </table:table-cell>
          <table:table-cell table:style-name="ce2" office:value-type="string" calcext:value-type="string">
            <text:p>ED-01; ED-04; ED-06; IN-02; MT-01</text:p>
          </table:table-cell>
          <table:table-cell table:style-name="ce2" office:value-type="string" calcext:value-type="string">
            <text:p>AP-01; DS-06; FA-01; LG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90-0</text:p>
          </table:table-cell>
          <table:table-cell table:style-name="ce2" office:value-type="string" calcext:value-type="string">
            <text:p>CodeMaster</text:p>
          </table:table-cell>
          <table:table-cell table:style-name="ce2" office:value-type="string" calcext:value-type="string">
            <text:p>UNIVERSIDADE FEDERAL DE SANTA CATARINA</text:p>
          </table:table-cell>
          <table:table-cell table:style-name="ce2" office:value-type="string" calcext:value-type="string">
            <text:p>CHRISTIANE GRESSE VONWANGENHEIM; JEAN CARLO ROSSA HAUCK; MATHEUS FAUSTINO DEMETRIO; RAFAEL PELL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O-02; ED-01; ED-03; ED-06; IF-10</text:p>
          </table:table-cell>
          <table:table-cell table:style-name="ce2" office:value-type="string" calcext:value-type="string">
            <text:p>AP-01; AV-01; DS-06; LG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9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91-9</text:p>
          </table:table-cell>
          <table:table-cell table:style-name="ce2" office:value-type="string" calcext:value-type="string">
            <text:p>LibrasQuim</text:p>
          </table:table-cell>
          <table:table-cell table:style-name="ce2" office:value-type="string" calcext:value-type="string">
            <text:p>INSTITUTO FEDERAL DE EDUCACAO, CIENCIA E TECNOLOGIA DA PARAIBA</text:p>
          </table:table-cell>
          <table:table-cell table:style-name="ce2" office:value-type="string" calcext:value-type="string">
            <text:p>ADILSON LUIZ SILVA; ADINO SARAIVA BANDEIRA; EVERTON DE LIMA SILVA; JOELMA REMÍGIO DE ARAÚJO; JOFFILY FERREIRA DOS SANTOS; JOSÉ LUCAS DA COSTA CAMPOS; KÁTIA MICHAELE CONSERVA ALBUQUERQUE; LAYCE ALICY CUNHA ALVES PONTES; MARCOS ANTÔNIO NASCIMENTO DE LIMA; MARCOS VASCONCELOS PAIVA; MARIANNA SOARES VERÍSSIMO; NIELSON FIRMINO DE OLIVEIRA; REGINA DE FÁTIMA FREIRE VALENTIM MONTEIRO; ROSILENE SILVA MARINHO</text:p>
          </table:table-cell>
          <table:table-cell table:style-name="ce2" office:value-type="string" calcext:value-type="string">
            <text:p>JAVA SCRIPT</text:p>
          </table:table-cell>
          <table:table-cell table:style-name="ce2" office:value-type="string" calcext:value-type="string">
            <text:p>CO-03; ED-04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2"/>
        </table:table-row>
        <table:table-row table:style-name="ro1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92-7</text:p>
          </table:table-cell>
          <table:table-cell table:style-name="ce2" office:value-type="string" calcext:value-type="string">
            <text:p>SISMAR - Sistema de Monitoramento Marítimo e dados Ambientais</text:p>
          </table:table-cell>
          <table:table-cell table:style-name="ce2" office:value-type="string" calcext:value-type="string">
            <text:p>CARLOS ALBERTO DIAS; MARINO AUTOMAÇÃO E PROJETOS LTDA</text:p>
          </table:table-cell>
          <table:table-cell table:style-name="ce2" office:value-type="string" calcext:value-type="string">
            <text:p>CARLOS ALBERTO DIAS; LEONARDO DOS SANTOS BARBOSA</text:p>
          </table:table-cell>
          <table:table-cell table:style-name="ce2" office:value-type="string" calcext:value-type="string">
            <text:p>CSS; HTML; JAVA; JAVA SCRIPT; PHP; SQL</text:p>
          </table:table-cell>
          <table:table-cell table:style-name="ce2" office:value-type="string" calcext:value-type="string">
            <text:p>TP-04</text:p>
          </table:table-cell>
          <table:table-cell table:style-name="ce2" office:value-type="string" calcext:value-type="string">
            <text:p>AT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20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93-5</text:p>
          </table:table-cell>
          <table:table-cell table:style-name="ce2" office:value-type="string" calcext:value-type="string">
            <text:p>nlp-alg 1.0</text:p>
          </table:table-cell>
          <table:table-cell table:style-name="ce2" office:value-type="string" calcext:value-type="string">
            <text:p>ENGENHARIA ASSISTIDA POR COMPUTADOR LTDA</text:p>
          </table:table-cell>
          <table:table-cell table:style-name="ce2" office:value-type="string" calcext:value-type="string">
            <text:p>ADRIANO CHAVES LISBOA; ANA CAROLINA GONTIJO GRAÇA; DOUGLAS ALEXANDRE GOMES VIEIRA; GRAZIELLE FÉLIX DA SILVA; GUSTAVO RODRIGUES LACERDA SILVA; LAIS CLAUDINE SCHIAVO GOMES; MATHEUS DE OLIVERIRA MENDONÇA; PEDRO OTÁVIO MACHADO RIBEIRO</text:p>
          </table:table-cell>
          <table:table-cell table:style-name="ce2" office:value-type="string" calcext:value-type="string">
            <text:p>C++; PYTHON</text:p>
          </table:table-cell>
          <table:table-cell table:style-name="ce2" office:value-type="string" calcext:value-type="string">
            <text:p>EN-04; MT-06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2"/>
        </table:table-row>
        <table:table-row table:style-name="ro2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94-3</text:p>
          </table:table-cell>
          <table:table-cell table:style-name="ce2" office:value-type="string" calcext:value-type="string">
            <text:p>Septem - Governança de Contratos e Compliance - 7-G2C</text:p>
          </table:table-cell>
          <table:table-cell table:style-name="ce2" office:value-type="string" calcext:value-type="string">
            <text:p>INOVA AÇÃO E RHESULTADO CONSULTORIA LTDA</text:p>
          </table:table-cell>
          <table:table-cell table:style-name="ce2" office:value-type="string" calcext:value-type="string">
            <text:p>FERNANDO ANTONIO TOMPSON DE MELO</text:p>
          </table:table-cell>
          <table:table-cell table:style-name="ce2" office:value-type="string" calcext:value-type="string">
            <text:p>.NET; AJAX; C#; HTML; JAVA SCRIPT; JQUERY; JSON; PL / SQL; SQL; T-SQL; TRANSACTION SQL; TRANSACTION SQL; XML</text:p>
          </table:table-cell>
          <table:table-cell table:style-name="ce2" office:value-type="string" calcext:value-type="string">
            <text:p>AD-01; AD-02; AD-03; AD-04; AD-05; AD-06; CC-03; CC-04; SV-01</text:p>
          </table:table-cell>
          <table:table-cell table:style-name="ce2" office:value-type="string" calcext:value-type="string">
            <text:p>AP-01; AP-02; AP-03; AP-04; AT-01; AT-06; AV-01; AV-0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95-1</text:p>
          </table:table-cell>
          <table:table-cell table:style-name="ce2" office:value-type="string" calcext:value-type="string">
            <text:p>Sportomics in a Box</text:p>
          </table:table-cell>
          <table:table-cell table:style-name="ce2" office:value-type="string" calcext:value-type="string">
            <text:p>ADRIANA BASSINI CAMERON; LUIZ CLAUDIO CAMERON; MATEMATICA EXECUTIVA CONSULTORIA LTDA</text:p>
          </table:table-cell>
          <table:table-cell table:style-name="ce2" office:value-type="string" calcext:value-type="string">
            <text:p>ADRIANA; ANDRÉ ANDRADE BACETI; EUGENIO CANER; LUIZ CLAUDIO CAMERO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BL-06; BL-07; FQ-12; IF-01; MT-06; SD-06; SD-08</text:p>
          </table:table-cell>
          <table:table-cell table:style-name="ce2" office:value-type="string" calcext:value-type="string">
            <text:p>AP-01; GI-02; IA-01; TC-01; TC-0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2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96-0</text:p>
          </table:table-cell>
          <table:table-cell table:style-name="ce2" office:value-type="string" calcext:value-type="string">
            <text:p>QuantColour</text:p>
          </table:table-cell>
          <table:table-cell table:style-name="ce2" office:value-type="string" calcext:value-type="string">
            <text:p>UNIVERSIDADE ESTADUAL DE LONDRINA</text:p>
          </table:table-cell>
          <table:table-cell table:style-name="ce2" office:value-type="string" calcext:value-type="string">
            <text:p>ALAN CARLOS CORREA; CARLOS ALBERTO PAULINETTI DA CAMARA; LEANDRO LUAN GONÇALVES DE OLIVEIRA; LYCIO SHINJI WATANABE; RENAN MENDES RUIZ; SUZANA LUCY NIXDORF</text:p>
          </table:table-cell>
          <table:table-cell table:style-name="ce2" office:value-type="string" calcext:value-type="string">
            <text:p>VISUAL BASIC</text:p>
          </table:table-cell>
          <table:table-cell table:style-name="ce2" office:value-type="string" calcext:value-type="string">
            <text:p>FQ-12; FQ-14; FQ-15</text:p>
          </table:table-cell>
          <table:table-cell table:style-name="ce2" office:value-type="string" calcext:value-type="string">
            <text:p>IT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2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97-8</text:p>
          </table:table-cell>
          <table:table-cell table:style-name="ce2" office:value-type="string" calcext:value-type="string">
            <text:p>IonSelMeter</text:p>
          </table:table-cell>
          <table:table-cell table:style-name="ce2" office:value-type="string" calcext:value-type="string">
            <text:p>UNIVERSIDADE ESTADUAL DE LONDRINA</text:p>
          </table:table-cell>
          <table:table-cell table:style-name="ce2" office:value-type="string" calcext:value-type="string">
            <text:p>ALAN CARLOS CORREA; CARLOS ALBERTO PAULINETTI DA CAMARA; JOÃO CARLOS ALVES; LYCIO SHINJI WATANABE; RENAN MENDES RUIZ; SUZANA LUCY NIXDORF; VANESSA DE ALVARENGA</text:p>
          </table:table-cell>
          <table:table-cell table:style-name="ce2" office:value-type="string" calcext:value-type="string">
            <text:p>VISUAL BASIC</text:p>
          </table:table-cell>
          <table:table-cell table:style-name="ce2" office:value-type="string" calcext:value-type="string">
            <text:p>FQ-14; FQ-15</text:p>
          </table:table-cell>
          <table:table-cell table:style-name="ce2" office:value-type="string" calcext:value-type="string">
            <text:p>IT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2"/>
        </table:table-row>
        <table:table-row table:style-name="ro6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98-6</text:p>
          </table:table-cell>
          <table:table-cell table:style-name="ce2" office:value-type="string" calcext:value-type="string">
            <text:p>Prescrição Eletrônica</text:p>
          </table:table-cell>
          <table:table-cell table:style-name="ce2" office:value-type="string" calcext:value-type="string">
            <text:p>FLYING SPA EIRELI</text:p>
          </table:table-cell>
          <table:table-cell table:style-name="ce2" office:value-type="string" calcext:value-type="string">
            <text:p>LEONARDO PACHECO RIBAS</text:p>
          </table:table-cell>
          <table:table-cell table:style-name="ce2" office:value-type="string" calcext:value-type="string">
            <text:p>DELPHI; PASCAL</text:p>
          </table:table-cell>
          <table:table-cell table:style-name="ce2" office:value-type="string" calcext:value-type="string">
            <text:p>AD-01; AD-08; SD-10</text:p>
          </table:table-cell>
          <table:table-cell table:style-name="ce2" office:value-type="string" calcext:value-type="string">
            <text:p>AP-02; AP-03; AP-04; GI-01; GI-0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799-4</text:p>
          </table:table-cell>
          <table:table-cell table:style-name="ce2" office:value-type="string" calcext:value-type="string">
            <text:p>TESTE ADIMENSIONAL PARA AVALIAÇÃO DA FLEXIBILIDADE EM IDOSO</text:p>
          </table:table-cell>
          <table:table-cell table:style-name="ce2" office:value-type="string" calcext:value-type="string">
            <text:p>RONALDO VIVONE VAREJÃO DA SILVA</text:p>
          </table:table-cell>
          <table:table-cell table:style-name="ce2" office:value-type="string" calcext:value-type="string">
            <text:p>RONALDO VIVONE VAREJAO DA SILVA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IF-01; SD-01; SD-06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00-1</text:p>
          </table:table-cell>
          <table:table-cell table:style-name="ce2" office:value-type="string" calcext:value-type="string">
            <text:p>SINPRO SAGRES WEB - DIMENSIONAMENTO DE SISTEMAS DE ÁGUA DE RESFRIAMENTO</text:p>
          </table:table-cell>
          <table:table-cell table:style-name="ce2" office:value-type="string" calcext:value-type="string">
            <text:p>PETRÓLEO BRASILEIRO S.A. - PETROBRAS</text:p>
          </table:table-cell>
          <table:table-cell table:style-name="ce2" office:value-type="string" calcext:value-type="string">
            <text:p>ANNA AMELIA PAULA GOMES DE OLIVEIRA AMBRÓSIO; FELIPE EDUARDO BRAUN; LEANDRO JOSÉ BATISTA NEVES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IN-03</text:p>
          </table:table-cell>
          <table:table-cell table:style-name="ce2" office:value-type="string" calcext:value-type="string">
            <text:p>TC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5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01-0</text:p>
          </table:table-cell>
          <table:table-cell table:style-name="ce2" office:value-type="string" calcext:value-type="string">
            <text:p>SIR - Sistema Integral de Recupero</text:p>
          </table:table-cell>
          <table:table-cell table:style-name="ce2" office:value-type="string" calcext:value-type="string">
            <text:p>RECOVERY DO BRASIL CONSULTORIA S.A</text:p>
          </table:table-cell>
          <table:table-cell table:style-name="ce2" office:value-type="string" calcext:value-type="string">
            <text:p>CHRISTIAN CHAB; EDGARDO PABLO CASTELLANO; IGNACIO RODOLFO DAMENO; JORGE ALEJANDRO KAIRIYAMA; MARTIN WERNER; ROXANA PATRICIA PASTOR</text:p>
          </table:table-cell>
          <table:table-cell table:style-name="ce2" office:value-type="string" calcext:value-type="string">
            <text:p>.NET; C#; CSS; JAVA SCRIPT; JQUERY; JSON; SQL; T-SQL</text:p>
          </table:table-cell>
          <table:table-cell table:style-name="ce2" office:value-type="string" calcext:value-type="string">
            <text:p>FN-03; FN-05; IF-02</text:p>
          </table:table-cell>
          <table:table-cell table:style-name="ce2" office:value-type="string" calcext:value-type="string">
            <text:p>AP-02; AP-03; AP-04; DS-05; DS-07; FA-04; GI-01; GI-0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9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02-8</text:p>
          </table:table-cell>
          <table:table-cell table:style-name="ce2" office:value-type="string" calcext:value-type="string">
            <text:p>Francelo</text:p>
          </table:table-cell>
          <table:table-cell table:number-columns-repeated="2" table:style-name="ce2" office:value-type="string" calcext:value-type="string">
            <text:p>CIRO JOSÉ ALMEIDA MACEDO; HUDSON DE PAULA ROMUALDO; IRLEY JOSE SILVESTRE</text:p>
          </table:table-cell>
          <table:table-cell table:style-name="ce2" office:value-type="string" calcext:value-type="string">
            <text:p>CSS; HTML; JAVA; JAVA SCRIPT; POSTGREE SQL</text:p>
          </table:table-cell>
          <table:table-cell table:style-name="ce2" office:value-type="string" calcext:value-type="string">
            <text:p>AD-01</text:p>
          </table:table-cell>
          <table:table-cell table:style-name="ce2" office:value-type="string" calcext:value-type="string">
            <text:p>AP-02; AP-03; AP-0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91" calcext:value-type="float">
            <text:p>249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03-6</text:p>
          </table:table-cell>
          <table:table-cell table:style-name="ce2" office:value-type="string" calcext:value-type="string">
            <text:p>Toptennis</text:p>
          </table:table-cell>
          <table:table-cell table:number-columns-repeated="2" table:style-name="ce2" office:value-type="string" calcext:value-type="string">
            <text:p>CIRO JOSÉ ALMEIDA MACEDO; HUDSON DE PAULA ROMUALDO; IRLEY JOSE SILVESTRE</text:p>
          </table:table-cell>
          <table:table-cell table:style-name="ce2" office:value-type="string" calcext:value-type="string">
            <text:p>CSS; HTML; JAVA; JAVA SCRIPT; POSTGREE SQL</text:p>
          </table:table-cell>
          <table:table-cell table:style-name="ce2" office:value-type="string" calcext:value-type="string">
            <text:p>AD-01</text:p>
          </table:table-cell>
          <table:table-cell table:style-name="ce2" office:value-type="string" calcext:value-type="string">
            <text:p>AP-02; AP-0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7002837" calcext:value-type="float">
            <text:p>97002837</text:p>
          </table:table-cell>
          <table:table-cell table:style-name="ce2" office:value-type="string" calcext:value-type="string">
            <text:p>EFF TECHNOLOGY CEP</text:p>
          </table:table-cell>
          <table:table-cell table:number-columns-repeated="2" table:style-name="ce2" office:value-type="string" calcext:value-type="string">
            <text:p>FABIANO ANDRÉ NARCISO FERNANDES</text:p>
          </table:table-cell>
          <table:table-cell table:style-name="ce2" office:value-type="string" calcext:value-type="string">
            <text:p>VISUAL BASIC</text:p>
          </table:table-cell>
          <table:table-cell table:style-name="ce2" office:value-type="string" calcext:value-type="string">
            <text:p>AD-06; IN-03</text:p>
          </table:table-cell>
          <table:table-cell table:style-name="ce2" office:value-type="string" calcext:value-type="string">
            <text:p>AT-06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6000467" calcext:value-type="float">
            <text:p>96000467</text:p>
          </table:table-cell>
          <table:table-cell table:style-name="ce2" office:value-type="string" calcext:value-type="string">
            <text:p>SISTAN 1.2</text:p>
          </table:table-cell>
          <table:table-cell table:style-name="ce2" office:value-type="string" calcext:value-type="string">
            <text:p>FUNDAÇÃO ARTHUR BERNARDES</text:p>
          </table:table-cell>
          <table:table-cell table:style-name="ce2" office:value-type="string" calcext:value-type="string">
            <text:p>CARLOS ARTHUR BARBOSA DA SILVA; NÉLIO JOSÉ DE ANDRADE; RENATO LUIS SPROESSER</text:p>
          </table:table-cell>
          <table:table-cell table:style-name="ce2" office:value-type="string" calcext:value-type="string">
            <text:p>PORTUGUÊS</text:p>
          </table:table-cell>
          <table:table-cell table:style-name="ce2" office:value-type="string" calcext:value-type="string">
            <text:p>IN-05</text:p>
          </table:table-cell>
          <table:table-cell table:style-name="ce2" office:value-type="string" calcext:value-type="string">
            <text:p>IA-02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6000416" calcext:value-type="float">
            <text:p>96000416</text:p>
          </table:table-cell>
          <table:table-cell table:style-name="ce2" office:value-type="string" calcext:value-type="string">
            <text:p>FORTRADE MÓDULO DE CÂMBIO</text:p>
          </table:table-cell>
          <table:table-cell table:style-name="ce2" office:value-type="string" calcext:value-type="string">
            <text:p>SES SISTEMAS EQUIPAMENTOS SERVIÇOS COMÉRCIO IMPORTAÇÃO, EXPORTAÇÃO LTDA.</text:p>
          </table:table-cell>
          <table:table-cell table:style-name="ce2" office:value-type="string" calcext:value-type="string">
            <text:p>LÚCIO MITIO MATSUDA</text:p>
          </table:table-cell>
          <table:table-cell table:style-name="ce2" office:value-type="string" calcext:value-type="string">
            <text:p>COBOL; CSP</text:p>
          </table:table-cell>
          <table:table-cell table:style-name="ce2" office:value-type="string" calcext:value-type="string">
            <text:p>FN-03; FN-06</text:p>
          </table:table-cell>
          <table:table-cell table:style-name="ce2" office:value-type="string" calcext:value-type="string">
            <text:p>AP-03; AP-04; AP-05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6000823" calcext:value-type="float">
            <text:p>96000823</text:p>
          </table:table-cell>
          <table:table-cell table:style-name="ce2" office:value-type="string" calcext:value-type="string">
            <text:p>CONCLIMA - CONTROLE CLIMÁTICO DE AMBIENTES</text:p>
          </table:table-cell>
          <table:table-cell table:number-columns-repeated="2" table:style-name="ce2" office:value-type="string" calcext:value-type="string">
            <text:p>ANTONIO CARLOS DOS SANTOS OLIVEIRA</text:p>
          </table:table-cell>
          <table:table-cell table:style-name="ce2" office:value-type="string" calcext:value-type="string">
            <text:p>FOX PRO</text:p>
          </table:table-cell>
          <table:table-cell table:style-name="ce2" office:value-type="string" calcext:value-type="string">
            <text:p>MA-01; ME-03</text:p>
          </table:table-cell>
          <table:table-cell table:style-name="ce2" office:value-type="string" calcext:value-type="string">
            <text:p>AP-03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6001088" calcext:value-type="float">
            <text:p>96001088</text:p>
          </table:table-cell>
          <table:table-cell table:style-name="ce2" office:value-type="string" calcext:value-type="string">
            <text:p>ACESSO.PRG</text:p>
          </table:table-cell>
          <table:table-cell table:number-columns-repeated="2" table:style-name="ce2" office:value-type="string" calcext:value-type="string">
            <text:p>GABRIEL ÁLVARES DE FARIA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TB-01</text:p>
          </table:table-cell>
          <table:table-cell table:style-name="ce2" office:value-type="string" calcext:value-type="string">
            <text:p>PD-05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6001177" calcext:value-type="float">
            <text:p>96001177</text:p>
          </table:table-cell>
          <table:table-cell table:style-name="ce2" office:value-type="string" calcext:value-type="string">
            <text:p>MARTINS V4.11</text:p>
          </table:table-cell>
          <table:table-cell table:style-name="ce2" office:value-type="string" calcext:value-type="string">
            <text:p>TELECOMUNICAÇÕES BRASILEIRAS S/A</text:p>
          </table:table-cell>
          <table:table-cell table:style-name="ce2" office:value-type="string" calcext:value-type="string">
            <text:p>LUIZ FERNANDO MARTINS CONRADO</text:p>
          </table:table-cell>
          <table:table-cell table:style-name="ce2" office:value-type="string" calcext:value-type="string">
            <text:p>FORTRAN; PASCAL</text:p>
          </table:table-cell>
          <table:table-cell table:style-name="ce2" office:value-type="string" calcext:value-type="string">
            <text:p>EN-05; TC-02; TC-03</text:p>
          </table:table-cell>
          <table:table-cell table:style-name="ce2" office:value-type="string" calcext:value-type="string">
            <text:p>SM-01; SM-04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1002611" calcext:value-type="float">
            <text:p>91002611</text:p>
          </table:table-cell>
          <table:table-cell table:style-name="ce2" office:value-type="string" calcext:value-type="string">
            <text:p>PLOTF</text:p>
          </table:table-cell>
          <table:table-cell table:style-name="ce2" office:value-type="string" calcext:value-type="string">
            <text:p>TELECOMUNICAÇÕES BRASILEIRAS S/A</text:p>
          </table:table-cell>
          <table:table-cell table:style-name="ce2" office:value-type="string" calcext:value-type="string">
            <text:p>JÚLIO CARDOSO PEREIRA</text:p>
          </table:table-cell>
          <table:table-cell table:style-name="ce2" office:value-type="string" calcext:value-type="string">
            <text:p>TURBO C 2.0</text:p>
          </table:table-cell>
          <table:table-cell table:style-name="ce2" office:value-type="string" calcext:value-type="string">
            <text:p>IF-10</text:p>
          </table:table-cell>
          <table:table-cell table:style-name="ce2" office:value-type="string" calcext:value-type="string">
            <text:p>FA-04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5 000852-8</text:p>
          </table:table-cell>
          <table:table-cell table:style-name="ce2" office:value-type="string" calcext:value-type="string">
            <text:p>UNICO</text:p>
          </table:table-cell>
          <table:table-cell table:style-name="ce2" office:value-type="string" calcext:value-type="string">
            <text:p>MCG CONTACT CENTER SERVIÇOS DE TELEMARKETING LTDA.</text:p>
          </table:table-cell>
          <table:table-cell table:style-name="ce2" office:value-type="string" calcext:value-type="string">
            <text:p>ROSSANA MARIA SALANTINO KUNZ</text:p>
          </table:table-cell>
          <table:table-cell table:style-name="ce2" office:value-type="string" calcext:value-type="string">
            <text:p>DELPHI</text:p>
          </table:table-cell>
          <table:table-cell table:style-name="ce2" office:value-type="string" calcext:value-type="string">
            <text:p>AD-02</text:p>
          </table:table-cell>
          <table:table-cell table:style-name="ce2" office:value-type="string" calcext:value-type="string">
            <text:p>GI-0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04-4</text:p>
          </table:table-cell>
          <table:table-cell table:style-name="ce2" office:value-type="string" calcext:value-type="string">
            <text:p>Click Para Dentistas</text:p>
          </table:table-cell>
          <table:table-cell table:style-name="ce2" office:value-type="string" calcext:value-type="string">
            <text:p>VALERIA AMURIM VIEIRA; WALLESON NONATO DE SOUSA FERREIRA</text:p>
          </table:table-cell>
          <table:table-cell table:style-name="ce2" office:value-type="string" calcext:value-type="string">
            <text:p>WALLESON NONATO DE SOUSA FERREIRA</text:p>
          </table:table-cell>
          <table:table-cell table:style-name="ce2" office:value-type="string" calcext:value-type="string">
            <text:p>C#; IOS</text:p>
          </table:table-cell>
          <table:table-cell table:style-name="ce2" office:value-type="string" calcext:value-type="string">
            <text:p>SD-11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05-2</text:p>
          </table:table-cell>
          <table:table-cell table:style-name="ce2" office:value-type="string" calcext:value-type="string">
            <text:p>Memórias Digitais de Araranguá</text:p>
          </table:table-cell>
          <table:table-cell table:style-name="ce2" office:value-type="string" calcext:value-type="string">
            <text:p>UNIVERSIDADE FEDERAL DE SANTA CATARINA</text:p>
          </table:table-cell>
          <table:table-cell table:style-name="ce2" office:value-type="string" calcext:value-type="string">
            <text:p>JULIANO OLIVEIRA DE ALMEIDA; RAFAEL CÂNDIDO; ROBSON RODRIGUES LEMOS</text:p>
          </table:table-cell>
          <table:table-cell table:style-name="ce2" office:value-type="string" calcext:value-type="string">
            <text:p>JAVA SCRIPT; PHP</text:p>
          </table:table-cell>
          <table:table-cell table:style-name="ce2" office:value-type="string" calcext:value-type="string">
            <text:p>CO-06; ED-04; ED-06; IF-06; IF-08</text:p>
          </table:table-cell>
          <table:table-cell table:style-name="ce2" office:value-type="string" calcext:value-type="string">
            <text:p>AP-01; GI-01; GI-0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2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06-0</text:p>
          </table:table-cell>
          <table:table-cell table:style-name="ce2" office:value-type="string" calcext:value-type="string">
            <text:p>CiênciadoJardim</text:p>
          </table:table-cell>
          <table:table-cell table:style-name="ce2" office:value-type="string" calcext:value-type="string">
            <text:p>UNIVERSIDADE FEDERAL DE SANTA CATARINA</text:p>
          </table:table-cell>
          <table:table-cell table:style-name="ce2" office:value-type="string" calcext:value-type="string">
            <text:p>ANA VERONICA PAZ Y MINO PAZMINO; CARINA DE BORBA ALBINO; JULIA PEREIRA STEFFEN MUNIZ; LAIZ WELTER DE ABREU; REGIANE TREVISAN PUPO; RODRIGO ANTONIO MARQUES BRAGA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CO-02; ED-04; EL-01; FQ-07; ME-02</text:p>
          </table:table-cell>
          <table:table-cell table:style-name="ce2" office:value-type="string" calcext:value-type="string">
            <text:p>AP-01; DS-06; TC-01; TI-0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07-9</text:p>
          </table:table-cell>
          <table:table-cell table:style-name="ce2" office:value-type="string" calcext:value-type="string">
            <text:p>COMIN TOOL BIN</text:p>
          </table:table-cell>
          <table:table-cell table:number-columns-repeated="2" table:style-name="ce2" office:value-type="string" calcext:value-type="string">
            <text:p>PEDRO ANTONIO ROSSATO COMIN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IF-10</text:p>
          </table:table-cell>
          <table:table-cell table:style-name="ce2" office:value-type="string" calcext:value-type="string">
            <text:p>DS-01; DS-06; FA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08-7</text:p>
          </table:table-cell>
          <table:table-cell table:style-name="ce2" office:value-type="string" calcext:value-type="string">
            <text:p>SISTEMA ENLINE PARA MONITORAMENTO E PREDIÇÃO EM LINHAS DE TRANSMISSÃO</text:p>
          </table:table-cell>
          <table:table-cell table:number-columns-repeated="2" table:style-name="ce2" office:value-type="string" calcext:value-type="string">
            <text:p>GABRIEL VINICIUS PENA PINO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EN-04</text:p>
          </table:table-cell>
          <table:table-cell table:style-name="ce2" office:value-type="string" calcext:value-type="string">
            <text:p>IT-04; SM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09-5</text:p>
          </table:table-cell>
          <table:table-cell table:style-name="ce2" office:value-type="string" calcext:value-type="string">
            <text:p>IpêTeVê Bootstrap - IPTV Terminal Device Bootstrapper</text:p>
          </table:table-cell>
          <table:table-cell table:style-name="ce2" office:value-type="string" calcext:value-type="string">
            <text:p>REDE NACIONAL DE ENSINO E PESQUISA; UNIVERSIDADE FEDERAL DE JUIZ DE FORA - UFJF</text:p>
          </table:table-cell>
          <table:table-cell table:style-name="ce2" office:value-type="string" calcext:value-type="string">
            <text:p>GUSTAVO HENRIQUE DA ROCHA REIS; MARCELO FERREIRA MORENO; RODRIGO FERREIRA MARTINS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TI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10-9</text:p>
          </table:table-cell>
          <table:table-cell table:style-name="ce2" office:value-type="string" calcext:value-type="string">
            <text:p>IpêTeVê CAtalyzer - IPTV Comprehensive Administration Tool</text:p>
          </table:table-cell>
          <table:table-cell table:style-name="ce2" office:value-type="string" calcext:value-type="string">
            <text:p>REDE NACIONAL DE ENSINO E PESQUISA; UNIVERSIDADE FEDERAL DE JUIZ DE FORA - UFJF</text:p>
          </table:table-cell>
          <table:table-cell table:style-name="ce2" office:value-type="string" calcext:value-type="string">
            <text:p>FELIPE NEVES BRAZ; MARCELO FERREIRA MORENO; MARCOS PAULO MENDES; RAFAEL BRAGA LADEIRA DUTRA</text:p>
          </table:table-cell>
          <table:table-cell table:style-name="ce2" office:value-type="string" calcext:value-type="string">
            <text:p>JAVA SCRIPT; PHP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TI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9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11-7</text:p>
          </table:table-cell>
          <table:table-cell table:style-name="ce2" office:value-type="string" calcext:value-type="string">
            <text:p>IpêTeVê ECG - IPTV Electronic Content Guide</text:p>
          </table:table-cell>
          <table:table-cell table:style-name="ce2" office:value-type="string" calcext:value-type="string">
            <text:p>REDE NACIONAL DE ENSINO E PESQUISA; UNIVERSIDADE FEDERAL DE JUIZ DE FORA - UFJF</text:p>
          </table:table-cell>
          <table:table-cell table:style-name="ce2" office:value-type="string" calcext:value-type="string">
            <text:p>MARCELO FERREIRA MORENO; MARINA IVANOV PEREIRA JOSUÉ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TI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12-5</text:p>
          </table:table-cell>
          <table:table-cell table:style-name="ce2" office:value-type="string" calcext:value-type="string">
            <text:p>IpêTeVê EPG - IPTV Eletronic Program Guide</text:p>
          </table:table-cell>
          <table:table-cell table:style-name="ce2" office:value-type="string" calcext:value-type="string">
            <text:p>REDE NACIONAL DE ENSINO E PESQUISA; UNIVERSIDADE FEDERAL DE JUIZ DE FORA - UFJF</text:p>
          </table:table-cell>
          <table:table-cell table:style-name="ce2" office:value-type="string" calcext:value-type="string">
            <text:p>MARCELO FERREIRA MORENO; MARINA IVANOV PEREIRA JOSUÉ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TI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13-3</text:p>
          </table:table-cell>
          <table:table-cell table:style-name="ce2" office:value-type="string" calcext:value-type="string">
            <text:p>IpêTeVê HeartBeat - IPTV System Components Discovery</text:p>
          </table:table-cell>
          <table:table-cell table:style-name="ce2" office:value-type="string" calcext:value-type="string">
            <text:p>REDE NACIONAL DE ENSINO E PESQUISA; UNIVERSIDADE FEDERAL DE JUIZ DE FORA - UFJF</text:p>
          </table:table-cell>
          <table:table-cell table:style-name="ce2" office:value-type="string" calcext:value-type="string">
            <text:p>MARCELO FERREIRA MORENO; MARCOS PAULO MENDES; RODRIGO FERREIRA MARTINS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TI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14-1</text:p>
          </table:table-cell>
          <table:table-cell table:style-name="ce2" office:value-type="string" calcext:value-type="string">
            <text:p>IpêTeVê TDMiddleware - IPTV Terminal Device Middleware</text:p>
          </table:table-cell>
          <table:table-cell table:style-name="ce2" office:value-type="string" calcext:value-type="string">
            <text:p>REDE NACIONAL DE ENSINO E PESQUISA; UNIVERSIDADE FEDERAL DE JUIZ DE FORA - UFJF</text:p>
          </table:table-cell>
          <table:table-cell table:style-name="ce2" office:value-type="string" calcext:value-type="string">
            <text:p>MARCELO FERREIRA MORENO; MARCOS PAULO MENDES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TI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15-0</text:p>
          </table:table-cell>
          <table:table-cell table:style-name="ce2" office:value-type="string" calcext:value-type="string">
            <text:p>IpêTeVê VoDPlayer - IPTV VoD Player</text:p>
          </table:table-cell>
          <table:table-cell table:style-name="ce2" office:value-type="string" calcext:value-type="string">
            <text:p>REDE NACIONAL DE ENSINO E PESQUISA; UNIVERSIDADE FEDERAL DE JUIZ DE FORA - UFJF</text:p>
          </table:table-cell>
          <table:table-cell table:style-name="ce2" office:value-type="string" calcext:value-type="string">
            <text:p>MARCELO FERREIRA MORENO; MARCOS PAULO MENDES; THOMÁS MARQUES BRANDÃO REIS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TI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16-8</text:p>
          </table:table-cell>
          <table:table-cell table:style-name="ce2" office:value-type="string" calcext:value-type="string">
            <text:p>IpêTeVê Zapper - IPTV Linear TV Player</text:p>
          </table:table-cell>
          <table:table-cell table:style-name="ce2" office:value-type="string" calcext:value-type="string">
            <text:p>REDE NACIONAL DE ENSINO E PESQUISA; UNIVERSIDADE FEDERAL DE JUIZ DE FORA - UFJF</text:p>
          </table:table-cell>
          <table:table-cell table:style-name="ce2" office:value-type="string" calcext:value-type="string">
            <text:p>MARCELO FERREIRA MORENO; MARCOS PAULO MENDES; THOMÁS MARQUES BRANDÃO REIS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TI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17-6</text:p>
          </table:table-cell>
          <table:table-cell table:style-name="ce2" office:value-type="string" calcext:value-type="string">
            <text:p>DATABASE OF MICROORGANISMS OF THE BIOLOGICAL RESOURCE CENTER</text:p>
          </table:table-cell>
          <table:table-cell table:style-name="ce2" office:value-type="string" calcext:value-type="string">
            <text:p>UNIVERSIDADE FEDERAL DE LAVRAS</text:p>
          </table:table-cell>
          <table:table-cell table:style-name="ce2" office:value-type="string" calcext:value-type="string">
            <text:p>LUÍS ROBERTO BATISTA; RONEY ALVES DA ROCHA; SUZANA REIS EVANGELISTA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BL-04; IF-04</text:p>
          </table:table-cell>
          <table:table-cell table:style-name="ce2" office:value-type="string" calcext:value-type="string">
            <text:p>GI-01; GI-0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18-4</text:p>
          </table:table-cell>
          <table:table-cell table:style-name="ce2" office:value-type="string" calcext:value-type="string">
            <text:p>Ziryon Cube</text:p>
          </table:table-cell>
          <table:table-cell table:style-name="ce2" office:value-type="string" calcext:value-type="string">
            <text:p>ZIRYON SYSTEM LTDA</text:p>
          </table:table-cell>
          <table:table-cell table:style-name="ce2" office:value-type="string" calcext:value-type="string">
            <text:p>MATEUS DE OLIVEIRA RENZI</text:p>
          </table:table-cell>
          <table:table-cell table:style-name="ce2" office:value-type="string" calcext:value-type="string">
            <text:p>JAVA; JAVA SCRIPT; PHP</text:p>
          </table:table-cell>
          <table:table-cell table:style-name="ce2" office:value-type="string" calcext:value-type="string">
            <text:p>IF-10; TB-06</text:p>
          </table:table-cell>
          <table:table-cell table:style-name="ce2" office:value-type="string" calcext:value-type="string">
            <text:p>ET-01; ET-02; ET-03; ET-0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19-2</text:p>
          </table:table-cell>
          <table:table-cell table:style-name="ce2" office:value-type="string" calcext:value-type="string">
            <text:p>COMO VAI SUA LOMBAR?</text:p>
          </table:table-cell>
          <table:table-cell table:style-name="ce2" office:value-type="string" calcext:value-type="string">
            <text:p>UNIVERSIDADE FEDERAL DO PIAUÍ</text:p>
          </table:table-cell>
          <table:table-cell table:style-name="ce2" office:value-type="string" calcext:value-type="string">
            <text:p>ANDERSON NOGUEIRA MENDES; ARIEL SOARES TELES; FUAD AHMAD HAZIME; POLYANNA GOMES LACERDA CAVALCANTE; SILMAR SILVA TEIXEIRA</text:p>
          </table:table-cell>
          <table:table-cell table:style-name="ce2" office:value-type="string" calcext:value-type="string">
            <text:p>JAVA; XML</text:p>
          </table:table-cell>
          <table:table-cell table:style-name="ce2" office:value-type="string" calcext:value-type="string">
            <text:p>SD-06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20-6</text:p>
          </table:table-cell>
          <table:table-cell table:style-name="ce2" office:value-type="string" calcext:value-type="string">
            <text:p>Safety ID v. 3.0</text:p>
          </table:table-cell>
          <table:table-cell table:style-name="ce2" office:value-type="string" calcext:value-type="string">
            <text:p>SAFETY SYSTEM TECHNOLOGY CONSULTORIA EM TECNOLOGIA DA INFORMAÇÃO EIRELI</text:p>
          </table:table-cell>
          <table:table-cell table:style-name="ce2" office:value-type="string" calcext:value-type="string">
            <text:p>ANTONIO FERREIRA DE SOUZA</text:p>
          </table:table-cell>
          <table:table-cell table:style-name="ce2" office:value-type="string" calcext:value-type="string">
            <text:p>RUBY</text:p>
          </table:table-cell>
          <table:table-cell table:style-name="ce2" office:value-type="string" calcext:value-type="string">
            <text:p>IF-08; IF-09; IF-10; SV-01</text:p>
          </table:table-cell>
          <table:table-cell table:style-name="ce2" office:value-type="string" calcext:value-type="string">
            <text:p>AP-01; AP-03; AT-06; CD-01; GI-01; GI-04; GI-07; PD-04; SO-05; SO-07; TC-03; TC-04; TI-03; TI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21-4</text:p>
          </table:table-cell>
          <table:table-cell table:style-name="ce2" office:value-type="string" calcext:value-type="string">
            <text:p>NA ESCOLA, Software de avaliação formativa escolar em tempo real</text:p>
          </table:table-cell>
          <table:table-cell table:style-name="ce2" office:value-type="string" calcext:value-type="string">
            <text:p>LEANS TECNOLOGIA; LEONARDO DE ALENCAR BARBOSA FLEMING</text:p>
          </table:table-cell>
          <table:table-cell table:style-name="ce2" office:value-type="string" calcext:value-type="string">
            <text:p>ALAN CORDEIRO RODRIGUES</text:p>
          </table:table-cell>
          <table:table-cell table:style-name="ce2" office:value-type="string" calcext:value-type="string">
            <text:p>AJAX; CSS; HTML; JAVA; JAVA SCRIPT; JQUERY; MYSQL; PHP</text:p>
          </table:table-cell>
          <table:table-cell table:style-name="ce2" office:value-type="string" calcext:value-type="string">
            <text:p>ED-01; ED-03</text:p>
          </table:table-cell>
          <table:table-cell table:style-name="ce2" office:value-type="string" calcext:value-type="string">
            <text:p>AP-01; AV-01; CD-01; FA-01; FA-03; FA-04; GI-01; GI-02; GI-03; GI-04; GI-0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22-2</text:p>
          </table:table-cell>
          <table:table-cell table:style-name="ce2" office:value-type="string" calcext:value-type="string">
            <text:p>HEMATITA - Controle de Processo Administrativo e Judicial, Protocolo e Ouvidoria</text:p>
          </table:table-cell>
          <table:table-cell table:style-name="ce2" office:value-type="string" calcext:value-type="string">
            <text:p>ABACO TECNOLOGIA DE INFORMAÇÃO LTDA</text:p>
          </table:table-cell>
          <table:table-cell table:style-name="ce2" office:value-type="string" calcext:value-type="string">
            <text:p>CLEBER CARDOSO PIRES; GABRIEL PEREIRA LEITE; LUIZ RICARDO DA ROSA</text:p>
          </table:table-cell>
          <table:table-cell table:style-name="ce2" office:value-type="string" calcext:value-type="string">
            <text:p>CSS; GENEXUS; HTML; JAVA; JAVA SCRIPT; JQUERY; JSON; PL / SQL; XML</text:p>
          </table:table-cell>
          <table:table-cell table:style-name="ce2" office:value-type="string" calcext:value-type="string">
            <text:p>AD-01; AD-03; AD-04; CO-04; IF-02; IF-04; IF-06; IF-07; IF-08</text:p>
          </table:table-cell>
          <table:table-cell table:style-name="ce2" office:value-type="string" calcext:value-type="string">
            <text:p>AP-01; AT-06; DS-04; GI-01; IA-02; SO-04</text:p>
          </table:table-cell>
          <table:table-cell table:style-name="ce2" office:value-type="string" calcext:value-type="string">
            <text:p>Não informad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23-0</text:p>
          </table:table-cell>
          <table:table-cell table:style-name="ce2" office:value-type="string" calcext:value-type="string">
            <text:p>Websites e Serviços para Cartórios</text:p>
          </table:table-cell>
          <table:table-cell table:style-name="ce2" office:value-type="string" calcext:value-type="string">
            <text:p>SIPLANCONTROL-M T.I. S/A</text:p>
          </table:table-cell>
          <table:table-cell table:style-name="ce2" office:value-type="string" calcext:value-type="string">
            <text:p>JOSE TEODORO JUNIOR</text:p>
          </table:table-cell>
          <table:table-cell table:style-name="ce2" office:value-type="string" calcext:value-type="string">
            <text:p>.NET; C#; T-SQL</text:p>
          </table:table-cell>
          <table:table-cell table:style-name="ce2" office:value-type="string" calcext:value-type="string">
            <text:p>AD-01; AD-11; DI-03</text:p>
          </table:table-cell>
          <table:table-cell table:style-name="ce2" office:value-type="string" calcext:value-type="string">
            <text:p>DS-04; GI-01; SO-0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24-9</text:p>
          </table:table-cell>
          <table:table-cell table:style-name="ce2" office:value-type="string" calcext:value-type="string">
            <text:p>SIPLANPRO - SISTEMA PARA CARTÓRIOS DE PROTESTO DE LETRAS E TÍTULOS</text:p>
          </table:table-cell>
          <table:table-cell table:style-name="ce2" office:value-type="string" calcext:value-type="string">
            <text:p>SIPLANCONTROL-M T.I. S/A</text:p>
          </table:table-cell>
          <table:table-cell table:style-name="ce2" office:value-type="string" calcext:value-type="string">
            <text:p>JOSE TEODORO JUNIOR</text:p>
          </table:table-cell>
          <table:table-cell table:style-name="ce2" office:value-type="string" calcext:value-type="string">
            <text:p>C#; DATAFLEX; T-SQL</text:p>
          </table:table-cell>
          <table:table-cell table:style-name="ce2" office:value-type="string" calcext:value-type="string">
            <text:p>AD-01; AD-11; DI-03</text:p>
          </table:table-cell>
          <table:table-cell table:style-name="ce2" office:value-type="string" calcext:value-type="string">
            <text:p>DS-04; GI-01; SO-0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26-5</text:p>
          </table:table-cell>
          <table:table-cell table:style-name="ce2" office:value-type="string" calcext:value-type="string">
            <text:p>ena-data-prep</text:p>
          </table:table-cell>
          <table:table-cell table:style-name="ce2" office:value-type="string" calcext:value-type="string">
            <text:p>ENGENHARIA ASSISTIDA POR COMPUTADOR LTDA</text:p>
          </table:table-cell>
          <table:table-cell table:style-name="ce2" office:value-type="string" calcext:value-type="string">
            <text:p>GUSTAVO RODRIGUES LACERDA SILVA; LUCAS MACHADO DE OLIVEIRA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IF-10</text:p>
          </table:table-cell>
          <table:table-cell table:style-name="ce2" office:value-type="string" calcext:value-type="string">
            <text:p>LG-0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27-3</text:p>
          </table:table-cell>
          <table:table-cell table:style-name="ce2" office:value-type="string" calcext:value-type="string">
            <text:p>Destak</text:p>
          </table:table-cell>
          <table:table-cell table:number-columns-repeated="2" table:style-name="ce2" office:value-type="string" calcext:value-type="string">
            <text:p>ANDRE CAMARGO PACHECO</text:p>
          </table:table-cell>
          <table:table-cell table:style-name="ce2" office:value-type="string" calcext:value-type="string">
            <text:p>DELPHI; MYSQL</text:p>
          </table:table-cell>
          <table:table-cell table:style-name="ce2" office:value-type="string" calcext:value-type="string">
            <text:p>SV-03</text:p>
          </table:table-cell>
          <table:table-cell table:style-name="ce2" office:value-type="string" calcext:value-type="string">
            <text:p>AT-0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28-1</text:p>
          </table:table-cell>
          <table:table-cell table:style-name="ce2" office:value-type="string" calcext:value-type="string">
            <text:p>HIGHFIT GTF - Gerador de Treinamento de Força</text:p>
          </table:table-cell>
          <table:table-cell table:style-name="ce2" office:value-type="string" calcext:value-type="string">
            <text:p>RODRIGO SANTOS REIS BURDMAN</text:p>
          </table:table-cell>
          <table:table-cell table:style-name="ce2" office:value-type="string" calcext:value-type="string">
            <text:p>CLAUDINEI PORPHIRIO DOS SANTOS</text:p>
          </table:table-cell>
          <table:table-cell table:style-name="ce2" office:value-type="string" calcext:value-type="string">
            <text:p>VISUAL BASIC</text:p>
          </table:table-cell>
          <table:table-cell table:style-name="ce2" office:value-type="string" calcext:value-type="string">
            <text:p>SD-02; SD-06; SD-07</text:p>
          </table:table-cell>
          <table:table-cell table:style-name="ce2" office:value-type="string" calcext:value-type="string">
            <text:p>GI-01; GI-04; IA-02; TC-0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29-0</text:p>
          </table:table-cell>
          <table:table-cell table:style-name="ce2" office:value-type="string" calcext:value-type="string">
            <text:p>e-visit@</text:p>
          </table:table-cell>
          <table:table-cell table:style-name="ce2" office:value-type="string" calcext:value-type="string">
            <text:p>SECRETARIA DE ESTADO DE SAUDE</text:p>
          </table:table-cell>
          <table:table-cell table:style-name="ce2" office:value-type="string" calcext:value-type="string">
            <text:p>MARCOS ESPINDOLA DE FREITAS</text:p>
          </table:table-cell>
          <table:table-cell table:style-name="ce2" office:value-type="string" calcext:value-type="string">
            <text:p>CSS; HTML; JAVA SCRIPT; MYSQL; PHP; POSTGREE SQL</text:p>
          </table:table-cell>
          <table:table-cell table:style-name="ce2" office:value-type="string" calcext:value-type="string">
            <text:p>AD-04; IF-07; IN-02</text:p>
          </table:table-cell>
          <table:table-cell table:style-name="ce2" office:value-type="string" calcext:value-type="string">
            <text:p>DS-04; FA-01; FA-04; GI-01; GI-02; GI-03; GI-04; GI-05; GI-06; PD-01; PD-02; PD-03; PD-04; PD-05; SO-0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30-3</text:p>
          </table:table-cell>
          <table:table-cell table:style-name="ce2" office:value-type="string" calcext:value-type="string">
            <text:p>Solução para alocação de ordens de produção envolvendo a capacidade de linhas de produção e operadores em um ambiente de manufatura</text:p>
          </table:table-cell>
          <table:table-cell table:style-name="ce2" office:value-type="string" calcext:value-type="string">
            <text:p>ENDRESS + HAUSER CONTROLE E AUTOMACAO LTDA; UNIVERSIDADE FEDERAL DE CAMPINA GRANDE - PB</text:p>
          </table:table-cell>
          <table:table-cell table:style-name="ce2" office:value-type="string" calcext:value-type="string">
            <text:p>ANGELO PERKUSIC; BRUNO NASCIMENTO SANTOS; DIEGO SOUSA DE AZEVEDO; GLAUCO PIMENTEL GOMES; HYGGO OLIVEIRA DE ALMEIDA; JEFFERSON DE ARAÚJO ALVES; JOÃO VITORINO DE ARAÚJO; KYLLER COSTA GORGÔNI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N-01</text:p>
          </table:table-cell>
          <table:table-cell table:style-name="ce2" office:value-type="string" calcext:value-type="string">
            <text:p>AT-0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2"/>
        </table:table-row>
        <table:table-row table:style-name="ro13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31-1</text:p>
          </table:table-cell>
          <table:table-cell table:style-name="ce2" office:value-type="string" calcext:value-type="string">
            <text:p>Planejamento otimizado de produção utilizando mecanismos de planejamento leve que resolve os problemas de otimização de alocação de trabalho de forma eficiente.</text:p>
          </table:table-cell>
          <table:table-cell table:style-name="ce2" office:value-type="string" calcext:value-type="string">
            <text:p>ENDRESS + HAUSER CONTROLE E AUTOMACAO LTDA; UNIVERSIDADE FEDERAL DE CAMPINA GRANDE - PB</text:p>
          </table:table-cell>
          <table:table-cell table:style-name="ce2" office:value-type="string" calcext:value-type="string">
            <text:p>ANGELO PERKUSIC; BRUNO NASCIMENTO SANTOS; DIEGO SOUSA DE AZEVEDO; GLAUCO PIMENTEL GOMES; HYGGO OLIVEIRA DE ALMEIDA; JEFFERSON DE ARAÚJO ALVES; JOÃO VITORINO DE ARAÚJO; KYLLER COSTA GORGÔNI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N-01</text:p>
          </table:table-cell>
          <table:table-cell table:style-name="ce2" office:value-type="string" calcext:value-type="string">
            <text:p>AT-0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2"/>
        </table:table-row>
        <table:table-row table:style-name="ro13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32-0</text:p>
          </table:table-cell>
          <table:table-cell table:style-name="ce2" office:value-type="string" calcext:value-type="string">
            <text:p>Execução de trabalho em linhas de produção utilizando dashboard de acompanhamento de etapas de trabalho e controle individual de KPIs na montagem de um produto</text:p>
          </table:table-cell>
          <table:table-cell table:style-name="ce2" office:value-type="string" calcext:value-type="string">
            <text:p>ENDRESS + HAUSER CONTROLE E AUTOMACAO LTDA; UNIVERSIDADE FEDERAL DE CAMPINA GRANDE - PB</text:p>
          </table:table-cell>
          <table:table-cell table:style-name="ce2" office:value-type="string" calcext:value-type="string">
            <text:p>ANGELO PERKUSIC; BRUNO NASCIMENTO SANTOS; DIEGO SOUSA DE AZEVEDO; GLAUCO PIMENTEL GOMES; HYGGO OLIVEIRA DE ALMEIDA; JEFFERSON DE ARAÚJO ALVES; JOÃO VITORINO DE ARAÚJO; KYLLER COSTA GORGÔNI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N-01</text:p>
          </table:table-cell>
          <table:table-cell table:style-name="ce2" office:value-type="string" calcext:value-type="string">
            <text:p>AT-0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2"/>
        </table:table-row>
        <table:table-row table:style-name="ro13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33-8</text:p>
          </table:table-cell>
          <table:table-cell table:style-name="ce2" office:value-type="string" calcext:value-type="string">
            <text:p>Dashboard inteligente de monitoramento e controle de linhas de produção utilizando indicadores de medição unificados para tomada de decisão imediata</text:p>
          </table:table-cell>
          <table:table-cell table:style-name="ce2" office:value-type="string" calcext:value-type="string">
            <text:p>ENDRESS + HAUSER CONTROLE E AUTOMACAO LTDA; UNIVERSIDADE FEDERAL DE CAMPINA GRANDE - PB</text:p>
          </table:table-cell>
          <table:table-cell table:style-name="ce2" office:value-type="string" calcext:value-type="string">
            <text:p>ANGELO PERKUSIC; BRUNO NASCIMENTO SANTOS; DIEGO SOUSA DE AZEVEDO; GLAUCO PIMENTEL GOMES; HYGGO OLIVEIRA DE ALMEIDA; JEFFERSON DE ARAÚJO ALVES; JOÃO VITORINO DE ARAÚJO; KYLLER COSTA GORGÔNI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N-01</text:p>
          </table:table-cell>
          <table:table-cell table:style-name="ce2" office:value-type="string" calcext:value-type="string">
            <text:p>AT-0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2"/>
        </table:table-row>
        <table:table-row table:style-name="ro2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34-6</text:p>
          </table:table-cell>
          <table:table-cell table:style-name="ce2" office:value-type="string" calcext:value-type="string">
            <text:p>LiteMe - Detector de Anomalias</text:p>
          </table:table-cell>
          <table:table-cell table:style-name="ce2" office:value-type="string" calcext:value-type="string">
            <text:p>SMARTIKS TECNOLOGIA DA INFORMACAO LTDA; UNIVERSIDADE FEDERAL DE CAMPINA GRANDE - PB</text:p>
          </table:table-cell>
          <table:table-cell table:style-name="ce2" office:value-type="string" calcext:value-type="string">
            <text:p>ANDREY ELÍSIO MONTEIRO BRITO; ANDRÉ ARAÚJO FALCÃO GONÇALVES; FELLYPE CAVALCANTE DE ALBUQUERQUE; JACQUES PHILIPE SUAVÉ; VIVIANE SILVEIRA GONÇALVES MARTINS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EN-01</text:p>
          </table:table-cell>
          <table:table-cell table:style-name="ce2" office:value-type="string" calcext:value-type="string">
            <text:p>TC-0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3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35-4</text:p>
          </table:table-cell>
          <table:table-cell table:style-name="ce2" office:value-type="string" calcext:value-type="string">
            <text:p>Otimizador de Estruturas Metálicas Submetidas a Compressão Axial (OEMSCA) - Steel Structure.</text:p>
          </table:table-cell>
          <table:table-cell table:number-columns-repeated="2" table:style-name="ce2" office:value-type="string" calcext:value-type="string">
            <text:p>AUDELIS DE OLIVEIRA MARCELO JÚNIOR; FELIPE JOSE SALOMAO DE ALBUQUERQUE MELO; JOÃO PAULO SCARCELA NASCIMENTO JUNIOR; MIBSON MICHEL SANTIAGO RAMOS; STÊNIO MOURÃO LIRA DA SILVA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CC-01; CC-02; CC-05; CC-06; FQ-05</text:p>
          </table:table-cell>
          <table:table-cell table:style-name="ce2" office:value-type="string" calcext:value-type="string">
            <text:p>AP-01; AV-01; CT-02; DS-06; GI-06; SM-01; TC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3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36-2</text:p>
          </table:table-cell>
          <table:table-cell table:style-name="ce2" office:value-type="string" calcext:value-type="string">
            <text:p>Verificador de Perfis Metálicos Tracionados (VPMT) - Steel Structure</text:p>
          </table:table-cell>
          <table:table-cell table:number-columns-repeated="2" table:style-name="ce2" office:value-type="string" calcext:value-type="string">
            <text:p>AUDELIS DE OLIVEIRA MARCELO JÚNIOR; FELIPE JOSE SALOMAO DE ALBUQUERQUE MELO; JOÃO PAULO SCARCELA NASCIMENTO JUNIOR; MIBSON MICHEL SANTIAGO RAMOS; STÊNIO MOURÃO LIRA DA SILVA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CC-01; CC-02; CC-05; CC-06; FQ-05</text:p>
          </table:table-cell>
          <table:table-cell table:style-name="ce2" office:value-type="string" calcext:value-type="string">
            <text:p>AP-01; AV-01; CT-02; DS-06; GI-06; SM-01; TC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3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37-0</text:p>
          </table:table-cell>
          <table:table-cell table:style-name="ce2" office:value-type="string" calcext:value-type="string">
            <text:p>Avaliador de Pré-dimensionamento de Perfis Metálicos Flexo-comprimidos (APPMF) - Steel Structure</text:p>
          </table:table-cell>
          <table:table-cell table:number-columns-repeated="2" table:style-name="ce2" office:value-type="string" calcext:value-type="string">
            <text:p>AUDELIS DE OLIVEIRA MARCELO JÚNIOR; FELIPE JOSE SALOMAO DE ALBUQUERQUE MELO; JOÃO PAULO SCARCELA NASCIMENTO JUNIOR; MIBSON MICHEL SANTIAGO RAMOS; STÊNIO MOURÃO LIRA DA SILVA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CC-01; CC-02; CC-05; CC-06; FQ-05</text:p>
          </table:table-cell>
          <table:table-cell table:style-name="ce2" office:value-type="string" calcext:value-type="string">
            <text:p>AP-01; AV-01; CT-02; DS-06; GI-06; SM-01; TC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38-9</text:p>
          </table:table-cell>
          <table:table-cell table:style-name="ce2" office:value-type="string" calcext:value-type="string">
            <text:p>MinniS</text:p>
          </table:table-cell>
          <table:table-cell table:style-name="ce2" office:value-type="string" calcext:value-type="string">
            <text:p>MOOV SYSTEMS LTDA</text:p>
          </table:table-cell>
          <table:table-cell table:style-name="ce2" office:value-type="string" calcext:value-type="string">
            <text:p>RICARDO SILVA RODRIGUES</text:p>
          </table:table-cell>
          <table:table-cell table:style-name="ce2" office:value-type="string" calcext:value-type="string">
            <text:p>HTML; IOS; JAVA; MYSQL; OUTROS; PHP; SWIFT</text:p>
          </table:table-cell>
          <table:table-cell table:style-name="ce2" office:value-type="string" calcext:value-type="string">
            <text:p>IF-07; IF-08; IF-09; IF-10</text:p>
          </table:table-cell>
          <table:table-cell table:style-name="ce2" office:value-type="string" calcext:value-type="string">
            <text:p>AP-01; AT-03; CD-01; GI-06; IA-02; TI-03; TI-0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39-7</text:p>
          </table:table-cell>
          <table:table-cell table:style-name="ce2" office:value-type="string" calcext:value-type="string">
            <text:p>SIDE - Sistema de Indicadores de Desempenho de Estoque</text:p>
          </table:table-cell>
          <table:table-cell table:style-name="ce2" office:value-type="string" calcext:value-type="string">
            <text:p>UNIVERSIDADE DO ESTADO DO PARA</text:p>
          </table:table-cell>
          <table:table-cell table:style-name="ce2" office:value-type="string" calcext:value-type="string">
            <text:p>ANDERSON JORGE SERRA DA COSTA; ANTONIO JOSENIAS CORDEIRO DE OLIVEIRA; ANTÔNIO LUCAS DE SOUSA OLIVEIRA; LUANN CARDOSO FERREIRA; LÉONY LUIS LOPES NEGRÃO</text:p>
          </table:table-cell>
          <table:table-cell table:style-name="ce2" office:value-type="string" calcext:value-type="string">
            <text:p>CSS; FRAMEWORK; HTML; JQUERY; PHP</text:p>
          </table:table-cell>
          <table:table-cell table:style-name="ce2" office:value-type="string" calcext:value-type="string">
            <text:p>AD-08</text:p>
          </table:table-cell>
          <table:table-cell table:style-name="ce2" office:value-type="string" calcext:value-type="string">
            <text:p>FA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41-9</text:p>
          </table:table-cell>
          <table:table-cell table:style-name="ce2" office:value-type="string" calcext:value-type="string">
            <text:p>Telediagnóstico para Eletroencefalografia em Santa Catarina</text:p>
          </table:table-cell>
          <table:table-cell table:style-name="ce2" office:value-type="string" calcext:value-type="string">
            <text:p>UNIVERSIDADE FEDERAL DE SANTA CATARINA</text:p>
          </table:table-cell>
          <table:table-cell table:style-name="ce2" office:value-type="string" calcext:value-type="string">
            <text:p>ALDO VON WANGENHEIM; ALEXANDRE SAVARIS ; HARLEY MIGUEL WAGNER ; RAFAEL ANDRADE</text:p>
          </table:table-cell>
          <table:table-cell table:style-name="ce2" office:value-type="string" calcext:value-type="string">
            <text:p>HTML; JAVA SCRIPT; PHP</text:p>
          </table:table-cell>
          <table:table-cell table:style-name="ce2" office:value-type="string" calcext:value-type="string">
            <text:p>SD-01; SD-05; SD-06; SD-07</text:p>
          </table:table-cell>
          <table:table-cell table:style-name="ce2" office:value-type="string" calcext:value-type="string">
            <text:p>GI-01; GI-06; GI-08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42-7</text:p>
          </table:table-cell>
          <table:table-cell table:style-name="ce2" office:value-type="string" calcext:value-type="string">
            <text:p>SELECT TOOL</text:p>
          </table:table-cell>
          <table:table-cell table:style-name="ce2" office:value-type="string" calcext:value-type="string">
            <text:p>UNIVERSIDADE FEDERAL DE SANTA CATARINA</text:p>
          </table:table-cell>
          <table:table-cell table:style-name="ce2" office:value-type="string" calcext:value-type="string">
            <text:p>ADRIANO FAGALI DE SOUZA; CLEVERSON MAXWELL SANTOS; LUCAS GOMES CAMARGO; MAIKOL FUNK DRECHSLER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IN-02; IN-03; IN-05</text:p>
          </table:table-cell>
          <table:table-cell table:style-name="ce2" office:value-type="string" calcext:value-type="string">
            <text:p>AT-07; DS-03; SM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43-5</text:p>
          </table:table-cell>
          <table:table-cell table:style-name="ce2" office:value-type="string" calcext:value-type="string">
            <text:p>SICAT MOBILE vERSÃO V.2</text:p>
          </table:table-cell>
          <table:table-cell table:style-name="ce2" office:value-type="string" calcext:value-type="string">
            <text:p>COMPSIS COMPUTADORES E SISTEMAS INDUSTRIA E COMERCIO LTDA</text:p>
          </table:table-cell>
          <table:table-cell table:style-name="ce2" office:value-type="string" calcext:value-type="string">
            <text:p>AILTON DE ASSIS QUEIROGA</text:p>
          </table:table-cell>
          <table:table-cell table:style-name="ce2" office:value-type="string" calcext:value-type="string">
            <text:p>IOS; JAVA; JAVA SCRIPT</text:p>
          </table:table-cell>
          <table:table-cell table:style-name="ce2" office:value-type="string" calcext:value-type="string">
            <text:p>AD-05; FN-02</text:p>
          </table:table-cell>
          <table:table-cell table:style-name="ce2" office:value-type="string" calcext:value-type="string">
            <text:p>AP-01; FA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44-3</text:p>
          </table:table-cell>
          <table:table-cell table:style-name="ce2" office:value-type="string" calcext:value-type="string">
            <text:p>Harpia IOS</text:p>
          </table:table-cell>
          <table:table-cell table:style-name="ce2" office:value-type="string" calcext:value-type="string">
            <text:p>EMPRESA DE TECNOLOGIA DA INFORMACAO E COMUNICACAO DO ESTADO DO PARA - PRODEPA</text:p>
          </table:table-cell>
          <table:table-cell table:style-name="ce2" office:value-type="string" calcext:value-type="string">
            <text:p>EVANDRO CARLOS DE MORAES PAES; HITOSHI SEKI YANAGUIBASHI; ODLANIGER LOURENCO DAMACENO MONTEIRO; THEO CARLOS FLEXA RIBEIRO PIRES; VICTOR HUGO DOS SANTOS TELLES</text:p>
          </table:table-cell>
          <table:table-cell table:style-name="ce2" office:value-type="string" calcext:value-type="string">
            <text:p>IOS; JAVA</text:p>
          </table:table-cell>
          <table:table-cell table:style-name="ce2" office:value-type="string" calcext:value-type="string">
            <text:p>AD-04; AN-01; TC-01</text:p>
          </table:table-cell>
          <table:table-cell table:style-name="ce2" office:value-type="string" calcext:value-type="string">
            <text:p>AP-01; AP-03; AP-0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2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45-1</text:p>
          </table:table-cell>
          <table:table-cell table:style-name="ce2" office:value-type="string" calcext:value-type="string">
            <text:p>Sistema de Gestão de Cemitérios</text:p>
          </table:table-cell>
          <table:table-cell table:number-columns-repeated="2" table:style-name="ce2" office:value-type="string" calcext:value-type="string">
            <text:p>DIEFFERSON KODERER MÔRO</text:p>
          </table:table-cell>
          <table:table-cell table:style-name="ce2" office:value-type="string" calcext:value-type="string">
            <text:p>CSS; DJANGO; FRAMEWORK; HTML; JAVA SCRIPT; JQUERY; JSON; POSTGREE SQL; PYTHON</text:p>
          </table:table-cell>
          <table:table-cell table:style-name="ce2" office:value-type="string" calcext:value-type="string">
            <text:p>AD-04; AH-02; AH-03; AN-02; EC-11; FN-01; FN-02; FN-05</text:p>
          </table:table-cell>
          <table:table-cell table:style-name="ce2" office:value-type="string" calcext:value-type="string">
            <text:p>AP-01; AP-02; AP-03; AP-04; AP-05; AT-01; CD-01; DS-05; FA-04; GI-01; GI-02; GI-03; GI-04; GI-06; GI-07; PD-01; PD-02; PD-05; SO-05; UT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46-0</text:p>
          </table:table-cell>
          <table:table-cell table:style-name="ce2" office:value-type="string" calcext:value-type="string">
            <text:p>SISTEMA DE CURADORIA PARA CINEMAS</text:p>
          </table:table-cell>
          <table:table-cell table:style-name="ce2" office:value-type="string" calcext:value-type="string">
            <text:p>REDE NACIONAL DE ENSINO E PESQUISA RNP</text:p>
          </table:table-cell>
          <table:table-cell table:style-name="ce2" office:value-type="string" calcext:value-type="string">
            <text:p>ALEXANDER DE ALMEIDA PINTO; AÉCIO DOS SANTOS PIRES; BRUNO DE ARAÚJO SANTOS; CÉLIO ROBERTO CAVALCANTE DE BARROS FILHO; DENIO MARIZ TIMOTIO DE SOUSA; DIEGO ERNESTO ROSA PESSOA; GIULIANO MAIA LINS DE CASTRO; JEFFERSON FERREIRA DE ARAÚJO LIMA; MANOEL GOMES DA SILVA NETO; MICHEL ALESSANDRO BRASIL RISUCCI DE FRANÇA; SINDOLFO LUIZ DE MIRANDA FREIRE FILHO; THAINAN MATIAS DA SILVA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F-01; IF-04; IF-07; IF-10</text:p>
          </table:table-cell>
          <table:table-cell table:style-name="ce2" office:value-type="string" calcext:value-type="string">
            <text:p>CD-01; GI-01; GI-04; GI-07; UT-06</text:p>
          </table:table-cell>
          <table:table-cell table:style-name="ce2" office:value-type="string" calcext:value-type="string">
            <text:p>Não informado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2"/>
        </table:table-row>
        <table:table-row table:style-name="ro23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47-8</text:p>
          </table:table-cell>
          <table:table-cell table:style-name="ce2" office:value-type="string" calcext:value-type="string">
            <text:p>Cryptor</text:p>
          </table:table-cell>
          <table:table-cell table:style-name="ce2" office:value-type="string" calcext:value-type="string">
            <text:p>EMPRESA DE TECNOLOGIA DA INFORMACAO E COMUNICACAO DO ESTADO DO PARA - PRODEPA</text:p>
          </table:table-cell>
          <table:table-cell table:style-name="ce2" office:value-type="string" calcext:value-type="string">
            <text:p>ADRIANA NUNES TELES XISTO; EVANDRO CARLOS DE MORAES PAES; ODLANIGER LOURENCO DAMACENO MONTEIRO; TATIANE BOTELHO BORGES; THEO CARLOS FLEXA RIBEIRO PIRES; THIAGO FERNANDES SOARES</text:p>
          </table:table-cell>
          <table:table-cell table:style-name="ce2" office:value-type="string" calcext:value-type="string">
            <text:p>JAVA; POSTGREE SQL</text:p>
          </table:table-cell>
          <table:table-cell table:style-name="ce2" office:value-type="string" calcext:value-type="string">
            <text:p>IF-01</text:p>
          </table:table-cell>
          <table:table-cell table:style-name="ce2" office:value-type="string" calcext:value-type="string">
            <text:p>PD-0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2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48-6</text:p>
          </table:table-cell>
          <table:table-cell table:style-name="ce2" office:value-type="string" calcext:value-type="string">
            <text:p>Sistema de Geolocalização com obtenção de dados de inclinação de locomotivas.</text:p>
          </table:table-cell>
          <table:table-cell table:number-columns-repeated="2" table:style-name="ce2" office:value-type="string" calcext:value-type="string">
            <text:p>EDMAR ALVES COSME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TP-01; TP-03</text:p>
          </table:table-cell>
          <table:table-cell table:style-name="ce2" office:value-type="string" calcext:value-type="string">
            <text:p>AT-01; CD-03; CT-03; DS-08; FA-01; FA-03; FA-04; GI-01; GI-02; GI-03; GI-04; IT-01; IT-02; SO-07; TI-01; TI-0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49-4</text:p>
          </table:table-cell>
          <table:table-cell table:style-name="ce2" office:value-type="string" calcext:value-type="string">
            <text:p>GDLAM AF</text:p>
          </table:table-cell>
          <table:table-cell table:style-name="ce2" office:value-type="string" calcext:value-type="string">
            <text:p>CLAUDIO JOAQUIM BORBA PINHEIRO; EDUARDO LIMA NASCIMENTO; ESTÉLIO HENRIQUE MARTIN DANTAS; RAFAELA CRISTINA ARAÚJO GOMES</text:p>
          </table:table-cell>
          <table:table-cell table:style-name="ce2" office:value-type="string" calcext:value-type="string">
            <text:p>ALEXANDRE JANOTTA DRIGO; CLAUDIO JOAQUIM BORBA PINHEIRO; EDUARDO LIMA NASCIMENTO; ESTÉLIO HENRIQUE MARTIN DANTAS; RAFAELA CRISTINA 027.614.062-14 GOMES; RODRIGO GOMES DE SOUZA VAL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D-01</text:p>
          </table:table-cell>
          <table:table-cell table:style-name="ce2" office:value-type="string" calcext:value-type="string">
            <text:p>AP-01; IT-02; TC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50-8</text:p>
          </table:table-cell>
          <table:table-cell table:style-name="ce2" office:value-type="string" calcext:value-type="string">
            <text:p>W3AERO - Gestão de Aeroclubes e Escolas de Aviação</text:p>
          </table:table-cell>
          <table:table-cell table:style-name="ce2" office:value-type="string" calcext:value-type="string">
            <text:p>W3 INFORMATICA LTDA - ME</text:p>
          </table:table-cell>
          <table:table-cell table:style-name="ce2" office:value-type="string" calcext:value-type="string">
            <text:p>CRISTIANO PEROTONI FELIPPETTI</text:p>
          </table:table-cell>
          <table:table-cell table:style-name="ce2" office:value-type="string" calcext:value-type="string">
            <text:p>HTML; JAVA SCRIPT; PHP</text:p>
          </table:table-cell>
          <table:table-cell table:style-name="ce2" office:value-type="string" calcext:value-type="string">
            <text:p>AD-01; AD-03; AD-05; FN-05</text:p>
          </table:table-cell>
          <table:table-cell table:style-name="ce2" office:value-type="string" calcext:value-type="string">
            <text:p>AP-01; DS-07; GI-01; GI-04; IA-0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51-6</text:p>
          </table:table-cell>
          <table:table-cell table:style-name="ce2" office:value-type="string" calcext:value-type="string">
            <text:p>W3ÍCARUS - A gestão na nuvem</text:p>
          </table:table-cell>
          <table:table-cell table:style-name="ce2" office:value-type="string" calcext:value-type="string">
            <text:p>W3 INFORMATICA LTDA - ME</text:p>
          </table:table-cell>
          <table:table-cell table:style-name="ce2" office:value-type="string" calcext:value-type="string">
            <text:p>CRISTIANO PEROTONI FELIPPETTI</text:p>
          </table:table-cell>
          <table:table-cell table:style-name="ce2" office:value-type="string" calcext:value-type="string">
            <text:p>HTML; JAVA SCRIPT; PHP</text:p>
          </table:table-cell>
          <table:table-cell table:style-name="ce2" office:value-type="string" calcext:value-type="string">
            <text:p>AD-01; AD-03; AD-05</text:p>
          </table:table-cell>
          <table:table-cell table:style-name="ce2" office:value-type="string" calcext:value-type="string">
            <text:p>AP-01; DS-07; GI-01; GI-04; IA-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52-4</text:p>
          </table:table-cell>
          <table:table-cell table:style-name="ce2" office:value-type="string" calcext:value-type="string">
            <text:p>IT HEALTH - Sistema de controle de saúde ocupacional</text:p>
          </table:table-cell>
          <table:table-cell table:style-name="ce2" office:value-type="string" calcext:value-type="string">
            <text:p>CATENA EMPREENDIMENTOS E PARTICIPAÇÕES LTDA.</text:p>
          </table:table-cell>
          <table:table-cell table:style-name="ce2" office:value-type="string" calcext:value-type="string">
            <text:p>CYRO BUONAVOGLIA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SD-02</text:p>
          </table:table-cell>
          <table:table-cell table:style-name="ce2" office:value-type="string" calcext:value-type="string">
            <text:p>AP-0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4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53-2</text:p>
          </table:table-cell>
          <table:table-cell table:style-name="ce2" office:value-type="string" calcext:value-type="string">
            <text:p>ALLTO - GESTÃO LOGÍSTICA</text:p>
          </table:table-cell>
          <table:table-cell table:style-name="ce2" office:value-type="string" calcext:value-type="string">
            <text:p>MARCELO CLÁUDIO MELLO</text:p>
          </table:table-cell>
          <table:table-cell table:style-name="ce2" office:value-type="string" calcext:value-type="string">
            <text:p>BRUNO HENRIQUE DE BRITO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AD-01; AD-02; AD-03; AD-05; AD-07; AD-08; AD-10; AH-02; CO-04; EC-01; EC-07; EC-10; EC-13; EC-14; FN-02; FN-05; FN-06; GC-10; IF-01; IF-07; IF-09; IF-10; IN-02; TP-01; TP-02; TP-03; TP-04; TP-05</text:p>
          </table:table-cell>
          <table:table-cell table:style-name="ce2" office:value-type="string" calcext:value-type="string">
            <text:p>AP-01; AP-02; AP-03; AP-04; AP-05; AT-01; AT-02; AT-06; AV-01; AV-02; CD-01; CD-05; CD-06; DS-01; DS-02; DS-04; DS-05; DS-06; DS-07; DS-08; FA-01; FA-02; FA-03; FA-04; GI-01; GI-02; GI-03; GI-04; GI-05; GI-06; GI-07; GI-08; IA-01; IA-02; IA-03; LG-01; LG-02; LG-04; LG-07; LG-08; LG-09; PD-01; PD-02; PD-03; PD-04; PD-05; SO-02; SO-03; SO-04; SO-05; SO-06; SO-07; SO-08; SO-09; TC-02; TC-03; TC-04; TI-03; TI-04; UT-01; UT-02; UT-03; UT-04; UT-0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2492" calcext:value-type="float">
            <text:p>249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54-0</text:p>
          </table:table-cell>
          <table:table-cell table:style-name="ce2" office:value-type="string" calcext:value-type="string">
            <text:p>SGTS - Sistema de Gestão do Terceiro Setor</text:p>
          </table:table-cell>
          <table:table-cell table:style-name="ce2" office:value-type="string" calcext:value-type="string">
            <text:p>EDUARDO MATSUDA; FRANCISCO ANTONIO MIRANDA RODRIGUEZ; NELSON MACENA VIANA; RAFAEL MEIRA RANIERI</text:p>
          </table:table-cell>
          <table:table-cell table:style-name="ce2" office:value-type="string" calcext:value-type="string">
            <text:p>RAFAEL MEIRA RANIERI</text:p>
          </table:table-cell>
          <table:table-cell table:style-name="ce2" office:value-type="string" calcext:value-type="string">
            <text:p>CSS; HTML; JAVA; JAVA SCRIPT</text:p>
          </table:table-cell>
          <table:table-cell table:style-name="ce2" office:value-type="string" calcext:value-type="string">
            <text:p>AD-01; AD-02; AD-04; AN-02; AN-03; PR-03</text:p>
          </table:table-cell>
          <table:table-cell table:style-name="ce2" office:value-type="string" calcext:value-type="string">
            <text:p>AP-01; AP-02; AP-03; AP-04; AT-06; AV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55-9</text:p>
          </table:table-cell>
          <table:table-cell table:style-name="ce2" office:value-type="string" calcext:value-type="string">
            <text:p>Helical - G</text:p>
          </table:table-cell>
          <table:table-cell table:number-columns-repeated="2" table:style-name="ce2" office:value-type="string" calcext:value-type="string">
            <text:p>CLAINER BRAVIN DONADEL; DANIELI SOARES DE OLIVEIRA</text:p>
          </table:table-cell>
          <table:table-cell table:style-name="ce2" office:value-type="string" calcext:value-type="string">
            <text:p>HTML; JAVA SCRIPT</text:p>
          </table:table-cell>
          <table:table-cell table:style-name="ce2" office:value-type="string" calcext:value-type="string">
            <text:p>SM-01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2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56-7</text:p>
          </table:table-cell>
          <table:table-cell table:style-name="ce2" office:value-type="string" calcext:value-type="string">
            <text:p>Mercasy</text:p>
          </table:table-cell>
          <table:table-cell table:style-name="ce2" office:value-type="string" calcext:value-type="string">
            <text:p>LIFENECT DESENVOLVIMENTO DE SOFTWARE LTDA</text:p>
          </table:table-cell>
          <table:table-cell table:style-name="ce2" office:value-type="string" calcext:value-type="string">
            <text:p>DANIEL FORTES DOS SANTOS</text:p>
          </table:table-cell>
          <table:table-cell table:style-name="ce2" office:value-type="string" calcext:value-type="string">
            <text:p>NODEJS</text:p>
          </table:table-cell>
          <table:table-cell table:style-name="ce2" office:value-type="string" calcext:value-type="string">
            <text:p>EC-08; FN-03; FN-05; IF-01; SV-03</text:p>
          </table:table-cell>
          <table:table-cell table:style-name="ce2" office:value-type="string" calcext:value-type="string">
            <text:p>AP-01; AP-02; AP-03; AT-03; AT-04; AV-01; CD-01; CD-05; DS-01; FA-01; GI-02; GI-07; GI-08; IA-01; IA-02; IA-03; PD-01; PD-02; PD-03; PD-04; SO-07; TI-03; UT-0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57-5</text:p>
          </table:table-cell>
          <table:table-cell table:style-name="ce2" office:value-type="string" calcext:value-type="string">
            <text:p>COIN - Conhecimento Inclusivo</text:p>
          </table:table-cell>
          <table:table-cell table:style-name="ce2" office:value-type="string" calcext:value-type="string">
            <text:p>UNIVERSIDADE FEDERAL DE SANTA CATARINA</text:p>
          </table:table-cell>
          <table:table-cell table:style-name="ce2" office:value-type="string" calcext:value-type="string">
            <text:p>RENAN DE PAULA B NDA; VANIA RIBAS ULBRICHÍ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AN-02; CO-04; ED-04; ED-06; IF-07</text:p>
          </table:table-cell>
          <table:table-cell table:style-name="ce2" office:value-type="string" calcext:value-type="string">
            <text:p>AP-01; DS-07; FA-01; SO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58-3</text:p>
          </table:table-cell>
          <table:table-cell table:style-name="ce2" office:value-type="string" calcext:value-type="string">
            <text:p>Simulação - Lançamento Horizontal</text:p>
          </table:table-cell>
          <table:table-cell table:style-name="ce2" office:value-type="string" calcext:value-type="string">
            <text:p>BRUNO OSÓRIO RODRIGUES</text:p>
          </table:table-cell>
          <table:table-cell table:style-name="ce2" office:value-type="string" calcext:value-type="string">
            <text:p>BRUNO OSÓRIO RODRIGUES; PAULA DOS REIS TANNER DE LIMA ALVES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CO-02; ED-01; ED-02; ED-04</text:p>
          </table:table-cell>
          <table:table-cell table:style-name="ce2" office:value-type="string" calcext:value-type="string">
            <text:p>FA-01; SM-01; SM-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59-1</text:p>
          </table:table-cell>
          <table:table-cell table:style-name="ce2" office:value-type="string" calcext:value-type="string">
            <text:p>Método para Avaliação de Obsolescência com Base no Tripé da Sustentabilidade</text:p>
          </table:table-cell>
          <table:table-cell table:style-name="ce2" office:value-type="string" calcext:value-type="string">
            <text:p>UNIVERSIDADE FEDERAL DE SANTA CATARINA</text:p>
          </table:table-cell>
          <table:table-cell table:style-name="ce2" office:value-type="string" calcext:value-type="string">
            <text:p>ABNER CANTO PEREIRA; JOÃO CÁRIES ESPÍNDOLA FERREIRO; MARCELO NIEHUES SCHLICKMANN</text:p>
          </table:table-cell>
          <table:table-cell table:style-name="ce2" office:value-type="string" calcext:value-type="string">
            <text:p>HTML; JAVA; JAVA SCRIPT; MYSQL</text:p>
          </table:table-cell>
          <table:table-cell table:style-name="ce2" office:value-type="string" calcext:value-type="string">
            <text:p>IN-03; IN-05</text:p>
          </table:table-cell>
          <table:table-cell table:style-name="ce2" office:value-type="string" calcext:value-type="string">
            <text:p>CT-03; DS-04; TC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60-5</text:p>
          </table:table-cell>
          <table:table-cell table:style-name="ce2" office:value-type="string" calcext:value-type="string">
            <text:p>M4DN.IoT - Management for IoT Devices and Networks</text:p>
          </table:table-cell>
          <table:table-cell table:style-name="ce2" office:value-type="string" calcext:value-type="string">
            <text:p>FUNDAÇÃO INSTITUTO NACIONAL DE TELECOMUNICAÇÕES</text:p>
          </table:table-cell>
          <table:table-cell table:style-name="ce2" office:value-type="string" calcext:value-type="string">
            <text:p>JOEL JOSÉ PUGA COELHO RODRIGUES; JONATHAN DE CARVALHO SILVA</text:p>
          </table:table-cell>
          <table:table-cell table:style-name="ce2" office:value-type="string" calcext:value-type="string">
            <text:p>JAVA; NODEJS</text:p>
          </table:table-cell>
          <table:table-cell table:style-name="ce2" office:value-type="string" calcext:value-type="string">
            <text:p>IF-07; IN-02</text:p>
          </table:table-cell>
          <table:table-cell table:style-name="ce2" office:value-type="string" calcext:value-type="string">
            <text:p>CD-04; CD-05</text:p>
          </table:table-cell>
          <table:table-cell table:style-name="ce2" office:value-type="string" calcext:value-type="string">
            <text:p>Não informad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61-3</text:p>
          </table:table-cell>
          <table:table-cell table:style-name="ce2" office:value-type="string" calcext:value-type="string">
            <text:p>SIGMA - Sistema de Gestão da Mobilidade Acadêmica</text:p>
          </table:table-cell>
          <table:table-cell table:style-name="ce2" office:value-type="string" calcext:value-type="string">
            <text:p>UNIVERSIDADE FEDERAL DE SANTA CATARINA</text:p>
          </table:table-cell>
          <table:table-cell table:style-name="ce2" office:value-type="string" calcext:value-type="string">
            <text:p>LIDIANE VISINTIN; LUCIANE STALLIVIEIRI; MURILO SILVEIRA GOMES</text:p>
          </table:table-cell>
          <table:table-cell table:style-name="ce2" office:value-type="string" calcext:value-type="string">
            <text:p>HTML; JAVA SCRIPT; PHP</text:p>
          </table:table-cell>
          <table:table-cell table:style-name="ce2" office:value-type="string" calcext:value-type="string">
            <text:p>AD-02; IF-02; IF-07</text:p>
          </table:table-cell>
          <table:table-cell table:style-name="ce2" office:value-type="string" calcext:value-type="string">
            <text:p>FA-01; GI-01; GI-0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62-1</text:p>
          </table:table-cell>
          <table:table-cell table:style-name="ce2" office:value-type="string" calcext:value-type="string">
            <text:p>In.IoT</text:p>
          </table:table-cell>
          <table:table-cell table:style-name="ce2" office:value-type="string" calcext:value-type="string">
            <text:p>FUNDAÇÃO INSTITUTO NACIONAL DE TELECOMUNICAÇÕES</text:p>
          </table:table-cell>
          <table:table-cell table:style-name="ce2" office:value-type="string" calcext:value-type="string">
            <text:p>JOEL JOSÉ PUGA COELHO RODRIGUES; MAURO ALEXANDRE AMARO DA CRUZ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AG-01; AH-06; AN-01; CC-01; EN-01; IN-01; MA-02; PD-01</text:p>
          </table:table-cell>
          <table:table-cell table:style-name="ce2" office:value-type="string" calcext:value-type="string">
            <text:p>GI-01; GI-04; SO-06</text:p>
          </table:table-cell>
          <table:table-cell table:style-name="ce2" office:value-type="string" calcext:value-type="string">
            <text:p>Não informad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63-0</text:p>
          </table:table-cell>
          <table:table-cell table:style-name="ce2" office:value-type="string" calcext:value-type="string">
            <text:p>Classe para criação, leitura, modificação e apagamento de lista de agendamento de eventos em memória não volátil</text:p>
          </table:table-cell>
          <table:table-cell table:style-name="ce2" office:value-type="string" calcext:value-type="string">
            <text:p>FUNDAÇÃO INSTITUTO NACIONAL DE TELECOMUNICAÇÕES; MULTILASER INDUSTRIAL S.A.</text:p>
          </table:table-cell>
          <table:table-cell table:style-name="ce2" office:value-type="string" calcext:value-type="string">
            <text:p>MATHEUS DA COSTA DE SOUZ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GI-01; SO-0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64-8</text:p>
          </table:table-cell>
          <table:table-cell table:style-name="ce2" office:value-type="string" calcext:value-type="string">
            <text:p>Classe de controle do Módulo Quectel M95 non-blocking sem sistema preemptivo</text:p>
          </table:table-cell>
          <table:table-cell table:style-name="ce2" office:value-type="string" calcext:value-type="string">
            <text:p>FUNDAÇÃO INSTITUTO NACIONAL DE TELECOMUNICAÇÕES; MULTILASER INDUSTRIAL S/A</text:p>
          </table:table-cell>
          <table:table-cell table:style-name="ce2" office:value-type="string" calcext:value-type="string">
            <text:p>MATHEUS DA COSTA DE SOUZ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CD-04; SO-02; SO-04; SO-06; SO-07; UT-01</text:p>
          </table:table-cell>
          <table:table-cell table:style-name="ce2" office:value-type="string" calcext:value-type="string">
            <text:p>Não informad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4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65-6</text:p>
          </table:table-cell>
          <table:table-cell table:style-name="ce2" office:value-type="string" calcext:value-type="string">
            <text:p>Sispat Imóveis</text:p>
          </table:table-cell>
          <table:table-cell table:style-name="ce2" office:value-type="string" calcext:value-type="string">
            <text:p>EMPRESA DE TECNOLOGIA DA INFORMACAO E COMUNICACAO DO ESTADO DO PARA - PRODEPA</text:p>
          </table:table-cell>
          <table:table-cell table:style-name="ce2" office:value-type="string" calcext:value-type="string">
            <text:p>ALAN MICHEL CORDEIRO AMARAL; ANTÔNIO RODRIGUES DE CASTRO JÚNIOR; CRISTINA DE CÁSSIA FONSECA DA SILVA; EVANDRO CARLOS DE MORAES PAES; HARLEY OLIVEIRA DE ABREU; IZABEL CRISTINA TAVARES TADAIESKY; JOSÉ AUGUSTO DA SILVA FERNANDES; LUIZ CARLOS CHAVES DA CUNHA; MARCOS VENÍCIOS CONCEIÇÃO DE ARAÚJO; MASAO IIDA; ODLANIGER LOURENCO DAMACENO MONTEIRO; PAULO ANDRE PEREIRA DE MIRANDA; RAFAEL SOUSA DE FREITAS; RENATA WARISS MONTEIRO; ROBERTO MASAO OYA; TATIANE BOTELHO BORGES; THEO CARLOS FLEXA RIBEIRO PI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AD-04; FN-05; FN-06</text:p>
          </table:table-cell>
          <table:table-cell table:style-name="ce2" office:value-type="string" calcext:value-type="string">
            <text:p>AP-01; AP-03; AP-04; AP-0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2"/>
        </table:table-row>
        <table:table-row table:style-name="ro9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66-4</text:p>
          </table:table-cell>
          <table:table-cell table:style-name="ce2" office:value-type="string" calcext:value-type="string">
            <text:p>Classe de adaptação de API socket TCP parcialmente compatível com a interface "raw API" da pilha LWIP</text:p>
          </table:table-cell>
          <table:table-cell table:style-name="ce2" office:value-type="string" calcext:value-type="string">
            <text:p>FUNDAÇÃO INSTITUTO NACIONAL DE TELECOMUNICAÇÕES; MULTILASER INDUSTRIAL S/A</text:p>
          </table:table-cell>
          <table:table-cell table:style-name="ce2" office:value-type="string" calcext:value-type="string">
            <text:p>MATHEUS DA COSTA DE SOUZ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CD-05; SO-04; SO-07</text:p>
          </table:table-cell>
          <table:table-cell table:style-name="ce2" office:value-type="string" calcext:value-type="string">
            <text:p>Não informad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67-2</text:p>
          </table:table-cell>
          <table:table-cell table:style-name="ce2" office:value-type="string" calcext:value-type="string">
            <text:p>UTILIZAÇÃO DA LINGUAGEM ACTION SCRIPT 3.0 NO DESENVOLVIMENTO DE UM JOGO AVALIATIVO.</text:p>
          </table:table-cell>
          <table:table-cell table:style-name="ce2" office:value-type="string" calcext:value-type="string">
            <text:p>UNIVERSIDADE FEDERAL DOS VALES DO JEQUITINHONHA E MUCURI</text:p>
          </table:table-cell>
          <table:table-cell table:style-name="ce2" office:value-type="string" calcext:value-type="string">
            <text:p>FELIPE OLIVEIRA DUTRA; GLAUCILÉIA MARIA CARDOSO MAGALHÃES; LUCAS ALENCAR LACERDA; MAURO LÚCIO FRANCO; ROGÉRIO STARICH SILVA</text:p>
          </table:table-cell>
          <table:table-cell table:style-name="ce2" office:value-type="string" calcext:value-type="string">
            <text:p>JAVA SCRIPT</text:p>
          </table:table-cell>
          <table:table-cell table:style-name="ce2" office:value-type="string" calcext:value-type="string">
            <text:p>ED-06</text:p>
          </table:table-cell>
          <table:table-cell table:style-name="ce2" office:value-type="string" calcext:value-type="string">
            <text:p>AV-0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22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68-0</text:p>
          </table:table-cell>
          <table:table-cell table:style-name="ce2" office:value-type="string" calcext:value-type="string">
            <text:p>Painel Interativo das Pedras</text:p>
          </table:table-cell>
          <table:table-cell table:style-name="ce2" office:value-type="string" calcext:value-type="string">
            <text:p>UNIVERSIDADE FEDERAL DOS VALES DO JEQUITINHONHA E MUCURI</text:p>
          </table:table-cell>
          <table:table-cell table:style-name="ce2" office:value-type="string" calcext:value-type="string">
            <text:p>KALLEL SILVANO FRANÇA SANTOS; MATEUS ALBERTO PIRES AMARAL; MATEUS PIMENTEL DE CASTRO; MAURO LÚCIO FRANCO; PEDRO HENRIQUE RIBEIRO DOS SANTOS; RHAMON COUTO DE SOUZA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EN-05</text:p>
          </table:table-cell>
          <table:table-cell table:style-name="ce2" office:value-type="string" calcext:value-type="string">
            <text:p>TC-0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69-9</text:p>
          </table:table-cell>
          <table:table-cell table:style-name="ce2" office:value-type="string" calcext:value-type="string">
            <text:p>PLATAFORMA CEVIBRA</text:p>
          </table:table-cell>
          <table:table-cell table:style-name="ce2" office:value-type="string" calcext:value-type="string">
            <text:p>UNIVERSIDADE FEDERAL DOS VALES DO JEQUITINHONHA E MUCURI</text:p>
          </table:table-cell>
          <table:table-cell table:style-name="ce2" office:value-type="string" calcext:value-type="string">
            <text:p>ALEXANDRE FAISSAL BRITO; DOUGLAS HENRIQUE RHIS</text:p>
          </table:table-cell>
          <table:table-cell table:style-name="ce2" office:value-type="string" calcext:value-type="string">
            <text:p>JAVA SCRIPT; PHP</text:p>
          </table:table-cell>
          <table:table-cell table:style-name="ce2" office:value-type="string" calcext:value-type="string">
            <text:p>IF-01; IF-07</text:p>
          </table:table-cell>
          <table:table-cell table:style-name="ce2" office:value-type="string" calcext:value-type="string">
            <text:p>FA-01; GI-01; GI-04; GI-06; SO-0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2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70-2</text:p>
          </table:table-cell>
          <table:table-cell table:style-name="ce2" office:value-type="string" calcext:value-type="string">
            <text:p>Dosagem de concreto</text:p>
          </table:table-cell>
          <table:table-cell table:style-name="ce2" office:value-type="string" calcext:value-type="string">
            <text:p>UNIVERSIDADE FEDERAL DOS VALES DO JEQUITINHONHA E MUCURI</text:p>
          </table:table-cell>
          <table:table-cell table:style-name="ce2" office:value-type="string" calcext:value-type="string">
            <text:p>FRANCIS BENTO MARQUES; JHIESON LUIZ SELES; LEONAM REIS CALATRONE; LEONARDO HENRIQUE LINS RAMALHO; PEDRO HENRIQUE GOMES DE OLIVEIRA; STÊNIO CAVALIER CABRAL</text:p>
          </table:table-cell>
          <table:table-cell table:style-name="ce2" office:value-type="string" calcext:value-type="string">
            <text:p>LUA</text:p>
          </table:table-cell>
          <table:table-cell table:style-name="ce2" office:value-type="string" calcext:value-type="string">
            <text:p>CC-01; CC-05; CC-07</text:p>
          </table:table-cell>
          <table:table-cell table:style-name="ce2" office:value-type="string" calcext:value-type="string">
            <text:p>AP-0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8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71-0</text:p>
          </table:table-cell>
          <table:table-cell table:style-name="ce2" office:value-type="string" calcext:value-type="string">
            <text:p>FRAMEWORK PLANTANDO ÁRVORES</text:p>
          </table:table-cell>
          <table:table-cell table:style-name="ce2" office:value-type="string" calcext:value-type="string">
            <text:p>UNIVERSIDADE FEDERAL DOS VALES DO JEQUITINHONHA E MUCURI</text:p>
          </table:table-cell>
          <table:table-cell table:style-name="ce2" office:value-type="string" calcext:value-type="string">
            <text:p>FRANCIS BENTO MARQUES; IVAN CARLOS CARREIRO ALMEIDA; STÊNIO CAVALIER CABRAL; YURI BENTO MARQUES</text:p>
          </table:table-cell>
          <table:table-cell table:style-name="ce2" office:value-type="string" calcext:value-type="string">
            <text:p>JAVA SCRIPT; JQUERY; MYSQL; OUTROS; PHP</text:p>
          </table:table-cell>
          <table:table-cell table:style-name="ce2" office:value-type="string" calcext:value-type="string">
            <text:p>BT-01; UB-01</text:p>
          </table:table-cell>
          <table:table-cell table:style-name="ce2" office:value-type="string" calcext:value-type="string">
            <text:p>AP-01; AP-02; IA-0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72-9</text:p>
          </table:table-cell>
          <table:table-cell table:style-name="ce2" office:value-type="string" calcext:value-type="string">
            <text:p>Sim RTP</text:p>
          </table:table-cell>
          <table:table-cell table:style-name="ce2" office:value-type="string" calcext:value-type="string">
            <text:p>UNIVERSIDADE FEDERAL DOS VALES DO JEQUITINHONHA E MUCURI</text:p>
          </table:table-cell>
          <table:table-cell table:style-name="ce2" office:value-type="string" calcext:value-type="string">
            <text:p>LORENA SOPHIA CAMPOS DE OLIVEIRA; THIAGO ALCÂNTARA LUIZ; VITOR HUGO LIMA COSTA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AD-06</text:p>
          </table:table-cell>
          <table:table-cell table:style-name="ce2" office:value-type="string" calcext:value-type="string">
            <text:p>AP-02; FA-01; IA-01; TC-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73-7</text:p>
          </table:table-cell>
          <table:table-cell table:style-name="ce2" office:value-type="string" calcext:value-type="string">
            <text:p>MAIS SAUDE</text:p>
          </table:table-cell>
          <table:table-cell table:style-name="ce2" office:value-type="string" calcext:value-type="string">
            <text:p>JOAO HALLISSON LEMOS CARVALHO - ME</text:p>
          </table:table-cell>
          <table:table-cell table:style-name="ce2" office:value-type="string" calcext:value-type="string">
            <text:p>JOAO HALLISSON LEMOS CARVALHO ME</text:p>
          </table:table-cell>
          <table:table-cell table:style-name="ce2" office:value-type="string" calcext:value-type="string">
            <text:p>HTML; PHP</text:p>
          </table:table-cell>
          <table:table-cell table:style-name="ce2" office:value-type="string" calcext:value-type="string">
            <text:p>AD-01; SD-01</text:p>
          </table:table-cell>
          <table:table-cell table:style-name="ce2" office:value-type="string" calcext:value-type="string">
            <text:p>AP-01; AT-01; AT-06; CD-01; CD-06; CT-02; FA-01; FA-04; GI-01; GI-02; GI-04; SO-0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75-3</text:p>
          </table:table-cell>
          <table:table-cell table:style-name="ce2" office:value-type="string" calcext:value-type="string">
            <text:p>Ferramenta em Python para seleção de portfólio de projetos usando o método da Média-Gini na primeira etapa e usando o método de decisão multicritério PROOMETHEE na segunda estapa (sem interface gráfica).</text:p>
          </table:table-cell>
          <table:table-cell table:style-name="ce2" office:value-type="string" calcext:value-type="string">
            <text:p>FUNDAÇÃO INSTITUTO NACIONAL DE TELECOMUNICAÇÕES</text:p>
          </table:table-cell>
          <table:table-cell table:style-name="ce2" office:value-type="string" calcext:value-type="string">
            <text:p>GUILHERME AUGUSTO BARUCKE MARCONDES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AD-05</text:p>
          </table:table-cell>
          <table:table-cell table:style-name="ce2" office:value-type="string" calcext:value-type="string">
            <text:p>TC-01; TC-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3005540" calcext:value-type="float">
            <text:p>93005540</text:p>
          </table:table-cell>
          <table:table-cell table:style-name="ce2" office:value-type="string" calcext:value-type="string">
            <text:p>AMS - ANTENNA MEASUREMENT SOFTWARE</text:p>
          </table:table-cell>
          <table:table-cell table:style-name="ce2" office:value-type="string" calcext:value-type="string">
            <text:p>TELECOMUNICAÇÕES BRASILEIRAS S/A</text:p>
          </table:table-cell>
          <table:table-cell table:style-name="ce2" office:value-type="string" calcext:value-type="string">
            <text:p>ÉLITON PALLOS CRUVINEL</text:p>
          </table:table-cell>
          <table:table-cell table:style-name="ce2" office:value-type="string" calcext:value-type="string">
            <text:p>TURBO C</text:p>
          </table:table-cell>
          <table:table-cell table:style-name="ce2" office:value-type="string" calcext:value-type="string">
            <text:p>FQ-03; FQ-09; IN-02</text:p>
          </table:table-cell>
          <table:table-cell table:style-name="ce2" office:value-type="string" calcext:value-type="string">
            <text:p>AT-01; FA-01; IT-02; TC-01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4008885" calcext:value-type="float">
            <text:p>94008885</text:p>
          </table:table-cell>
          <table:table-cell table:style-name="ce2" office:value-type="string" calcext:value-type="string">
            <text:p>ISO MANAGER</text:p>
          </table:table-cell>
          <table:table-cell table:number-columns-repeated="2" table:style-name="ce2" office:value-type="string" calcext:value-type="string">
            <text:p>ARTUR MACHADO SCAVONE; CÉSAR MENEZES</text:p>
          </table:table-cell>
          <table:table-cell table:style-name="ce2" office:value-type="string" calcext:value-type="string">
            <text:p>VISUAL BASIC</text:p>
          </table:table-cell>
          <table:table-cell table:style-name="ce2" office:value-type="string" calcext:value-type="string">
            <text:p>AD-02; AD-05; IF-02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6001242" calcext:value-type="float">
            <text:p>96001242</text:p>
          </table:table-cell>
          <table:table-cell table:style-name="ce2" office:value-type="string" calcext:value-type="string">
            <text:p>ORGANIZAÇÃO TEMPORAL</text:p>
          </table:table-cell>
          <table:table-cell table:style-name="ce2" office:value-type="string" calcext:value-type="string">
            <text:p>EDITORA GRÁFICA EXPOENTE LTDA.</text:p>
          </table:table-cell>
          <table:table-cell table:style-name="ce2" office:value-type="string" calcext:value-type="string">
            <text:p>JACKSON COSTA COELHO</text:p>
          </table:table-cell>
          <table:table-cell table:style-name="ce2" office:value-type="string" calcext:value-type="string">
            <text:p>VISUAL BASIC</text:p>
          </table:table-cell>
          <table:table-cell table:style-name="ce2" office:value-type="string" calcext:value-type="string">
            <text:p>ED-03</text:p>
          </table:table-cell>
          <table:table-cell table:style-name="ce2" office:value-type="string" calcext:value-type="string">
            <text:p>FA-01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6003131" calcext:value-type="float">
            <text:p>96003131</text:p>
          </table:table-cell>
          <table:table-cell table:style-name="ce2" office:value-type="string" calcext:value-type="string">
            <text:p>KR-NETO ELECTRONIC DISPLAY SYSTEM</text:p>
          </table:table-cell>
          <table:table-cell table:style-name="ce2" office:value-type="string" calcext:value-type="string">
            <text:p>KREANTO INFORMÁTICA LTDA</text:p>
          </table:table-cell>
          <table:table-cell table:style-name="ce2" office:value-type="string" calcext:value-type="string">
            <text:p>MARCELO CLARO</text:p>
          </table:table-cell>
          <table:table-cell table:style-name="ce2" office:value-type="string" calcext:value-type="string">
            <text:p>DELPHI</text:p>
          </table:table-cell>
          <table:table-cell table:style-name="ce2" office:value-type="string" calcext:value-type="string">
            <text:p>CO-04</text:p>
          </table:table-cell>
          <table:table-cell table:style-name="ce2" office:value-type="string" calcext:value-type="string">
            <text:p>SO-07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6003170" calcext:value-type="float">
            <text:p>96003170</text:p>
          </table:table-cell>
          <table:table-cell table:style-name="ce2" office:value-type="string" calcext:value-type="string">
            <text:p>SISTEMA DE EMPRÉSTIMOS INFOQUART</text:p>
          </table:table-cell>
          <table:table-cell table:style-name="ce2" office:value-type="string" calcext:value-type="string">
            <text:p>INFOQUART COMERCIAL DE SISTEMAS BANCÁRIOS E INFORMÁTICA LTDA</text:p>
          </table:table-cell>
          <table:table-cell table:style-name="ce2" office:value-type="string" calcext:value-type="string">
            <text:p>ALBERTO MÁRIO ROMANO</text:p>
          </table:table-cell>
          <table:table-cell table:style-name="ce2" office:value-type="string" calcext:value-type="string">
            <text:p>COBOL</text:p>
          </table:table-cell>
          <table:table-cell table:style-name="ce2" office:value-type="string" calcext:value-type="string">
            <text:p>FN-03</text:p>
          </table:table-cell>
          <table:table-cell table:style-name="ce2" office:value-type="string" calcext:value-type="string">
            <text:p>GI-01; GI-04; GI-06; GI-07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03292-5</text:p>
          </table:table-cell>
          <table:table-cell table:style-name="ce2" office:value-type="string" calcext:value-type="string">
            <text:p>PRG ELABORAÇÃO DO PROJETO DAS CENTRAIS TELEFÔNICAS MÓVEIS</text:p>
          </table:table-cell>
          <table:table-cell table:style-name="ce2" office:value-type="string" calcext:value-type="string">
            <text:p>CENTRO DE PESQUISA E DESENVOLVIMENTO DE INFORMÁTICA E AUTOMAÇÃO</text:p>
          </table:table-cell>
          <table:table-cell table:style-name="ce2" office:value-type="string" calcext:value-type="string">
            <text:p>ALEXANDRE MARTINS PLÁCIDO; EDUARDO VILLAR; NARCIZO MARCULINO SILVA</text:p>
          </table:table-cell>
          <table:table-cell table:style-name="ce2" office:value-type="string" calcext:value-type="string">
            <text:p>AUTO LISP; VISUAL BASIC 6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AT-0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76-1</text:p>
          </table:table-cell>
          <table:table-cell table:style-name="ce2" office:value-type="string" calcext:value-type="string">
            <text:p>UHK Service</text:p>
          </table:table-cell>
          <table:table-cell table:style-name="ce2" office:value-type="string" calcext:value-type="string">
            <text:p>UHK CONSULTORIAS E SERVICOS LTDA EPP</text:p>
          </table:table-cell>
          <table:table-cell table:style-name="ce2" office:value-type="string" calcext:value-type="string">
            <text:p>GISELE BARROS SOUSA</text:p>
          </table:table-cell>
          <table:table-cell table:style-name="ce2" office:value-type="string" calcext:value-type="string">
            <text:p>HTML; JAVA SCRIPT; PHP; SQL; XML</text:p>
          </table:table-cell>
          <table:table-cell table:style-name="ce2" office:value-type="string" calcext:value-type="string">
            <text:p>AD-09; AD-11; IF-02</text:p>
          </table:table-cell>
          <table:table-cell table:style-name="ce2" office:value-type="string" calcext:value-type="string">
            <text:p>IT-01; IT-0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77-0</text:p>
          </table:table-cell>
          <table:table-cell table:style-name="ce2" office:value-type="string" calcext:value-type="string">
            <text:p>Sistema para Gestão Comercial - Exata Tecnologia e Contabiliade</text:p>
          </table:table-cell>
          <table:table-cell table:style-name="ce2" office:value-type="string" calcext:value-type="string">
            <text:p>E R CANUTO CONTABILIDADE E SISTEMAS; JOSÉ JUSTINO DA SILVA FILHO</text:p>
          </table:table-cell>
          <table:table-cell table:style-name="ce2" office:value-type="string" calcext:value-type="string">
            <text:p>JOSÉ JUSTINO DA SILVA FILHO</text:p>
          </table:table-cell>
          <table:table-cell table:style-name="ce2" office:value-type="string" calcext:value-type="string">
            <text:p>DELPHI</text:p>
          </table:table-cell>
          <table:table-cell table:style-name="ce2" office:value-type="string" calcext:value-type="string">
            <text:p>AD-01</text:p>
          </table:table-cell>
          <table:table-cell table:style-name="ce2" office:value-type="string" calcext:value-type="string">
            <text:p>AP-01; AP-02; AP-03; AP-04; AP-05; AT-01; AT-02; AT-03; AT-05; AT-06; AV-02; CD-0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78-8</text:p>
          </table:table-cell>
          <table:table-cell table:style-name="ce2" office:value-type="string" calcext:value-type="string">
            <text:p>AedesMap Web</text:p>
          </table:table-cell>
          <table:table-cell table:style-name="ce2" office:value-type="string" calcext:value-type="string">
            <text:p>UNIVERSIDADE FEDERAL DE ALFENAS - UNIFAL-MG</text:p>
          </table:table-cell>
          <table:table-cell table:style-name="ce2" office:value-type="string" calcext:value-type="string">
            <text:p>GABRIEL GERBER HORNINK; GUSTAVO ALVES MIGUEL; PAULO ALEXANDRE BRESSAN</text:p>
          </table:table-cell>
          <table:table-cell table:style-name="ce2" office:value-type="string" calcext:value-type="string">
            <text:p>JAVA SCRIPT; PHP; SQL</text:p>
          </table:table-cell>
          <table:table-cell table:style-name="ce2" office:value-type="string" calcext:value-type="string">
            <text:p>BL-01; GC-08; MA-04; SD-01; SD-08</text:p>
          </table:table-cell>
          <table:table-cell table:style-name="ce2" office:value-type="string" calcext:value-type="string">
            <text:p>FA-01; GI-01; SM-01; TC-01; UT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79-6</text:p>
          </table:table-cell>
          <table:table-cell table:style-name="ce2" office:value-type="string" calcext:value-type="string">
            <text:p>Ambi+Leite</text:p>
          </table:table-cell>
          <table:table-cell table:style-name="ce2" office:value-type="string" calcext:value-type="string">
            <text:p>UNIVERSIDADE FEDERAL DE VIÇOSA</text:p>
          </table:table-cell>
          <table:table-cell table:style-name="ce2" office:value-type="string" calcext:value-type="string">
            <text:p>CARLOS GUTEMBERG DE SOUZA TELES JUNIOR; FERNANDO DA COSTA BAÊTA; HIAGO HENRIQUE ROCHA ZANETONI; MONIQUE DE OLIVEIRA VILE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AG-10</text:p>
          </table:table-cell>
          <table:table-cell table:style-name="ce2" office:value-type="string" calcext:value-type="string">
            <text:p>SO-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80-0</text:p>
          </table:table-cell>
          <table:table-cell table:style-name="ce2" office:value-type="string" calcext:value-type="string">
            <text:p>VAF TOTAL - SISTEMA DE APURAÇÃO DO VALOR ADICIONADO FISCAL</text:p>
          </table:table-cell>
          <table:table-cell table:number-columns-repeated="2" table:style-name="ce2" office:value-type="string" calcext:value-type="string">
            <text:p>OLAVO ANTONIO DE OLIVEIRA REIS</text:p>
          </table:table-cell>
          <table:table-cell table:style-name="ce2" office:value-type="string" calcext:value-type="string">
            <text:p>HTML; JAVA SCRIPT; PHP; SQL</text:p>
          </table:table-cell>
          <table:table-cell table:style-name="ce2" office:value-type="string" calcext:value-type="string">
            <text:p>AD-04; DI-03; FN-01; FN-05; FN-06; IF-01; IF-02; IF-10</text:p>
          </table:table-cell>
          <table:table-cell table:style-name="ce2" office:value-type="string" calcext:value-type="string">
            <text:p>AP-04; FA-01; FA-04; GI-01; GI-06; GI-0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81-8</text:p>
          </table:table-cell>
          <table:table-cell table:style-name="ce2" office:value-type="string" calcext:value-type="string">
            <text:p>ERECEITA-DESIF - FISCALIZAÇÃO DOS SERVIÇOS DAS INSTITUIÇÕES FINANCEIRAS</text:p>
          </table:table-cell>
          <table:table-cell table:number-columns-repeated="2" table:style-name="ce2" office:value-type="string" calcext:value-type="string">
            <text:p>EDNA MARIA MENESES VIANA CASTRO</text:p>
          </table:table-cell>
          <table:table-cell table:style-name="ce2" office:value-type="string" calcext:value-type="string">
            <text:p>PHP; POSTGREE SQL</text:p>
          </table:table-cell>
          <table:table-cell table:style-name="ce2" office:value-type="string" calcext:value-type="string">
            <text:p>AD-04</text:p>
          </table:table-cell>
          <table:table-cell table:style-name="ce2" office:value-type="string" calcext:value-type="string">
            <text:p>AP-01; AP-0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82-6</text:p>
          </table:table-cell>
          <table:table-cell table:style-name="ce2" office:value-type="string" calcext:value-type="string">
            <text:p>PPCI RS - Security Fire System</text:p>
          </table:table-cell>
          <table:table-cell table:number-columns-repeated="2" table:style-name="ce2" office:value-type="string" calcext:value-type="string">
            <text:p>LUIS PAULO BRAZ GARCIA</text:p>
          </table:table-cell>
          <table:table-cell table:style-name="ce2" office:value-type="string" calcext:value-type="string">
            <text:p>APEX</text:p>
          </table:table-cell>
          <table:table-cell table:style-name="ce2" office:value-type="string" calcext:value-type="string">
            <text:p>AD-03; AD-11; CC-01; CC-03; CC-06; CC-09; DI-01; IF-01; IF-07</text:p>
          </table:table-cell>
          <table:table-cell table:style-name="ce2" office:value-type="string" calcext:value-type="string">
            <text:p>AP-01; AP-02; AT-02; AT-06; FA-01; IA-02; LG-08; TC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83-4</text:p>
          </table:table-cell>
          <table:table-cell table:style-name="ce2" office:value-type="string" calcext:value-type="string">
            <text:p>POÇO WEB - PORTAL DE ENGENHARIA DE POÇOS - BARRAMENTO (DADOS BÁSICO, PAINEL, BOOK DE PROJETOS e GERENCIAL).</text:p>
          </table:table-cell>
          <table:table-cell table:style-name="ce2" office:value-type="string" calcext:value-type="string">
            <text:p>PETRÓLEO BRASILEIRO S.A. - PETROBRAS</text:p>
          </table:table-cell>
          <table:table-cell table:style-name="ce2" office:value-type="string" calcext:value-type="string">
            <text:p>ANDRÉ LEIBSOHN MARTINS; PEDRO ESTEVES ARANHA; PEDRO HENRIQUE MARINS DOS SANTOS SOUSA; RONI ABENSUR GANDELMAN</text:p>
          </table:table-cell>
          <table:table-cell table:style-name="ce2" office:value-type="string" calcext:value-type="string">
            <text:p>C++; JAVA SCRIPT; PYTHON</text:p>
          </table:table-cell>
          <table:table-cell table:style-name="ce2" office:value-type="string" calcext:value-type="string">
            <text:p>AD-06; EN-01</text:p>
          </table:table-cell>
          <table:table-cell table:style-name="ce2" office:value-type="string" calcext:value-type="string">
            <text:p>AP-01; AT-0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0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84-2</text:p>
          </table:table-cell>
          <table:table-cell table:style-name="ce2" office:value-type="string" calcext:value-type="string">
            <text:p>FarmaSIS</text:p>
          </table:table-cell>
          <table:table-cell table:style-name="ce2" office:value-type="string" calcext:value-type="string">
            <text:p>CONSELHO FEDERAL DE FARMACIA</text:p>
          </table:table-cell>
          <table:table-cell table:style-name="ce2" office:value-type="string" calcext:value-type="string">
            <text:p>ALEX SANDRO SÓCRATES CUNHA BERNEIRA; DANIEL KORALEK; DIMITRIUS FRAGA; DÉCIUS VINÍCIUS MOTA PEREIRA; ELIAS CASSIA CASSIANO DA SILVA JUNIOR; ELVIS CHESTER ROCHA MENEZES; FABIANE SOUZA DOS SANTOS; JULIO CAVALCANTI; LUCAS ALCÂNTARA SILVA PEREIRA; LUIZ RUI MATOS BRANDÃO; LUIZ TAVARES; MARCIO SILVEIRA DE FREITAS; ODAIR DE SOUZA; PAULO ROBERTO DE OLIVEIRA MEDEIROS; ROBERTO OLIVEIRA DE ARAUJO</text:p>
          </table:table-cell>
          <table:table-cell table:style-name="ce2" office:value-type="string" calcext:value-type="string">
            <text:p>CSS; HTML; JAVA SCRIPT; PHP</text:p>
          </table:table-cell>
          <table:table-cell table:style-name="ce2" office:value-type="string" calcext:value-type="string">
            <text:p>AD-01; AD-02; AD-03; AD-05</text:p>
          </table:table-cell>
          <table:table-cell table:style-name="ce2" office:value-type="string" calcext:value-type="string">
            <text:p>AP-01; AP-02; AP-03; AP-04; AT-03; AT-06; AV-02; CT-03; FA-02; GI-01; GI-03; GI-04; SO-07; UT-0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2"/>
        </table:table-row>
        <table:table-row table:style-name="ro7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85-0</text:p>
          </table:table-cell>
          <table:table-cell table:style-name="ce2" office:value-type="string" calcext:value-type="string">
            <text:p>RASCS - Uma Arquitetura de Referência para Sistemas de Controle de Satélites</text:p>
          </table:table-cell>
          <table:table-cell table:style-name="ce2" office:value-type="string" calcext:value-type="string">
            <text:p>MINISTERIO DA CIENCIA TECNOLOGIA INOVACOES E COMUNICACOES</text:p>
          </table:table-cell>
          <table:table-cell table:style-name="ce2" office:value-type="string" calcext:value-type="string">
            <text:p>ADAIR JOSÉ ROHLING; MAURICIO GONÇALVES VIEIRA FERREIRA; WALTER ABRAHÃO DOS SANTOS</text:p>
          </table:table-cell>
          <table:table-cell table:style-name="ce2" office:value-type="string" calcext:value-type="string">
            <text:p>JAVA; JAVA SCRIPT; PYTHON</text:p>
          </table:table-cell>
          <table:table-cell table:style-name="ce2" office:value-type="string" calcext:value-type="string">
            <text:p>AD-02; TC-02</text:p>
          </table:table-cell>
          <table:table-cell table:style-name="ce2" office:value-type="string" calcext:value-type="string">
            <text:p>AP-01; DS-0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86-9</text:p>
          </table:table-cell>
          <table:table-cell table:style-name="ce2" office:value-type="string" calcext:value-type="string">
            <text:p>Classe para troca de mensagens por método publica/assina sobre barramento CAN. Permite publicar e assinar mensagens mascarando campos de protocolo próprio.</text:p>
          </table:table-cell>
          <table:table-cell table:style-name="ce2" office:value-type="string" calcext:value-type="string">
            <text:p>FUNDAÇÃO INSTITUTO NACIONAL DE TELECOMUNICAÇÕES; MULTILASER INDUSTRIAL S.A.</text:p>
          </table:table-cell>
          <table:table-cell table:style-name="ce2" office:value-type="string" calcext:value-type="string">
            <text:p>MATHEUS DA COSTA DE SOUZ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SO-04; SO-07; SO-0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87-7</text:p>
          </table:table-cell>
          <table:table-cell table:style-name="ce2" office:value-type="string" calcext:value-type="string">
            <text:p>descriptografa, calcula e verifica CRC16 e decodifica a string Json.</text:p>
          </table:table-cell>
          <table:table-cell table:style-name="ce2" office:value-type="string" calcext:value-type="string">
            <text:p>FUNDAÇÃO INSTITUTO NACIONAL DE TELECOMUNICAÇÕES; MULTILASER INDUSTRIAL S.A.</text:p>
          </table:table-cell>
          <table:table-cell table:style-name="ce2" office:value-type="string" calcext:value-type="string">
            <text:p>MATHEUS DA COSTA DE SOUZ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C-02</text:p>
          </table:table-cell>
          <table:table-cell table:style-name="ce2" office:value-type="string" calcext:value-type="string">
            <text:p>GI-01; UT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88-5</text:p>
          </table:table-cell>
          <table:table-cell table:style-name="ce2" office:value-type="string" calcext:value-type="string">
            <text:p>ELIQUARE - Organizador taxonômico de dados metagenômicos</text:p>
          </table:table-cell>
          <table:table-cell table:style-name="ce2" office:value-type="string" calcext:value-type="string">
            <text:p>UNIVERSIDADE ESTADUAL DE PONTA GROSSA</text:p>
          </table:table-cell>
          <table:table-cell table:style-name="ce2" office:value-type="string" calcext:value-type="string">
            <text:p>CAROLINA WEIGERT GALVÃO; DIEGO BRAGA SANTI; FRANKLIN GALVÃO; RAFAEL BERTONI DA SILVEIRA; RAFAEL MAZER ETTO; SALOME URREA VALENCIA; WILLIAM XAVIER MAUKOSK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BL-01; BL-02; BL-04</text:p>
          </table:table-cell>
          <table:table-cell table:style-name="ce2" office:value-type="string" calcext:value-type="string">
            <text:p>FA-01; GI-01; GI-02; GI-0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89-3</text:p>
          </table:table-cell>
          <table:table-cell table:style-name="ce2" office:value-type="string" calcext:value-type="string">
            <text:p>Lexana Search</text:p>
          </table:table-cell>
          <table:table-cell table:style-name="ce2" office:value-type="string" calcext:value-type="string">
            <text:p>STUTZ SOLUCOES TECNOLOGICAS LTDA</text:p>
          </table:table-cell>
          <table:table-cell table:style-name="ce2" office:value-type="string" calcext:value-type="string">
            <text:p>TIAGO DE OLIVEIRA STUTZ</text:p>
          </table:table-cell>
          <table:table-cell table:style-name="ce2" office:value-type="string" calcext:value-type="string">
            <text:p>JAVA SCRIPT</text:p>
          </table:table-cell>
          <table:table-cell table:style-name="ce2" office:value-type="string" calcext:value-type="string">
            <text:p>IF-02</text:p>
          </table:table-cell>
          <table:table-cell table:style-name="ce2" office:value-type="string" calcext:value-type="string">
            <text:p>GI-08; IA-0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90-7</text:p>
          </table:table-cell>
          <table:table-cell table:style-name="ce2" office:value-type="string" calcext:value-type="string">
            <text:p>Aprendiz Energético</text:p>
          </table:table-cell>
          <table:table-cell table:style-name="ce2" office:value-type="string" calcext:value-type="string">
            <text:p>DATTE DESENVOLVIMENTO, APRENDIZAGEM, TECNOLOGIA,TREINAMENTO E EDUCACAO EIRELI</text:p>
          </table:table-cell>
          <table:table-cell table:style-name="ce2" office:value-type="string" calcext:value-type="string">
            <text:p>FRANCYELLE SUSÃ MACIEL XISTO; MARCOS AIRES RIBEIRO DE CARVALHO</text:p>
          </table:table-cell>
          <table:table-cell table:style-name="ce2" office:value-type="string" calcext:value-type="string">
            <text:p>CSS; JAVA SCRIPT; PHP; SQL</text:p>
          </table:table-cell>
          <table:table-cell table:style-name="ce2" office:value-type="string" calcext:value-type="string">
            <text:p>ED-02; ED-04; EN-01; IF-02; IF-04; MA-02</text:p>
          </table:table-cell>
          <table:table-cell table:style-name="ce2" office:value-type="string" calcext:value-type="string">
            <text:p>AP-01; AP-02; AP-03; DS-04; GI-01; GI-06; IA-0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91-5</text:p>
          </table:table-cell>
          <table:table-cell table:style-name="ce2" office:value-type="string" calcext:value-type="string">
            <text:p>Controle eletrônico Jogo Peteca</text:p>
          </table:table-cell>
          <table:table-cell table:style-name="ce2" office:value-type="string" calcext:value-type="string">
            <text:p>EDMAR ALVES COSME</text:p>
          </table:table-cell>
          <table:table-cell table:style-name="ce2" office:value-type="string" calcext:value-type="string">
            <text:p>EDMAR ALVES COSME; MARLUCIA BEATRIZ LOPES PEREIRA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IN-01; IN-05</text:p>
          </table:table-cell>
          <table:table-cell table:style-name="ce2" office:value-type="string" calcext:value-type="string">
            <text:p>AT-06; SO-02; SO-06; SO-07; TI-0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92-3</text:p>
          </table:table-cell>
          <table:table-cell table:style-name="ce2" office:value-type="string" calcext:value-type="string">
            <text:p>Tecnologia MBE2</text:p>
          </table:table-cell>
          <table:table-cell table:style-name="ce2" office:value-type="string" calcext:value-type="string">
            <text:p>MAHLE METAL LEVE S.A.</text:p>
          </table:table-cell>
          <table:table-cell table:style-name="ce2" office:value-type="string" calcext:value-type="string">
            <text:p>CARLOS HIDEO YWASSA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AG-05; BL-07; EN-03</text:p>
          </table:table-cell>
          <table:table-cell table:style-name="ce2" office:value-type="string" calcext:value-type="string">
            <text:p>AT-05; AT-0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93-1</text:p>
          </table:table-cell>
          <table:table-cell table:style-name="ce2" office:value-type="string" calcext:value-type="string">
            <text:p>Vade Mecum Lexana</text:p>
          </table:table-cell>
          <table:table-cell table:style-name="ce2" office:value-type="string" calcext:value-type="string">
            <text:p>STUTZ SOLUCOES TECNOLOGICAS LTDA</text:p>
          </table:table-cell>
          <table:table-cell table:style-name="ce2" office:value-type="string" calcext:value-type="string">
            <text:p>TIAGO DE OLIVEIRA STUTZ</text:p>
          </table:table-cell>
          <table:table-cell table:style-name="ce2" office:value-type="string" calcext:value-type="string">
            <text:p>JAVA SCRIPT</text:p>
          </table:table-cell>
          <table:table-cell table:style-name="ce2" office:value-type="string" calcext:value-type="string">
            <text:p>DI-01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94-0</text:p>
          </table:table-cell>
          <table:table-cell table:style-name="ce2" office:value-type="string" calcext:value-type="string">
            <text:p>SIMULADOR CONTÁBIL COM PROGRAMAÇÃO DINÂMICA</text:p>
          </table:table-cell>
          <table:table-cell table:number-columns-repeated="2" table:style-name="ce2" office:value-type="string" calcext:value-type="string">
            <text:p>RENATO DE MELLO; VANUZA BUCHINGER</text:p>
          </table:table-cell>
          <table:table-cell table:style-name="ce2" office:value-type="string" calcext:value-type="string">
            <text:p>LISP</text:p>
          </table:table-cell>
          <table:table-cell table:style-name="ce2" office:value-type="string" calcext:value-type="string">
            <text:p>FN-06</text:p>
          </table:table-cell>
          <table:table-cell table:style-name="ce2" office:value-type="string" calcext:value-type="string">
            <text:p>AP-01; AP-02; AP-03; AP-05; AT-06; AV-01; AV-02; FA-01; GI-01; IA-02; SM-01; TC-0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95-8</text:p>
          </table:table-cell>
          <table:table-cell table:style-name="ce2" office:value-type="string" calcext:value-type="string">
            <text:p>Vade Mecum Lexana API</text:p>
          </table:table-cell>
          <table:table-cell table:style-name="ce2" office:value-type="string" calcext:value-type="string">
            <text:p>STUTZ SOLUCOES TECNOLOGICAS LTDA</text:p>
          </table:table-cell>
          <table:table-cell table:style-name="ce2" office:value-type="string" calcext:value-type="string">
            <text:p>TIAGO DE OLIVEIRA STUTZ</text:p>
          </table:table-cell>
          <table:table-cell table:style-name="ce2" office:value-type="string" calcext:value-type="string">
            <text:p>JAVA SCRIPT</text:p>
          </table:table-cell>
          <table:table-cell table:style-name="ce2" office:value-type="string" calcext:value-type="string">
            <text:p>DI-01</text:p>
          </table:table-cell>
          <table:table-cell table:style-name="ce2" office:value-type="string" calcext:value-type="string">
            <text:p>SO-04; TI-0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96-6</text:p>
          </table:table-cell>
          <table:table-cell table:style-name="ce2" office:value-type="string" calcext:value-type="string">
            <text:p>NEW DRIVER</text:p>
          </table:table-cell>
          <table:table-cell table:style-name="ce2" office:value-type="string" calcext:value-type="string">
            <text:p>NEW DRIVER LTDA</text:p>
          </table:table-cell>
          <table:table-cell table:style-name="ce2" office:value-type="string" calcext:value-type="string">
            <text:p>VICTOR IVENS PEREIRA</text:p>
          </table:table-cell>
          <table:table-cell table:style-name="ce2" office:value-type="string" calcext:value-type="string">
            <text:p>JAVA SCRIPT; NODEJS</text:p>
          </table:table-cell>
          <table:table-cell table:style-name="ce2" office:value-type="string" calcext:value-type="string">
            <text:p>AD-04; AD-05; AD-06</text:p>
          </table:table-cell>
          <table:table-cell table:style-name="ce2" office:value-type="string" calcext:value-type="string">
            <text:p>AP-01; FA-01; IA-0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97-4</text:p>
          </table:table-cell>
          <table:table-cell table:style-name="ce2" office:value-type="string" calcext:value-type="string">
            <text:p>Solinvest</text:p>
          </table:table-cell>
          <table:table-cell table:style-name="ce2" office:value-type="string" calcext:value-type="string">
            <text:p>JOÃO HÉLIO COSTA DA CUNHA CAVALCANTI JUNIOR; JOÃO HENRIQUE GOMES DA COSTA CAVALCANTI</text:p>
          </table:table-cell>
          <table:table-cell table:style-name="ce2" office:value-type="string" calcext:value-type="string">
            <text:p>JOÃO HENRIQUE GOMES DA COSTA CAVALCANTI; MARIO ORIESTES AGUIRRE GONZÁLEZ</text:p>
          </table:table-cell>
          <table:table-cell table:style-name="ce2" office:value-type="string" calcext:value-type="string">
            <text:p>VISUAL BASIC</text:p>
          </table:table-cell>
          <table:table-cell table:style-name="ce2" office:value-type="string" calcext:value-type="string">
            <text:p>EC-09; EN-04</text:p>
          </table:table-cell>
          <table:table-cell table:style-name="ce2" office:value-type="string" calcext:value-type="string">
            <text:p>IA-02; SM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98-2</text:p>
          </table:table-cell>
          <table:table-cell table:style-name="ce2" office:value-type="string" calcext:value-type="string">
            <text:p>COMIN TOOL INTERNET</text:p>
          </table:table-cell>
          <table:table-cell table:number-columns-repeated="2" table:style-name="ce2" office:value-type="string" calcext:value-type="string">
            <text:p>PEDRO ANTONIO ROSSATO COMIN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IF-10</text:p>
          </table:table-cell>
          <table:table-cell table:style-name="ce2" office:value-type="string" calcext:value-type="string">
            <text:p>DS-01; FA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899-0</text:p>
          </table:table-cell>
          <table:table-cell table:style-name="ce2" office:value-type="string" calcext:value-type="string">
            <text:p>Localize o Bombeiro</text:p>
          </table:table-cell>
          <table:table-cell table:number-columns-repeated="2" table:style-name="ce2" office:value-type="string" calcext:value-type="string">
            <text:p>MICHEL PIRES DE ARAUJO</text:p>
          </table:table-cell>
          <table:table-cell table:style-name="ce2" office:value-type="string" calcext:value-type="string">
            <text:p>HTML; JAVA SCRIPT; PHP; SQL</text:p>
          </table:table-cell>
          <table:table-cell table:style-name="ce2" office:value-type="string" calcext:value-type="string">
            <text:p>AD-01; AD-02; AD-03</text:p>
          </table:table-cell>
          <table:table-cell table:style-name="ce2" office:value-type="string" calcext:value-type="string">
            <text:p>AP-01; AP-03; AT-0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00-8</text:p>
          </table:table-cell>
          <table:table-cell table:style-name="ce2" office:value-type="string" calcext:value-type="string">
            <text:p>START by Spray Plan</text:p>
          </table:table-cell>
          <table:table-cell table:style-name="ce2" office:value-type="string" calcext:value-type="string">
            <text:p>LOURES &amp; LINO LTDA - ME</text:p>
          </table:table-cell>
          <table:table-cell table:style-name="ce2" office:value-type="string" calcext:value-type="string">
            <text:p>ANTONIO LOURES SOARES JUNIOR; MARCO ANTONIO LINO JUNIOR</text:p>
          </table:table-cell>
          <table:table-cell table:style-name="ce2" office:value-type="string" calcext:value-type="string">
            <text:p>JAVA; JSON; XML</text:p>
          </table:table-cell>
          <table:table-cell table:style-name="ce2" office:value-type="string" calcext:value-type="string">
            <text:p>AD-05; AD-08; AG-01; AG-04; AG-08; AG-09; GC-08; IF-09; IF-10</text:p>
          </table:table-cell>
          <table:table-cell table:style-name="ce2" office:value-type="string" calcext:value-type="string">
            <text:p>AP-01; AP-02; AP-03; AP-04; AT-06; CD-01; FA-03; FA-04; GI-01; GI-02; UT-0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01-6</text:p>
          </table:table-cell>
          <table:table-cell table:style-name="ce2" office:value-type="string" calcext:value-type="string">
            <text:p>VTAX - SUITE FISCAL PARA APURAÇÃO DE TRIBUTOS</text:p>
          </table:table-cell>
          <table:table-cell table:style-name="ce2" office:value-type="string" calcext:value-type="string">
            <text:p>SEIDOR VERITAS SISTEMAS LTDA</text:p>
          </table:table-cell>
          <table:table-cell table:style-name="ce2" office:value-type="string" calcext:value-type="string">
            <text:p>VICTOR DE SOUZA CRUZ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DI-01; FN-01; FN-02; FN-06</text:p>
          </table:table-cell>
          <table:table-cell table:style-name="ce2" office:value-type="string" calcext:value-type="string">
            <text:p>AP-05; AT-06; GI-01; GI-04; GI-07; TI-0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02-4</text:p>
          </table:table-cell>
          <table:table-cell table:style-name="ce2" office:value-type="string" calcext:value-type="string">
            <text:p>ATC - Automação de Atendimento de Clínica</text:p>
          </table:table-cell>
          <table:table-cell table:style-name="ce2" office:value-type="string" calcext:value-type="string">
            <text:p>VIA LASER SERVIÇOS ESTETICOS LTDA ME</text:p>
          </table:table-cell>
          <table:table-cell table:style-name="ce2" office:value-type="string" calcext:value-type="string">
            <text:p>KILMER DUARTE LIMA</text:p>
          </table:table-cell>
          <table:table-cell table:style-name="ce2" office:value-type="string" calcext:value-type="string">
            <text:p>C++; JAVA</text:p>
          </table:table-cell>
          <table:table-cell table:style-name="ce2" office:value-type="string" calcext:value-type="string">
            <text:p>IN-02</text:p>
          </table:table-cell>
          <table:table-cell table:style-name="ce2" office:value-type="string" calcext:value-type="string">
            <text:p>AT-0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03-2</text:p>
          </table:table-cell>
          <table:table-cell table:style-name="ce2" office:value-type="string" calcext:value-type="string">
            <text:p>IMAGE - SOFTWARE GERENCIADOR ELETRÔNICO DE DOCUMENTOS ESPECIALIZADO EM CARTÓRIOS</text:p>
          </table:table-cell>
          <table:table-cell table:style-name="ce2" office:value-type="string" calcext:value-type="string">
            <text:p>SIPLANCONTROL-M T.I. S/A</text:p>
          </table:table-cell>
          <table:table-cell table:style-name="ce2" office:value-type="string" calcext:value-type="string">
            <text:p>JOSE TEODORO JUNIOR</text:p>
          </table:table-cell>
          <table:table-cell table:style-name="ce2" office:value-type="string" calcext:value-type="string">
            <text:p>.NET; C#; T-SQL</text:p>
          </table:table-cell>
          <table:table-cell table:style-name="ce2" office:value-type="string" calcext:value-type="string">
            <text:p>AD-01; AD-11; DI-03</text:p>
          </table:table-cell>
          <table:table-cell table:style-name="ce2" office:value-type="string" calcext:value-type="string">
            <text:p>DS-04; GI-01; SO-0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04-0</text:p>
          </table:table-cell>
          <table:table-cell table:style-name="ce2" office:value-type="string" calcext:value-type="string">
            <text:p>BSN - BACKUP SEGURO NA NUVEM</text:p>
          </table:table-cell>
          <table:table-cell table:style-name="ce2" office:value-type="string" calcext:value-type="string">
            <text:p>SIPLANCONTROL-M T.I. S/A</text:p>
          </table:table-cell>
          <table:table-cell table:style-name="ce2" office:value-type="string" calcext:value-type="string">
            <text:p>JOSE TEODORO JUNIOR</text:p>
          </table:table-cell>
          <table:table-cell table:style-name="ce2" office:value-type="string" calcext:value-type="string">
            <text:p>.NET; C#; T-SQL</text:p>
          </table:table-cell>
          <table:table-cell table:style-name="ce2" office:value-type="string" calcext:value-type="string">
            <text:p>AD-01; AD-11; DI-03</text:p>
          </table:table-cell>
          <table:table-cell table:style-name="ce2" office:value-type="string" calcext:value-type="string">
            <text:p>AP-01; DS-04; GI-01; PD-01; SO-07; UT-02; UT-0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05-9</text:p>
          </table:table-cell>
          <table:table-cell table:style-name="ce2" office:value-type="string" calcext:value-type="string">
            <text:p>Sistema de Gestão SPTI</text:p>
          </table:table-cell>
          <table:table-cell table:style-name="ce2" office:value-type="string" calcext:value-type="string">
            <text:p>SUPPORT INFORMÁTICA LTDA</text:p>
          </table:table-cell>
          <table:table-cell table:style-name="ce2" office:value-type="string" calcext:value-type="string">
            <text:p>JENNYFFER DA SILVA PEREIRA</text:p>
          </table:table-cell>
          <table:table-cell table:style-name="ce2" office:value-type="string" calcext:value-type="string">
            <text:p>DELPHI</text:p>
          </table:table-cell>
          <table:table-cell table:style-name="ce2" office:value-type="string" calcext:value-type="string">
            <text:p>AD-05; AD-06</text:p>
          </table:table-cell>
          <table:table-cell table:style-name="ce2" office:value-type="string" calcext:value-type="string">
            <text:p>AP-02; AP-03; AT-05; AT-06; GI-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06-7</text:p>
          </table:table-cell>
          <table:table-cell table:style-name="ce2" office:value-type="string" calcext:value-type="string">
            <text:p>ASAF-Automated Simulation and Analysis Framework</text:p>
          </table:table-cell>
          <table:table-cell table:number-columns-repeated="2" table:style-name="ce2" office:value-type="string" calcext:value-type="string">
            <text:p>RANULFO ACIR DE OLIVEIRA RESENDE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IN-03</text:p>
          </table:table-cell>
          <table:table-cell table:style-name="ce2" office:value-type="string" calcext:value-type="string">
            <text:p>AP-03; AT-01; SM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07-5</text:p>
          </table:table-cell>
          <table:table-cell table:style-name="ce2" office:value-type="string" calcext:value-type="string">
            <text:p>RCALC - Reforço de fundação de torres poligonais utilizando uma fundação central</text:p>
          </table:table-cell>
          <table:table-cell table:style-name="ce2" office:value-type="string" calcext:value-type="string">
            <text:p>C.A.W. PROJETOS E CONSULTORIA INDUSTRIAL LTDA.</text:p>
          </table:table-cell>
          <table:table-cell table:style-name="ce2" office:value-type="string" calcext:value-type="string">
            <text:p>CARLOS ALBERTO WERNER; MÁRIO ARMANDO ARANTES; RHODOLFO NOVOCHADLO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CC-05; CC-10</text:p>
          </table:table-cell>
          <table:table-cell table:style-name="ce2" office:value-type="string" calcext:value-type="string">
            <text:p>SM-04; TC-0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08-3</text:p>
          </table:table-cell>
          <table:table-cell table:style-name="ce2" office:value-type="string" calcext:value-type="string">
            <text:p>RURALES ERP</text:p>
          </table:table-cell>
          <table:table-cell table:style-name="ce2" office:value-type="string" calcext:value-type="string">
            <text:p>RURALES CONSULTORIA E SOLUÇÕES PARA AGRONEGOCIOS LTDA ME</text:p>
          </table:table-cell>
          <table:table-cell table:style-name="ce2" office:value-type="string" calcext:value-type="string">
            <text:p>THIAGO SILVA SANTOS</text:p>
          </table:table-cell>
          <table:table-cell table:style-name="ce2" office:value-type="string" calcext:value-type="string">
            <text:p>.NET; C#</text:p>
          </table:table-cell>
          <table:table-cell table:style-name="ce2" office:value-type="string" calcext:value-type="string">
            <text:p>AD-02; AD-03; AD-08; AD-11; AG-01; AG-03; AG-04; EC-05; FN-06</text:p>
          </table:table-cell>
          <table:table-cell table:style-name="ce2" office:value-type="string" calcext:value-type="string">
            <text:p>AP-02; AP-03; AP-04; AP-05; AT-01; AT-02; AT-05; AT-06; AV-02; DS-07; FA-01; SO-0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09-1</text:p>
          </table:table-cell>
          <table:table-cell table:style-name="ce2" office:value-type="string" calcext:value-type="string">
            <text:p>PEEE - Programação Educacional de Eficiência</text:p>
          </table:table-cell>
          <table:table-cell table:style-name="ce2" office:value-type="string" calcext:value-type="string">
            <text:p>DATTE DESENVOLVIMENTO, APRENDIZAGEM, TECNOLOGIA,TREINAMENTO E EDUCACAO EIRELI</text:p>
          </table:table-cell>
          <table:table-cell table:style-name="ce2" office:value-type="string" calcext:value-type="string">
            <text:p>MARCOS AIRES RIBEIRO DE CARVALHO,; MARINA EMELLY BÁRBARA JERÔNIMO; SILAS DE SOUZA SILVA</text:p>
          </table:table-cell>
          <table:table-cell table:style-name="ce2" office:value-type="string" calcext:value-type="string">
            <text:p>CSS; JAVA SCRIPT; SQL</text:p>
          </table:table-cell>
          <table:table-cell table:style-name="ce2" office:value-type="string" calcext:value-type="string">
            <text:p>ED-02; ED-04; EN-01; IF-02; IF-04; MA-02</text:p>
          </table:table-cell>
          <table:table-cell table:style-name="ce2" office:value-type="string" calcext:value-type="string">
            <text:p>AP-01; AP-02; AP-03; DS-04; GI-01; GI-06; IA-0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10-5</text:p>
          </table:table-cell>
          <table:table-cell table:style-name="ce2" office:value-type="string" calcext:value-type="string">
            <text:p>Sistema de Gestão, Monitoramento e Auditoria do Valor Adicionado Fiscal</text:p>
          </table:table-cell>
          <table:table-cell table:style-name="ce2" office:value-type="string" calcext:value-type="string">
            <text:p>SIGMA TECNOLOGIA E ASSESSORIA LTDA - EPP</text:p>
          </table:table-cell>
          <table:table-cell table:style-name="ce2" office:value-type="string" calcext:value-type="string">
            <text:p>TIAGO KELLER ALVES</text:p>
          </table:table-cell>
          <table:table-cell table:style-name="ce2" office:value-type="string" calcext:value-type="string">
            <text:p>JAVA SCRIPT; PHP</text:p>
          </table:table-cell>
          <table:table-cell table:style-name="ce2" office:value-type="string" calcext:value-type="string">
            <text:p>FN-01</text:p>
          </table:table-cell>
          <table:table-cell table:style-name="ce2" office:value-type="string" calcext:value-type="string">
            <text:p>AP-03; AP-0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BR 51 2018 051911-3</text:p>
          </table:table-cell>
          <table:table-cell table:style-name="ce2" office:value-type="string" calcext:value-type="string">
            <text:p>Aplicativo para rede social</text:p>
          </table:table-cell>
          <table:table-cell table:number-columns-repeated="2" table:style-name="ce2" office:value-type="string" calcext:value-type="string">
            <text:p>FELIPE GIAMBERARDINO RIGONI</text:p>
          </table:table-cell>
          <table:table-cell table:style-name="ce2" office:value-type="string" calcext:value-type="string">
            <text:p>JAVA; PHP; SWIFT</text:p>
          </table:table-cell>
          <table:table-cell table:style-name="ce2" office:value-type="string" calcext:value-type="string">
            <text:p>AN-01; AN-02; AN-03; CO-04</text:p>
          </table:table-cell>
          <table:table-cell table:style-name="ce2" office:value-type="string" calcext:value-type="string">
            <text:p>AP-0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494" calcext:value-type="float">
            <text:p>249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12-1</text:p>
          </table:table-cell>
          <table:table-cell table:style-name="ce3" office:value-type="string" calcext:value-type="string">
            <text:p>SDRDM - System Dynamics Model Simulator for Robust Decision Making Analysis in R</text:p>
          </table:table-cell>
          <table:table-cell table:number-columns-repeated="2" table:style-name="ce3" office:value-type="string" calcext:value-type="string">
            <text:p>DANIEL PACHECO LACERDA; MARIA ISABEL WOLF MOTTA MORANDI; PEDRO NASCIMENTO DE LIM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D-02; MT-06</text:p>
          </table:table-cell>
          <table:table-cell table:style-name="ce3" office:value-type="string" calcext:value-type="string">
            <text:p>SM-01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5"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494" calcext:value-type="float">
            <text:p>249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13-0</text:p>
          </table:table-cell>
          <table:table-cell table:style-name="ce3" office:value-type="string" calcext:value-type="string">
            <text:p>Sappi - Sistema Automatizado de Pré Impressão</text:p>
          </table:table-cell>
          <table:table-cell table:style-name="ce3" office:value-type="string" calcext:value-type="string">
            <text:p>CLICHERIA BLUMENAU LTDA</text:p>
          </table:table-cell>
          <table:table-cell table:style-name="ce3" office:value-type="string" calcext:value-type="string">
            <text:p>RODRIGO ALEXANDRINO PEREIRA</text:p>
          </table:table-cell>
          <table:table-cell table:style-name="ce3" office:value-type="string" calcext:value-type="string">
            <text:p>CSS; HTML; JAVA; JAVA SCRIPT; SQL</text:p>
          </table:table-cell>
          <table:table-cell table:style-name="ce3" office:value-type="string" calcext:value-type="string">
            <text:p>AD-01; AD-05; AD-06; AD-08</text:p>
          </table:table-cell>
          <table:table-cell table:style-name="ce3" office:value-type="string" calcext:value-type="string">
            <text:p>AP-02; AP-03; AT-03; AT-06; AV-02; CD-01; CD-04; CT-03; ET-03; GI-01; GI-02; GI-04; GI-06; GI-08; SO-07; TC-04; U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494" calcext:value-type="float">
            <text:p>249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14-8</text:p>
          </table:table-cell>
          <table:table-cell table:style-name="ce3" office:value-type="string" calcext:value-type="string">
            <text:p>AtlasTur</text:p>
          </table:table-cell>
          <table:table-cell table:number-columns-repeated="2" table:style-name="ce3" office:value-type="string" calcext:value-type="string">
            <text:p>MAURÍCIO SANITÁ DE AZEVEDO</text:p>
          </table:table-cell>
          <table:table-cell table:style-name="ce3" office:value-type="string" calcext:value-type="string">
            <text:p>HTML; JAVA SCRIPT; MYSQL; PHP</text:p>
          </table:table-cell>
          <table:table-cell table:style-name="ce3" office:value-type="string" calcext:value-type="string">
            <text:p>AD-05; AD-10; FN-05; FN-06; IF-10; SV-04</text:p>
          </table:table-cell>
          <table:table-cell table:style-name="ce3" office:value-type="string" calcext:value-type="string">
            <text:p>AV-01; FA-04; GI-01; GI-02; GI-04; GI-06; GI-07; PD-01; PD-02; SO-04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494" calcext:value-type="float">
            <text:p>249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15-6</text:p>
          </table:table-cell>
          <table:table-cell table:style-name="ce3" office:value-type="string" calcext:value-type="string">
            <text:p>SOL - Sistema Otimizador de Licitações</text:p>
          </table:table-cell>
          <table:table-cell table:number-columns-repeated="2" table:style-name="ce3" office:value-type="string" calcext:value-type="string">
            <text:p>OSÓRIO DINIZ JÚNIOR</text:p>
          </table:table-cell>
          <table:table-cell table:style-name="ce3" office:value-type="string" calcext:value-type="string">
            <text:p>CSS; HTML; JAVA SCRIPT; JQUERY; MYSQL; PHP</text:p>
          </table:table-cell>
          <table:table-cell table:style-name="ce3" office:value-type="string" calcext:value-type="string">
            <text:p>AD-01; AD-02; AD-04</text:p>
          </table:table-cell>
          <table:table-cell table:style-name="ce3" office:value-type="string" calcext:value-type="string">
            <text:p>A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494" calcext:value-type="float">
            <text:p>249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16-4</text:p>
          </table:table-cell>
          <table:table-cell table:style-name="ce3" office:value-type="string" calcext:value-type="string">
            <text:p>Sistema de Gestão da Fiscalização - GEFIS</text:p>
          </table:table-cell>
          <table:table-cell table:number-columns-repeated="2" table:style-name="ce3" office:value-type="string" calcext:value-type="string">
            <text:p>GUSTAVO LIMA CRUZ</text:p>
          </table:table-cell>
          <table:table-cell table:style-name="ce3" office:value-type="string" calcext:value-type="string">
            <text:p>HTML; JAVA SCRIPT; MYSQL; PHP</text:p>
          </table:table-cell>
          <table:table-cell table:style-name="ce3" office:value-type="string" calcext:value-type="string">
            <text:p>AD-01; AD-02; AD-04; AD-05; AD-06; CC-04</text:p>
          </table:table-cell>
          <table:table-cell table:style-name="ce3" office:value-type="string" calcext:value-type="string">
            <text:p>AP-02; AP-03; AP-04; AT-06; DS-07; SO-07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494" calcext:value-type="float">
            <text:p>249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18-0</text:p>
          </table:table-cell>
          <table:table-cell table:style-name="ce3" office:value-type="string" calcext:value-type="string">
            <text:p>Vade Mecum Digital</text:p>
          </table:table-cell>
          <table:table-cell table:style-name="ce3" office:value-type="string" calcext:value-type="string">
            <text:p>STUTZ SOLUCOES TECNOLOGICAS LTDA</text:p>
          </table:table-cell>
          <table:table-cell table:style-name="ce3" office:value-type="string" calcext:value-type="string">
            <text:p>TIAGO DE OLIVEIRA STUTZ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DI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06916-4</text:p>
          </table:table-cell>
          <table:table-cell table:style-name="ce3" office:value-type="string" calcext:value-type="string">
            <text:p>HORUS SS7 BILLING</text:p>
          </table:table-cell>
          <table:table-cell table:style-name="ce3" office:value-type="string" calcext:value-type="string">
            <text:p>ASGA SISTEMAS LTDA</text:p>
          </table:table-cell>
          <table:table-cell table:style-name="ce3" office:value-type="string" calcext:value-type="string">
            <text:p>EWERTON PAULINO DE OLIVEIRA</text:p>
          </table:table-cell>
          <table:table-cell table:style-name="ce3" office:value-type="string" calcext:value-type="string">
            <text:p>C#; GNU-C</text:p>
          </table:table-cell>
          <table:table-cell table:style-name="ce3" office:value-type="string" calcext:value-type="string">
            <text:p>IF-02; IF-07; IF-10; TC-01; TC-04</text:p>
          </table:table-cell>
          <table:table-cell table:style-name="ce3" office:value-type="string" calcext:value-type="string">
            <text:p>CT-03; GI-01; GI-07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17-2</text:p>
          </table:table-cell>
          <table:table-cell table:style-name="ce3" office:value-type="string" calcext:value-type="string">
            <text:p>CTB - App Treinamento Código de Transito</text:p>
          </table:table-cell>
          <table:table-cell table:number-columns-repeated="2" table:style-name="ce3" office:value-type="string" calcext:value-type="string">
            <text:p>DIOGO APARECIDO CAVALCANTE DE LIM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; AV-01; ET-01; ET-02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19-9</text:p>
          </table:table-cell>
          <table:table-cell table:style-name="ce3" office:value-type="string" calcext:value-type="string">
            <text:p>Bootloader com gerenciamento de Memória Flash externa para atualização de firmware utilizando TI-RTOS</text:p>
          </table:table-cell>
          <table:table-cell table:style-name="ce3" office:value-type="string" calcext:value-type="string">
            <text:p>ADTC ASSESSORIA E COMERCIO DE ELETROELETRONICOS LTDA - ME; FUNDAÇÃO INSTITUTO NACIONAL DE TELECOMUNICAÇÕES; PIXEL TI INDUSTRIA E COMERCIO DE PRODUTOS ELETRONICOS LTDA</text:p>
          </table:table-cell>
          <table:table-cell table:style-name="ce3" office:value-type="string" calcext:value-type="string">
            <text:p>MARCELO FLORIANO VILELA DE ALMEID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SO-03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20-2</text:p>
          </table:table-cell>
          <table:table-cell table:style-name="ce3" office:value-type="string" calcext:value-type="string">
            <text:p>Controlador operacional de motor DC com leitura de corrente e alarmes de sobrecorrente</text:p>
          </table:table-cell>
          <table:table-cell table:style-name="ce3" office:value-type="string" calcext:value-type="string">
            <text:p>ADTC ASSESSORIA E COMERCIO DE ELETROELETRONICOS LTDA - ME; FUNDAÇÃO INSTITUTO NACIONAL DE TELECOMUNICAÇÕES; PIXEL TI INDUSTRIA E COMERCIO DE PRODUTOS ELETRONICOS LTDA</text:p>
          </table:table-cell>
          <table:table-cell table:style-name="ce3" office:value-type="string" calcext:value-type="string">
            <text:p>MARCELO FLORIANO VILELA DE ALMEID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AT-01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21-0</text:p>
          </table:table-cell>
          <table:table-cell table:style-name="ce3" office:value-type="string" calcext:value-type="string">
            <text:p>Controle de operações de fechadura automatizada</text:p>
          </table:table-cell>
          <table:table-cell table:style-name="ce3" office:value-type="string" calcext:value-type="string">
            <text:p>ADTC ASSESSORIA E COMERCIO DE ELETROELETRONICOS LTDA - ME; FUNDAÇÃO INSTITUTO NACIONAL DE TELECOMUNICAÇÕES; PIXEL TI INDUSTRIA E COMERCIO DE PRODUTOS ELETRONICOS LTDA</text:p>
          </table:table-cell>
          <table:table-cell table:style-name="ce3" office:value-type="string" calcext:value-type="string">
            <text:p>MÁRIO HENRIQUE PEREIRA ALVE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AT-01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22-9</text:p>
          </table:table-cell>
          <table:table-cell table:style-name="ce3" office:value-type="string" calcext:value-type="string">
            <text:p>Encoder de quadratura de contagem posicional utilizando TIRTOS</text:p>
          </table:table-cell>
          <table:table-cell table:style-name="ce3" office:value-type="string" calcext:value-type="string">
            <text:p>ADTC ASSESSORIA E COMERCIO DE ELETROELETRONICOS LTDA - ME; FUNDAÇÃO INSTITUTO NACIONAL DE TELECOMUNICAÇÕES; PIXEL TI INDUSTRIA E COMERCIO DE PRODUTOS ELETRONICOS LTDA</text:p>
          </table:table-cell>
          <table:table-cell table:style-name="ce3" office:value-type="string" calcext:value-type="string">
            <text:p>MARCELO FLORIANO VILELA DE ALMEID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SO-02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23-7</text:p>
          </table:table-cell>
          <table:table-cell table:style-name="ce3" office:value-type="string" calcext:value-type="string">
            <text:p>PREMIA ESMERALDA</text:p>
          </table:table-cell>
          <table:table-cell table:style-name="ce3" office:value-type="string" calcext:value-type="string">
            <text:p>KARYNNE DE PAIVA ARAÚJO; SAL EMPREENDIMENTOS LTDA</text:p>
          </table:table-cell>
          <table:table-cell table:style-name="ce3" office:value-type="string" calcext:value-type="string">
            <text:p>DAVIDE VOCCIA; GIADA MARCHIORO; GIANLUCA D ́ALESSANDRO; KARYNNE DE PAIVA ARAÚJO; MARCELO FERNANDES COSTA; MAURÍCIO SÁVIO; RAPHAEL GUEDES DE FARIAS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10</text:p>
          </table:table-cell>
          <table:table-cell table:style-name="ce3" office:value-type="string" calcext:value-type="string">
            <text:p>AP-01; AV-01; FA-01; 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15"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24-5</text:p>
          </table:table-cell>
          <table:table-cell table:style-name="ce3" office:value-type="string" calcext:value-type="string">
            <text:p>App Emergência para o PM</text:p>
          </table:table-cell>
          <table:table-cell table:style-name="ce3" office:value-type="string" calcext:value-type="string">
            <text:p>POLÍCIA MILITAR DO ESTADO DE SÃO PAULO</text:p>
          </table:table-cell>
          <table:table-cell table:style-name="ce3" office:value-type="string" calcext:value-type="string">
            <text:p>JOSÉ ROBERTO MESSIAS DA COSTA OLIVEIRA; MARCELLO STREIFINGER; REYNALDO PRIELL NETO; RONNY CTVRTNIK; TIAGO GONÇALVES BIAGI DOS SANTOS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D-04; GC-10; IF-02; SV-01; TC-04</text:p>
          </table:table-cell>
          <table:table-cell table:style-name="ce3" office:value-type="string" calcext:value-type="string">
            <text:p>AP-01; AT-01; CD-01; CD-04; GI-01; SO-02; TI-01; 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2"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25-3</text:p>
          </table:table-cell>
          <table:table-cell table:style-name="ce3" office:value-type="string" calcext:value-type="string">
            <text:p>Sistema de atualização Over-the-Air via protocolo ZigBee com armazenamento redundante de firmware em memória externa com validação de integridade e gerência de imagens de atualização</text:p>
          </table:table-cell>
          <table:table-cell table:style-name="ce3" office:value-type="string" calcext:value-type="string">
            <text:p>ADTC ASSESSORIA E COMERCIO DE ELETROELETRONICOS LTDA - ME; FUNDAÇÃO INSTITUTO NACIONAL DE TELECOMUNICAÇÕES; PIXEL TI INDUSTRIA E COMERCIO DE PRODUTOS ELETRONICOS LTDA</text:p>
          </table:table-cell>
          <table:table-cell table:style-name="ce3" office:value-type="string" calcext:value-type="string">
            <text:p>MARCELO FLORIANO VILELA DE ALMEID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PD-03; SO-03; SO-07; TI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26-1</text:p>
          </table:table-cell>
          <table:table-cell table:style-name="ce3" office:value-type="string" calcext:value-type="string">
            <text:p>Gerente de operações de fechadura eletrônica com controle de motor, interpretação de encoder posicional e geração de eventos utilizando TIRTOS</text:p>
          </table:table-cell>
          <table:table-cell table:style-name="ce3" office:value-type="string" calcext:value-type="string">
            <text:p>ADTC ASSESSORIA E COMERCIO DE ELETROELETRONICOS LTDA - ME; FUNDAÇÃO INSTITUTO NACIONAL DE TELECOMUNICAÇÕES; PIXEL TI INDUSTRIA E COMERCIO DE PRODUTOS ELETRONICOS LTDA</text:p>
          </table:table-cell>
          <table:table-cell table:style-name="ce3" office:value-type="string" calcext:value-type="string">
            <text:p>MARCELO FLORIANO VILELA DE ALMEID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AT-01; SO-02; SO-07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27-0</text:p>
          </table:table-cell>
          <table:table-cell table:style-name="ce3" office:value-type="string" calcext:value-type="string">
            <text:p>COMIN SAFE ATLANTIC</text:p>
          </table:table-cell>
          <table:table-cell table:number-columns-repeated="2" table:style-name="ce3" office:value-type="string" calcext:value-type="string">
            <text:p>PEDRO ANTONIO ROSSATO COMIN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1; 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28-8</text:p>
          </table:table-cell>
          <table:table-cell table:style-name="ce3" office:value-type="string" calcext:value-type="string">
            <text:p>SISTEMA CONTROLSIND</text:p>
          </table:table-cell>
          <table:table-cell table:number-columns-repeated="2" table:style-name="ce3" office:value-type="string" calcext:value-type="string">
            <text:p>PEDRO PAULO DA SILVA MENEZES</text:p>
          </table:table-cell>
          <table:table-cell table:style-name="ce3" office:value-type="string" calcext:value-type="string">
            <text:p>AJAX; DJANGO; HTML; JQUERY; POSTGREE SQL; PYTHON; SQL; XHTML</text:p>
          </table:table-cell>
          <table:table-cell table:style-name="ce3" office:value-type="string" calcext:value-type="string">
            <text:p>AD-01; AD-02; AD-11</text:p>
          </table:table-cell>
          <table:table-cell table:style-name="ce3" office:value-type="string" calcext:value-type="string">
            <text:p>AP-01; AP-02; AP-03; AP-04; AT-02; AT-06; FA-04; GI-01; GI-06; PD-05; SO-05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5"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29-6</text:p>
          </table:table-cell>
          <table:table-cell table:style-name="ce3" office:value-type="string" calcext:value-type="string">
            <text:p>Gerente de Pasto</text:p>
          </table:table-cell>
          <table:table-cell table:style-name="ce3" office:value-type="string" calcext:value-type="string">
            <text:p>GERENTE DE PASTO LTDA - ME</text:p>
          </table:table-cell>
          <table:table-cell table:style-name="ce3" office:value-type="string" calcext:value-type="string">
            <text:p>EDUARDO VASQUES BRUNO; KENNETH RODOLFO BECKER CARLETTO; LUIS PAULO VIEIRA</text:p>
          </table:table-cell>
          <table:table-cell table:style-name="ce3" office:value-type="string" calcext:value-type="string">
            <text:p>JAVA; JAVA SCRIPT</text:p>
          </table:table-cell>
          <table:table-cell table:style-name="ce3" office:value-type="string" calcext:value-type="string">
            <text:p>AD-03; AG-01; AG-03; AG-04; AG-07; AG-10; EC-07; IF-02; TB-01</text:p>
          </table:table-cell>
          <table:table-cell table:style-name="ce3" office:value-type="string" calcext:value-type="string">
            <text:p>AP-01; AP-02; AP-03; AP-05; AT-06; AV-01; AV-02; CD-01; CD-04; CD-05; CT-03; DS-01; DS-04; FA-03; FA-04; GI-01; GI-02; GI-03; GI-04; PD-01; PD-02; PD-03; PD-04; PD-05; SO-02; SO-04; SO-05; SO-06; SO-07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30-0</text:p>
          </table:table-cell>
          <table:table-cell table:style-name="ce3" office:value-type="string" calcext:value-type="string">
            <text:p>Tecnologia de Gestão para Unidades de Internação Hospitalares PRAXIS - versão 2.0</text:p>
          </table:table-cell>
          <table:table-cell table:style-name="ce3" office:value-type="string" calcext:value-type="string">
            <text:p>UNIVERSIDADE FEDERAL DE SANTA CATARINA</text:p>
          </table:table-cell>
          <table:table-cell table:style-name="ce3" office:value-type="string" calcext:value-type="string">
            <text:p>DENISE ELVIRA PIRES DE PIRES; FELIPE PEREIRA DA CRUZ; FRANCINE LAMA GELBCKE; JORGE LORENZETTI; LARA VANDRESEN</text:p>
          </table:table-cell>
          <table:table-cell table:style-name="ce3" office:value-type="string" calcext:value-type="string">
            <text:p>CSS; HTML; JAVA; JAVA SCRIPT</text:p>
          </table:table-cell>
          <table:table-cell table:style-name="ce3" office:value-type="string" calcext:value-type="string">
            <text:p>SD-01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31-8</text:p>
          </table:table-cell>
          <table:table-cell table:style-name="ce3" office:value-type="string" calcext:value-type="string">
            <text:p>BANCADA 8086</text:p>
          </table:table-cell>
          <table:table-cell table:style-name="ce3" office:value-type="string" calcext:value-type="string">
            <text:p>UNIVERSIDADE FEDERAL DE SANTA CATARINA</text:p>
          </table:table-cell>
          <table:table-cell table:style-name="ce3" office:value-type="string" calcext:value-type="string">
            <text:p>FABIO RAFAEL SEGUNDO; JOÃO PAULO BODANESE; WERNER KRAUS JUNIOR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ED-04; IF-10; IN-05; MT-06</text:p>
          </table:table-cell>
          <table:table-cell table:style-name="ce3" office:value-type="string" calcext:value-type="string">
            <text:p>DS-06; FA-01; IT-01; SO-02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32-6</text:p>
          </table:table-cell>
          <table:table-cell table:style-name="ce3" office:value-type="string" calcext:value-type="string">
            <text:p>RadCloud</text:p>
          </table:table-cell>
          <table:table-cell table:style-name="ce3" office:value-type="string" calcext:value-type="string">
            <text:p>RADCLOUD CORPORACAO LTDA</text:p>
          </table:table-cell>
          <table:table-cell table:style-name="ce3" office:value-type="string" calcext:value-type="string">
            <text:p>ANTONIO SIQUEIRA DE MORAIS JUNIOR; ESAU NICODEMOS DA CRUZ SANTANA; FRANCISCO RAMON DE SOUZA DEZIDERIO XENOFONTE</text:p>
          </table:table-cell>
          <table:table-cell table:style-name="ce3" office:value-type="string" calcext:value-type="string">
            <text:p>MYSQL; OUTROS; PHP</text:p>
          </table:table-cell>
          <table:table-cell table:style-name="ce3" office:value-type="string" calcext:value-type="string">
            <text:p>SD-02; SD-05; SD-06; SD-07; SD-08</text:p>
          </table:table-cell>
          <table:table-cell table:style-name="ce3" office:value-type="string" calcext:value-type="string">
            <text:p>AT-01; CD-01; GI-01; GI-06; TC-04; TI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33-4</text:p>
          </table:table-cell>
          <table:table-cell table:style-name="ce3" office:value-type="string" calcext:value-type="string">
            <text:p>BB VALOR DE BENS RURAIS</text:p>
          </table:table-cell>
          <table:table-cell table:style-name="ce3" office:value-type="string" calcext:value-type="string">
            <text:p>BANCO DO BRASIL SA</text:p>
          </table:table-cell>
          <table:table-cell table:style-name="ce3" office:value-type="string" calcext:value-type="string">
            <text:p>FERNANDO NUNES GALLO; LUCIANA ARAÚJO LOPES; MARIA CRISTINA DOMINGUEZ GOMEZ; RONAN RODRIGUES CARNEIRO</text:p>
          </table:table-cell>
          <table:table-cell table:style-name="ce3" office:value-type="string" calcext:value-type="string">
            <text:p>COBOL; SQL</text:p>
          </table:table-cell>
          <table:table-cell table:style-name="ce3" office:value-type="string" calcext:value-type="string">
            <text:p>AG-03</text:p>
          </table:table-cell>
          <table:table-cell table:style-name="ce3" office:value-type="string" calcext:value-type="string">
            <text:p>LG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34-2</text:p>
          </table:table-cell>
          <table:table-cell table:style-name="ce3" office:value-type="string" calcext:value-type="string">
            <text:p>LESM - Linear Elements Structure Model 2.0</text:p>
          </table:table-cell>
          <table:table-cell table:style-name="ce3" office:value-type="string" calcext:value-type="string">
            <text:p>FACULDADES CATOLICAS</text:p>
          </table:table-cell>
          <table:table-cell table:style-name="ce3" office:value-type="string" calcext:value-type="string">
            <text:p>LUIZ FERNANDO CAMPOS RAMOS MARTHA; PEDRO CORTEZ FETTER LOPES; RAFAEL LOPEZ RANGEL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CC-05</text:p>
          </table:table-cell>
          <table:table-cell table:style-name="ce3" office:value-type="string" calcext:value-type="string">
            <text:p>SM-01; SM-04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35-0</text:p>
          </table:table-cell>
          <table:table-cell table:style-name="ce3" office:value-type="string" calcext:value-type="string">
            <text:p>Sistema GARDEM (Gestão de Armazéns e Depósito de Materiis)</text:p>
          </table:table-cell>
          <table:table-cell table:style-name="ce3" office:value-type="string" calcext:value-type="string">
            <text:p>CSI CARGO LOGÍSTICA INTEGRAL S.A.</text:p>
          </table:table-cell>
          <table:table-cell table:style-name="ce3" office:value-type="string" calcext:value-type="string">
            <text:p>NELSON BARON; OSCAR ANDRÉS OLIVER SCOTT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AD-08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36-9</text:p>
          </table:table-cell>
          <table:table-cell table:style-name="ce3" office:value-type="string" calcext:value-type="string">
            <text:p>MedclinNet - Sistema de Gerenciamento para Segurança do Trabalho e Medicina Ocupacional</text:p>
          </table:table-cell>
          <table:table-cell table:style-name="ce3" office:value-type="string" calcext:value-type="string">
            <text:p>MEDCLIN LEOPOLDINA LTDA</text:p>
          </table:table-cell>
          <table:table-cell table:style-name="ce3" office:value-type="string" calcext:value-type="string">
            <text:p>LEONARDO MORAES VIEIRA; MÁRIO JORGE FERREIRA COST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5; FN-06; SD-02; SD-07</text:p>
          </table:table-cell>
          <table:table-cell table:style-name="ce3" office:value-type="string" calcext:value-type="string">
            <text:p>AP-02; CD-01; DS-07; GI-01; GI-02; GI-04; SO-04; SO-05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37-7</text:p>
          </table:table-cell>
          <table:table-cell table:style-name="ce3" office:value-type="string" calcext:value-type="string">
            <text:p>Aplicativo DETRAN GO ON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JAVA; SWIFT</text:p>
          </table:table-cell>
          <table:table-cell table:style-name="ce3" office:value-type="string" calcext:value-type="string">
            <text:p>AD-02; DI-01; SV-01</text:p>
          </table:table-cell>
          <table:table-cell table:style-name="ce3" office:value-type="string" calcext:value-type="string">
            <text:p>AP-01; AP-03; AP-04; AT-01; CD-01; DS-05; FA-01; GI-01; GI-06; PD-04; SO-02; SO-04; SO-07; TC-04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3"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38-5</text:p>
          </table:table-cell>
          <table:table-cell table:style-name="ce3" office:value-type="string" calcext:value-type="string">
            <text:p>FERRAMENTA COMPLEMENTAR AO PROCESSO DE ADAPTAÇÃO DE APARELHOS DE AMPLIFICAÇÃO SONORA INDIVIDUAIS</text:p>
          </table:table-cell>
          <table:table-cell table:style-name="ce3" office:value-type="string" calcext:value-type="string">
            <text:p>FUNDAÇÃO UNIVERSITÁRIA DE CIÊNCIAS DA SAÚDE DE ALAGOAS GOVERNADOR LAMENHA FILHO - UNCISAL</text:p>
          </table:table-cell>
          <table:table-cell table:style-name="ce3" office:value-type="string" calcext:value-type="string">
            <text:p>ALINE TENÓRIO LINS CARNAÚBA; GABRIELLA OLIVEIRA PEIXOTO; KELLY CRISTINA LIRA DE ANDRADE; KLINGER VAGNER TEIXEIRA DA COSTA; LARYSSA DA SILVA GOMES; LUCAS DE LIMA SANTOS; NATÁLIA DOS SANTOS PINHEIRO; PEDRO DE LEMOS MENEZES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SD-09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39-3</text:p>
          </table:table-cell>
          <table:table-cell table:style-name="ce3" office:value-type="string" calcext:value-type="string">
            <text:p>MODULO-BS</text:p>
          </table:table-cell>
          <table:table-cell table:number-columns-repeated="2" table:style-name="ce3" office:value-type="string" calcext:value-type="string">
            <text:p>DIEGO AUGUSTO TORRES DE CARVALHO</text:p>
          </table:table-cell>
          <table:table-cell table:style-name="ce3" office:value-type="string" calcext:value-type="string">
            <text:p>CSS; HTML; JAVA SCRIPT; JQUERY; PHP</text:p>
          </table:table-cell>
          <table:table-cell table:style-name="ce3" office:value-type="string" calcext:value-type="string">
            <text:p>AD-01; AD-02; AD-04</text:p>
          </table:table-cell>
          <table:table-cell table:style-name="ce3" office:value-type="string" calcext:value-type="string">
            <text:p>AP-01; AP-02; AP-03; AP-05; AT-06; AV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40-7</text:p>
          </table:table-cell>
          <table:table-cell table:style-name="ce3" office:value-type="string" calcext:value-type="string">
            <text:p>Aplicativo TALONÁRIO ELETRÔNICO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1; AP-03; AT-01; AT-06; GI-01; GI-06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41-5</text:p>
          </table:table-cell>
          <table:table-cell table:style-name="ce3" office:value-type="string" calcext:value-type="string">
            <text:p>GUARANI AFV</text:p>
          </table:table-cell>
          <table:table-cell table:style-name="ce3" office:value-type="string" calcext:value-type="string">
            <text:p>GUARANI SOLUÇÕES EM TRATAMENTO DE DADOS LTDA ME</text:p>
          </table:table-cell>
          <table:table-cell table:style-name="ce3" office:value-type="string" calcext:value-type="string">
            <text:p>FABIO PINHEIRO FERRAZ</text:p>
          </table:table-cell>
          <table:table-cell table:style-name="ce3" office:value-type="string" calcext:value-type="string">
            <text:p>JAVA; JAVA SCRIPT; JQUERY; JSON</text:p>
          </table:table-cell>
          <table:table-cell table:style-name="ce3" office:value-type="string" calcext:value-type="string">
            <text:p>AD-10</text:p>
          </table:table-cell>
          <table:table-cell table:style-name="ce3" office:value-type="string" calcext:value-type="string">
            <text:p>AP-01; AT-03; GI-01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42-3</text:p>
          </table:table-cell>
          <table:table-cell table:style-name="ce3" office:value-type="string" calcext:value-type="string">
            <text:p>Jogo de Reciclagem - Conscientização Ambiental com foco na Coleta Seletiva do Lixo</text:p>
          </table:table-cell>
          <table:table-cell table:style-name="ce3" office:value-type="string" calcext:value-type="string">
            <text:p>CAIQUE NEIVA PIRES MATOS</text:p>
          </table:table-cell>
          <table:table-cell table:style-name="ce3" office:value-type="string" calcext:value-type="string">
            <text:p>BRAULIRO GONÇALVES LEAL; CAIQUE NEIVA PIRES MATOS; LEONARDO CORSINO CAMPELLO; LUCAS FLORÊNCIO DE BRITO; PATRICIA NUNES DOURADO; RICARDO ARGENTON RAMOS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MA-01</text:p>
          </table:table-cell>
          <table:table-cell table:style-name="ce3" office:value-type="string" calcext:value-type="string">
            <text:p>ET-01; ET-02; UT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2"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43-1</text:p>
          </table:table-cell>
          <table:table-cell table:style-name="ce3" office:value-type="string" calcext:value-type="string">
            <text:p>GUARANI ERP</text:p>
          </table:table-cell>
          <table:table-cell table:style-name="ce3" office:value-type="string" calcext:value-type="string">
            <text:p>GUARANI SOLUÇÕES EM TRATAMENTO DE DADOS LTDA ME</text:p>
          </table:table-cell>
          <table:table-cell table:style-name="ce3" office:value-type="string" calcext:value-type="string">
            <text:p>FABIO PINHEIRO FERRAZ</text:p>
          </table:table-cell>
          <table:table-cell table:style-name="ce3" office:value-type="string" calcext:value-type="string">
            <text:p>DELPHI; FIREBIRD</text:p>
          </table:table-cell>
          <table:table-cell table:style-name="ce3" office:value-type="string" calcext:value-type="string">
            <text:p>AD-01; AD-05; AD-06; AD-08; FN-04; FN-05; FN-06</text:p>
          </table:table-cell>
          <table:table-cell table:style-name="ce3" office:value-type="string" calcext:value-type="string">
            <text:p>AP-01; AP-02; AP-03; AP-05; AT-03; AT-04; AT-05; AT-06; AV-01; CD-01; GI-01; GI-02; GI-04; GI-05; GI-06; GI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44-0</text:p>
          </table:table-cell>
          <table:table-cell table:style-name="ce3" office:value-type="string" calcext:value-type="string">
            <text:p>Innovaci Reasy</text:p>
          </table:table-cell>
          <table:table-cell table:style-name="ce3" office:value-type="string" calcext:value-type="string">
            <text:p>INNOVACI DO BRASIL LTDA</text:p>
          </table:table-cell>
          <table:table-cell table:style-name="ce3" office:value-type="string" calcext:value-type="string">
            <text:p>FABIO PINHEIRO FERRAZ</text:p>
          </table:table-cell>
          <table:table-cell table:style-name="ce3" office:value-type="string" calcext:value-type="string">
            <text:p>CSS; JAVA; JAVA SCRIPT; JQUERY; JSON; MYSQL; NODEJS; XHTML; XML</text:p>
          </table:table-cell>
          <table:table-cell table:style-name="ce3" office:value-type="string" calcext:value-type="string">
            <text:p>AD-01; TP-01</text:p>
          </table:table-cell>
          <table:table-cell table:style-name="ce3" office:value-type="string" calcext:value-type="string">
            <text:p>AP-01; AP-02; AP-03; AP-04; AT-01; AT-06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45-8</text:p>
          </table:table-cell>
          <table:table-cell table:style-name="ce3" office:value-type="string" calcext:value-type="string">
            <text:p>Sistema de seleção de estudantes aptos a utilizarem o restaurante universitário da UNIVASF</text:p>
          </table:table-cell>
          <table:table-cell table:style-name="ce3" office:value-type="string" calcext:value-type="string">
            <text:p>CAIQUE NEIVA PIRES MATOS</text:p>
          </table:table-cell>
          <table:table-cell table:style-name="ce3" office:value-type="string" calcext:value-type="string">
            <text:p>BRAULIRO GONÇALVES LEAL; CAIQUE NEIVA PIRES MATOS; LEONARDO CORSINO CAMPELLO; LUCAS FLORÊNCIO DE BRITO; PATRICIA NUNES DOURADO; RICARDO ARGENTON RAMOS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3; DS-07; FA-01; GI-01; GI-04; GI-07; UT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21"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46-6</text:p>
          </table:table-cell>
          <table:table-cell table:style-name="ce3" office:value-type="string" calcext:value-type="string">
            <text:p>Acervo Fotográfico</text:p>
          </table:table-cell>
          <table:table-cell table:style-name="ce3" office:value-type="string" calcext:value-type="string">
            <text:p>CAIQUE NEIVA PIRES MATOS</text:p>
          </table:table-cell>
          <table:table-cell table:style-name="ce3" office:value-type="string" calcext:value-type="string">
            <text:p>BRAULIRO GONÇALVES LEAL; CAIQUE NEIVA PIRES MATOS; LEONARDO CORSINO CAMPELLO; LUCAS FLORÊNCIO DE BRITO; PATRICIA NUNES DOURADO; RICARDO ARGENTON RAMOS</text:p>
          </table:table-cell>
          <table:table-cell table:style-name="ce3" office:value-type="string" calcext:value-type="string">
            <text:p>CSS; HTML; JAVA SCRIPT; JQUERY; PHP</text:p>
          </table:table-cell>
          <table:table-cell table:style-name="ce3" office:value-type="string" calcext:value-type="string">
            <text:p>CO-05</text:p>
          </table:table-cell>
          <table:table-cell table:style-name="ce3" office:value-type="string" calcext:value-type="string">
            <text:p>ET-01; GI-07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21"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47-4</text:p>
          </table:table-cell>
          <table:table-cell table:style-name="ce3" office:value-type="string" calcext:value-type="string">
            <text:p>PORTAL DE MONITORAMENTO MARINHO</text:p>
          </table:table-cell>
          <table:table-cell table:style-name="ce3" office:value-type="string" calcext:value-type="string">
            <text:p>UNIVERSIDADE FEDERAL DE SANTA CATARINA</text:p>
          </table:table-cell>
          <table:table-cell table:style-name="ce3" office:value-type="string" calcext:value-type="string">
            <text:p>ANDREA SANTAROSA FREIRE; BÁRBARA SEGAL RAMOS; DANIEL LINS DA SILVA; DAVI VOLNEY CÂNDIDO; MARCIO SOLDATELI; RAFAEL LUIS FONSECA; SÉRGIO RODRIGUES MORBIOLO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BL-01; HD-04; IF-02; IF-07; IN-02</text:p>
          </table:table-cell>
          <table:table-cell table:style-name="ce3" office:value-type="string" calcext:value-type="string">
            <text:p>GI-01; GI-02; GI-06; GI-08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11"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48-2</text:p>
          </table:table-cell>
          <table:table-cell table:style-name="ce3" office:value-type="string" calcext:value-type="string">
            <text:p>Sweepoints</text:p>
          </table:table-cell>
          <table:table-cell table:style-name="ce3" office:value-type="string" calcext:value-type="string">
            <text:p>UNIVERSIDADE FEDERAL DOS VALES DO JEQUITINHONHA E MUCURI</text:p>
          </table:table-cell>
          <table:table-cell table:style-name="ce3" office:value-type="string" calcext:value-type="string">
            <text:p>EVELYN APARECIDA MECENERO SANCHEZ BIZAN; RAPHAEL LOPES MARTIN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F-02; IN-03</text:p>
          </table:table-cell>
          <table:table-cell table:style-name="ce3" office:value-type="string" calcext:value-type="string">
            <text:p>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49-0</text:p>
          </table:table-cell>
          <table:table-cell table:style-name="ce3" office:value-type="string" calcext:value-type="string">
            <text:p>DATATRADER</text:p>
          </table:table-cell>
          <table:table-cell table:style-name="ce3" office:value-type="string" calcext:value-type="string">
            <text:p>BLK SISTEMAS FINANCEIROS LTDA</text:p>
          </table:table-cell>
          <table:table-cell table:style-name="ce3" office:value-type="string" calcext:value-type="string">
            <text:p>EDUARDO BLANK GONÇALVES</text:p>
          </table:table-cell>
          <table:table-cell table:style-name="ce3" office:value-type="string" calcext:value-type="string">
            <text:p>C#; OUTROS; VISUAL BASIC</text:p>
          </table:table-cell>
          <table:table-cell table:style-name="ce3" office:value-type="string" calcext:value-type="string">
            <text:p>EC-04; FN-03; MT-06</text:p>
          </table:table-cell>
          <table:table-cell table:style-name="ce3" office:value-type="string" calcext:value-type="string">
            <text:p>AP-01; FA-04; IA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50-4</text:p>
          </table:table-cell>
          <table:table-cell table:style-name="ce3" office:value-type="string" calcext:value-type="string">
            <text:p>OPTIONSTRADER</text:p>
          </table:table-cell>
          <table:table-cell table:style-name="ce3" office:value-type="string" calcext:value-type="string">
            <text:p>BLK SISTEMAS FINANCEIROS LTDA</text:p>
          </table:table-cell>
          <table:table-cell table:style-name="ce3" office:value-type="string" calcext:value-type="string">
            <text:p>EDUARDO BLANK GONÇALVES</text:p>
          </table:table-cell>
          <table:table-cell table:style-name="ce3" office:value-type="string" calcext:value-type="string">
            <text:p>C#; OUTROS; VISUAL BASIC</text:p>
          </table:table-cell>
          <table:table-cell table:style-name="ce3" office:value-type="string" calcext:value-type="string">
            <text:p>EC-04; FN-03; MT-06</text:p>
          </table:table-cell>
          <table:table-cell table:style-name="ce3" office:value-type="string" calcext:value-type="string">
            <text:p>AP-01; FA-04; IA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51-2</text:p>
          </table:table-cell>
          <table:table-cell table:style-name="ce3" office:value-type="string" calcext:value-type="string">
            <text:p>ROBOTRADER</text:p>
          </table:table-cell>
          <table:table-cell table:style-name="ce3" office:value-type="string" calcext:value-type="string">
            <text:p>BLK SISTEMAS FINANCEIROS LTDA</text:p>
          </table:table-cell>
          <table:table-cell table:style-name="ce3" office:value-type="string" calcext:value-type="string">
            <text:p>EDUARDO BLANK GONÇALVES</text:p>
          </table:table-cell>
          <table:table-cell table:style-name="ce3" office:value-type="string" calcext:value-type="string">
            <text:p>C#; OUTROS; VISUAL BASIC</text:p>
          </table:table-cell>
          <table:table-cell table:style-name="ce3" office:value-type="string" calcext:value-type="string">
            <text:p>EC-04; FN-03; MT-06</text:p>
          </table:table-cell>
          <table:table-cell table:style-name="ce3" office:value-type="string" calcext:value-type="string">
            <text:p>AP-01; FA-04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52-0</text:p>
          </table:table-cell>
          <table:table-cell table:style-name="ce3" office:value-type="string" calcext:value-type="string">
            <text:p>Nossa vida 2.0</text:p>
          </table:table-cell>
          <table:table-cell table:style-name="ce3" office:value-type="string" calcext:value-type="string">
            <text:p>MARCUS VASCONCELOS DE CASTRO</text:p>
          </table:table-cell>
          <table:table-cell table:style-name="ce3" office:value-type="string" calcext:value-type="string">
            <text:p>MARCIA APARECIDA SILVA BISSACO; OVIDIO LOPES DA CRUZ NETTO</text:p>
          </table:table-cell>
          <table:table-cell table:style-name="ce3" office:value-type="string" calcext:value-type="string">
            <text:p>HTML; JAVA SCRIPT; PHP; SQL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AP-01; ET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1"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53-9</text:p>
          </table:table-cell>
          <table:table-cell table:style-name="ce3" office:value-type="string" calcext:value-type="string">
            <text:p>MMTBr - Método de Mineração de Texto Brasileiro</text:p>
          </table:table-cell>
          <table:table-cell table:style-name="ce3" office:value-type="string" calcext:value-type="string">
            <text:p>UNIVERSIDADE DO ESTADO DO PARA</text:p>
          </table:table-cell>
          <table:table-cell table:style-name="ce3" office:value-type="string" calcext:value-type="string">
            <text:p>ANTÔNIO MARCUS CARDOSO SILVA; DOUGLAS MARIANO TAVARES; THIAGO NICOLAU MAGALHÃES DE SOUZA CONTE; WILKER JOSÉ CAMINHA DOS SANTOS; ÍTALO FLEXA DI PAOLO</text:p>
          </table:table-cell>
          <table:table-cell table:style-name="ce3" office:value-type="string" calcext:value-type="string">
            <text:p>JSON; PYTHON</text:p>
          </table:table-cell>
          <table:table-cell table:style-name="ce3" office:value-type="string" calcext:value-type="string">
            <text:p>AD-05; AD-07; AD-10; CO-04</text:p>
          </table:table-cell>
          <table:table-cell table:style-name="ce3" office:value-type="string" calcext:value-type="string">
            <text:p>IA-01; IA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54-7</text:p>
          </table:table-cell>
          <table:table-cell table:style-name="ce3" office:value-type="string" calcext:value-type="string">
            <text:p>STRATEGY STATMENT BRIEF</text:p>
          </table:table-cell>
          <table:table-cell table:style-name="ce3" office:value-type="string" calcext:value-type="string">
            <text:p>S O N N E CONSULTORIA EMPRESARIAL E ASSOCIADOS LTDA</text:p>
          </table:table-cell>
          <table:table-cell table:style-name="ce3" office:value-type="string" calcext:value-type="string">
            <text:p>MAXIMILIANO TOZZINI BAVARESCO</text:p>
          </table:table-cell>
          <table:table-cell table:style-name="ce3" office:value-type="string" calcext:value-type="string">
            <text:p>AJAX; CSS; HTML; JAVA SCRIPT; JQUERY; JSON; PHP; POSTGREE SQL</text:p>
          </table:table-cell>
          <table:table-cell table:style-name="ce3" office:value-type="string" calcext:value-type="string">
            <text:p>AD-03; AD-05; AD-10; IF-02</text:p>
          </table:table-cell>
          <table:table-cell table:style-name="ce3" office:value-type="string" calcext:value-type="string">
            <text:p>AP-02; FA-04; GI-01; G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55-5</text:p>
          </table:table-cell>
          <table:table-cell table:style-name="ce3" office:value-type="string" calcext:value-type="string">
            <text:p>Sistema Eletrônico de Gestão de Processos Seletivos</text:p>
          </table:table-cell>
          <table:table-cell table:number-columns-repeated="2" table:style-name="ce3" office:value-type="string" calcext:value-type="string">
            <text:p>PAULO HENRIQUE SANTANA DE OLIVEIRA</text:p>
          </table:table-cell>
          <table:table-cell table:style-name="ce3" office:value-type="string" calcext:value-type="string">
            <text:p>CSS; HTML; JAVA SCRIPT; MYSQL; PHP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T-06; GI-01; GI-07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56-3</text:p>
          </table:table-cell>
          <table:table-cell table:style-name="ce3" office:value-type="string" calcext:value-type="string">
            <text:p>CUSTOMER CLIENT CENTRIC MACROPROCEDURE</text:p>
          </table:table-cell>
          <table:table-cell table:style-name="ce3" office:value-type="string" calcext:value-type="string">
            <text:p>S O N N E CONSULTORIA EMPRESARIAL E ASSOCIADOS LTDA</text:p>
          </table:table-cell>
          <table:table-cell table:style-name="ce3" office:value-type="string" calcext:value-type="string">
            <text:p>MAXIMILIANO TOZZINI BAVARESCO</text:p>
          </table:table-cell>
          <table:table-cell table:style-name="ce3" office:value-type="string" calcext:value-type="string">
            <text:p>AJAX; CSS; HTML; JAVA SCRIPT; JQUERY; JSON; PHP; POSTGREE SQL</text:p>
          </table:table-cell>
          <table:table-cell table:style-name="ce3" office:value-type="string" calcext:value-type="string">
            <text:p>AD-03; AD-05; AD-10; IF-02</text:p>
          </table:table-cell>
          <table:table-cell table:style-name="ce3" office:value-type="string" calcext:value-type="string">
            <text:p>AP-02; FA-04; GI-01; G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57-1</text:p>
          </table:table-cell>
          <table:table-cell table:style-name="ce3" office:value-type="string" calcext:value-type="string">
            <text:p>FINANCIALS INDICATORS BENCHMARKS</text:p>
          </table:table-cell>
          <table:table-cell table:style-name="ce3" office:value-type="string" calcext:value-type="string">
            <text:p>S O N N E CONSULTORIA EMPRESARIAL E ASSOCIADOS LTDA</text:p>
          </table:table-cell>
          <table:table-cell table:style-name="ce3" office:value-type="string" calcext:value-type="string">
            <text:p>MAXIMILIANO TOZZINI BAVARESCO</text:p>
          </table:table-cell>
          <table:table-cell table:style-name="ce3" office:value-type="string" calcext:value-type="string">
            <text:p>AJAX; CSS; HTML; JAVA SCRIPT; JQUERY; JSON; PHP; POSTGREE SQL</text:p>
          </table:table-cell>
          <table:table-cell table:style-name="ce3" office:value-type="string" calcext:value-type="string">
            <text:p>AD-03; AD-05; AD-10; IF-02</text:p>
          </table:table-cell>
          <table:table-cell table:style-name="ce3" office:value-type="string" calcext:value-type="string">
            <text:p>AP-02; FA-04; GI-01; G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58-0</text:p>
          </table:table-cell>
          <table:table-cell table:style-name="ce3" office:value-type="string" calcext:value-type="string">
            <text:p>AUDIENCE DEFINITION AND QUALIFICATION</text:p>
          </table:table-cell>
          <table:table-cell table:style-name="ce3" office:value-type="string" calcext:value-type="string">
            <text:p>S O N N E CONSULTORIA EMPRESARIAL E ASSOCIADOS LTDA</text:p>
          </table:table-cell>
          <table:table-cell table:style-name="ce3" office:value-type="string" calcext:value-type="string">
            <text:p>MAXIMILIANO TOZZINI BAVARESCO</text:p>
          </table:table-cell>
          <table:table-cell table:style-name="ce3" office:value-type="string" calcext:value-type="string">
            <text:p>AJAX; CSS; HTML; JAVA SCRIPT; JQUERY; JSON; PHP; POSTGREE SQL</text:p>
          </table:table-cell>
          <table:table-cell table:style-name="ce3" office:value-type="string" calcext:value-type="string">
            <text:p>AD-03; AD-05; AD-10; IF-02</text:p>
          </table:table-cell>
          <table:table-cell table:style-name="ce3" office:value-type="string" calcext:value-type="string">
            <text:p>AP-02; FA-04; GI-01; G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59-8</text:p>
          </table:table-cell>
          <table:table-cell table:style-name="ce3" office:value-type="string" calcext:value-type="string">
            <text:p>CREATIVE NAMING PATH</text:p>
          </table:table-cell>
          <table:table-cell table:style-name="ce3" office:value-type="string" calcext:value-type="string">
            <text:p>S O N N E CONSULTORIA EMPRESARIAL E ASSOCIADOS LTDA</text:p>
          </table:table-cell>
          <table:table-cell table:style-name="ce3" office:value-type="string" calcext:value-type="string">
            <text:p>MAXIMILIANO TOZZINI BAVARESCO</text:p>
          </table:table-cell>
          <table:table-cell table:style-name="ce3" office:value-type="string" calcext:value-type="string">
            <text:p>AJAX; CSS; HTML; JAVA SCRIPT; JQUERY; JSON; PHP; POSTGREE SQL</text:p>
          </table:table-cell>
          <table:table-cell table:style-name="ce3" office:value-type="string" calcext:value-type="string">
            <text:p>AD-03; AD-05; AD-10; IF-02</text:p>
          </table:table-cell>
          <table:table-cell table:style-name="ce3" office:value-type="string" calcext:value-type="string">
            <text:p>AP-02; FA-04; GI-01; G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60-1</text:p>
          </table:table-cell>
          <table:table-cell table:style-name="ce3" office:value-type="string" calcext:value-type="string">
            <text:p>Pisafo</text:p>
          </table:table-cell>
          <table:table-cell table:style-name="ce3" office:value-type="string" calcext:value-type="string">
            <text:p>UNIVERSIDADE FEDERAL DE VIÇOSA</text:p>
          </table:table-cell>
          <table:table-cell table:style-name="ce3" office:value-type="string" calcext:value-type="string">
            <text:p>ELDER PITA GARCIA PADRE; JOSÉ CARLOS LOPES RIBEIRO; REGINALDO CARNEIRO DA SILVA ; RITA DE CÁSSIA SILVA SANT?ANNA ALVARENGA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CC-05; IN-02</text:p>
          </table:table-cell>
          <table:table-cell table:style-name="ce3" office:value-type="string" calcext:value-type="string">
            <text:p>AP-01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9"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61-0</text:p>
          </table:table-cell>
          <table:table-cell table:style-name="ce3" office:value-type="string" calcext:value-type="string">
            <text:p>Easy Reactor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NA PAULA DE OLIVEIRA; GEAN CARLOS LEANDRO; JECONIAS ROCHA GUIMARAE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FQ-16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62-8</text:p>
          </table:table-cell>
          <table:table-cell table:style-name="ce3" office:value-type="string" calcext:value-type="string">
            <text:p>WNS MUNDIAL</text:p>
          </table:table-cell>
          <table:table-cell table:style-name="ce3" office:value-type="string" calcext:value-type="string">
            <text:p>SUPERMERCADOS MUNDIAL LTDA.</text:p>
          </table:table-cell>
          <table:table-cell table:style-name="ce3" office:value-type="string" calcext:value-type="string">
            <text:p>UELSON GONÇALVES</text:p>
          </table:table-cell>
          <table:table-cell table:style-name="ce3" office:value-type="string" calcext:value-type="string">
            <text:p>FOX PRO</text:p>
          </table:table-cell>
          <table:table-cell table:style-name="ce3" office:value-type="string" calcext:value-type="string">
            <text:p>AD-08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63-6</text:p>
          </table:table-cell>
          <table:table-cell table:style-name="ce3" office:value-type="string" calcext:value-type="string">
            <text:p>RELEVANCE DRIVERS QUADRANTS</text:p>
          </table:table-cell>
          <table:table-cell table:style-name="ce3" office:value-type="string" calcext:value-type="string">
            <text:p>S O N N E CONSULTORIA EMPRESARIAL E ASSOCIADOS LTDA</text:p>
          </table:table-cell>
          <table:table-cell table:style-name="ce3" office:value-type="string" calcext:value-type="string">
            <text:p>MAXIMILIANO TOZZINI BAVARESCO</text:p>
          </table:table-cell>
          <table:table-cell table:style-name="ce3" office:value-type="string" calcext:value-type="string">
            <text:p>AJAX; CSS; HTML; JAVA SCRIPT; JQUERY; JSON; PHP; POSTGREE SQL</text:p>
          </table:table-cell>
          <table:table-cell table:style-name="ce3" office:value-type="string" calcext:value-type="string">
            <text:p>AD-03; AD-05; AD-10; IF-02</text:p>
          </table:table-cell>
          <table:table-cell table:style-name="ce3" office:value-type="string" calcext:value-type="string">
            <text:p>AP-02; FA-04; GI-01; G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64-4</text:p>
          </table:table-cell>
          <table:table-cell table:style-name="ce3" office:value-type="string" calcext:value-type="string">
            <text:p>LOYALT DRIVERS QUADRANTS</text:p>
          </table:table-cell>
          <table:table-cell table:style-name="ce3" office:value-type="string" calcext:value-type="string">
            <text:p>S O N N E CONSULTORIA EMPRESARIAL E ASSOCIADOS LTDA</text:p>
          </table:table-cell>
          <table:table-cell table:style-name="ce3" office:value-type="string" calcext:value-type="string">
            <text:p>MAXIMILIANO TOZZINI BAVARESCO</text:p>
          </table:table-cell>
          <table:table-cell table:style-name="ce3" office:value-type="string" calcext:value-type="string">
            <text:p>AJAX; CSS; HTML; JAVA SCRIPT; JQUERY; JSON; PHP; POSTGREE SQL</text:p>
          </table:table-cell>
          <table:table-cell table:style-name="ce3" office:value-type="string" calcext:value-type="string">
            <text:p>AD-03; AD-05; AD-10; IF-02</text:p>
          </table:table-cell>
          <table:table-cell table:style-name="ce3" office:value-type="string" calcext:value-type="string">
            <text:p>AP-02; FA-04; GI-01; G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65-2</text:p>
          </table:table-cell>
          <table:table-cell table:style-name="ce3" office:value-type="string" calcext:value-type="string">
            <text:p>Otimizador de Dosagem de Concreto Usinado - ODCU</text:p>
          </table:table-cell>
          <table:table-cell table:number-columns-repeated="2" table:style-name="ce3" office:value-type="string" calcext:value-type="string">
            <text:p>ANDRÉ RÓSEO DE CARVALHO; AUDELIS DE OLIVEIRA MARCELO JÚNIOR; FELIPE JOSE SALOMAO DE ALBUQUERQUE MELO; MIBSON MICHEL SANTIAGO RAMOS; PHILIPPE BARBOSA SILVA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AD-01; CC-01; CC-02; CC-03; CC-06</text:p>
          </table:table-cell>
          <table:table-cell table:style-name="ce3" office:value-type="string" calcext:value-type="string">
            <text:p>AP-01; AT-05; AT-06; GI-01; GI-02; SM-01; SM-03; SO-07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66-0</text:p>
          </table:table-cell>
          <table:table-cell table:style-name="ce3" office:value-type="string" calcext:value-type="string">
            <text:p>GOT Audit View</text:p>
          </table:table-cell>
          <table:table-cell table:style-name="ce3" office:value-type="string" calcext:value-type="string">
            <text:p>MITSUBISHI ELECTRIC DO BRASIL COMÉRCIO E SERVIÇOS LTDA</text:p>
          </table:table-cell>
          <table:table-cell table:style-name="ce3" office:value-type="string" calcext:value-type="string">
            <text:p>THIAGO TURCATO DO REGO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AP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67-9</text:p>
          </table:table-cell>
          <table:table-cell table:style-name="ce3" office:value-type="string" calcext:value-type="string">
            <text:p>Controle e Automação de Processos Computacionais na Educação Superior</text:p>
          </table:table-cell>
          <table:table-cell table:style-name="ce3" office:value-type="string" calcext:value-type="string">
            <text:p>FACULDADE SÃO MIGUEL; UNIVERSIDADE FEDERAL RURAL DE PERNAMBUCO</text:p>
          </table:table-cell>
          <table:table-cell table:style-name="ce3" office:value-type="string" calcext:value-type="string">
            <text:p>CRISTIANE DOMINGOS DE AQUINO; HEVERTON KLEIDSON DE LIMA SILVA; MARCELO MENDONCA TEIXEIR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7; ED-06; IF-01</text:p>
          </table:table-cell>
          <table:table-cell table:style-name="ce3" office:value-type="string" calcext:value-type="string">
            <text:p>AT-01; AV-01; 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69-5</text:p>
          </table:table-cell>
          <table:table-cell table:style-name="ce3" office:value-type="string" calcext:value-type="string">
            <text:p>SECOD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ERNANDO HENRIQUE CAMPOS; THIAGO FRANÇA NAVES; VINÍCIUS CAMARGO ANDRADE</text:p>
          </table:table-cell>
          <table:table-cell table:style-name="ce3" office:value-type="string" calcext:value-type="string">
            <text:p>JAVA; SQL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70-9</text:p>
          </table:table-cell>
          <table:table-cell table:style-name="ce3" office:value-type="string" calcext:value-type="string">
            <text:p>KURZY</text:p>
          </table:table-cell>
          <table:table-cell table:style-name="ce3" office:value-type="string" calcext:value-type="string">
            <text:p>HEIDEKER INFORMATICA</text:p>
          </table:table-cell>
          <table:table-cell table:style-name="ce3" office:value-type="string" calcext:value-type="string">
            <text:p>ALEXANDRE HEIDEKER</text:p>
          </table:table-cell>
          <table:table-cell table:style-name="ce3" office:value-type="string" calcext:value-type="string">
            <text:p>HTML; JAVA SCRIPT; JQUERY; JSON; PHP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; AP-02; AP-03; AT-03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71-7</text:p>
          </table:table-cell>
          <table:table-cell table:style-name="ce3" office:value-type="string" calcext:value-type="string">
            <text:p>Sistema Administrativo de Gestão de Unidade - SAGU</text:p>
          </table:table-cell>
          <table:table-cell table:style-name="ce3" office:value-type="string" calcext:value-type="string">
            <text:p>CÉSAR DE OLIVEIRA HIRAGI INFORMÁTICA ME</text:p>
          </table:table-cell>
          <table:table-cell table:style-name="ce3" office:value-type="string" calcext:value-type="string">
            <text:p>CÉSAR DE OLIVEIRA HIRAGI</text:p>
          </table:table-cell>
          <table:table-cell table:style-name="ce3" office:value-type="string" calcext:value-type="string">
            <text:p>CSS; HTML; JAVA SCRIPT; PHP; PL / SQL; POSTGREE SQL; SQL</text:p>
          </table:table-cell>
          <table:table-cell table:style-name="ce3" office:value-type="string" calcext:value-type="string">
            <text:p>AD-01; AD-09; FN-05</text:p>
          </table:table-cell>
          <table:table-cell table:style-name="ce3" office:value-type="string" calcext:value-type="string">
            <text:p>AP-02; AP-03; AT-06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72-5</text:p>
          </table:table-cell>
          <table:table-cell table:style-name="ce3" office:value-type="string" calcext:value-type="string">
            <text:p>WebGiz</text:p>
          </table:table-cell>
          <table:table-cell table:style-name="ce3" office:value-type="string" calcext:value-type="string">
            <text:p>AGOSTINHO REZENDE; DRZ GEOTECNOLOGIA E CONSULTORIA LTDA</text:p>
          </table:table-cell>
          <table:table-cell table:style-name="ce3" office:value-type="string" calcext:value-type="string">
            <text:p>AGOSTINHO REZENDE</text:p>
          </table:table-cell>
          <table:table-cell table:style-name="ce3" office:value-type="string" calcext:value-type="string">
            <text:p>CSS; HTML; JAVA; JAVA SCRIPT; JQUERY; POSTGREE SQL</text:p>
          </table:table-cell>
          <table:table-cell table:style-name="ce3" office:value-type="string" calcext:value-type="string">
            <text:p>AH-06; GC-08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73-3</text:p>
          </table:table-cell>
          <table:table-cell table:style-name="ce3" office:value-type="string" calcext:value-type="string">
            <text:p>SISCCAC - Sistema para cidadão comum, caçador, atirador desportivo e colecionador</text:p>
          </table:table-cell>
          <table:table-cell table:number-columns-repeated="2" table:style-name="ce3" office:value-type="string" calcext:value-type="string">
            <text:p>JEAN PAUL FLEISCHMANN RAMLOW</text:p>
          </table:table-cell>
          <table:table-cell table:style-name="ce3" office:value-type="string" calcext:value-type="string">
            <text:p>CSS; HTML; JAVA SCRIPT; JQUERY; PHP; POSTGREE SQL; XHTML</text:p>
          </table:table-cell>
          <table:table-cell table:style-name="ce3" office:value-type="string" calcext:value-type="string">
            <text:p>AD-01; IF-02; IF-07; IF-09; IF-10</text:p>
          </table:table-cell>
          <table:table-cell table:style-name="ce3" office:value-type="string" calcext:value-type="string">
            <text:p>AT-06; CD-01; CT-03; DS-07; FA-01; GI-01; GI-03; GI-04; GI-06; GI-08; PD-02; PD-04; PD-05; SO-02; SO-04; SO-05; SO-07; TI-03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75-0</text:p>
          </table:table-cell>
          <table:table-cell table:style-name="ce3" office:value-type="string" calcext:value-type="string">
            <text:p>PrBL Tool - Uma ferramenta para planejamento, execução e avaliação de Aprendizagem baseada em Projetos</text:p>
          </table:table-cell>
          <table:table-cell table:style-name="ce3" office:value-type="string" calcext:value-type="string">
            <text:p>INSTITUTO FEDERAL DE EDUCACAO, CIENCIA E TECNOLOGIA DA PARAIBA</text:p>
          </table:table-cell>
          <table:table-cell table:style-name="ce3" office:value-type="string" calcext:value-type="string">
            <text:p>FRANCISCO PETRÔNIO ALENCAR DE MEDEIROS; GILBERTO FIRMINO DE SOUZA NETO; RAFAEL FIGUEIREDO DE MEDEIROS</text:p>
          </table:table-cell>
          <table:table-cell table:style-name="ce3" office:value-type="string" calcext:value-type="string">
            <text:p>MYSQL; PHP</text:p>
          </table:table-cell>
          <table:table-cell table:style-name="ce3" office:value-type="string" calcext:value-type="string">
            <text:p>ED-04; ED-05</text:p>
          </table:table-cell>
          <table:table-cell table:style-name="ce3" office:value-type="string" calcext:value-type="string">
            <text:p>DS-04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76-8</text:p>
          </table:table-cell>
          <table:table-cell table:style-name="ce3" office:value-type="string" calcext:value-type="string">
            <text:p>RSO - GESTÃO DE SEGURANÇA OCUPACIONAL</text:p>
          </table:table-cell>
          <table:table-cell table:number-columns-repeated="2" table:style-name="ce3" office:value-type="string" calcext:value-type="string">
            <text:p>CLAUDENIR RASCH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AD-05; AD-11; IF-04</text:p>
          </table:table-cell>
          <table:table-cell table:style-name="ce3" office:value-type="string" calcext:value-type="string">
            <text:p>GI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78-4</text:p>
          </table:table-cell>
          <table:table-cell table:style-name="ce3" office:value-type="string" calcext:value-type="string">
            <text:p>Consulta Débito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DI-01; FN-03</text:p>
          </table:table-cell>
          <table:table-cell table:style-name="ce3" office:value-type="string" calcext:value-type="string">
            <text:p>FA-01; GI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79-2</text:p>
          </table:table-cell>
          <table:table-cell table:style-name="ce3" office:value-type="string" calcext:value-type="string">
            <text:p>CACT - Sistema de Controle de Acidente de Trânsito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2; SV-01</text:p>
          </table:table-cell>
          <table:table-cell table:style-name="ce3" office:value-type="string" calcext:value-type="string">
            <text:p>AP-03; AP-04; AT-01; CD-01; DS-05; FA-01; GI-01; GI-06; PD-04; SO-02; SO-04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80-6</text:p>
          </table:table-cell>
          <table:table-cell table:style-name="ce3" office:value-type="string" calcext:value-type="string">
            <text:p>GSA - Sistema de Gestão de Senhas e Atendimento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2; SV-01</text:p>
          </table:table-cell>
          <table:table-cell table:style-name="ce3" office:value-type="string" calcext:value-type="string">
            <text:p>AP-03; AP-04; AT-01; CD-01; DS-05; FA-01; GI-01; GI-06; PD-04; SO-02; SO-04; SO-07; UT-01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82-2</text:p>
          </table:table-cell>
          <table:table-cell table:style-name="ce3" office:value-type="string" calcext:value-type="string">
            <text:p>Meu Remédio</text:p>
          </table:table-cell>
          <table:table-cell table:style-name="ce3" office:value-type="string" calcext:value-type="string">
            <text:p>WAGNER LUIS DA CRUZ ALMEIDA</text:p>
          </table:table-cell>
          <table:table-cell table:style-name="ce3" office:value-type="string" calcext:value-type="string">
            <text:p>DOUGLAS GADELHA SOUZA SILVA; LEONARDO SANTANA ALMEIDA DA SILVA; WAGNER LUIS DA CRUZ ALMEID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7; SD-08; SD-10</text:p>
          </table:table-cell>
          <table:table-cell table:style-name="ce3" office:value-type="string" calcext:value-type="string">
            <text:p>AP-01; FA-01; IA-01; IA-02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83-0</text:p>
          </table:table-cell>
          <table:table-cell table:style-name="ce3" office:value-type="string" calcext:value-type="string">
            <text:p>APP-GAME - Jogo Educativo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ET-01; ET-02; ET-03; ET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84-9</text:p>
          </table:table-cell>
          <table:table-cell table:style-name="ce3" office:value-type="string" calcext:value-type="string">
            <text:p>GTI - Sistema de Atendimento à Formação de Condutore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AJAX; CSS; HTML; JAVA; JAVA SCRIPT; JQUERY; JSF; SQL; XHTML</text:p>
          </table:table-cell>
          <table:table-cell table:style-name="ce3" office:value-type="string" calcext:value-type="string">
            <text:p>IF-02; IF-04; IF-07; IF-10</text:p>
          </table:table-cell>
          <table:table-cell table:style-name="ce3" office:value-type="string" calcext:value-type="string">
            <text:p>AP-01; 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85-7</text:p>
          </table:table-cell>
          <table:table-cell table:style-name="ce3" office:value-type="string" calcext:value-type="string">
            <text:p>PSW - Portal de Serviços WEB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2; DI-01; SV-01</text:p>
          </table:table-cell>
          <table:table-cell table:style-name="ce3" office:value-type="string" calcext:value-type="string">
            <text:p>AP-03; AP-04; AT-01; CD-01; DS-05; FA-01; GI-01; GI-06; PD-01; PD-04; SO-02; SO-04; SO-07; UT-01; UT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495" calcext:value-type="float">
            <text:p>249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86-5</text:p>
          </table:table-cell>
          <table:table-cell table:style-name="ce3" office:value-type="string" calcext:value-type="string">
            <text:p>SAFESLGO - Agente SNG Goiá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AD-01; DI-01; IF-10</text:p>
          </table:table-cell>
          <table:table-cell table:style-name="ce3" office:value-type="string" calcext:value-type="string">
            <text:p>FA-01; GI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231" calcext:value-type="float">
            <text:p>91002231</text:p>
          </table:table-cell>
          <table:table-cell table:style-name="ce3" office:value-type="string" calcext:value-type="string">
            <text:p>EXPOSE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; MÁRIO MASSAO NAKAMURA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FQ-03; FQ-09; TC-02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243" calcext:value-type="float">
            <text:p>91002243</text:p>
          </table:table-cell>
          <table:table-cell table:style-name="ce3" office:value-type="string" calcext:value-type="string">
            <text:p>TRANSLAÇÃO /OTIM. CENTRO DE FASE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MÁRIO MASSAO NAKAMURA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FQ-09</text:p>
          </table:table-cell>
          <table:table-cell table:style-name="ce3" office:value-type="string" calcext:value-type="string">
            <text:p>DS-03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255" calcext:value-type="float">
            <text:p>91002255</text:p>
          </table:table-cell>
          <table:table-cell table:style-name="ce3" office:value-type="string" calcext:value-type="string">
            <text:p>SINTESE ANTENAS DUPLO - REFLETORAS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LUIS CLÁUDIO PALMA PEREIRA; MÁRIO MASSAO NAKAMURA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FQ-09</text:p>
          </table:table-cell>
          <table:table-cell table:style-name="ce3" office:value-type="string" calcext:value-type="string">
            <text:p>DS-03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267" calcext:value-type="float">
            <text:p>91002267</text:p>
          </table:table-cell>
          <table:table-cell table:style-name="ce3" office:value-type="string" calcext:value-type="string">
            <text:p>CÁLCULO CAMPO ABERTURA - APERT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; LUIS CLÁUDIO PALMA PEREIRA; MÁRIO MASSAO NAKAMURA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FQ-09</text:p>
          </table:table-cell>
          <table:table-cell table:style-name="ce3" office:value-type="string" calcext:value-type="string">
            <text:p>DS-03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270" calcext:value-type="float">
            <text:p>91002270</text:p>
          </table:table-cell>
          <table:table-cell table:style-name="ce3" office:value-type="string" calcext:value-type="string">
            <text:p>CÁLCULO / OTIMIZAÇÃO RMSX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FQ-09</text:p>
          </table:table-cell>
          <table:table-cell table:style-name="ce3" office:value-type="string" calcext:value-type="string">
            <text:p>DS-03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282" calcext:value-type="float">
            <text:p>91002282</text:p>
          </table:table-cell>
          <table:table-cell table:style-name="ce3" office:value-type="string" calcext:value-type="string">
            <text:p>RETROFIT ANTENAS REFLETORAS - SSB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; LUIS CLÁUDIO PALMA PEREIRA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FQ-09</text:p>
          </table:table-cell>
          <table:table-cell table:style-name="ce3" office:value-type="string" calcext:value-type="string">
            <text:p>DS-03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294" calcext:value-type="float">
            <text:p>91002294</text:p>
          </table:table-cell>
          <table:table-cell table:style-name="ce3" office:value-type="string" calcext:value-type="string">
            <text:p>ANÁLISE DE ESTRUTURAS CORRUGADAS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LUÍZIO PRATA JÚNIOR; EMÍLIO ABUD FILHO; JÚLIO CARDOSO PEREIRA; MARCOS GUIMARÃES CASTELLO BRANCO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FQ-09</text:p>
          </table:table-cell>
          <table:table-cell table:style-name="ce3" office:value-type="string" calcext:value-type="string">
            <text:p>DS-03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9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305" calcext:value-type="float">
            <text:p>91002305</text:p>
          </table:table-cell>
          <table:table-cell table:style-name="ce3" office:value-type="string" calcext:value-type="string">
            <text:p>RETROFIT ANTENAS REFLETORAS - RTF</text:p>
          </table:table-cell>
          <table:table-cell table:style-name="ce3" office:value-type="string" calcext:value-type="string">
            <text:p>TELECOMUNICAÇÕES BRASILEIRAS S/A</text:p>
          </table:table-cell>
          <table:table-cell table:style-name="ce3" office:value-type="string" calcext:value-type="string">
            <text:p>JÚLIO CARDOSO PEREIRA; LUIS CLÁUDIO PALMA PEREIRA; MÁRIO MASSAO NAKAMURA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FQ-09</text:p>
          </table:table-cell>
          <table:table-cell table:style-name="ce3" office:value-type="string" calcext:value-type="string">
            <text:p>DS-03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484" calcext:value-type="float">
            <text:p>91002484</text:p>
          </table:table-cell>
          <table:table-cell table:style-name="ce3" office:value-type="string" calcext:value-type="string">
            <text:p>GLAYOUTP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</text:p>
          </table:table-cell>
          <table:table-cell table:style-name="ce3" office:value-type="string" calcext:value-type="string">
            <text:p>TURBO C 2.00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635" calcext:value-type="float">
            <text:p>91002635</text:p>
          </table:table-cell>
          <table:table-cell table:style-name="ce3" office:value-type="string" calcext:value-type="string">
            <text:p>PPLOT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</text:p>
          </table:table-cell>
          <table:table-cell table:style-name="ce3" office:value-type="string" calcext:value-type="string">
            <text:p>TURBO C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FA-04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496" calcext:value-type="float">
            <text:p>91002496</text:p>
          </table:table-cell>
          <table:table-cell table:style-name="ce3" office:value-type="string" calcext:value-type="string">
            <text:p>RESEQ - RESISTÊNCIA EQUIVALENTE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FLÁVIO EDUARDO NALLIN</text:p>
          </table:table-cell>
          <table:table-cell table:style-name="ce3" office:value-type="string" calcext:value-type="string">
            <text:p>TURBO PASCAL</text:p>
          </table:table-cell>
          <table:table-cell table:style-name="ce3" office:value-type="string" calcext:value-type="string">
            <text:p>MT-04; MT-06; TC-04</text:p>
          </table:table-cell>
          <table:table-cell table:style-name="ce3" office:value-type="string" calcext:value-type="string">
            <text:p>DS-07; SM-01; TC-01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507" calcext:value-type="float">
            <text:p>91002507</text:p>
          </table:table-cell>
          <table:table-cell table:style-name="ce3" office:value-type="string" calcext:value-type="string">
            <text:p>GRED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519" calcext:value-type="float">
            <text:p>91002519</text:p>
          </table:table-cell>
          <table:table-cell table:style-name="ce3" office:value-type="string" calcext:value-type="string">
            <text:p>GLAYOUT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</text:p>
          </table:table-cell>
          <table:table-cell table:style-name="ce3" office:value-type="string" calcext:value-type="string">
            <text:p>TURBO C 2.0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573" calcext:value-type="float">
            <text:p>91002573</text:p>
          </table:table-cell>
          <table:table-cell table:style-name="ce3" office:value-type="string" calcext:value-type="string">
            <text:p>ANALISADOR DE BATERIAS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FLÁVIO EDUARDO NALLIN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EN-04; FQ-14; IN-01; TC-04</text:p>
          </table:table-cell>
          <table:table-cell table:style-name="ce3" office:value-type="string" calcext:value-type="string">
            <text:p>AV-01; IT-02; TC-01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585" calcext:value-type="float">
            <text:p>91002585</text:p>
          </table:table-cell>
          <table:table-cell table:style-name="ce3" office:value-type="string" calcext:value-type="string">
            <text:p>UGRAPH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; ÉLITON PALLOS CRUVINEL</text:p>
          </table:table-cell>
          <table:table-cell table:style-name="ce3" office:value-type="string" calcext:value-type="string">
            <text:p>TURBO C 2.0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597" calcext:value-type="float">
            <text:p>91002597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; ÉLITON PALLOS CRUVINEL</text:p>
          </table:table-cell>
          <table:table-cell table:style-name="ce3" office:value-type="string" calcext:value-type="string">
            <text:p>TURBO C 2.0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SO-02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608" calcext:value-type="float">
            <text:p>91002608</text:p>
          </table:table-cell>
          <table:table-cell table:style-name="ce3" office:value-type="string" calcext:value-type="string">
            <text:p>WINDOW1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; ÉLITON PALLOS CRUVINEL</text:p>
          </table:table-cell>
          <table:table-cell table:style-name="ce3" office:value-type="string" calcext:value-type="string">
            <text:p>TURBO C 2.0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; SO-02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902" calcext:value-type="float">
            <text:p>91002902</text:p>
          </table:table-cell>
          <table:table-cell table:style-name="ce3" office:value-type="string" calcext:value-type="string">
            <text:p>BIBLIOTECA CHLFPL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NTONIO ROBERTO GRAZZIA; ANTONIO VIEIRA DE ANDRADE PALMA NETO</text:p>
          </table:table-cell>
          <table:table-cell table:style-name="ce3" office:value-type="string" calcext:value-type="string">
            <text:p>ASSEMBLER; CHIL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AP-01; DS-05; FA-01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914" calcext:value-type="float">
            <text:p>91002914</text:p>
          </table:table-cell>
          <table:table-cell table:style-name="ce3" office:value-type="string" calcext:value-type="string">
            <text:p>BIBLIOTECA TEXTIO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NTONIO ROBERTO GRAZZIA; ANTONIO VIEIRA DE ANDRADE PALMA NETO</text:p>
          </table:table-cell>
          <table:table-cell table:style-name="ce3" office:value-type="string" calcext:value-type="string">
            <text:p>CHIL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; FA-01; SO-02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926" calcext:value-type="float">
            <text:p>91002926</text:p>
          </table:table-cell>
          <table:table-cell table:style-name="ce3" office:value-type="string" calcext:value-type="string">
            <text:p>BIBLIOTECA CHLRTL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NTONIO VIEIRA DE ANDRADE PALMA NETO; MÁRCIO MACHADO PEREIRA</text:p>
          </table:table-cell>
          <table:table-cell table:style-name="ce3" office:value-type="string" calcext:value-type="string">
            <text:p>ASSEMBLER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; FA-01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938" calcext:value-type="float">
            <text:p>91002938</text:p>
          </table:table-cell>
          <table:table-cell table:style-name="ce3" office:value-type="string" calcext:value-type="string">
            <text:p>ADMINISTRADOR BIBLIOTECAS LIB286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URÉLIO GOMES FERREIRA; CARLOS AUGUSTO LEITE NETO</text:p>
          </table:table-cell>
          <table:table-cell table:style-name="ce3" office:value-type="string" calcext:value-type="string">
            <text:p>PASCA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1; DS-04; FA-01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941" calcext:value-type="float">
            <text:p>91002941</text:p>
          </table:table-cell>
          <table:table-cell table:style-name="ce3" office:value-type="string" calcext:value-type="string">
            <text:p>LIGADOR LMP286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URÉLIO GOMES FERREIRA</text:p>
          </table:table-cell>
          <table:table-cell table:style-name="ce3" office:value-type="string" calcext:value-type="string">
            <text:p>PASCA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1; DS-04; FA-01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965" calcext:value-type="float">
            <text:p>91002965</text:p>
          </table:table-cell>
          <table:table-cell table:style-name="ce3" office:value-type="string" calcext:value-type="string">
            <text:p>FORMATADOR CHILL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MAURY JOSÉ ARCURI JÚNIOR; CARLOS AUGUSTO LEITE NETO</text:p>
          </table:table-cell>
          <table:table-cell table:style-name="ce3" office:value-type="string" calcext:value-type="string">
            <text:p>PASCA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FA-01; FA-02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977" calcext:value-type="float">
            <text:p>91002977</text:p>
          </table:table-cell>
          <table:table-cell table:style-name="ce3" office:value-type="string" calcext:value-type="string">
            <text:p>MONTADOR M286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MAURY JOSÉ ARCURI JÚNIOR</text:p>
          </table:table-cell>
          <table:table-cell table:style-name="ce3" office:value-type="string" calcext:value-type="string">
            <text:p>PASCA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1; FA-01; LG-03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3"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989" calcext:value-type="float">
            <text:p>91002989</text:p>
          </table:table-cell>
          <table:table-cell table:style-name="ce3" office:value-type="string" calcext:value-type="string">
            <text:p>COMPILADOR CHILL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MAURY JOSÉ ARCURI JÚNIOR; ANTONIO ROBERTO GRAZZIA; ANTONIO VIEIRA DE ANDRADE PALMA NETO; BENEDITO APARECIDO CRUZ; CARLOS AUGUSTO LEITE NETO; CARLOS CAMARÃO DE FIGUEIREDO; MÁRCIO MACHADO PEREIRA</text:p>
          </table:table-cell>
          <table:table-cell table:style-name="ce3" office:value-type="string" calcext:value-type="string">
            <text:p>PASCA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1; FA-01; LG-02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9"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837" calcext:value-type="float">
            <text:p>91002837</text:p>
          </table:table-cell>
          <table:table-cell table:style-name="ce3" office:value-type="string" calcext:value-type="string">
            <text:p>BIBLIOTECA BCIO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CARLOS AUGUSTO LEITE NETO; MÁRCIO MACHADO PEREIRA</text:p>
          </table:table-cell>
          <table:table-cell table:style-name="ce3" office:value-type="string" calcext:value-type="string">
            <text:p>ASSEMBLER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; SO-02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1"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840" calcext:value-type="float">
            <text:p>91002840</text:p>
          </table:table-cell>
          <table:table-cell table:style-name="ce3" office:value-type="string" calcext:value-type="string">
            <text:p>DEPURADOR SIMBÓLICO CHILL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MAURY JOSÉ ARCURI JÚNIOR; ANTONIO VIEIRA DE ANDRADE PALMA NETO; BENEDITO APARECIDO CRUZ; CARLOS AUGUSTO LEITE NETO; GUSTAVO LEITE DE MENDONÇA CHAVES</text:p>
          </table:table-cell>
          <table:table-cell table:style-name="ce3" office:value-type="string" calcext:value-type="string">
            <text:p>CHIL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4; DS-06; FA-01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852" calcext:value-type="float">
            <text:p>91002852</text:p>
          </table:table-cell>
          <table:table-cell table:style-name="ce3" office:value-type="string" calcext:value-type="string">
            <text:p>MONITOR CHILL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CARLOS AUGUSTO LEITE NETO; CLAUDINÊ BRANDÃO</text:p>
          </table:table-cell>
          <table:table-cell table:style-name="ce3" office:value-type="string" calcext:value-type="string">
            <text:p>ASSEMBLER; CHIL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SO-01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864" calcext:value-type="float">
            <text:p>91002864</text:p>
          </table:table-cell>
          <table:table-cell table:style-name="ce3" office:value-type="string" calcext:value-type="string">
            <text:p>TRADUTOR PASCAL- CHILL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BENEDITO APARECIDO CRUZ; GUSTAVO LEITE DE MENDONÇA CHAVES</text:p>
          </table:table-cell>
          <table:table-cell table:style-name="ce3" office:value-type="string" calcext:value-type="string">
            <text:p>PASCA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6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876" calcext:value-type="float">
            <text:p>91002876</text:p>
          </table:table-cell>
          <table:table-cell table:style-name="ce3" office:value-type="string" calcext:value-type="string">
            <text:p>GERADOR ANALISADORES SINTÁTICOS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CARLOS CAMARÃO DE FIGUEIREDO</text:p>
          </table:table-cell>
          <table:table-cell table:style-name="ce3" office:value-type="string" calcext:value-type="string">
            <text:p>PASCA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2; DS-04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888" calcext:value-type="float">
            <text:p>91002888</text:p>
          </table:table-cell>
          <table:table-cell table:style-name="ce3" office:value-type="string" calcext:value-type="string">
            <text:p>BIBLIOTECA CARDLIB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GUSTAVO LEITE DE MENDONÇA CHAVES</text:p>
          </table:table-cell>
          <table:table-cell table:style-name="ce3" office:value-type="string" calcext:value-type="string">
            <text:p>CHIL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; FA-01; SO-02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1002891" calcext:value-type="float">
            <text:p>91002891</text:p>
          </table:table-cell>
          <table:table-cell table:style-name="ce3" office:value-type="string" calcext:value-type="string">
            <text:p>BIBLIOTECA LINTLIB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GUSTAVO LEITE DE MENDONÇA CHAVES</text:p>
          </table:table-cell>
          <table:table-cell table:style-name="ce3" office:value-type="string" calcext:value-type="string">
            <text:p>CHIL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; FA-01; SO-02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2003701" calcext:value-type="float">
            <text:p>92003701</text:p>
          </table:table-cell>
          <table:table-cell table:style-name="ce3" office:value-type="string" calcext:value-type="string">
            <text:p>CENTRO DE SUPERVISÃO AUTOMÁTICA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DINO PRADO ZAMARION; KÁSSIA BARRETO DA COSTA; OSVALDO DE QUEIROZ MAKISHIM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V-01</text:p>
          </table:table-cell>
          <table:table-cell table:style-name="ce3" office:value-type="string" calcext:value-type="string">
            <text:p>SO-08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3005436" calcext:value-type="float">
            <text:p>93005436</text:p>
          </table:table-cell>
          <table:table-cell table:style-name="ce3" office:value-type="string" calcext:value-type="string">
            <text:p>HP8510U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ÉLITON PALLOS CRUVINEL</text:p>
          </table:table-cell>
          <table:table-cell table:style-name="ce3" office:value-type="string" calcext:value-type="string">
            <text:p>TURBO C</text:p>
          </table:table-cell>
          <table:table-cell table:style-name="ce3" office:value-type="string" calcext:value-type="string">
            <text:p>FQ-03; FQ-09; IF-10</text:p>
          </table:table-cell>
          <table:table-cell table:style-name="ce3" office:value-type="string" calcext:value-type="string">
            <text:p>DS-05; DS-06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3005448" calcext:value-type="float">
            <text:p>93005448</text:p>
          </table:table-cell>
          <table:table-cell table:style-name="ce3" office:value-type="string" calcext:value-type="string">
            <text:p>RSPP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ÉLITON PALLOS CRUVINEL</text:p>
          </table:table-cell>
          <table:table-cell table:style-name="ce3" office:value-type="string" calcext:value-type="string">
            <text:p>TURBO C</text:p>
          </table:table-cell>
          <table:table-cell table:style-name="ce3" office:value-type="string" calcext:value-type="string">
            <text:p>FQ-03; FQ-09</text:p>
          </table:table-cell>
          <table:table-cell table:style-name="ce3" office:value-type="string" calcext:value-type="string">
            <text:p>IT-02; TC-01; UT-01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3005451" calcext:value-type="float">
            <text:p>93005451</text:p>
          </table:table-cell>
          <table:table-cell table:style-name="ce3" office:value-type="string" calcext:value-type="string">
            <text:p>HP8757U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ÉLITON PALLOS CRUVINEL</text:p>
          </table:table-cell>
          <table:table-cell table:style-name="ce3" office:value-type="string" calcext:value-type="string">
            <text:p>TURBO C</text:p>
          </table:table-cell>
          <table:table-cell table:style-name="ce3" office:value-type="string" calcext:value-type="string">
            <text:p>FQ-03; FQ-09; IF-10</text:p>
          </table:table-cell>
          <table:table-cell table:style-name="ce3" office:value-type="string" calcext:value-type="string">
            <text:p>DS-05; DS-06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3005463" calcext:value-type="float">
            <text:p>93005463</text:p>
          </table:table-cell>
          <table:table-cell table:style-name="ce3" office:value-type="string" calcext:value-type="string">
            <text:p>STD200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</text:p>
          </table:table-cell>
          <table:table-cell table:style-name="ce3" office:value-type="string" calcext:value-type="string">
            <text:p>TURBO C</text:p>
          </table:table-cell>
          <table:table-cell table:style-name="ce3" office:value-type="string" calcext:value-type="string">
            <text:p>FQ-03; FQ-09</text:p>
          </table:table-cell>
          <table:table-cell table:style-name="ce3" office:value-type="string" calcext:value-type="string">
            <text:p>FA-01; TC-01; UT-01; UT-03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3005475" calcext:value-type="float">
            <text:p>93005475</text:p>
          </table:table-cell>
          <table:table-cell table:style-name="ce3" office:value-type="string" calcext:value-type="string">
            <text:p>GDIR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MÁRIO MASSAO NAKAMURA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FQ-03; FQ-09; IF-10; IN-03; MT-05</text:p>
          </table:table-cell>
          <table:table-cell table:style-name="ce3" office:value-type="string" calcext:value-type="string">
            <text:p>FA-01; SM-01; TC-01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3005487" calcext:value-type="float">
            <text:p>93005487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JÚLIO CARDOSO PEREIRA; ÉLITON PALLOS CRUVINEL</text:p>
          </table:table-cell>
          <table:table-cell table:style-name="ce3" office:value-type="string" calcext:value-type="string">
            <text:p>TURBO C</text:p>
          </table:table-cell>
          <table:table-cell table:style-name="ce3" office:value-type="string" calcext:value-type="string">
            <text:p>FQ-03; FQ-09</text:p>
          </table:table-cell>
          <table:table-cell table:style-name="ce3" office:value-type="string" calcext:value-type="string">
            <text:p>FA-01; TC-01; UT-01; UT-03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68-7</text:p>
          </table:table-cell>
          <table:table-cell table:style-name="ce3" office:value-type="string" calcext:value-type="string">
            <text:p>SGRNA - Síntese Genética de Redes Neurais Artificiais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ANTONIO NUNO DE CASTRO SANTA ROSA; NILTON CORREIA DA SILVA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GC-08</text:p>
          </table:table-cell>
          <table:table-cell table:style-name="ce3" office:value-type="string" calcext:value-type="string">
            <text:p>TC-03; TC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2"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74-1</text:p>
          </table:table-cell>
          <table:table-cell table:style-name="ce3" office:value-type="string" calcext:value-type="string">
            <text:p>Otimizador de Estruturas Metálicas em Perfil Tubular Circular e Laminado na Forma I &amp; H</text:p>
          </table:table-cell>
          <table:table-cell table:number-columns-repeated="2" table:style-name="ce3" office:value-type="string" calcext:value-type="string">
            <text:p>AUDELIS DE OLIVEIRA MARCELO JÚNIOR; FELIPE JOSE SALOMAO DE ALBUQUERQUE MELO; MIBSON MICHEL SANTIAGO RAMOS; RODRIGO NUNES DE SOUZA; STÊNIO MOURÃO LIRA DA SILVA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CC-01; CC-03; CC-05; CC-06</text:p>
          </table:table-cell>
          <table:table-cell table:style-name="ce3" office:value-type="string" calcext:value-type="string">
            <text:p>AP-01; AP-02; AP-03; AT-01; AV-01; 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77-6</text:p>
          </table:table-cell>
          <table:table-cell table:style-name="ce3" office:value-type="string" calcext:value-type="string">
            <text:p>Comparador de Redes Neurais de Kohonen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GUSTAVO CORRÊIA DE LIMA; NILTON CORREIA DA SILVA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81-4</text:p>
          </table:table-cell>
          <table:table-cell table:style-name="ce3" office:value-type="string" calcext:value-type="string">
            <text:p>EII - EDUCAÇÃO INTELIGENTE ITINERANTE</text:p>
          </table:table-cell>
          <table:table-cell table:style-name="ce3" office:value-type="string" calcext:value-type="string">
            <text:p>DATTE DESENVOLVIMENTO, APRENDIZAGEM, TECNOLOGIA,TREINAMENTO E EDUCACAO EIRELI</text:p>
          </table:table-cell>
          <table:table-cell table:style-name="ce3" office:value-type="string" calcext:value-type="string">
            <text:p>WAGNER LOPES MENEZES FILHO</text:p>
          </table:table-cell>
          <table:table-cell table:style-name="ce3" office:value-type="string" calcext:value-type="string">
            <text:p>CSS; JAVA SCRIPT; PHP; SQL</text:p>
          </table:table-cell>
          <table:table-cell table:style-name="ce3" office:value-type="string" calcext:value-type="string">
            <text:p>ED-02; ED-04; EN-01; IF-02; IF-04; MA-02</text:p>
          </table:table-cell>
          <table:table-cell table:style-name="ce3" office:value-type="string" calcext:value-type="string">
            <text:p>AP-01; AP-02; AP-03; DS-04; GI-01; GI-06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87-3</text:p>
          </table:table-cell>
          <table:table-cell table:style-name="ce3" office:value-type="string" calcext:value-type="string">
            <text:p>SEARCH-UTIL - Sistema que contempla Funcionalidades e Parametrizações Utilitária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FA-01; GI-06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88-1</text:p>
          </table:table-cell>
          <table:table-cell table:style-name="ce3" office:value-type="string" calcext:value-type="string">
            <text:p>SAP - Sistema de Achados e Perdido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2; SV-01</text:p>
          </table:table-cell>
          <table:table-cell table:style-name="ce3" office:value-type="string" calcext:value-type="string">
            <text:p>AP-03; AP-04; AT-01; CD-01; DS-05; FA-01; FA-04; GI-01; GI-04; GI-06; PD-04; SO-02; SO-04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3"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89-0</text:p>
          </table:table-cell>
          <table:table-cell table:style-name="ce3" office:value-type="string" calcext:value-type="string">
            <text:p>Mano (android)</text:p>
          </table:table-cell>
          <table:table-cell table:style-name="ce3" office:value-type="string" calcext:value-type="string">
            <text:p>IP.TV LTDA.</text:p>
          </table:table-cell>
          <table:table-cell table:style-name="ce3" office:value-type="string" calcext:value-type="string">
            <text:p>ABELARDO DE OLIVEIRA PINTO; DANIEL CHAVES TOSCANO DANTAS; EDUARDO PATRÍCIO GIRÁLDEZ; FRANK ALLAN LOPES BENTO; GUILHERME CALDEIRA DE LELLO; JORGE BARBOSA JORGE; THIAGO PEREIRA DOS SANTOS</text:p>
          </table:table-cell>
          <table:table-cell table:style-name="ce3" office:value-type="string" calcext:value-type="string">
            <text:p>C++; JAVA</text:p>
          </table:table-cell>
          <table:table-cell table:style-name="ce3" office:value-type="string" calcext:value-type="string">
            <text:p>CO-04; ED-04; TC-02</text:p>
          </table:table-cell>
          <table:table-cell table:style-name="ce3" office:value-type="string" calcext:value-type="string">
            <text:p>CD-01; SO-04; TI-03; T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21"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90-3</text:p>
          </table:table-cell>
          <table:table-cell table:style-name="ce3" office:value-type="string" calcext:value-type="string">
            <text:p>Mano (iOS)</text:p>
          </table:table-cell>
          <table:table-cell table:style-name="ce3" office:value-type="string" calcext:value-type="string">
            <text:p>IP.TV LTDA.</text:p>
          </table:table-cell>
          <table:table-cell table:style-name="ce3" office:value-type="string" calcext:value-type="string">
            <text:p>DANIEL CHAVES TOSCANO DANTAS; EDUARDO PATRÍCIO GIRÁLDEZ; FRANK ALLAN LOPES BENTO; GUILHERME CALDEIRA DE LELLO; JORGE BARBOSA JORGE; RAFAEL COELHO BASTOS</text:p>
          </table:table-cell>
          <table:table-cell table:style-name="ce3" office:value-type="string" calcext:value-type="string">
            <text:p>C++; SWIFT</text:p>
          </table:table-cell>
          <table:table-cell table:style-name="ce3" office:value-type="string" calcext:value-type="string">
            <text:p>CO-04; ED-04; TC-02</text:p>
          </table:table-cell>
          <table:table-cell table:style-name="ce3" office:value-type="string" calcext:value-type="string">
            <text:p>CD-01; SO-04; TI-03; T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91-1</text:p>
          </table:table-cell>
          <table:table-cell table:style-name="ce3" office:value-type="string" calcext:value-type="string">
            <text:p>SAF - SISTEMA ADMINISTRATIVO FINANCEIRO</text:p>
          </table:table-cell>
          <table:table-cell table:number-columns-repeated="2" table:style-name="ce3" office:value-type="string" calcext:value-type="string">
            <text:p>JOSÉ CLEILTON DA SILVA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5; AD-08; FN-06</text:p>
          </table:table-cell>
          <table:table-cell table:style-name="ce3" office:value-type="string" calcext:value-type="string">
            <text:p>AP-03; AT-02; AT-03; CD-01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92-0</text:p>
          </table:table-cell>
          <table:table-cell table:style-name="ce3" office:value-type="string" calcext:value-type="string">
            <text:p>DataCIF 2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EMERSON FACHIN MARTINS; PAULO HENRIQUE FERREIRA DE ARAUJO BARBOSA</text:p>
          </table:table-cell>
          <table:table-cell table:style-name="ce3" office:value-type="string" calcext:value-type="string">
            <text:p>JAVA SCRIPT; OUTROS; PHP</text:p>
          </table:table-cell>
          <table:table-cell table:style-name="ce3" office:value-type="string" calcext:value-type="string">
            <text:p>SD-04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8"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93-8</text:p>
          </table:table-cell>
          <table:table-cell table:style-name="ce3" office:value-type="string" calcext:value-type="string">
            <text:p>SAE - Sistema de Agenda Executiva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3; AP-04; AT-01; CD-01; DS-05; FA-01; GI-01; GI-06; PD-04; SO-02; SO-04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94-6</text:p>
          </table:table-cell>
          <table:table-cell table:style-name="ce3" office:value-type="string" calcext:value-type="string">
            <text:p>Livro de Escrituração Fiscal Eletrônico - LEFe</text:p>
          </table:table-cell>
          <table:table-cell table:number-columns-repeated="2" table:style-name="ce3" office:value-type="string" calcext:value-type="string">
            <text:p>FELIPE DA SILVA MUNOZ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AD-01; AD-03; FN-06; IF-01; IF-10</text:p>
          </table:table-cell>
          <table:table-cell table:style-name="ce3" office:value-type="string" calcext:value-type="string">
            <text:p>CD-01; GI-01; GI-02; GI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95-4</text:p>
          </table:table-cell>
          <table:table-cell table:style-name="ce3" office:value-type="string" calcext:value-type="string">
            <text:p>Atividades de Vida - versão para celular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LEANDRO RODRIGUES DA COSTA OLIVEIRA; WILSON HENRIQUE VENEZIAN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96-2</text:p>
          </table:table-cell>
          <table:table-cell table:style-name="ce3" office:value-type="string" calcext:value-type="string">
            <text:p>SAM - Sistema de Alertas e Mensagen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3; AP-04; AT-01; CD-01; DS-05; FA-01; GI-06; PD-04; SO-02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97-0</text:p>
          </table:table-cell>
          <table:table-cell table:style-name="ce3" office:value-type="string" calcext:value-type="string">
            <text:p>SVD - Sistema de Atendimento Digital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2; DI-01; SV-01</text:p>
          </table:table-cell>
          <table:table-cell table:style-name="ce3" office:value-type="string" calcext:value-type="string">
            <text:p>AP-03; AP-04; AT-01; CD-01; DS-05; FA-01; GI-01; GI-06; PD-03; PD-04; SO-02; SO-04; SO-07; TC-04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98-9</text:p>
          </table:table-cell>
          <table:table-cell table:style-name="ce3" office:value-type="string" calcext:value-type="string">
            <text:p>SCA - Sistema de Controle de Acesso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DI-01; SV-01</text:p>
          </table:table-cell>
          <table:table-cell table:style-name="ce3" office:value-type="string" calcext:value-type="string">
            <text:p>AP-03; AP-04; AT-01; CD-01; DS-05; FA-01; GI-01; GI-06; PD-02; PD-03; PD-04; PD-05; SO-02; SO-04; SO-05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999-7</text:p>
          </table:table-cell>
          <table:table-cell table:style-name="ce3" office:value-type="string" calcext:value-type="string">
            <text:p>APP NAS - Aplicativo móvel para avaliação e planejamento da carga de trabalho de enfermagem utilizando o "Nursing Activities Score"</text:p>
          </table:table-cell>
          <table:table-cell table:number-columns-repeated="2" table:style-name="ce3" office:value-type="string" calcext:value-type="string">
            <text:p>DANIEL SOUZA FERREIRA MAGALHÃES; ROSILENE DA SILVA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SD-09</text:p>
          </table:table-cell>
          <table:table-cell table:style-name="ce3" office:value-type="string" calcext:value-type="string">
            <text:p>AP-01; GI-02; IT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00-6</text:p>
          </table:table-cell>
          <table:table-cell table:style-name="ce3" office:value-type="string" calcext:value-type="string">
            <text:p>NAS Web - Gerenciamento em rede do APP NAS - APP para avaliação e planejamento da carga de trabalho de enfermagem utilizando o "Nursing Activities Score"</text:p>
          </table:table-cell>
          <table:table-cell table:number-columns-repeated="2" table:style-name="ce3" office:value-type="string" calcext:value-type="string">
            <text:p>DANIEL SOUZA FERREIRA MAGALHÃES; ROSILENE DA SILV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SD-09</text:p>
          </table:table-cell>
          <table:table-cell table:style-name="ce3" office:value-type="string" calcext:value-type="string">
            <text:p>AP-01; GI-02; IT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01-4</text:p>
          </table:table-cell>
          <table:table-cell table:style-name="ce3" office:value-type="string" calcext:value-type="string">
            <text:p>Seu Filho Na Escola</text:p>
          </table:table-cell>
          <table:table-cell table:style-name="ce3" office:value-type="string" calcext:value-type="string">
            <text:p>SUA SOLUCAO WEB LTDA</text:p>
          </table:table-cell>
          <table:table-cell table:style-name="ce3" office:value-type="string" calcext:value-type="string">
            <text:p>FERNANDO MACEDO TRONCHA; HERNANY RICHARDS DE MEIRELLES BITTENCOURT</text:p>
          </table:table-cell>
          <table:table-cell table:style-name="ce3" office:value-type="string" calcext:value-type="string">
            <text:p>AJAX; JAVA SCRIPT; JQUERY; PHP; PL / SQL</text:p>
          </table:table-cell>
          <table:table-cell table:style-name="ce3" office:value-type="string" calcext:value-type="string">
            <text:p>ED-03</text:p>
          </table:table-cell>
          <table:table-cell table:style-name="ce3" office:value-type="string" calcext:value-type="string">
            <text:p>GI-01; GI-04; PD-05; SO-05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02-2</text:p>
          </table:table-cell>
          <table:table-cell table:style-name="ce3" office:value-type="string" calcext:value-type="string">
            <text:p>Space Change Detector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NILTON CORREIA DA SILVA; OSMAR ABÍLIO DE CARVALHO JÚNIOR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GC-08</text:p>
          </table:table-cell>
          <table:table-cell table:style-name="ce3" office:value-type="string" calcext:value-type="string">
            <text:p>TC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5"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03-0</text:p>
          </table:table-cell>
          <table:table-cell table:style-name="ce3" office:value-type="string" calcext:value-type="string">
            <text:p>Saga dos Conselhos Escolares</text:p>
          </table:table-cell>
          <table:table-cell table:style-name="ce3" office:value-type="string" calcext:value-type="string">
            <text:p>UNIVERSIDADE FEDERAL DE SANTA CATARINA</text:p>
          </table:table-cell>
          <table:table-cell table:style-name="ce3" office:value-type="string" calcext:value-type="string">
            <text:p>ALINE SANTANA MARTINS; ANA PAULA KNAUL; DANIEL SCHIOCHETT; DANIELA KARINE RAMOS SEGUNDO; DIEGO SCHMAEDECH; FABIANA LOPES RIBEIRO; FABIO RAFAEL SEGUNDO; LUCIANO CAMINHA JUNIOR; MATHEUS BASSI BLANK GONÇALVES ; PEDRO CLARK TEODOROSKI</text:p>
          </table:table-cell>
          <table:table-cell table:style-name="ce3" office:value-type="string" calcext:value-type="string">
            <text:p>HTML; JAVA SCRIPT; MYSQL; PHP</text:p>
          </table:table-cell>
          <table:table-cell table:style-name="ce3" office:value-type="string" calcext:value-type="string">
            <text:p>AN-02; AN-07; ED-03; ED-05; ED-06</text:p>
          </table:table-cell>
          <table:table-cell table:style-name="ce3" office:value-type="string" calcext:value-type="string">
            <text:p>AP-01; CD-01; DS-04; 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2"/>
        </table:table-row>
        <table:table-row table:style-name="ro11"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04-9</text:p>
          </table:table-cell>
          <table:table-cell table:style-name="ce3" office:value-type="string" calcext:value-type="string">
            <text:p>SCN - Sistema de Controle de Notificaçõe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1; AD-02; DI-01; SV-01</text:p>
          </table:table-cell>
          <table:table-cell table:style-name="ce3" office:value-type="string" calcext:value-type="string">
            <text:p>GI-01; GI-07; TI-03; TI-04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05-7</text:p>
          </table:table-cell>
          <table:table-cell table:style-name="ce3" office:value-type="string" calcext:value-type="string">
            <text:p>SCP - Sistema de Controle de Processo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ON; JSP; PL / SQL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06-5</text:p>
          </table:table-cell>
          <table:table-cell table:style-name="ce3" office:value-type="string" calcext:value-type="string">
            <text:p>SCC - Sistema de Controle de Contrato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DI-01</text:p>
          </table:table-cell>
          <table:table-cell table:style-name="ce3" office:value-type="string" calcext:value-type="string">
            <text:p>AP-03; AP-04; AT-01; CD-01; DS-05; FA-01; GI-01; GI-06; PD-04; SO-02; SO-04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07-3</text:p>
          </table:table-cell>
          <table:table-cell table:style-name="ce3" office:value-type="string" calcext:value-type="string">
            <text:p>SVE - Sistema de Veículo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CSS; JAVA; JAVA SCRIPT; JSON; JSP; PL / SQL; SQL; XML</text:p>
          </table:table-cell>
          <table:table-cell table:style-name="ce3" office:value-type="string" calcext:value-type="string">
            <text:p>AD-01; DI-01</text:p>
          </table:table-cell>
          <table:table-cell table:style-name="ce3" office:value-type="string" calcext:value-type="string">
            <text:p>CD-01; GI-01; GI-06; GI-08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08-1</text:p>
          </table:table-cell>
          <table:table-cell table:style-name="ce3" office:value-type="string" calcext:value-type="string">
            <text:p>Eskive</text:p>
          </table:table-cell>
          <table:table-cell table:style-name="ce3" office:value-type="string" calcext:value-type="string">
            <text:p>FS TECNOLOGIA TREINAMENTO EM DESENVOLVIMENTO PROFISSIONAL E GERENCIAL LTDA ME</text:p>
          </table:table-cell>
          <table:table-cell table:style-name="ce3" office:value-type="string" calcext:value-type="string">
            <text:p>RENOIR DE PAULA FARIA DOS REIS</text:p>
          </table:table-cell>
          <table:table-cell table:style-name="ce3" office:value-type="string" calcext:value-type="string">
            <text:p>CSS; JAVA SCRIPT; PHP</text:p>
          </table:table-cell>
          <table:table-cell table:style-name="ce3" office:value-type="string" calcext:value-type="string">
            <text:p>AD-01; AD-05</text:p>
          </table:table-cell>
          <table:table-cell table:style-name="ce3" office:value-type="string" calcext:value-type="string">
            <text:p>AP-01; FA-01; GI-01; GI-04; GI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09-0</text:p>
          </table:table-cell>
          <table:table-cell table:style-name="ce3" office:value-type="string" calcext:value-type="string">
            <text:p>SCR - Sistema de Controle de Rotina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3; AP-04; AT-01; DS-05; FA-01; SO-07; U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10-3</text:p>
          </table:table-cell>
          <table:table-cell table:style-name="ce3" office:value-type="string" calcext:value-type="string">
            <text:p>TRANSAÇÕES - Sistema de Transações com a Base Nacional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DI-01</text:p>
          </table:table-cell>
          <table:table-cell table:style-name="ce3" office:value-type="string" calcext:value-type="string">
            <text:p>CD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11-1</text:p>
          </table:table-cell>
          <table:table-cell table:style-name="ce3" office:value-type="string" calcext:value-type="string">
            <text:p>SRF - Sistema de Roubo e Furto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CSS; JAVA; JAVA SCRIPT; JSP; PL / SQL; SQL; XML</text:p>
          </table:table-cell>
          <table:table-cell table:style-name="ce3" office:value-type="string" calcext:value-type="string">
            <text:p>AD-01; DI-01</text:p>
          </table:table-cell>
          <table:table-cell table:style-name="ce3" office:value-type="string" calcext:value-type="string">
            <text:p>CD-01; GI-01; GI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12-0</text:p>
          </table:table-cell>
          <table:table-cell table:style-name="ce3" office:value-type="string" calcext:value-type="string">
            <text:p>SDA - Sistema de Dívida Ativa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1; AD-02; DI-01; SV-01</text:p>
          </table:table-cell>
          <table:table-cell table:style-name="ce3" office:value-type="string" calcext:value-type="string">
            <text:p>AP-03; AP-04; AT-01; CD-01; DS-05; FA-01; FA-04; GI-01; GI-04; GI-06; PD-04; SO-02; SO-04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13-8</text:p>
          </table:table-cell>
          <table:table-cell table:style-name="ce3" office:value-type="string" calcext:value-type="string">
            <text:p>SGPAM - Sistema de Gerenciamento de Processos Administrativos de Multa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F; JSON; PL / SQL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14-6</text:p>
          </table:table-cell>
          <table:table-cell table:style-name="ce3" office:value-type="string" calcext:value-type="string">
            <text:p>SRM - Sistema de Repasse Financeiro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ESTADUAL DE TRÂNSITO DE GOIÁS</text:p>
          </table:table-cell>
          <table:table-cell table:style-name="ce3" office:value-type="string" calcext:value-type="string">
            <text:p>AJAX; CSS; HTML; JAVA; JAVA SCRIPT; JQUERY; JSF; JSP; PL / SQL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GI-04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15-4</text:p>
          </table:table-cell>
          <table:table-cell table:style-name="ce3" office:value-type="string" calcext:value-type="string">
            <text:p>SGE - Sistema de Gestão de Evento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3; AP-04; AT-01; CD-01; DS-05; FA-01; GI-01; GI-06; PD-04; SO-02; SO-04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16-2</text:p>
          </table:table-cell>
          <table:table-cell table:style-name="ce3" office:value-type="string" calcext:value-type="string">
            <text:p>SGL - Sistema de Gestão de Leilão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2; DI-01</text:p>
          </table:table-cell>
          <table:table-cell table:style-name="ce3" office:value-type="string" calcext:value-type="string">
            <text:p>AP-03; AP-04; AT-01; CD-01; DS-05; FA-01; FA-04; GI-01; GI-04; GI-06; PD-04; SO-02; SO-04; SO-07; UT-01; U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17-0</text:p>
          </table:table-cell>
          <table:table-cell table:style-name="ce3" office:value-type="string" calcext:value-type="string">
            <text:p>SGM - Sistema de Gestão de Multa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F; JSON; JSP; PL / SQL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18-9</text:p>
          </table:table-cell>
          <table:table-cell table:style-name="ce3" office:value-type="string" calcext:value-type="string">
            <text:p>SGP - Sistema de Gestão de Pessoa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ON</text:p>
          </table:table-cell>
          <table:table-cell table:style-name="ce3" office:value-type="string" calcext:value-type="string">
            <text:p>AD-02; AD-07; DI-01; SV-01</text:p>
          </table:table-cell>
          <table:table-cell table:style-name="ce3" office:value-type="string" calcext:value-type="string">
            <text:p>AP-03; AP-04; AT-01; CD-01; DS-05; FA-01; GI-01; GI-06; PD-04; SO-02; SO-04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19-7</text:p>
          </table:table-cell>
          <table:table-cell table:style-name="ce3" office:value-type="string" calcext:value-type="string">
            <text:p>SGT - Sistema de Gestão de Terceiro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</text:p>
          </table:table-cell>
          <table:table-cell table:style-name="ce3" office:value-type="string" calcext:value-type="string">
            <text:p>AD-02; DI-01; SV-01</text:p>
          </table:table-cell>
          <table:table-cell table:style-name="ce3" office:value-type="string" calcext:value-type="string">
            <text:p>AP-03; AP-04; AT-01; CD-01; DS-05; FA-01; FA-04; GI-01; GI-04; GI-06; PD-04; SO-02; SO-04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20-0</text:p>
          </table:table-cell>
          <table:table-cell table:style-name="ce3" office:value-type="string" calcext:value-type="string">
            <text:p>MEGATRON - Sistema de Gestão de Veículo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CSS; JAVA; JSF; JSON; PL / SQL; SQL; XHTML; XML</text:p>
          </table:table-cell>
          <table:table-cell table:style-name="ce3" office:value-type="string" calcext:value-type="string">
            <text:p>AD-01; DI-01</text:p>
          </table:table-cell>
          <table:table-cell table:style-name="ce3" office:value-type="string" calcext:value-type="string">
            <text:p>CD-01; GI-01; GI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21-9</text:p>
          </table:table-cell>
          <table:table-cell table:style-name="ce3" office:value-type="string" calcext:value-type="string">
            <text:p>SGF - Sistema de Gestão Financeira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F; JSON; JSP; PL / SQL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22-7</text:p>
          </table:table-cell>
          <table:table-cell table:style-name="ce3" office:value-type="string" calcext:value-type="string">
            <text:p>SGI - Sistema de Gestão Integrada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</text:p>
          </table:table-cell>
          <table:table-cell table:style-name="ce3" office:value-type="string" calcext:value-type="string">
            <text:p>AD-02; DI-01</text:p>
          </table:table-cell>
          <table:table-cell table:style-name="ce3" office:value-type="string" calcext:value-type="string">
            <text:p>AP-03; AP-04; AT-01; CD-01; DS-05; FA-01; FA-04; GI-01; GI-04; GI-06; PD-04; SO-02; SO-04; SO-07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23-5</text:p>
          </table:table-cell>
          <table:table-cell table:style-name="ce3" office:value-type="string" calcext:value-type="string">
            <text:p>SNA - Sistema de Navegação e Acesso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P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3; AP-04; AT-01; CD-01; DS-05; FA-01; GI-01; GI-04; GI-06; PD-02; PD-04; PD-05; SO-02; SO-04; SO-05; SO-07; UT-01; UT-06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24-3</text:p>
          </table:table-cell>
          <table:table-cell table:style-name="ce3" office:value-type="string" calcext:value-type="string">
            <text:p>REVAM - Sistema de Rede de Atendimento à Proprietários de Veículos Automotore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CSS; JAVA; JSP; PL / SQL; SQL; XML</text:p>
          </table:table-cell>
          <table:table-cell table:style-name="ce3" office:value-type="string" calcext:value-type="string">
            <text:p>AD-01; DI-01</text:p>
          </table:table-cell>
          <table:table-cell table:style-name="ce3" office:value-type="string" calcext:value-type="string">
            <text:p>CD-01; GI-01; GI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25-1</text:p>
          </table:table-cell>
          <table:table-cell table:style-name="ce3" office:value-type="string" calcext:value-type="string">
            <text:p>REFOR - Sistema de Rede Estadual de Formação de Condutores</text:p>
          </table:table-cell>
          <table:table-cell table:style-name="ce3" office:value-type="string" calcext:value-type="string">
            <text:p>DEPARTAMENTO ESTADUAL DE TRÂNSITO</text:p>
          </table:table-cell>
          <table:table-cell table:style-name="ce3" office:value-type="string" calcext:value-type="string">
            <text:p>DEPARTAMENTO NACIONAL DE TRÂNSITO DE GOIÁS</text:p>
          </table:table-cell>
          <table:table-cell table:style-name="ce3" office:value-type="string" calcext:value-type="string">
            <text:p>AJAX; CSS; HTML; JAVA; JAVA SCRIPT; JQUERY; JSP; SQL</text:p>
          </table:table-cell>
          <table:table-cell table:style-name="ce3" office:value-type="string" calcext:value-type="string">
            <text:p>IF-02; IF-04; IF-07; IF-10</text:p>
          </table:table-cell>
          <table:table-cell table:style-name="ce3" office:value-type="string" calcext:value-type="string">
            <text:p>AP-01; GI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26-0</text:p>
          </table:table-cell>
          <table:table-cell table:style-name="ce3" office:value-type="string" calcext:value-type="string">
            <text:p>Sistema de apoio a pessoa especial (SAPE)</text:p>
          </table:table-cell>
          <table:table-cell table:style-name="ce3" office:value-type="string" calcext:value-type="string">
            <text:p>DANIEL GUIMARÃEAS DOS SANTOS</text:p>
          </table:table-cell>
          <table:table-cell table:style-name="ce3" office:value-type="string" calcext:value-type="string">
            <text:p>DANIEL GUIMARÃES DOS SANTOS; DIOGO GUIMARAES DOS SANTOS; MOACIR ALEXANDRE MOURA DOS SANTO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O-02; CO-03; CO-04</text:p>
          </table:table-cell>
          <table:table-cell table:style-name="ce3" office:value-type="string" calcext:value-type="string">
            <text:p>AP-01; CD-05; ET-03; FA-01; FA-04; GI-01; GI-02; GI-03; GI-04; GI-06; LG-07; PD-01; PD-02; PD-05; SO-04; SO-05; SO-08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27-8</text:p>
          </table:table-cell>
          <table:table-cell table:style-name="ce3" office:value-type="string" calcext:value-type="string">
            <text:p>Sistema de Gestão e Registro de Contratos</text:p>
          </table:table-cell>
          <table:table-cell table:style-name="ce3" office:value-type="string" calcext:value-type="string">
            <text:p>2AIR TECNOLOGIA DA INFORMAÇÃO LTDA</text:p>
          </table:table-cell>
          <table:table-cell table:style-name="ce3" office:value-type="string" calcext:value-type="string">
            <text:p>ANDRÉ FERREIRA DOS SANTOS; RENATO FERREIRA DA SILVA LOPES</text:p>
          </table:table-cell>
          <table:table-cell table:style-name="ce3" office:value-type="string" calcext:value-type="string">
            <text:p>JAVA; JAVA SCRIPT; POSTGREE SQL; SQL</text:p>
          </table:table-cell>
          <table:table-cell table:style-name="ce3" office:value-type="string" calcext:value-type="string">
            <text:p>AD-05</text:p>
          </table:table-cell>
          <table:table-cell table:style-name="ce3" office:value-type="string" calcext:value-type="string">
            <text:p>AP-01; AP-03; AP-04; AT-01; AT-06; DS-07; FA-01; FA-04; GI-01; GI-04; GI-06; GI-07; TI-03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28-6</text:p>
          </table:table-cell>
          <table:table-cell table:style-name="ce3" office:value-type="string" calcext:value-type="string">
            <text:p>Simulador de colisões mecânicas</text:p>
          </table:table-cell>
          <table:table-cell table:style-name="ce3" office:value-type="string" calcext:value-type="string">
            <text:p>INSTITUTO FEDERAL DE EDUCAÇÃO, CIÊNCIA E TECNOLOGIA DO RIO GRANDE DO NORTE</text:p>
          </table:table-cell>
          <table:table-cell table:style-name="ce3" office:value-type="string" calcext:value-type="string">
            <text:p>ANDRÉ FERREIRA DA FONSECA; GERALDO FELIPE DE SOUZA FILHO; TIBÉRIO MAGNO DE LIMA ALVES</text:p>
          </table:table-cell>
          <table:table-cell table:style-name="ce3" office:value-type="string" calcext:value-type="string">
            <text:p>HTML; JAVA SCRIPT</text:p>
          </table:table-cell>
          <table:table-cell table:style-name="ce3" office:value-type="string" calcext:value-type="string">
            <text:p>ED-01; FQ-05</text:p>
          </table:table-cell>
          <table:table-cell table:style-name="ce3" office:value-type="string" calcext:value-type="string">
            <text:p>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29-4</text:p>
          </table:table-cell>
          <table:table-cell table:style-name="ce3" office:value-type="string" calcext:value-type="string">
            <text:p>Firmware Modem MXT-13x</text:p>
          </table:table-cell>
          <table:table-cell table:style-name="ce3" office:value-type="string" calcext:value-type="string">
            <text:p>MAXTRACK INDUSTRIAL LTDA</text:p>
          </table:table-cell>
          <table:table-cell table:style-name="ce3" office:value-type="string" calcext:value-type="string">
            <text:p>VINICIUS MARQUES DE BERNARDI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V-02; TC-02; TP-03</text:p>
          </table:table-cell>
          <table:table-cell table:style-name="ce3" office:value-type="string" calcext:value-type="string">
            <text:p>AT-08; CD-04; CD-05; CT-01; TI-01; T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30-8</text:p>
          </table:table-cell>
          <table:table-cell table:style-name="ce3" office:value-type="string" calcext:value-type="string">
            <text:p>Archimedes Gestor</text:p>
          </table:table-cell>
          <table:table-cell table:style-name="ce3" office:value-type="string" calcext:value-type="string">
            <text:p>PORTAL ARCHIMEDES NEGOCIOS DIGITAIS LTDA</text:p>
          </table:table-cell>
          <table:table-cell table:style-name="ce3" office:value-type="string" calcext:value-type="string">
            <text:p>TALES ANDRADE ALVES DO NASCIMENTO</text:p>
          </table:table-cell>
          <table:table-cell table:style-name="ce3" office:value-type="string" calcext:value-type="string">
            <text:p>AJAX; CSS; HTML; JQUERY; JSON; MYSQL; PHP</text:p>
          </table:table-cell>
          <table:table-cell table:style-name="ce3" office:value-type="string" calcext:value-type="string">
            <text:p>AD-01; AD-02</text:p>
          </table:table-cell>
          <table:table-cell table:style-name="ce3" office:value-type="string" calcext:value-type="string">
            <text:p>AT-02; CD-01; SO-02; TI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31-6</text:p>
          </table:table-cell>
          <table:table-cell table:style-name="ce3" office:value-type="string" calcext:value-type="string">
            <text:p>SIPLAFEM</text:p>
          </table:table-cell>
          <table:table-cell table:style-name="ce3" office:value-type="string" calcext:value-type="string">
            <text:p>PSG TECNOLOGIA APLICADA LTDA</text:p>
          </table:table-cell>
          <table:table-cell table:style-name="ce3" office:value-type="string" calcext:value-type="string">
            <text:p>WAGNER IGNACIO PINTO JUNIOR</text:p>
          </table:table-cell>
          <table:table-cell table:style-name="ce3" office:value-type="string" calcext:value-type="string">
            <text:p>C#; CSS; HTML; JAVA SCRIPT; JSON; SQL; XML</text:p>
          </table:table-cell>
          <table:table-cell table:style-name="ce3" office:value-type="string" calcext:value-type="string">
            <text:p>FN-05; FN-06</text:p>
          </table:table-cell>
          <table:table-cell table:style-name="ce3" office:value-type="string" calcext:value-type="string">
            <text:p>AP-02; AP-03; AP-04; AP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32-4</text:p>
          </table:table-cell>
          <table:table-cell table:style-name="ce3" office:value-type="string" calcext:value-type="string">
            <text:p>Archimedes Autor</text:p>
          </table:table-cell>
          <table:table-cell table:style-name="ce3" office:value-type="string" calcext:value-type="string">
            <text:p>PORTAL ARCHIMEDES NEGOCIOS DIGITAIS LTDA</text:p>
          </table:table-cell>
          <table:table-cell table:style-name="ce3" office:value-type="string" calcext:value-type="string">
            <text:p>TALES ANDRADE ALVES DO NASCIMENTO</text:p>
          </table:table-cell>
          <table:table-cell table:style-name="ce3" office:value-type="string" calcext:value-type="string">
            <text:p>AJAX; CSS; HTML; JQUERY; JSON; PHP</text:p>
          </table:table-cell>
          <table:table-cell table:style-name="ce3" office:value-type="string" calcext:value-type="string">
            <text:p>AD-01; AD-02; ED-04; ED-06</text:p>
          </table:table-cell>
          <table:table-cell table:style-name="ce3" office:value-type="string" calcext:value-type="string">
            <text:p>AV-01; CD-01; SO-02; TI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33-2</text:p>
          </table:table-cell>
          <table:table-cell table:style-name="ce3" office:value-type="string" calcext:value-type="string">
            <text:p>Archimedes Conversor</text:p>
          </table:table-cell>
          <table:table-cell table:style-name="ce3" office:value-type="string" calcext:value-type="string">
            <text:p>PORTAL ARCHIMEDES NEGOCIOS DIGITAIS LTDA</text:p>
          </table:table-cell>
          <table:table-cell table:style-name="ce3" office:value-type="string" calcext:value-type="string">
            <text:p>TALES ANDRADE ALVES DO NASCIMENTO</text:p>
          </table:table-cell>
          <table:table-cell table:style-name="ce3" office:value-type="string" calcext:value-type="string">
            <text:p>AJAX; CSS; HTML; JQUERY; JSON; PHP</text:p>
          </table:table-cell>
          <table:table-cell table:style-name="ce3" office:value-type="string" calcext:value-type="string">
            <text:p>AD-01; AD-02</text:p>
          </table:table-cell>
          <table:table-cell table:style-name="ce3" office:value-type="string" calcext:value-type="string">
            <text:p>AT-02; GI-04; GI-06; GI-08; SO-02; T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34-0</text:p>
          </table:table-cell>
          <table:table-cell table:style-name="ce3" office:value-type="string" calcext:value-type="string">
            <text:p>Spray Plan</text:p>
          </table:table-cell>
          <table:table-cell table:style-name="ce3" office:value-type="string" calcext:value-type="string">
            <text:p>LOURES &amp; LINO LTDA - ME</text:p>
          </table:table-cell>
          <table:table-cell table:style-name="ce3" office:value-type="string" calcext:value-type="string">
            <text:p>ANTONIO LOURES SOARES JUNIOR; MARCO ANTONIO LINO JUNIOR</text:p>
          </table:table-cell>
          <table:table-cell table:style-name="ce3" office:value-type="string" calcext:value-type="string">
            <text:p>CSS; HTML; JAVA SCRIPT; JQUERY; JSON; PHP</text:p>
          </table:table-cell>
          <table:table-cell table:style-name="ce3" office:value-type="string" calcext:value-type="string">
            <text:p>AG-01; AG-03; AG-04; GC-04; GC-05; GC-06; GC-08; MA-01; ME-03; MT-05</text:p>
          </table:table-cell>
          <table:table-cell table:style-name="ce3" office:value-type="string" calcext:value-type="string">
            <text:p>AP-01; AP-02; AP-03; AP-04; GI-02; GI-03; GI-04; GI-06; GI-07; SO-07; TC-04; UT-06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35-9</text:p>
          </table:table-cell>
          <table:table-cell table:style-name="ce3" office:value-type="string" calcext:value-type="string">
            <text:p>Archimedes Professor</text:p>
          </table:table-cell>
          <table:table-cell table:style-name="ce3" office:value-type="string" calcext:value-type="string">
            <text:p>PORTAL ARCHIMEDES NEGOCIOS DIGITAIS LTDA</text:p>
          </table:table-cell>
          <table:table-cell table:style-name="ce3" office:value-type="string" calcext:value-type="string">
            <text:p>TALES ANDRADE ALVES DO NASCIMENTO</text:p>
          </table:table-cell>
          <table:table-cell table:style-name="ce3" office:value-type="string" calcext:value-type="string">
            <text:p>AJAX; CSS; HTML; JQUERY; JSON; PHP</text:p>
          </table:table-cell>
          <table:table-cell table:style-name="ce3" office:value-type="string" calcext:value-type="string">
            <text:p>AD-01; AD-02; ED-04; ED-06</text:p>
          </table:table-cell>
          <table:table-cell table:style-name="ce3" office:value-type="string" calcext:value-type="string">
            <text:p>AP-02; AT-06; AV-01; CD-01; GI-04; GI-06; GI-08; SO-02; TI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36-7</text:p>
          </table:table-cell>
          <table:table-cell table:style-name="ce3" office:value-type="string" calcext:value-type="string">
            <text:p>Archimedes Corretor</text:p>
          </table:table-cell>
          <table:table-cell table:style-name="ce3" office:value-type="string" calcext:value-type="string">
            <text:p>PORTAL ARCHIMEDES NEGOCIOS DIGITAIS LTDA</text:p>
          </table:table-cell>
          <table:table-cell table:style-name="ce3" office:value-type="string" calcext:value-type="string">
            <text:p>TALES ANDRADE ALVES DO NASCIMENTO</text:p>
          </table:table-cell>
          <table:table-cell table:style-name="ce3" office:value-type="string" calcext:value-type="string">
            <text:p>AJAX; CSS; HTML; JQUERY; JSON; PHP</text:p>
          </table:table-cell>
          <table:table-cell table:style-name="ce3" office:value-type="string" calcext:value-type="string">
            <text:p>AD-01; AD-02; ED-04; ED-06</text:p>
          </table:table-cell>
          <table:table-cell table:style-name="ce3" office:value-type="string" calcext:value-type="string">
            <text:p>AP-02; AP-03; AP-04; AT-01; AV-01; CD-01; GI-04; SO-02; TI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37-5</text:p>
          </table:table-cell>
          <table:table-cell table:style-name="ce3" office:value-type="string" calcext:value-type="string">
            <text:p>CFQ - Calculadora Físico-Química</text:p>
          </table:table-cell>
          <table:table-cell table:style-name="ce3" office:value-type="string" calcext:value-type="string">
            <text:p>INSTITUTO FEDERAL DE EDUCAÇÃO, CIÊNCIA E TECNOLOGIA GOIANO</text:p>
          </table:table-cell>
          <table:table-cell table:style-name="ce3" office:value-type="string" calcext:value-type="string">
            <text:p>ELIANA TIBA GOMES GRANDE; GABRIEL FARIA CARMO OLIVEIRA; GUSTAVO HIROAKI DOS SANTOS MIWA; HUDSON HIDEYUKI WASEDA MIURA; MARCO ANTÔNIO DE BASTOS MARANHÃO</text:p>
          </table:table-cell>
          <table:table-cell table:style-name="ce3" office:value-type="string" calcext:value-type="string">
            <text:p>DELPHI; SQL</text:p>
          </table:table-cell>
          <table:table-cell table:style-name="ce3" office:value-type="string" calcext:value-type="string">
            <text:p>ED-06; FQ-16; IN-02; MT-06</text:p>
          </table:table-cell>
          <table:table-cell table:style-name="ce3" office:value-type="string" calcext:value-type="string">
            <text:p>AP-01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38-3</text:p>
          </table:table-cell>
          <table:table-cell table:style-name="ce3" office:value-type="string" calcext:value-type="string">
            <text:p>Mecagricola</text:p>
          </table:table-cell>
          <table:table-cell table:style-name="ce3" office:value-type="string" calcext:value-type="string">
            <text:p>INSTITUTO FEDERAL DE EDUCAÇÃO, CIÊNCIA E TECNOLOGIA DO RIO GRANDE DO SUL</text:p>
          </table:table-cell>
          <table:table-cell table:style-name="ce3" office:value-type="string" calcext:value-type="string">
            <text:p>DAVID PERES DA ROSA; GUILHERME BRUNETTO DALL BELLO; ROGER TOSCAN SPAGNOLO; TIAGO GUIMARÃES MORA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G-01; AG-02; AG-09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496" calcext:value-type="float">
            <text:p>249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39-1</text:p>
          </table:table-cell>
          <table:table-cell table:style-name="ce3" office:value-type="string" calcext:value-type="string">
            <text:p>Sistema de Folha de Pagamento</text:p>
          </table:table-cell>
          <table:table-cell table:style-name="ce3" office:value-type="string" calcext:value-type="string">
            <text:p>ETICONS EMPRESA DE TECNOLOGIA DA INFORMAÇÃO E CONSULTORIA LTDA.</text:p>
          </table:table-cell>
          <table:table-cell table:style-name="ce3" office:value-type="string" calcext:value-type="string">
            <text:p>FABIO MOURA PESSOA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; AP-02; AP-03; AP-04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4008074" calcext:value-type="float">
            <text:p>94008074</text:p>
          </table:table-cell>
          <table:table-cell table:style-name="ce3" office:value-type="string" calcext:value-type="string">
            <text:p>RESATE - RESISTÊNCIA DE ATERRAMENTO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FLÁVIO EDUARDO NALLIN</text:p>
          </table:table-cell>
          <table:table-cell table:style-name="ce3" office:value-type="string" calcext:value-type="string">
            <text:p>TURBO PASCAL</text:p>
          </table:table-cell>
          <table:table-cell table:style-name="ce3" office:value-type="string" calcext:value-type="string">
            <text:p>TC-03; TC-04</text:p>
          </table:table-cell>
          <table:table-cell table:style-name="ce3" office:value-type="string" calcext:value-type="string">
            <text:p>DS-07; FA-01; SM-01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6001584" calcext:value-type="float">
            <text:p>96001584</text:p>
          </table:table-cell>
          <table:table-cell table:style-name="ce3" office:value-type="string" calcext:value-type="string">
            <text:p>CONFIGURADOR WINDOWS SSX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CLÁUDIA CARNEIRO CAPISTRAN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4</text:p>
          </table:table-cell>
          <table:table-cell table:style-name="ce3" office:value-type="string" calcext:value-type="string">
            <text:p>GI-03; GI-06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6003295" calcext:value-type="float">
            <text:p>96003295</text:p>
          </table:table-cell>
          <table:table-cell table:style-name="ce3" office:value-type="string" calcext:value-type="string">
            <text:p>SUPER ROBBY PROG. CONTROLE VISUAL</text:p>
          </table:table-cell>
          <table:table-cell table:style-name="ce3" office:value-type="string" calcext:value-type="string">
            <text:p>ARS CONSULT ENGENHARIA E SISTEMAS LTDA.</text:p>
          </table:table-cell>
          <table:table-cell table:style-name="ce3" office:value-type="string" calcext:value-type="string">
            <text:p>ALEXANDRE GOUVEIA RIBEIRO DE ALBUQUERQUE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ED-01; ED-02; EN-05</text:p>
          </table:table-cell>
          <table:table-cell table:style-name="ce3" office:value-type="string" calcext:value-type="string">
            <text:p>AT-06; SO-02; TC-01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6002597" calcext:value-type="float">
            <text:p>96002597</text:p>
          </table:table-cell>
          <table:table-cell table:style-name="ce3" office:value-type="string" calcext:value-type="string">
            <text:p>SISTEMA OPERACIONAL TELEBRÁS - 80X86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EDSON BORTOLLI JÚNIOR; SALOMÃO ABUD GREGÓRI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SO-01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6002608" calcext:value-type="float">
            <text:p>96002608</text:p>
          </table:table-cell>
          <table:table-cell table:style-name="ce3" office:value-type="string" calcext:value-type="string">
            <text:p>SISTEMA MLA-8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EDSON BORTOLLI JÚNIOR; SALOMÃO ABUD GREGÓRI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TI-02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6002611" calcext:value-type="float">
            <text:p>96002611</text:p>
          </table:table-cell>
          <table:table-cell table:style-name="ce3" office:value-type="string" calcext:value-type="string">
            <text:p>INTERFACE HARDWARE PARA IECQ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EDSON BORTOLLI JÚNIOR; SALOMÃO ABUD GREGÓRI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SO-04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6002623" calcext:value-type="float">
            <text:p>96002623</text:p>
          </table:table-cell>
          <table:table-cell table:style-name="ce3" office:value-type="string" calcext:value-type="string">
            <text:p>SISTEMA MODEM BICANAL 64K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EDSON BORTOLLI JÚNIOR; SALOMÃO ABUD GREGÓRI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TI-02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6002635" calcext:value-type="float">
            <text:p>96002635</text:p>
          </table:table-cell>
          <table:table-cell table:style-name="ce3" office:value-type="string" calcext:value-type="string">
            <text:p>LAP-D COM TEI FIXO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EDSON BORTOLLI JÚNIOR; SALOMÃO ABUD GREGÓRIO</text:p>
          </table:table-cell>
          <table:table-cell table:style-name="ce3" office:value-type="string" calcext:value-type="string">
            <text:p>NÃO INFORMADA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CD-01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765-0</text:p>
          </table:table-cell>
          <table:table-cell table:style-name="ce3" office:value-type="string" calcext:value-type="string">
            <text:p>PediLanches</text:p>
          </table:table-cell>
          <table:table-cell table:style-name="ce3" office:value-type="string" calcext:value-type="string">
            <text:p>INSTITUTO FEDERAL SUL-RIO-GRANDENSE</text:p>
          </table:table-cell>
          <table:table-cell table:style-name="ce3" office:value-type="string" calcext:value-type="string">
            <text:p>ADILSO NUNES DE SOUZA; ALEX SEBBEN DA CUNHA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IF-07; IF-09; IF-10</text:p>
          </table:table-cell>
          <table:table-cell table:style-name="ce3" office:value-type="string" calcext:value-type="string">
            <text:p>CD-01; GI-0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825-7</text:p>
          </table:table-cell>
          <table:table-cell table:style-name="ce3" office:value-type="string" calcext:value-type="string">
            <text:p>Série de Fourier Interativa para Android</text:p>
          </table:table-cell>
          <table:table-cell table:style-name="ce3" office:value-type="string" calcext:value-type="string">
            <text:p>INSTITUTO FEDERAL SUL-RIO-GRANDENSE</text:p>
          </table:table-cell>
          <table:table-cell table:style-name="ce3" office:value-type="string" calcext:value-type="string">
            <text:p>STHEFANO SOARES SCHIAVON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MT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40-5</text:p>
          </table:table-cell>
          <table:table-cell table:style-name="ce3" office:value-type="string" calcext:value-type="string">
            <text:p>SIMULADOR MOMENTUM</text:p>
          </table:table-cell>
          <table:table-cell table:style-name="ce3" office:value-type="string" calcext:value-type="string">
            <text:p>JOAO VIEIRA NUNES FILHO</text:p>
          </table:table-cell>
          <table:table-cell table:style-name="ce3" office:value-type="string" calcext:value-type="string">
            <text:p>JOÃO VIEIRA NUNES FILHO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FN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41-3</text:p>
          </table:table-cell>
          <table:table-cell table:style-name="ce3" office:value-type="string" calcext:value-type="string">
            <text:p>K-Graph</text:p>
          </table:table-cell>
          <table:table-cell table:number-columns-repeated="2" table:style-name="ce3" office:value-type="string" calcext:value-type="string">
            <text:p>MARCELO TSUGUIO OKANO; VICTOR ALEXANDRE PLOEGER MANSUEL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42-1</text:p>
          </table:table-cell>
          <table:table-cell table:style-name="ce3" office:value-type="string" calcext:value-type="string">
            <text:p>Sistema de Gestão da Administração Tributária</text:p>
          </table:table-cell>
          <table:table-cell table:style-name="ce3" office:value-type="string" calcext:value-type="string">
            <text:p>MARCELO OSSHIRO</text:p>
          </table:table-cell>
          <table:table-cell table:style-name="ce3" office:value-type="string" calcext:value-type="string">
            <text:p>ELTON HEITOR PROCÓPIO; MARCELO OSSHIRO</text:p>
          </table:table-cell>
          <table:table-cell table:style-name="ce3" office:value-type="string" calcext:value-type="string">
            <text:p>.NET; C#; PL / SQL</text:p>
          </table:table-cell>
          <table:table-cell table:style-name="ce3" office:value-type="string" calcext:value-type="string">
            <text:p>AD-04; UB-02; UB-03</text:p>
          </table:table-cell>
          <table:table-cell table:style-name="ce3" office:value-type="string" calcext:value-type="string">
            <text:p>AP-01; AP-02; AP-03; SO-05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43-0</text:p>
          </table:table-cell>
          <table:table-cell table:style-name="ce3" office:value-type="string" calcext:value-type="string">
            <text:p>mRC-e</text:p>
          </table:table-cell>
          <table:table-cell table:style-name="ce3" office:value-type="string" calcext:value-type="string">
            <text:p>M.I. MONTREAL INFORMÁTICA S/A,</text:p>
          </table:table-cell>
          <table:table-cell table:style-name="ce3" office:value-type="string" calcext:value-type="string">
            <text:p>LÚCIA MARIA ABRUNHOSA FERNANDES</text:p>
          </table:table-cell>
          <table:table-cell table:style-name="ce3" office:value-type="string" calcext:value-type="string">
            <text:p>NODEJS</text:p>
          </table:table-cell>
          <table:table-cell table:style-name="ce3" office:value-type="string" calcext:value-type="string">
            <text:p>DI-01; FN-03; IF-10; SV-02</text:p>
          </table:table-cell>
          <table:table-cell table:style-name="ce3" office:value-type="string" calcext:value-type="string">
            <text:p>AP-01; AP-03; AT-01; AT-03; AT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44-8</text:p>
          </table:table-cell>
          <table:table-cell table:style-name="ce3" office:value-type="string" calcext:value-type="string">
            <text:p>ATA Maker</text:p>
          </table:table-cell>
          <table:table-cell table:number-columns-repeated="2" table:style-name="ce3" office:value-type="string" calcext:value-type="string">
            <text:p>MARCELO ELOY FERNANDES; MARCELO TSUGUIO OKANO</text:p>
          </table:table-cell>
          <table:table-cell table:style-name="ce3" office:value-type="string" calcext:value-type="string">
            <text:p>EXCEL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45-6</text:p>
          </table:table-cell>
          <table:table-cell table:style-name="ce3" office:value-type="string" calcext:value-type="string">
            <text:p>Sistema de Contabilidade Publica</text:p>
          </table:table-cell>
          <table:table-cell table:style-name="ce3" office:value-type="string" calcext:value-type="string">
            <text:p>ETICONS EMPRESA DE TECNOLOGIA DA INFORMAÇÃO E CONSULTORIA LTDA.</text:p>
          </table:table-cell>
          <table:table-cell table:style-name="ce3" office:value-type="string" calcext:value-type="string">
            <text:p>AILTON FERNANDES DA SILVA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; AP-02; AP-03; AP-04; AP-05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7"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46-4</text:p>
          </table:table-cell>
          <table:table-cell table:style-name="ce3" office:value-type="string" calcext:value-type="string">
            <text:p>HEALTH CONNECTION</text:p>
          </table:table-cell>
          <table:table-cell table:number-columns-repeated="2" table:style-name="ce3" office:value-type="string" calcext:value-type="string">
            <text:p>TIMÓTEO DURANTE FOIZER OLIVEIRA</text:p>
          </table:table-cell>
          <table:table-cell table:style-name="ce3" office:value-type="string" calcext:value-type="string">
            <text:p>AJAX; CSS; HTML; JAVA SCRIPT; JQUERY; MYSQL; PHP; SQL</text:p>
          </table:table-cell>
          <table:table-cell table:style-name="ce3" office:value-type="string" calcext:value-type="string">
            <text:p>AD-01; AD-08; EC-01; EC-07; EC-08; EC-09; FN-04; FN-06; FQ-14; IF-01; IF-04; IF-07; IN-02; SD-01; SD-02; SD-05; SD-06; SD-07; SD-10; SV-03</text:p>
          </table:table-cell>
          <table:table-cell table:style-name="ce3" office:value-type="string" calcext:value-type="string">
            <text:p>AP-02; AP-03; AP-04; AP-05; AT-01; AT-06; AV-01; AV-02; CD-01; DS-06; FA-01; FA-03; FA-04; GI-01; GI-02; GI-03; GI-04; GI-05; GI-06; GI-07; IT-01; LG-07; LG-08; LG-09; PD-01; PD-02; PD-03; PD-04; PD-05; SM-01; SO-07; TC-01; TC-02; TC-03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6"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47-2</text:p>
          </table:table-cell>
          <table:table-cell table:style-name="ce3" office:value-type="string" calcext:value-type="string">
            <text:p>ACIC - SOFTWARE PARA AJUSTE E CONTROLE DOS INTERVALOS DE CALIBRAÇÃO</text:p>
          </table:table-cell>
          <table:table-cell table:style-name="ce3" office:value-type="string" calcext:value-type="string">
            <text:p>INSTITUTO FEDERAL DE EDUCAÇÃO, CIÊNCIA E TECNOLOGIA DE PERNAMBUCO</text:p>
          </table:table-cell>
          <table:table-cell table:style-name="ce3" office:value-type="string" calcext:value-type="string">
            <text:p>ANTÔNIO MARCOS FIGUEIREDO SOARES; APOLLO MELO DA SILVA; CARLOS AUGUSTO DO NASCIMENTO OLIVEIRA; DAVI ANDERSON GADELHA DE SENA; EDUARDO JOSÉ ALÉCIO DE OLIVEIRA; JOSÉ EDUARDO FERREIRA DE OLIVEIRA; JOÃO JOSÉ DE SOUZA MARQUES; MATEUS DE MELO SILVA FREITAS; NELSON GONÇALVES DA SILVA; ROGÉRIO PONTES DE ARAÚJO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AD-06; FQ-04; IN-03</text:p>
          </table:table-cell>
          <table:table-cell table:style-name="ce3" office:value-type="string" calcext:value-type="string">
            <text:p>AP-01; AP-03; AP-04; GI-01; GI-02; GI-04; IT-02; LG-08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2"/>
        </table:table-row>
        <table:table-row table:style-name="ro13"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48-0</text:p>
          </table:table-cell>
          <table:table-cell table:style-name="ce3" office:value-type="string" calcext:value-type="string">
            <text:p>AMETISTA - Gestão da Saúde</text:p>
          </table:table-cell>
          <table:table-cell table:style-name="ce3" office:value-type="string" calcext:value-type="string">
            <text:p>ABACO TECNOLOGIA DE INFORMAÇÃO LTDA</text:p>
          </table:table-cell>
          <table:table-cell table:style-name="ce3" office:value-type="string" calcext:value-type="string">
            <text:p>ANSELMO GUIMARAES DE MORAES; GLAUBER DEL BARCO NEVES; HALLAN LENNON DE FREITAS ALVES; HELOISA DE BARROS CAMARGO; LEONARDO CLEMENTE PORTO; RAFAELA PIEDADE GUIMARAES</text:p>
          </table:table-cell>
          <table:table-cell table:style-name="ce3" office:value-type="string" calcext:value-type="string">
            <text:p>CSS; GENEXUS; HTML; JAVA; JAVA SCRIPT; JQUERY; JSON; PL / SQL; XML</text:p>
          </table:table-cell>
          <table:table-cell table:style-name="ce3" office:value-type="string" calcext:value-type="string">
            <text:p>AD-04; IF-07; PR-03; SD-02; SD-05; SD-07; TB-04</text:p>
          </table:table-cell>
          <table:table-cell table:style-name="ce3" office:value-type="string" calcext:value-type="string">
            <text:p>AP-01; AT-06; DS-04; GI-01; IA-02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8"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49-9</text:p>
          </table:table-cell>
          <table:table-cell table:style-name="ce3" office:value-type="string" calcext:value-type="string">
            <text:p>Tutoria Inteligente</text:p>
          </table:table-cell>
          <table:table-cell table:number-columns-repeated="2" table:style-name="ce3" office:value-type="string" calcext:value-type="string">
            <text:p>VICTOR LIMA QUEIROZ</text:p>
          </table:table-cell>
          <table:table-cell table:style-name="ce3" office:value-type="string" calcext:value-type="string">
            <text:p>CSS; HTML; JAVA; JAVA SCRIPT; JQUERY; JSON; POSTGREE SQL; SHELL SCRIPT; SQL</text:p>
          </table:table-cell>
          <table:table-cell table:style-name="ce3" office:value-type="string" calcext:value-type="string">
            <text:p>ED-03; ED-04; ED-06</text:p>
          </table:table-cell>
          <table:table-cell table:style-name="ce3" office:value-type="string" calcext:value-type="string">
            <text:p>AP-01; AV-01; I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50-2</text:p>
          </table:table-cell>
          <table:table-cell table:style-name="ce3" office:value-type="string" calcext:value-type="string">
            <text:p>E-Ma Sound</text:p>
          </table:table-cell>
          <table:table-cell table:style-name="ce3" office:value-type="string" calcext:value-type="string">
            <text:p>BIO CYMATICS TERAPIAS, EDUCAÇÃO, TECNOLOGIA E PESQUISA LTDA - ME</text:p>
          </table:table-cell>
          <table:table-cell table:style-name="ce3" office:value-type="string" calcext:value-type="string">
            <text:p>RODRIGO TOKIO YAMASHIRO</text:p>
          </table:table-cell>
          <table:table-cell table:style-name="ce3" office:value-type="string" calcext:value-type="string">
            <text:p>CSS; HTML; IOS; JAVA; JAVA SCRIPT; JSON; OUTROS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51-0</text:p>
          </table:table-cell>
          <table:table-cell table:style-name="ce3" office:value-type="string" calcext:value-type="string">
            <text:p>Salute - Sistema de Gestão Pública de Saúde</text:p>
          </table:table-cell>
          <table:table-cell table:style-name="ce3" office:value-type="string" calcext:value-type="string">
            <text:p>SALUTE GESTÃO EM SAÚDE E COMÉRCIO DE EQUIPAMENTOS LTDA.</text:p>
          </table:table-cell>
          <table:table-cell table:style-name="ce3" office:value-type="string" calcext:value-type="string">
            <text:p>ULYSSES DEMÉTRIO DA SIL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AD-04; AD-08; AN-02; PR-03; SD-01; SD-02; SD-10</text:p>
          </table:table-cell>
          <table:table-cell table:style-name="ce3" office:value-type="string" calcext:value-type="string">
            <text:p>AP-01; AP-02; AP-03; AP-04; AT-01; AT-06; AV-01; CD-01; DS-07; FA-01; GI-01; GI-02; GI-04; GI-06; IA-02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52-9</text:p>
          </table:table-cell>
          <table:table-cell table:style-name="ce3" office:value-type="string" calcext:value-type="string">
            <text:p>Sistema de Acompanhamento de Servidores - SAS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ALYNNE VIRGINYA DE QUEIROZ LIMA; ISRAEL VITOR DINIZ LIMA; JORDAN WILLIAN MARQUES PEREIRA; JOSEILMA DE AZEVEDO GARRIDO; MÔNICA ALVES SILVA</text:p>
          </table:table-cell>
          <table:table-cell table:style-name="ce3" office:value-type="string" calcext:value-type="string">
            <text:p>OUTROS; PYTHON</text:p>
          </table:table-cell>
          <table:table-cell table:style-name="ce3" office:value-type="string" calcext:value-type="string">
            <text:p>IF-02; IF-07; IF-09</text:p>
          </table:table-cell>
          <table:table-cell table:style-name="ce3" office:value-type="string" calcext:value-type="string">
            <text:p>AP-01; FA-01; GI-08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56-1</text:p>
          </table:table-cell>
          <table:table-cell table:style-name="ce3" office:value-type="string" calcext:value-type="string">
            <text:p>BLDC-HALL-HB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LBERTO NOBORU MIYADAIR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N-05</text:p>
          </table:table-cell>
          <table:table-cell table:style-name="ce3" office:value-type="string" calcext:value-type="string">
            <text:p>AP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57-0</text:p>
          </table:table-cell>
          <table:table-cell table:style-name="ce3" office:value-type="string" calcext:value-type="string">
            <text:p>Pascal Text Games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LUCIO GERONIMO VALENTIN; MARCOS SILVANO ORITA ALMEIDA</text:p>
          </table:table-cell>
          <table:table-cell table:style-name="ce3" office:value-type="string" calcext:value-type="string">
            <text:p>PASCA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ET-02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58-8</text:p>
          </table:table-cell>
          <table:table-cell table:style-name="ce3" office:value-type="string" calcext:value-type="string">
            <text:p>Verbanoid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LUCIO GERONIMO VALENTIN; MARCOS SILVANO ORITA ALMEIDA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ET-02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59-6</text:p>
          </table:table-cell>
          <table:table-cell table:style-name="ce3" office:value-type="string" calcext:value-type="string">
            <text:p>Math Invaders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LUCIO GERONIMO VALENTIN; MARCOS SILVANO ORITA ALMEIDA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ET-02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60-0</text:p>
          </table:table-cell>
          <table:table-cell table:style-name="ce3" office:value-type="string" calcext:value-type="string">
            <text:p>Missão Solar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JECONIAS ROCHA GUIMARÃES; MICHELLE MILANEZ FRANÇA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ET-02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61-8</text:p>
          </table:table-cell>
          <table:table-cell table:style-name="ce3" office:value-type="string" calcext:value-type="string">
            <text:p>Detecção de ilhamento em microrredes - FPF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CASSIUS ROSSI DE AGUIA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N-02</text:p>
          </table:table-cell>
          <table:table-cell table:style-name="ce3" office:value-type="string" calcext:value-type="string">
            <text:p>A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62-6</text:p>
          </table:table-cell>
          <table:table-cell table:style-name="ce3" office:value-type="string" calcext:value-type="string">
            <text:p>Detecção de ilhamento em microrredes - VPF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CASSIUS ROSSI DE AGUIA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N-02</text:p>
          </table:table-cell>
          <table:table-cell table:style-name="ce3" office:value-type="string" calcext:value-type="string">
            <text:p>A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63-4</text:p>
          </table:table-cell>
          <table:table-cell table:style-name="ce3" office:value-type="string" calcext:value-type="string">
            <text:p>Conversor de impedância em condutividade protônica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KELEN MENEZES FLORES ROSSI DE AGUIAR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FQ-14</text:p>
          </table:table-cell>
          <table:table-cell table:style-name="ce3" office:value-type="string" calcext:value-type="string">
            <text:p>DS-08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64-2</text:p>
          </table:table-cell>
          <table:table-cell table:style-name="ce3" office:value-type="string" calcext:value-type="string">
            <text:p>Software embarcado para tradução do alfabeto Braille para alfabeto romano</text:p>
          </table:table-cell>
          <table:table-cell table:style-name="ce3" office:value-type="string" calcext:value-type="string">
            <text:p>INSTITUTO FEDERAL DE EDUCAÇÃO, CIÊNCIA E TECNOLOGIA DE MATO GROSSO DO SUL</text:p>
          </table:table-cell>
          <table:table-cell table:style-name="ce3" office:value-type="string" calcext:value-type="string">
            <text:p>FERNANDA DE BARROS VIDAL; LUIZ FERNANDO DELBONI LOMBA; PEDRO DE BRITO ESPINOSA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SO-0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65-0</text:p>
          </table:table-cell>
          <table:table-cell table:style-name="ce3" office:value-type="string" calcext:value-type="string">
            <text:p>SpeakCode</text:p>
          </table:table-cell>
          <table:table-cell table:style-name="ce3" office:value-type="string" calcext:value-type="string">
            <text:p>INSTITUTO FEDERAL DE EDUCAÇÃO, CIÊNCIA E TECNOLOGIA DE MATO GROSSO DO SUL</text:p>
          </table:table-cell>
          <table:table-cell table:style-name="ce3" office:value-type="string" calcext:value-type="string">
            <text:p>ALINE BEZERRA DA COSTA; LUCAS HERMANN NEGRI; MARCIO CARNEIRO BRITO PACHE; SANDRO RODRIGUES DE SOUZ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N-03; ED-03; ED-04; ED-06; IF-09; IF-10; IN-02; TB-04</text:p>
          </table:table-cell>
          <table:table-cell table:style-name="ce3" office:value-type="string" calcext:value-type="string">
            <text:p>AP-01; FA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66-9</text:p>
          </table:table-cell>
          <table:table-cell table:style-name="ce3" office:value-type="string" calcext:value-type="string">
            <text:p>SOLUÇÃO PARA ASSINATURA DIGITAL EM NAVEGADOR WEB</text:p>
          </table:table-cell>
          <table:table-cell table:style-name="ce3" office:value-type="string" calcext:value-type="string">
            <text:p>LACUNA SOFTWARE</text:p>
          </table:table-cell>
          <table:table-cell table:style-name="ce3" office:value-type="string" calcext:value-type="string">
            <text:p>LEONARDO PIGNATARO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DS-05; PD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67-7</text:p>
          </table:table-cell>
          <table:table-cell table:style-name="ce3" office:value-type="string" calcext:value-type="string">
            <text:p>Sistema de Reconhecimento de padrão de caracteres</text:p>
          </table:table-cell>
          <table:table-cell table:number-columns-repeated="2" table:style-name="ce3" office:value-type="string" calcext:value-type="string">
            <text:p>DIOGO APARECIDO CAVALCANTE DE LIMA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IF-04; MT-01</text:p>
          </table:table-cell>
          <table:table-cell table:style-name="ce3" office:value-type="string" calcext:value-type="string">
            <text:p>FA-02; GI-06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68-5</text:p>
          </table:table-cell>
          <table:table-cell table:style-name="ce3" office:value-type="string" calcext:value-type="string">
            <text:p>App - Nave Ninjas</text:p>
          </table:table-cell>
          <table:table-cell table:number-columns-repeated="2" table:style-name="ce3" office:value-type="string" calcext:value-type="string">
            <text:p>DIOGO APARECIDO CAVALCANTE DE LIM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; ET-01; ET-02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69-3</text:p>
          </table:table-cell>
          <table:table-cell table:style-name="ce3" office:value-type="string" calcext:value-type="string">
            <text:p>GestorHappy</text:p>
          </table:table-cell>
          <table:table-cell table:style-name="ce3" office:value-type="string" calcext:value-type="string">
            <text:p>EDUARDO JOSÉ CAMPAGNOLI; LUCAS PONZO FERREIRA</text:p>
          </table:table-cell>
          <table:table-cell table:style-name="ce3" office:value-type="string" calcext:value-type="string">
            <text:p>EDUARDO JOSE CAMPAGNOLI; LUCAS PONZO FERREIRA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AD-01; AD-05; AD-11; CO-04</text:p>
          </table:table-cell>
          <table:table-cell table:style-name="ce3" office:value-type="string" calcext:value-type="string">
            <text:p>AP-01; AP-03; AT-02; AT-03; AT-06; CD-01; GI-01; GI-02; SO-04; SO-05; TI-03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70-7</text:p>
          </table:table-cell>
          <table:table-cell table:style-name="ce3" office:value-type="string" calcext:value-type="string">
            <text:p>Simulação - Lançamento de corpos</text:p>
          </table:table-cell>
          <table:table-cell table:style-name="ce3" office:value-type="string" calcext:value-type="string">
            <text:p>BRUNO OSÓRIO RODRIGUES</text:p>
          </table:table-cell>
          <table:table-cell table:style-name="ce3" office:value-type="string" calcext:value-type="string">
            <text:p>BRUNO OSÓRIO RODRIGUES; SAMARA INÁ QUEIROZ BERNARDO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CO-02; ED-01; ED-02; ED-04</text:p>
          </table:table-cell>
          <table:table-cell table:style-name="ce3" office:value-type="string" calcext:value-type="string">
            <text:p>FA-01; 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71-5</text:p>
          </table:table-cell>
          <table:table-cell table:style-name="ce3" office:value-type="string" calcext:value-type="string">
            <text:p>MYR LOOK CUSTOMIZER</text:p>
          </table:table-cell>
          <table:table-cell table:style-name="ce3" office:value-type="string" calcext:value-type="string">
            <text:p>MYR SUL AMERICA SOFTWARE LTDA.</text:p>
          </table:table-cell>
          <table:table-cell table:style-name="ce3" office:value-type="string" calcext:value-type="string">
            <text:p>UMBERTO BROCCHETTO</text:p>
          </table:table-cell>
          <table:table-cell table:style-name="ce3" office:value-type="string" calcext:value-type="string">
            <text:p>DELPHI; JAVA SCRIPT; PHP</text:p>
          </table:table-cell>
          <table:table-cell table:style-name="ce3" office:value-type="string" calcext:value-type="string">
            <text:p>IN-05</text:p>
          </table:table-cell>
          <table:table-cell table:style-name="ce3" office:value-type="string" calcext:value-type="string">
            <text:p>AT-05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72-3</text:p>
          </table:table-cell>
          <table:table-cell table:style-name="ce3" office:value-type="string" calcext:value-type="string">
            <text:p>DOCMIND</text:p>
          </table:table-cell>
          <table:table-cell table:style-name="ce3" office:value-type="string" calcext:value-type="string">
            <text:p>DOCSYSNET GESTAO ELETRONICA DE DOCUMENTOS EIRELI; SERGIO COSTA CORREA</text:p>
          </table:table-cell>
          <table:table-cell table:style-name="ce3" office:value-type="string" calcext:value-type="string">
            <text:p>SERGIO COSTA CORREA</text:p>
          </table:table-cell>
          <table:table-cell table:style-name="ce3" office:value-type="string" calcext:value-type="string">
            <text:p>C#; PHP</text:p>
          </table:table-cell>
          <table:table-cell table:style-name="ce3" office:value-type="string" calcext:value-type="string">
            <text:p>AD-01; AD-03; AD-04; AD-05; AD-11; IF-01; IF-02; IF-04; IF-05; IF-06; IF-07</text:p>
          </table:table-cell>
          <table:table-cell table:style-name="ce3" office:value-type="string" calcext:value-type="string">
            <text:p>AP-01; AP-03; AP-04; AT-01; AT-02; AT-06; CD-01; DS-05; GI-06; GI-07; IA-01; IA-02; SO-07; TC-04; TI-03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73-1</text:p>
          </table:table-cell>
          <table:table-cell table:style-name="ce3" office:value-type="string" calcext:value-type="string">
            <text:p>SONDGEO - Análise de Sondagem Geotécnica</text:p>
          </table:table-cell>
          <table:table-cell table:style-name="ce3" office:value-type="string" calcext:value-type="string">
            <text:p>ZARCO CALADO LUNA 70768403405</text:p>
          </table:table-cell>
          <table:table-cell table:style-name="ce3" office:value-type="string" calcext:value-type="string">
            <text:p>ZEILO LUNA MACHADO JUNIOR</text:p>
          </table:table-cell>
          <table:table-cell table:style-name="ce3" office:value-type="string" calcext:value-type="string">
            <text:p>ACCESS; VISUAL BASIC</text:p>
          </table:table-cell>
          <table:table-cell table:style-name="ce3" office:value-type="string" calcext:value-type="string">
            <text:p>CC-10; GL-07; PD-03</text:p>
          </table:table-cell>
          <table:table-cell table:style-name="ce3" office:value-type="string" calcext:value-type="string">
            <text:p>AP-01; ET-03; FA-04; GI-04; IA-02; TC-01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74-0</text:p>
          </table:table-cell>
          <table:table-cell table:style-name="ce3" office:value-type="string" calcext:value-type="string">
            <text:p>Sistema de Gestão da Habitação</text:p>
          </table:table-cell>
          <table:table-cell table:style-name="ce3" office:value-type="string" calcext:value-type="string">
            <text:p>MARCELO OSSHIRO</text:p>
          </table:table-cell>
          <table:table-cell table:style-name="ce3" office:value-type="string" calcext:value-type="string">
            <text:p>ELTON HEITOR PROCÓPIO; MARCELO OSSHIRO</text:p>
          </table:table-cell>
          <table:table-cell table:style-name="ce3" office:value-type="string" calcext:value-type="string">
            <text:p>.NET; C#; PL / SQL</text:p>
          </table:table-cell>
          <table:table-cell table:style-name="ce3" office:value-type="string" calcext:value-type="string">
            <text:p>AD-04; HB-01; HB-02; PR-03</text:p>
          </table:table-cell>
          <table:table-cell table:style-name="ce3" office:value-type="string" calcext:value-type="string">
            <text:p>AP-01; AP-02; AP-03; AT-06; SO-05; SO-07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75-8</text:p>
          </table:table-cell>
          <table:table-cell table:style-name="ce3" office:value-type="string" calcext:value-type="string">
            <text:p>CONTROLADOR INTELIGENTE PARA CHUVEIROS</text:p>
          </table:table-cell>
          <table:table-cell table:style-name="ce3" office:value-type="string" calcext:value-type="string">
            <text:p>EDMAR ALVES COSME</text:p>
          </table:table-cell>
          <table:table-cell table:style-name="ce3" office:value-type="string" calcext:value-type="string">
            <text:p>EDMAR ALVES COSME; HARLEN ALVES DOS SANTOS; JANCER PATRIK LEMOS DE OLIVEIRA; JAVERSON MARTINS DE FREITAS; PEDRO HENRIQUE BOTELHOS SANTOS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EN-02; EN-04</text:p>
          </table:table-cell>
          <table:table-cell table:style-name="ce3" office:value-type="string" calcext:value-type="string">
            <text:p>AP-03; AT-01; AT-06; SO-07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1"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76-6</text:p>
          </table:table-cell>
          <table:table-cell table:style-name="ce3" office:value-type="string" calcext:value-type="string">
            <text:p>Desenvolvimento de Eletrocardiograma Portátil de Baixo Custo</text:p>
          </table:table-cell>
          <table:table-cell table:style-name="ce3" office:value-type="string" calcext:value-type="string">
            <text:p>EDMAR ALVES COSME</text:p>
          </table:table-cell>
          <table:table-cell table:style-name="ce3" office:value-type="string" calcext:value-type="string">
            <text:p>EDMAR ALVES COSME; MARLUCIA BEATRIZ LOPES PEREIRA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SD-09</text:p>
          </table:table-cell>
          <table:table-cell table:style-name="ce3" office:value-type="string" calcext:value-type="string">
            <text:p>IT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8"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77-4</text:p>
          </table:table-cell>
          <table:table-cell table:style-name="ce3" office:value-type="string" calcext:value-type="string">
            <text:p>Spectris 4D</text:p>
          </table:table-cell>
          <table:table-cell table:style-name="ce3" office:value-type="string" calcext:value-type="string">
            <text:p>CENTRO UNIVERSITÁRIO DE ANÁPOLIS - UNIEVANGÉLICA; FUNDAÇÃO UNIVERSIDADE DE BRASILIA</text:p>
          </table:table-cell>
          <table:table-cell table:style-name="ce3" office:value-type="string" calcext:value-type="string">
            <text:p>NATASHA SOPHIE PEREIRA; NILTON CORREIA DA SILVA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GC-08</text:p>
          </table:table-cell>
          <table:table-cell table:style-name="ce3" office:value-type="string" calcext:value-type="string">
            <text:p>TC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78-2</text:p>
          </table:table-cell>
          <table:table-cell table:style-name="ce3" office:value-type="string" calcext:value-type="string">
            <text:p>3D HD Vision System - LS Software</text:p>
          </table:table-cell>
          <table:table-cell table:number-columns-repeated="2" table:style-name="ce3" office:value-type="string" calcext:value-type="string">
            <text:p>CARLOS CAVALCANTI DE ALBUQUERQUE JÚNIOR; ERICK RODRIGUES DE SOUSA; JORGE FRAZÃO DA SILVEIRA; MARCELO MARQUES INACIO; MARCOS PEREIRA DE ÁVILA</text:p>
          </table:table-cell>
          <table:table-cell table:style-name="ce3" office:value-type="string" calcext:value-type="string">
            <text:p>C#; C++; SQL</text:p>
          </table:table-cell>
          <table:table-cell table:style-name="ce3" office:value-type="string" calcext:value-type="string">
            <text:p>CO-02; ED-04; SD-08; SD-09</text:p>
          </table:table-cell>
          <table:table-cell table:style-name="ce3" office:value-type="string" calcext:value-type="string">
            <text:p>IT-03; TC-04; TI-01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5"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79-0</text:p>
          </table:table-cell>
          <table:table-cell table:style-name="ce3" office:value-type="string" calcext:value-type="string">
            <text:p>3D HD Vision System - RP Software</text:p>
          </table:table-cell>
          <table:table-cell table:number-columns-repeated="2" table:style-name="ce3" office:value-type="string" calcext:value-type="string">
            <text:p>CARLOS CAVALCANTI DE ALBUQUERQUE JÚNIOR; ERICK RODRIGUES DE SOUSA; JORGE FRAZÃO DA SILVEIRA; MARCELO MARQUES INACIO; MARCOS PEREIRA DE ÁVILA</text:p>
          </table:table-cell>
          <table:table-cell table:style-name="ce3" office:value-type="string" calcext:value-type="string">
            <text:p>C#; C++; SQL</text:p>
          </table:table-cell>
          <table:table-cell table:style-name="ce3" office:value-type="string" calcext:value-type="string">
            <text:p>CO-02; SD-08; SD-09</text:p>
          </table:table-cell>
          <table:table-cell table:style-name="ce3" office:value-type="string" calcext:value-type="string">
            <text:p>IT-03; TC-04; TI-01; UT-0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80-4</text:p>
          </table:table-cell>
          <table:table-cell table:style-name="ce3" office:value-type="string" calcext:value-type="string">
            <text:p>Plataforma de gestão de habilidades</text:p>
          </table:table-cell>
          <table:table-cell table:style-name="ce3" office:value-type="string" calcext:value-type="string">
            <text:p>SKILLTREE CONSULTORIA EDUCACIONAL, VOCACIONAL E ORGANIZACIONAL LTDA.</text:p>
          </table:table-cell>
          <table:table-cell table:style-name="ce3" office:value-type="string" calcext:value-type="string">
            <text:p>ARTHUR OLTRAMARI KONRATH; GRENNE LAUREANO REIS</text:p>
          </table:table-cell>
          <table:table-cell table:style-name="ce3" office:value-type="string" calcext:value-type="string">
            <text:p>CSS; HTML; JAVA; JAVA SCRIPT; NODEJS; PHP; PYTHON</text:p>
          </table:table-cell>
          <table:table-cell table:style-name="ce3" office:value-type="string" calcext:value-type="string">
            <text:p>AD-01; AD-07; ED-06</text:p>
          </table:table-cell>
          <table:table-cell table:style-name="ce3" office:value-type="string" calcext:value-type="string">
            <text:p>AP-01; AV-01; GI-04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81-2</text:p>
          </table:table-cell>
          <table:table-cell table:style-name="ce3" office:value-type="string" calcext:value-type="string">
            <text:p>ClosER - Secure Access for Healthcare Data (ICD-11 / P01)</text:p>
          </table:table-cell>
          <table:table-cell table:number-columns-repeated="2" table:style-name="ce3" office:value-type="string" calcext:value-type="string">
            <text:p>ALEXANDRE CHATER TALEB; ERICK RODRIGUES DE SOUS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82-0</text:p>
          </table:table-cell>
          <table:table-cell table:style-name="ce3" office:value-type="string" calcext:value-type="string">
            <text:p>ClosER - Secure Access for Healthcare Data (ICD-11 / P02)</text:p>
          </table:table-cell>
          <table:table-cell table:number-columns-repeated="2" table:style-name="ce3" office:value-type="string" calcext:value-type="string">
            <text:p>ALEXANDRE CHATER TALEB; ERICK RODRIGUES DE SOUS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83-9</text:p>
          </table:table-cell>
          <table:table-cell table:style-name="ce3" office:value-type="string" calcext:value-type="string">
            <text:p>ClosER - Secure Access for Healthcare Data (ICD-11 / P03)</text:p>
          </table:table-cell>
          <table:table-cell table:number-columns-repeated="2" table:style-name="ce3" office:value-type="string" calcext:value-type="string">
            <text:p>ALEXANDRE CHATER TALEB; ERICK RODRIGUES DE SOUS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84-7</text:p>
          </table:table-cell>
          <table:table-cell table:style-name="ce3" office:value-type="string" calcext:value-type="string">
            <text:p>ClosER - Secure Access for Healthcare Data (ICD-11 / P04)</text:p>
          </table:table-cell>
          <table:table-cell table:number-columns-repeated="2" table:style-name="ce3" office:value-type="string" calcext:value-type="string">
            <text:p>ALEXANDRE CHATER TALEB; ERICK RODRIGUES DE SOUS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TC-02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85-5</text:p>
          </table:table-cell>
          <table:table-cell table:style-name="ce3" office:value-type="string" calcext:value-type="string">
            <text:p>ClosER - Secure Access for Healthcare Data (ICD-11 / P05)</text:p>
          </table:table-cell>
          <table:table-cell table:number-columns-repeated="2" table:style-name="ce3" office:value-type="string" calcext:value-type="string">
            <text:p>ALEXANDRE CHATER TALEB; ERICK RODRIGUES DE SOUS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86-3</text:p>
          </table:table-cell>
          <table:table-cell table:style-name="ce3" office:value-type="string" calcext:value-type="string">
            <text:p>ClosER - Secure Access for Healthcare Data (ICD-11 / P06)</text:p>
          </table:table-cell>
          <table:table-cell table:number-columns-repeated="2" table:style-name="ce3" office:value-type="string" calcext:value-type="string">
            <text:p>ALEXANDRE CHATER TALEB; ERICK RODRIGUES DE SOUS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87-1</text:p>
          </table:table-cell>
          <table:table-cell table:style-name="ce3" office:value-type="string" calcext:value-type="string">
            <text:p>ClosER - Secure Access for Healthcare Data (ICD-11 / P07)</text:p>
          </table:table-cell>
          <table:table-cell table:number-columns-repeated="2" table:style-name="ce3" office:value-type="string" calcext:value-type="string">
            <text:p>ALEXANDRE CHATER TALEB; ERICK RODRIGUES DE SOUS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TC-02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88-0</text:p>
          </table:table-cell>
          <table:table-cell table:style-name="ce3" office:value-type="string" calcext:value-type="string">
            <text:p>ClosER - Secure Access for Healthcare Data (ICD-11 / P08)</text:p>
          </table:table-cell>
          <table:table-cell table:number-columns-repeated="2" table:style-name="ce3" office:value-type="string" calcext:value-type="string">
            <text:p>ALEXANDRE CHATER TALEB; ERICK RODRIGUES DE SOUS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89-8</text:p>
          </table:table-cell>
          <table:table-cell table:style-name="ce3" office:value-type="string" calcext:value-type="string">
            <text:p>ClosER - Secure Access for Healthcare Data (ICD-11 / P09)</text:p>
          </table:table-cell>
          <table:table-cell table:number-columns-repeated="2" table:style-name="ce3" office:value-type="string" calcext:value-type="string">
            <text:p>ALEXANDRE CHATER TALEB; ERICK RODRIGUES DE SOUS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TC-02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90-1</text:p>
          </table:table-cell>
          <table:table-cell table:style-name="ce3" office:value-type="string" calcext:value-type="string">
            <text:p>ClosER - Secure Access for Healthcare Data (ICD-11 / P10)</text:p>
          </table:table-cell>
          <table:table-cell table:number-columns-repeated="2" table:style-name="ce3" office:value-type="string" calcext:value-type="string">
            <text:p>ALEXANDRE CHATER TALEB; ERICK RODRIGUES DE SOUS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91-0</text:p>
          </table:table-cell>
          <table:table-cell table:style-name="ce3" office:value-type="string" calcext:value-type="string">
            <text:p>DIMEOF - Dimensão Execução Orçamentária e Financeira</text:p>
          </table:table-cell>
          <table:table-cell table:style-name="ce3" office:value-type="string" calcext:value-type="string">
            <text:p>ACH DIMENSÃO INFORMÁTICA E CONTÁBIL LTDA.</text:p>
          </table:table-cell>
          <table:table-cell table:style-name="ce3" office:value-type="string" calcext:value-type="string">
            <text:p>ANTONIO CELSO CORREA DE GODOY; CARLOS AUGUSTO LOUREIRO MARTINS</text:p>
          </table:table-cell>
          <table:table-cell table:style-name="ce3" office:value-type="string" calcext:value-type="string">
            <text:p>JAVA; JAVA SCRIPT</text:p>
          </table:table-cell>
          <table:table-cell table:style-name="ce3" office:value-type="string" calcext:value-type="string">
            <text:p>AD-02; AD-04</text:p>
          </table:table-cell>
          <table:table-cell table:style-name="ce3" office:value-type="string" calcext:value-type="string">
            <text:p>AP-03; AP-04; AP-05; GI-02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0"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92-8</text:p>
          </table:table-cell>
          <table:table-cell table:style-name="ce3" office:value-type="string" calcext:value-type="string">
            <text:p>MAPA INTERATIVO DO JARDIM BOTÂNICO</text:p>
          </table:table-cell>
          <table:table-cell table:style-name="ce3" office:value-type="string" calcext:value-type="string">
            <text:p>UNIVERSIDADE FEDERAL DO PARANA</text:p>
          </table:table-cell>
          <table:table-cell table:style-name="ce3" office:value-type="string" calcext:value-type="string">
            <text:p>CELSO YOSHIKAU ISHIDA; HENRIQUE DANIEL CAVET MARTINS; JOSÉ TADEU WEIDLICH MOTTA; LEONARDO BRUNETI GOMES; LUCIANO WONS; RYCHARD WIKTOR CZAPLINSKI MALINOWSKI; SÔNIA MARA FERRAZ DE OLIVEIRA; TÂNIA LUCIA FERRAZ DE OLIVEIRA GONÇALVES</text:p>
          </table:table-cell>
          <table:table-cell table:style-name="ce3" office:value-type="string" calcext:value-type="string">
            <text:p>CSS; HTML; JAVA SCRIPT; OUTROS</text:p>
          </table:table-cell>
          <table:table-cell table:style-name="ce3" office:value-type="string" calcext:value-type="string">
            <text:p>ED-04; ED-06</text:p>
          </table:table-cell>
          <table:table-cell table:style-name="ce3" office:value-type="string" calcext:value-type="string">
            <text:p>AP-01; ET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93-6 Código</text:p>
          </table:table-cell>
          <table:table-cell table:style-name="ce3" office:value-type="string" calcext:value-type="string">
            <text:p>Kokua</text:p>
          </table:table-cell>
          <table:table-cell table:number-columns-repeated="2" table:style-name="ce3" office:value-type="string" calcext:value-type="string">
            <text:p>FELIPE OSÓRIO DE SOUZA LIMA</text:p>
          </table:table-cell>
          <table:table-cell table:style-name="ce3" office:value-type="string" calcext:value-type="string">
            <text:p>HTML; JAVA</text:p>
          </table:table-cell>
          <table:table-cell table:style-name="ce3" office:value-type="string" calcext:value-type="string">
            <text:p>AN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8"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94-4</text:p>
          </table:table-cell>
          <table:table-cell table:style-name="ce3" office:value-type="string" calcext:value-type="string">
            <text:p>SRU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CARLOS ROBERTO VALÊNCIO; GABRIEL VINICIUS DO NASCIMENTO; GUILHERME PRIÓLLI DANIEL; JOSÉ CARLOS DE FREITAS; LUIS MARCELLO MORAES SILVA; PAULO HENRIQUE PAIM DOS SANTOS; VICTOR HUGO PENHALVES MARTINS; WILLIAM TENÓRIO</text:p>
          </table:table-cell>
          <table:table-cell table:style-name="ce3" office:value-type="string" calcext:value-type="string">
            <text:p>CSS; HTML; JAVA; JAVA SCRIPT</text:p>
          </table:table-cell>
          <table:table-cell table:style-name="ce3" office:value-type="string" calcext:value-type="string">
            <text:p>IF-07; IF-10</text:p>
          </table:table-cell>
          <table:table-cell table:style-name="ce3" office:value-type="string" calcext:value-type="string">
            <text:p>AP-01; 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11"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95-2</text:p>
          </table:table-cell>
          <table:table-cell table:style-name="ce3" office:value-type="string" calcext:value-type="string">
            <text:p>ATENTO - Sistema de Análise Pericial e Registro Facial Policial</text:p>
          </table:table-cell>
          <table:table-cell table:style-name="ce3" office:value-type="string" calcext:value-type="string">
            <text:p>EBTS - EMPRESA BRASILEIRA DE TREINAMENTO E SIMULAÇÃO LTDA</text:p>
          </table:table-cell>
          <table:table-cell table:style-name="ce3" office:value-type="string" calcext:value-type="string">
            <text:p>DARCI ATILIO GRZYBOWSKI</text:p>
          </table:table-cell>
          <table:table-cell table:style-name="ce3" office:value-type="string" calcext:value-type="string">
            <text:p>.NET; C#; C++</text:p>
          </table:table-cell>
          <table:table-cell table:style-name="ce3" office:value-type="string" calcext:value-type="string">
            <text:p>AD-01; AD-04; SV-01</text:p>
          </table:table-cell>
          <table:table-cell table:style-name="ce3" office:value-type="string" calcext:value-type="string">
            <text:p>IA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96-0</text:p>
          </table:table-cell>
          <table:table-cell table:style-name="ce3" office:value-type="string" calcext:value-type="string">
            <text:p>MediVoz</text:p>
          </table:table-cell>
          <table:table-cell table:style-name="ce3" office:value-type="string" calcext:value-type="string">
            <text:p>FUNDACAO DE ENSINO SUPERIOR DO VALE DO SAPUCAI</text:p>
          </table:table-cell>
          <table:table-cell table:style-name="ce3" office:value-type="string" calcext:value-type="string">
            <text:p>JAQUELINE JÓICE MUNIZ; MATHEUS JOSÉ RIBEIRO DOS SANTOS; MICHELE BUENO</text:p>
          </table:table-cell>
          <table:table-cell table:style-name="ce3" office:value-type="string" calcext:value-type="string">
            <text:p>C#; HTML; JAVA SCRIPT</text:p>
          </table:table-cell>
          <table:table-cell table:style-name="ce3" office:value-type="string" calcext:value-type="string">
            <text:p>SD-01; SD-10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5"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97-9</text:p>
          </table:table-cell>
          <table:table-cell table:style-name="ce3" office:value-type="string" calcext:value-type="string">
            <text:p>MICROP</text:p>
          </table:table-cell>
          <table:table-cell table:style-name="ce3" office:value-type="string" calcext:value-type="string">
            <text:p>FUNDACAO DE ENSINO SUPERIOR DO VALE DO SAPUCAI</text:p>
          </table:table-cell>
          <table:table-cell table:style-name="ce3" office:value-type="string" calcext:value-type="string">
            <text:p>ADRIANA RODRIGUES DOS ANJOS MENDONÇA; FIORITA GONZALES LOPES MUNDIM; JOSÉ DIAS DA SILVA NETO; JOÃO BOSCO PARREIRAS DE ASSIS; ROBERTO RIBEIRO ROCHA</text:p>
          </table:table-cell>
          <table:table-cell table:style-name="ce3" office:value-type="string" calcext:value-type="string">
            <text:p>CSS; HTML; JAVA; JAVA SCRIPT; SQL</text:p>
          </table:table-cell>
          <table:table-cell table:style-name="ce3" office:value-type="string" calcext:value-type="string">
            <text:p>BL-04; IF-02; SD-08</text:p>
          </table:table-cell>
          <table:table-cell table:style-name="ce3" office:value-type="string" calcext:value-type="string">
            <text:p>AP-01; 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98-7</text:p>
          </table:table-cell>
          <table:table-cell table:style-name="ce3" office:value-type="string" calcext:value-type="string">
            <text:p>eDomicílio DTEM - Domicílio Tributário Eletrônico Municipal</text:p>
          </table:table-cell>
          <table:table-cell table:style-name="ce3" office:value-type="string" calcext:value-type="string">
            <text:p>INSTITUTO SOMA</text:p>
          </table:table-cell>
          <table:table-cell table:style-name="ce3" office:value-type="string" calcext:value-type="string">
            <text:p>ANDRÉ LUÍS MORAES; LUIZ MIGUEL AXCAR</text:p>
          </table:table-cell>
          <table:table-cell table:style-name="ce3" office:value-type="string" calcext:value-type="string">
            <text:p>CSS; HTML; JAVA SCRIPT; JQUERY; JSON; MYSQL; PHP; SQL</text:p>
          </table:table-cell>
          <table:table-cell table:style-name="ce3" office:value-type="string" calcext:value-type="string">
            <text:p>AD-01; AD-02; AD-04; DI-01; EC-04; FN-05</text:p>
          </table:table-cell>
          <table:table-cell table:style-name="ce3" office:value-type="string" calcext:value-type="string">
            <text:p>AP-01; AP-02; AP-03; AP-04; AP-05; AV-02; GI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099-5</text:p>
          </table:table-cell>
          <table:table-cell table:style-name="ce3" office:value-type="string" calcext:value-type="string">
            <text:p>Raptors</text:p>
          </table:table-cell>
          <table:table-cell table:number-columns-repeated="2" table:style-name="ce3" office:value-type="string" calcext:value-type="string">
            <text:p>LUCAS REGO LIMA DE CARVALH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CO-05; TB-06</text:p>
          </table:table-cell>
          <table:table-cell table:style-name="ce3" office:value-type="string" calcext:value-type="string">
            <text:p>ET-01; E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1778-1</text:p>
          </table:table-cell>
          <table:table-cell table:style-name="ce3" office:value-type="string" calcext:value-type="string">
            <text:p>FAZ - SISTEMA DE AÇÕES SOCIAIS ATRAVÉS DA GAMIFICAÇÃO</text:p>
          </table:table-cell>
          <table:table-cell table:style-name="ce3" office:value-type="string" calcext:value-type="string">
            <text:p>INSTITUTO FEDERAL SUL-RIO-GRANDENSE</text:p>
          </table:table-cell>
          <table:table-cell table:style-name="ce3" office:value-type="string" calcext:value-type="string">
            <text:p>ADILSO NUNES DE SOUZA; BRUNO HERRMANN LEITE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IF-09; IF-10</text:p>
          </table:table-cell>
          <table:table-cell table:style-name="ce3" office:value-type="string" calcext:value-type="string">
            <text:p>AP-01; GI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00-2</text:p>
          </table:table-cell>
          <table:table-cell table:style-name="ce3" office:value-type="string" calcext:value-type="string">
            <text:p>Irrigar - Manejo de irrigação para vaso</text:p>
          </table:table-cell>
          <table:table-cell table:number-columns-repeated="2" table:style-name="ce3" office:value-type="string" calcext:value-type="string">
            <text:p>RODOLLPHO ARTUR DE SOUZA LIMA</text:p>
          </table:table-cell>
          <table:table-cell table:style-name="ce3" office:value-type="string" calcext:value-type="string">
            <text:p>JAVA SCRIPT; NODEJS</text:p>
          </table:table-cell>
          <table:table-cell table:style-name="ce3" office:value-type="string" calcext:value-type="string">
            <text:p>AG-01; AG-02; AG-03; AG-04; AG-05; AG-06</text:p>
          </table:table-cell>
          <table:table-cell table:style-name="ce3" office:value-type="string" calcext:value-type="string">
            <text:p>AP-01; FA-01; 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01-0</text:p>
          </table:table-cell>
          <table:table-cell table:style-name="ce3" office:value-type="string" calcext:value-type="string">
            <text:p>SOFTWARE ACF</text:p>
          </table:table-cell>
          <table:table-cell table:style-name="ce3" office:value-type="string" calcext:value-type="string">
            <text:p>FUNDACAO DE ENSINO SUPERIOR DO VALE DO SAPUCAI</text:p>
          </table:table-cell>
          <table:table-cell table:style-name="ce3" office:value-type="string" calcext:value-type="string">
            <text:p>DANIEL JOSÉ BARBOSA; FLAVIO FRAGA VILELA; KEVIN CÓSTOLA DE OLIVEIRA FRANCO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SV-01</text:p>
          </table:table-cell>
          <table:table-cell table:style-name="ce3" office:value-type="string" calcext:value-type="string">
            <text:p>FA-03; GI-01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02-9</text:p>
          </table:table-cell>
          <table:table-cell table:style-name="ce3" office:value-type="string" calcext:value-type="string">
            <text:p>Protocolo Rápido</text:p>
          </table:table-cell>
          <table:table-cell table:style-name="ce3" office:value-type="string" calcext:value-type="string">
            <text:p>DL SYSTEMS LTDA</text:p>
          </table:table-cell>
          <table:table-cell table:style-name="ce3" office:value-type="string" calcext:value-type="string">
            <text:p>DIEGO VINÍCIUS FREITAS DE ARAÚJO; LUIS FELIPE HOSKEN DE OLIVEIR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DI-02</text:p>
          </table:table-cell>
          <table:table-cell table:style-name="ce3" office:value-type="string" calcext:value-type="string">
            <text:p>AT-01; AT-02; DS-07; UT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03-7</text:p>
          </table:table-cell>
          <table:table-cell table:style-name="ce3" office:value-type="string" calcext:value-type="string">
            <text:p>DIAMANTE - Informações Gerenciais e Estratégicas</text:p>
          </table:table-cell>
          <table:table-cell table:style-name="ce3" office:value-type="string" calcext:value-type="string">
            <text:p>ABACO TECNOLOGIA DE INFORMAÇÃO LTDA</text:p>
          </table:table-cell>
          <table:table-cell table:style-name="ce3" office:value-type="string" calcext:value-type="string">
            <text:p>CRISTIANO YUKIO ISHIDA SANDRIN; ELTON JOHN DE ASSUNCAO; LEONARDO CLEMENTE PORTO; LUCIENE PEREIRA DE ARAÚJO; TATIANA PASA</text:p>
          </table:table-cell>
          <table:table-cell table:style-name="ce3" office:value-type="string" calcext:value-type="string">
            <text:p>.NET; AJAX; C#; CSS; HTML; JAVA SCRIPT; JSON; PL / SQL; XML</text:p>
          </table:table-cell>
          <table:table-cell table:style-name="ce3" office:value-type="string" calcext:value-type="string">
            <text:p>AD-02; AD-04; IF-01; IF-07; IF-10</text:p>
          </table:table-cell>
          <table:table-cell table:style-name="ce3" office:value-type="string" calcext:value-type="string">
            <text:p>FA-01; FA-04; GI-01; GI-03; GI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04-5</text:p>
          </table:table-cell>
          <table:table-cell table:style-name="ce3" office:value-type="string" calcext:value-type="string">
            <text:p>EMERGÊNCIAS BARIÁTRICAS (IOS)</text:p>
          </table:table-cell>
          <table:table-cell table:style-name="ce3" office:value-type="string" calcext:value-type="string">
            <text:p>GUSTAVO SANTOS DE SOUSA; IPADE - INSTITUTO PARA O DESENVOLVIMENTO DA EDUCAÇÃO LTDA; LUIZ GONZAGA DE MOURA JÚNIOR</text:p>
          </table:table-cell>
          <table:table-cell table:style-name="ce3" office:value-type="string" calcext:value-type="string">
            <text:p>GUSTAVO SANTOS DE SOUSA; LUIZ GONZAGA DE MOURA JÚNIOR</text:p>
          </table:table-cell>
          <table:table-cell table:style-name="ce3" office:value-type="string" calcext:value-type="string">
            <text:p>SWIFT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05-3</text:p>
          </table:table-cell>
          <table:table-cell table:style-name="ce3" office:value-type="string" calcext:value-type="string">
            <text:p>MASSAGEADOR CARDIACO</text:p>
          </table:table-cell>
          <table:table-cell table:style-name="ce3" office:value-type="string" calcext:value-type="string">
            <text:p>EDMAR ALVES COSME</text:p>
          </table:table-cell>
          <table:table-cell table:style-name="ce3" office:value-type="string" calcext:value-type="string">
            <text:p>EDMAR ALVES COSME; MARLUCIA BEATRIZ LOPES PEREIRA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SD-09</text:p>
          </table:table-cell>
          <table:table-cell table:style-name="ce3" office:value-type="string" calcext:value-type="string">
            <text:p>IT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06-1</text:p>
          </table:table-cell>
          <table:table-cell table:style-name="ce3" office:value-type="string" calcext:value-type="string">
            <text:p>T-SER</text:p>
          </table:table-cell>
          <table:table-cell table:number-columns-repeated="2" table:style-name="ce3" office:value-type="string" calcext:value-type="string">
            <text:p>MÁRCIA LOPES LERIN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1; AD-07; PS-02</text:p>
          </table:table-cell>
          <table:table-cell table:style-name="ce3" office:value-type="string" calcext:value-type="string">
            <text:p>GI-01; GI-04; IA-0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07-0</text:p>
          </table:table-cell>
          <table:table-cell table:style-name="ce3" office:value-type="string" calcext:value-type="string">
            <text:p>Força Isométrica</text:p>
          </table:table-cell>
          <table:table-cell table:number-columns-repeated="2" table:style-name="ce3" office:value-type="string" calcext:value-type="string">
            <text:p>EFERSON DOS SANTOS SILVA; FERNANDO BRYAN FRIZZARIN; GUILHERME ARRUDA ALMEIDA; JUCÉLIO ORDINEI ROS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AP-01; AT-01; AT-06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08-8</text:p>
          </table:table-cell>
          <table:table-cell table:style-name="ce3" office:value-type="string" calcext:value-type="string">
            <text:p>SIGEFI SISTEMA DE GERENCIAMENTO DE FILA</text:p>
          </table:table-cell>
          <table:table-cell table:style-name="ce3" office:value-type="string" calcext:value-type="string">
            <text:p>FUNDAÇÃO UNIVERSIDADE DO AMAZONAS</text:p>
          </table:table-cell>
          <table:table-cell table:style-name="ce3" office:value-type="string" calcext:value-type="string">
            <text:p>ROSEMEYRE DONATO DE BRITO CALDAS</text:p>
          </table:table-cell>
          <table:table-cell table:style-name="ce3" office:value-type="string" calcext:value-type="string">
            <text:p>JAVA SCRIPT; MYSQL; PHP</text:p>
          </table:table-cell>
          <table:table-cell table:style-name="ce3" office:value-type="string" calcext:value-type="string">
            <text:p>IF-02; IF-10; SD-06; SD-08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09-6</text:p>
          </table:table-cell>
          <table:table-cell table:style-name="ce3" office:value-type="string" calcext:value-type="string">
            <text:p>Geisweb</text:p>
          </table:table-cell>
          <table:table-cell table:style-name="ce3" office:value-type="string" calcext:value-type="string">
            <text:p>VLC SOLUÇÕES EMPRESARIAIS LTDA ME</text:p>
          </table:table-cell>
          <table:table-cell table:style-name="ce3" office:value-type="string" calcext:value-type="string">
            <text:p>VENANCIO APARECIDO DE LEO</text:p>
          </table:table-cell>
          <table:table-cell table:style-name="ce3" office:value-type="string" calcext:value-type="string">
            <text:p>JAVA; JAVA SCRIPT; PHP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10-0</text:p>
          </table:table-cell>
          <table:table-cell table:style-name="ce3" office:value-type="string" calcext:value-type="string">
            <text:p>DataNote Android</text:p>
          </table:table-cell>
          <table:table-cell table:style-name="ce3" office:value-type="string" calcext:value-type="string">
            <text:p>EMBRAPA-EMPRESA BRASILEIRA DE PESQUISA AGROPECUARIA; INSTITUTO FEDERAL DE EDUCAÇÃO, CIÊNCIA E TECNOLOGIA DE MATO GROSSO DO SUL</text:p>
          </table:table-cell>
          <table:table-cell table:style-name="ce3" office:value-type="string" calcext:value-type="string">
            <text:p>DORGIVAL PEREIRA DA SILVA NETTO; IVAN BERGIER TAVARES DE LIMA; LUIZ FELIPE DE SOUZA JIMENEZ; ROOSEVELT FABIANO MORAES DA SILVA; YURI DO VALLE NEVES; ÁUREA HISAE MISU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GI-01; GI-07; PD-01; PD-04; T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21"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11-8</text:p>
          </table:table-cell>
          <table:table-cell table:style-name="ce3" office:value-type="string" calcext:value-type="string">
            <text:p>DataNote Web</text:p>
          </table:table-cell>
          <table:table-cell table:style-name="ce3" office:value-type="string" calcext:value-type="string">
            <text:p>EMBRAPA-EMPRESA BRASILEIRA DE PESQUISA AGROPECUARIA; INSTITUTO FEDERAL DE EDUCAÇÃO, CIÊNCIA E TECNOLOGIA DE MATO GROSSO DO SUL</text:p>
          </table:table-cell>
          <table:table-cell table:style-name="ce3" office:value-type="string" calcext:value-type="string">
            <text:p>DORGIVAL PEREIRA DA SILVA NETTO; IVAN BERGIER TAVARES DE LIMA; LUIZ FELIPE DE SOUZA JIMENEZ; ROOSEVELT FABIANO MORAES DA SILVA; YURI DO VALLE NEVES; ÁUREA HISAE MISU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GI-01; GI-07; PD-01; PD-04; T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8"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12-6</text:p>
          </table:table-cell>
          <table:table-cell table:style-name="ce3" office:value-type="string" calcext:value-type="string">
            <text:p>Arco Didático da Problematização</text:p>
          </table:table-cell>
          <table:table-cell table:style-name="ce3" office:value-type="string" calcext:value-type="string">
            <text:p>EDUARDO LIMA NASCIMENTO; HELENO FÜLBER; RENATA CAMPOS DE SOUSA BORGES</text:p>
          </table:table-cell>
          <table:table-cell table:style-name="ce3" office:value-type="string" calcext:value-type="string">
            <text:p>ADONNEY ALLAN DE OLIVEIRA VERAS ; BRUNO MERLIN; EDUARDO LIMA NASCIMENTO; HELENO FÜLBER; HUGO HENRIQUE DA SILVA LIMA; ILMA PASTANA FERREIRA; OTÁVIO NOURA TEIXEIRA; RENATA CAMPOS DE SOUSA BORGES; VIVIAN LEITE SOUSA</text:p>
          </table:table-cell>
          <table:table-cell table:style-name="ce3" office:value-type="string" calcext:value-type="string">
            <text:p>JAVA; JAVA SCRIPT; JSON; NODEJS; SQL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9"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13-4</text:p>
          </table:table-cell>
          <table:table-cell table:style-name="ce3" office:value-type="string" calcext:value-type="string">
            <text:p>ADMRH - GESTÃO DE RECURSOS HUMANOS</text:p>
          </table:table-cell>
          <table:table-cell table:style-name="ce3" office:value-type="string" calcext:value-type="string">
            <text:p>ADM INFORMÁTICA LTDA. - ME</text:p>
          </table:table-cell>
          <table:table-cell table:style-name="ce3" office:value-type="string" calcext:value-type="string">
            <text:p>ADENIR DE ALMEIDA LIMA</text:p>
          </table:table-cell>
          <table:table-cell table:style-name="ce3" office:value-type="string" calcext:value-type="string">
            <text:p>JAVA; OUTROS; SQL</text:p>
          </table:table-cell>
          <table:table-cell table:style-name="ce3" office:value-type="string" calcext:value-type="string">
            <text:p>AD-01; AD-07</text:p>
          </table:table-cell>
          <table:table-cell table:style-name="ce3" office:value-type="string" calcext:value-type="string">
            <text:p>AP-03; AT-02; AT-06; DS-07; FA-01; GI-01; GI-02; GI-04; GI-07; IA-02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14-2</text:p>
          </table:table-cell>
          <table:table-cell table:style-name="ce3" office:value-type="string" calcext:value-type="string">
            <text:p>DEURIM - DIMENSIONAMENTO DO SISTEMA TANQUE SÉPTICO/SUMIDOURO</text:p>
          </table:table-cell>
          <table:table-cell table:style-name="ce3" office:value-type="string" calcext:value-type="string">
            <text:p>BRUNO MENEZES DA CUNHA GOMES; YURI TOMAZ NEVES</text:p>
          </table:table-cell>
          <table:table-cell table:style-name="ce3" office:value-type="string" calcext:value-type="string">
            <text:p>YURI TOMAZ NEVES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CC-04; MA-04; SM-01</text:p>
          </table:table-cell>
          <table:table-cell table:style-name="ce3" office:value-type="string" calcext:value-type="string">
            <text:p>FA-01; SO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8"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15-0</text:p>
          </table:table-cell>
          <table:table-cell table:style-name="ce3" office:value-type="string" calcext:value-type="string">
            <text:p>Software para Gestão Inteligente de Informações Imobiliárias</text:p>
          </table:table-cell>
          <table:table-cell table:style-name="ce3" office:value-type="string" calcext:value-type="string">
            <text:p>FUNDAÇÃO UNIVERSIDADE DE BRASILIA; UNIVERSIDADE FEDERAL DO RIO GRANDE DO SUL - UFRGS</text:p>
          </table:table-cell>
          <table:table-cell table:style-name="ce3" office:value-type="string" calcext:value-type="string">
            <text:p>EDISON PIGNATON DE FREITAS; ELIAKIM ZACARIAS; FILIPE FERNANDES MIRANDA LIMA; JOÃO PAULO CARVALHO LUSTOSA DA COSTA; JULIANO BARBOSA PRETTZ; LUCIANO ROSA DE ALMEIDA; MAIK BASSO; MARCO ANTÔNIO MARQUES MARINHO; MATEUS DA ROSA ZANATTA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SV-03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7"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18-5</text:p>
          </table:table-cell>
          <table:table-cell table:style-name="ce3" office:value-type="string" calcext:value-type="string">
            <text:p>SCCT - Sistema Controlador de Campo de Tiro</text:p>
          </table:table-cell>
          <table:table-cell table:style-name="ce3" office:value-type="string" calcext:value-type="string">
            <text:p>UNIVERSIDADE ESTADUAL DO MARANHÃO - UEMA</text:p>
          </table:table-cell>
          <table:table-cell table:style-name="ce3" office:value-type="string" calcext:value-type="string">
            <text:p>ALFREDO COSTA OLIVEIRA JUNIOR; ELCIO FRANCISCO COSSETTI FILHO; ROGERIO MOREIRA LIMA SIL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O-04; TB-06</text:p>
          </table:table-cell>
          <table:table-cell table:style-name="ce3" office:value-type="string" calcext:value-type="string">
            <text:p>AP-01; CD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8"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19-3</text:p>
          </table:table-cell>
          <table:table-cell table:style-name="ce3" office:value-type="string" calcext:value-type="string">
            <text:p>Sistema Integrado de Gestão de Saúde Animal e Educação Socioambiental</text:p>
          </table:table-cell>
          <table:table-cell table:style-name="ce3" office:value-type="string" calcext:value-type="string">
            <text:p>FACULDADE SÃO MIGUEL; UNIVERSIDADE FEDERAL RURAL DE PERNAMBUCO</text:p>
          </table:table-cell>
          <table:table-cell table:style-name="ce3" office:value-type="string" calcext:value-type="string">
            <text:p>ALANA COSTA LIMA; CRISTIANE DOMINGOS DE AQUINO; DEREK DE MOURA CAMPOS; JERONIMO LUIS FERREIRA FILHO; LIDIANE DIAS DA SILVA; MARCELO MANOEL DOS SANTOS MIRANDA; MARCELO MENDONCA TEIXEIRA; MICHELLY MORAES TEIXEIRA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AD-07; ED-06; IF-01</text:p>
          </table:table-cell>
          <table:table-cell table:style-name="ce3" office:value-type="string" calcext:value-type="string">
            <text:p>AT-01; AV-01; 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9"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20-7</text:p>
          </table:table-cell>
          <table:table-cell table:style-name="ce3" office:value-type="string" calcext:value-type="string">
            <text:p>ChikenLab</text:p>
          </table:table-cell>
          <table:table-cell table:style-name="ce3" office:value-type="string" calcext:value-type="string">
            <text:p>UNIVERSIDADE FEDERAL RURAL DE PERNAMBUCO</text:p>
          </table:table-cell>
          <table:table-cell table:style-name="ce3" office:value-type="string" calcext:value-type="string">
            <text:p>BORKO STOSIC; HELITON PANDORFI; TATIANA PATRICIA NASCIMENTO DA SILVA RODRIGUES</text:p>
          </table:table-cell>
          <table:table-cell table:style-name="ce3" office:value-type="string" calcext:value-type="string">
            <text:p>C++; OUTROS</text:p>
          </table:table-cell>
          <table:table-cell table:style-name="ce3" office:value-type="string" calcext:value-type="string">
            <text:p>AG-01; AG-10</text:p>
          </table:table-cell>
          <table:table-cell table:style-name="ce3" office:value-type="string" calcext:value-type="string">
            <text:p>TC-01; TC-03; TC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21-5</text:p>
          </table:table-cell>
          <table:table-cell table:style-name="ce3" office:value-type="string" calcext:value-type="string">
            <text:p>KANBAN BED - SISTEMA DE GERENCIAMENTO DE LEITOS (WEB)</text:p>
          </table:table-cell>
          <table:table-cell table:style-name="ce3" office:value-type="string" calcext:value-type="string">
            <text:p>HERMANO ALEXANDRE LIMA ROCHA; IPADE - INSTITUTO PARA O DESENVOLVIMENTO DA EDUCAÇÃO LTDA</text:p>
          </table:table-cell>
          <table:table-cell table:style-name="ce3" office:value-type="string" calcext:value-type="string">
            <text:p>HERMANO ALEXANDRE LIMA ROCHA</text:p>
          </table:table-cell>
          <table:table-cell table:style-name="ce3" office:value-type="string" calcext:value-type="string">
            <text:p>CSS; HTML; JAVA SCRIPT; MYSQL; PHP</text:p>
          </table:table-cell>
          <table:table-cell table:style-name="ce3" office:value-type="string" calcext:value-type="string">
            <text:p>SD-02; SD-05</text:p>
          </table:table-cell>
          <table:table-cell table:style-name="ce3" office:value-type="string" calcext:value-type="string">
            <text:p>AP-03; AT-06; UT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22-3</text:p>
          </table:table-cell>
          <table:table-cell table:style-name="ce3" office:value-type="string" calcext:value-type="string">
            <text:p>SGDA - SISTEMA DE GESTÃO DE DOCUMENTOS E ARQUIVO</text:p>
          </table:table-cell>
          <table:table-cell table:style-name="ce3" office:value-type="string" calcext:value-type="string">
            <text:p>PSG TECNOLOGIA APLICADA LTDA</text:p>
          </table:table-cell>
          <table:table-cell table:style-name="ce3" office:value-type="string" calcext:value-type="string">
            <text:p>WALDEMAR MALDONADO</text:p>
          </table:table-cell>
          <table:table-cell table:style-name="ce3" office:value-type="string" calcext:value-type="string">
            <text:p>HTML; JAVA SCRIPT; JSON; NODEJS; SQL</text:p>
          </table:table-cell>
          <table:table-cell table:style-name="ce3" office:value-type="string" calcext:value-type="string">
            <text:p>IF-02; IF-03; IF-04; IF-06</text:p>
          </table:table-cell>
          <table:table-cell table:style-name="ce3" office:value-type="string" calcext:value-type="string">
            <text:p>GI-01; GI-07; GI-08; IA-02; UT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23-1</text:p>
          </table:table-cell>
          <table:table-cell table:style-name="ce3" office:value-type="string" calcext:value-type="string">
            <text:p>MRIONLINE Protocolos</text:p>
          </table:table-cell>
          <table:table-cell table:style-name="ce3" office:value-type="string" calcext:value-type="string">
            <text:p>MRIONLINE EIRELI</text:p>
          </table:table-cell>
          <table:table-cell table:style-name="ce3" office:value-type="string" calcext:value-type="string">
            <text:p>ALESSANDRO ANDRÉ MAZZOLA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CO-02; ED-04; FQ-09; IF-07; SD-06</text:p>
          </table:table-cell>
          <table:table-cell table:style-name="ce3" office:value-type="string" calcext:value-type="string">
            <text:p>AP-01; AV-01; FA-01; GI-01; GI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25-8</text:p>
          </table:table-cell>
          <table:table-cell table:style-name="ce3" office:value-type="string" calcext:value-type="string">
            <text:p>GIROSS</text:p>
          </table:table-cell>
          <table:table-cell table:style-name="ce3" office:value-type="string" calcext:value-type="string">
            <text:p>FILIPE MENDES SOARES MARTINS</text:p>
          </table:table-cell>
          <table:table-cell table:style-name="ce3" office:value-type="string" calcext:value-type="string">
            <text:p>JEFFERSON SOUTO TEIXEIRA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IN-02; TP-03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26-6</text:p>
          </table:table-cell>
          <table:table-cell table:style-name="ce3" office:value-type="string" calcext:value-type="string">
            <text:p>VTFCI - Ficha de Conteudo de Importação</text:p>
          </table:table-cell>
          <table:table-cell table:style-name="ce3" office:value-type="string" calcext:value-type="string">
            <text:p>SEIDOR VERITAS SISTEMAS LTDA</text:p>
          </table:table-cell>
          <table:table-cell table:style-name="ce3" office:value-type="string" calcext:value-type="string">
            <text:p>VICTOR DE SOUZA CRUZ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DI-01; IF-10; IN-01; IN-05</text:p>
          </table:table-cell>
          <table:table-cell table:style-name="ce3" office:value-type="string" calcext:value-type="string">
            <text:p>AP-03; AT-06; FA-01; GI-01; IA-0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27-4</text:p>
          </table:table-cell>
          <table:table-cell table:style-name="ce3" office:value-type="string" calcext:value-type="string">
            <text:p>LEKA, programa educacional para simulação de percolação em meios porosos e elementos filtrantes</text:p>
          </table:table-cell>
          <table:table-cell table:style-name="ce3" office:value-type="string" calcext:value-type="string">
            <text:p>UNIVERSIDADE ESTADUAL DO MARANHÃO - UEMA</text:p>
          </table:table-cell>
          <table:table-cell table:style-name="ce3" office:value-type="string" calcext:value-type="string">
            <text:p>HENRIQUE MARIANO COSTA DO AMARAL; KAIO HENRIQUE FERREIRA NOGUEIRA DE NOGUEIRA; LETICIA CABRAL CORREIA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CO-04; ED-06; MA-01; MT-06</text:p>
          </table:table-cell>
          <table:table-cell table:style-name="ce3" office:value-type="string" calcext:value-type="string">
            <text:p>DS-05; FA-04; LG-02; 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28-2</text:p>
          </table:table-cell>
          <table:table-cell table:style-name="ce3" office:value-type="string" calcext:value-type="string">
            <text:p>InoTools</text:p>
          </table:table-cell>
          <table:table-cell table:style-name="ce3" office:value-type="string" calcext:value-type="string">
            <text:p>LANZONI TECNOLOGIA DA INFORMAÇÃO EIRELI; MARCUS LANZONI</text:p>
          </table:table-cell>
          <table:table-cell table:style-name="ce3" office:value-type="string" calcext:value-type="string">
            <text:p>MARCUS LANZONI</text:p>
          </table:table-cell>
          <table:table-cell table:style-name="ce3" office:value-type="string" calcext:value-type="string">
            <text:p>C#; DELPHI</text:p>
          </table:table-cell>
          <table:table-cell table:style-name="ce3" office:value-type="string" calcext:value-type="string">
            <text:p>EC-07; FN-03; FN-05; FN-06; FQ-02; IF-07; SV-03</text:p>
          </table:table-cell>
          <table:table-cell table:style-name="ce3" office:value-type="string" calcext:value-type="string">
            <text:p>AT-03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29-0</text:p>
          </table:table-cell>
          <table:table-cell table:style-name="ce3" office:value-type="string" calcext:value-type="string">
            <text:p>Isola Fotos</text:p>
          </table:table-cell>
          <table:table-cell table:style-name="ce3" office:value-type="string" calcext:value-type="string">
            <text:p>LANZONI TECNOLOGIA DA INFORMAÇÃO EIRELI; MARCUS LANZONI</text:p>
          </table:table-cell>
          <table:table-cell table:style-name="ce3" office:value-type="string" calcext:value-type="string">
            <text:p>MARCUS LANZONI</text:p>
          </table:table-cell>
          <table:table-cell table:style-name="ce3" office:value-type="string" calcext:value-type="string">
            <text:p>C; DELPHI</text:p>
          </table:table-cell>
          <table:table-cell table:style-name="ce3" office:value-type="string" calcext:value-type="string">
            <text:p>CO-05</text:p>
          </table:table-cell>
          <table:table-cell table:style-name="ce3" office:value-type="string" calcext:value-type="string">
            <text:p>AP-01; TC-0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03334-2</text:p>
          </table:table-cell>
          <table:table-cell table:style-name="ce3" office:value-type="string" calcext:value-type="string">
            <text:p>SQSCONDOWORKS</text:p>
          </table:table-cell>
          <table:table-cell table:style-name="ce3" office:value-type="string" calcext:value-type="string">
            <text:p>SQS DESENVOLVIMENTO LTDA</text:p>
          </table:table-cell>
          <table:table-cell table:style-name="ce3" office:value-type="string" calcext:value-type="string">
            <text:p>ROBERTO BASTOS VIEIRA; RONALDO ARAÚJO DE ANDRADE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5; AD-09; AD-11</text:p>
          </table:table-cell>
          <table:table-cell table:style-name="ce3" office:value-type="string" calcext:value-type="string">
            <text:p>AT-02; AT-03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16-9</text:p>
          </table:table-cell>
          <table:table-cell table:style-name="ce3" office:value-type="string" calcext:value-type="string">
            <text:p>DEURIM - DIMENSIONAMENTO GEOMÉTRICO DE FUNDAÇÕES RASAS</text:p>
          </table:table-cell>
          <table:table-cell table:style-name="ce3" office:value-type="string" calcext:value-type="string">
            <text:p>BRUNO MENEZES DA CUNHA GOMES; YURI TOMAZ NEVES</text:p>
          </table:table-cell>
          <table:table-cell table:style-name="ce3" office:value-type="string" calcext:value-type="string">
            <text:p>YURI TOMAZ NEVES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CC-04</text:p>
          </table:table-cell>
          <table:table-cell table:style-name="ce3" office:value-type="string" calcext:value-type="string">
            <text:p>FA-01; SO-02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17-7</text:p>
          </table:table-cell>
          <table:table-cell table:style-name="ce3" office:value-type="string" calcext:value-type="string">
            <text:p>DEURIM - DIMENSIONAMENTO ESTRUTURAL DE RESERVATÓRIO ELEVADO COM UMA CÉLULA</text:p>
          </table:table-cell>
          <table:table-cell table:style-name="ce3" office:value-type="string" calcext:value-type="string">
            <text:p>BRUNO MENEZES DA CUNHA GOMES; YURI TOMAZ NEVES</text:p>
          </table:table-cell>
          <table:table-cell table:style-name="ce3" office:value-type="string" calcext:value-type="string">
            <text:p>YURI TOMAZ NEVES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CC-04</text:p>
          </table:table-cell>
          <table:table-cell table:style-name="ce3" office:value-type="string" calcext:value-type="string">
            <text:p>FA-01; SO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24-0</text:p>
          </table:table-cell>
          <table:table-cell table:style-name="ce3" office:value-type="string" calcext:value-type="string">
            <text:p>Helical - Critical Re</text:p>
          </table:table-cell>
          <table:table-cell table:number-columns-repeated="2" table:style-name="ce3" office:value-type="string" calcext:value-type="string">
            <text:p>CLAINER BRAVIN DONADEL; DANIELI SOARES DE OLIVEIRA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31-2</text:p>
          </table:table-cell>
          <table:table-cell table:style-name="ce3" office:value-type="string" calcext:value-type="string">
            <text:p>SALABIL</text:p>
          </table:table-cell>
          <table:table-cell table:style-name="ce3" office:value-type="string" calcext:value-type="string">
            <text:p>INSTITUTO FEDERAL DE EDUCAÇÃO, CIÊNCIA E TECNOLOGIA DO RIO GRANDE DO SUL</text:p>
          </table:table-cell>
          <table:table-cell table:style-name="ce3" office:value-type="string" calcext:value-type="string">
            <text:p>CRISTINA ALMEIDA DA SILVA; FABIO YOSHIMITSU OKUYAMA; LEANDER FERNANDES DA SILVEIRA; MARCIA HAFELE ISLABAO FRANC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8"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32-0</text:p>
          </table:table-cell>
          <table:table-cell table:style-name="ce3" office:value-type="string" calcext:value-type="string">
            <text:p>Alphabetiz@r</text:p>
          </table:table-cell>
          <table:table-cell table:style-name="ce3" office:value-type="string" calcext:value-type="string">
            <text:p>INSTITUTO FEDERAL DE EDUCAÇÃO, CIÊNCIA E TECNOLOGIA DO RIO GRANDE DO SUL</text:p>
          </table:table-cell>
          <table:table-cell table:style-name="ce3" office:value-type="string" calcext:value-type="string">
            <text:p>HENRIQUE KALIFE; MARCIA HAFELE ISLABAO FRANCO; REGINA DA SILVA LIMA; SILVIA DE CASTRO BERTAGNOLLI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5"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33-9</text:p>
          </table:table-cell>
          <table:table-cell table:style-name="ce3" office:value-type="string" calcext:value-type="string">
            <text:p>Production Game</text:p>
          </table:table-cell>
          <table:table-cell table:style-name="ce3" office:value-type="string" calcext:value-type="string">
            <text:p>CÍCERO EDUARDO DE SOUSA WALTER; FÁBIO LUIZ ALMEIDA ROLIM; MARINA BEZERRA DA SILVA; ROBSON ALMEIDA BORGES DE FREITAS; SEBASTIÃO PEREIRA DO NASCIMENTO</text:p>
          </table:table-cell>
          <table:table-cell table:style-name="ce3" office:value-type="string" calcext:value-type="string">
            <text:p>CÍCERO EDUARDO DE SOUSA WALTER; FÁBIO LUIZ ALMEIDA ROLIM; MARINA BEZERRA DA SILVA; ROBSON ALMEIDA BORGES DE FREITAS; SEBASTIÃO PEREIRA DO NASIMENTO</text:p>
          </table:table-cell>
          <table:table-cell table:style-name="ce3" office:value-type="string" calcext:value-type="string">
            <text:p>EXCEL</text:p>
          </table:table-cell>
          <table:table-cell table:style-name="ce3" office:value-type="string" calcext:value-type="string">
            <text:p>AD-06</text:p>
          </table:table-cell>
          <table:table-cell table:style-name="ce3" office:value-type="string" calcext:value-type="string">
            <text:p>FA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34-7</text:p>
          </table:table-cell>
          <table:table-cell table:style-name="ce3" office:value-type="string" calcext:value-type="string">
            <text:p>iNucleus</text:p>
          </table:table-cell>
          <table:table-cell table:number-columns-repeated="2" table:style-name="ce3" office:value-type="string" calcext:value-type="string">
            <text:p>PEDRO ANTONIO ROSSATO COMIN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35-5</text:p>
          </table:table-cell>
          <table:table-cell table:style-name="ce3" office:value-type="string" calcext:value-type="string">
            <text:p>OTOS 4.0</text:p>
          </table:table-cell>
          <table:table-cell table:style-name="ce3" office:value-type="string" calcext:value-type="string">
            <text:p>GAIA SOLUÇÕES EM ENGENHARIA LTDA</text:p>
          </table:table-cell>
          <table:table-cell table:style-name="ce3" office:value-type="string" calcext:value-type="string">
            <text:p>ADRIANO LISBOA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CO-02; EC-09; EC-14; FQ-01; FQ-05; FQ-09; FQ-14</text:p>
          </table:table-cell>
          <table:table-cell table:style-name="ce3" office:value-type="string" calcext:value-type="string">
            <text:p>DS-05; SM-01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36-3</text:p>
          </table:table-cell>
          <table:table-cell table:style-name="ce3" office:value-type="string" calcext:value-type="string">
            <text:p>MIND 2.0</text:p>
          </table:table-cell>
          <table:table-cell table:style-name="ce3" office:value-type="string" calcext:value-type="string">
            <text:p>GAIA SOLUÇÕES EM ENGENHARIA LTDA</text:p>
          </table:table-cell>
          <table:table-cell table:style-name="ce3" office:value-type="string" calcext:value-type="string">
            <text:p>ADRIANO LISBOA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BL-01; BL-02; CO-02; EC-07; EN-01; FQ-06; FQ-09; FQ-14</text:p>
          </table:table-cell>
          <table:table-cell table:style-name="ce3" office:value-type="string" calcext:value-type="string">
            <text:p>DS-05; FA-02; IA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37-1</text:p>
          </table:table-cell>
          <table:table-cell table:style-name="ce3" office:value-type="string" calcext:value-type="string">
            <text:p>d-Fire 2.0</text:p>
          </table:table-cell>
          <table:table-cell table:style-name="ce3" office:value-type="string" calcext:value-type="string">
            <text:p>GAIA SOLUÇÕES EM ENGENHARIA LTDA</text:p>
          </table:table-cell>
          <table:table-cell table:style-name="ce3" office:value-type="string" calcext:value-type="string">
            <text:p>ADRIANO CHAVES LISBOA; PEDRO VINÍCIUS ALMEIDA BORGES DE VENÂNCIO</text:p>
          </table:table-cell>
          <table:table-cell table:style-name="ce3" office:value-type="string" calcext:value-type="string">
            <text:p>C; PYTHON</text:p>
          </table:table-cell>
          <table:table-cell table:style-name="ce3" office:value-type="string" calcext:value-type="string">
            <text:p>CO-02; EN-01; EN-02; EN-04; HB-01; IN-01; IN-03</text:p>
          </table:table-cell>
          <table:table-cell table:style-name="ce3" office:value-type="string" calcext:value-type="string">
            <text:p>FA-01; GI-02; IA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38-0</text:p>
          </table:table-cell>
          <table:table-cell table:style-name="ce3" office:value-type="string" calcext:value-type="string">
            <text:p>IFES.TALK</text:p>
          </table:table-cell>
          <table:table-cell table:style-name="ce3" office:value-type="string" calcext:value-type="string">
            <text:p>INSTITUTO FEDERAL DE EDUCAÇÃO CIÊNCIA E TECNOLOGIA DO ESPIRITO SANTO</text:p>
          </table:table-cell>
          <table:table-cell table:style-name="ce3" office:value-type="string" calcext:value-type="string">
            <text:p>BRUNO CARDOSO COUTINHO; BRUNO GUTIERRES RATTO CLEMENTE; PAULO ANTONIO SABAINI</text:p>
          </table:table-cell>
          <table:table-cell table:style-name="ce3" office:value-type="string" calcext:value-type="string">
            <text:p>JSON; PYTHON; SQL</text:p>
          </table:table-cell>
          <table:table-cell table:style-name="ce3" office:value-type="string" calcext:value-type="string">
            <text:p>CO-04; IF-02; IF-07</text:p>
          </table:table-cell>
          <table:table-cell table:style-name="ce3" office:value-type="string" calcext:value-type="string">
            <text:p>DS-07; GI-01; IA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39-8</text:p>
          </table:table-cell>
          <table:table-cell table:style-name="ce3" office:value-type="string" calcext:value-type="string">
            <text:p>RADAR BR.</text:p>
          </table:table-cell>
          <table:table-cell table:style-name="ce3" office:value-type="string" calcext:value-type="string">
            <text:p>CLAUDIO ALEXANDRE R DE AQUINO</text:p>
          </table:table-cell>
          <table:table-cell table:style-name="ce3" office:value-type="string" calcext:value-type="string">
            <text:p>CLAUDIO ALEXANDRE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AD-06; AH-05</text:p>
          </table:table-cell>
          <table:table-cell table:style-name="ce3" office:value-type="string" calcext:value-type="string">
            <text:p>AP-01; SO-01; TC-01; T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5"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40-1</text:p>
          </table:table-cell>
          <table:table-cell table:style-name="ce3" office:value-type="string" calcext:value-type="string">
            <text:p>FITNESS &amp; HEALTH</text:p>
          </table:table-cell>
          <table:table-cell table:style-name="ce3" office:value-type="string" calcext:value-type="string">
            <text:p>INSTITUTO FEDERAL DE EDUCAÇÃO, CIÊNCIA E TECNOLOGIA BAIANO</text:p>
          </table:table-cell>
          <table:table-cell table:style-name="ce3" office:value-type="string" calcext:value-type="string">
            <text:p>ADOLFO PINTO GUIMARÃES; CRISTIANE COSTA DA CUNHA OLIVEIRA; DARTAGNAN PINTO GUEDES; ESTÉLIO HENRIQUE MARTIN DATAS; JADSON DE OLIVEIRA LIMA; MATHEUS FRÓES MARQUES; ROBERTO JERÔNIMO DOS SANTOS SILVA; ROGÉRIO FERREIRA EMYGDIO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BL-08; IF-10; SD-01</text:p>
          </table:table-cell>
          <table:table-cell table:style-name="ce3" office:value-type="string" calcext:value-type="string">
            <text:p>FA-01; IA-02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11"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42-8</text:p>
          </table:table-cell>
          <table:table-cell table:style-name="ce3" office:value-type="string" calcext:value-type="string">
            <text:p>EDK Captor</text:p>
          </table:table-cell>
          <table:table-cell table:number-columns-repeated="2" table:style-name="ce3" office:value-type="string" calcext:value-type="string">
            <text:p>ERNANE DOS SANTOS AMARAL</text:p>
          </table:table-cell>
          <table:table-cell table:style-name="ce3" office:value-type="string" calcext:value-type="string">
            <text:p>HTML; JAVA; JAVA SCRIPT; PHP</text:p>
          </table:table-cell>
          <table:table-cell table:style-name="ce3" office:value-type="string" calcext:value-type="string">
            <text:p>AD-06; AD-08; IF-02; IF-07; SV-01</text:p>
          </table:table-cell>
          <table:table-cell table:style-name="ce3" office:value-type="string" calcext:value-type="string">
            <text:p>AP-01; AT-03; AT-06; DS-07; IA-01; TC-03; TC-04; UT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43-6</text:p>
          </table:table-cell>
          <table:table-cell table:style-name="ce3" office:value-type="string" calcext:value-type="string">
            <text:p>INDICAÇÕES GEOGRÁFICAS</text:p>
          </table:table-cell>
          <table:table-cell table:style-name="ce3" office:value-type="string" calcext:value-type="string">
            <text:p>MAX DAVI DANTAS MATOS</text:p>
          </table:table-cell>
          <table:table-cell table:style-name="ce3" office:value-type="string" calcext:value-type="string">
            <text:p>DOROTEA SOUZA BASTOS; HUGO SABA PEREIRA CARDOSO; MAX DAVI DANTAS MATOS</text:p>
          </table:table-cell>
          <table:table-cell table:style-name="ce3" office:value-type="string" calcext:value-type="string">
            <text:p>JAVA; OUTROS</text:p>
          </table:table-cell>
          <table:table-cell table:style-name="ce3" office:value-type="string" calcext:value-type="string">
            <text:p>AD-10; AG-01; AN-02; EC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23"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44-4</text:p>
          </table:table-cell>
          <table:table-cell table:style-name="ce3" office:value-type="string" calcext:value-type="string">
            <text:p>GoDock</text:p>
          </table:table-cell>
          <table:table-cell table:style-name="ce3" office:value-type="string" calcext:value-type="string">
            <text:p>4OM SOLUCOES LTDA</text:p>
          </table:table-cell>
          <table:table-cell table:style-name="ce3" office:value-type="string" calcext:value-type="string">
            <text:p>GILLIAN KIKKO TUKAHARA</text:p>
          </table:table-cell>
          <table:table-cell table:style-name="ce3" office:value-type="string" calcext:value-type="string">
            <text:p>APEX; CSS; HTML; JAVA; JAVA SCRIPT; JSON; OUTROS; PL / SQL</text:p>
          </table:table-cell>
          <table:table-cell table:style-name="ce3" office:value-type="string" calcext:value-type="string">
            <text:p>AD-02; AD-08; AD-11; IF-02; IF-04; IF-09; IF-10; IN-01; IN-02; IN-05; TB-01</text:p>
          </table:table-cell>
          <table:table-cell table:style-name="ce3" office:value-type="string" calcext:value-type="string">
            <text:p>AP-02; AP-03; AP-04; AT-01; AT-02; AT-03; AT-05; AT-06; AT-07; AV-01; CD-01; CT-03; CT-04; DS-01; FA-01; FA-03; FA-04; GI-01; GI-04; GI-06; IA-01; PD-05; TC-03; TI-03; TI-04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45-2</text:p>
          </table:table-cell>
          <table:table-cell table:style-name="ce3" office:value-type="string" calcext:value-type="string">
            <text:p>SISTEMA DE ACOMPANHAMENTO DO PLANO DIRETOR DA MARINHA</text:p>
          </table:table-cell>
          <table:table-cell table:style-name="ce3" office:value-type="string" calcext:value-type="string">
            <text:p>CENTRO DE ANÁLISES DE SISTEMAS NAVAIS; DIRETORIA-GERAL DE DESENVOLVIMENTO NUCLEAR E TECNOLÓGICO DA MARINHA</text:p>
          </table:table-cell>
          <table:table-cell table:style-name="ce3" office:value-type="string" calcext:value-type="string">
            <text:p>ANDERSON ASSIS MARTELETO; ANDRÉA DIAS DA SILVA DE AGUIAR; CARLA DE OLIVEIRA MACEDO; DAGLES FERNANDES BARBOSA FILHO; DANIEL RIBEIRO ALVES; JAQUELINE SOUZA HAFNER; JESSICA DE OLIVEIRA SOUZA LIMA; JONES DE OLIVEIRA AVELINO; JULIANA DE SOUZA MARTINS; LARISSA FRANÇA ARRUDA; LIVIA APARECIDA DE OLIVEIRA SOUZA; MARCELO PEREIRA LIMA; MAURO RODRIGUES BRAGA; ROBSON CARLOS DE ARAUJO FIGUEIREDO; VERENA SARMENTO NUN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2; FN-01; IN-02</text:p>
          </table:table-cell>
          <table:table-cell table:style-name="ce3" office:value-type="string" calcext:value-type="string">
            <text:p>AP-02; AP-03; FA-01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2"/>
        </table:table-row>
        <table:table-row table:style-name="ro9"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46-0</text:p>
          </table:table-cell>
          <table:table-cell table:style-name="ce3" office:value-type="string" calcext:value-type="string">
            <text:p>APLICATIVO GAYA FOOD</text:p>
          </table:table-cell>
          <table:table-cell table:style-name="ce3" office:value-type="string" calcext:value-type="string">
            <text:p>GAYAFOOD COMERCIAL LTDA ME; PAULO RICARDO FERNANDES SILVEIRA</text:p>
          </table:table-cell>
          <table:table-cell table:style-name="ce3" office:value-type="string" calcext:value-type="string">
            <text:p>PAULO RICARDO FERNANDES SILVEIRA</text:p>
          </table:table-cell>
          <table:table-cell table:style-name="ce3" office:value-type="string" calcext:value-type="string">
            <text:p>JAVA; SQL</text:p>
          </table:table-cell>
          <table:table-cell table:style-name="ce3" office:value-type="string" calcext:value-type="string">
            <text:p>AD-05; AD-08; AD-10; CO-04; CO-05; EC-07; EC-08; EC-14; SV-03</text:p>
          </table:table-cell>
          <table:table-cell table:style-name="ce3" office:value-type="string" calcext:value-type="string">
            <text:p>AP-01; U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47-9</text:p>
          </table:table-cell>
          <table:table-cell table:style-name="ce3" office:value-type="string" calcext:value-type="string">
            <text:p>Coeficiente de Atenuação em duas regiões - Tomografia por Coerência Óptica</text:p>
          </table:table-cell>
          <table:table-cell table:number-columns-repeated="2" table:style-name="ce3" office:value-type="string" calcext:value-type="string">
            <text:p>MARCELLO MAGRI AMARAL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FQ-03; SD-06; SD-09</text:p>
          </table:table-cell>
          <table:table-cell table:style-name="ce3" office:value-type="string" calcext:value-type="string">
            <text:p>IT-02; IT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48-7</text:p>
          </table:table-cell>
          <table:table-cell table:style-name="ce3" office:value-type="string" calcext:value-type="string">
            <text:p>BIOINJECT-TC/RM</text:p>
          </table:table-cell>
          <table:table-cell table:number-columns-repeated="2" table:style-name="ce3" office:value-type="string" calcext:value-type="string">
            <text:p>MOACIR FERREIRA DE BRITO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AP-03; AT-01; GI-01; GI-03; GI-04; IT-03; T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6"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49-5</text:p>
          </table:table-cell>
          <table:table-cell table:style-name="ce3" office:value-type="string" calcext:value-type="string">
            <text:p>FA - fruto artificial</text:p>
          </table:table-cell>
          <table:table-cell table:style-name="ce3" office:value-type="string" calcext:value-type="string">
            <text:p>BÁRBARA JANET TERUEL MEDEIROS; CENTRO DE PESQUISA AGROPECUÁRIA DO TRÓPICO SEMI-ÁRIDO; FÁBIO NELSON DE SOUSA PEREIRA; INSTITUTO FEDERAL DO AMAPÁ; JOSE DE CASTRO SILVA; LEONARDO CAVALCANTE DO PRADO; OSVALDO CAMPELO DE MELLO VASCONCELOS; SÉRGIO TONETTO DE FREITAS; UNIVERSIDADEESTADUAL DE CAMPINAS; UNIVERSIDADE FEDERAL DO VALE DO SÃOnFRANCISCO</text:p>
          </table:table-cell>
          <table:table-cell table:style-name="ce3" office:value-type="string" calcext:value-type="string">
            <text:p>LEONARDO CAVALCANTE DO PRADO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AG-01; AG-03; AG-05</text:p>
          </table:table-cell>
          <table:table-cell table:style-name="ce3" office:value-type="string" calcext:value-type="string">
            <text:p>AP-01; AP-03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50-9</text:p>
          </table:table-cell>
          <table:table-cell table:style-name="ce3" office:value-type="string" calcext:value-type="string">
            <text:p>Healthy Running</text:p>
          </table:table-cell>
          <table:table-cell table:style-name="ce3" office:value-type="string" calcext:value-type="string">
            <text:p>UNIVERSIDADE FEDERAL DE SÃO JOÃO DEL REI</text:p>
          </table:table-cell>
          <table:table-cell table:style-name="ce3" office:value-type="string" calcext:value-type="string">
            <text:p>ALISSON ARAÚJO; JHONATAN FERNANDO DE OLIVEIRA; MÁRCIA CHRISTINA CAETANO ROMANO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D-04; IF-07</text:p>
          </table:table-cell>
          <table:table-cell table:style-name="ce3" office:value-type="string" calcext:value-type="string">
            <text:p>AP-01; E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51-7</text:p>
          </table:table-cell>
          <table:table-cell table:style-name="ce3" office:value-type="string" calcext:value-type="string">
            <text:p>Sistema Bombeiros Paraná - Versão 6.0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CARLO NERY DE LIMA MORO; CHRISTIAN CARLOS SOUZA MENDES; DOUGLAS SOARES VICENTE; LEANDRO BATISTA DE ALMEIDA; RODRIGO CAETANO QUISEN</text:p>
          </table:table-cell>
          <table:table-cell table:style-name="ce3" office:value-type="string" calcext:value-type="string">
            <text:p>AJAX; CSS; HTML; JAVA; JAVA SCRIPT; JQUERY; JSF; JSON; MYSQL; OUTROS; XML</text:p>
          </table:table-cell>
          <table:table-cell table:style-name="ce3" office:value-type="string" calcext:value-type="string">
            <text:p>AD-04; AN-02; CO-04; MA-04; ME-02</text:p>
          </table:table-cell>
          <table:table-cell table:style-name="ce3" office:value-type="string" calcext:value-type="string">
            <text:p>AP-01; GI-01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52-5</text:p>
          </table:table-cell>
          <table:table-cell table:style-name="ce3" office:value-type="string" calcext:value-type="string">
            <text:p>SGAF - Sistema para Gestão de Associação de Funcionários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CARLO NERY DE LIMA MORO; CHRISTIAN CARLOS SOUZA MENDES; RODRIGO CAETANO QUISEN; YASMIN GOMES PEGORARO</text:p>
          </table:table-cell>
          <table:table-cell table:style-name="ce3" office:value-type="string" calcext:value-type="string">
            <text:p>AJAX; CSS; HTML; JAVA; JAVA SCRIPT; JQUERY; JSF; JSP; MYSQL; XML</text:p>
          </table:table-cell>
          <table:table-cell table:style-name="ce3" office:value-type="string" calcext:value-type="string">
            <text:p>AD-01; AD-02; AD-07; FN-06; IF-10</text:p>
          </table:table-cell>
          <table:table-cell table:style-name="ce3" office:value-type="string" calcext:value-type="string">
            <text:p>AT-02; GI-01; GI-02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53-3</text:p>
          </table:table-cell>
          <table:table-cell table:style-name="ce3" office:value-type="string" calcext:value-type="string">
            <text:p>NEOCONSIG</text:p>
          </table:table-cell>
          <table:table-cell table:style-name="ce3" office:value-type="string" calcext:value-type="string">
            <text:p>EXPRESSOCARD ADMINISTRADORA DE CARTÕES S/A</text:p>
          </table:table-cell>
          <table:table-cell table:style-name="ce3" office:value-type="string" calcext:value-type="string">
            <text:p>FERNANDO WEIGERT</text:p>
          </table:table-cell>
          <table:table-cell table:style-name="ce3" office:value-type="string" calcext:value-type="string">
            <text:p>PHP; SQL</text:p>
          </table:table-cell>
          <table:table-cell table:style-name="ce3" office:value-type="string" calcext:value-type="string">
            <text:p>AD-03; AD-04; FN-03; FN-05</text:p>
          </table:table-cell>
          <table:table-cell table:style-name="ce3" office:value-type="string" calcext:value-type="string">
            <text:p>AT-04; GI-01; LG-07; PD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54-1</text:p>
          </table:table-cell>
          <table:table-cell table:style-name="ce3" office:value-type="string" calcext:value-type="string">
            <text:p>SNEC - Sistema Nacional de Empréstimo Consignado</text:p>
          </table:table-cell>
          <table:table-cell table:style-name="ce3" office:value-type="string" calcext:value-type="string">
            <text:p>EXPRESSOCARD ADMINISTRADORA DE CARTÕES S/A</text:p>
          </table:table-cell>
          <table:table-cell table:style-name="ce3" office:value-type="string" calcext:value-type="string">
            <text:p>FERNANDO WEIGERT</text:p>
          </table:table-cell>
          <table:table-cell table:style-name="ce3" office:value-type="string" calcext:value-type="string">
            <text:p>PHP; SQL</text:p>
          </table:table-cell>
          <table:table-cell table:style-name="ce3" office:value-type="string" calcext:value-type="string">
            <text:p>AD-03; AD-04; FN-03; FN-05</text:p>
          </table:table-cell>
          <table:table-cell table:style-name="ce3" office:value-type="string" calcext:value-type="string">
            <text:p>AT-04; GI-01; LG-07; PD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55-0</text:p>
          </table:table-cell>
          <table:table-cell table:style-name="ce3" office:value-type="string" calcext:value-type="string">
            <text:p>PSISTER PETRAM SISTEMA DE GESTÃO E FISCALIZAÇÃO DE CONTRATO DE SERVIÇO TERCEIRIZADO</text:p>
          </table:table-cell>
          <table:table-cell table:style-name="ce3" office:value-type="string" calcext:value-type="string">
            <text:p>A.C.S. GERALDO</text:p>
          </table:table-cell>
          <table:table-cell table:style-name="ce3" office:value-type="string" calcext:value-type="string">
            <text:p>JOANA DE SOUZA ROCHA</text:p>
          </table:table-cell>
          <table:table-cell table:style-name="ce3" office:value-type="string" calcext:value-type="string">
            <text:p>CSS; HTML; JAVA SCRIPT; OUTROS; POSTGREE SQL; RUBY</text:p>
          </table:table-cell>
          <table:table-cell table:style-name="ce3" office:value-type="string" calcext:value-type="string">
            <text:p>AD-01; AD-02; AD-04</text:p>
          </table:table-cell>
          <table:table-cell table:style-name="ce3" office:value-type="string" calcext:value-type="string">
            <text:p>AP-03; AP-04; 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56-8</text:p>
          </table:table-cell>
          <table:table-cell table:style-name="ce3" office:value-type="string" calcext:value-type="string">
            <text:p>DLINE</text:p>
          </table:table-cell>
          <table:table-cell table:style-name="ce3" office:value-type="string" calcext:value-type="string">
            <text:p>SOFTWARENEWS COMÉRCIO E SERVIÇOS DE INFORMÁTICA LTDA-ME</text:p>
          </table:table-cell>
          <table:table-cell table:style-name="ce3" office:value-type="string" calcext:value-type="string">
            <text:p>VALDIVINO ALVES MAI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TC-01; TC-02; TC-04</text:p>
          </table:table-cell>
          <table:table-cell table:style-name="ce3" office:value-type="string" calcext:value-type="string">
            <text:p>AT-01; TC-04; T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57-6</text:p>
          </table:table-cell>
          <table:table-cell table:style-name="ce3" office:value-type="string" calcext:value-type="string">
            <text:p>SREM-GUI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LBERTO YOSHIHIRO NAKANO; FELIPE WALTER DAFICO PFRIMER; GUSTAVO SAVARIS; PEDRO MATHEUS SAVARIS</text:p>
          </table:table-cell>
          <table:table-cell table:style-name="ce3" office:value-type="string" calcext:value-type="string">
            <text:p>LABVIEW</text:p>
          </table:table-cell>
          <table:table-cell table:style-name="ce3" office:value-type="string" calcext:value-type="string">
            <text:p>CC-05; IF-01; IF-02; IN-02</text:p>
          </table:table-cell>
          <table:table-cell table:style-name="ce3" office:value-type="string" calcext:value-type="string">
            <text:p>CD-01; IT-01; SO-04; TC-01; 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58-4</text:p>
          </table:table-cell>
          <table:table-cell table:style-name="ce3" office:value-type="string" calcext:value-type="string">
            <text:p>Anj.o - Poteção de quem confia</text:p>
          </table:table-cell>
          <table:table-cell table:style-name="ce3" office:value-type="string" calcext:value-type="string">
            <text:p>SKYDOCK PARTICIPAÇÕES LTDA</text:p>
          </table:table-cell>
          <table:table-cell table:style-name="ce3" office:value-type="string" calcext:value-type="string">
            <text:p>SÉRGIO RODRIGUES FERREIRINHO</text:p>
          </table:table-cell>
          <table:table-cell table:style-name="ce3" office:value-type="string" calcext:value-type="string">
            <text:p>IOS; JAVA</text:p>
          </table:table-cell>
          <table:table-cell table:style-name="ce3" office:value-type="string" calcext:value-type="string">
            <text:p>SV-01</text:p>
          </table:table-cell>
          <table:table-cell table:style-name="ce3" office:value-type="string" calcext:value-type="string">
            <text:p>UT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59-2</text:p>
          </table:table-cell>
          <table:table-cell table:style-name="ce3" office:value-type="string" calcext:value-type="string">
            <text:p>SIM-PROC</text:p>
          </table:table-cell>
          <table:table-cell table:style-name="ce3" office:value-type="string" calcext:value-type="string">
            <text:p>INSTITUTO FEDERAL DE EDUCACAO, CIENCIA E TECNOLOGIA FARROUPILHA</text:p>
          </table:table-cell>
          <table:table-cell table:style-name="ce3" office:value-type="string" calcext:value-type="string">
            <text:p>FÁBIO WEBER ALBIERO; JOICE MACHAD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; FA-01; SO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8"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60-6</text:p>
          </table:table-cell>
          <table:table-cell table:style-name="ce3" office:value-type="string" calcext:value-type="string">
            <text:p>Versão web do sistema de consciência situacional unificada por aquisição de informações (SCUA Web)</text:p>
          </table:table-cell>
          <table:table-cell table:style-name="ce3" office:value-type="string" calcext:value-type="string">
            <text:p>DIRETORIA-GERAL DE DESENVOLVIMENTO NUCLEAR E TECNOLÓGICO DA MARINHA; INSTITUTO DE PESQUISAS DA MARINHA</text:p>
          </table:table-cell>
          <table:table-cell table:style-name="ce3" office:value-type="string" calcext:value-type="string">
            <text:p>JOSÉ GOMES DE CARVALHO JÚNIOR; MARCELO MEDEIROS CARNEIRO; PABLO RANGEL; PAULO COLLARES MOREIRA NET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1; IF-10; TP-01; TP-02; TP-04</text:p>
          </table:table-cell>
          <table:table-cell table:style-name="ce3" office:value-type="string" calcext:value-type="string">
            <text:p>AP-03; AT-06; FA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8"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61-4</text:p>
          </table:table-cell>
          <table:table-cell table:style-name="ce3" office:value-type="string" calcext:value-type="string">
            <text:p>HISTOLOGIA FÁCIL</text:p>
          </table:table-cell>
          <table:table-cell table:style-name="ce3" office:value-type="string" calcext:value-type="string">
            <text:p>UNIVERSIDADE FEDERAL DA PARAIBA</text:p>
          </table:table-cell>
          <table:table-cell table:style-name="ce3" office:value-type="string" calcext:value-type="string">
            <text:p>ANA KAROLINE NERY ARAÚJO; GIVANILDO JACINTO DOS SANTOS FILHO; HELDER CAMILO DA SILVA PEREIRA; LUCAS RANNIER RIBEIRO ANTONINO CARVALHO; MÁRCIA VERÔNICA COSTA MIRANDA; REBECA DA SILVA ROCHA; RICARDO ROMÃO GUERR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BL-01; CO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8"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62-2</text:p>
          </table:table-cell>
          <table:table-cell table:style-name="ce3" office:value-type="string" calcext:value-type="string">
            <text:p>SISTEMA DE ACIONAMENTO DE ELETROVÁLVULAS PARA MANUTENÇÃO DE AMORTECEDORES</text:p>
          </table:table-cell>
          <table:table-cell table:style-name="ce3" office:value-type="string" calcext:value-type="string">
            <text:p>UNIVERSIDADE FEDERAL DA PARAIBA</text:p>
          </table:table-cell>
          <table:table-cell table:style-name="ce3" office:value-type="string" calcext:value-type="string">
            <text:p>CÍCERO DA ROCHA SOUTO; JOSÉ MARQUES BASÍLIO SOBRINHO; MAXSUEL FERREIRA CUNHA; RAONI DE ARAÚJO PEGADO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IN-02; IN-03</text:p>
          </table:table-cell>
          <table:table-cell table:style-name="ce3" office:value-type="string" calcext:value-type="string">
            <text:p>AT-01; AT-05; SO-07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63-0</text:p>
          </table:table-cell>
          <table:table-cell table:style-name="ce3" office:value-type="string" calcext:value-type="string">
            <text:p>Módulo para Gestão de Instituições de Longa Permanência</text:p>
          </table:table-cell>
          <table:table-cell table:style-name="ce3" office:value-type="string" calcext:value-type="string">
            <text:p>MEDLOGIC LTDA.</text:p>
          </table:table-cell>
          <table:table-cell table:style-name="ce3" office:value-type="string" calcext:value-type="string">
            <text:p>DANIEL CARVALHO MELO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AD-01; AD-08; SD-02</text:p>
          </table:table-cell>
          <table:table-cell table:style-name="ce3" office:value-type="string" calcext:value-type="string">
            <text:p>AT-06; DS-03; FA-03; GI-01; GI-04; SO-01; SO-02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7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64-9</text:p>
          </table:table-cell>
          <table:table-cell table:style-name="ce3" office:value-type="string" calcext:value-type="string">
            <text:p>Comando e Controle em Combate - C2Cmb6</text:p>
          </table:table-cell>
          <table:table-cell table:style-name="ce3" office:value-type="string" calcext:value-type="string">
            <text:p>COMANDO DE COMUNICAÇÕES E GUERRA ELETRÔNICA DO EXÉRCITO</text:p>
          </table:table-cell>
          <table:table-cell table:style-name="ce3" office:value-type="string" calcext:value-type="string">
            <text:p>ADILSON BRAMBILLA RODRIGUES; AEMANDO ZAMPAR JUNIOR; ALEXANDRE SILVA DOS SANTOS; BRUNO HENRIQUE LELLIS; DIEGO SANSAÃO MONTEIRO; ELIZABETH NOLANDI COSTA; FABRICIO BRANDAO DA SILVA; GABRIEL STEFANI MACHADO; GUSTAVO SABINO O. H. FERREIRA; HOMERO CARDOSO DE ALMEIDA; JANAINA APARECIDA DA SILVA; LUIZ CARLOS MARTINS LEÃO; LUIZ HENRIQUE ALBERTONI FILHO; MARCELO BERTHO SILVA; MAURICIO HOFMAM DA SILVA; NEIMAR GUSTAVO LOPES DA SILVA; PEDRO HENRIQUE O. FERNANDES; REUTER ROUDER TOCCHETTI; ROBERT SIQUEIRA; RODRIGO CINTRA VASQUEZ DIAS</text:p>
          </table:table-cell>
          <table:table-cell table:style-name="ce3" office:value-type="string" calcext:value-type="string">
            <text:p>C++; CSS; HTML; JAVA; JAVA SCRIPT; JQUERY; JSON; NODEJS; PL / SQL; POSTGREE SQL; PYTHON; SQL; XML</text:p>
          </table:table-cell>
          <table:table-cell table:style-name="ce3" office:value-type="string" calcext:value-type="string">
            <text:p>AD-02; GC-06; IF-02; IF-04; IF-10; TC-02</text:p>
          </table:table-cell>
          <table:table-cell table:style-name="ce3" office:value-type="string" calcext:value-type="string">
            <text:p>AT-06; CD-01; FA-01; GI-01; GI-02; GI-04; PD-01; PD-02; PD-03; PD-04; PD-05; SO-04; SO-05; SO-06; UT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2"/>
        </table:table-row>
        <table:table-row table:style-name="ro28"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65-7</text:p>
          </table:table-cell>
          <table:table-cell table:style-name="ce3" office:value-type="string" calcext:value-type="string">
            <text:p>Sistema de Gerenciamento Logístico</text:p>
          </table:table-cell>
          <table:table-cell table:style-name="ce3" office:value-type="string" calcext:value-type="string">
            <text:p>COMANDO DE COMUNICAÇÕES E GUERRA ELETRÔNICA DO EXÉRCITO</text:p>
          </table:table-cell>
          <table:table-cell table:style-name="ce3" office:value-type="string" calcext:value-type="string">
            <text:p>ALESSANDRO CAVALCANTE GURGEL; ANDERSON FRANCO DOS SANTOS; BRUNO BARBOSA RAMOS; CHRISTIAN LEONARD DUSEK DE NOVAES; DANIEL JOSE BARBOSA DE AZEREDO; DIOGO SOARES DA CRUZ SILVA; FREDERICO SILVA GUIMARAES; GUSTAVO SUCUPIRA OLIVEIRA ; JOAO ALFREDO PINTO DE MAGALHAES; JULIANA LUCAS DE REZENDE; LUCAS TREVISAN LEAL; LUCIANA ROSA REDLICH; PRISCILA FERNANDES NUNES; RAPHAEL LENTINI PAMPOLHA; TIAGO CAMELO DA ASSUNÇÃO</text:p>
          </table:table-cell>
          <table:table-cell table:style-name="ce3" office:value-type="string" calcext:value-type="string">
            <text:p>CSS; HTML; JAVA; JAVA SCRIPT; JQUERY; JSF; JSON; MYSQL</text:p>
          </table:table-cell>
          <table:table-cell table:style-name="ce3" office:value-type="string" calcext:value-type="string">
            <text:p>AD-02; AD-08; AD-09; IF-04; IF-10</text:p>
          </table:table-cell>
          <table:table-cell table:style-name="ce3" office:value-type="string" calcext:value-type="string">
            <text:p>AP-02; AP-03; AP-04; AT-06; DS-05; FA-01; FA-04; GI-01; GI-04; GI-06; TC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2"/>
        </table:table-row>
        <table:table-row table:style-name="ro11"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66-5</text:p>
          </table:table-cell>
          <table:table-cell table:style-name="ce3" office:value-type="string" calcext:value-type="string">
            <text:p>Peneirão ONLINE</text:p>
          </table:table-cell>
          <table:table-cell table:style-name="ce3" office:value-type="string" calcext:value-type="string">
            <text:p>VULCZAK'S PUBLICIDADE E PROPAGANDA LTDA - ME</text:p>
          </table:table-cell>
          <table:table-cell table:style-name="ce3" office:value-type="string" calcext:value-type="string">
            <text:p>CLELIO VULCZAK JUNIOR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7</text:p>
          </table:table-cell>
          <table:table-cell table:style-name="ce3" office:value-type="string" calcext:value-type="string">
            <text:p>FA-01; GI-01; GI-02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67-3</text:p>
          </table:table-cell>
          <table:table-cell table:style-name="ce3" office:value-type="string" calcext:value-type="string">
            <text:p>CIA (CONSULTORIA DE INTELIGÊNCIA ARTIFICIAL)</text:p>
          </table:table-cell>
          <table:table-cell table:number-columns-repeated="2" table:style-name="ce3" office:value-type="string" calcext:value-type="string">
            <text:p>SERGIO CANDIDO DIAS</text:p>
          </table:table-cell>
          <table:table-cell table:style-name="ce3" office:value-type="string" calcext:value-type="string">
            <text:p>AJAX; C++; CSS; HTML; JAVA; JAVA SCRIPT; JQUERY; PHP</text:p>
          </table:table-cell>
          <table:table-cell table:style-name="ce3" office:value-type="string" calcext:value-type="string">
            <text:p>SD-01; SD-11</text:p>
          </table:table-cell>
          <table:table-cell table:style-name="ce3" office:value-type="string" calcext:value-type="string">
            <text:p>AP-01; AP-02; AT-01; FA-01; GI-01; GI-03; GI-04; SO-07; TC-03; TC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68-1</text:p>
          </table:table-cell>
          <table:table-cell table:style-name="ce3" office:value-type="string" calcext:value-type="string">
            <text:p>SquareApple-01</text:p>
          </table:table-cell>
          <table:table-cell table:style-name="ce3" office:value-type="string" calcext:value-type="string">
            <text:p>UNIVERSIDADE FEDERAL DE UBERLÂNDIA</text:p>
          </table:table-cell>
          <table:table-cell table:style-name="ce3" office:value-type="string" calcext:value-type="string">
            <text:p>MATHEUS CHAVES D'CARVALHO; ROGÉRIO SALES GONÇALVES; THIAGO ALVES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BL-08; ED-05; FQ-05; IN-02; IN-03</text:p>
          </table:table-cell>
          <table:table-cell table:style-name="ce3" office:value-type="string" calcext:value-type="string">
            <text:p>ET-02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69-0</text:p>
          </table:table-cell>
          <table:table-cell table:style-name="ce3" office:value-type="string" calcext:value-type="string">
            <text:p>PaperPlane-01</text:p>
          </table:table-cell>
          <table:table-cell table:style-name="ce3" office:value-type="string" calcext:value-type="string">
            <text:p>UNIVERSIDADE FEDERAL DE UBERLÂNDIA</text:p>
          </table:table-cell>
          <table:table-cell table:style-name="ce3" office:value-type="string" calcext:value-type="string">
            <text:p>MATHEUS CHAVES D'CARVALHO; ROGÉRIO SALES GONÇALVES; THIAGO ALVES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BL-08; ED-05; FQ-05; IN-02; IN-03</text:p>
          </table:table-cell>
          <table:table-cell table:style-name="ce3" office:value-type="string" calcext:value-type="string">
            <text:p>ET-02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70-3</text:p>
          </table:table-cell>
          <table:table-cell table:style-name="ce3" office:value-type="string" calcext:value-type="string">
            <text:p>Motorcycle-01</text:p>
          </table:table-cell>
          <table:table-cell table:style-name="ce3" office:value-type="string" calcext:value-type="string">
            <text:p>UNIVERSIDADE FEDERAL DE UBERLÂNDIA</text:p>
          </table:table-cell>
          <table:table-cell table:style-name="ce3" office:value-type="string" calcext:value-type="string">
            <text:p>MATHEUS CHAVES D'CARVALHO; ROGÉRIO SALES GONÇALVES; THIAGO ALVES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BL-08; ED-05; FQ-05; IN-02; IN-03</text:p>
          </table:table-cell>
          <table:table-cell table:style-name="ce3" office:value-type="string" calcext:value-type="string">
            <text:p>ET-02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71-1</text:p>
          </table:table-cell>
          <table:table-cell table:style-name="ce3" office:value-type="string" calcext:value-type="string">
            <text:p>SREM-TX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LBERTO YOSHIHIRO NAKANO; FELIPE WALTER DAFICO PFRIMER; PEDRO MATHEUS SAVARI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C-05; IF-01; IF-02; IN-02</text:p>
          </table:table-cell>
          <table:table-cell table:style-name="ce3" office:value-type="string" calcext:value-type="string">
            <text:p>CD-01; CD-04; IT-01; TC-01; 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72-0</text:p>
          </table:table-cell>
          <table:table-cell table:style-name="ce3" office:value-type="string" calcext:value-type="string">
            <text:p>SREM-RX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LBERTO YOSHIHIRO NAKANO; FELIPE WALTER DAFICO PFRIMER; PEDRO MATHEUS SAVARI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C-05; IF-01; IF-02; IN-02</text:p>
          </table:table-cell>
          <table:table-cell table:style-name="ce3" office:value-type="string" calcext:value-type="string">
            <text:p>CD-01; CD-04; IT-01; TC-01; 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20"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73-8</text:p>
          </table:table-cell>
          <table:table-cell table:style-name="ce3" office:value-type="string" calcext:value-type="string">
            <text:p>Cartão de Feedback Imediato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ANA PAULA RODRIGUES DE ANDRADE; ANA SÍLVIA SARTORI BARRAVIERA SEABRA FERREIRA; BERTHA FURLAN POLEGATO; DENISE DE CÁSSIA MOREIRA ZORNOFF; GIULIANA REIS CARDOSO; JEAN CARLOS POSSIDÔNIO DA SILVA; LUCAS FREDERICO ARANTES ; VERA THEREZINHA MEDEIROS BORGES</text:p>
          </table:table-cell>
          <table:table-cell table:style-name="ce3" office:value-type="string" calcext:value-type="string">
            <text:p>JAVA SCRIPT; OUTROS; PHP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DS-04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11"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74-6</text:p>
          </table:table-cell>
          <table:table-cell table:style-name="ce3" office:value-type="string" calcext:value-type="string">
            <text:p>BR Software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MARISÂNGELA PACHECO BRITTES; TIAGO RIBEIRO TRAÇA</text:p>
          </table:table-cell>
          <table:table-cell table:style-name="ce3" office:value-type="string" calcext:value-type="string">
            <text:p>JAVA SCRIPT; NODEJS; OUTROS</text:p>
          </table:table-cell>
          <table:table-cell table:style-name="ce3" office:value-type="string" calcext:value-type="string">
            <text:p>SD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75-4</text:p>
          </table:table-cell>
          <table:table-cell table:style-name="ce3" office:value-type="string" calcext:value-type="string">
            <text:p>CorteBiFur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MARIA DO SOCORRO NOGUEIRA RANGEL</text:p>
          </table:table-cell>
          <table:table-cell table:style-name="ce3" office:value-type="string" calcext:value-type="string">
            <text:p>JAVA; MYSQL; PASCAL</text:p>
          </table:table-cell>
          <table:table-cell table:style-name="ce3" office:value-type="string" calcext:value-type="string">
            <text:p>IN-01; MT-06</text:p>
          </table:table-cell>
          <table:table-cell table:style-name="ce3" office:value-type="string" calcext:value-type="string">
            <text:p>AT-05; TC-01; TC-02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76-2</text:p>
          </table:table-cell>
          <table:table-cell table:style-name="ce3" office:value-type="string" calcext:value-type="string">
            <text:p>BG Software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GUILHERME DA CUNHA GUIMARÃES; MARISÂNGELA PACHECO BRITTES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77-0</text:p>
          </table:table-cell>
          <table:table-cell table:style-name="ce3" office:value-type="string" calcext:value-type="string">
            <text:p>TMP Trust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MARISÂNGELA PACHECO BRITTES</text:p>
          </table:table-cell>
          <table:table-cell table:style-name="ce3" office:value-type="string" calcext:value-type="string">
            <text:p>C; MATLAB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TI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78-9</text:p>
          </table:table-cell>
          <table:table-cell table:style-name="ce3" office:value-type="string" calcext:value-type="string">
            <text:p>Ferramenta de Análise e Projeto de Sistemas Instrumentados de Segurança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CAIO CESAR POLICELI AMALFI; EDUARDO PACIÊNCIA GODOY</text:p>
          </table:table-cell>
          <table:table-cell table:style-name="ce3" office:value-type="string" calcext:value-type="string">
            <text:p>HTML; JAVA SCRIPT; MYSQL; PHP</text:p>
          </table:table-cell>
          <table:table-cell table:style-name="ce3" office:value-type="string" calcext:value-type="string">
            <text:p>IF-10; IN-01; IN-02; IN-03; IN-05; MT-02</text:p>
          </table:table-cell>
          <table:table-cell table:style-name="ce3" office:value-type="string" calcext:value-type="string">
            <text:p>AT-01; DS-04; GI-04; GI-06; SO-02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79-7</text:p>
          </table:table-cell>
          <table:table-cell table:style-name="ce3" office:value-type="string" calcext:value-type="string">
            <text:p>Mapa de Kohonen - Kit Didátic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JEFFERSON GUSTAVO MARTINS; VILSON LUIZ DALLE MOLE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1; IF-02; IF-10</text:p>
          </table:table-cell>
          <table:table-cell table:style-name="ce3" office:value-type="string" calcext:value-type="string">
            <text:p>DS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80-0</text:p>
          </table:table-cell>
          <table:table-cell table:style-name="ce3" office:value-type="string" calcext:value-type="string">
            <text:p>Algoritmo Genético - Kit Didátic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JEFFERSON GUSTAVO MARTINS; VILSON LUIZ DALLE MOLE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1; IF-02; IF-10</text:p>
          </table:table-cell>
          <table:table-cell table:style-name="ce3" office:value-type="string" calcext:value-type="string">
            <text:p>DS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81-9</text:p>
          </table:table-cell>
          <table:table-cell table:style-name="ce3" office:value-type="string" calcext:value-type="string">
            <text:p>AMBIENCE OBSERVATÓRIO - Observatório ambiental</text:p>
          </table:table-cell>
          <table:table-cell table:style-name="ce3" office:value-type="string" calcext:value-type="string">
            <text:p>ANDERSON DE SOUZA PEREIRA; SOCIEDADE UNIFICADA DE ENSINO AUGUSTO MOTTA</text:p>
          </table:table-cell>
          <table:table-cell table:style-name="ce3" office:value-type="string" calcext:value-type="string">
            <text:p>ANDERSON DE SOUZA PEREIRA; BRUNO MATOS DE FARIAS; KATIA ELIANE SANTOS AVELAR; MARIA GERALDA DE MIRANDA; PATRICIA MARIA DUSEK</text:p>
          </table:table-cell>
          <table:table-cell table:style-name="ce3" office:value-type="string" calcext:value-type="string">
            <text:p>HTML</text:p>
          </table:table-cell>
          <table:table-cell table:style-name="ce3" office:value-type="string" calcext:value-type="string">
            <text:p>AH-03; AH-04; AN-01; DI-01; EL-03</text:p>
          </table:table-cell>
          <table:table-cell table:style-name="ce3" office:value-type="string" calcext:value-type="string">
            <text:p>SO-01; U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83-5</text:p>
          </table:table-cell>
          <table:table-cell table:style-name="ce3" office:value-type="string" calcext:value-type="string">
            <text:p>GER - SISTEMA DE GESTÃO PARA ANTECIPAÇÃO DE RECEBÍVEIS - FACTORING/FIDC/SECURITIZADORA</text:p>
          </table:table-cell>
          <table:table-cell table:style-name="ce3" office:value-type="string" calcext:value-type="string">
            <text:p>RGBSYS CONSULTORIA DE INFORMÁTICA LTDA - EPP</text:p>
          </table:table-cell>
          <table:table-cell table:style-name="ce3" office:value-type="string" calcext:value-type="string">
            <text:p>EDSON ALVES JUNIOR; RICARDO GRUBER BERNSTEIN; ROGERIO BARBOSA BORGES</text:p>
          </table:table-cell>
          <table:table-cell table:style-name="ce3" office:value-type="string" calcext:value-type="string">
            <text:p>.NET; C#; CSS; DELPHI; HTML; JAVA SCRIPT; SQL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AP-01; DS-04; GI-01; IA-02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84-3</text:p>
          </table:table-cell>
          <table:table-cell table:style-name="ce3" office:value-type="string" calcext:value-type="string">
            <text:p>PortalCotar - Plataforma online de cotação, compra e venda de produtos e serviços na modalidade de leilão reverso</text:p>
          </table:table-cell>
          <table:table-cell table:number-columns-repeated="2" table:style-name="ce3" office:value-type="string" calcext:value-type="string">
            <text:p>DILSON TADEU KOCH UHRY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8; EC-07; IF-01; IF-07</text:p>
          </table:table-cell>
          <table:table-cell table:style-name="ce3" office:value-type="string" calcext:value-type="string">
            <text:p>AP-01; AT-03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86-0</text:p>
          </table:table-cell>
          <table:table-cell table:style-name="ce3" office:value-type="string" calcext:value-type="string">
            <text:p>Mogô</text:p>
          </table:table-cell>
          <table:table-cell table:style-name="ce3" office:value-type="string" calcext:value-type="string">
            <text:p>MOGO DESENVOLVIMENTO DE SOFTWARES E APLICATIVOS LTDA - ME</text:p>
          </table:table-cell>
          <table:table-cell table:style-name="ce3" office:value-type="string" calcext:value-type="string">
            <text:p>ANDRE NECKEL</text:p>
          </table:table-cell>
          <table:table-cell table:style-name="ce3" office:value-type="string" calcext:value-type="string">
            <text:p>C; JAVA; SQL</text:p>
          </table:table-cell>
          <table:table-cell table:style-name="ce3" office:value-type="string" calcext:value-type="string">
            <text:p>FQ-04; IF-02; IF-10; SV-03</text:p>
          </table:table-cell>
          <table:table-cell table:style-name="ce3" office:value-type="string" calcext:value-type="string">
            <text:p>AP-01; A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88-6</text:p>
          </table:table-cell>
          <table:table-cell table:style-name="ce3" office:value-type="string" calcext:value-type="string">
            <text:p>Sistema de Sincronismo Vacinação na Palma da Mão (VPM-Sinc)</text:p>
          </table:table-cell>
          <table:table-cell table:style-name="ce3" office:value-type="string" calcext:value-type="string">
            <text:p>CENTRO FEDERAL DE EDUCAÇÃO TECNOLÓGICA DE MINAS GERAIS; FUNDAÇÃO DE AMPARO À PESQUISA DO ESTADO DE MINAS GERAIS; UNIVERSIDADE FEDERAL DE SÃO JOÃO DEL REI</text:p>
          </table:table-cell>
          <table:table-cell table:style-name="ce3" office:value-type="string" calcext:value-type="string">
            <text:p>DÁRLINTON BARBOSA FERES DE CARVALHO; JHONATAN FERNANDO DE OLIVEIRA; JÉSSICA PEREIRA LOPES; THIAGO MAGELA RODRIGUES DIAS; VALÉRIA CONCEIÇÃO DE OLIVEIRA</text:p>
          </table:table-cell>
          <table:table-cell table:style-name="ce3" office:value-type="string" calcext:value-type="string">
            <text:p>C#; CSS; HTML; JAVA; JAVA SCRIPT; SQL</text:p>
          </table:table-cell>
          <table:table-cell table:style-name="ce3" office:value-type="string" calcext:value-type="string">
            <text:p>IF-04; IN-02; SD-02</text:p>
          </table:table-cell>
          <table:table-cell table:style-name="ce3" office:value-type="string" calcext:value-type="string">
            <text:p>AP-01; CD-01; SO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1"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89-4</text:p>
          </table:table-cell>
          <table:table-cell table:style-name="ce3" office:value-type="string" calcext:value-type="string">
            <text:p>Vacinação na Palma da Mão</text:p>
          </table:table-cell>
          <table:table-cell table:style-name="ce3" office:value-type="string" calcext:value-type="string">
            <text:p>CENTRO FEDERAL DE EDUCAÇÃO TECNOLÓGICA DE MINAS GERAIS; FUNDAÇÃO DE AMPARO À PESQUISA DO ESTADO DE MINAS GERAIS; UNIVERSIDADE FEDERAL DE SÃO JOÃO DEL REI</text:p>
          </table:table-cell>
          <table:table-cell table:style-name="ce3" office:value-type="string" calcext:value-type="string">
            <text:p>DÁRLINTON BARBOSA FERES DE CARVALHO; JÉSSICA PEREIRA LOPES; RICARDO BEZERRA CAVALCANTE; THIAGO MAGELA RODRIGUES DIAS; VALÉRIA CONCEIÇÃO DE OLIVEIRA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IF-04; IN-02; SD-02</text:p>
          </table:table-cell>
          <table:table-cell table:style-name="ce3" office:value-type="string" calcext:value-type="string">
            <text:p>AP-01; CD-01; SO-04; T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90-8</text:p>
          </table:table-cell>
          <table:table-cell table:style-name="ce3" office:value-type="string" calcext:value-type="string">
            <text:p>SISTEMA DE GESTÃO DE ATENÇÃO PRIMÁRIA À SAÚDE</text:p>
          </table:table-cell>
          <table:table-cell table:style-name="ce3" office:value-type="string" calcext:value-type="string">
            <text:p>EPHEALTH SOLUCOES EM TECNOLOGIA DA INFORMAÇÃO LTDA</text:p>
          </table:table-cell>
          <table:table-cell table:style-name="ce3" office:value-type="string" calcext:value-type="string">
            <text:p>ALAN RODRIGO LESCANO; ALYSSON NATHAN GIROTTO; PEDRO MARTON PEREIRA</text:p>
          </table:table-cell>
          <table:table-cell table:style-name="ce3" office:value-type="string" calcext:value-type="string">
            <text:p>CSS; HTML; JAVA; JAVA SCRIPT</text:p>
          </table:table-cell>
          <table:table-cell table:style-name="ce3" office:value-type="string" calcext:value-type="string">
            <text:p>AD-02; AD-04; IF-04; IF-07; PR-03; SD-01; SD-02</text:p>
          </table:table-cell>
          <table:table-cell table:style-name="ce3" office:value-type="string" calcext:value-type="string">
            <text:p>AP-01; AT-06; AV-01; CD-01; GI-01; GI-04; GI-07; GI-08; IA-01; SO-01; SO-07; 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92-4</text:p>
          </table:table-cell>
          <table:table-cell table:style-name="ce3" office:value-type="string" calcext:value-type="string">
            <text:p>Plataforma Multilateral Helix TI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MARCOS MARCOLIN; PAULA REGINA ZARELLI</text:p>
          </table:table-cell>
          <table:table-cell table:style-name="ce3" office:value-type="string" calcext:value-type="string">
            <text:p>CSS; HTML; OUTROS; PHP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94-0</text:p>
          </table:table-cell>
          <table:table-cell table:style-name="ce3" office:value-type="string" calcext:value-type="string">
            <text:p>UPAs Curitiba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TALAHA CARVALHO BARCELLOS RIQUETTA; FRIEDA SAICLA BARROS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IF-01; SD-09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499" calcext:value-type="float">
            <text:p>249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95-9</text:p>
          </table:table-cell>
          <table:table-cell table:style-name="ce3" office:value-type="string" calcext:value-type="string">
            <text:p>SOFIA</text:p>
          </table:table-cell>
          <table:table-cell table:style-name="ce3" office:value-type="string" calcext:value-type="string">
            <text:p>INSTITUTO FEDERAL DE EDUCAÇÃO, CIÊNCIA E TECNOLOGIA DE PERNAMBUCO</text:p>
          </table:table-cell>
          <table:table-cell table:style-name="ce3" office:value-type="string" calcext:value-type="string">
            <text:p>DAVI MONTEIRO PAIVA; OTACILIO SARAIVA MAIA NETO; RÔMULO CÉSAR CARVALHO DE ARAÚJO; STEFFANO XAVIER PEREIRA; THIAGO AUGUSTO MARTIN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10; TC-02</text:p>
          </table:table-cell>
          <table:table-cell table:style-name="ce3" office:value-type="string" calcext:value-type="string">
            <text:p>CD-05; GI-01; GI-02; GI-04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82-7</text:p>
          </table:table-cell>
          <table:table-cell table:style-name="ce3" office:value-type="string" calcext:value-type="string">
            <text:p>MeuPaciente</text:p>
          </table:table-cell>
          <table:table-cell table:style-name="ce3" office:value-type="string" calcext:value-type="string">
            <text:p>ANDREY TAVARES; HELDER NUNES LOPES</text:p>
          </table:table-cell>
          <table:table-cell table:style-name="ce3" office:value-type="string" calcext:value-type="string">
            <text:p>ANDREY TAVARES DA SILVA; HELDER NUNES LOPES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PR-03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85-1</text:p>
          </table:table-cell>
          <table:table-cell table:style-name="ce3" office:value-type="string" calcext:value-type="string">
            <text:p>ASSESSMENT MI3D / MÉTODO MI3D</text:p>
          </table:table-cell>
          <table:table-cell table:style-name="ce3" office:value-type="string" calcext:value-type="string">
            <text:p>INSTITUTO MI4D TECNOLOGIA TREINAMENTOS E DESENVOLVIMENTO LTDA</text:p>
          </table:table-cell>
          <table:table-cell table:style-name="ce3" office:value-type="string" calcext:value-type="string">
            <text:p>ANTONIO CARLOS DE SOUZA</text:p>
          </table:table-cell>
          <table:table-cell table:style-name="ce3" office:value-type="string" calcext:value-type="string">
            <text:p>C#; C++</text:p>
          </table:table-cell>
          <table:table-cell table:style-name="ce3" office:value-type="string" calcext:value-type="string">
            <text:p>PS-01; PS-02</text:p>
          </table:table-cell>
          <table:table-cell table:style-name="ce3" office:value-type="string" calcext:value-type="string">
            <text:p>GI-01; GI-02; GI-03; GI-04; GI-06; IA-02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87-8</text:p>
          </table:table-cell>
          <table:table-cell table:style-name="ce3" office:value-type="string" calcext:value-type="string">
            <text:p>Anj.o - Poteção de quem confia</text:p>
          </table:table-cell>
          <table:table-cell table:style-name="ce3" office:value-type="string" calcext:value-type="string">
            <text:p>SKYDOCK PARTICIPAÇÕES LTDA</text:p>
          </table:table-cell>
          <table:table-cell table:style-name="ce3" office:value-type="string" calcext:value-type="string">
            <text:p>SÉRGIO RODRIGUES FERREIRINHO</text:p>
          </table:table-cell>
          <table:table-cell table:style-name="ce3" office:value-type="string" calcext:value-type="string">
            <text:p>IOS; JAVA</text:p>
          </table:table-cell>
          <table:table-cell table:style-name="ce3" office:value-type="string" calcext:value-type="string">
            <text:p>SV-01</text:p>
          </table:table-cell>
          <table:table-cell table:style-name="ce3" office:value-type="string" calcext:value-type="string">
            <text:p>UT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91-6</text:p>
          </table:table-cell>
          <table:table-cell table:style-name="ce3" office:value-type="string" calcext:value-type="string">
            <text:p>CONSIMPLES</text:p>
          </table:table-cell>
          <table:table-cell table:number-columns-repeated="2" table:style-name="ce3" office:value-type="string" calcext:value-type="string">
            <text:p>AGOSTINHO SENEM; HANS MANFRED SCHONBERGER</text:p>
          </table:table-cell>
          <table:table-cell table:style-name="ce3" office:value-type="string" calcext:value-type="string">
            <text:p>CSS; HTML; JAVA; PHP</text:p>
          </table:table-cell>
          <table:table-cell table:style-name="ce3" office:value-type="string" calcext:value-type="string">
            <text:p>AD-04; FN-01</text:p>
          </table:table-cell>
          <table:table-cell table:style-name="ce3" office:value-type="string" calcext:value-type="string">
            <text:p>AP-01; GI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93-2</text:p>
          </table:table-cell>
          <table:table-cell table:style-name="ce3" office:value-type="string" calcext:value-type="string">
            <text:p>Boletim 2.0</text:p>
          </table:table-cell>
          <table:table-cell table:style-name="ce3" office:value-type="string" calcext:value-type="string">
            <text:p>DIOGO RÓGORA KAWANO</text:p>
          </table:table-cell>
          <table:table-cell table:style-name="ce3" office:value-type="string" calcext:value-type="string">
            <text:p>DIOGO ROGORA KAWANO</text:p>
          </table:table-cell>
          <table:table-cell table:style-name="ce3" office:value-type="string" calcext:value-type="string">
            <text:p>EXCEL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G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96-7</text:p>
          </table:table-cell>
          <table:table-cell table:style-name="ce3" office:value-type="string" calcext:value-type="string">
            <text:p>Swarm Hive</text:p>
          </table:table-cell>
          <table:table-cell table:style-name="ce3" office:value-type="string" calcext:value-type="string">
            <text:p>HIVE COMUNICAÇÃO S.A.</text:p>
          </table:table-cell>
          <table:table-cell table:style-name="ce3" office:value-type="string" calcext:value-type="string">
            <text:p>MITIKAZU KOGA LISBO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97-5</text:p>
          </table:table-cell>
          <table:table-cell table:style-name="ce3" office:value-type="string" calcext:value-type="string">
            <text:p>Array Volume for FSL (AVFSL) - Extrai encéfalo de uma série de arquivos NIfTI e calcula os volumes individuais</text:p>
          </table:table-cell>
          <table:table-cell table:number-columns-repeated="2" table:style-name="ce3" office:value-type="string" calcext:value-type="string">
            <text:p>DANIEL SOUZA FERREIRA MAGALHÃES; LUIZ ARTUR LIMA</text:p>
          </table:table-cell>
          <table:table-cell table:style-name="ce3" office:value-type="string" calcext:value-type="string">
            <text:p>SHELL SCRIPT</text:p>
          </table:table-cell>
          <table:table-cell table:style-name="ce3" office:value-type="string" calcext:value-type="string">
            <text:p>SD-06; SD-07; SD-08; SD-09</text:p>
          </table:table-cell>
          <table:table-cell table:style-name="ce3" office:value-type="string" calcext:value-type="string">
            <text:p>IT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98-3</text:p>
          </table:table-cell>
          <table:table-cell table:style-name="ce3" office:value-type="string" calcext:value-type="string">
            <text:p>ERP para gestão de políticas públicas integradas</text:p>
          </table:table-cell>
          <table:table-cell table:style-name="ce3" office:value-type="string" calcext:value-type="string">
            <text:p>PHYGITAL TECNOLOGIA DA INFORMAÇÃO S/A</text:p>
          </table:table-cell>
          <table:table-cell table:style-name="ce3" office:value-type="string" calcext:value-type="string">
            <text:p>ALEXANDRE DONIKIAN GOUVEIA</text:p>
          </table:table-cell>
          <table:table-cell table:style-name="ce3" office:value-type="string" calcext:value-type="string">
            <text:p>CSS; HTML; JAVA; JAVA SCRIPT; MYSQL; PHP</text:p>
          </table:table-cell>
          <table:table-cell table:style-name="ce3" office:value-type="string" calcext:value-type="string">
            <text:p>AD-02; AD-04</text:p>
          </table:table-cell>
          <table:table-cell table:style-name="ce3" office:value-type="string" calcext:value-type="string">
            <text:p>AP-01; AP-02; AP-03; AP-04; AT-06; AV-01; AV-02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99-1</text:p>
          </table:table-cell>
          <table:table-cell table:style-name="ce3" office:value-type="string" calcext:value-type="string">
            <text:p>JORNADA - O JOGO DA EXCELÊNCIA</text:p>
          </table:table-cell>
          <table:table-cell table:style-name="ce3" office:value-type="string" calcext:value-type="string">
            <text:p>UNIMED FORTALEZA SOCIEDADE COOPERATIVA MEDICA LTDA</text:p>
          </table:table-cell>
          <table:table-cell table:style-name="ce3" office:value-type="string" calcext:value-type="string">
            <text:p>ANNA LARISSA OLIVEIRA DE CASTELO BRANCO; AUGUSTO CÉSAR ALBUQUERQUE COELHO; LARISSA FREIRE DE ALMEIDA ANDRADE; MARIANA MUNIZ MATOS DE CASTRO; NILSON AGUIAR ALBUQUERQUE FILHO</text:p>
          </table:table-cell>
          <table:table-cell table:style-name="ce3" office:value-type="string" calcext:value-type="string">
            <text:p>C#; JAVA SCRIPT; UNITY</text:p>
          </table:table-cell>
          <table:table-cell table:style-name="ce3" office:value-type="string" calcext:value-type="string">
            <text:p>CO-04; ED-04</text:p>
          </table:table-cell>
          <table:table-cell table:style-name="ce3" office:value-type="string" calcext:value-type="string">
            <text:p>ET-01; ET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00-9</text:p>
          </table:table-cell>
          <table:table-cell table:style-name="ce3" office:value-type="string" calcext:value-type="string">
            <text:p>EASYQUIZZER</text:p>
          </table:table-cell>
          <table:table-cell table:style-name="ce3" office:value-type="string" calcext:value-type="string">
            <text:p>UNIVERSIDADE FEDERAL DE UBERLÂNDIA</text:p>
          </table:table-cell>
          <table:table-cell table:style-name="ce3" office:value-type="string" calcext:value-type="string">
            <text:p>ANDERSON RODRIGUES DOS SANTOS; JOÃO BATISTA DE SOUZA NETO</text:p>
          </table:table-cell>
          <table:table-cell table:style-name="ce3" office:value-type="string" calcext:value-type="string">
            <text:p>JAVA; PL / SQL</text:p>
          </table:table-cell>
          <table:table-cell table:style-name="ce3" office:value-type="string" calcext:value-type="string">
            <text:p>AD-02; AD-07; ED-01; IF-10; MT-02; MT-06</text:p>
          </table:table-cell>
          <table:table-cell table:style-name="ce3" office:value-type="string" calcext:value-type="string">
            <text:p>AV-01; GI-03; SO-02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01-7</text:p>
          </table:table-cell>
          <table:table-cell table:style-name="ce3" office:value-type="string" calcext:value-type="string">
            <text:p>Whatplay</text:p>
          </table:table-cell>
          <table:table-cell table:style-name="ce3" office:value-type="string" calcext:value-type="string">
            <text:p>BRUNA JOCHEM 07281853939</text:p>
          </table:table-cell>
          <table:table-cell table:style-name="ce3" office:value-type="string" calcext:value-type="string">
            <text:p>BRUNA JOCHEM</text:p>
          </table:table-cell>
          <table:table-cell table:style-name="ce3" office:value-type="string" calcext:value-type="string">
            <text:p>HTML; JAVA SCRIPT; JQUERY; JSON; NODEJS; SQL</text:p>
          </table:table-cell>
          <table:table-cell table:style-name="ce3" office:value-type="string" calcext:value-type="string">
            <text:p>AD-01; AD-04; AD-10; AD-11; CO-04; IF-01; IF-07</text:p>
          </table:table-cell>
          <table:table-cell table:style-name="ce3" office:value-type="string" calcext:value-type="string">
            <text:p>AP-01; AP-03; AT-01; AT-03; AT-06; CD-01; GI-01; IA-01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02-5</text:p>
          </table:table-cell>
          <table:table-cell table:style-name="ce3" office:value-type="string" calcext:value-type="string">
            <text:p>PSGITSM - Gerenciamento de Serviços de TI</text:p>
          </table:table-cell>
          <table:table-cell table:style-name="ce3" office:value-type="string" calcext:value-type="string">
            <text:p>PSG TECNOLOGIA APLICADA LTDA</text:p>
          </table:table-cell>
          <table:table-cell table:style-name="ce3" office:value-type="string" calcext:value-type="string">
            <text:p>WALDEMAR MALDONADO</text:p>
          </table:table-cell>
          <table:table-cell table:style-name="ce3" office:value-type="string" calcext:value-type="string">
            <text:p>HTML; JAVA; JSON; MYSQL; PHP; SQL</text:p>
          </table:table-cell>
          <table:table-cell table:style-name="ce3" office:value-type="string" calcext:value-type="string">
            <text:p>IF-02; IF-07; IF-09; IF-10</text:p>
          </table:table-cell>
          <table:table-cell table:style-name="ce3" office:value-type="string" calcext:value-type="string">
            <text:p>FA-01; GI-01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03-3</text:p>
          </table:table-cell>
          <table:table-cell table:style-name="ce3" office:value-type="string" calcext:value-type="string">
            <text:p>Sistema de Telemetria Dinamik</text:p>
          </table:table-cell>
          <table:table-cell table:style-name="ce3" office:value-type="string" calcext:value-type="string">
            <text:p>DINAMIK COMÉRCIO LOCAÇÃO E SOLUÇÕES EM EQUIPAMENTOS DE MOVIMENTAÇÃO DE MATERIAIS LTDA</text:p>
          </table:table-cell>
          <table:table-cell table:style-name="ce3" office:value-type="string" calcext:value-type="string">
            <text:p>MARCIO FABIANO HOFFMANN DO CANTO; NELSON BARON</text:p>
          </table:table-cell>
          <table:table-cell table:style-name="ce3" office:value-type="string" calcext:value-type="string">
            <text:p>C#; HTML; JAVA SCRIPT; OUTROS</text:p>
          </table:table-cell>
          <table:table-cell table:style-name="ce3" office:value-type="string" calcext:value-type="string">
            <text:p>IN-02; IN-03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04-1</text:p>
          </table:table-cell>
          <table:table-cell table:style-name="ce3" office:value-type="string" calcext:value-type="string">
            <text:p>Albatross Web Server</text:p>
          </table:table-cell>
          <table:table-cell table:number-columns-repeated="2" table:style-name="ce3" office:value-type="string" calcext:value-type="string">
            <text:p>GUSTAVO BULCÃO DE AGUIAR PEIXOT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AD-08; SV-03</text:p>
          </table:table-cell>
          <table:table-cell table:style-name="ce3" office:value-type="string" calcext:value-type="string">
            <text:p>AT-03; 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05-0</text:p>
          </table:table-cell>
          <table:table-cell table:style-name="ce3" office:value-type="string" calcext:value-type="string">
            <text:p>IIPP - Inventário de Infraestrutura de Praças de Pedágio</text:p>
          </table:table-cell>
          <table:table-cell table:style-name="ce3" office:value-type="string" calcext:value-type="string">
            <text:p>IPT INSTITUTO DE PESQUISAS TECNOLÓGICAS DO EST.S.PAULO S/A</text:p>
          </table:table-cell>
          <table:table-cell table:style-name="ce3" office:value-type="string" calcext:value-type="string">
            <text:p>ADRIANO GALINDO LEAL; ALESSANDRO SANTIAGO DOS SANTOS; DOUGLAS BELLOMO CAVALCANTE; RENATO CURTO RODRIGU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1</text:p>
          </table:table-cell>
          <table:table-cell table:style-name="ce3" office:value-type="string" calcext:value-type="string">
            <text:p>AP-01; FA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8"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06-8</text:p>
          </table:table-cell>
          <table:table-cell table:style-name="ce3" office:value-type="string" calcext:value-type="string">
            <text:p>Protocolo para distribuição de imagens médicas interdomínios.</text:p>
          </table:table-cell>
          <table:table-cell table:style-name="ce3" office:value-type="string" calcext:value-type="string">
            <text:p>UNIVERSIDADE FEDERAL DA PARAIBA</text:p>
          </table:table-cell>
          <table:table-cell table:style-name="ce3" office:value-type="string" calcext:value-type="string">
            <text:p>DANILO ALEXANDRE BARBOSA DE ARAÚJO; GUSTAVO HENRIQUE MATOS BEZERRA MOTTA; JURACY REGIS DE LUCENA NET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7; SD-08</text:p>
          </table:table-cell>
          <table:table-cell table:style-name="ce3" office:value-type="string" calcext:value-type="string">
            <text:p>CD-01; TI-03; UT-06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07-6</text:p>
          </table:table-cell>
          <table:table-cell table:style-name="ce3" office:value-type="string" calcext:value-type="string">
            <text:p>software de distribuição de imagens médicas entre entidades de saúde distintas para a prática da telerradiologia</text:p>
          </table:table-cell>
          <table:table-cell table:style-name="ce3" office:value-type="string" calcext:value-type="string">
            <text:p>UNIVERSIDADE FEDERAL DA PARAIBA</text:p>
          </table:table-cell>
          <table:table-cell table:style-name="ce3" office:value-type="string" calcext:value-type="string">
            <text:p>DANILO ALEXANDRE BARBOSA DE ARAÚJO; GUSTAVO HENRIQUE MATOS BEZERRA MOTTA; JURACY REGIS DE LUCENA NET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7; SD-08</text:p>
          </table:table-cell>
          <table:table-cell table:style-name="ce3" office:value-type="string" calcext:value-type="string">
            <text:p>CD-01; TI-03; UT-06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08-4</text:p>
          </table:table-cell>
          <table:table-cell table:style-name="ce3" office:value-type="string" calcext:value-type="string">
            <text:p>Albatross POS</text:p>
          </table:table-cell>
          <table:table-cell table:number-columns-repeated="2" table:style-name="ce3" office:value-type="string" calcext:value-type="string">
            <text:p>GUSTAVO BULCÃO DE AGUIAR PEIXOT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V-03</text:p>
          </table:table-cell>
          <table:table-cell table:style-name="ce3" office:value-type="string" calcext:value-type="string">
            <text:p>AT-03; 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09-2</text:p>
          </table:table-cell>
          <table:table-cell table:style-name="ce3" office:value-type="string" calcext:value-type="string">
            <text:p>MERCATTUM</text:p>
          </table:table-cell>
          <table:table-cell table:style-name="ce3" office:value-type="string" calcext:value-type="string">
            <text:p>DEBONA &amp; MESSIAS LTDA - MERCATTUM</text:p>
          </table:table-cell>
          <table:table-cell table:style-name="ce3" office:value-type="string" calcext:value-type="string">
            <text:p>GIOVANNI CHRISTIAN DEBONA; LUCAS MESSIAS</text:p>
          </table:table-cell>
          <table:table-cell table:style-name="ce3" office:value-type="string" calcext:value-type="string">
            <text:p>.NET; AJAX; C#; CSS; HTML; JQUERY; PL / SQL; POSTGREE SQL; SQL</text:p>
          </table:table-cell>
          <table:table-cell table:style-name="ce3" office:value-type="string" calcext:value-type="string">
            <text:p>AD-01; AD-02; AD-10; IF-07; IN-02</text:p>
          </table:table-cell>
          <table:table-cell table:style-name="ce3" office:value-type="string" calcext:value-type="string">
            <text:p>AP-01; AP-03; AT-06; CD-01; DS-04; GI-01; IA-01; IA-02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10-6</text:p>
          </table:table-cell>
          <table:table-cell table:style-name="ce3" office:value-type="string" calcext:value-type="string">
            <text:p>APP DE ENTREGAS ATRAVÉS DE POSTAGEM E CONCORRÊNCIA DE PRESTADORES DE SERVIÇOS/Motoristas - ENTREGAS COLABORATIVAS</text:p>
          </table:table-cell>
          <table:table-cell table:style-name="ce3" office:value-type="string" calcext:value-type="string">
            <text:p>ALEXANDRE ERNEST REIS</text:p>
          </table:table-cell>
          <table:table-cell table:style-name="ce3" office:value-type="string" calcext:value-type="string">
            <text:p>ALEAXNDRE ERNEST REIS</text:p>
          </table:table-cell>
          <table:table-cell table:style-name="ce3" office:value-type="string" calcext:value-type="string">
            <text:p>JAVA; OUTROS; PHP</text:p>
          </table:table-cell>
          <table:table-cell table:style-name="ce3" office:value-type="string" calcext:value-type="string">
            <text:p>TP-01; TP-03</text:p>
          </table:table-cell>
          <table:table-cell table:style-name="ce3" office:value-type="string" calcext:value-type="string">
            <text:p>AP-01; DS-02; DS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11-4</text:p>
          </table:table-cell>
          <table:table-cell table:style-name="ce3" office:value-type="string" calcext:value-type="string">
            <text:p>Aquaprev - Aplicativo e serviço em nuvem para Gestão inteligente de água na agricultura</text:p>
          </table:table-cell>
          <table:table-cell table:style-name="ce3" office:value-type="string" calcext:value-type="string">
            <text:p>UNIVERSIDADE FEDERAL RURAL DE PERNAMBUCO</text:p>
          </table:table-cell>
          <table:table-cell table:style-name="ce3" office:value-type="string" calcext:value-type="string">
            <text:p>GLAUCO ESTACIO GONCALVES; JOSE CLODOALVES DA SILVA JUNIOR; VICTOR WANDERLEY COSTA DE MEDEIROS</text:p>
          </table:table-cell>
          <table:table-cell table:style-name="ce3" office:value-type="string" calcext:value-type="string">
            <text:p>C#; OUTROS; R</text:p>
          </table:table-cell>
          <table:table-cell table:style-name="ce3" office:value-type="string" calcext:value-type="string">
            <text:p>AG-06; HD-01; HD-03</text:p>
          </table:table-cell>
          <table:table-cell table:style-name="ce3" office:value-type="string" calcext:value-type="string">
            <text:p>AP-01; TC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12-2</text:p>
          </table:table-cell>
          <table:table-cell table:style-name="ce3" office:value-type="string" calcext:value-type="string">
            <text:p>YeastSoft</text:p>
          </table:table-cell>
          <table:table-cell table:style-name="ce3" office:value-type="string" calcext:value-type="string">
            <text:p>ELTON VIEIRA CUNHA; JOÃO VICTOR BOECHAT GOMIDE</text:p>
          </table:table-cell>
          <table:table-cell table:style-name="ce3" office:value-type="string" calcext:value-type="string">
            <text:p>ELTON VIEIRA CUNHA; GUILHERME BOECHAT GOMIDE; JOAO VICTOR BOECHAT GOMIDE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AD-06</text:p>
          </table:table-cell>
          <table:table-cell table:style-name="ce3" office:value-type="string" calcext:value-type="string">
            <text:p>A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20"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13-0</text:p>
          </table:table-cell>
          <table:table-cell table:style-name="ce3" office:value-type="string" calcext:value-type="string">
            <text:p>MONIVAC</text:p>
          </table:table-cell>
          <table:table-cell table:style-name="ce3" office:value-type="string" calcext:value-type="string">
            <text:p>FUNDAÇÃO OSWALDO CRUZ</text:p>
          </table:table-cell>
          <table:table-cell table:style-name="ce3" office:value-type="string" calcext:value-type="string">
            <text:p>ADEMAR LUIZ GOMES DO COUTO; ALESSANDRA SANTOS FEIJÓ DA SILVA SOUZA; CARLA CORREA TAVARES DOS REIS; ELBA REGINA SAMPAIO DE LEMOS; FABIO RODRIGUES DE BARROS; JOICE SILVA DOS SANTOS; JOSILENE DE JESUS SOUZA; VALERIA CRISTINA LOPES MARQU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4; IF-09; SD-02; SD-03; SD-05</text:p>
          </table:table-cell>
          <table:table-cell table:style-name="ce3" office:value-type="string" calcext:value-type="string">
            <text:p>AP-01; AP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8"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14-9</text:p>
          </table:table-cell>
          <table:table-cell table:style-name="ce3" office:value-type="string" calcext:value-type="string">
            <text:p>SisVuClima</text:p>
          </table:table-cell>
          <table:table-cell table:style-name="ce3" office:value-type="string" calcext:value-type="string">
            <text:p>FUNDAÇÃO OSWALDO CRUZ; MINISTÉRIO DO MEIO AMBIENTE</text:p>
          </table:table-cell>
          <table:table-cell table:style-name="ce3" office:value-type="string" calcext:value-type="string">
            <text:p>DIANA PINHEIRO MARINHO; FREDERICO TOSTA DE OLIVEIRA; ULISSES EUGENIO CAVALCANTI CONFALONIERI</text:p>
          </table:table-cell>
          <table:table-cell table:style-name="ce3" office:value-type="string" calcext:value-type="string">
            <text:p>HTML; JAVA SCRIPT; PYTHON</text:p>
          </table:table-cell>
          <table:table-cell table:style-name="ce3" office:value-type="string" calcext:value-type="string">
            <text:p>AD-04; AN-02; IF-02; SD-01</text:p>
          </table:table-cell>
          <table:table-cell table:style-name="ce3" office:value-type="string" calcext:value-type="string">
            <text:p>AP-01; AP-02; FA-01; GI-01; TC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15-7</text:p>
          </table:table-cell>
          <table:table-cell table:style-name="ce3" office:value-type="string" calcext:value-type="string">
            <text:p>BAVI-CORE - BUSCA AVANÇADA DE VÍDEOS</text:p>
          </table:table-cell>
          <table:table-cell table:style-name="ce3" office:value-type="string" calcext:value-type="string">
            <text:p>REDE NACIONAL DE ENSINO E PESQUISA RNP; UNIVERSIDADE FEDERAL DE JUIZ DE FORA</text:p>
          </table:table-cell>
          <table:table-cell table:style-name="ce3" office:value-type="string" calcext:value-type="string">
            <text:p>EDUARDO BARRÉRE; JAIRO FRANCISCO DE SOUZA; JORÃO GOMES JÚNIOR; NICOLAS FERRANTI</text:p>
          </table:table-cell>
          <table:table-cell table:style-name="ce3" office:value-type="string" calcext:value-type="string">
            <text:p>JAVA; OUTROS</text:p>
          </table:table-cell>
          <table:table-cell table:style-name="ce3" office:value-type="string" calcext:value-type="string">
            <text:p>IF-02; IF-05; IF-07</text:p>
          </table:table-cell>
          <table:table-cell table:style-name="ce3" office:value-type="string" calcext:value-type="string">
            <text:p>IA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16-5</text:p>
          </table:table-cell>
          <table:table-cell table:style-name="ce3" office:value-type="string" calcext:value-type="string">
            <text:p>BAVI-SIM - ANÁLISE DE SIMILARIDADE DE VÍDEOS</text:p>
          </table:table-cell>
          <table:table-cell table:style-name="ce3" office:value-type="string" calcext:value-type="string">
            <text:p>REDE NACIONAL DE ENSINO E PESQUISA RNP; UNIVERSIDADE FEDERAL DE JUIZ DE FORA - UFJF</text:p>
          </table:table-cell>
          <table:table-cell table:style-name="ce3" office:value-type="string" calcext:value-type="string">
            <text:p>EDUARDO BARRÉRE; JAIRO FRANCISCO DE SOUZA; LAURA LIMA DIAS; MARCELO DE OLIVEIRA COSTA MACHAD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2; IF-05; IF-07</text:p>
          </table:table-cell>
          <table:table-cell table:style-name="ce3" office:value-type="string" calcext:value-type="string">
            <text:p>IA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9"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17-3</text:p>
          </table:table-cell>
          <table:table-cell table:style-name="ce3" office:value-type="string" calcext:value-type="string">
            <text:p>BAVI-ASR - MODELO PARA TRANSCRIÇÃO AUTOMÁTICA DA FALA</text:p>
          </table:table-cell>
          <table:table-cell table:style-name="ce3" office:value-type="string" calcext:value-type="string">
            <text:p>REDE NACIONAL DE ENSINO E PESQUISA RNP; UNIVERSIDADE FEDERAL DE JUIZ DE FORA - UFJF</text:p>
          </table:table-cell>
          <table:table-cell table:style-name="ce3" office:value-type="string" calcext:value-type="string">
            <text:p>EDUARDO BARRÉRE; JAIRO FRANCISCO DE SOUZA; JOSÉ EDUARDO DE CARVALHO SIL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2; IF-05; IF-07</text:p>
          </table:table-cell>
          <table:table-cell table:style-name="ce3" office:value-type="string" calcext:value-type="string">
            <text:p>IA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18-1</text:p>
          </table:table-cell>
          <table:table-cell table:style-name="ce3" office:value-type="string" calcext:value-type="string">
            <text:p>Portal de Acessos e Sistema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HENRIQUE LINO DA ROCHA</text:p>
          </table:table-cell>
          <table:table-cell table:style-name="ce3" office:value-type="string" calcext:value-type="string">
            <text:p>HTML; JAVA; JAVA SCRIPT; SQL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; SO-05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19-0</text:p>
          </table:table-cell>
          <table:table-cell table:style-name="ce3" office:value-type="string" calcext:value-type="string">
            <text:p>Whichpain</text:p>
          </table:table-cell>
          <table:table-cell table:number-columns-repeated="2" table:style-name="ce3" office:value-type="string" calcext:value-type="string">
            <text:p>SILVIA REGINA DOWGAN TESSEROLI DE SIQUEIR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1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20-3</text:p>
          </table:table-cell>
          <table:table-cell table:style-name="ce3" office:value-type="string" calcext:value-type="string">
            <text:p>Whichpain</text:p>
          </table:table-cell>
          <table:table-cell table:number-columns-repeated="2" table:style-name="ce3" office:value-type="string" calcext:value-type="string">
            <text:p>SILVIA REGINA DOWGAN TESSEROLI DE SIQUEIRA</text:p>
          </table:table-cell>
          <table:table-cell table:style-name="ce3" office:value-type="string" calcext:value-type="string">
            <text:p>SWIFT</text:p>
          </table:table-cell>
          <table:table-cell table:style-name="ce3" office:value-type="string" calcext:value-type="string">
            <text:p>SD-1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21-1</text:p>
          </table:table-cell>
          <table:table-cell table:style-name="ce3" office:value-type="string" calcext:value-type="string">
            <text:p>ZHENIT</text:p>
          </table:table-cell>
          <table:table-cell table:style-name="ce3" office:value-type="string" calcext:value-type="string">
            <text:p>UNIVERSIDADE ESTADUAL PAULISTA JULIO DE MESQUITA FILHO; ZHEEP TECH CONSULTORIA EM INFORMÁTICA LTDA</text:p>
          </table:table-cell>
          <table:table-cell table:style-name="ce3" office:value-type="string" calcext:value-type="string">
            <text:p>GUILHERME WOLFF BUENO; KEYLA SANTOS BENTO; PAULO FREDERICO MENDES RIBEIRO CATALAN; RITA DE CÁSSIA CORTAZZI COSTOYA; SABRINA PADUAN; WAGNER COTRONI VALENTI</text:p>
          </table:table-cell>
          <table:table-cell table:style-name="ce3" office:value-type="string" calcext:value-type="string">
            <text:p>JAVA SCRIPT; NODEJS; SQL</text:p>
          </table:table-cell>
          <table:table-cell table:style-name="ce3" office:value-type="string" calcext:value-type="string">
            <text:p>AD-01; IF-07</text:p>
          </table:table-cell>
          <table:table-cell table:style-name="ce3" office:value-type="string" calcext:value-type="string">
            <text:p>AP-01; 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7"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22-0</text:p>
          </table:table-cell>
          <table:table-cell table:style-name="ce3" office:value-type="string" calcext:value-type="string">
            <text:p>Gerenciador de Curvas de Permanência de Vazões Amazônia - GCPVA</text:p>
          </table:table-cell>
          <table:table-cell table:style-name="ce3" office:value-type="string" calcext:value-type="string">
            <text:p>UNIVERSIDADE FEDERAL DO PARÁ</text:p>
          </table:table-cell>
          <table:table-cell table:style-name="ce3" office:value-type="string" calcext:value-type="string">
            <text:p>ADRIA LORENA DE MORAES CORDEIRO; CLAUDIO JOSÉ CAVALCANTE BRANCO; FRANCISCO CARLOS LIRA PESSO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HD-03</text:p>
          </table:table-cell>
          <table:table-cell table:style-name="ce3" office:value-type="string" calcext:value-type="string">
            <text:p>FA-04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23-8</text:p>
          </table:table-cell>
          <table:table-cell table:style-name="ce3" office:value-type="string" calcext:value-type="string">
            <text:p>ANDRYNATOR - Classificador de Texto em R</text:p>
          </table:table-cell>
          <table:table-cell table:style-name="ce3" office:value-type="string" calcext:value-type="string">
            <text:p>UNIVERSIDADE DO VALE DO RIO DOS SINOS - UNISINOS</text:p>
          </table:table-cell>
          <table:table-cell table:style-name="ce3" office:value-type="string" calcext:value-type="string">
            <text:p>ANDREY SCHMIDT DOS SANTOS; DANIEL PACHECO LACERDA; LUIS FELIPE RIEHS CAMARG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D-02; AD-11; CO-03; CO-04; ED-04; ED-06; IF-02; IF-07</text:p>
          </table:table-cell>
          <table:table-cell table:style-name="ce3" office:value-type="string" calcext:value-type="string">
            <text:p>FA-02; GI-01; GI-02; IA-01; IA-02; IA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24-6</text:p>
          </table:table-cell>
          <table:table-cell table:style-name="ce3" office:value-type="string" calcext:value-type="string">
            <text:p>Sistema de Gerência de Normas e Diretrizes</text:p>
          </table:table-cell>
          <table:table-cell table:style-name="ce3" office:value-type="string" calcext:value-type="string">
            <text:p>FUNDAÇÃO UNIVERSIDADE FEDERAL DO TOCANTINS</text:p>
          </table:table-cell>
          <table:table-cell table:style-name="ce3" office:value-type="string" calcext:value-type="string">
            <text:p>JOSÉ ITAMAR MENDES DE SOUZA JUNIOR; PATRICK LETOUZE MOREIRA; VALÉRIA MARTINS DA SILVA</text:p>
          </table:table-cell>
          <table:table-cell table:style-name="ce3" office:value-type="string" calcext:value-type="string">
            <text:p>JAVA; OUTROS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7"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25-4</text:p>
          </table:table-cell>
          <table:table-cell table:style-name="ce3" office:value-type="string" calcext:value-type="string">
            <text:p>Sistema de Gestão de Pesquisa, Inovação e Desenvolvimento</text:p>
          </table:table-cell>
          <table:table-cell table:number-columns-repeated="2" table:style-name="ce3" office:value-type="string" calcext:value-type="string">
            <text:p>ALLEN DOS SANTOS PINTO DA SILVA FILHO</text:p>
          </table:table-cell>
          <table:table-cell table:style-name="ce3" office:value-type="string" calcext:value-type="string">
            <text:p>HTML</text:p>
          </table:table-cell>
          <table:table-cell table:style-name="ce3" office:value-type="string" calcext:value-type="string">
            <text:p>AD-01; AD-02; AD-04; AD-05; CO-02; DI-01; DI-02; DI-03; EC-07; EC-14; ED-03; ED-06; FN-01; FN-06; IF-02; IF-04; IF-07; IF-08; IF-09; IN-02; PL-02</text:p>
          </table:table-cell>
          <table:table-cell table:style-name="ce3" office:value-type="string" calcext:value-type="string">
            <text:p>AP-01; AP-02; AP-03; AP-04; AP-05; AT-02; AT-06; AV-01; AV-02; CD-01; FA-01; FA-03; FA-04; GI-01; GI-02; GI-03; GI-04; GI-06; GI-07; GI-08; IA-02; PD-03; PD-05; SO-02; SO-04; SO-05; TC-01; TC-02; TC-03; TC-04; TI-03; TI-04; UT-01; UT-02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26-2</text:p>
          </table:table-cell>
          <table:table-cell table:style-name="ce3" office:value-type="string" calcext:value-type="string">
            <text:p>PATAMAR S.I.</text:p>
          </table:table-cell>
          <table:table-cell table:style-name="ce3" office:value-type="string" calcext:value-type="string">
            <text:p>PATAMAR SOLUÇÕES INTELIGENTES LTDA</text:p>
          </table:table-cell>
          <table:table-cell table:style-name="ce3" office:value-type="string" calcext:value-type="string">
            <text:p>FLÁVIO JULIÃO BAÉRE</text:p>
          </table:table-cell>
          <table:table-cell table:style-name="ce3" office:value-type="string" calcext:value-type="string">
            <text:p>CSS; HTML; JAVA SCRIPT; MYSQL; PHP; SQL</text:p>
          </table:table-cell>
          <table:table-cell table:style-name="ce3" office:value-type="string" calcext:value-type="string">
            <text:p>AD-05; AD-10; AD-11; FN-05; UB-02; UB-03</text:p>
          </table:table-cell>
          <table:table-cell table:style-name="ce3" office:value-type="string" calcext:value-type="string">
            <text:p>AP-03; AT-03; CT-03; GI-01; G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27-0</text:p>
          </table:table-cell>
          <table:table-cell table:style-name="ce3" office:value-type="string" calcext:value-type="string">
            <text:p>COMIN TOOL INSTALLER</text:p>
          </table:table-cell>
          <table:table-cell table:number-columns-repeated="2" table:style-name="ce3" office:value-type="string" calcext:value-type="string">
            <text:p>PEDRO ANTONIO ROSSATO COMIN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9"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28-9</text:p>
          </table:table-cell>
          <table:table-cell table:style-name="ce3" office:value-type="string" calcext:value-type="string">
            <text:p>SIANE - Sistema de Informação para Ambiente Não Escolar</text:p>
          </table:table-cell>
          <table:table-cell table:style-name="ce3" office:value-type="string" calcext:value-type="string">
            <text:p>UNIVERSIDADE FEDERAL DE MATO GROSSO DO SUL</text:p>
          </table:table-cell>
          <table:table-cell table:style-name="ce3" office:value-type="string" calcext:value-type="string">
            <text:p>ADRIANA CARVALHO DA CRUZ; ALAN LUCAS SILVA DE CASTRO; ANDERSON PEREIRA DAS NEVES; JOSÉ LUIS BARBOZA GUTIERREZ JUNIOR; KELVIN RODRIGUES DA GUIA; KELVYN DE OLIVEIRA SALES BARROS; LUCIANO ÉDIPO PEREIRA DA SILVA; LUCINEIDE RODRIGUES DA SILVA; NÁDSON MATHEUS DOS SANTOS SILVA; SOLANGE CRISTINA VIEIRA DE ALMEIDA</text:p>
          </table:table-cell>
          <table:table-cell table:style-name="ce3" office:value-type="string" calcext:value-type="string">
            <text:p>HTML; JAVA SCRIPT; PHP</text:p>
          </table:table-cell>
          <table:table-cell table:style-name="ce3" office:value-type="string" calcext:value-type="string">
            <text:p>AD-01; AN-02; ED-06; IF-10</text:p>
          </table:table-cell>
          <table:table-cell table:style-name="ce3" office:value-type="string" calcext:value-type="string">
            <text:p>GI-01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2"/>
        </table:table-row>
        <table:table-row table:style-name="ro22"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29-7</text:p>
          </table:table-cell>
          <table:table-cell table:style-name="ce3" office:value-type="string" calcext:value-type="string">
            <text:p>Álea</text:p>
          </table:table-cell>
          <table:table-cell table:style-name="ce3" office:value-type="string" calcext:value-type="string">
            <text:p>UNIVERSIDADE FEDERAL DE JUIZ DE FORA - UFJF</text:p>
          </table:table-cell>
          <table:table-cell table:style-name="ce3" office:value-type="string" calcext:value-type="string">
            <text:p>ANA CAROLINA MARINI MAGALHÃES DE TOLEDO; GISLAINE DOS SANTOS; JORDAN HENRIQUE DE SOUZA; LUCIANA CONCEIÇÃO DIAS CAMPOS; MARCELO CANIATO RENHE; VICTOR CRISÓSTOMO CRUZ REIS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MA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5"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30-0</text:p>
          </table:table-cell>
          <table:table-cell table:style-name="ce3" office:value-type="string" calcext:value-type="string">
            <text:p>ESS_APR</text:p>
          </table:table-cell>
          <table:table-cell table:style-name="ce3" office:value-type="string" calcext:value-type="string">
            <text:p>CENTRAIS ELÉTRICAS DO PARÁ S.A.; COMPANHIA ENERGÉTICA DO MARANHÃO-CEMAR</text:p>
          </table:table-cell>
          <table:table-cell table:style-name="ce3" office:value-type="string" calcext:value-type="string">
            <text:p>ANDRE THADEU MIRANDA DUARTE DE SOUZA; CHRYSTIAM NASCIMENTO PEREIRA JUNIOR; DIONNE CAVALCANTE MONTEIRO; GIOVANI MASCARENHAS SAMPAIO</text:p>
          </table:table-cell>
          <table:table-cell table:style-name="ce3" office:value-type="string" calcext:value-type="string">
            <text:p>C#; JAVA; OUTROS</text:p>
          </table:table-cell>
          <table:table-cell table:style-name="ce3" office:value-type="string" calcext:value-type="string">
            <text:p>CO-02; IF-07; IF-10; IN-02; TB-04</text:p>
          </table:table-cell>
          <table:table-cell table:style-name="ce3" office:value-type="string" calcext:value-type="string">
            <text:p>AP-01; AP-02; AP-03; AP-04; FA-01; GI-01; GI-02; GI-06; SO-02; SO-04; SO-06; SO-07; SO-08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5"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31-9</text:p>
          </table:table-cell>
          <table:table-cell table:style-name="ce3" office:value-type="string" calcext:value-type="string">
            <text:p>Equatorial ESS</text:p>
          </table:table-cell>
          <table:table-cell table:style-name="ce3" office:value-type="string" calcext:value-type="string">
            <text:p>CENTRAIS ELÉTRICAS DO PARÁ S.A.; COMPANHIA ENERGÉTICA DO MARANHÃO-CEMAR</text:p>
          </table:table-cell>
          <table:table-cell table:style-name="ce3" office:value-type="string" calcext:value-type="string">
            <text:p>ANDRE THADEU MIRANDA DUARTE DE SOUZA; CHRYSTIAM NASCIMENTO PEREIRA JUNIOR; DIONNE CAVALCANTE MONTEIRO; GIOVANI MASCARENHAS SAMPAIO</text:p>
          </table:table-cell>
          <table:table-cell table:style-name="ce3" office:value-type="string" calcext:value-type="string">
            <text:p>C#; JAVA; OUTROS</text:p>
          </table:table-cell>
          <table:table-cell table:style-name="ce3" office:value-type="string" calcext:value-type="string">
            <text:p>CO-02; IF-07; IF-10; IN-02; TB-04</text:p>
          </table:table-cell>
          <table:table-cell table:style-name="ce3" office:value-type="string" calcext:value-type="string">
            <text:p>AP-01; AP-02; AP-03; AP-04; FA-01; GI-01; GI-02; GI-06; SO-02; SO-04; SO-06; SO-07; SO-08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5"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32-7</text:p>
          </table:table-cell>
          <table:table-cell table:style-name="ce3" office:value-type="string" calcext:value-type="string">
            <text:p>Maximo_Migrations_PPCR</text:p>
          </table:table-cell>
          <table:table-cell table:style-name="ce3" office:value-type="string" calcext:value-type="string">
            <text:p>CENTRAIS ELÉTRICAS DO PARÁ S.A.; COMPANHIA ENERGÉTICA DO MARANHÃO-CEMAR</text:p>
          </table:table-cell>
          <table:table-cell table:style-name="ce3" office:value-type="string" calcext:value-type="string">
            <text:p>ANDRE THADEU MIRANDA DUARTE DE SOUZA; CHRYSTIAM NASCIMENTO PEREIRA JUNIOR; DIONNE CAVALCANTE MONTEIRO; GIOVANI MASCARENHAS SAMPAIO</text:p>
          </table:table-cell>
          <table:table-cell table:style-name="ce3" office:value-type="string" calcext:value-type="string">
            <text:p>C#; JAVA; OUTROS</text:p>
          </table:table-cell>
          <table:table-cell table:style-name="ce3" office:value-type="string" calcext:value-type="string">
            <text:p>CO-02; IF-07; IF-10; IN-02; TB-04</text:p>
          </table:table-cell>
          <table:table-cell table:style-name="ce3" office:value-type="string" calcext:value-type="string">
            <text:p>AP-01; AP-02; AP-03; AP-04; FA-01; GI-01; GI-02; GI-06; SO-02; SO-04; SO-06; SO-07; SO-08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33-5</text:p>
          </table:table-cell>
          <table:table-cell table:style-name="ce3" office:value-type="string" calcext:value-type="string">
            <text:p>SIMIDE - Sistema de Mineração de Dados para estimar distância entre Empresas</text:p>
          </table:table-cell>
          <table:table-cell table:style-name="ce3" office:value-type="string" calcext:value-type="string">
            <text:p>INSTITUTO SUPERIOR DE EDUCAÇÃO SANTA CECÍLIA - ISESC - MANTENEDORA DA UNIVERSIDADE SANTA CECÍLIA - UNISANTA</text:p>
          </table:table-cell>
          <table:table-cell table:style-name="ce3" office:value-type="string" calcext:value-type="string">
            <text:p>DAVI SILVESTRE MOREIRA DOS REIS; DOROTÉA VILANOVA GARCI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D-05; AD-08; TP-03</text:p>
          </table:table-cell>
          <table:table-cell table:style-name="ce3" office:value-type="string" calcext:value-type="string">
            <text:p>AP-01; SO-07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34-3</text:p>
          </table:table-cell>
          <table:table-cell table:style-name="ce3" office:value-type="string" calcext:value-type="string">
            <text:p>Guarda Chuvas</text:p>
          </table:table-cell>
          <table:table-cell table:style-name="ce3" office:value-type="string" calcext:value-type="string">
            <text:p>UNIVERSIDADE FEDERAL DE PERNAMBUCO; UNIVERSIDADEFEDERAL RURAL DE PERNAMBUCO</text:p>
          </table:table-cell>
          <table:table-cell table:style-name="ce3" office:value-type="string" calcext:value-type="string">
            <text:p>ANTONIO SAMUEL ALVES DA SILVA; BORKO STOSIC; ROMULO SIMOES CEZAR MENEZE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HD-03; ME-03</text:p>
          </table:table-cell>
          <table:table-cell table:style-name="ce3" office:value-type="string" calcext:value-type="string">
            <text:p>GI-02; SO-02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35-1</text:p>
          </table:table-cell>
          <table:table-cell table:style-name="ce3" office:value-type="string" calcext:value-type="string">
            <text:p>Torxapp - Manutenção Predial Preventiva</text:p>
          </table:table-cell>
          <table:table-cell table:style-name="ce3" office:value-type="string" calcext:value-type="string">
            <text:p>TORXAPP SERVICOS DE INFORMACAO LTDA.</text:p>
          </table:table-cell>
          <table:table-cell table:style-name="ce3" office:value-type="string" calcext:value-type="string">
            <text:p>MARIA EDUARDA ALVARES KOPPER</text:p>
          </table:table-cell>
          <table:table-cell table:style-name="ce3" office:value-type="string" calcext:value-type="string">
            <text:p>JAVA SCRIPT; OUTROS</text:p>
          </table:table-cell>
          <table:table-cell table:style-name="ce3" office:value-type="string" calcext:value-type="string">
            <text:p>CC-06; TB-01</text:p>
          </table:table-cell>
          <table:table-cell table:style-name="ce3" office:value-type="string" calcext:value-type="string">
            <text:p>AP-01; AP-02; AP-03; DS-07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36-0</text:p>
          </table:table-cell>
          <table:table-cell table:style-name="ce3" office:value-type="string" calcext:value-type="string">
            <text:p>Módulo de Leitura da Viatura</text:p>
          </table:table-cell>
          <table:table-cell table:style-name="ce3" office:value-type="string" calcext:value-type="string">
            <text:p>CENTRAIS ELÉTRICAS DO PARÁ S.A.; COMPANHIA ENERGÉTICA DOMARANHÃO-CEMAR</text:p>
          </table:table-cell>
          <table:table-cell table:style-name="ce3" office:value-type="string" calcext:value-type="string">
            <text:p>ANDRE THADEU MIRANDA DUARTE DE SOUZA; CHRYSTIAM NASCIMENTO PEREIRA JUNIOR; DIONNE CAVALCANTE MONTEIRO; GIOVANI MASCARENHAS SAMPAIO</text:p>
          </table:table-cell>
          <table:table-cell table:style-name="ce3" office:value-type="string" calcext:value-type="string">
            <text:p>C#; PYTHON</text:p>
          </table:table-cell>
          <table:table-cell table:style-name="ce3" office:value-type="string" calcext:value-type="string">
            <text:p>CO-02; IF-07; IF-10; IN-02; TB-04</text:p>
          </table:table-cell>
          <table:table-cell table:style-name="ce3" office:value-type="string" calcext:value-type="string">
            <text:p>GI-02; SO-02; SO-04; SO-06; SO-07; SO-0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37-8</text:p>
          </table:table-cell>
          <table:table-cell table:style-name="ce3" office:value-type="string" calcext:value-type="string">
            <text:p>E-EXTRATOR</text:p>
          </table:table-cell>
          <table:table-cell table:style-name="ce3" office:value-type="string" calcext:value-type="string">
            <text:p>PIRÂMIDE CENTRAL INFORMÁTICA LTDA.</text:p>
          </table:table-cell>
          <table:table-cell table:style-name="ce3" office:value-type="string" calcext:value-type="string">
            <text:p>FERNANDO ROGER DAGA</text:p>
          </table:table-cell>
          <table:table-cell table:style-name="ce3" office:value-type="string" calcext:value-type="string">
            <text:p>.NET; C#; CSS; HTML; JAVA SCRIPT</text:p>
          </table:table-cell>
          <table:table-cell table:style-name="ce3" office:value-type="string" calcext:value-type="string">
            <text:p>AD-02; AD-04; FN-01; IF-02; IN-02</text:p>
          </table:table-cell>
          <table:table-cell table:style-name="ce3" office:value-type="string" calcext:value-type="string">
            <text:p>AT-06; GI-05; GI-08; IT-02; SO-07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38-6</text:p>
          </table:table-cell>
          <table:table-cell table:style-name="ce3" office:value-type="string" calcext:value-type="string">
            <text:p>Trader Bot</text:p>
          </table:table-cell>
          <table:table-cell table:style-name="ce3" office:value-type="string" calcext:value-type="string">
            <text:p>KEVIN QUEIROGA MOTTA ZACARIOTTI</text:p>
          </table:table-cell>
          <table:table-cell table:style-name="ce3" office:value-type="string" calcext:value-type="string">
            <text:p>JONATAS DAVID FERNANDES; KEVIN QUEIROGA MOTTA ZACARIOTTI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C-01; EC-02; EC-03; EC-04; EC-05; EC-06; EC-07; EC-08; EC-09; EC-12; FN-03; FN-04; SV-03</text:p>
          </table:table-cell>
          <table:table-cell table:style-name="ce3" office:value-type="string" calcext:value-type="string">
            <text:p>AT-01; AT-03; AT-07; CT-02; GI-06; SO-09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39-4</text:p>
          </table:table-cell>
          <table:table-cell table:style-name="ce3" office:value-type="string" calcext:value-type="string">
            <text:p>PrinterCollect Agent</text:p>
          </table:table-cell>
          <table:table-cell table:number-columns-repeated="2" table:style-name="ce3" office:value-type="string" calcext:value-type="string">
            <text:p>CARLOS EDUARDO DISPINZIERI</text:p>
          </table:table-cell>
          <table:table-cell table:style-name="ce3" office:value-type="string" calcext:value-type="string">
            <text:p>JAVA; SQL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AP-03; AP-04; AP-05; CD-04; SO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40-8</text:p>
          </table:table-cell>
          <table:table-cell table:style-name="ce3" office:value-type="string" calcext:value-type="string">
            <text:p>REGISTRO ELETRÔNICO DE SAÚDE - RES ACADÊMICO</text:p>
          </table:table-cell>
          <table:table-cell table:style-name="ce3" office:value-type="string" calcext:value-type="string">
            <text:p>RAUL ANTÔNIO MORAIS MELO</text:p>
          </table:table-cell>
          <table:table-cell table:style-name="ce3" office:value-type="string" calcext:value-type="string">
            <text:p>AFIF AQUINO ALMEIDA FIKANI; RAUL ANTÔNIO MORAIS MELO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41-6</text:p>
          </table:table-cell>
          <table:table-cell table:style-name="ce3" office:value-type="string" calcext:value-type="string">
            <text:p>Sistema Intelligenti</text:p>
          </table:table-cell>
          <table:table-cell table:style-name="ce3" office:value-type="string" calcext:value-type="string">
            <text:p>DISPARADA INFORMATICA LTDA ME</text:p>
          </table:table-cell>
          <table:table-cell table:style-name="ce3" office:value-type="string" calcext:value-type="string">
            <text:p>HENRIQUE JOSE PARADA SIMAO</text:p>
          </table:table-cell>
          <table:table-cell table:style-name="ce3" office:value-type="string" calcext:value-type="string">
            <text:p>CSS; JAVA SCRIPT; PYTHON; XML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T-02; GI-01; GI-0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42-4</text:p>
          </table:table-cell>
          <table:table-cell table:style-name="ce3" office:value-type="string" calcext:value-type="string">
            <text:p>Projeção de eventos futuros</text:p>
          </table:table-cell>
          <table:table-cell table:style-name="ce3" office:value-type="string" calcext:value-type="string">
            <text:p>CARLOS HENRIQUE QUADROS</text:p>
          </table:table-cell>
          <table:table-cell table:style-name="ce3" office:value-type="string" calcext:value-type="string">
            <text:p>CARLOS HENRIQUE REIS RODRIGUES QUADROS</text:p>
          </table:table-cell>
          <table:table-cell table:style-name="ce3" office:value-type="string" calcext:value-type="string">
            <text:p>.NET; ACCESS; VISUAL BASIC</text:p>
          </table:table-cell>
          <table:table-cell table:style-name="ce3" office:value-type="string" calcext:value-type="string">
            <text:p>FN-04</text:p>
          </table:table-cell>
          <table:table-cell table:style-name="ce3" office:value-type="string" calcext:value-type="string">
            <text:p>AP-01; AP-02; AT-04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43-2</text:p>
          </table:table-cell>
          <table:table-cell table:style-name="ce3" office:value-type="string" calcext:value-type="string">
            <text:p>CORE JURÍDICO | COREJUR</text:p>
          </table:table-cell>
          <table:table-cell table:style-name="ce3" office:value-type="string" calcext:value-type="string">
            <text:p>REDEEMPRESARIAL SERVIÇOS WEB LTDA</text:p>
          </table:table-cell>
          <table:table-cell table:style-name="ce3" office:value-type="string" calcext:value-type="string">
            <text:p>DUÍLIO CALAÇA JUNIOR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AD-02; AD-11; DI-03; IF-02; IF-04</text:p>
          </table:table-cell>
          <table:table-cell table:style-name="ce3" office:value-type="string" calcext:value-type="string">
            <text:p>AP-01; AT-02; AT-06; GI-01; IA-01; SO-07; TC-03; TC-04; UT-06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3"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44-0</text:p>
          </table:table-cell>
          <table:table-cell table:style-name="ce3" office:value-type="string" calcext:value-type="string">
            <text:p>Plugin para acompanhamento do risco de evasão de alunos no ambiente virtual de aprendizagem Moodle</text:p>
          </table:table-cell>
          <table:table-cell table:style-name="ce3" office:value-type="string" calcext:value-type="string">
            <text:p>INSTITUTO FEDERAL DE EDUCACAO, CIENCIA E TECNOLOGIA DA PARAIBA</text:p>
          </table:table-cell>
          <table:table-cell table:style-name="ce3" office:value-type="string" calcext:value-type="string">
            <text:p>ALEX SANDRO RODRIGUES BARBOSA; ED PORTO BEZERRA; FRANCISCO PETRÔNIO ALENCAR DE MEDEIROS; JAÊNIA PEREIRA DE SOUZA; LUCAS DE ARAÚJO SILVA; MARIA TATIANE DE SOUZA BRITO; THOMÁS RIBEIRO RODRIGUES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ED-01; ED-03; IF-02</text:p>
          </table:table-cell>
          <table:table-cell table:style-name="ce3" office:value-type="string" calcext:value-type="string">
            <text:p>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11"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45-9</text:p>
          </table:table-cell>
          <table:table-cell table:style-name="ce3" office:value-type="string" calcext:value-type="string">
            <text:p>Escolha Certa</text:p>
          </table:table-cell>
          <table:table-cell table:style-name="ce3" office:value-type="string" calcext:value-type="string">
            <text:p>NEXTEL TELECOMUNICAÇÕES LTDA.</text:p>
          </table:table-cell>
          <table:table-cell table:style-name="ce3" office:value-type="string" calcext:value-type="string">
            <text:p>JODINES EDUARDO GUERRATO JUNIOR; THIAGO DOS SANTOS SILV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46-7</text:p>
          </table:table-cell>
          <table:table-cell table:style-name="ce3" office:value-type="string" calcext:value-type="string">
            <text:p>SIGH SISTEMA DE INFORMAÇÃO E GESTÃO HOSPITALAR</text:p>
          </table:table-cell>
          <table:table-cell table:style-name="ce3" office:value-type="string" calcext:value-type="string">
            <text:p>LR SOLUCOES EM SISTEMAS LTDA</text:p>
          </table:table-cell>
          <table:table-cell table:style-name="ce3" office:value-type="string" calcext:value-type="string">
            <text:p>LUIZ CARLOS SILVA RAMOS</text:p>
          </table:table-cell>
          <table:table-cell table:style-name="ce3" office:value-type="string" calcext:value-type="string">
            <text:p>FOX PRO</text:p>
          </table:table-cell>
          <table:table-cell table:style-name="ce3" office:value-type="string" calcext:value-type="string">
            <text:p>SD-02; SD-05; SD-08</text:p>
          </table:table-cell>
          <table:table-cell table:style-name="ce3" office:value-type="string" calcext:value-type="string">
            <text:p>AP-02; AP-03; AV-02; CD-01; CD-05; SO-01; SO-07; TI-03; UT-06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47-5</text:p>
          </table:table-cell>
          <table:table-cell table:style-name="ce3" office:value-type="string" calcext:value-type="string">
            <text:p>CONTROLE DINÂMICO DE FOCO APLICADO NA USINAGEM POR LASER DE FEMTOSSEGUNDOS</text:p>
          </table:table-cell>
          <table:table-cell table:style-name="ce3" office:value-type="string" calcext:value-type="string">
            <text:p>COMISSÃO NACIONAL DE ENERGIA NUCLEAR</text:p>
          </table:table-cell>
          <table:table-cell table:style-name="ce3" office:value-type="string" calcext:value-type="string">
            <text:p>ANDERSON ZANARDI DE FREITAS; LUCAS RAMOS DE PRETTO; MARCUS PAULORAELE</text:p>
          </table:table-cell>
          <table:table-cell table:style-name="ce3" office:value-type="string" calcext:value-type="string">
            <text:p>LABVIEW</text:p>
          </table:table-cell>
          <table:table-cell table:style-name="ce3" office:value-type="string" calcext:value-type="string">
            <text:p>IN-03; IN-05; SD-09; SD-11</text:p>
          </table:table-cell>
          <table:table-cell table:style-name="ce3" office:value-type="string" calcext:value-type="string">
            <text:p>AT-05; AT-06; AT-07; IT-01; IT-03; SO-07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49-1</text:p>
          </table:table-cell>
          <table:table-cell table:style-name="ce3" office:value-type="string" calcext:value-type="string">
            <text:p>Sistema Autônomo de Aquisição de Sinais Submarinos - Eirmware</text:p>
          </table:table-cell>
          <table:table-cell table:style-name="ce3" office:value-type="string" calcext:value-type="string">
            <text:p>DIRETORIA-GERAL DE DESENVOLVIMENTO NUCLEAR E TECNOLÓGICO DA MARINHA; INSTITUTO DE PESQUISAS DA MARINHA</text:p>
          </table:table-cell>
          <table:table-cell table:style-name="ce3" office:value-type="string" calcext:value-type="string">
            <text:p>CASSIANO OSORIO DE ARAÚJO VILLARES; EDUARDO BERNSMULLER; RODRIGO EMANOEL DE BRITTO ANDRADE BARROS; RODRIGO RIBEIRO DAS DORE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F-01; IN-02</text:p>
          </table:table-cell>
          <table:table-cell table:style-name="ce3" office:value-type="string" calcext:value-type="string">
            <text:p>IA-02; SO-01; TC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50-5</text:p>
          </table:table-cell>
          <table:table-cell table:style-name="ce3" office:value-type="string" calcext:value-type="string">
            <text:p>Unous Mindset</text:p>
          </table:table-cell>
          <table:table-cell table:style-name="ce3" office:value-type="string" calcext:value-type="string">
            <text:p>UNOUS ASSESSORIA EM TECNOLOGIA DA INFORMAÇÃO LTDA - EPP</text:p>
          </table:table-cell>
          <table:table-cell table:style-name="ce3" office:value-type="string" calcext:value-type="string">
            <text:p>ANTONIO CARLOS NOGUEIRÃO; MARCOS SATORU TUBOSAKA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1; AD-05; AD-08; AD-10</text:p>
          </table:table-cell>
          <table:table-cell table:style-name="ce3" office:value-type="string" calcext:value-type="string">
            <text:p>AP-01; AP-02; AP-03; AT-06; GI-01; GI-04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51-3</text:p>
          </table:table-cell>
          <table:table-cell table:style-name="ce3" office:value-type="string" calcext:value-type="string">
            <text:p>ESTAR DIGITAL</text:p>
          </table:table-cell>
          <table:table-cell table:style-name="ce3" office:value-type="string" calcext:value-type="string">
            <text:p>CIDATEC TECNOLOGIA E SISTEMA LTDA</text:p>
          </table:table-cell>
          <table:table-cell table:style-name="ce3" office:value-type="string" calcext:value-type="string">
            <text:p>ADRIANO AUGUSTO KRZYUY; ANTONIO CARLOS DOMINGUES DE SA; CELSO RICARDO MADRID FINCK</text:p>
          </table:table-cell>
          <table:table-cell table:style-name="ce3" office:value-type="string" calcext:value-type="string">
            <text:p>JAVA; JAVA SCRIPT; PHP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52-1</text:p>
          </table:table-cell>
          <table:table-cell table:style-name="ce3" office:value-type="string" calcext:value-type="string">
            <text:p>Verhaw Tech</text:p>
          </table:table-cell>
          <table:table-cell table:style-name="ce3" office:value-type="string" calcext:value-type="string">
            <text:p>VERHAW TECH SOLUCOES EM T.I. LTDA.</text:p>
          </table:table-cell>
          <table:table-cell table:style-name="ce3" office:value-type="string" calcext:value-type="string">
            <text:p>EDER REIS PROVASI; PAULO RODRIGO DOS REIS MATHEUS</text:p>
          </table:table-cell>
          <table:table-cell table:style-name="ce3" office:value-type="string" calcext:value-type="string">
            <text:p>C#; GENEXUS; IOS; JAVA; SQL; SWIFT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141-0</text:p>
          </table:table-cell>
          <table:table-cell table:style-name="ce3" office:value-type="string" calcext:value-type="string">
            <text:p>SisSm - Sistema de gestão SÓ Multas</text:p>
          </table:table-cell>
          <table:table-cell table:style-name="ce3" office:value-type="string" calcext:value-type="string">
            <text:p>CID PRESTAÇAO DE SERVIÇOS LTDA</text:p>
          </table:table-cell>
          <table:table-cell table:style-name="ce3" office:value-type="string" calcext:value-type="string">
            <text:p>CLAYTON VITOR DA SILVA SANTOS; WAGNER SEIXAS SOARES JUNIOR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1; AD-03; AD-10</text:p>
          </table:table-cell>
          <table:table-cell table:style-name="ce3" office:value-type="string" calcext:value-type="string">
            <text:p>AT-02; AT-06; CD-01; GI-04; SO-01; UT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8"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48-3</text:p>
          </table:table-cell>
          <table:table-cell table:style-name="ce3" office:value-type="string" calcext:value-type="string">
            <text:p>LIBERI DIGITAL</text:p>
          </table:table-cell>
          <table:table-cell table:style-name="ce3" office:value-type="string" calcext:value-type="string">
            <text:p>EDITORA INTERSABERES LTDA</text:p>
          </table:table-cell>
          <table:table-cell table:style-name="ce3" office:value-type="string" calcext:value-type="string">
            <text:p>ADEMIR JOSÉ BELIN; DAVINO MARQUES DE MELLO; DOUGLAS GODOI RIBEIRO; LUCAS LEITE RONDINA; RENAN TONIOLO ROCHA</text:p>
          </table:table-cell>
          <table:table-cell table:style-name="ce3" office:value-type="string" calcext:value-type="string">
            <text:p>JAVA SCRIPT; OUTROS</text:p>
          </table:table-cell>
          <table:table-cell table:style-name="ce3" office:value-type="string" calcext:value-type="string">
            <text:p>ED-04; ED-06; IF-07; IF-08</text:p>
          </table:table-cell>
          <table:table-cell table:style-name="ce3" office:value-type="string" calcext:value-type="string">
            <text:p>AP-01; ET-01; PD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54-8</text:p>
          </table:table-cell>
          <table:table-cell table:style-name="ce3" office:value-type="string" calcext:value-type="string">
            <text:p>BuildScan</text:p>
          </table:table-cell>
          <table:table-cell table:style-name="ce3" office:value-type="string" calcext:value-type="string">
            <text:p>SATELIA SOLUCOES DE SOFTWARE E TECNOLOGIA LTDA</text:p>
          </table:table-cell>
          <table:table-cell table:style-name="ce3" office:value-type="string" calcext:value-type="string">
            <text:p>AUGUSTO BORN DE OLIVEIRA</text:p>
          </table:table-cell>
          <table:table-cell table:style-name="ce3" office:value-type="string" calcext:value-type="string">
            <text:p>AJAX; DJANGO; HTML; JAVA SCRIPT; JQUERY; JSON; PYTHON</text:p>
          </table:table-cell>
          <table:table-cell table:style-name="ce3" office:value-type="string" calcext:value-type="string">
            <text:p>AD-01; AD-02; AD-04; AH-01; AH-02; GC-02; GC-06; GC-07; GC-08; UB-01; UB-02; UB-03</text:p>
          </table:table-cell>
          <table:table-cell table:style-name="ce3" office:value-type="string" calcext:value-type="string">
            <text:p>AP-01; AP-02; AP-03; AP-05; GI-04; IA-01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55-6</text:p>
          </table:table-cell>
          <table:table-cell table:style-name="ce3" office:value-type="string" calcext:value-type="string">
            <text:p>COTAVW.COM.BR</text:p>
          </table:table-cell>
          <table:table-cell table:style-name="ce3" office:value-type="string" calcext:value-type="string">
            <text:p>GELIC - GERENCIAMENTO DE LICITACAO E GESTAO DE RESULTADOS - LTDA</text:p>
          </table:table-cell>
          <table:table-cell table:style-name="ce3" office:value-type="string" calcext:value-type="string">
            <text:p>VICTOR LUIS DOS SANTOS</text:p>
          </table:table-cell>
          <table:table-cell table:style-name="ce3" office:value-type="string" calcext:value-type="string">
            <text:p>CSS; HTML; JAVA SCRIPT; JQUERY; JSON; MYSQL; PHP; XML</text:p>
          </table:table-cell>
          <table:table-cell table:style-name="ce3" office:value-type="string" calcext:value-type="string">
            <text:p>EC-07; IF-07; IN-02</text:p>
          </table:table-cell>
          <table:table-cell table:style-name="ce3" office:value-type="string" calcext:value-type="string">
            <text:p>AP-01; AT-06; AV-02; DS-04; GI-01; GI-04; GI-06; PD-02; PD-03; PD-04; PD-05; SO-07; UT-03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56-4</text:p>
          </table:table-cell>
          <table:table-cell table:style-name="ce3" office:value-type="string" calcext:value-type="string">
            <text:p>TS analysis tool</text:p>
          </table:table-cell>
          <table:table-cell table:number-columns-repeated="2" table:style-name="ce3" office:value-type="string" calcext:value-type="string">
            <text:p>JOAQUIM VINICIUS CARVALHO ASSUNÇÃ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T-04</text:p>
          </table:table-cell>
          <table:table-cell table:style-name="ce3" office:value-type="string" calcext:value-type="string">
            <text:p>FA-01; IT-04; TC-01; TC-03; UT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57-2</text:p>
          </table:table-cell>
          <table:table-cell table:style-name="ce3" office:value-type="string" calcext:value-type="string">
            <text:p>Sistema de Inventário Florístico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EVANDRO CARLOS DE MORAES PAES; JOSÉ AUGUSTO DA SILVA FERNANDES; LUIZ CARLOS PAULINO DA ROCHA; ODLANIGER LOURENCO DAMACENO MONTEIRO; RENATA WARISS MONTEIRO; THEO CARLOS FLEXA RIBEIRO PIRES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G-01; AG-11; BT-01; BT-04</text:p>
          </table:table-cell>
          <table:table-cell table:style-name="ce3" office:value-type="string" calcext:value-type="string">
            <text:p>GI-01; GI-07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58-0</text:p>
          </table:table-cell>
          <table:table-cell table:style-name="ce3" office:value-type="string" calcext:value-type="string">
            <text:p>BRBackOffice</text:p>
          </table:table-cell>
          <table:table-cell table:style-name="ce3" office:value-type="string" calcext:value-type="string">
            <text:p>BRC SOLUÇÕES EM GESTÃO E TECNOLOGIA DA INFORMAÇÃO LTDA</text:p>
          </table:table-cell>
          <table:table-cell table:style-name="ce3" office:value-type="string" calcext:value-type="string">
            <text:p>JOAO LUIZ KORNELY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5; CO-04; FN-01; FN-04; FN-06</text:p>
          </table:table-cell>
          <table:table-cell table:style-name="ce3" office:value-type="string" calcext:value-type="string">
            <text:p>AP-01; AT-06; GI-01; IA-02; SO-05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59-9</text:p>
          </table:table-cell>
          <table:table-cell table:style-name="ce3" office:value-type="string" calcext:value-type="string">
            <text:p>Sistema de Monitoramento e Gerenciamento de Risco para Sepse</text:p>
          </table:table-cell>
          <table:table-cell table:style-name="ce3" office:value-type="string" calcext:value-type="string">
            <text:p>MEDSAUDE SERVIÇOS EM INFORMATICA MEDICA LTDA</text:p>
          </table:table-cell>
          <table:table-cell table:style-name="ce3" office:value-type="string" calcext:value-type="string">
            <text:p>ANA WALESKA DE MENEZES SEIXAS SOUZA; GUILHERME BRUNO VITURINO ALVES; MARCO ANTÔNIO PRADO NUNES; ROSA MERICE ALVES PACHECO CARDOSO</text:p>
          </table:table-cell>
          <table:table-cell table:style-name="ce3" office:value-type="string" calcext:value-type="string">
            <text:p>PHP; SQL</text:p>
          </table:table-cell>
          <table:table-cell table:style-name="ce3" office:value-type="string" calcext:value-type="string">
            <text:p>SD-05</text:p>
          </table:table-cell>
          <table:table-cell table:style-name="ce3" office:value-type="string" calcext:value-type="string">
            <text:p>GI-01; GI-04; IA-01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5"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60-2</text:p>
          </table:table-cell>
          <table:table-cell table:style-name="ce3" office:value-type="string" calcext:value-type="string">
            <text:p>Aplicativo para registro e gestão de dados anestésicos e perioperatórios</text:p>
          </table:table-cell>
          <table:table-cell table:style-name="ce3" office:value-type="string" calcext:value-type="string">
            <text:p>ANESTECH TECNOLOGIA DA INFORMAÇÃO LTDA</text:p>
          </table:table-cell>
          <table:table-cell table:style-name="ce3" office:value-type="string" calcext:value-type="string">
            <text:p>ANDRÉ MARQUES DELLA TORRE; CHARLES WILLIAM SOUZA DROSDOSKE; EDILBERTO DA SILVA RAMOS JUNIOR; FELIPE VALADARES; MARCUS VINICIUS DA COSTA</text:p>
          </table:table-cell>
          <table:table-cell table:style-name="ce3" office:value-type="string" calcext:value-type="string">
            <text:p>JAVA SCRIPT; NODEJS; SWIFT</text:p>
          </table:table-cell>
          <table:table-cell table:style-name="ce3" office:value-type="string" calcext:value-type="string">
            <text:p>IF-02; IF-07; IN-02</text:p>
          </table:table-cell>
          <table:table-cell table:style-name="ce3" office:value-type="string" calcext:value-type="string">
            <text:p>AP-01; FA-03; GI-01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5"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61-0</text:p>
          </table:table-cell>
          <table:table-cell table:style-name="ce3" office:value-type="string" calcext:value-type="string">
            <text:p>Sistema de Monitoramento de Eventos Adversos</text:p>
          </table:table-cell>
          <table:table-cell table:style-name="ce3" office:value-type="string" calcext:value-type="string">
            <text:p>MEDSAUDE SERVIÇOS EM INFORMATICA MEDICA LTDA</text:p>
          </table:table-cell>
          <table:table-cell table:style-name="ce3" office:value-type="string" calcext:value-type="string">
            <text:p>ANA WALESKA DE MENEZES SEIXAS SOUZA; GUILHERME BRUNO VITURINO ALVES; MARCO ANTÔNIO PRADO NUNES; ROSA MERICE ALVES PACHECO CARDOSO</text:p>
          </table:table-cell>
          <table:table-cell table:style-name="ce3" office:value-type="string" calcext:value-type="string">
            <text:p>PHP; SQL</text:p>
          </table:table-cell>
          <table:table-cell table:style-name="ce3" office:value-type="string" calcext:value-type="string">
            <text:p>SD-05</text:p>
          </table:table-cell>
          <table:table-cell table:style-name="ce3" office:value-type="string" calcext:value-type="string">
            <text:p>GI-01; GI-04; IA-01; IA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62-9</text:p>
          </table:table-cell>
          <table:table-cell table:style-name="ce3" office:value-type="string" calcext:value-type="string">
            <text:p>Gene Expression Analysis Platform</text:p>
          </table:table-cell>
          <table:table-cell table:style-name="ce3" office:value-type="string" calcext:value-type="string">
            <text:p>ITAMAR JOSÉ GUIMARÃES NUNES</text:p>
          </table:table-cell>
          <table:table-cell table:style-name="ce3" office:value-type="string" calcext:value-type="string">
            <text:p>BRUNO CÉSAR FELTES; ITAMAR JOSÉ GUIMARÃES NUNES; MARIANA RECAMONDE MENDOZA</text:p>
          </table:table-cell>
          <table:table-cell table:style-name="ce3" office:value-type="string" calcext:value-type="string">
            <text:p>C#; R</text:p>
          </table:table-cell>
          <table:table-cell table:style-name="ce3" office:value-type="string" calcext:value-type="string">
            <text:p>BL-01; BL-07; SD-09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63-7</text:p>
          </table:table-cell>
          <table:table-cell table:style-name="ce3" office:value-type="string" calcext:value-type="string">
            <text:p>GeoDMA - Geographic Data Mining Analyst</text:p>
          </table:table-cell>
          <table:table-cell table:style-name="ce3" office:value-type="string" calcext:value-type="string">
            <text:p>INSTITUTO NACIONAL DE PESQUISAS ESPACIAIS</text:p>
          </table:table-cell>
          <table:table-cell table:style-name="ce3" office:value-type="string" calcext:value-type="string">
            <text:p>EMILIANO FERREIRA CASTEJON; LEILA MARIA GARCIA FONSECA; THALES SEHN KÖRTING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GC-08; IF-02; IF-10</text:p>
          </table:table-cell>
          <table:table-cell table:style-name="ce3" office:value-type="string" calcext:value-type="string">
            <text:p>TC-04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64-5</text:p>
          </table:table-cell>
          <table:table-cell table:style-name="ce3" office:value-type="string" calcext:value-type="string">
            <text:p>TerraMA2 - Plataforma para desenvolvimento de sistemas de monitoramento, análise e alerta de extremos ambientais</text:p>
          </table:table-cell>
          <table:table-cell table:style-name="ce3" office:value-type="string" calcext:value-type="string">
            <text:p>INSTITUTO NACIONAL DE PESQUISAS ESPACIAIS</text:p>
          </table:table-cell>
          <table:table-cell table:style-name="ce3" office:value-type="string" calcext:value-type="string">
            <text:p>EYMAR SILVA SAMPAIO LOPES; FABIANO MORELLI; GILBERTO RIBEIRO DE QUEIROZ; LAÉRCIO MASSARU NAMIKAWA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MA-04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65-3</text:p>
          </table:table-cell>
          <table:table-cell table:style-name="ce3" office:value-type="string" calcext:value-type="string">
            <text:p>Problematização aplicada ao ensino de programação</text:p>
          </table:table-cell>
          <table:table-cell table:style-name="ce3" office:value-type="string" calcext:value-type="string">
            <text:p>EVANDRO FRANZEN</text:p>
          </table:table-cell>
          <table:table-cell table:style-name="ce3" office:value-type="string" calcext:value-type="string">
            <text:p>CLÉVERTON HEMING; WILLIAM VALER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; DS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66-1</text:p>
          </table:table-cell>
          <table:table-cell table:style-name="ce3" office:value-type="string" calcext:value-type="string">
            <text:p>INFORMAÇÕES, SINTOMATOLOGIA E EPIDEMIOLOGIA.</text:p>
          </table:table-cell>
          <table:table-cell table:style-name="ce3" office:value-type="string" calcext:value-type="string">
            <text:p>CENTRO FEDERAL DE EDUCAÇÃO TECNOLÓGICA DE MINAS GERAIS</text:p>
          </table:table-cell>
          <table:table-cell table:style-name="ce3" office:value-type="string" calcext:value-type="string">
            <text:p>DOUGLAS RUBIM SABINO; GABRIEL FERREIRA PEREIRA; JULIANA NEVES BARBOSA; KAIO DOS SANTOS CARNEIRO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IA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21"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67-0</text:p>
          </table:table-cell>
          <table:table-cell table:style-name="ce3" office:value-type="string" calcext:value-type="string">
            <text:p>LoremBot</text:p>
          </table:table-cell>
          <table:table-cell table:style-name="ce3" office:value-type="string" calcext:value-type="string">
            <text:p>UNIVERSIDADE FEDERAL DE SANTA CATARINA</text:p>
          </table:table-cell>
          <table:table-cell table:style-name="ce3" office:value-type="string" calcext:value-type="string">
            <text:p>ANA VERONICA PAZ Y MINO PAZMINO; CAMILA AGOSTINHO FACCIO; FRANCIELE VIEIRA DIAS; GABRIELA RAQUEL PEREIRA; REGIANE TREVISAN PUPO; RODRIGO ANTONIO MARQUES BRAGA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AP-01; ET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9"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68-8</text:p>
          </table:table-cell>
          <table:table-cell table:style-name="ce3" office:value-type="string" calcext:value-type="string">
            <text:p>Judicial Artificial Intelligence With Deep Learning</text:p>
          </table:table-cell>
          <table:table-cell table:style-name="ce3" office:value-type="string" calcext:value-type="string">
            <text:p>LEGALABS FABRICA DE SOFTWARE E ACELERADORA DE STARTUPS LTDA -EPP</text:p>
          </table:table-cell>
          <table:table-cell table:style-name="ce3" office:value-type="string" calcext:value-type="string">
            <text:p>RICARDO VIEIRA DE CARVALHO FERNANDES</text:p>
          </table:table-cell>
          <table:table-cell table:style-name="ce3" office:value-type="string" calcext:value-type="string">
            <text:p>CSS; JAVA SCRIPT; NODEJS; SQL</text:p>
          </table:table-cell>
          <table:table-cell table:style-name="ce3" office:value-type="string" calcext:value-type="string">
            <text:p>AD-01; AD-04; AD-05; IF-01</text:p>
          </table:table-cell>
          <table:table-cell table:style-name="ce3" office:value-type="string" calcext:value-type="string">
            <text:p>AT-01; FA-01; FA-02; FA-04; GI-01; GI-04; IA-01; IA-03; TC-03; U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69-6</text:p>
          </table:table-cell>
          <table:table-cell table:style-name="ce3" office:value-type="string" calcext:value-type="string">
            <text:p>Navegando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NDERSON SILVA DE OLIVEIRA GÓES; ANTONIO MARCOS FERREIRA DE SOUZA; FLÁVIO RODRIGO CÂMARA ALVES; HITOSHI SEKI YANAGUIBASHI; LEONARDO PINHEIRO ALVES; LORENNA GÓES DE QUEIROZ PAES; LUIZ GUILHERME FERREIRA CRUZ; MARCELO RODRIGUES SUNDIN; ODLANIGER LOURENCO DAMACENO MONTEIRO; PHELIPE AUGUSTO SIMÕES BITAR; RAFAEL SANTOS DOS REIS; THEO CARLOS FLEXA RIBEIRO PIRES; YURI ALVES BRASIL</text:p>
          </table:table-cell>
          <table:table-cell table:style-name="ce3" office:value-type="string" calcext:value-type="string">
            <text:p>JAVA; JAVA SCRIPT; PHP; POSTGREE SQL</text:p>
          </table:table-cell>
          <table:table-cell table:style-name="ce3" office:value-type="string" calcext:value-type="string">
            <text:p>AD-01; GC-04; GC-06; GC-08; GC-10; IF-01; SV-01; TP-01</text:p>
          </table:table-cell>
          <table:table-cell table:style-name="ce3" office:value-type="string" calcext:value-type="string">
            <text:p>AP-01; GI-08; PD-01; SO-06; TI-03; UT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2"/>
        </table:table-row>
        <table:table-row table:style-name="ro26"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70-0</text:p>
          </table:table-cell>
          <table:table-cell table:style-name="ce3" office:value-type="string" calcext:value-type="string">
            <text:p>Sistemas de Materiais e Serviços - SIMAS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NA CLAÚDIA DA SILVA BATISTA; CLÁUDIO JOSÉ CONCEIÇÃO DOS SANTOS; ISABELLA LOPES DE ALBUQUERQUE; JANAINA CATETE; JOSÉ CRISTINO DA CONCEIÇÃO; ODENILSON LUCENA; ODLANIGER LOURENCO DAMACENO MONTEIRO; ROBERTO MASAO OYA; SÔNIA RENATA NOBRE MOREIRA; TACELE MORAES DE ARAUJO; THEO CARLOS FLEXA RIBEIRO PIRES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AD-08</text:p>
          </table:table-cell>
          <table:table-cell table:style-name="ce3" office:value-type="string" calcext:value-type="string">
            <text:p>AP-03; AV-02; IA-03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2"/>
        </table:table-row>
        <table:table-row table:style-name="ro6"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71-8</text:p>
          </table:table-cell>
          <table:table-cell table:style-name="ce3" office:value-type="string" calcext:value-type="string">
            <text:p>GOVBOX</text:p>
          </table:table-cell>
          <table:table-cell table:style-name="ce3" office:value-type="string" calcext:value-type="string">
            <text:p>PRIORI INFORMATICA LTDA ME</text:p>
          </table:table-cell>
          <table:table-cell table:style-name="ce3" office:value-type="string" calcext:value-type="string">
            <text:p>GERSON JAIR FROEHNER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D-01; AD-02; AD-05; AD-11; FN-06</text:p>
          </table:table-cell>
          <table:table-cell table:style-name="ce3" office:value-type="string" calcext:value-type="string">
            <text:p>AP-03; AP-05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72-6</text:p>
          </table:table-cell>
          <table:table-cell table:style-name="ce3" office:value-type="string" calcext:value-type="string">
            <text:p>SIR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EDUARDO SGANDERLA; EVERTON COIMBRA DE ARAÚJ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AG-01; AG-10; AH-03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1"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73-4</text:p>
          </table:table-cell>
          <table:table-cell table:style-name="ce3" office:value-type="string" calcext:value-type="string">
            <text:p>MENSU BODY MEASUREMENT</text:p>
          </table:table-cell>
          <table:table-cell table:number-columns-repeated="2" table:style-name="ce3" office:value-type="string" calcext:value-type="string">
            <text:p>LUIZ FELIPE ALVES TEIXEIRA; TIAGO SANTANA DE NAZARE</text:p>
          </table:table-cell>
          <table:table-cell table:style-name="ce3" office:value-type="string" calcext:value-type="string">
            <text:p>C; C++; HTML; JAVA; JAVA SCRIPT; LUA; PHP; PYTHON; R; SQL</text:p>
          </table:table-cell>
          <table:table-cell table:style-name="ce3" office:value-type="string" calcext:value-type="string">
            <text:p>AD-01; BL-01; BL-08; EC-02; EC-04; EC-07; FQ-04; IF-02; IF-07; IN-05; SV-01</text:p>
          </table:table-cell>
          <table:table-cell table:style-name="ce3" office:value-type="string" calcext:value-type="string">
            <text:p>AP-01; AT-01; AT-03; AT-05; AT-06; AT-07; CD-01; ET-04; FA-01; FA-02; IA-01; IA-02; IA-03; IT-01; IT-02; IT-04; LG-06; TC-01; TC-02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74-2</text:p>
          </table:table-cell>
          <table:table-cell table:style-name="ce3" office:value-type="string" calcext:value-type="string">
            <text:p>Oral Health for Pregnant Woman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ANA EMILIA FIGUEIREDO DE OLIVEIRA; ANA ESTELA HADDAD; CAMILA MALDONADO HUANCA; DILSON JOSÉ LINS RABÊLO JÚNIOR; PAOLA TRINDADE GARCIA</text:p>
          </table:table-cell>
          <table:table-cell table:style-name="ce3" office:value-type="string" calcext:value-type="string">
            <text:p>JAVA SCRIPT; OUTROS</text:p>
          </table:table-cell>
          <table:table-cell table:style-name="ce3" office:value-type="string" calcext:value-type="string">
            <text:p>ED-04; 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75-0</text:p>
          </table:table-cell>
          <table:table-cell table:style-name="ce3" office:value-type="string" calcext:value-type="string">
            <text:p>Sistema de Integração ao TCE de Goiá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HENRIQUE LINO DA ROCHA</text:p>
          </table:table-cell>
          <table:table-cell table:style-name="ce3" office:value-type="string" calcext:value-type="string">
            <text:p>HTML; JAVA; JAVA SCRIPT; SQL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TI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76-9</text:p>
          </table:table-cell>
          <table:table-cell table:style-name="ce3" office:value-type="string" calcext:value-type="string">
            <text:p>Portal Segplan de Gestão de Perfis e Acesso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HENRIQUE LINO DA ROCHA</text:p>
          </table:table-cell>
          <table:table-cell table:style-name="ce3" office:value-type="string" calcext:value-type="string">
            <text:p>HTML; JAVA; SQL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; PD-05; SO-05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77-7</text:p>
          </table:table-cell>
          <table:table-cell table:style-name="ce3" office:value-type="string" calcext:value-type="string">
            <text:p>Controlshop - Software de gestão para Empreendimentos comerciais</text:p>
          </table:table-cell>
          <table:table-cell table:style-name="ce3" office:value-type="string" calcext:value-type="string">
            <text:p>XRM CONTROLSHOP SERVICOS EM TECNOLOGIA DA INFORMAÇÃO EIRELI - EPP</text:p>
          </table:table-cell>
          <table:table-cell table:style-name="ce3" office:value-type="string" calcext:value-type="string">
            <text:p>DANILO RODRIGUES DA SILVA</text:p>
          </table:table-cell>
          <table:table-cell table:style-name="ce3" office:value-type="string" calcext:value-type="string">
            <text:p>C#; JAVA SCRIPT; OUTROS</text:p>
          </table:table-cell>
          <table:table-cell table:style-name="ce3" office:value-type="string" calcext:value-type="string">
            <text:p>DI-01; EC-02; SV-03</text:p>
          </table:table-cell>
          <table:table-cell table:style-name="ce3" office:value-type="string" calcext:value-type="string">
            <text:p>AP-01; AP-03; AP-04; AT-03; AT-06; CD-01; CD-04; CD-05; IA-02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78-5</text:p>
          </table:table-cell>
          <table:table-cell table:style-name="ce3" office:value-type="string" calcext:value-type="string">
            <text:p>Sistema de Agendamentos Corporativo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HENRIQUE LINO DA ROCHA</text:p>
          </table:table-cell>
          <table:table-cell table:style-name="ce3" office:value-type="string" calcext:value-type="string">
            <text:p>HTML; JAVA; SQL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T-01; SO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79-3</text:p>
          </table:table-cell>
          <table:table-cell table:style-name="ce3" office:value-type="string" calcext:value-type="string">
            <text:p>Avaliação Meritocrata Estágio Probatório Mapeamento de Competência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MEL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V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4"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80-7</text:p>
          </table:table-cell>
          <table:table-cell table:style-name="ce3" office:value-type="string" calcext:value-type="string">
            <text:p>ÁBARIS</text:p>
          </table:table-cell>
          <table:table-cell table:style-name="ce3" office:value-type="string" calcext:value-type="string">
            <text:p>STOQUE SOLUÇÕES TECNOLÓGICAS LTDA</text:p>
          </table:table-cell>
          <table:table-cell table:style-name="ce3" office:value-type="string" calcext:value-type="string">
            <text:p>MURILO MACHADO TARANT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AD-01; AD-04; AD-05; AD-06; AD-07; AD-08; AD-09; AD-11; CC-02; CC-03; CC-04; DI-01; DI-02; DI-03; ED-05; ED-06; GC-08; GC-09; HB-01; IF-01; IF-02; IF-04; IF-05; IF-06; IF-07; IF-08; IF-09; IF-10; PR-01; PR-02; PR-03; SV-01; SV-02; SV-03</text:p>
          </table:table-cell>
          <table:table-cell table:style-name="ce3" office:value-type="string" calcext:value-type="string">
            <text:p>AP-01; AP-02; AP-03; AP-04; AT-02; AT-03; AT-04; AT-05; AT-06; CD-01; FA-01; FA-02; FA-04; GI-01; GI-02; GI-06; GI-07; GI-08; PD-01; PD-02; PD-03; PD-04; PD-05; SO-02; SO-05; SO-07; SO-09; TC-04; UT-06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81-5</text:p>
          </table:table-cell>
          <table:table-cell table:style-name="ce3" office:value-type="string" calcext:value-type="string">
            <text:p>Novo Sistema de Planejamento e Monitoramento Plano Plurianual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2; AP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82-3</text:p>
          </table:table-cell>
          <table:table-cell table:style-name="ce3" office:value-type="string" calcext:value-type="string">
            <text:p>Eleição de Gerentes por Meritocracia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V-01; FA-01; GI-06; SO-07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83-1</text:p>
          </table:table-cell>
          <table:table-cell table:style-name="ce3" office:value-type="string" calcext:value-type="string">
            <text:p>Gestão de vagas Socioeducativas para Adolescente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FA-01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84-0</text:p>
          </table:table-cell>
          <table:table-cell table:style-name="ce3" office:value-type="string" calcext:value-type="string">
            <text:p>BRELEIÇÕES</text:p>
          </table:table-cell>
          <table:table-cell table:style-name="ce3" office:value-type="string" calcext:value-type="string">
            <text:p>BRC SOLUÇÕES EM GESTÃO E TECNOLOGIA DA INFORMAÇÃO LTDA</text:p>
          </table:table-cell>
          <table:table-cell table:style-name="ce3" office:value-type="string" calcext:value-type="string">
            <text:p>JOÃO LUIZ KORNELY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2; AD-05; AN-01; CO-04; PL-02</text:p>
          </table:table-cell>
          <table:table-cell table:style-name="ce3" office:value-type="string" calcext:value-type="string">
            <text:p>AP-03; GI-06; PD-01; SO-05; UT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85-8</text:p>
          </table:table-cell>
          <table:table-cell table:style-name="ce3" office:value-type="string" calcext:value-type="string">
            <text:p>ANDES</text:p>
          </table:table-cell>
          <table:table-cell table:style-name="ce3" office:value-type="string" calcext:value-type="string">
            <text:p>BR EST BRASIL SERVICOS DIGITAIS LTDA</text:p>
          </table:table-cell>
          <table:table-cell table:style-name="ce3" office:value-type="string" calcext:value-type="string">
            <text:p>EDGARD LEITE DE CAMARGO JUNIOR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C-04; EC-06; EC-12; FN-02; FN-03; FN-04; IF-09; SV-03</text:p>
          </table:table-cell>
          <table:table-cell table:style-name="ce3" office:value-type="string" calcext:value-type="string">
            <text:p>AP-01; AP-03; AP-04; AV-01; AV-02; FA-04; GI-06; PD-01; PD-02; PD-03; PD-04; PD-05; SM-01; TC-03; TC-04; TI-03; TI-04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86-6</text:p>
          </table:table-cell>
          <table:table-cell table:style-name="ce3" office:value-type="string" calcext:value-type="string">
            <text:p>Valoração Tecnológica Qualitativa - Fase 1</text:p>
          </table:table-cell>
          <table:table-cell table:style-name="ce3" office:value-type="string" calcext:value-type="string">
            <text:p>UNIVERSIDADE FEDERAL DE SANTA MARIA</text:p>
          </table:table-cell>
          <table:table-cell table:style-name="ce3" office:value-type="string" calcext:value-type="string">
            <text:p>ALENCAR MACHADO; JOSÉ GILBERTO MOLINA DA SILVA; JULIO CEZAR MAIRESSE SILUK; LAUREN PERES LORENZONI; TIAGO BANDEIRA MARCHESAN</text:p>
          </table:table-cell>
          <table:table-cell table:style-name="ce3" office:value-type="string" calcext:value-type="string">
            <text:p>HTML; JAVA; OUTROS</text:p>
          </table:table-cell>
          <table:table-cell table:style-name="ce3" office:value-type="string" calcext:value-type="string">
            <text:p>AD-01; AD-05; AD-10; EC-07</text:p>
          </table:table-cell>
          <table:table-cell table:style-name="ce3" office:value-type="string" calcext:value-type="string">
            <text:p>AP-01; AP-02; FA-01; GI-01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87-4</text:p>
          </table:table-cell>
          <table:table-cell table:style-name="ce3" office:value-type="string" calcext:value-type="string">
            <text:p>Sistema de Gestão de Governança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88-2</text:p>
          </table:table-cell>
          <table:table-cell table:style-name="ce3" office:value-type="string" calcext:value-type="string">
            <text:p>DEDIG - Desafios Educacionais Digitais</text:p>
          </table:table-cell>
          <table:table-cell table:style-name="ce3" office:value-type="string" calcext:value-type="string">
            <text:p>DEDIG - EDITORA E DESENVOLVEDORA DE CONTEUDO EDUCACIONAL LTDA</text:p>
          </table:table-cell>
          <table:table-cell table:style-name="ce3" office:value-type="string" calcext:value-type="string">
            <text:p>RUBENS BRITO DE MACEDO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ED-01; ED-06</text:p>
          </table:table-cell>
          <table:table-cell table:style-name="ce3" office:value-type="string" calcext:value-type="string">
            <text:p>AP-01; ET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90-4</text:p>
          </table:table-cell>
          <table:table-cell table:style-name="ce3" office:value-type="string" calcext:value-type="string">
            <text:p>Mksim</text:p>
          </table:table-cell>
          <table:table-cell table:style-name="ce3" office:value-type="string" calcext:value-type="string">
            <text:p>MEKATRONIK INDÚSTRIA E COMÉRCIO DE AUTOMAÇÃO LTDA.</text:p>
          </table:table-cell>
          <table:table-cell table:style-name="ce3" office:value-type="string" calcext:value-type="string">
            <text:p>GILBERTO DÊNIS DE SOUZA LEITE FILHO</text:p>
          </table:table-cell>
          <table:table-cell table:style-name="ce3" office:value-type="string" calcext:value-type="string">
            <text:p>C#; HTML</text:p>
          </table:table-cell>
          <table:table-cell table:style-name="ce3" office:value-type="string" calcext:value-type="string">
            <text:p>ED-04; ED-06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91-2</text:p>
          </table:table-cell>
          <table:table-cell table:style-name="ce3" office:value-type="string" calcext:value-type="string">
            <text:p>Lei de Responsabilidade Fiscal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MEL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DS-07; FA-01; GI-06; SO-07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92-0</text:p>
          </table:table-cell>
          <table:table-cell table:style-name="ce3" office:value-type="string" calcext:value-type="string">
            <text:p>Pressure While Drilling Analyzer - PWDa</text:p>
          </table:table-cell>
          <table:table-cell table:style-name="ce3" office:value-type="string" calcext:value-type="string">
            <text:p>PETRÓLEO BRASILEIRO S.A. - PETROBRAS</text:p>
          </table:table-cell>
          <table:table-cell table:style-name="ce3" office:value-type="string" calcext:value-type="string">
            <text:p>ANDRE LEINSOHN MARTINS; CRISTIANO ÉDIO DANNENHAUER; GABRIEL MAICON MARCILIO; GLEBER TACIO TEIXEIRA; KARINA FASOLIN; RONI ABENSUR GANDELMAN</text:p>
          </table:table-cell>
          <table:table-cell table:style-name="ce3" office:value-type="string" calcext:value-type="string">
            <text:p>C++; PYTHON</text:p>
          </table:table-cell>
          <table:table-cell table:style-name="ce3" office:value-type="string" calcext:value-type="string">
            <text:p>EN-02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93-9</text:p>
          </table:table-cell>
          <table:table-cell table:style-name="ce3" office:value-type="string" calcext:value-type="string">
            <text:p>Sistema de Controle de Link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V-02; CD-05; FA-01; GI-01; GI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94-7</text:p>
          </table:table-cell>
          <table:table-cell table:style-name="ce3" office:value-type="string" calcext:value-type="string">
            <text:p>Sistema Gerenciamento Vapt-Vupt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MEL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FA-01; GI-06; SO-07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95-5</text:p>
          </table:table-cell>
          <table:table-cell table:style-name="ce3" office:value-type="string" calcext:value-type="string">
            <text:p>GEDAI.BRCTOTAL</text:p>
          </table:table-cell>
          <table:table-cell table:style-name="ce3" office:value-type="string" calcext:value-type="string">
            <text:p>BRC SOLUÇÕES EM GESTÃO E TECNOLOGIA DA INFORMAÇÃO LTDA</text:p>
          </table:table-cell>
          <table:table-cell table:style-name="ce3" office:value-type="string" calcext:value-type="string">
            <text:p>JOÃO LUIZ KORNELY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5; CO-04; FN-01; FN-04; FN-05</text:p>
          </table:table-cell>
          <table:table-cell table:style-name="ce3" office:value-type="string" calcext:value-type="string">
            <text:p>AP-01; AT-06; GI-01; IA-02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96-3</text:p>
          </table:table-cell>
          <table:table-cell table:style-name="ce3" office:value-type="string" calcext:value-type="string">
            <text:p>VIP - CALLCENTER</text:p>
          </table:table-cell>
          <table:table-cell table:style-name="ce3" office:value-type="string" calcext:value-type="string">
            <text:p>VCOM SOLUÇÕES INTELIGENTES EM TELECOM EIRELI</text:p>
          </table:table-cell>
          <table:table-cell table:style-name="ce3" office:value-type="string" calcext:value-type="string">
            <text:p>JEFFERSON ALVES REIS; SALOMÃO SILVA DOS SANTOS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AD-05; AD-07; SV-01; TC-02; TC-03; TC-04</text:p>
          </table:table-cell>
          <table:table-cell table:style-name="ce3" office:value-type="string" calcext:value-type="string">
            <text:p>CD-04; CT-01; FA-02; FA-03; FA-04; GI-01; GI-04; GI-06; GI-07; PD-01; PD-02; PD-03; PD-04; PD-05; SO-05; SO-06; UT-02; UT-03; UT-06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97-1</text:p>
          </table:table-cell>
          <table:table-cell table:style-name="ce3" office:value-type="string" calcext:value-type="string">
            <text:p>Exame Médico Periódico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SD-01</text:p>
          </table:table-cell>
          <table:table-cell table:style-name="ce3" office:value-type="string" calcext:value-type="string">
            <text:p>AP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98-0</text:p>
          </table:table-cell>
          <table:table-cell table:style-name="ce3" office:value-type="string" calcext:value-type="string">
            <text:p>Impactcom</text:p>
          </table:table-cell>
          <table:table-cell table:style-name="ce3" office:value-type="string" calcext:value-type="string">
            <text:p>MGOV BRASIL CONSULT EM GESTAO DE POLITICAS PUBLICAS LTDA EPP</text:p>
          </table:table-cell>
          <table:table-cell table:style-name="ce3" office:value-type="string" calcext:value-type="string">
            <text:p>GUILHERME FINKELFARB LICHAND; MARCOS FELIPE MENDES LOPES; RAFAEL ZOELLNER VIVOLO</text:p>
          </table:table-cell>
          <table:table-cell table:style-name="ce3" office:value-type="string" calcext:value-type="string">
            <text:p>HTML; JAVA SCRIPT; MYSQL; NODEJS; OUTROS</text:p>
          </table:table-cell>
          <table:table-cell table:style-name="ce3" office:value-type="string" calcext:value-type="string">
            <text:p>AD-02; AD-04; AN-02; CO-02; CO-04; EC-04; EC-13; ED-01; ED-03; ED-04; ED-06; FN-05; IF-01; IF-02; IF-07; IN-02; PR-01; PR-03; PS-01; PS-02</text:p>
          </table:table-cell>
          <table:table-cell table:style-name="ce3" office:value-type="string" calcext:value-type="string">
            <text:p>AV-01; GI-01; GI-02; GI-04; IA-01; SO-04; SO-05; TC-01; 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99-8</text:p>
          </table:table-cell>
          <table:table-cell table:style-name="ce3" office:value-type="string" calcext:value-type="string">
            <text:p>Sistema de Frequência - controle de banco de hora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3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00-5</text:p>
          </table:table-cell>
          <table:table-cell table:style-name="ce3" office:value-type="string" calcext:value-type="string">
            <text:p>Sistema Gerenciador de Conteúdo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SANDRO CANDIDO DE OLIVEIR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2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01-3</text:p>
          </table:table-cell>
          <table:table-cell table:style-name="ce3" office:value-type="string" calcext:value-type="string">
            <text:p>Sistema Penha</text:p>
          </table:table-cell>
          <table:table-cell table:style-name="ce3" office:value-type="string" calcext:value-type="string">
            <text:p>UNIVERSIDADE FEDERAL DOS VALES DO JEQUITINHONHA E MUCURI</text:p>
          </table:table-cell>
          <table:table-cell table:style-name="ce3" office:value-type="string" calcext:value-type="string">
            <text:p>CAMILA OLIVEIRA ALVINHÃO; GIOVANNINI VICTOR BARBOSA OLIVEIRA; JUAN PEDRO BRETAS ROA; LUIS HENRIQUE SILVA RODRIGUES</text:p>
          </table:table-cell>
          <table:table-cell table:style-name="ce3" office:value-type="string" calcext:value-type="string">
            <text:p>CSS; HTML; PHP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9"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02-1</text:p>
          </table:table-cell>
          <table:table-cell table:style-name="ce3" office:value-type="string" calcext:value-type="string">
            <text:p>Conforto MAIS</text:p>
          </table:table-cell>
          <table:table-cell table:style-name="ce3" office:value-type="string" calcext:value-type="string">
            <text:p>UNIVERSIDADE FEDERAL DOS VALES DO JEQUITINHONHA E MUCURI</text:p>
          </table:table-cell>
          <table:table-cell table:style-name="ce3" office:value-type="string" calcext:value-type="string">
            <text:p>ALCINO DE OLIVEIRA COSTA NETO; DJALMA THEODORO DA SILVA; IARA FERREIRA DE REZENDE COST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C-01; CC-02; CC-06</text:p>
          </table:table-cell>
          <table:table-cell table:style-name="ce3" office:value-type="string" calcext:value-type="string">
            <text:p>AV-01; FA-01; IA-01; 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04-8</text:p>
          </table:table-cell>
          <table:table-cell table:style-name="ce3" office:value-type="string" calcext:value-type="string">
            <text:p>Sistema de Acompanhamento de Licença do Servidor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SD-01</text:p>
          </table:table-cell>
          <table:table-cell table:style-name="ce3" office:value-type="string" calcext:value-type="string">
            <text:p>AP-03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05-6</text:p>
          </table:table-cell>
          <table:table-cell table:style-name="ce3" office:value-type="string" calcext:value-type="string">
            <text:p>Sistema de Atendimento a Chamado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FA-01; GI-01; GI-06; SO-07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06-4</text:p>
          </table:table-cell>
          <table:table-cell table:style-name="ce3" office:value-type="string" calcext:value-type="string">
            <text:p>IPT ProCal</text:p>
          </table:table-cell>
          <table:table-cell table:style-name="ce3" office:value-type="string" calcext:value-type="string">
            <text:p>IPT INSTITUTO DE PESQUISAS TECNOLÓGICAS DO EST.S.PAULO S/A</text:p>
          </table:table-cell>
          <table:table-cell table:style-name="ce3" office:value-type="string" calcext:value-type="string">
            <text:p>ARTUR AUGUSTO MARTINS; DIEGO JORIRO NAZARRE</text:p>
          </table:table-cell>
          <table:table-cell table:style-name="ce3" office:value-type="string" calcext:value-type="string">
            <text:p>JAVA SCRIPT; PYTHON</text:p>
          </table:table-cell>
          <table:table-cell table:style-name="ce3" office:value-type="string" calcext:value-type="string">
            <text:p>AD-01; AD-06; FQ-04; MT-06</text:p>
          </table:table-cell>
          <table:table-cell table:style-name="ce3" office:value-type="string" calcext:value-type="string">
            <text:p>AP-01; AP-02; AP-03; AP-04; AV-01; DS-07; FA-01; FA-04; GI-01; GI-02; GI-04; SO-02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07-2</text:p>
          </table:table-cell>
          <table:table-cell table:style-name="ce3" office:value-type="string" calcext:value-type="string">
            <text:p>Sistema de Patrimônio Móvel e Imóvel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3; AP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08-0</text:p>
          </table:table-cell>
          <table:table-cell table:style-name="ce3" office:value-type="string" calcext:value-type="string">
            <text:p>Sistema de Gestão de Materia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LEONARDO RODRIGUES DE PAUL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3; AP-04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09-9</text:p>
          </table:table-cell>
          <table:table-cell table:style-name="ce3" office:value-type="string" calcext:value-type="string">
            <text:p>Sistema de Recadastramento de Servidores Ativo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3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10-2</text:p>
          </table:table-cell>
          <table:table-cell table:style-name="ce3" office:value-type="string" calcext:value-type="string">
            <text:p>Sistema de Gerenciamento de Riscos Ambientai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TB-04</text:p>
          </table:table-cell>
          <table:table-cell table:style-name="ce3" office:value-type="string" calcext:value-type="string">
            <text:p>AP-0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11-0</text:p>
          </table:table-cell>
          <table:table-cell table:style-name="ce3" office:value-type="string" calcext:value-type="string">
            <text:p>Sistema de Honorários Dativa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MÁRIO RUBENS DA MAIA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; AP-03; AT-04; AT-06; FA-01; GI-01; GI-06; U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12-9</text:p>
          </table:table-cell>
          <table:table-cell table:style-name="ce3" office:value-type="string" calcext:value-type="string">
            <text:p>Sistema de Planejamento e Monitoramento do Plano Plurianual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2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13-7</text:p>
          </table:table-cell>
          <table:table-cell table:style-name="ce3" office:value-type="string" calcext:value-type="string">
            <text:p>COMPRASNET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14-5</text:p>
          </table:table-cell>
          <table:table-cell table:style-name="ce3" office:value-type="string" calcext:value-type="string">
            <text:p>Sistema de Solicitação de Diária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FA-01; GI-06; SO-07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15-3</text:p>
          </table:table-cell>
          <table:table-cell table:style-name="ce3" office:value-type="string" calcext:value-type="string">
            <text:p>Plant Map</text:p>
          </table:table-cell>
          <table:table-cell table:style-name="ce3" office:value-type="string" calcext:value-type="string">
            <text:p>FUNDAÇÃO UNIVERSIDADE FEDERAL DO TOCANTINS</text:p>
          </table:table-cell>
          <table:table-cell table:style-name="ce3" office:value-type="string" calcext:value-type="string">
            <text:p>DANILO OLIVEIRA DE QUEIROZ; RENATO TORRES PINHEIRO</text:p>
          </table:table-cell>
          <table:table-cell table:style-name="ce3" office:value-type="string" calcext:value-type="string">
            <text:p>CSS; HTML; JAVA SCRIPT; JSON</text:p>
          </table:table-cell>
          <table:table-cell table:style-name="ce3" office:value-type="string" calcext:value-type="string">
            <text:p>BT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5"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16-1</text:p>
          </table:table-cell>
          <table:table-cell table:style-name="ce3" office:value-type="string" calcext:value-type="string">
            <text:p>GeNe</text:p>
          </table:table-cell>
          <table:table-cell table:number-columns-repeated="2" table:style-name="ce3" office:value-type="string" calcext:value-type="string">
            <text:p>CÍCERO EDUARDO DE SOUSA WALTER; DANIEL LEITE VIANA COSTA; FÁBIO LUIZ ALMEIDA ROLIM; HUMBÉRILA DA COSTA E SILVA MELO; MARINA BEZERRA DA SILVA; RAILMA RODRIGUES DOS SANTOS; ROBSON ALMEIDA BORGES DE FREITAS; SEBASTIÃO PEREIRA DO NASCIMENTO</text:p>
          </table:table-cell>
          <table:table-cell table:style-name="ce3" office:value-type="string" calcext:value-type="string">
            <text:p>EXCEL</text:p>
          </table:table-cell>
          <table:table-cell table:style-name="ce3" office:value-type="string" calcext:value-type="string">
            <text:p>AD-05; EC-14</text:p>
          </table:table-cell>
          <table:table-cell table:style-name="ce3" office:value-type="string" calcext:value-type="string">
            <text:p>FA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17-0</text:p>
          </table:table-cell>
          <table:table-cell table:style-name="ce3" office:value-type="string" calcext:value-type="string">
            <text:p>Sistema Simplificado de Seleção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2; AP-03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18-8</text:p>
          </table:table-cell>
          <table:table-cell table:style-name="ce3" office:value-type="string" calcext:value-type="string">
            <text:p>CPqD3623 - CPqD Billing - Cliente Primesys Claro - V.7.42.0.27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RODRIGO JORGE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4</text:p>
          </table:table-cell>
          <table:table-cell table:style-name="ce3" office:value-type="string" calcext:value-type="string">
            <text:p>AP-01; AP-05; AT-01; AT-06; PD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5"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19-6</text:p>
          </table:table-cell>
          <table:table-cell table:style-name="ce3" office:value-type="string" calcext:value-type="string">
            <text:p>Gerador de apostas lotéricas</text:p>
          </table:table-cell>
          <table:table-cell table:number-columns-repeated="2" table:style-name="ce3" office:value-type="string" calcext:value-type="string">
            <text:p>CÍCERO EDUARDO DE SOUSA WALTER; DANIEL LEITE VIANA COSTA; FÁBIO LUIZ ALMEIDA ROLIM; HUMBÉRILA DA COSTA E SILVA MELO; MARINA BEZERRA DA SILVA; RAILMA RODRIGUES DOS SANTOS; ROBSON ALMEIDA BORGES DE FREITAS; SEBASTIÃO PEREIRA DO NASCIMENT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FN-05; IF-10</text:p>
          </table:table-cell>
          <table:table-cell table:style-name="ce3" office:value-type="string" calcext:value-type="string">
            <text:p>ET-04; FA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9"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20-0</text:p>
          </table:table-cell>
          <table:table-cell table:style-name="ce3" office:value-type="string" calcext:value-type="string">
            <text:p>CPqD3624 - CPqD TEM - Release - V.4.8.0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RODRIGO JORGE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AP-01; AP-03; AP-04; AV-02; FA-04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21-8</text:p>
          </table:table-cell>
          <table:table-cell table:style-name="ce3" office:value-type="string" calcext:value-type="string">
            <text:p>Sistema de Gestão de Competência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2; AV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5"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22-6</text:p>
          </table:table-cell>
          <table:table-cell table:style-name="ce3" office:value-type="string" calcext:value-type="string">
            <text:p>StockV3</text:p>
          </table:table-cell>
          <table:table-cell table:number-columns-repeated="2" table:style-name="ce3" office:value-type="string" calcext:value-type="string">
            <text:p>CÍCERO EDUARDO DE SOUSA WALTER; DANIEL LEITE VIANA COSTA; FÁBIO LUIZ ALMEIDA ROLIM; HUMBÉRILA DA COSTA E SILVA MELO; MARINA BEZERRA DA SILVA; RAILMA RODRIGUES DOS SANTOS; ROBSON ALMEIDA BORGES DE FREITAS; SEBASTIÃO PEREIRA DO NASCIMENTO</text:p>
          </table:table-cell>
          <table:table-cell table:style-name="ce3" office:value-type="string" calcext:value-type="string">
            <text:p>JAVA SCRIPT; PHP; SQL</text:p>
          </table:table-cell>
          <table:table-cell table:style-name="ce3" office:value-type="string" calcext:value-type="string">
            <text:p>AD-08</text:p>
          </table:table-cell>
          <table:table-cell table:style-name="ce3" office:value-type="string" calcext:value-type="string">
            <text:p>AP-03; AT-01; FA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23-4</text:p>
          </table:table-cell>
          <table:table-cell table:style-name="ce3" office:value-type="string" calcext:value-type="string">
            <text:p>Sistema de Frequência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VICENTE PAULO LUIZ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3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24-2</text:p>
          </table:table-cell>
          <table:table-cell table:style-name="ce3" office:value-type="string" calcext:value-type="string">
            <text:p>Sistema de Gestão de Contrato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FA-01; GI-06; SO-07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25-0</text:p>
          </table:table-cell>
          <table:table-cell table:style-name="ce3" office:value-type="string" calcext:value-type="string">
            <text:p>CPqD3627 - CPqD Plant Management - V.8.54.502.0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JANE ELLEN MORALES; LINCOLN RODRIGO SIL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2; TC-03; TC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26-9</text:p>
          </table:table-cell>
          <table:table-cell table:style-name="ce3" office:value-type="string" calcext:value-type="string">
            <text:p>Vapt Vupt Digital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LEONARDO RODRIGUES DE PAUL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UT-01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27-7</text:p>
          </table:table-cell>
          <table:table-cell table:style-name="ce3" office:value-type="string" calcext:value-type="string">
            <text:p>CPqD3628 - CDK - CPqD Development Kit - V.11.56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JANE ELLEN MORALES; LINCOLN RODRIGO SIL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DS-01; DS-02; GI-03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28-5</text:p>
          </table:table-cell>
          <table:table-cell table:style-name="ce3" office:value-type="string" calcext:value-type="string">
            <text:p>RASTRO - SISTEMA DE GESTÃO E RASTREABILIDADE DE MATERIAIS ESTERILIZADOS</text:p>
          </table:table-cell>
          <table:table-cell table:number-columns-repeated="2" table:style-name="ce3" office:value-type="string" calcext:value-type="string">
            <text:p>ANDERSON DE ABREU SILVA</text:p>
          </table:table-cell>
          <table:table-cell table:style-name="ce3" office:value-type="string" calcext:value-type="string">
            <text:p>PL / SQL</text:p>
          </table:table-cell>
          <table:table-cell table:style-name="ce3" office:value-type="string" calcext:value-type="string">
            <text:p>SD-02</text:p>
          </table:table-cell>
          <table:table-cell table:style-name="ce3" office:value-type="string" calcext:value-type="string">
            <text:p>GI-01; SO-07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29-3</text:p>
          </table:table-cell>
          <table:table-cell table:style-name="ce3" office:value-type="string" calcext:value-type="string">
            <text:p>CPqD3633 - Bloco Lógico de Circuito Verificador de CRC - V.02.00.0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DIEGO BRITO DE CARVALHO; FERNANDO RIBEIRO; ÉRICO NUNES FERREIRA BASTOS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N-05</text:p>
          </table:table-cell>
          <table:table-cell table:style-name="ce3" office:value-type="string" calcext:value-type="string">
            <text:p>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30-7</text:p>
          </table:table-cell>
          <table:table-cell table:style-name="ce3" office:value-type="string" calcext:value-type="string">
            <text:p>CPqD3634 - Bloco Lógico de Circuito SPI Mestre - V.02.00.0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DIEGO BRITO DE CARVALHO; FERNANDO RIBEIRO; ÉRICO NUNES FERREIRA BASTOS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N-05</text:p>
          </table:table-cell>
          <table:table-cell table:style-name="ce3" office:value-type="string" calcext:value-type="string">
            <text:p>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31-5</text:p>
          </table:table-cell>
          <table:table-cell table:style-name="ce3" office:value-type="string" calcext:value-type="string">
            <text:p>CPqD3635 - Bloco Lógico de Circuito de Transmissão de Dados Serial - V.01.00.0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DIEGO BRITO DE CARVALHO; FERNANDO RIBEIRO; ÉRICO NUNES FERREIRA BASTOS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N-05</text:p>
          </table:table-cell>
          <table:table-cell table:style-name="ce3" office:value-type="string" calcext:value-type="string">
            <text:p>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32-3</text:p>
          </table:table-cell>
          <table:table-cell table:style-name="ce3" office:value-type="string" calcext:value-type="string">
            <text:p>CPqD3636 - Bloco Lógico de Circuito de Recepção de Dados Serial - V.01.00.0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DIEGO BRITO DE CARVALHO; FERNANDO RIBEIRO; ÉRICO NUNES FERREIRA BASTOS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N-05</text:p>
          </table:table-cell>
          <table:table-cell table:style-name="ce3" office:value-type="string" calcext:value-type="string">
            <text:p>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33-1</text:p>
          </table:table-cell>
          <table:table-cell table:style-name="ce3" office:value-type="string" calcext:value-type="string">
            <text:p>CPqD3638 - Módulo de Serviço Virtualizado de Tradução de Endereço de Rede da Plataforma vCPE - NetworkAddressTranslation46 - V.0.1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ERIC BAUM; FRANCISCO ANGELO CABELO; MARCELO RIBEIRO NASCIMENTO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T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25"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34-0</text:p>
          </table:table-cell>
          <table:table-cell table:style-name="ce3" office:value-type="string" calcext:value-type="string">
            <text:p>CardapioCapau</text:p>
          </table:table-cell>
          <table:table-cell table:number-columns-repeated="2" table:style-name="ce3" office:value-type="string" calcext:value-type="string">
            <text:p>CÍCERO EDUARDO DE SOUSA WALTER; DANIEL LEITE VIANA COSTA; FÁBIO LUIZ ALMEIDA ROLIM; HUMBÉRILA DA COSTA E SILVA MELO; MARINA BEZERRA DA SILVA; RAILMA RODRIGUES DOS SANTOS; ROBSON ALMEIDA BORGES DE FREITAS; SEBASTIÃO PEREIRA DO NASCIMENT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V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8"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35-8</text:p>
          </table:table-cell>
          <table:table-cell table:style-name="ce3" office:value-type="string" calcext:value-type="string">
            <text:p>CPqD3639 - Módulo de Aceleração de Tráfego para o Projeto vCPE - Traffic-Forwarder - V0.3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DOUGLAS SALLES VIROEL; ERIC BAUM; FRANCISCO ANGELO CABELO; MARCELO RIBEIRO NASCIMENTO; RAUL NEGREIROS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T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1"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36-6</text:p>
          </table:table-cell>
          <table:table-cell table:style-name="ce3" office:value-type="string" calcext:value-type="string">
            <text:p>Arebo</text:p>
          </table:table-cell>
          <table:table-cell table:style-name="ce3" office:value-type="string" calcext:value-type="string">
            <text:p>FUNDAÇÃO UNIVERSIDADE DO AMAZONAS</text:p>
          </table:table-cell>
          <table:table-cell table:style-name="ce3" office:value-type="string" calcext:value-type="string">
            <text:p>CARLLA VICNA DOS REIS; DEANGELLY COITINHO FIGUEIREDO; EDUARDO JAMES PEREIRA SOUTO; HENRIQUE CARDOSO BARREIROS; ISADORA SANTARÉM DE QUEIRO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37-4</text:p>
          </table:table-cell>
          <table:table-cell table:style-name="ce3" office:value-type="string" calcext:value-type="string">
            <text:p>CPqD3640 - Módulo de Interface de Controle do Serviço DHCP para o Projeto vCPE - DHCPManagementDaemon - V0.1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DOUGLAS SALLES VIROEL; ERIC BAUM; FRANCISCO ANGELO CABELO; MARCELO RIBEIRO NASCIMENTO; RAUL NEGREIRO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SO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5"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38-2</text:p>
          </table:table-cell>
          <table:table-cell table:style-name="ce3" office:value-type="string" calcext:value-type="string">
            <text:p>Arfy</text:p>
          </table:table-cell>
          <table:table-cell table:style-name="ce3" office:value-type="string" calcext:value-type="string">
            <text:p>FUNDAÇÃO UNIVERSIDADE DO AMAZONAS</text:p>
          </table:table-cell>
          <table:table-cell table:style-name="ce3" office:value-type="string" calcext:value-type="string">
            <text:p>EDUARDO JAMES PEREIRA SOUTO; FELIPE SANTOS DA SILVA; IVO ALUÍZIO STINGHEN FILHO; URIEL GUIMARÃES BICHARRA; VINICIUS DE MEDEIROS HERNANDES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E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1"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39-0</text:p>
          </table:table-cell>
          <table:table-cell table:style-name="ce3" office:value-type="string" calcext:value-type="string">
            <text:p>Coolmida</text:p>
          </table:table-cell>
          <table:table-cell table:style-name="ce3" office:value-type="string" calcext:value-type="string">
            <text:p>FUNDAÇÃO UNIVERSIDADE DO AMAZONAS</text:p>
          </table:table-cell>
          <table:table-cell table:style-name="ce3" office:value-type="string" calcext:value-type="string">
            <text:p>EDUARDO JAMES PEREIRA SOUTO; IVO MACHADO DE SOUZA; JULIANA CASTRO DA SILVA; RUAN GABRIEL GATO BARROS; VICTOR FREITAS VASCONCELOS; YAN MATHEUS GONÇALVES FONTÃO</text:p>
          </table:table-cell>
          <table:table-cell table:style-name="ce3" office:value-type="string" calcext:value-type="string">
            <text:p>JAVA SCRIPT; PYTHON</text:p>
          </table:table-cell>
          <table:table-cell table:style-name="ce3" office:value-type="string" calcext:value-type="string">
            <text:p>IF-09; SD-01</text:p>
          </table:table-cell>
          <table:table-cell table:style-name="ce3" office:value-type="string" calcext:value-type="string">
            <text:p>IA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2"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40-4</text:p>
          </table:table-cell>
          <table:table-cell table:style-name="ce3" office:value-type="string" calcext:value-type="string">
            <text:p>JobSeeker</text:p>
          </table:table-cell>
          <table:table-cell table:style-name="ce3" office:value-type="string" calcext:value-type="string">
            <text:p>FUNDAÇÃO UNIVERSIDADE DO AMAZONAS</text:p>
          </table:table-cell>
          <table:table-cell table:style-name="ce3" office:value-type="string" calcext:value-type="string">
            <text:p>ANDRÉ LUIZ PASSOS VIEIRA; EDUARDO JAMES PEREIRA SOUTO; JONATAS RODRIGUES REIS; MÁRCIO ANGELIM DA FROTA JÚNIOR; YAGO LOPES MARTIN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7; IF-10; TB-01; TB-03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2"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41-2</text:p>
          </table:table-cell>
          <table:table-cell table:style-name="ce3" office:value-type="string" calcext:value-type="string">
            <text:p>PetHouztel</text:p>
          </table:table-cell>
          <table:table-cell table:style-name="ce3" office:value-type="string" calcext:value-type="string">
            <text:p>FUNDAÇÃO UNIVERSIDADE DO AMAZONAS</text:p>
          </table:table-cell>
          <table:table-cell table:style-name="ce3" office:value-type="string" calcext:value-type="string">
            <text:p>BRUNO MATTHAUS MAIA SOUTO ORLANDO; CARLOS ALEXANDRE LIMA DE SOUZA; DAVI KALLEBE MOTTA DA SILVA; EDUARDO JAMES PEREIRA SOUTO; TAYNAH MARCELE ALMEIDA DOS SANTOS</text:p>
          </table:table-cell>
          <table:table-cell table:style-name="ce3" office:value-type="string" calcext:value-type="string">
            <text:p>JAVA; JAVA SCRIPT</text:p>
          </table:table-cell>
          <table:table-cell table:style-name="ce3" office:value-type="string" calcext:value-type="string">
            <text:p>IF-02; IN-02; SV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2"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42-0</text:p>
          </table:table-cell>
          <table:table-cell table:style-name="ce3" office:value-type="string" calcext:value-type="string">
            <text:p>Price Ranger</text:p>
          </table:table-cell>
          <table:table-cell table:style-name="ce3" office:value-type="string" calcext:value-type="string">
            <text:p>FUNDAÇÃO UNIVERSIDADE DO AMAZONAS</text:p>
          </table:table-cell>
          <table:table-cell table:style-name="ce3" office:value-type="string" calcext:value-type="string">
            <text:p>EDUARDO JAMES PEREIRA SOUTO; GABRIEL PEREIRA DA COSTA; MIKAEL SOUZA SILVA; RÚBEN JOZAFÁ SILVA BELÉM; TIMÓTEO FONSECA SANTOS</text:p>
          </table:table-cell>
          <table:table-cell table:style-name="ce3" office:value-type="string" calcext:value-type="string">
            <text:p>HTML; JAVA SCRIPT; OUTROS; PHP; PYTHON</text:p>
          </table:table-cell>
          <table:table-cell table:style-name="ce3" office:value-type="string" calcext:value-type="string">
            <text:p>EC-14; IF-01; IF-10; SV-03</text:p>
          </table:table-cell>
          <table:table-cell table:style-name="ce3" office:value-type="string" calcext:value-type="string">
            <text:p>AP-01; IA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2"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43-9</text:p>
          </table:table-cell>
          <table:table-cell table:style-name="ce3" office:value-type="string" calcext:value-type="string">
            <text:p>Quanto Tá?</text:p>
          </table:table-cell>
          <table:table-cell table:style-name="ce3" office:value-type="string" calcext:value-type="string">
            <text:p>FUNDAÇÃO UNIVERSIDADE DO AMAZONAS</text:p>
          </table:table-cell>
          <table:table-cell table:style-name="ce3" office:value-type="string" calcext:value-type="string">
            <text:p>AFONSO DOS SANTOS GOMES; EDUARDO JAMES PEREIRA SOUTO; PEDRO HENRIQUE DOS SANTOS IUNES; REBECA NUNES RODRIGUES; THIAGO LOPES COSTA; THIAGO MORAES ROCHA</text:p>
          </table:table-cell>
          <table:table-cell table:style-name="ce3" office:value-type="string" calcext:value-type="string">
            <text:p>JAVA; XML</text:p>
          </table:table-cell>
          <table:table-cell table:style-name="ce3" office:value-type="string" calcext:value-type="string">
            <text:p>EC-03; IF-07; IF-10</text:p>
          </table:table-cell>
          <table:table-cell table:style-name="ce3" office:value-type="string" calcext:value-type="string">
            <text:p>AP-01; IA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23"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44-7</text:p>
          </table:table-cell>
          <table:table-cell table:style-name="ce3" office:value-type="string" calcext:value-type="string">
            <text:p>Rentouse</text:p>
          </table:table-cell>
          <table:table-cell table:style-name="ce3" office:value-type="string" calcext:value-type="string">
            <text:p>FUNDAÇÃO UNIVERSIDADE DO AMAZONAS</text:p>
          </table:table-cell>
          <table:table-cell table:style-name="ce3" office:value-type="string" calcext:value-type="string">
            <text:p>ANDRÉ LUCAS NÓBREGA DA SILVA; CLARICE MELO DE FREITAS COSTA; EDUARDO JAMES PEREIRA SOUTO; EDWIN JUAN LOPES BARBOZA MONTEIRO; MICAEL LEVI LIMA CAVALCANTE; WAGNER LUCAS SERAFIM MENDES RAMOS</text:p>
          </table:table-cell>
          <table:table-cell table:style-name="ce3" office:value-type="string" calcext:value-type="string">
            <text:p>JAVA; XML</text:p>
          </table:table-cell>
          <table:table-cell table:style-name="ce3" office:value-type="string" calcext:value-type="string">
            <text:p>AH-05; CO-04; HB-01; IF-07; IN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2"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46-3</text:p>
          </table:table-cell>
          <table:table-cell table:style-name="ce3" office:value-type="string" calcext:value-type="string">
            <text:p>CIRURGIA ROBÓTICA (ANDROID)</text:p>
          </table:table-cell>
          <table:table-cell table:style-name="ce3" office:value-type="string" calcext:value-type="string">
            <text:p>ALINE SIQUEIRA MARTINS; EDGAR MARCAL DE BARROS FILHO; IPADE - INSTITUTO PARA O DESENVOLVIMENTO DA EDUCAÇÃO LTDA; RAMILLE ARAUJO LIMA</text:p>
          </table:table-cell>
          <table:table-cell table:style-name="ce3" office:value-type="string" calcext:value-type="string">
            <text:p>ALINE SIQUEIRA MARTINS; EDGAR MARCAL DE BARROS FILHO; RAMILLE ARAUJO LIM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47-1</text:p>
          </table:table-cell>
          <table:table-cell table:style-name="ce3" office:value-type="string" calcext:value-type="string">
            <text:p>CPqD3641 - Módulo de Interface de Controle do Serviço IPv6 para o Projeto vCPE - IPv6ManagementDaemon - V0.1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DOUGLAS SALLES VIROEL; ERIC BAUM; FRANCISCO ANGELO CABELO; MARCELO RIBEIRO NASCIMENTO; RAUL NEGREIRO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SO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48-0</text:p>
          </table:table-cell>
          <table:table-cell table:style-name="ce3" office:value-type="string" calcext:value-type="string">
            <text:p>CPqD3642 - Módulo de Interpretador para Pacotes de Rede com Cabeçalhos Proprietário para o Projeto vCPE - vCPEWiresharkPlugin - V0.1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DOUGLAS SALLES VIROEL; ERIC BAUM; FRANCISCO ANGELO CABELO; MARCELO RIBEIRO NASCIMENTO; RAUL NEGREIROS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LG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49-8</text:p>
          </table:table-cell>
          <table:table-cell table:style-name="ce3" office:value-type="string" calcext:value-type="string">
            <text:p>CPqD3643 - Móduto de Suporte ao Desenvolvimento de Perfil de Tráfego de Pacotes da Plataforma vCPE - DTP-SDK - V.0.1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DOUGLAS SALLES VIROEL; ERIC BAUM; FRANCISCO ANGELO CABELO; MARCELO RIBEIRO NASCIMENTO; RAUL NEGREIROS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DS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50-1</text:p>
          </table:table-cell>
          <table:table-cell table:style-name="ce3" office:value-type="string" calcext:value-type="string">
            <text:p>CPqD3644 - Aplicação Android para Gestão do Serviço Virtualizado de Controle de Acesso da Plataforma vCPE - CaptivePortalApp - V.0.1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DOUGLAS SALLES VIROEL; ERIC BAUM; FRANCISCO ANGELO CABELO; MARCELO RIBEIRO NASCIMENTO; RAUL NEGREIRO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5"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51-0</text:p>
          </table:table-cell>
          <table:table-cell table:style-name="ce3" office:value-type="string" calcext:value-type="string">
            <text:p>CPqD3646 - Microsserviço ConversationNLUCPqD - V.1.2.0</text:p>
          </table:table-cell>
          <table:table-cell table:style-name="ce3" office:value-type="string" calcext:value-type="string">
            <text:p>FUNDACAO CPQD - CENTRO DE PESQUISA E DESENVOLVIMENTO EM TELECOMUNICACOES; PGA SOLUÇÕES EM TECNOLOGIA DA INFORMAÇÃO LTDA.</text:p>
          </table:table-cell>
          <table:table-cell table:style-name="ce3" office:value-type="string" calcext:value-type="string">
            <text:p>ANTÔNIO JUARI ALVES; FERNANDO CEZAR HERÉDIA MARINO; GUSTAVIO HENRIQUE TREVISAN SANTOS; KEVIN TOSHIHIRO UEHARA; OTÁVIO HENRIQUE VIEIRA SANCHE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AP-01; AP-03; AP-04; AV-02; FA-04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5"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52-8</text:p>
          </table:table-cell>
          <table:table-cell table:style-name="ce3" office:value-type="string" calcext:value-type="string">
            <text:p>CPqD3647 - Microsserviço Orchestrator - V.1.2.0</text:p>
          </table:table-cell>
          <table:table-cell table:style-name="ce3" office:value-type="string" calcext:value-type="string">
            <text:p>FUNDACAO CPQD - CENTRO DE PESQUISA E DESENVOLVIMENTO EM TELECOMUNICACOES; PGA SOLUÇÕES EM TECNOLOGIA DA INFORMAÇÃO LTDA.</text:p>
          </table:table-cell>
          <table:table-cell table:style-name="ce3" office:value-type="string" calcext:value-type="string">
            <text:p>ANTÔNIO JUARI ALVES; FERNANDO CEZAR HERÉDIA MARINO; GUSTAVIO HENRIQUE TREVISAN SANTOS; KEVIN TOSHIHIRO UEHARA; OTÁVIO HENRIQUE VIEIRA SANCHE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AP-01; AP-03; AP-04; AV-02; FA-04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5"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53-6</text:p>
          </table:table-cell>
          <table:table-cell table:style-name="ce3" office:value-type="string" calcext:value-type="string">
            <text:p>CPqD3648 - Microsserviço DialogController - V.1.2.0</text:p>
          </table:table-cell>
          <table:table-cell table:style-name="ce3" office:value-type="string" calcext:value-type="string">
            <text:p>FUNDACAO CPQD - CENTRO DE PESQUISA E DESENVOLVIMENTO EM TELECOMUNICACOES; PGA SOLUÇÕES EM TECNOLOGIA DA INFORMAÇÃO LTDA.</text:p>
          </table:table-cell>
          <table:table-cell table:style-name="ce3" office:value-type="string" calcext:value-type="string">
            <text:p>ANTÔNIO JUARI ALVES; FERNANDO CEZAR HERÉDIA MARINO; GUSTAVIO HENRIQUE TREVISAN SANTOS; KEVIN TOSHIHIRO UEHARA; OTÁVIO HENRIQUE VIEIRA SANCHE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AP-01; AP-03; AP-04; AV-02; FA-04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54-4</text:p>
          </table:table-cell>
          <table:table-cell table:style-name="ce3" office:value-type="string" calcext:value-type="string">
            <text:p>CPqD3656 - Software para Simulação de Amplificadores Ópticos a Fibra Dopada com Érbio - EDFA - V.1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JOÃO CARLOS SORIANO SAMPAIO JANUÁRIO; RAFAEL CARVALHO FIGUEIRED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55-2</text:p>
          </table:table-cell>
          <table:table-cell table:style-name="ce3" office:value-type="string" calcext:value-type="string">
            <text:p>CPqD3657 - Software para Simulação de Amplificadores Raman - V.1.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JOÃO CARLOS SORIANO SAMPAIO JANUÁRIO; RAFAEL CARVALHO FIGUEIRED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56-0</text:p>
          </table:table-cell>
          <table:table-cell table:style-name="ce3" office:value-type="string" calcext:value-type="string">
            <text:p>CPqD3666 - Dialog Engine - V.1.2.1</text:p>
          </table:table-cell>
          <table:table-cell table:style-name="ce3" office:value-type="string" calcext:value-type="string">
            <text:p>FUNDACAO CPQD - CENTRO DE PESQUISA E DESENVOLVIMENTO EM TELECOMUNICACOES; PGA SOLUÇÕES EM TECNOLOGIA DA INFORMAÇÃO LTDA.</text:p>
          </table:table-cell>
          <table:table-cell table:style-name="ce3" office:value-type="string" calcext:value-type="string">
            <text:p>ANDRE LUIZ VERUCCI DA CUNHA; FÁBIO BERANIZO FONTES LOP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AP-01; AP-03; AP-04; AV-02; FA-04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57-9</text:p>
          </table:table-cell>
          <table:table-cell table:style-name="ce3" office:value-type="string" calcext:value-type="string">
            <text:p>Formas de ingresso no Exército Brasileiro</text:p>
          </table:table-cell>
          <table:table-cell table:style-name="ce3" office:value-type="string" calcext:value-type="string">
            <text:p>INSTITUTO FEDERAL DE EDUCACAO, CIENCIA E TECNOLOGIA FARROUPILHA</text:p>
          </table:table-cell>
          <table:table-cell table:style-name="ce3" office:value-type="string" calcext:value-type="string">
            <text:p>RENATO XAVIER COUTINHO; SANDRO GINDRI MINUSS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2; IF-09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8"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58-7</text:p>
          </table:table-cell>
          <table:table-cell table:style-name="ce3" office:value-type="string" calcext:value-type="string">
            <text:p>DentalQuiz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ESTEVÃO TOMOMITSU KIMPARA; MARINA AMARAL; PEDRO HENRIQUE MORAES ANANIAS; THAYLA TESSA SCARABEL MACIEL</text:p>
          </table:table-cell>
          <table:table-cell table:style-name="ce3" office:value-type="string" calcext:value-type="string">
            <text:p>CSS; FRAMEWORK; HTML; JQUERY; MYSQL; PHP</text:p>
          </table:table-cell>
          <table:table-cell table:style-name="ce3" office:value-type="string" calcext:value-type="string">
            <text:p>AD-10; SD-1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4"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59-5</text:p>
          </table:table-cell>
          <table:table-cell table:style-name="ce3" office:value-type="string" calcext:value-type="string">
            <text:p>AGENDE - SISTEMA DE GERENCIAMENTO DE AGENDAMENTO</text:p>
          </table:table-cell>
          <table:table-cell table:style-name="ce3" office:value-type="string" calcext:value-type="string">
            <text:p>FUNDAÇÃO UNIVERSIDADE FEDERAL DO TOCANTINS</text:p>
          </table:table-cell>
          <table:table-cell table:style-name="ce3" office:value-type="string" calcext:value-type="string">
            <text:p>ALORRAN DE FREITAS BARBOSA; ANA PAULA ARAÚJO MARTINS ANTUNES; ANDRÉA MONTEIRO NEVES; ARY HENRIQUE MORAIS DE OLIVEIRA; BRUNO VINÍCIOS CUNHA DE SÁ; CAMILA PEREIRA DOS SANTOS; FATIMA LUZIA DA CUNHA NEVES; GLENDA MICHELE BOTELHO; KATHLEEN GONÇALVES SAMPAIO STEFANELLI</text:p>
          </table:table-cell>
          <table:table-cell table:style-name="ce3" office:value-type="string" calcext:value-type="string">
            <text:p>DJANGO; OUTROS; PYTHON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SO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8"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60-9</text:p>
          </table:table-cell>
          <table:table-cell table:style-name="ce3" office:value-type="string" calcext:value-type="string">
            <text:p>gestor soluções software de automação comercial</text:p>
          </table:table-cell>
          <table:table-cell table:style-name="ce3" office:value-type="string" calcext:value-type="string">
            <text:p>DESIGNER INFORMATICA COMERCIOSERVIÇOS E REPRESENTAÇÕES LTDA</text:p>
          </table:table-cell>
          <table:table-cell table:style-name="ce3" office:value-type="string" calcext:value-type="string">
            <text:p>DESIGNER INFORMATICA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1; AD-03; AD-05; AD-08; AD-09; AD-11; EC-04; EC-06; EC-08; EC-14; FN-05; FN-06; IF-02</text:p>
          </table:table-cell>
          <table:table-cell table:style-name="ce3" office:value-type="string" calcext:value-type="string">
            <text:p>AT-02; AT-03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61-7</text:p>
          </table:table-cell>
          <table:table-cell table:style-name="ce3" office:value-type="string" calcext:value-type="string">
            <text:p>EVO SISTEMAS</text:p>
          </table:table-cell>
          <table:table-cell table:style-name="ce3" office:value-type="string" calcext:value-type="string">
            <text:p>GR8 AUTOMACAO E SERVIÇOS LTDA; GUILHERME PORTUGAL FREIXO</text:p>
          </table:table-cell>
          <table:table-cell table:style-name="ce3" office:value-type="string" calcext:value-type="string">
            <text:p>GUILHERME PORTUGAL FREIXO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1; AD-05</text:p>
          </table:table-cell>
          <table:table-cell table:style-name="ce3" office:value-type="string" calcext:value-type="string">
            <text:p>AP-01; AT-01; AT-03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62-5</text:p>
          </table:table-cell>
          <table:table-cell table:style-name="ce3" office:value-type="string" calcext:value-type="string">
            <text:p>StarSeg Aplicativo de Gestão</text:p>
          </table:table-cell>
          <table:table-cell table:number-columns-repeated="2" table:style-name="ce3" office:value-type="string" calcext:value-type="string">
            <text:p>BERNARDO PREISSLER MOURÃO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SV-02</text:p>
          </table:table-cell>
          <table:table-cell table:style-name="ce3" office:value-type="string" calcext:value-type="string">
            <text:p>G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63-3</text:p>
          </table:table-cell>
          <table:table-cell table:style-name="ce3" office:value-type="string" calcext:value-type="string">
            <text:p>ORVALHO - APLICATIVO PARA CÁLCULO DE ÍNDICES DE CONFORTO TÉRMICO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ARILSON JOSÉ DE OLIVEIRA JÚNIOR; SILVIA REGINA LUCAS DE SOUZA</text:p>
          </table:table-cell>
          <table:table-cell table:style-name="ce3" office:value-type="string" calcext:value-type="string">
            <text:p>JAVA; XML</text:p>
          </table:table-cell>
          <table:table-cell table:style-name="ce3" office:value-type="string" calcext:value-type="string">
            <text:p>AG-02; AG-06; AG-10; FQ-07</text:p>
          </table:table-cell>
          <table:table-cell table:style-name="ce3" office:value-type="string" calcext:value-type="string">
            <text:p>AP-01; FA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501" calcext:value-type="float">
            <text:p>25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64-1</text:p>
          </table:table-cell>
          <table:table-cell table:style-name="ce3" office:value-type="string" calcext:value-type="string">
            <text:p>HomeAutomation-Controller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GUILHERME DE ALMEIDA SILVA CRESTE; JOSÉ LUIZ RYBARCZYK FILHO</text:p>
          </table:table-cell>
          <table:table-cell table:style-name="ce3" office:value-type="string" calcext:value-type="string">
            <text:p>CSS; HTML; JAVA SCRIPT; NODEJS</text:p>
          </table:table-cell>
          <table:table-cell table:style-name="ce3" office:value-type="string" calcext:value-type="string">
            <text:p>AN-01; AN-02; SD-09</text:p>
          </table:table-cell>
          <table:table-cell table:style-name="ce3" office:value-type="string" calcext:value-type="string">
            <text:p>AP-01; AP-03; AT-01; CD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65-0</text:p>
          </table:table-cell>
          <table:table-cell table:style-name="ce3" office:value-type="string" calcext:value-type="string">
            <text:p>Helical - Length</text:p>
          </table:table-cell>
          <table:table-cell table:number-columns-repeated="2" table:style-name="ce3" office:value-type="string" calcext:value-type="string">
            <text:p>CLAINER BRAVIN DONADEL; DANIELI SOARES DE OLIVEIRA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66-8</text:p>
          </table:table-cell>
          <table:table-cell table:style-name="ce3" office:value-type="string" calcext:value-type="string">
            <text:p>Perícia in loco</text:p>
          </table:table-cell>
          <table:table-cell table:style-name="ce3" office:value-type="string" calcext:value-type="string">
            <text:p>PAULO VITOR BRITO DE OLIVEIRA; PERÍCIA CIENTIFICA APLICADA LTDA; SUPER.IDEAS; WALLESON NONATO DE SOUSA FERREIRA</text:p>
          </table:table-cell>
          <table:table-cell table:style-name="ce3" office:value-type="string" calcext:value-type="string">
            <text:p>WALLESON NONATO DE SOUSA FERRREIRA</text:p>
          </table:table-cell>
          <table:table-cell table:style-name="ce3" office:value-type="string" calcext:value-type="string">
            <text:p>C#; IOS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GI-02; SO-05; SO-07; 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67-6</text:p>
          </table:table-cell>
          <table:table-cell table:style-name="ce3" office:value-type="string" calcext:value-type="string">
            <text:p>M.I.C.E. - my Image Classification Environment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ROGÉRIO GALANTE NEGRI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TC-03; TC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68-4</text:p>
          </table:table-cell>
          <table:table-cell table:style-name="ce3" office:value-type="string" calcext:value-type="string">
            <text:p>Sistema Gerenciador de Conteúdo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SANDRO CANDIDO DE OLIVEIR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69-2</text:p>
          </table:table-cell>
          <table:table-cell table:style-name="ce3" office:value-type="string" calcext:value-type="string">
            <text:p>Sistema Corporativo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DE MELO BORG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PD-04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70-6</text:p>
          </table:table-cell>
          <table:table-cell table:style-name="ce3" office:value-type="string" calcext:value-type="string">
            <text:p>Qui! Card Payment Platform</text:p>
          </table:table-cell>
          <table:table-cell table:style-name="ce3" office:value-type="string" calcext:value-type="string">
            <text:p>QUI! CARD BRASIL SOLUÇÕES DE PAGAMENTO S.A</text:p>
          </table:table-cell>
          <table:table-cell table:style-name="ce3" office:value-type="string" calcext:value-type="string">
            <text:p>DANIELE TRADII</text:p>
          </table:table-cell>
          <table:table-cell table:style-name="ce3" office:value-type="string" calcext:value-type="string">
            <text:p>CSS; HTML; JAVA; JAVA SCRIPT; OUTROS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71-4</text:p>
          </table:table-cell>
          <table:table-cell table:style-name="ce3" office:value-type="string" calcext:value-type="string">
            <text:p>Sistema Gerenciador de Conteúdo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SANDRO CANDIDO DE OLIVEIR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2; AP-0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72-2</text:p>
          </table:table-cell>
          <table:table-cell table:style-name="ce3" office:value-type="string" calcext:value-type="string">
            <text:p>Sistema Eletrônico de Protocolo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AIRGLAUCIO MACHAD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GI-01; SO-07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74-9</text:p>
          </table:table-cell>
          <table:table-cell table:style-name="ce3" office:value-type="string" calcext:value-type="string">
            <text:p>SIMULAÇÃO DE LANÇAMENTO DE CORPOS Versão 1.1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BRUNO OSORIO RODRIGUES; SAMARA INA QUEIROZ BERNARDO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ED-01; ED-02; ED-03; ED-04; ED-06; FQ-04; FQ-05; MT-05</text:p>
          </table:table-cell>
          <table:table-cell table:style-name="ce3" office:value-type="string" calcext:value-type="string">
            <text:p>AP-01; AV-01; FA-01; IA-02; SM-01; UT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3"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75-7</text:p>
          </table:table-cell>
          <table:table-cell table:style-name="ce3" office:value-type="string" calcext:value-type="string">
            <text:p>CND-UVA versão 1.0</text:p>
          </table:table-cell>
          <table:table-cell table:style-name="ce3" office:value-type="string" calcext:value-type="string">
            <text:p>EMPRESA BRASILEIRA DE PESQUISA AGROPECUÁRIA - EMBRAPA; UNIVERSIDADE ESTADUAL PAULISTA JULIO DE MESQUITA FILHO; UNIVERSIDADE FEDERAL DE SANTA MARIA; UNIVERSITÉ LAVAL</text:p>
          </table:table-cell>
          <table:table-cell table:style-name="ce3" office:value-type="string" calcext:value-type="string">
            <text:p>DANILO EDUARDO ROZANE; EDUARDO MACIEL HAITZMANN DOS SANTOS; GEORGE WELLINGTON BASTOS DE MELO; GUSTAVO BRUNETTO; LEON-ETIENNE PARENT; SERGE-ÉTIENNE PARENT; WILLIAM NATALE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G-09</text:p>
          </table:table-cell>
          <table:table-cell table:style-name="ce3" office:value-type="string" calcext:value-type="string">
            <text:p>AP-01; DS-04; FA-01; TC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6"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76-5</text:p>
          </table:table-cell>
          <table:table-cell table:style-name="ce3" office:value-type="string" calcext:value-type="string">
            <text:p>Sistema de Controle de Evento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SANDRO CANDIDO DE OLIVEIR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2; AP-03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77-3</text:p>
          </table:table-cell>
          <table:table-cell table:style-name="ce3" office:value-type="string" calcext:value-type="string">
            <text:p>Sistema de Recursos Humano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VIVIANE MACHADO DE MAGALHÃES PEREIRA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TB-02</text:p>
          </table:table-cell>
          <table:table-cell table:style-name="ce3" office:value-type="string" calcext:value-type="string">
            <text:p>AP-02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0"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78-1 Código 730 - Expedição do Certificado de Registro</text:p>
          </table:table-cell>
          <table:table-cell table:style-name="ce3" office:value-type="string" calcext:value-type="string">
            <text:p>Sistema de Gestão do Serviço de Informação ao Cidadão - eSic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DRIANA NUNES TELES XISTO; CLÓVIS MACHADO DE SOUZA FILHO; EVANDRO CARLOS DE MORAES PAES; JOSÉ AUGUSTO DA SILVA FERNANDES; MARCOS VENÍCIOS CONCEIÇÃO DE ARAÚJO; MARIA DO CARMO PEREIRA DE MELO; MASAO IIDA; ODLANIGER LOURENCO DAMACENO MONTEIRO; ROBERTO CARLOS ALVES MENDES; ROBERTO PAULO AMORAS; THEO CARLOS FLEXA RIBEIRO PIRES</text:p>
          </table:table-cell>
          <table:table-cell table:style-name="ce3" office:value-type="string" calcext:value-type="string">
            <text:p>JAVA; POSTGREE SQL</text:p>
          </table:table-cell>
          <table:table-cell table:style-name="ce3" office:value-type="string" calcext:value-type="string">
            <text:p>AD-01; IF-01; IF-02; IF-07; IF-08</text:p>
          </table:table-cell>
          <table:table-cell table:style-name="ce3" office:value-type="string" calcext:value-type="string">
            <text:p>AP-03; AP-04; GI-01; SO-05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2"/>
        </table:table-row>
        <table:table-row table:style-name="ro15"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79-0</text:p>
          </table:table-cell>
          <table:table-cell table:style-name="ce3" office:value-type="string" calcext:value-type="string">
            <text:p>APLICATIVO MOBILE DA RÁDIO UNIVERSITÁRIA UFT FM</text:p>
          </table:table-cell>
          <table:table-cell table:style-name="ce3" office:value-type="string" calcext:value-type="string">
            <text:p>FUNDAÇÃO UNIVERSIDADE FEDERAL DO TOCANTINS</text:p>
          </table:table-cell>
          <table:table-cell table:style-name="ce3" office:value-type="string" calcext:value-type="string">
            <text:p>ARY HENRIQUE MORAIS DE OLIVEIRA; FELIPE REIS MACEDO BARBOSA; KLEYSON MORAIS DE SOUSA; PAULO SÉRGIO ATAVILA JUNIOR; VALDIR ANTÔNIO DUARTE JUNIOR</text:p>
          </table:table-cell>
          <table:table-cell table:style-name="ce3" office:value-type="string" calcext:value-type="string">
            <text:p>OUTROS; SWIFT</text:p>
          </table:table-cell>
          <table:table-cell table:style-name="ce3" office:value-type="string" calcext:value-type="string">
            <text:p>CO-04</text:p>
          </table:table-cell>
          <table:table-cell table:style-name="ce3" office:value-type="string" calcext:value-type="string">
            <text:p>AP-01; E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80-3</text:p>
          </table:table-cell>
          <table:table-cell table:style-name="ce3" office:value-type="string" calcext:value-type="string">
            <text:p>SAVEWEB Sistema de administração vendas e estoque</text:p>
          </table:table-cell>
          <table:table-cell table:style-name="ce3" office:value-type="string" calcext:value-type="string">
            <text:p>ATACADÃO S.A</text:p>
          </table:table-cell>
          <table:table-cell table:style-name="ce3" office:value-type="string" calcext:value-type="string">
            <text:p>CLEODEMIR JOSE MARTIN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8; AD-10; IF-07; IF-10</text:p>
          </table:table-cell>
          <table:table-cell table:style-name="ce3" office:value-type="string" calcext:value-type="string">
            <text:p>AP-02; AP-03; AT-03; AT-06; GI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81-1</text:p>
          </table:table-cell>
          <table:table-cell table:style-name="ce3" office:value-type="string" calcext:value-type="string">
            <text:p>Software Embarcado do Gateway de Comunicação para Aplicações de Internet das Coisas Industrial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EDUARDO PACIÊNCIA GODOY; ISRAEL VIEIRA FERREIRA; JEFERSON ANDRÉ BIGHETI</text:p>
          </table:table-cell>
          <table:table-cell table:style-name="ce3" office:value-type="string" calcext:value-type="string">
            <text:p>JAVA SCRIPT; MYSQL; NODEJS</text:p>
          </table:table-cell>
          <table:table-cell table:style-name="ce3" office:value-type="string" calcext:value-type="string">
            <text:p>IN-01; IN-02; IN-03; IN-05; TC-02</text:p>
          </table:table-cell>
          <table:table-cell table:style-name="ce3" office:value-type="string" calcext:value-type="string">
            <text:p>AT-05; CD-01; CD-04; DS-04; SO-04; T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82-0</text:p>
          </table:table-cell>
          <table:table-cell table:style-name="ce3" office:value-type="string" calcext:value-type="string">
            <text:p>MONNA</text:p>
          </table:table-cell>
          <table:table-cell table:style-name="ce3" office:value-type="string" calcext:value-type="string">
            <text:p>ASSOCIAÇÃO PRÓ-ENSINO EM SANTA CRUZ DO SUL</text:p>
          </table:table-cell>
          <table:table-cell table:style-name="ce3" office:value-type="string" calcext:value-type="string">
            <text:p>ELPIDIO OSCAR BENITEZ NARA; ISMAEL CRISTOFER BAIERLE; JONES LUÍS SCHAEFER; JOÃO CARLOS FURTADO; LEANDRO PINTO FA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AD-02; AD-05; AD-06; AD-07; AD-08; AD-09; AD-10; IF-02; IF-10; IN-01; IN-02</text:p>
          </table:table-cell>
          <table:table-cell table:style-name="ce3" office:value-type="string" calcext:value-type="string">
            <text:p>AP-02; AP-03; AT-06; AV-01; AV-02; FA-01; SM-01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83-8</text:p>
          </table:table-cell>
          <table:table-cell table:style-name="ce3" office:value-type="string" calcext:value-type="string">
            <text:p>Veduíno - Dispositivo para ponto de colheita</text:p>
          </table:table-cell>
          <table:table-cell table:style-name="ce3" office:value-type="string" calcext:value-type="string">
            <text:p>INSTITUTO FEDERAL DE EDUCAÇÃO, CIÊNCIA E TECNOLOGIA DE MATO GROSSO DO SUL</text:p>
          </table:table-cell>
          <table:table-cell table:style-name="ce3" office:value-type="string" calcext:value-type="string">
            <text:p>CELSO SOARES COSTA; DIANA LIZ JIMENEZ ROLÃO; LUCAS DE SOUZA RODRIGUES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AG-01</text:p>
          </table:table-cell>
          <table:table-cell table:style-name="ce3" office:value-type="string" calcext:value-type="string">
            <text:p>LG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84-6</text:p>
          </table:table-cell>
          <table:table-cell table:style-name="ce3" office:value-type="string" calcext:value-type="string">
            <text:p>SISTEMA DE GESTÃO DE INSUMOS</text:p>
          </table:table-cell>
          <table:table-cell table:style-name="ce3" office:value-type="string" calcext:value-type="string">
            <text:p>DIEFRA ENGENHARIA E CONSULTORIA LTDA</text:p>
          </table:table-cell>
          <table:table-cell table:style-name="ce3" office:value-type="string" calcext:value-type="string">
            <text:p>FERNANDO LUIZ ROCHA LANA BELÉM</text:p>
          </table:table-cell>
          <table:table-cell table:style-name="ce3" office:value-type="string" calcext:value-type="string">
            <text:p>JAVA; MYSQL; PHP</text:p>
          </table:table-cell>
          <table:table-cell table:style-name="ce3" office:value-type="string" calcext:value-type="string">
            <text:p>AD-01; AD-08</text:p>
          </table:table-cell>
          <table:table-cell table:style-name="ce3" office:value-type="string" calcext:value-type="string">
            <text:p>AP-01; AT-06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85-4</text:p>
          </table:table-cell>
          <table:table-cell table:style-name="ce3" office:value-type="string" calcext:value-type="string">
            <text:p>Gerenciamento de Widgets</text:p>
          </table:table-cell>
          <table:table-cell table:style-name="ce3" office:value-type="string" calcext:value-type="string">
            <text:p>CAS TECNOLOGIA S/A</text:p>
          </table:table-cell>
          <table:table-cell table:style-name="ce3" office:value-type="string" calcext:value-type="string">
            <text:p>ARTHUR MINARINI ALLONS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N-01</text:p>
          </table:table-cell>
          <table:table-cell table:style-name="ce3" office:value-type="string" calcext:value-type="string">
            <text:p>GI-01; G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86-2</text:p>
          </table:table-cell>
          <table:table-cell table:style-name="ce3" office:value-type="string" calcext:value-type="string">
            <text:p>Gráfico Fasorial</text:p>
          </table:table-cell>
          <table:table-cell table:style-name="ce3" office:value-type="string" calcext:value-type="string">
            <text:p>CAS TECNOLOGIA S/A</text:p>
          </table:table-cell>
          <table:table-cell table:style-name="ce3" office:value-type="string" calcext:value-type="string">
            <text:p>ARTHUR MINARINI ALLONSO; JOÃO GABRIEL LOUREIO MONTEIR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N-01</text:p>
          </table:table-cell>
          <table:table-cell table:style-name="ce3" office:value-type="string" calcext:value-type="string">
            <text:p>GI-01; G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87-0</text:p>
          </table:table-cell>
          <table:table-cell table:style-name="ce3" office:value-type="string" calcext:value-type="string">
            <text:p>VTMDFE - Manifesto Eletrônico de Documentos Fiscais</text:p>
          </table:table-cell>
          <table:table-cell table:style-name="ce3" office:value-type="string" calcext:value-type="string">
            <text:p>SEIDOR VERITAS SISTEMAS LTDA</text:p>
          </table:table-cell>
          <table:table-cell table:style-name="ce3" office:value-type="string" calcext:value-type="string">
            <text:p>VICTOR DE SOUZA CRUZ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TP-03</text:p>
          </table:table-cell>
          <table:table-cell table:style-name="ce3" office:value-type="string" calcext:value-type="string">
            <text:p>TI-0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88-9</text:p>
          </table:table-cell>
          <table:table-cell table:style-name="ce3" office:value-type="string" calcext:value-type="string">
            <text:p>Resumo do Medidor</text:p>
          </table:table-cell>
          <table:table-cell table:style-name="ce3" office:value-type="string" calcext:value-type="string">
            <text:p>CAS TECNOLOGIA S/A</text:p>
          </table:table-cell>
          <table:table-cell table:style-name="ce3" office:value-type="string" calcext:value-type="string">
            <text:p>ARTHUR MINARINI ALLONSO; JOÃO GABRIEL LOUREIO MONTEIR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N-01</text:p>
          </table:table-cell>
          <table:table-cell table:style-name="ce3" office:value-type="string" calcext:value-type="string">
            <text:p>GI-01; G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89-7</text:p>
          </table:table-cell>
          <table:table-cell table:style-name="ce3" office:value-type="string" calcext:value-type="string">
            <text:p>REDE DE PESQUISADORES E PRODUÇÕES ACADÊMICAS (REDE)</text:p>
          </table:table-cell>
          <table:table-cell table:style-name="ce3" office:value-type="string" calcext:value-type="string">
            <text:p>FUNDAÇÃO UNIVERSIDADE ESTADUAL DE MATO GROSSO DO SUL</text:p>
          </table:table-cell>
          <table:table-cell table:style-name="ce3" office:value-type="string" calcext:value-type="string">
            <text:p>FERNANDO DIB GONÇALVES; GLAUCIA GABRIEL SASS; ROGÉRIO DIAS RENOVATO</text:p>
          </table:table-cell>
          <table:table-cell table:style-name="ce3" office:value-type="string" calcext:value-type="string">
            <text:p>CSS; HTML; JAVA SCRIPT; JQUERY; PHP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90-0</text:p>
          </table:table-cell>
          <table:table-cell table:style-name="ce3" office:value-type="string" calcext:value-type="string">
            <text:p>Administração Financeira do Tesouro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2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91-9</text:p>
          </table:table-cell>
          <table:table-cell table:style-name="ce3" office:value-type="string" calcext:value-type="string">
            <text:p>Sistema de Execução Orçamentária e Financeira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2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92-7</text:p>
          </table:table-cell>
          <table:table-cell table:style-name="ce3" office:value-type="string" calcext:value-type="string">
            <text:p>Jogo Reciclar para Educação Ambiental</text:p>
          </table:table-cell>
          <table:table-cell table:style-name="ce3" office:value-type="string" calcext:value-type="string">
            <text:p>UNIVERSIDADE FEDERAL DO PARANA</text:p>
          </table:table-cell>
          <table:table-cell table:style-name="ce3" office:value-type="string" calcext:value-type="string">
            <text:p>ALEX ISHIDA; CELSO YOSHIKAZU ISHIDA; HENRIQUE DANIEL CAVET MARTINS; LEONARDO BRUNETI GOMES; LUCIANO WONS; MARIA DO CARMO DUARTE FREITAS; RYCHARD WIKTOR CZAPLINSKI MALINOWSKI</text:p>
          </table:table-cell>
          <table:table-cell table:style-name="ce3" office:value-type="string" calcext:value-type="string">
            <text:p>HTML; JAVA SCRIPT</text:p>
          </table:table-cell>
          <table:table-cell table:style-name="ce3" office:value-type="string" calcext:value-type="string">
            <text:p>ED-01; MA-02</text:p>
          </table:table-cell>
          <table:table-cell table:style-name="ce3" office:value-type="string" calcext:value-type="string">
            <text:p>ET-01; ET-02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14"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93-5</text:p>
          </table:table-cell>
          <table:table-cell table:style-name="ce3" office:value-type="string" calcext:value-type="string">
            <text:p>PsicoPing</text:p>
          </table:table-cell>
          <table:table-cell table:style-name="ce3" office:value-type="string" calcext:value-type="string">
            <text:p>BRENO JOSÉ ANDRADE DE CARVALHO; VÉRONIQUE DONARD</text:p>
          </table:table-cell>
          <table:table-cell table:style-name="ce3" office:value-type="string" calcext:value-type="string">
            <text:p>BENOIT VIROLE; BRENO JOSÉ ANDRADE DE CARVALHO; BÁRBARA LORENA E SILVA ALVES; MARCELLO EDUARDO ALVES DE MENEZES; NAELSON TOMAZ DESENZI PESSOA; ROMILDO SANTOS DA SILVA JÚNIOR; VERONIQUE DONARD; VITOR MELO DE OMENA; ÁRTHEMYS MIRED CAMPOS CONFESSOR AIRES</text:p>
          </table:table-cell>
          <table:table-cell table:style-name="ce3" office:value-type="string" calcext:value-type="string">
            <text:p>C#; MYSQL</text:p>
          </table:table-cell>
          <table:table-cell table:style-name="ce3" office:value-type="string" calcext:value-type="string">
            <text:p>PS-01</text:p>
          </table:table-cell>
          <table:table-cell table:style-name="ce3" office:value-type="string" calcext:value-type="string">
            <text:p>ET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94-3</text:p>
          </table:table-cell>
          <table:table-cell table:style-name="ce3" office:value-type="string" calcext:value-type="string">
            <text:p>SEO - Sistema de Elaboração Orçamentária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2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95-1</text:p>
          </table:table-cell>
          <table:table-cell table:style-name="ce3" office:value-type="string" calcext:value-type="string">
            <text:p>SIGAP - Sistema de Gestão e Armazenamento de Processos</text:p>
          </table:table-cell>
          <table:table-cell table:style-name="ce3" office:value-type="string" calcext:value-type="string">
            <text:p>TAOKER TECNOLOGIA LTDA - ME</text:p>
          </table:table-cell>
          <table:table-cell table:style-name="ce3" office:value-type="string" calcext:value-type="string">
            <text:p>ANDERSON ALVES CORDEIRO SABARA</text:p>
          </table:table-cell>
          <table:table-cell table:style-name="ce3" office:value-type="string" calcext:value-type="string">
            <text:p>C++; HTML; JAVA SCRIPT; XML</text:p>
          </table:table-cell>
          <table:table-cell table:style-name="ce3" office:value-type="string" calcext:value-type="string">
            <text:p>AD-01; AD-02; AD-03; AD-04; AD-05; AD-11</text:p>
          </table:table-cell>
          <table:table-cell table:style-name="ce3" office:value-type="string" calcext:value-type="string">
            <text:p>AP-01; AP-02; AP-03; AP-04; AT-02; AV-01; FA-02; GI-01; GI-04; GI-07; IA-02; PD-01; UT-01; UT-03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96-0</text:p>
          </table:table-cell>
          <table:table-cell table:style-name="ce3" office:value-type="string" calcext:value-type="string">
            <text:p>SPA - Sistemas de Processos Automatizados</text:p>
          </table:table-cell>
          <table:table-cell table:style-name="ce3" office:value-type="string" calcext:value-type="string">
            <text:p>COREPLAN GESTÃO TECNOLOGIA E SERVIÇOS LTDA; WELLINGTON BRUNO CABRAL PASCOA</text:p>
          </table:table-cell>
          <table:table-cell table:style-name="ce3" office:value-type="string" calcext:value-type="string">
            <text:p>DANIEL GOMES DE MORAIS; KARLOS EMANUEL VIEIRA DE FREITAS; WELLINGTON BRUNO CABRAL PASCOA</text:p>
          </table:table-cell>
          <table:table-cell table:style-name="ce3" office:value-type="string" calcext:value-type="string">
            <text:p>JAVA; JAVA SCRIPT; RUBY</text:p>
          </table:table-cell>
          <table:table-cell table:style-name="ce3" office:value-type="string" calcext:value-type="string">
            <text:p>AD-01; AD-02; DI-03</text:p>
          </table:table-cell>
          <table:table-cell table:style-name="ce3" office:value-type="string" calcext:value-type="string">
            <text:p>AP-01; AP-05; AT-01; AT-02; AT-06; AV-01; CD-01; IA-01; SM-01; SO-07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97-8</text:p>
          </table:table-cell>
          <table:table-cell table:style-name="ce3" office:value-type="string" calcext:value-type="string">
            <text:p>MOLPROJ - Molecular Orbital Analysis by Projection Operators</text:p>
          </table:table-cell>
          <table:table-cell table:style-name="ce3" office:value-type="string" calcext:value-type="string">
            <text:p>UNIVERSIDADE FEDERAL DE LAVRAS</text:p>
          </table:table-cell>
          <table:table-cell table:style-name="ce3" office:value-type="string" calcext:value-type="string">
            <text:p>DANIEL HENRIQUES SOARES LEAL; LETÍCIA SANTOS BRAGA; RODRIGO AZEVEDO MOREIRA DA SILVA; TEODORICO DE CASTRO RAMALHO</text:p>
          </table:table-cell>
          <table:table-cell table:style-name="ce3" office:value-type="string" calcext:value-type="string">
            <text:p>LUA; MATLAB; OUTROS</text:p>
          </table:table-cell>
          <table:table-cell table:style-name="ce3" office:value-type="string" calcext:value-type="string">
            <text:p>FQ-13; FQ-14; FQ-16</text:p>
          </table:table-cell>
          <table:table-cell table:style-name="ce3" office:value-type="string" calcext:value-type="string">
            <text:p>DS-05; TC-01; U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98-6</text:p>
          </table:table-cell>
          <table:table-cell table:style-name="ce3" office:value-type="string" calcext:value-type="string">
            <text:p>AVALIAÇÃO 5 SAÚDE</text:p>
          </table:table-cell>
          <table:table-cell table:style-name="ce3" office:value-type="string" calcext:value-type="string">
            <text:p>5 SAÚDE CORRETORA DE SEGUROS E CONSULTORIA EM BENEFÍCIOS LTDA EPP</text:p>
          </table:table-cell>
          <table:table-cell table:style-name="ce3" office:value-type="string" calcext:value-type="string">
            <text:p>MARCELO DOS SANTOS PEREIRA</text:p>
          </table:table-cell>
          <table:table-cell table:style-name="ce3" office:value-type="string" calcext:value-type="string">
            <text:p>HTML; JAVA SCRIPT; MYSQL; PHP</text:p>
          </table:table-cell>
          <table:table-cell table:style-name="ce3" office:value-type="string" calcext:value-type="string">
            <text:p>AN-02; IF-02; IF-07; IF-09; SV-02</text:p>
          </table:table-cell>
          <table:table-cell table:style-name="ce3" office:value-type="string" calcext:value-type="string">
            <text:p>AP-01; GI-01; GI-06; IA-02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399-4</text:p>
          </table:table-cell>
          <table:table-cell table:style-name="ce3" office:value-type="string" calcext:value-type="string">
            <text:p>Rotas Brasil</text:p>
          </table:table-cell>
          <table:table-cell table:style-name="ce3" office:value-type="string" calcext:value-type="string">
            <text:p>ABREU &amp; WEBER LTDA - ME</text:p>
          </table:table-cell>
          <table:table-cell table:style-name="ce3" office:value-type="string" calcext:value-type="string">
            <text:p>ALISON ROGER HAJO WEBER; CRISTIAN COSMOSKI RANGEL DE ABREU</text:p>
          </table:table-cell>
          <table:table-cell table:style-name="ce3" office:value-type="string" calcext:value-type="string">
            <text:p>AJAX; HTML; JAVA; JAVA SCRIPT; JQUERY; PHP</text:p>
          </table:table-cell>
          <table:table-cell table:style-name="ce3" office:value-type="string" calcext:value-type="string">
            <text:p>IN-02; SV-01; TP-02</text:p>
          </table:table-cell>
          <table:table-cell table:style-name="ce3" office:value-type="string" calcext:value-type="string">
            <text:p>AP-01; CD-01; ET-04; FA-01; TC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1"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00-1</text:p>
          </table:table-cell>
          <table:table-cell table:style-name="ce3" office:value-type="string" calcext:value-type="string">
            <text:p>APLICATIVO MEDICLOCK</text:p>
          </table:table-cell>
          <table:table-cell table:number-columns-repeated="2" table:style-name="ce3" office:value-type="string" calcext:value-type="string">
            <text:p>MOZART DE MAGALHÃES CATTONI</text:p>
          </table:table-cell>
          <table:table-cell table:style-name="ce3" office:value-type="string" calcext:value-type="string">
            <text:p>JAVA; JAVA SCRIPT; SQL</text:p>
          </table:table-cell>
          <table:table-cell table:style-name="ce3" office:value-type="string" calcext:value-type="string">
            <text:p>AD-01; AD-02; AD-03; AD-05; AD-08; PR-03; SD-02; SD-03; SD-04; SD-05; SD-06; SD-07; SD-08; SD-09; SD-10; SD-11</text:p>
          </table:table-cell>
          <table:table-cell table:style-name="ce3" office:value-type="string" calcext:value-type="string">
            <text:p>AP-01; AP-02; AP-03; AP-04; AT-01; AT-06; AV-01; AV-02; CD-01; CD-02; CD-03; CD-04; CD-05; CD-06; CT-01; CT-02; CT-03; CT-04; DS-01; DS-02; DS-03; DS-04; DS-05; DS-06; DS-07; DS-08; FA-01; FA-02; FA-03; FA-04; GI-01; GI-02; GI-03; GI-04; GI-05; GI-06; GI-07; GI-08; IA-01; IA-02; IA-03; IT-01; IT-02; IT-03; IT-04; LG-01; LG-02; LG-03; LG-04; LG-05; LG-06; LG-07; LG-08; LG-09; PD-01; PD-02; PD-03; PD-04; PD-05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01-0</text:p>
          </table:table-cell>
          <table:table-cell table:style-name="ce3" office:value-type="string" calcext:value-type="string">
            <text:p>MÓDULO DE SENSOR SONORO PARA MONITORAMENTO DE BEBÊS/CRIANÇAS POR RESPONSÁVEIS COM DEFICIÊNCIA AUDITIVA</text:p>
          </table:table-cell>
          <table:table-cell table:style-name="ce3" office:value-type="string" calcext:value-type="string">
            <text:p>ASSOCIACAO PARANAENSE DE CULTURA - APC</text:p>
          </table:table-cell>
          <table:table-cell table:style-name="ce3" office:value-type="string" calcext:value-type="string">
            <text:p>ANDERSON LUIS SZEJKA; RAMON MARTINEZ PEREIRA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CO-04; IF-01; IN-02; SD-04; SD-05</text:p>
          </table:table-cell>
          <table:table-cell table:style-name="ce3" office:value-type="string" calcext:value-type="string">
            <text:p>GI-06; LG-07; SO-02; SO-04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02-8</text:p>
          </table:table-cell>
          <table:table-cell table:style-name="ce3" office:value-type="string" calcext:value-type="string">
            <text:p>e-Patio Sistema de Gerenciamento de Pátios</text:p>
          </table:table-cell>
          <table:table-cell table:style-name="ce3" office:value-type="string" calcext:value-type="string">
            <text:p>OXXY.NET COMERCIO, CONSULTORIA E DESENVOLVIMENTO DE SOFTWARES LTDA</text:p>
          </table:table-cell>
          <table:table-cell table:style-name="ce3" office:value-type="string" calcext:value-type="string">
            <text:p>HUMBERTO CELINA CARDOSO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AD-01; AD-04; AD-05; AD-09; EC-08; TP-02</text:p>
          </table:table-cell>
          <table:table-cell table:style-name="ce3" office:value-type="string" calcext:value-type="string">
            <text:p>AP-01; AP-03; AP-04; AT-06; GI-04; SO-05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03-6</text:p>
          </table:table-cell>
          <table:table-cell table:style-name="ce3" office:value-type="string" calcext:value-type="string">
            <text:p>MÓDULO INDICADOR LUMINOSO/VIBRATÓRIO PARA MONITORAMENTO DE BEBÊS/CRIANÇAS POR RESPONSÁVEIS COM DEFICIÊNCIA AUDITIVA</text:p>
          </table:table-cell>
          <table:table-cell table:style-name="ce3" office:value-type="string" calcext:value-type="string">
            <text:p>ASSOCIACAO PARANAENSE DE CULTURA - APC</text:p>
          </table:table-cell>
          <table:table-cell table:style-name="ce3" office:value-type="string" calcext:value-type="string">
            <text:p>29409191813061590; ANDERSON LUIS SZEJKA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CO-04; IF-01; IN-02; SD-04; SD-05</text:p>
          </table:table-cell>
          <table:table-cell table:style-name="ce3" office:value-type="string" calcext:value-type="string">
            <text:p>CD-04; LG-07; SO-04; SO-09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04-4</text:p>
          </table:table-cell>
          <table:table-cell table:style-name="ce3" office:value-type="string" calcext:value-type="string">
            <text:p>SISTEMA PARA MONITORAMENTO DE BEBÊS/CRIANÇAS POR RESPONSÁVEIS COM DEFICIÊNCIA AUDITIVA</text:p>
          </table:table-cell>
          <table:table-cell table:style-name="ce3" office:value-type="string" calcext:value-type="string">
            <text:p>ASSOCIACAO PARANAENSE DE CULTURA - APC</text:p>
          </table:table-cell>
          <table:table-cell table:style-name="ce3" office:value-type="string" calcext:value-type="string">
            <text:p>ANDERSON LUIS SZEJKA; RAMON MARTINEZ PEREIRA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CO-04; IF-01; IN-02; SD-04; SD-05</text:p>
          </table:table-cell>
          <table:table-cell table:style-name="ce3" office:value-type="string" calcext:value-type="string">
            <text:p>CD-04; LG-07; SO-04; SO-09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05-2</text:p>
          </table:table-cell>
          <table:table-cell table:style-name="ce3" office:value-type="string" calcext:value-type="string">
            <text:p>SMARTDAM - Sistema de Gestão de Segurança de Barragens</text:p>
          </table:table-cell>
          <table:table-cell table:style-name="ce3" office:value-type="string" calcext:value-type="string">
            <text:p>BRUNO DINIZ MARTINI; NUGEO / UFOP</text:p>
          </table:table-cell>
          <table:table-cell table:style-name="ce3" office:value-type="string" calcext:value-type="string">
            <text:p>BRUNO DINIZ MARTINI</text:p>
          </table:table-cell>
          <table:table-cell table:style-name="ce3" office:value-type="string" calcext:value-type="string">
            <text:p>.NET; C#; CSS; HTML; JAVA SCRIPT; JQUERY; JSON; LINQ</text:p>
          </table:table-cell>
          <table:table-cell table:style-name="ce3" office:value-type="string" calcext:value-type="string">
            <text:p>CC-09; EN-02; EN-04; IN-04; SM-04</text:p>
          </table:table-cell>
          <table:table-cell table:style-name="ce3" office:value-type="string" calcext:value-type="string">
            <text:p>CT-03; FA-04; GI-01; GI-02; G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06-0</text:p>
          </table:table-cell>
          <table:table-cell table:style-name="ce3" office:value-type="string" calcext:value-type="string">
            <text:p>PIDcontrol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LBERTO YOSHIHIRO NAKANO; AMANDA BARRETO DO NASCIMENTO; FELIPE WALTER DAFICO PFRIMER; RODRIGO DA PONTE CAUN</text:p>
          </table:table-cell>
          <table:table-cell table:style-name="ce3" office:value-type="string" calcext:value-type="string">
            <text:p>VHDL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AT-06; SO-07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9"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07-9 Código 730 - Expedição do Certificado de Registro</text:p>
          </table:table-cell>
          <table:table-cell table:style-name="ce3" office:value-type="string" calcext:value-type="string">
            <text:p>Sistema Processo Seletivo Carlos Gomes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DRIANA NUNES TELES XISTO; ANTÔNIO RODRIGUES DE CASTRO JÚNIOR; CLÓVIS MACHADO DE SOUZA FILHO; CRISTINA DE CÁSSIA FONSECA DA SILVA; ELISIO DOS SANTOS CABRAL; EMERSON LUIZ FRANÇA BONNETERRE; EVANDRO CARLOS DE MORAES PAES; JOSÉ AUGUSTO DA SILVA FERNANDES; MARCOS VENÍCIOS CONCEIÇÃO DE ARAÚJO; ODLANIGER LOURENCO DAMACENO MONTEIRO; PAULO ANDRE PEREIRA DE MIRANDA; THEO CARLOS FLEXA RIBEIRO PIR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2; AD-04; ED-06; IF-02</text:p>
          </table:table-cell>
          <table:table-cell table:style-name="ce3" office:value-type="string" calcext:value-type="string">
            <text:p>AP-02; AP-03; DS-07; GI-04; GI-06; SO-05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2"/>
        </table:table-row>
        <table:table-row table:style-name="ro21"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08-7</text:p>
          </table:table-cell>
          <table:table-cell table:style-name="ce3" office:value-type="string" calcext:value-type="string">
            <text:p>HIDRAPA</text:p>
          </table:table-cell>
          <table:table-cell table:style-name="ce3" office:value-type="string" calcext:value-type="string">
            <text:p>UNIVERSIDADE ESTADUAL DE MARINGÁ</text:p>
          </table:table-cell>
          <table:table-cell table:style-name="ce3" office:value-type="string" calcext:value-type="string">
            <text:p>ALLAN OLIVEIRA RODRIGUES; ANDRESSA DOS SANTOS; EDUARDO RADOVANOVIC; PAULO VINICIUS TREVIZOLI; RICARDO ROGÉRIO DE SANTANA; SILVIA LUCIANA FÁVARO</text:p>
          </table:table-cell>
          <table:table-cell table:style-name="ce3" office:value-type="string" calcext:value-type="string">
            <text:p>DELPHI; EXCEL</text:p>
          </table:table-cell>
          <table:table-cell table:style-name="ce3" office:value-type="string" calcext:value-type="string">
            <text:p>AD-06; IN-01; IN-02; IN-05</text:p>
          </table:table-cell>
          <table:table-cell table:style-name="ce3" office:value-type="string" calcext:value-type="string">
            <text:p>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5"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09-5</text:p>
          </table:table-cell>
          <table:table-cell table:style-name="ce3" office:value-type="string" calcext:value-type="string">
            <text:p>GLAUCOCHECK (ANDROID)</text:p>
          </table:table-cell>
          <table:table-cell table:style-name="ce3" office:value-type="string" calcext:value-type="string">
            <text:p>EDGAR MARÇAL DE BARROS FILHO; IPADE - INSTITUTO PARA O DESENVOLVIMENTO DA EDUCAÇÃO LTDA; JOÃO CRISPIM MORAES LIMA RIBEIRO; PAULA SOARES DE MATTOS CARNEIRO VALENTE</text:p>
          </table:table-cell>
          <table:table-cell table:style-name="ce3" office:value-type="string" calcext:value-type="string">
            <text:p>EDGAR MARÇAL DE BARROS FILHO; JOÃO CRISPIM MORAES LIMA RIBEIRO; PAULA SOARES DE MATTOS CARNEIRO VALENTE</text:p>
          </table:table-cell>
          <table:table-cell table:style-name="ce3" office:value-type="string" calcext:value-type="string">
            <text:p>JAVA; JAVA SCRIPT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5"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10-9</text:p>
          </table:table-cell>
          <table:table-cell table:style-name="ce3" office:value-type="string" calcext:value-type="string">
            <text:p>GLAUCOCHECK (IOS)</text:p>
          </table:table-cell>
          <table:table-cell table:style-name="ce3" office:value-type="string" calcext:value-type="string">
            <text:p>EDGAR MARÇAL DE BARROS FILHO; IPADE - INSTITUTO PARA O DESENVOLVIMENTO DA EDUCAÇÃO LTDA; JOÃO CRISPIM MORAES LIMA RIBEIRO; PAULA SOARES DE MATTOS CARNEIRO VALENTE</text:p>
          </table:table-cell>
          <table:table-cell table:style-name="ce3" office:value-type="string" calcext:value-type="string">
            <text:p>EDGAR MARÇAL DE BARROS FILHO; JOÃO CRISPIM MORAES LIMA RIBEIRO; PAULA SOARES DE MATTOS CARNEIRO VALENTE</text:p>
          </table:table-cell>
          <table:table-cell table:style-name="ce3" office:value-type="string" calcext:value-type="string">
            <text:p>C; SWIFT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23"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11-7</text:p>
          </table:table-cell>
          <table:table-cell table:style-name="ce3" office:value-type="string" calcext:value-type="string">
            <text:p>SHAVI - Sistema de Lousa Eletrônica para Hospitais</text:p>
          </table:table-cell>
          <table:table-cell table:style-name="ce3" office:value-type="string" calcext:value-type="string">
            <text:p>UNIVERSIDADE ESTADUAL DE MARINGÁ</text:p>
          </table:table-cell>
          <table:table-cell table:style-name="ce3" office:value-type="string" calcext:value-type="string">
            <text:p>ALAN LOPES DE SOUSA FREITAS; ALISSON LOPES DE SOUSA FREITAS; HELOISE MANICA PARIS TEIXEIRA; JOÃO LUIZ RAMALHEIRA DE ALMEIDA; MAX NAEGELER ROECKER; RENATO BALANCIERI; VINÍCIUS PAES DE CAMARGO</text:p>
          </table:table-cell>
          <table:table-cell table:style-name="ce3" office:value-type="string" calcext:value-type="string">
            <text:p>AJAX; CSS; HTML; JAVA; JAVA SCRIPT; JQUERY; JSON; JSP</text:p>
          </table:table-cell>
          <table:table-cell table:style-name="ce3" office:value-type="string" calcext:value-type="string">
            <text:p>SD-05</text:p>
          </table:table-cell>
          <table:table-cell table:style-name="ce3" office:value-type="string" calcext:value-type="string">
            <text:p>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9"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13-3</text:p>
          </table:table-cell>
          <table:table-cell table:style-name="ce3" office:value-type="string" calcext:value-type="string">
            <text:p>TS CONTROLE BIOMÉTRICO</text:p>
          </table:table-cell>
          <table:table-cell table:style-name="ce3" office:value-type="string" calcext:value-type="string">
            <text:p>PELC - SERVIÇOS DE INFORMÁTICA LTDA</text:p>
          </table:table-cell>
          <table:table-cell table:style-name="ce3" office:value-type="string" calcext:value-type="string">
            <text:p>ANTONIO FELIPE TAVARES BRAGA; MARCELO FRANCO MARCELINO DE OLIVEIRA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IF-01; IF-07; IF-10; SV-01; TP-02</text:p>
          </table:table-cell>
          <table:table-cell table:style-name="ce3" office:value-type="string" calcext:value-type="string">
            <text:p>AP-01; AP-03; AT-06; TC-01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14-1</text:p>
          </table:table-cell>
          <table:table-cell table:style-name="ce3" office:value-type="string" calcext:value-type="string">
            <text:p>Sistema de Distribuição de Documento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VICENTE PAULO LUIZ</text:p>
          </table:table-cell>
          <table:table-cell table:style-name="ce3" office:value-type="string" calcext:value-type="string">
            <text:p>DELPHI; FIREBIRD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15-0</text:p>
          </table:table-cell>
          <table:table-cell table:style-name="ce3" office:value-type="string" calcext:value-type="string">
            <text:p>GEO-Prefeitura</text:p>
          </table:table-cell>
          <table:table-cell table:style-name="ce3" office:value-type="string" calcext:value-type="string">
            <text:p>VADENILSON PATUSSI</text:p>
          </table:table-cell>
          <table:table-cell table:style-name="ce3" office:value-type="string" calcext:value-type="string">
            <text:p>ANDERSON FALKOWSKI; DANIEL AUGUSTO RAMBO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IF-02; IF-07; IF-10</text:p>
          </table:table-cell>
          <table:table-cell table:style-name="ce3" office:value-type="string" calcext:value-type="string">
            <text:p>AP-01; DS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16-8</text:p>
          </table:table-cell>
          <table:table-cell table:style-name="ce3" office:value-type="string" calcext:value-type="string">
            <text:p>Dashboard de Eventos</text:p>
          </table:table-cell>
          <table:table-cell table:style-name="ce3" office:value-type="string" calcext:value-type="string">
            <text:p>CAS TECNOLOGIA S/A</text:p>
          </table:table-cell>
          <table:table-cell table:style-name="ce3" office:value-type="string" calcext:value-type="string">
            <text:p>ARTHUR MINARINI ALLONSO; JOÃO GABRIEL LOUREIO MONTEIR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N-01</text:p>
          </table:table-cell>
          <table:table-cell table:style-name="ce3" office:value-type="string" calcext:value-type="string">
            <text:p>GI-01; G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3"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18-4</text:p>
          </table:table-cell>
          <table:table-cell table:style-name="ce3" office:value-type="string" calcext:value-type="string">
            <text:p>Dae WS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EVANDRO CARLOS DE MORAES PAES; MARCOS VENÍCIOS CONCEIÇÃO DE ARAÚJO; ODLANIGER LOURENCO DAMACENO MONTEIRO; ROBERTO ALEIXO; THEO CARLOS FLEXA RIBEIRO PIRES; THIAGO FERNANDES SOARES</text:p>
          </table:table-cell>
          <table:table-cell table:style-name="ce3" office:value-type="string" calcext:value-type="string">
            <text:p>JAVA; PL / SQL</text:p>
          </table:table-cell>
          <table:table-cell table:style-name="ce3" office:value-type="string" calcext:value-type="string">
            <text:p>FN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2"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19-2</text:p>
          </table:table-cell>
          <table:table-cell table:style-name="ce3" office:value-type="string" calcext:value-type="string">
            <text:p>iFisio</text:p>
          </table:table-cell>
          <table:table-cell table:style-name="ce3" office:value-type="string" calcext:value-type="string">
            <text:p>SARAH DO NASCIMENTO ALVES</text:p>
          </table:table-cell>
          <table:table-cell table:style-name="ce3" office:value-type="string" calcext:value-type="string">
            <text:p>JOSEFA YDLÂNY DA SILVA; LARISSA PRISCILA SANTOS LIRA; SARAH DO NASCIMENTO ALVES; SAVANA INGRID SOARES DA SILVA; VITÓRIA SOUZA SILVA</text:p>
          </table:table-cell>
          <table:table-cell table:style-name="ce3" office:value-type="string" calcext:value-type="string">
            <text:p>HTML; JAVA</text:p>
          </table:table-cell>
          <table:table-cell table:style-name="ce3" office:value-type="string" calcext:value-type="string">
            <text:p>SD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20-6</text:p>
          </table:table-cell>
          <table:table-cell table:style-name="ce3" office:value-type="string" calcext:value-type="string">
            <text:p>SISTEMA DE MARCAÇÃO DE CONSULTA - CONSULTA DIRETA - ATUALIZAÇÃO</text:p>
          </table:table-cell>
          <table:table-cell table:style-name="ce3" office:value-type="string" calcext:value-type="string">
            <text:p>TLD TELEDATA TECNOLOGIA EM CONECTIVIDADE LTDA</text:p>
          </table:table-cell>
          <table:table-cell table:style-name="ce3" office:value-type="string" calcext:value-type="string">
            <text:p>JOSUE COSTA SILVA</text:p>
          </table:table-cell>
          <table:table-cell table:style-name="ce3" office:value-type="string" calcext:value-type="string">
            <text:p>PHP; XML</text:p>
          </table:table-cell>
          <table:table-cell table:style-name="ce3" office:value-type="string" calcext:value-type="string">
            <text:p>IN-02; TC-02</text:p>
          </table:table-cell>
          <table:table-cell table:style-name="ce3" office:value-type="string" calcext:value-type="string">
            <text:p>T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21-4</text:p>
          </table:table-cell>
          <table:table-cell table:style-name="ce3" office:value-type="string" calcext:value-type="string">
            <text:p>KTTJoin</text:p>
          </table:table-cell>
          <table:table-cell table:style-name="ce3" office:value-type="string" calcext:value-type="string">
            <text:p>UNIVERSIDADE FEDERAL DE SANTA MARIA</text:p>
          </table:table-cell>
          <table:table-cell table:style-name="ce3" office:value-type="string" calcext:value-type="string">
            <text:p>CARLOS BOLLI MOTA; ESTELE CAROLINE WELTER MEEREIS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BL-08; SD-09</text:p>
          </table:table-cell>
          <table:table-cell table:style-name="ce3" office:value-type="string" calcext:value-type="string">
            <text:p>GI-04; LG-0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22-2</text:p>
          </table:table-cell>
          <table:table-cell table:style-name="ce3" office:value-type="string" calcext:value-type="string">
            <text:p>SISTEMA DE MARCAÇÃO DE CONSULTA - CONSULTA DIRETA - INTEGRAÇÃO</text:p>
          </table:table-cell>
          <table:table-cell table:style-name="ce3" office:value-type="string" calcext:value-type="string">
            <text:p>TLD TELEDATA TECNOLOGIA EM CONECTIVIDADE LTDA</text:p>
          </table:table-cell>
          <table:table-cell table:style-name="ce3" office:value-type="string" calcext:value-type="string">
            <text:p>JOSUE COSTA SILVA</text:p>
          </table:table-cell>
          <table:table-cell table:style-name="ce3" office:value-type="string" calcext:value-type="string">
            <text:p>PHP; XML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T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23-0</text:p>
          </table:table-cell>
          <table:table-cell table:style-name="ce3" office:value-type="string" calcext:value-type="string">
            <text:p>SISTEMA DE MARCAÇÃO DE CONSULTA - CONSULTA DIRETA - MARCAÇÃO DE EXAMES</text:p>
          </table:table-cell>
          <table:table-cell table:style-name="ce3" office:value-type="string" calcext:value-type="string">
            <text:p>TLD TELEDATA TECNOLOGIA EM CONECTIVIDADE LTDA</text:p>
          </table:table-cell>
          <table:table-cell table:style-name="ce3" office:value-type="string" calcext:value-type="string">
            <text:p>JOSUE COSTA SILVA</text:p>
          </table:table-cell>
          <table:table-cell table:style-name="ce3" office:value-type="string" calcext:value-type="string">
            <text:p>PHP; XML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T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24-9</text:p>
          </table:table-cell>
          <table:table-cell table:style-name="ce3" office:value-type="string" calcext:value-type="string">
            <text:p>UNIVÁS QUEST</text:p>
          </table:table-cell>
          <table:table-cell table:style-name="ce3" office:value-type="string" calcext:value-type="string">
            <text:p>FUNDACAO DE ENSINO SUPERIOR DO VALE DO SAPUCAI</text:p>
          </table:table-cell>
          <table:table-cell table:style-name="ce3" office:value-type="string" calcext:value-type="string">
            <text:p>CARLOS AUGUSTO MAFALDA VINHA; FIORITA GONZALES LOPES MUNDIM; GLEICE YURI TASHIRO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502" calcext:value-type="float">
            <text:p>25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25-7</text:p>
          </table:table-cell>
          <table:table-cell table:style-name="ce3" office:value-type="string" calcext:value-type="string">
            <text:p>SegDelphos</text:p>
          </table:table-cell>
          <table:table-cell table:style-name="ce3" office:value-type="string" calcext:value-type="string">
            <text:p>DELPHOS TECNOLOGIA E SOFTWARE LTDA</text:p>
          </table:table-cell>
          <table:table-cell table:style-name="ce3" office:value-type="string" calcext:value-type="string">
            <text:p>CARLOS TRINDADE FERREIRA; EDUARDO DA SILVA MENEZES</text:p>
          </table:table-cell>
          <table:table-cell table:style-name="ce3" office:value-type="string" calcext:value-type="string">
            <text:p>JQUERY; OUTROS</text:p>
          </table:table-cell>
          <table:table-cell table:style-name="ce3" office:value-type="string" calcext:value-type="string">
            <text:p>SV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289-0</text:p>
          </table:table-cell>
          <table:table-cell table:style-name="ce3" office:value-type="string" calcext:value-type="string">
            <text:p>PORTAL CONSIGSIMPLES</text:p>
          </table:table-cell>
          <table:table-cell table:style-name="ce3" office:value-type="string" calcext:value-type="string">
            <text:p>SÃO PAULO CONSIG LTDA</text:p>
          </table:table-cell>
          <table:table-cell table:style-name="ce3" office:value-type="string" calcext:value-type="string">
            <text:p>HUERTA FERREIRA DE MELO NET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AP-01; GI-02; GI-03; GI-04; GI-05; GI-06; IA-03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30-3</text:p>
          </table:table-cell>
          <table:table-cell table:style-name="ce3" office:value-type="string" calcext:value-type="string">
            <text:p>PicMoney</text:p>
          </table:table-cell>
          <table:table-cell table:style-name="ce3" office:value-type="string" calcext:value-type="string">
            <text:p>PICMONEY SERVIÇOS ELETRÔNICOS E INTERMEDIAÇÃO DE NEGÓCIOS LTDA</text:p>
          </table:table-cell>
          <table:table-cell table:style-name="ce3" office:value-type="string" calcext:value-type="string">
            <text:p>MONICA RIOS DE MACEDO</text:p>
          </table:table-cell>
          <table:table-cell table:style-name="ce3" office:value-type="string" calcext:value-type="string">
            <text:p>JAVA; NODEJS; PYTHON; SWIFT</text:p>
          </table:table-cell>
          <table:table-cell table:style-name="ce3" office:value-type="string" calcext:value-type="string">
            <text:p>AD-10; EC-07; IF-09; IN-02</text:p>
          </table:table-cell>
          <table:table-cell table:style-name="ce3" office:value-type="string" calcext:value-type="string">
            <text:p>AP-01; CD-01; GI-01; GI-04; IA-01; LG-07; SO-05; TC-03; T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32-0</text:p>
          </table:table-cell>
          <table:table-cell table:style-name="ce3" office:value-type="string" calcext:value-type="string">
            <text:p>N|Call Nexus</text:p>
          </table:table-cell>
          <table:table-cell table:style-name="ce3" office:value-type="string" calcext:value-type="string">
            <text:p>NEXCORE TECNOLOGIA DA INFORMACAO LTDA</text:p>
          </table:table-cell>
          <table:table-cell table:style-name="ce3" office:value-type="string" calcext:value-type="string">
            <text:p>RICARDO ZANLORENZI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string" calcext:value-type="string">
            <text:p>CT-01; GI-01; GI-02; GI-04; PD-02; PD-03; PD-05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35-4</text:p>
          </table:table-cell>
          <table:table-cell table:style-name="ce3" office:value-type="string" calcext:value-type="string">
            <text:p>Asptraqueal-app</text:p>
          </table:table-cell>
          <table:table-cell table:style-name="ce3" office:value-type="string" calcext:value-type="string">
            <text:p>FUNDACAO DE ENSINO SUPERIOR DO VALE DO SAPUCAI</text:p>
          </table:table-cell>
          <table:table-cell table:style-name="ce3" office:value-type="string" calcext:value-type="string">
            <text:p>FIORITA GONZALES LOPES MUNDIM; GERALDO MAGELA SALOMÉ; GISLAINE CRISTINA MARTINS ROSA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37-0</text:p>
          </table:table-cell>
          <table:table-cell table:style-name="ce3" office:value-type="string" calcext:value-type="string">
            <text:p>SIPEF - SISTEMA DE CONTROLE DE PRESTACAO DE CONTA FINANCEIRO CONTABIL E PATRIMONIAL</text:p>
          </table:table-cell>
          <table:table-cell table:style-name="ce3" office:value-type="string" calcext:value-type="string">
            <text:p>BRGAAP CORPORATION</text:p>
          </table:table-cell>
          <table:table-cell table:style-name="ce3" office:value-type="string" calcext:value-type="string">
            <text:p>MOISÉS JOSÉ MIRANDA</text:p>
          </table:table-cell>
          <table:table-cell table:style-name="ce3" office:value-type="string" calcext:value-type="string">
            <text:p>.NET; C#; T-SQL</text:p>
          </table:table-cell>
          <table:table-cell table:style-name="ce3" office:value-type="string" calcext:value-type="string">
            <text:p>EC-05; FN-06</text:p>
          </table:table-cell>
          <table:table-cell table:style-name="ce3" office:value-type="string" calcext:value-type="string">
            <text:p>AP-01; AP-03; AP-04; AP-05; AV-01; AV-02; CD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40-0</text:p>
          </table:table-cell>
          <table:table-cell table:style-name="ce3" office:value-type="string" calcext:value-type="string">
            <text:p>Programas Sociais de Goiás</text:p>
          </table:table-cell>
          <table:table-cell table:style-name="ce3" office:value-type="string" calcext:value-type="string">
            <text:p>SECRETARIA DE ESTADO DE GESTAO E PLANEJAMENTO</text:p>
          </table:table-cell>
          <table:table-cell table:style-name="ce3" office:value-type="string" calcext:value-type="string">
            <text:p>PAULO HENRIQUE BORGES DE MEL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43-5</text:p>
          </table:table-cell>
          <table:table-cell table:style-name="ce3" office:value-type="string" calcext:value-type="string">
            <text:p>APP WHOQOL - aplicativo móvel para avaliação da qualidade de vida do idoso</text:p>
          </table:table-cell>
          <table:table-cell table:number-columns-repeated="2" table:style-name="ce3" office:value-type="string" calcext:value-type="string">
            <text:p>ALESSANDRA BAPTISTA; DANIEL SOUZA FERREIRA MAGALHÃES; MARIA SÔNIA GRECHI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AD-02; IF-01; IF-02; IF-04; IN-02; SD-01</text:p>
          </table:table-cell>
          <table:table-cell table:style-name="ce3" office:value-type="string" calcext:value-type="string">
            <text:p>AP-01; AV-01; IT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44-3</text:p>
          </table:table-cell>
          <table:table-cell table:style-name="ce3" office:value-type="string" calcext:value-type="string">
            <text:p>WEB ADMIN WHOQOL - sistema admistrativo para o APP WHOQOL</text:p>
          </table:table-cell>
          <table:table-cell table:number-columns-repeated="2" table:style-name="ce3" office:value-type="string" calcext:value-type="string">
            <text:p>ALESSANDRA BAPTISTA; DANIEL SOUZA FERREIRA MAGALHÃES; MARIA SONIA GRECHI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IF-01; IF-07; IF-09; IN-02; PS-03; SD-02</text:p>
          </table:table-cell>
          <table:table-cell table:style-name="ce3" office:value-type="string" calcext:value-type="string">
            <text:p>AV-01; CD-01; GI-01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45-1</text:p>
          </table:table-cell>
          <table:table-cell table:style-name="ce3" office:value-type="string" calcext:value-type="string">
            <text:p>SEVENNOVA A.I. CLOUD SAAS</text:p>
          </table:table-cell>
          <table:table-cell table:style-name="ce3" office:value-type="string" calcext:value-type="string">
            <text:p>SEVENNOVA TECNOLOGY LTDA - EPP</text:p>
          </table:table-cell>
          <table:table-cell table:style-name="ce3" office:value-type="string" calcext:value-type="string">
            <text:p>ALEJANDRO MIGUEL WOLOSEWICZ; DANIEL RUBENS COHEN; ROGERIO MARINHO MACIEL</text:p>
          </table:table-cell>
          <table:table-cell table:style-name="ce3" office:value-type="string" calcext:value-type="string">
            <text:p>CSS; HTML; JAVA SCRIPT; MYSQL; PHP; PYTHON; SQL</text:p>
          </table:table-cell>
          <table:table-cell table:style-name="ce3" office:value-type="string" calcext:value-type="string">
            <text:p>IF-09</text:p>
          </table:table-cell>
          <table:table-cell table:style-name="ce3" office:value-type="string" calcext:value-type="string">
            <text:p>AT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46-0</text:p>
          </table:table-cell>
          <table:table-cell table:style-name="ce3" office:value-type="string" calcext:value-type="string">
            <text:p>CG OPTIMUS EAD</text:p>
          </table:table-cell>
          <table:table-cell table:style-name="ce3" office:value-type="string" calcext:value-type="string">
            <text:p>CG OPTIMUS SOLUÇÕES &amp; TECNOLOGIA LTDA; RODRIGO FERREIRA MOGLIA</text:p>
          </table:table-cell>
          <table:table-cell table:style-name="ce3" office:value-type="string" calcext:value-type="string">
            <text:p>RODRIGO FERREIRA MOGLIA</text:p>
          </table:table-cell>
          <table:table-cell table:style-name="ce3" office:value-type="string" calcext:value-type="string">
            <text:p>HTML; JAVA SCRIPT; PHP; XHTML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FA-01; IA-01; IA-02; SO-05; T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47-8</text:p>
          </table:table-cell>
          <table:table-cell table:style-name="ce3" office:value-type="string" calcext:value-type="string">
            <text:p>Relatório de Sondagem à Percussão - SPT</text:p>
          </table:table-cell>
          <table:table-cell table:style-name="ce3" office:value-type="string" calcext:value-type="string">
            <text:p>UNIVERSIDADE FEDERAL DA PARAIBA</text:p>
          </table:table-cell>
          <table:table-cell table:style-name="ce3" office:value-type="string" calcext:value-type="string">
            <text:p>ALTAIR JUSSADIR DA SILVA PINTO; GIOVANNA SOUTO MAIOR WANDERLEY; HIDELBRANDO JOSÉ FARKAT DIÓGENES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CC-01; CC-02; CC-10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48-6</text:p>
          </table:table-cell>
          <table:table-cell table:style-name="ce3" office:value-type="string" calcext:value-type="string">
            <text:p>AGROSS</text:p>
          </table:table-cell>
          <table:table-cell table:style-name="ce3" office:value-type="string" calcext:value-type="string">
            <text:p>THIARLES FERNANDES DO PRADO 05921240966</text:p>
          </table:table-cell>
          <table:table-cell table:style-name="ce3" office:value-type="string" calcext:value-type="string">
            <text:p>THIARLES FERNANDES DO PRADO</text:p>
          </table:table-cell>
          <table:table-cell table:style-name="ce3" office:value-type="string" calcext:value-type="string">
            <text:p>CSS; HTML; JSON; NODEJS</text:p>
          </table:table-cell>
          <table:table-cell table:style-name="ce3" office:value-type="string" calcext:value-type="string">
            <text:p>AD-01; AD-05; AD-10; AG-01; AG-04; EC-06; EC-10; EC-12; FN-02; FN-03; FN-05; IF-01; IF-09; IN-02; SV-01</text:p>
          </table:table-cell>
          <table:table-cell table:style-name="ce3" office:value-type="string" calcext:value-type="string">
            <text:p>AP-01; AP-03; AP-04; FA-04; GI-01; IA-01; IA-02; SO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49-4 Código 730 - Expedição do Certificado de Registro</text:p>
          </table:table-cell>
          <table:table-cell table:style-name="ce3" office:value-type="string" calcext:value-type="string">
            <text:p>CONTROLADOR DO SCANNER SEMIESFÉRICO DE CAMPO COMPLETO</text:p>
          </table:table-cell>
          <table:table-cell table:style-name="ce3" office:value-type="string" calcext:value-type="string">
            <text:p>ASSOCIACAO PARANAENSE DE CULTURA - APC</text:p>
          </table:table-cell>
          <table:table-cell table:style-name="ce3" office:value-type="string" calcext:value-type="string">
            <text:p>EDSON JOSÉ RODRIGUES JUSTINO; LUCAS MURBACH PIERIN; MANOEL DE CAMPOS ALMEID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F-10; IN-03; MT-01; MT-02; MT-03</text:p>
          </table:table-cell>
          <table:table-cell table:style-name="ce3" office:value-type="string" calcext:value-type="string">
            <text:p>SO-01; SO-02; SO-04; SO-06; SO-09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50-8</text:p>
          </table:table-cell>
          <table:table-cell table:style-name="ce3" office:value-type="string" calcext:value-type="string">
            <text:p>Plataforma IoT de Conteúdo em Inovação e Empreendedorismo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GABRIELE RODRIGUES ALVES DA SILVA; GUILHERME HAMMEL CATTANEO; GUILHERME WOLFF BUENO; PAULO NUNES ROCHA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AP-04; GI-01; GI-06; GI-07; PD-05; SO-05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2"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51-6</text:p>
          </table:table-cell>
          <table:table-cell table:style-name="ce3" office:value-type="string" calcext:value-type="string">
            <text:p>GERENCIADOR DO SCANNER SEMIESFÉRICO DE CAMPO COMPLETO</text:p>
          </table:table-cell>
          <table:table-cell table:style-name="ce3" office:value-type="string" calcext:value-type="string">
            <text:p>ASSOCIACAO PARANAENSE DE CULTURA - APC</text:p>
          </table:table-cell>
          <table:table-cell table:style-name="ce3" office:value-type="string" calcext:value-type="string">
            <text:p>DIOGO ROBERTO OLSEN; EDSON JOSÉ RODRIGUES JUSTINO; FLÁVIO DE ALMEIDA E SILVA; LUCAS MURBACH PIERIN; MANOEL DE CAMPOS ALMEIDA</text:p>
          </table:table-cell>
          <table:table-cell table:style-name="ce3" office:value-type="string" calcext:value-type="string">
            <text:p>C++; PYTHON</text:p>
          </table:table-cell>
          <table:table-cell table:style-name="ce3" office:value-type="string" calcext:value-type="string">
            <text:p>CO-04; CO-05; IF-02; IF-04; IN-02</text:p>
          </table:table-cell>
          <table:table-cell table:style-name="ce3" office:value-type="string" calcext:value-type="string">
            <text:p>CT-02; SO-02; SO-06; SO-07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1"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52-4</text:p>
          </table:table-cell>
          <table:table-cell table:style-name="ce3" office:value-type="string" calcext:value-type="string">
            <text:p>BUGA! - As aventuras de um neandertal</text:p>
          </table:table-cell>
          <table:table-cell table:style-name="ce3" office:value-type="string" calcext:value-type="string">
            <text:p>INSTITUTO FEDERAL DE EDUCAÇÃO CIÊNCIA E TECNOLOGIA DO ESPIRITO SANTO</text:p>
          </table:table-cell>
          <table:table-cell table:style-name="ce3" office:value-type="string" calcext:value-type="string">
            <text:p>GIOVANY FROSSARD TEIXEIRA; LUIZ FERNANDO REINOSO; RENAN OSÓRIO RIOS</text:p>
          </table:table-cell>
          <table:table-cell table:style-name="ce3" office:value-type="string" calcext:value-type="string">
            <text:p>CSS; JAVA SCRIPT; XML</text:p>
          </table:table-cell>
          <table:table-cell table:style-name="ce3" office:value-type="string" calcext:value-type="string">
            <text:p>AN-02; CO-02; ED-03</text:p>
          </table:table-cell>
          <table:table-cell table:style-name="ce3" office:value-type="string" calcext:value-type="string">
            <text:p>AP-01; ET-01; ET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53-2</text:p>
          </table:table-cell>
          <table:table-cell table:style-name="ce3" office:value-type="string" calcext:value-type="string">
            <text:p>APLICATIVO DA MESA DIGITAL PARA ESTUDO DA ANATOMIA HUMANA</text:p>
          </table:table-cell>
          <table:table-cell table:style-name="ce3" office:value-type="string" calcext:value-type="string">
            <text:p>ASSOCIACAO PARANAENSE DE CULTURA - APC</text:p>
          </table:table-cell>
          <table:table-cell table:style-name="ce3" office:value-type="string" calcext:value-type="string">
            <text:p>ANDREI RAFAEL BRONGEL; EDSON JOSÉ RODRIGUES JUSTINO; MANOEL DE CAMPOS ALMEIDA; WILLIAN JOHN PEREIRA BROBOUSKI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BL-05; IF-01; IF-02; IF-04; MT-06</text:p>
          </table:table-cell>
          <table:table-cell table:style-name="ce3" office:value-type="string" calcext:value-type="string">
            <text:p>CD-04; FA-01; GI-03; SM-01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54-0</text:p>
          </table:table-cell>
          <table:table-cell table:style-name="ce3" office:value-type="string" calcext:value-type="string">
            <text:p>SAMHA - Sistema de Apoio a Montagem de Horários Acadêmicos</text:p>
          </table:table-cell>
          <table:table-cell table:style-name="ce3" office:value-type="string" calcext:value-type="string">
            <text:p>INSTITUTO FEDERAL DE EDUCAÇÃO CIÊNCIA E TECNOLOGIA DO ESPIRITO SANTO</text:p>
          </table:table-cell>
          <table:table-cell table:style-name="ce3" office:value-type="string" calcext:value-type="string">
            <text:p>CHRYSTHIAN MOIZES; GIOVANY FROSSARD TEIXEIRA; VICTORIO ALBANI DE CARVALH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AD-02; IF-02</text:p>
          </table:table-cell>
          <table:table-cell table:style-name="ce3" office:value-type="string" calcext:value-type="string">
            <text:p>AT-06; FA-01; GI-01; IA-02; PD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22"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55-9</text:p>
          </table:table-cell>
          <table:table-cell table:style-name="ce3" office:value-type="string" calcext:value-type="string">
            <text:p>Inforlube System</text:p>
          </table:table-cell>
          <table:table-cell table:style-name="ce3" office:value-type="string" calcext:value-type="string">
            <text:p>AUTOMOTIVE BUSINESS INTELLIGENCE SYSTEM LTDA</text:p>
          </table:table-cell>
          <table:table-cell table:style-name="ce3" office:value-type="string" calcext:value-type="string">
            <text:p>REMO LUCIOLI DE ALMEIDA</text:p>
          </table:table-cell>
          <table:table-cell table:style-name="ce3" office:value-type="string" calcext:value-type="string">
            <text:p>ACCESS; C#; CSS; DELPHI; HTML; JAVA SCRIPT; JSON; OUTROS; SQL; XHTML; XML</text:p>
          </table:table-cell>
          <table:table-cell table:style-name="ce3" office:value-type="string" calcext:value-type="string">
            <text:p>AD-10; ED-04; IF-02; IF-04; IF-07; IN-03</text:p>
          </table:table-cell>
          <table:table-cell table:style-name="ce3" office:value-type="string" calcext:value-type="string">
            <text:p>AP-01; AP-02; AP-03; AP-04; AT-01; AT-03; AT-06; AV-01; CD-01; DS-07; FA-04; GI-01; GI-02; GI-04; GI-05; GI-06; GI-08; PD-04; SO-07; TC-01; TC-02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56-7</text:p>
          </table:table-cell>
          <table:table-cell table:style-name="ce3" office:value-type="string" calcext:value-type="string">
            <text:p>SAMHA Mobile</text:p>
          </table:table-cell>
          <table:table-cell table:style-name="ce3" office:value-type="string" calcext:value-type="string">
            <text:p>INSTITUTO FEDERAL DE EDUCAÇÃO CIÊNCIA E TECNOLOGIA DO ESPIRITO SANTO</text:p>
          </table:table-cell>
          <table:table-cell table:style-name="ce3" office:value-type="string" calcext:value-type="string">
            <text:p>CHRYSTHIAN MOIZES; GIOVANY FROSSARD TEIXEIRA; VICTORIO ALBANI DE CARVALH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AD-02; IF-02</text:p>
          </table:table-cell>
          <table:table-cell table:style-name="ce3" office:value-type="string" calcext:value-type="string">
            <text:p>AT-06; FA-01; GI-01; IA-02; PD-05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5"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57-5</text:p>
          </table:table-cell>
          <table:table-cell table:style-name="ce3" office:value-type="string" calcext:value-type="string">
            <text:p>Sistema de Gerenciamento de Pedidos de Transportes, Diárias e Passagens vinculados ao SCDP</text:p>
          </table:table-cell>
          <table:table-cell table:style-name="ce3" office:value-type="string" calcext:value-type="string">
            <text:p>MARCOS WAGNER DE SOUZA RIBEIRO</text:p>
          </table:table-cell>
          <table:table-cell table:style-name="ce3" office:value-type="string" calcext:value-type="string">
            <text:p>ANA CAROLINA GONDIM INOCÊNCIO; GUILHERME DE ARAÚJO SILVA; MARCOS WAGNER DE SOUZA RIBEIRO; RONALDO NOGUEIRA DE SOUZA; WEULER BORGES SANTO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1"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58-3</text:p>
          </table:table-cell>
          <table:table-cell table:style-name="ce3" office:value-type="string" calcext:value-type="string">
            <text:p>Técnicas de programação e metodologia de trabalho para desenvolvimento de aplicativos mobile e softwares</text:p>
          </table:table-cell>
          <table:table-cell table:style-name="ce3" office:value-type="string" calcext:value-type="string">
            <text:p>FERNANDO MARQUES DUQUE</text:p>
          </table:table-cell>
          <table:table-cell table:style-name="ce3" office:value-type="string" calcext:value-type="string">
            <text:p>FERNANDO DUQUE</text:p>
          </table:table-cell>
          <table:table-cell table:style-name="ce3" office:value-type="string" calcext:value-type="string">
            <text:p>.NET; C#; JAVA SCRIPT; JQUERY; OUTROS; SQL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1; AP-03; AT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59-1</text:p>
          </table:table-cell>
          <table:table-cell table:style-name="ce3" office:value-type="string" calcext:value-type="string">
            <text:p>Healthbit Bl</text:p>
          </table:table-cell>
          <table:table-cell table:style-name="ce3" office:value-type="string" calcext:value-type="string">
            <text:p>HEALTHBIT PERFORMASYS TECNOLOGIA E INTELIGENCIA LTDA</text:p>
          </table:table-cell>
          <table:table-cell table:style-name="ce3" office:value-type="string" calcext:value-type="string">
            <text:p>ROGERIO TOSHIO MATSUBARA MIYATA</text:p>
          </table:table-cell>
          <table:table-cell table:style-name="ce3" office:value-type="string" calcext:value-type="string">
            <text:p>FRAMEWORK; PHP; PYTHON</text:p>
          </table:table-cell>
          <table:table-cell table:style-name="ce3" office:value-type="string" calcext:value-type="string">
            <text:p>SD-01; SD-02</text:p>
          </table:table-cell>
          <table:table-cell table:style-name="ce3" office:value-type="string" calcext:value-type="string">
            <text:p>AP-02; AP-03; GI-01; GI-02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60-5</text:p>
          </table:table-cell>
          <table:table-cell table:style-name="ce3" office:value-type="string" calcext:value-type="string">
            <text:p>SPA - Sistema de Produtividade Acadêmica</text:p>
          </table:table-cell>
          <table:table-cell table:number-columns-repeated="2" table:style-name="ce3" office:value-type="string" calcext:value-type="string">
            <text:p>HUGO SABA PEREIRA CARDOSO; VAGNER DE SOUZA FONSECA</text:p>
          </table:table-cell>
          <table:table-cell table:style-name="ce3" office:value-type="string" calcext:value-type="string">
            <text:p>HTML; JAVA SCRIPT; PHP</text:p>
          </table:table-cell>
          <table:table-cell table:style-name="ce3" office:value-type="string" calcext:value-type="string">
            <text:p>AD-07; IF-02; IF-07</text:p>
          </table:table-cell>
          <table:table-cell table:style-name="ce3" office:value-type="string" calcext:value-type="string">
            <text:p>AP-01; AV-01; GI-01; GI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61-3</text:p>
          </table:table-cell>
          <table:table-cell table:style-name="ce3" office:value-type="string" calcext:value-type="string">
            <text:p>BuffetMax</text:p>
          </table:table-cell>
          <table:table-cell table:style-name="ce3" office:value-type="string" calcext:value-type="string">
            <text:p>HEIDEKER INFORMATICA</text:p>
          </table:table-cell>
          <table:table-cell table:style-name="ce3" office:value-type="string" calcext:value-type="string">
            <text:p>ALEXANDRE HEIDEKER</text:p>
          </table:table-cell>
          <table:table-cell table:style-name="ce3" office:value-type="string" calcext:value-type="string">
            <text:p>HTML; JAVA SCRIPT; JQUERY; JSON; PHP</text:p>
          </table:table-cell>
          <table:table-cell table:style-name="ce3" office:value-type="string" calcext:value-type="string">
            <text:p>AD-06; AD-08; IF-07</text:p>
          </table:table-cell>
          <table:table-cell table:style-name="ce3" office:value-type="string" calcext:value-type="string">
            <text:p>AP-01; AP-02; AP-03; AT-03; A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62-1</text:p>
          </table:table-cell>
          <table:table-cell table:style-name="ce3" office:value-type="string" calcext:value-type="string">
            <text:p>3DMol - Friendly enviroment for visualizing proteins</text:p>
          </table:table-cell>
          <table:table-cell table:style-name="ce3" office:value-type="string" calcext:value-type="string">
            <text:p>UNIVERSIDADE FEDERAL DE SÃO PAULO - UNIFESP</text:p>
          </table:table-cell>
          <table:table-cell table:style-name="ce3" office:value-type="string" calcext:value-type="string">
            <text:p>LUIZ LEDUINO DE SALLES NETO; RENAN BRITO BUTKERAIT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BL-07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63-0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UNIVERSIDADE DO VALE DO RIO DOS SINOS - UNISINOS</text:p>
          </table:table-cell>
          <table:table-cell table:style-name="ce3" office:value-type="string" calcext:value-type="string">
            <text:p>CRISTIANO ANDRÉ DA COSTA; GABRIEL SOUTO FISCHER; RODRIGO DA ROSA RIGH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5; AG-04; IF-02</text:p>
          </table:table-cell>
          <table:table-cell table:style-name="ce3" office:value-type="string" calcext:value-type="string">
            <text:p>AP-03; CD-01; IA-01; SO-07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64-8</text:p>
          </table:table-cell>
          <table:table-cell table:style-name="ce3" office:value-type="string" calcext:value-type="string">
            <text:p>ProElastic</text:p>
          </table:table-cell>
          <table:table-cell table:style-name="ce3" office:value-type="string" calcext:value-type="string">
            <text:p>UNIVERSIDADE DO VALE DO RIO DOS SINOS - UNISINOS</text:p>
          </table:table-cell>
          <table:table-cell table:style-name="ce3" office:value-type="string" calcext:value-type="string">
            <text:p>CRISTIANO ANDRÉ DA COSTA; IGOR FONTANA DE NARDIN; RODRIGO DA ROSA RIGH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5; AG-04; IF-02</text:p>
          </table:table-cell>
          <table:table-cell table:style-name="ce3" office:value-type="string" calcext:value-type="string">
            <text:p>AP-03; CD-01; IA-01; SO-07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65-6</text:p>
          </table:table-cell>
          <table:table-cell table:style-name="ce3" office:value-type="string" calcext:value-type="string">
            <text:p>Proliot</text:p>
          </table:table-cell>
          <table:table-cell table:style-name="ce3" office:value-type="string" calcext:value-type="string">
            <text:p>UNIVERSIDADE DO VALE DO RIO DOS SINOS - UNISINOS</text:p>
          </table:table-cell>
          <table:table-cell table:style-name="ce3" office:value-type="string" calcext:value-type="string">
            <text:p>CRISTIANO ANDRÉ DA COSTA; MÁRCIO MIGUEL GOMES; RODRIGO DA ROSA RIGHI</text:p>
          </table:table-cell>
          <table:table-cell table:style-name="ce3" office:value-type="string" calcext:value-type="string">
            <text:p>JAVA; R</text:p>
          </table:table-cell>
          <table:table-cell table:style-name="ce3" office:value-type="string" calcext:value-type="string">
            <text:p>AD-05; AG-04; IF-02</text:p>
          </table:table-cell>
          <table:table-cell table:style-name="ce3" office:value-type="string" calcext:value-type="string">
            <text:p>AP-03; CD-01; IA-01; SO-07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66-4</text:p>
          </table:table-cell>
          <table:table-cell table:style-name="ce3" office:value-type="string" calcext:value-type="string">
            <text:p>DERMAHAIR</text:p>
          </table:table-cell>
          <table:table-cell table:style-name="ce3" office:value-type="string" calcext:value-type="string">
            <text:p>UNIVERSIDADE FEDERAL DE SÃO PAULO - UNIFESP</text:p>
          </table:table-cell>
          <table:table-cell table:style-name="ce3" office:value-type="string" calcext:value-type="string">
            <text:p>ALESSANDRA HADDAD; ELAINE KAWANO HORIBE; GLAYCE JOSY SASAKI ACÁCIO SEDRE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7; SD-08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503" calcext:value-type="float">
            <text:p>25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BR 51 2018 052467-2</text:p>
          </table:table-cell>
          <table:table-cell table:style-name="ce3" office:value-type="string" calcext:value-type="string">
            <text:p>APLICATIVO PARA ESTRATIFICAÇÃO DE RISCO E PREVENÇÃO DE TROMBOEMBOLISMO VENOSO EM CIRURGIA PLÁSTICA</text:p>
          </table:table-cell>
          <table:table-cell table:style-name="ce3" office:value-type="string" calcext:value-type="string">
            <text:p>UNIVERSIDADE FEDERAL DE SÃO PAULO - UNIFESP</text:p>
          </table:table-cell>
          <table:table-cell table:style-name="ce3" office:value-type="string" calcext:value-type="string">
            <text:p>EDUARDO FAVARIN; ELVIO BIENO GARCIA; HEITOR FRANCISCO DE CARVALHO GOMES</text:p>
          </table:table-cell>
          <table:table-cell table:style-name="ce3" office:value-type="string" calcext:value-type="string">
            <text:p>HTML; JAVA; JAVA SCRIPT; JQUERY; SQL</text:p>
          </table:table-cell>
          <table:table-cell table:style-name="ce3" office:value-type="string" calcext:value-type="string">
            <text:p>SD-01; SD-05; SD-07; SD-08</text:p>
          </table:table-cell>
          <table:table-cell table:style-name="ce3" office:value-type="string" calcext:value-type="string">
            <text:p>AP-01; FA-01; IA-02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00519-5</text:p>
          </table:table-cell>
          <table:table-cell table:style-name="ce3" office:value-type="string" calcext:value-type="string">
            <text:p>e-TCE</text:p>
          </table:table-cell>
          <table:table-cell table:style-name="ce3" office:value-type="string" calcext:value-type="string">
            <text:p>SS SANTOS SERVIÇOS E SOFTWARE EIRELI</text:p>
          </table:table-cell>
          <table:table-cell table:style-name="ce3" office:value-type="string" calcext:value-type="string">
            <text:p>GILSON CHBANE BOSSO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D-01; AD-02; AD-03; AD-04; IF-05; IF-06; IF-08</text:p>
          </table:table-cell>
          <table:table-cell table:style-name="ce3" office:value-type="string" calcext:value-type="string">
            <text:p>AT-02; AT-06; GI-01; GI-07; SO-07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12-5</text:p>
          </table:table-cell>
          <table:table-cell table:style-name="ce3" office:value-type="string" calcext:value-type="string">
            <text:p>Bike Me</text:p>
          </table:table-cell>
          <table:table-cell table:number-columns-repeated="2" table:style-name="ce3" office:value-type="string" calcext:value-type="string">
            <text:p>MAURICIO MOREIRA MUNIZ</text:p>
          </table:table-cell>
          <table:table-cell table:style-name="ce3" office:value-type="string" calcext:value-type="string">
            <text:p>JAVA SCRIPT; PHP; SQL</text:p>
          </table:table-cell>
          <table:table-cell table:style-name="ce3" office:value-type="string" calcext:value-type="string">
            <text:p>AH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28-1</text:p>
          </table:table-cell>
          <table:table-cell table:style-name="ce3" office:value-type="string" calcext:value-type="string">
            <text:p>GamAPI - Uma API de Gamificação para Ambientes Virtuais de Treinamento.</text:p>
          </table:table-cell>
          <table:table-cell table:style-name="ce3" office:value-type="string" calcext:value-type="string">
            <text:p>INSTITUTO FEDERAL DO PARANÁ</text:p>
          </table:table-cell>
          <table:table-cell table:style-name="ce3" office:value-type="string" calcext:value-type="string">
            <text:p>JACQUES DUÍLIO BRANCHER; JOSÉ LUIZ VILAS BOAS</text:p>
          </table:table-cell>
          <table:table-cell table:style-name="ce3" office:value-type="string" calcext:value-type="string">
            <text:p>JAVA; JQUERY; JSF; PHP; POSTGREE SQL</text:p>
          </table:table-cell>
          <table:table-cell table:style-name="ce3" office:value-type="string" calcext:value-type="string">
            <text:p>AD-02; ED-01; ED-04</text:p>
          </table:table-cell>
          <table:table-cell table:style-name="ce3" office:value-type="string" calcext:value-type="string">
            <text:p>AT-06; AV-01; ET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8"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29-0</text:p>
          </table:table-cell>
          <table:table-cell table:style-name="ce3" office:value-type="string" calcext:value-type="string">
            <text:p>BaconWare</text:p>
          </table:table-cell>
          <table:table-cell table:style-name="ce3" office:value-type="string" calcext:value-type="string">
            <text:p>INSTITUTO FEDERAL DO PARANÁ</text:p>
          </table:table-cell>
          <table:table-cell table:style-name="ce3" office:value-type="string" calcext:value-type="string">
            <text:p>JOÃO RODRIGO PRIETO; KELLI FERNANDA FERREIRA DE SÁ; LUCIANO RAIZI; OLAVO JOSÉ LUIZ JUNIOR; RAFAEL LUIS BART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G-01; AG-03</text:p>
          </table:table-cell>
          <table:table-cell table:style-name="ce3" office:value-type="string" calcext:value-type="string">
            <text:p>AP-02; AP-03; AT-01; FA-01; FA-04; GI-01; G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1"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31-1</text:p>
          </table:table-cell>
          <table:table-cell table:style-name="ce3" office:value-type="string" calcext:value-type="string">
            <text:p>Game Alfa</text:p>
          </table:table-cell>
          <table:table-cell table:style-name="ce3" office:value-type="string" calcext:value-type="string">
            <text:p>INSTITUTO FEDERAL DE EDUCAÇÃO CIÊNCIA E TECNOLOGIA DO AMAZONAS</text:p>
          </table:table-cell>
          <table:table-cell table:style-name="ce3" office:value-type="string" calcext:value-type="string">
            <text:p>AUSTONIO QUEIROZ DOS SANTOS; JOSÉ ANGLADA RIVERA</text:p>
          </table:table-cell>
          <table:table-cell table:style-name="ce3" office:value-type="string" calcext:value-type="string">
            <text:p>HTML; PYTHON</text:p>
          </table:table-cell>
          <table:table-cell table:style-name="ce3" office:value-type="string" calcext:value-type="string">
            <text:p>ED-01</text:p>
          </table:table-cell>
          <table:table-cell table:style-name="ce3" office:value-type="string" calcext:value-type="string">
            <text:p>E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33-8</text:p>
          </table:table-cell>
          <table:table-cell table:style-name="ce3" office:value-type="string" calcext:value-type="string">
            <text:p>SGE-IFPR - Sistema de gestão educacional</text:p>
          </table:table-cell>
          <table:table-cell table:style-name="ce3" office:value-type="string" calcext:value-type="string">
            <text:p>INSTITUTO FEDERAL DO PARANÁ</text:p>
          </table:table-cell>
          <table:table-cell table:style-name="ce3" office:value-type="string" calcext:value-type="string">
            <text:p>RAFAEL LUIS BARTZ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FA-01; GI-04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34-6</text:p>
          </table:table-cell>
          <table:table-cell table:style-name="ce3" office:value-type="string" calcext:value-type="string">
            <text:p>Histolossário</text:p>
          </table:table-cell>
          <table:table-cell table:style-name="ce3" office:value-type="string" calcext:value-type="string">
            <text:p>INSTITUTO FEDERAL DO PARANÁ</text:p>
          </table:table-cell>
          <table:table-cell table:style-name="ce3" office:value-type="string" calcext:value-type="string">
            <text:p>GABRIEL FILLIPE CENTINI CAMPOS; PAULO ANTÔNIO CYPRIANO PEREIRA; VICTÓRIA CRISTINA GOMES DE LIM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1</text:p>
          </table:table-cell>
          <table:table-cell table:style-name="ce3" office:value-type="string" calcext:value-type="string">
            <text:p>AP-01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36-2</text:p>
          </table:table-cell>
          <table:table-cell table:style-name="ce3" office:value-type="string" calcext:value-type="string">
            <text:p>ARQUITETURA WEB PARA CRIAÇÃO E EDIÇÃO DE CHATBOTS BASEADOS NA LINGUAGEM AIML</text:p>
          </table:table-cell>
          <table:table-cell table:style-name="ce3" office:value-type="string" calcext:value-type="string">
            <text:p>INSTITUTO FEDERAL DO PARANÁ</text:p>
          </table:table-cell>
          <table:table-cell table:style-name="ce3" office:value-type="string" calcext:value-type="string">
            <text:p>ADRIANA CARNIELLO; ANDREIA CARNIELLO; WALACY DA SILVA CAMPOS</text:p>
          </table:table-cell>
          <table:table-cell table:style-name="ce3" office:value-type="string" calcext:value-type="string">
            <text:p>CSS; DJANGO; HTML; JAVA SCRIPT; PYTHON</text:p>
          </table:table-cell>
          <table:table-cell table:style-name="ce3" office:value-type="string" calcext:value-type="string">
            <text:p>AN-07; CO-03; ED-04; IF-07</text:p>
          </table:table-cell>
          <table:table-cell table:style-name="ce3" office:value-type="string" calcext:value-type="string">
            <text:p>FA-01; FA-02; GI-01; IA-01; IA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38-9</text:p>
          </table:table-cell>
          <table:table-cell table:style-name="ce3" office:value-type="string" calcext:value-type="string">
            <text:p>SGBAIF - Sistema de Gerenciamento de assistência estudantil do Instituto Federal do Paraná</text:p>
          </table:table-cell>
          <table:table-cell table:style-name="ce3" office:value-type="string" calcext:value-type="string">
            <text:p>INSTITUTO FEDERAL DO PARANÁ</text:p>
          </table:table-cell>
          <table:table-cell table:style-name="ce3" office:value-type="string" calcext:value-type="string">
            <text:p>JULIANE DA SILVA BERNARDINO; KASSUME ELISÂNGELA DE FREITAS WAKIMOTO LUQUINI; RAFAEL LUIS BART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FA-01; G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39-7</text:p>
          </table:table-cell>
          <table:table-cell table:style-name="ce3" office:value-type="string" calcext:value-type="string">
            <text:p>HyperLIFE</text:p>
          </table:table-cell>
          <table:table-cell table:style-name="ce3" office:value-type="string" calcext:value-type="string">
            <text:p>INSTITUTO FEDERAL DO PARANÁ</text:p>
          </table:table-cell>
          <table:table-cell table:style-name="ce3" office:value-type="string" calcext:value-type="string">
            <text:p>ISABELLI EDINA LIMA SONDA; NATÁSSIA JERSAK COSMANN; RAFAEL LUIS BART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1; SD-02; SD-07; SD-08</text:p>
          </table:table-cell>
          <table:table-cell table:style-name="ce3" office:value-type="string" calcext:value-type="string">
            <text:p>AP-03; FA-01; FA-04; G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5"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41-9</text:p>
          </table:table-cell>
          <table:table-cell table:style-name="ce3" office:value-type="string" calcext:value-type="string">
            <text:p>Bombeiro Mirim</text:p>
          </table:table-cell>
          <table:table-cell table:style-name="ce3" office:value-type="string" calcext:value-type="string">
            <text:p>CENTRO FEDERAL DE EDUCAÇÃO TECNOLÓGICA DE MINAS GERAIS</text:p>
          </table:table-cell>
          <table:table-cell table:style-name="ce3" office:value-type="string" calcext:value-type="string">
            <text:p>ALISSON MARQUES DA SILVA; JOÃO VITOR MORAIS ROCHA; PABLO HENRIQUE MARQUES; THALES APARECIDO SILVA ELIAS; THIAGO MAGELA RODRIGUES DIAS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ED-06; IF-10</text:p>
          </table:table-cell>
          <table:table-cell table:style-name="ce3" office:value-type="string" calcext:value-type="string">
            <text:p>AP-01; FA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2"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42-7</text:p>
          </table:table-cell>
          <table:table-cell table:style-name="ce3" office:value-type="string" calcext:value-type="string">
            <text:p>MoLar - Molecular Architect</text:p>
          </table:table-cell>
          <table:table-cell table:style-name="ce3" office:value-type="string" calcext:value-type="string">
            <text:p>CENTRO FEDERAL DE EDUCAÇÃO TECNOLÓGICA DE MINAS GERAIS</text:p>
          </table:table-cell>
          <table:table-cell table:style-name="ce3" office:value-type="string" calcext:value-type="string">
            <text:p>ALEX GUTTERRES TARANTO; ALISSON MARQUES DA SILVA; EDUARDO HABIB BECHELANE MAIA; FERNANDO DE PILLA VAROTTI; RENATA RACHIDE NUNES</text:p>
          </table:table-cell>
          <table:table-cell table:style-name="ce3" office:value-type="string" calcext:value-type="string">
            <text:p>JAVA; PYTHON; SHELL SCRIPT</text:p>
          </table:table-cell>
          <table:table-cell table:style-name="ce3" office:value-type="string" calcext:value-type="string">
            <text:p>BL-07; FQ-13; FQ-14; FQ-16; FQ-17</text:p>
          </table:table-cell>
          <table:table-cell table:style-name="ce3" office:value-type="string" calcext:value-type="string">
            <text:p>GI-01; GI-07; 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68-0</text:p>
          </table:table-cell>
          <table:table-cell table:style-name="ce3" office:value-type="string" calcext:value-type="string">
            <text:p>SDI - Solução Documental Integrada</text:p>
          </table:table-cell>
          <table:table-cell table:style-name="ce3" office:value-type="string" calcext:value-type="string">
            <text:p>NCK GESTAO DA INFORMACAO S.A.</text:p>
          </table:table-cell>
          <table:table-cell table:style-name="ce3" office:value-type="string" calcext:value-type="string">
            <text:p>DANILO RODRIGUES NERY; THIAGO LUCAS DE LIMA OLIVEIRA</text:p>
          </table:table-cell>
          <table:table-cell table:style-name="ce3" office:value-type="string" calcext:value-type="string">
            <text:p>HTML; JAVA; JAVA SCRIPT</text:p>
          </table:table-cell>
          <table:table-cell table:style-name="ce3" office:value-type="string" calcext:value-type="string">
            <text:p>AD-01; AD-11; EC-04; IF-02; IF-04; IF-07</text:p>
          </table:table-cell>
          <table:table-cell table:style-name="ce3" office:value-type="string" calcext:value-type="string">
            <text:p>AP-03; AP-04; AT-01; AT-02; AT-04; CD-01; DS-07; GI-01; GI-02; TI-03; UT-06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69-9</text:p>
          </table:table-cell>
          <table:table-cell table:style-name="ce3" office:value-type="string" calcext:value-type="string">
            <text:p>Ensino de Idiomas</text:p>
          </table:table-cell>
          <table:table-cell table:number-columns-repeated="2" table:style-name="ce3" office:value-type="string" calcext:value-type="string">
            <text:p>TARSO LUIZ LOPES COELHO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D-04; IN-02</text:p>
          </table:table-cell>
          <table:table-cell table:style-name="ce3" office:value-type="string" calcext:value-type="string">
            <text:p>AP-01; E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70-2</text:p>
          </table:table-cell>
          <table:table-cell table:style-name="ce3" office:value-type="string" calcext:value-type="string">
            <text:p>Digital Identity</text:p>
          </table:table-cell>
          <table:table-cell table:style-name="ce3" office:value-type="string" calcext:value-type="string">
            <text:p>GROWTH TECH LTDA.</text:p>
          </table:table-cell>
          <table:table-cell table:style-name="ce3" office:value-type="string" calcext:value-type="string">
            <text:p>HUGO PIERRE CORREIA DA PAZ FURTADO</text:p>
          </table:table-cell>
          <table:table-cell table:style-name="ce3" office:value-type="string" calcext:value-type="string">
            <text:p>DJANGO; PYTHON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GI-01; GI-02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8"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71-0</text:p>
          </table:table-cell>
          <table:table-cell table:style-name="ce3" office:value-type="string" calcext:value-type="string">
            <text:p>Sig C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IVETE BRAGA VALENTE RODRIGUES; JOSE LUIZ DE ALMEIDA FONTOURA; LEILA RIODADES DHAER SANTOS; MARIA DE NAZARÉ CARDOSO ROCHA; ODLANIGER LOURENCO DAMACENO MONTEIRO; THEO CARLOS FLEXA RIBEIRO PIRES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IA-03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0"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72-9</text:p>
          </table:table-cell>
          <table:table-cell table:style-name="ce3" office:value-type="string" calcext:value-type="string">
            <text:p>Mapa de Gestão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NDERSON SILVA DE OLIVEIRA GÓES; ANTONIO MARCOS FERREIRA DE SOUZA; FLÁVIO RODRIGO CÂMARA ALVES; LEONARDO PINHEIRO ALVES; LORENNA GÓES DE QUEIROZ PAES; LUIZ GUILHERME FERREIRA CRUZ; MARCELO RODRIGUES SUNDIN; ODLANIGER LOURENCO DAMACENO MONTEIRO; PHELIPE AUGUSTO SIMÕES BITAR; RAFAEL SANTOS DOS REIS; THEO CARLOS FLEXA RIBEIRO PIRES; YURI ALVES BRASIL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AD-02; SV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2"/>
        </table:table-row>
        <table:table-row table:style-name="ro10"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73-7</text:p>
          </table:table-cell>
          <table:table-cell table:style-name="ce3" office:value-type="string" calcext:value-type="string">
            <text:p>Obras Pará - Módulo Fiscalização Web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NDERSON SILVA DE OLIVEIRA GÓES; ANTONIO MARCOS FERREIRA DE SOUZA; FLÁVIO RODRIGO CÂMARA ALVES; LEONARDO PINHEIRO ALVES; LORENNA GÓES DE QUEIROZ PAES; LUIZ GUILHERME FERREIRA CRUZ; MARCELO RODRIGUES SUNDIN; ODLANIGER LOURENCO DAMACENO MONTEIRO; PHELIPE AUGUSTO SIMÕES BITAR; RAFAEL SANTOS DOS REIS; THEO CARLOS FLEXA RIBEIRO PIRES; YURI ALVES BRASIL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AD-02; AD-04; CC-04</text:p>
          </table:table-cell>
          <table:table-cell table:style-name="ce3" office:value-type="string" calcext:value-type="string">
            <text:p>AP-02; AP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2"/>
        </table:table-row>
        <table:table-row table:style-name="ro10"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74-5</text:p>
          </table:table-cell>
          <table:table-cell table:style-name="ce3" office:value-type="string" calcext:value-type="string">
            <text:p>Sistema de Política e Fomento - SISPOF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NDERSON SILVA DE OLIVEIRA GÓES; ANTONIO MARCOS FERREIRA DE SOUZA; FLÁVIO RODRIGO CÂMARA ALVES; LEONARDO PINHEIRO ALVES; LORENNA GÓES DE QUEIROZ PAES; LUIZ GUILHERME FERREIRA CRUZ; MARCELO RODRIGUES SUNDIN; ODLANIGER LOURENCO DAMACENO MONTEIRO; PHELIPE AUGUSTO SIMÕES BITAR; RAFAEL SANTOS DOS REIS; THEO CARLOS FLEXA RIBEIRO PIRES; YURI ALVES BRASIL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AD-01; AD-02</text:p>
          </table:table-cell>
          <table:table-cell table:style-name="ce3" office:value-type="string" calcext:value-type="string">
            <text:p>AP-02; AP-03; AP-05; GI-06; SO-05; UT-06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2"/>
        </table:table-row>
        <table:table-row table:style-name="ro10"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75-3</text:p>
          </table:table-cell>
          <table:table-cell table:style-name="ce3" office:value-type="string" calcext:value-type="string">
            <text:p>Disque Denúncia 2.0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NDERSON SILVA DE OLIVEIRA GÓES; ANTONIO MARCOS FERREIRA DE SOUZA; FLÁVIO RODRIGO CÂMARA ALVES; LEONARDO PINHEIRO ALVES; LORENNA GÓES DE QUEIROZ PAES; LUIZ GUILHERME FERREIRA CRUZ; MARCELO RODRIGUES SUNDIN; ODLANIGER LOURENCO DAMACENO MONTEIRO; PHELIPE AUGUSTO SIMÕES BITAR; RAFAEL SANTOS DOS REIS; THEO CARLOS FLEXA RIBEIRO PIRES; YURI ALVES BRASIL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AD-01; AD-04; SV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2"/>
        </table:table-row>
        <table:table-row table:style-name="ro10"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76-1</text:p>
          </table:table-cell>
          <table:table-cell table:style-name="ce3" office:value-type="string" calcext:value-type="string">
            <text:p>Sistema de Inventário Turístico - INVITUR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NDERSON SILVA DE OLIVEIRA GÓES; ANTONIO MARCOS FERREIRA DE SOUZA; FLÁVIO RODRIGO CÂMARA ALVES; LEONARDO PINHEIRO ALVES; LORENNA GÓES DE QUEIROZ PAES; LUIZ GUILHERME FERREIRA CRUZ; MARCELO RODRIGUES SUNDIN; ODLANIGER LOURENCO DAMACENO MONTEIRO; PHELIPE AUGUSTO SIMÕES BITAR; RAFAEL SANTOS DOS REIS; THEO CARLOS FLEXA RIBEIRO PIRES; YURI ALVES BRASIL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SV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2"/>
        </table:table-row>
        <table:table-row table:style-name="ro29"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77-0</text:p>
          </table:table-cell>
          <table:table-cell table:style-name="ce3" office:value-type="string" calcext:value-type="string">
            <text:p>Sistema de Acompanhamento de Ações Estaduais e Demandas Municipais - e_Demandas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DRIANA NUNES TELES XISTO; ANTÔNIO RODRIGUES DE CASTRO JÚNIOR; CLÓVIS MACHADO DE SOUZA FILHO; EVANDRO CARLOS DE MORAES PAES; MARCOS VENÍCIOS CONCEIÇÃO DE ARAÚJO; ODLANIGER LOURENCO DAMACENO MONTEIRO; RENATA WARISS MONTEIRO; TATIANE BOTELHO BORGES; THEO CARLOS FLEXA RIBEIRO PIRES</text:p>
          </table:table-cell>
          <table:table-cell table:style-name="ce3" office:value-type="string" calcext:value-type="string">
            <text:p>JAVA; POSTGREE SQL</text:p>
          </table:table-cell>
          <table:table-cell table:style-name="ce3" office:value-type="string" calcext:value-type="string">
            <text:p>FN-04; FN-06; PL-02; PR-03</text:p>
          </table:table-cell>
          <table:table-cell table:style-name="ce3" office:value-type="string" calcext:value-type="string">
            <text:p>AP-02; AP-03; AT-06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11"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78-8</text:p>
          </table:table-cell>
          <table:table-cell table:style-name="ce3" office:value-type="string" calcext:value-type="string">
            <text:p>NGO OPUS</text:p>
          </table:table-cell>
          <table:table-cell table:style-name="ce3" office:value-type="string" calcext:value-type="string">
            <text:p>NGO SOLUCOES EM PROCESSOS LTDA</text:p>
          </table:table-cell>
          <table:table-cell table:style-name="ce3" office:value-type="string" calcext:value-type="string">
            <text:p>RAFAEL VALADARES ABREU GONTIJO</text:p>
          </table:table-cell>
          <table:table-cell table:style-name="ce3" office:value-type="string" calcext:value-type="string">
            <text:p>AJAX; CSS; HTML; JAVA SCRIPT</text:p>
          </table:table-cell>
          <table:table-cell table:style-name="ce3" office:value-type="string" calcext:value-type="string">
            <text:p>CC-03; CC-04</text:p>
          </table:table-cell>
          <table:table-cell table:style-name="ce3" office:value-type="string" calcext:value-type="string">
            <text:p>AP-02; AP-03; AP-04; AT-06; GI-01; GI-02; GI-04; GI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79-6</text:p>
          </table:table-cell>
          <table:table-cell table:style-name="ce3" office:value-type="string" calcext:value-type="string">
            <text:p>ImproveAssembly</text:p>
          </table:table-cell>
          <table:table-cell table:style-name="ce3" office:value-type="string" calcext:value-type="string">
            <text:p>UNIVERSIDADE FEDERAL DO PARÁ</text:p>
          </table:table-cell>
          <table:table-cell table:style-name="ce3" office:value-type="string" calcext:value-type="string">
            <text:p>ADONNEY ALLAN DE OLIVEIRA VERAS ; BRUNO MERLIM; PABLO HENRIQUE CARACCIOLO GOMES DE SÁL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BL-02; BL-04</text:p>
          </table:table-cell>
          <table:table-cell table:style-name="ce3" office:value-type="string" calcext:value-type="string">
            <text:p>AT-01; FA-01; TC-01; TC-03; UT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80-0</text:p>
          </table:table-cell>
          <table:table-cell table:style-name="ce3" office:value-type="string" calcext:value-type="string">
            <text:p>Aplicativo Autonomy</text:p>
          </table:table-cell>
          <table:table-cell table:style-name="ce3" office:value-type="string" calcext:value-type="string">
            <text:p>ELAINE C RODRIGUES GUSMAO</text:p>
          </table:table-cell>
          <table:table-cell table:style-name="ce3" office:value-type="string" calcext:value-type="string">
            <text:p>ELAINE C RODRIGUES GUSMAO; GUILHERME DA SILVA FIGUEIREDO; JUCELIO SOARES DOS SANTOS; TÂNIA COUTO MACHADO CHIANCA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S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2"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81-8</text:p>
          </table:table-cell>
          <table:table-cell table:style-name="ce3" office:value-type="string" calcext:value-type="string">
            <text:p>Xlung Assist Ped</text:p>
          </table:table-cell>
          <table:table-cell table:style-name="ce3" office:value-type="string" calcext:value-type="string">
            <text:p>XLUNG - PRESTAÇÃO DE SERVIÇOS EM DESENVOLVIMENTO DE SOFTWARE LTDA</text:p>
          </table:table-cell>
          <table:table-cell table:style-name="ce3" office:value-type="string" calcext:value-type="string">
            <text:p>ANDREA KELLY DA SIVEIRA CARVALHO; MARCELO ALCANTARA HOLANDA; RAFAEL BRUNO PESSOA DE ARAUJO; RICARDO VIANA FALCÃO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D-04; SD-05; SD-08</text:p>
          </table:table-cell>
          <table:table-cell table:style-name="ce3" office:value-type="string" calcext:value-type="string">
            <text:p>AP-01; DS-04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21"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82-6</text:p>
          </table:table-cell>
          <table:table-cell table:style-name="ce3" office:value-type="string" calcext:value-type="string">
            <text:p>Sistema Aferidor de Frequência Respiratória (SISAFRESP)</text:p>
          </table:table-cell>
          <table:table-cell table:style-name="ce3" office:value-type="string" calcext:value-type="string">
            <text:p>FUNDACAO UNIVERSIDADE FEDERAL DO VALE DO SAO FRANCISCO</text:p>
          </table:table-cell>
          <table:table-cell table:style-name="ce3" office:value-type="string" calcext:value-type="string">
            <text:p>ALISSON PEREIRA DOS SANTOS; DANIEL DOS SANTOS COSTA; MAX SANTANA ROLEMBERG FARIAS; MURILO SANTOS FREIRE; PAULO FERNANDO TAVARES FILHO; SÍLVIA HELENA NOGUEIRA TURCO</text:p>
          </table:table-cell>
          <table:table-cell table:style-name="ce3" office:value-type="string" calcext:value-type="string">
            <text:p>CSS; HTML; JAVA; JAVA SCRIPT; PHP</text:p>
          </table:table-cell>
          <table:table-cell table:style-name="ce3" office:value-type="string" calcext:value-type="string">
            <text:p>AG-10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83-4</text:p>
          </table:table-cell>
          <table:table-cell table:style-name="ce3" office:value-type="string" calcext:value-type="string">
            <text:p>Grupaly - Sua rede social organizada IOS</text:p>
          </table:table-cell>
          <table:table-cell table:style-name="ce3" office:value-type="string" calcext:value-type="string">
            <text:p>LOOPIX ENTRETENIMENTO S.A.</text:p>
          </table:table-cell>
          <table:table-cell table:style-name="ce3" office:value-type="string" calcext:value-type="string">
            <text:p>RODRIGO DE SOUZA BAPTISTA</text:p>
          </table:table-cell>
          <table:table-cell table:style-name="ce3" office:value-type="string" calcext:value-type="string">
            <text:p>SWIFT</text:p>
          </table:table-cell>
          <table:table-cell table:style-name="ce3" office:value-type="string" calcext:value-type="string">
            <text:p>AD-05; IF-07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84-2</text:p>
          </table:table-cell>
          <table:table-cell table:style-name="ce3" office:value-type="string" calcext:value-type="string">
            <text:p>Grupaly - Sua rede social organizada Android</text:p>
          </table:table-cell>
          <table:table-cell table:style-name="ce3" office:value-type="string" calcext:value-type="string">
            <text:p>LOOPIX ENTRETENIMENTO S.A.</text:p>
          </table:table-cell>
          <table:table-cell table:style-name="ce3" office:value-type="string" calcext:value-type="string">
            <text:p>RODRIGO DE SOUZA BAPTIST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5; IF-07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85-0</text:p>
          </table:table-cell>
          <table:table-cell table:style-name="ce3" office:value-type="string" calcext:value-type="string">
            <text:p>Grupaly - Sua rede social organizada Backend</text:p>
          </table:table-cell>
          <table:table-cell table:style-name="ce3" office:value-type="string" calcext:value-type="string">
            <text:p>LOOPIX ENTRETENIMENTO S.A.</text:p>
          </table:table-cell>
          <table:table-cell table:style-name="ce3" office:value-type="string" calcext:value-type="string">
            <text:p>MATHEUS DE SOUSA MONTEIRO FONSECA</text:p>
          </table:table-cell>
          <table:table-cell table:style-name="ce3" office:value-type="string" calcext:value-type="string">
            <text:p>NODEJS</text:p>
          </table:table-cell>
          <table:table-cell table:style-name="ce3" office:value-type="string" calcext:value-type="string">
            <text:p>IF-07; IF-10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3"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86-9</text:p>
          </table:table-cell>
          <table:table-cell table:style-name="ce3" office:value-type="string" calcext:value-type="string">
            <text:p>QUAN$QUIÉ - Software de auxílio na formação de preço dos produtos do setor confeccionista</text:p>
          </table:table-cell>
          <table:table-cell table:style-name="ce3" office:value-type="string" calcext:value-type="string">
            <text:p>CENTRO FEDERAL DE EDUCAÇÃO TECNOLÓGICA DE MINAS GERAIS</text:p>
          </table:table-cell>
          <table:table-cell table:style-name="ce3" office:value-type="string" calcext:value-type="string">
            <text:p>GABRIEL DE OLIVEIRA RABELO; GUILHERME HENRIQUE FONSECA NOGUEIRA; LEONARDO ANDRADE MOTTA DE LIMA; LUIZ OTÁVIO ANDRADE SOARES; LUÍS AUGUSTO MATTOS MENDES; MARIA DE LOURDES COUTO NOGUEIRA; RODRIGO REIS PEREIRA</text:p>
          </table:table-cell>
          <table:table-cell table:style-name="ce3" office:value-type="string" calcext:value-type="string">
            <text:p>CSS; HTML; JAVA SCRIPT; MYSQL; PHP</text:p>
          </table:table-cell>
          <table:table-cell table:style-name="ce3" office:value-type="string" calcext:value-type="string">
            <text:p>EC-04; IF-07; IF-10; IN-05</text:p>
          </table:table-cell>
          <table:table-cell table:style-name="ce3" office:value-type="string" calcext:value-type="string">
            <text:p>AP-02; AP-03; 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9"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87-7</text:p>
          </table:table-cell>
          <table:table-cell table:style-name="ce3" office:value-type="string" calcext:value-type="string">
            <text:p>CPqD3626 - CPqD Plant Management - V.8.27.280</text:p>
          </table:table-cell>
          <table:table-cell table:style-name="ce3" office:value-type="string" calcext:value-type="string">
            <text:p>FUNDACAO CPQD - CENTRO DE PESQUISA E DESENVOLVIMENTO EM TELECOMUNICACOES</text:p>
          </table:table-cell>
          <table:table-cell table:style-name="ce3" office:value-type="string" calcext:value-type="string">
            <text:p>JANE ELLEN MORALES; LINCOLN RODRIGO SIL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2; TC-03; TC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88-5</text:p>
          </table:table-cell>
          <table:table-cell table:style-name="ce3" office:value-type="string" calcext:value-type="string">
            <text:p>Gerenciador Fiscal - FIPO</text:p>
          </table:table-cell>
          <table:table-cell table:style-name="ce3" office:value-type="string" calcext:value-type="string">
            <text:p>GERENCIADOR FISCAL E AUDITOR TRIBUTARIO LTDA</text:p>
          </table:table-cell>
          <table:table-cell table:style-name="ce3" office:value-type="string" calcext:value-type="string">
            <text:p>JULIANA SCHNEIDER MACHITI; LAIS DE OLIVEIRA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C-05; EC-13; FN-01; FN-05; FN-06</text:p>
          </table:table-cell>
          <table:table-cell table:style-name="ce3" office:value-type="string" calcext:value-type="string">
            <text:p>AP-02; AP-03; AP-04; AP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8"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89-3</text:p>
          </table:table-cell>
          <table:table-cell table:style-name="ce3" office:value-type="string" calcext:value-type="string">
            <text:p>Guia educacional de boas práticas para a segurança da informação</text:p>
          </table:table-cell>
          <table:table-cell table:style-name="ce3" office:value-type="string" calcext:value-type="string">
            <text:p>FACULDADE SÃO MIGUEL; UNIVERSIDADE FEDERAL RURAL DE PERNAMBUCO</text:p>
          </table:table-cell>
          <table:table-cell table:style-name="ce3" office:value-type="string" calcext:value-type="string">
            <text:p>CRISTIANE DOMINGOS DE AQUINO; EMANOEL GUILHERME BARROS; GABRIEL QUEIROZ DE LIRA; ISAQUE LOPES DA SILVA; JORGE LUIS DE LIRA TAVARES JUNIOR; MARCELO MENDONCA TEIXEIRA; PAULO HENRIQUE DE LEMOS; WDSON EPAMINONDAS DE CARVALH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7; ED-06; IF-01</text:p>
          </table:table-cell>
          <table:table-cell table:style-name="ce3" office:value-type="string" calcext:value-type="string">
            <text:p>AT-01; AV-01; 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7"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90-7</text:p>
          </table:table-cell>
          <table:table-cell table:style-name="ce3" office:value-type="string" calcext:value-type="string">
            <text:p>Sistema de Gestão de Perícias Criminais</text:p>
          </table:table-cell>
          <table:table-cell table:style-name="ce3" office:value-type="string" calcext:value-type="string">
            <text:p>FUNDAÇÃO UNIVERSIDADE FEDERAL DO TOCANTINS</text:p>
          </table:table-cell>
          <table:table-cell table:style-name="ce3" office:value-type="string" calcext:value-type="string">
            <text:p>ARY HENRIQUE MORAIS DE OLIVEIRA; GLENDA MICHELE BOTELHO; THIAGO MAGALHÃES DE BRITO RODRIGUES</text:p>
          </table:table-cell>
          <table:table-cell table:style-name="ce3" office:value-type="string" calcext:value-type="string">
            <text:p>JAVA SCRIPT; PYTHON</text:p>
          </table:table-cell>
          <table:table-cell table:style-name="ce3" office:value-type="string" calcext:value-type="string">
            <text:p>SV-01</text:p>
          </table:table-cell>
          <table:table-cell table:style-name="ce3" office:value-type="string" calcext:value-type="string">
            <text:p>AP-01; A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3"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91-5</text:p>
          </table:table-cell>
          <table:table-cell table:style-name="ce3" office:value-type="string" calcext:value-type="string">
            <text:p>Sistema de Gestão Educacional de Fármacos</text:p>
          </table:table-cell>
          <table:table-cell table:style-name="ce3" office:value-type="string" calcext:value-type="string">
            <text:p>FACULDADE SÃO MIGUEL; UNIVERSIDADE FEDERAL RURAL DE PERNAMBUCO</text:p>
          </table:table-cell>
          <table:table-cell table:style-name="ce3" office:value-type="string" calcext:value-type="string">
            <text:p>CRISTIANE DOMINGOS DE AQUINO; HEVERTON KLEIDSON DE LIMA SILVA; JEFFERSON VENTURA DA SILVA; JOAO HENRIQUE DA SILVA LUZ; MARCELO MENDONCA TEIXEIRA; MICHELLY MORAES TEIXEIRA; YASMIN LOPES CRISTIAN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6; AD-07; IF-01</text:p>
          </table:table-cell>
          <table:table-cell table:style-name="ce3" office:value-type="string" calcext:value-type="string">
            <text:p>AT-01; AV-01; FA-01; GI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7"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92-3</text:p>
          </table:table-cell>
          <table:table-cell table:style-name="ce3" office:value-type="string" calcext:value-type="string">
            <text:p>Sistema de inteligência artificial para a educação infantil</text:p>
          </table:table-cell>
          <table:table-cell table:style-name="ce3" office:value-type="string" calcext:value-type="string">
            <text:p>FACULDADE SÃO MIGUEL; UNIVERSIDADE FEDERAL RURAL DE PERNAMBUCO</text:p>
          </table:table-cell>
          <table:table-cell table:style-name="ce3" office:value-type="string" calcext:value-type="string">
            <text:p>CRISTIANE DOMINGOS DE AQUINO; MARCELO MENDONCA TEIXEIRA; NELSON VIEIRA DA CUNHA LIMA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AD-07; ED-06; IF-01</text:p>
          </table:table-cell>
          <table:table-cell table:style-name="ce3" office:value-type="string" calcext:value-type="string">
            <text:p>AT-01; AV-01; 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93-1</text:p>
          </table:table-cell>
          <table:table-cell table:style-name="ce3" office:value-type="string" calcext:value-type="string">
            <text:p>Portal de Transparência do Terceiro Setor.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DOUGLAS RODRIGUES CAETANO; FABIAN RODRIGUES CAETANO</text:p>
          </table:table-cell>
          <table:table-cell table:style-name="ce3" office:value-type="string" calcext:value-type="string">
            <text:p>JAVA; POSTGREE SQL; SQL</text:p>
          </table:table-cell>
          <table:table-cell table:style-name="ce3" office:value-type="string" calcext:value-type="string">
            <text:p>AD-02; AD-04; DI-01; FN-01; FN-04</text:p>
          </table:table-cell>
          <table:table-cell table:style-name="ce3" office:value-type="string" calcext:value-type="string">
            <text:p>AP-03; CD-01; FA-01; GI-01; GI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0"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94-0</text:p>
          </table:table-cell>
          <table:table-cell table:style-name="ce3" office:value-type="string" calcext:value-type="string">
            <text:p>Sistema Processo de Musicalização Carlos Gomes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DRIANA NUNES TELES XISTO; CLÓVIS MACHADO DE SOUZA FILHO; ELISIO DOS SANTOS CABRAL; EMERSON LUIZ FRANÇA BONNETERRE; JOSÉ AUGUSTO DA SILVA FERNANDES; ODLANIGER LOURENCO DAMACENO MONTEIRO; THEO CARLOS FLEXA RIBEIRO PIRES</text:p>
          </table:table-cell>
          <table:table-cell table:style-name="ce3" office:value-type="string" calcext:value-type="string">
            <text:p>JAVA; POSTGREE SQL</text:p>
          </table:table-cell>
          <table:table-cell table:style-name="ce3" office:value-type="string" calcext:value-type="string">
            <text:p>AD-01; AD-07; DI-01</text:p>
          </table:table-cell>
          <table:table-cell table:style-name="ce3" office:value-type="string" calcext:value-type="string">
            <text:p>AP-03; AT-06; GI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7"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95-8</text:p>
          </table:table-cell>
          <table:table-cell table:style-name="ce3" office:value-type="string" calcext:value-type="string">
            <text:p>One Dance</text:p>
          </table:table-cell>
          <table:table-cell table:style-name="ce3" office:value-type="string" calcext:value-type="string">
            <text:p>INSTITUTO FEDERAL DE EDUCAÇÃO CIÊNCIA E TECNOLOGIA DO ESPIRITO SANTO</text:p>
          </table:table-cell>
          <table:table-cell table:style-name="ce3" office:value-type="string" calcext:value-type="string">
            <text:p>GIOVANY FROSSARD TEIXEIRA; HÉRICLES SANTOS FERNANDES; ISAQUE BRUNORO LIBERATO; LUIZ FERNANDO REINOSO</text:p>
          </table:table-cell>
          <table:table-cell table:style-name="ce3" office:value-type="string" calcext:value-type="string">
            <text:p>C#; XML</text:p>
          </table:table-cell>
          <table:table-cell table:style-name="ce3" office:value-type="string" calcext:value-type="string">
            <text:p>CO-02; ED-06; IN-02</text:p>
          </table:table-cell>
          <table:table-cell table:style-name="ce3" office:value-type="string" calcext:value-type="string">
            <text:p>ET-01; FA-01; GI-06; TC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30"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96-6</text:p>
          </table:table-cell>
          <table:table-cell table:style-name="ce3" office:value-type="string" calcext:value-type="string">
            <text:p>Atualização Cadastral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DELAIDE DE ALMEIDA EVANGELISTA; ADRIANA NUNES TELES XISTO; DOUGLAS PINHEIRO PAIVA; EVANDRO CARLOS DE MORAES PAES; JOSÉ AUGUSTO DA SILVA FERNANDES; MARCOS VENÍCIOS CONCEIÇÃO DE ARAÚJO; MARIA DO SOCORRO HOMOBONO BALIEIRO; ODLANIGER LOURENCO DAMACENO MONTEIRO; THEO CARLOS FLEXA RIBEIRO PIRES</text:p>
          </table:table-cell>
          <table:table-cell table:style-name="ce3" office:value-type="string" calcext:value-type="string">
            <text:p>JAVA; PHP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98-2</text:p>
          </table:table-cell>
          <table:table-cell table:style-name="ce3" office:value-type="string" calcext:value-type="string">
            <text:p>Wiredata Collector - WDC</text:p>
          </table:table-cell>
          <table:table-cell table:style-name="ce3" office:value-type="string" calcext:value-type="string">
            <text:p>ZERUM RESEARCH AND TECHNOLOGY DO BRASIL LTDA</text:p>
          </table:table-cell>
          <table:table-cell table:style-name="ce3" office:value-type="string" calcext:value-type="string">
            <text:p>JOSÉ WILAME ARAÚJO RODRIGUES</text:p>
          </table:table-cell>
          <table:table-cell table:style-name="ce3" office:value-type="string" calcext:value-type="string">
            <text:p>C; C++; PYTHON</text:p>
          </table:table-cell>
          <table:table-cell table:style-name="ce3" office:value-type="string" calcext:value-type="string">
            <text:p>IF-02; IF-07; IF-10</text:p>
          </table:table-cell>
          <table:table-cell table:style-name="ce3" office:value-type="string" calcext:value-type="string">
            <text:p>AP-04; AV-01; IA-02; TI-01; UT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02-4</text:p>
          </table:table-cell>
          <table:table-cell table:style-name="ce3" office:value-type="string" calcext:value-type="string">
            <text:p>Wiredata Analytics (WDA)</text:p>
          </table:table-cell>
          <table:table-cell table:style-name="ce3" office:value-type="string" calcext:value-type="string">
            <text:p>ZERUM RESEARCH AND TECHNOLOGY DO BRASIL LTDA</text:p>
          </table:table-cell>
          <table:table-cell table:style-name="ce3" office:value-type="string" calcext:value-type="string">
            <text:p>JOSÉ WILAME ARAÚJO RODRIGUES</text:p>
          </table:table-cell>
          <table:table-cell table:style-name="ce3" office:value-type="string" calcext:value-type="string">
            <text:p>CSS; DJANGO; HTML; JAVA SCRIPT; JSON; PYTHON; SHELL SCRIPT</text:p>
          </table:table-cell>
          <table:table-cell table:style-name="ce3" office:value-type="string" calcext:value-type="string">
            <text:p>IF-07; IF-10; IN-02; TC-01</text:p>
          </table:table-cell>
          <table:table-cell table:style-name="ce3" office:value-type="string" calcext:value-type="string">
            <text:p>AV-01; GI-01; GI-08; IA-01; TI-01; UT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03-2</text:p>
          </table:table-cell>
          <table:table-cell table:style-name="ce3" office:value-type="string" calcext:value-type="string">
            <text:p>Security Analytics</text:p>
          </table:table-cell>
          <table:table-cell table:style-name="ce3" office:value-type="string" calcext:value-type="string">
            <text:p>ZERUM RESEARCH AND TECHNOLOGY DO BRASIL LTDA</text:p>
          </table:table-cell>
          <table:table-cell table:style-name="ce3" office:value-type="string" calcext:value-type="string">
            <text:p>JOSÉ WILAME ARAÚJO RODRIGUE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IF-02; IF-04; IF-07; IF-10</text:p>
          </table:table-cell>
          <table:table-cell table:style-name="ce3" office:value-type="string" calcext:value-type="string">
            <text:p>AP-04; IA-01; PD-01; UT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07-5</text:p>
          </table:table-cell>
          <table:table-cell table:style-name="ce3" office:value-type="string" calcext:value-type="string">
            <text:p>CNA Go</text:p>
          </table:table-cell>
          <table:table-cell table:style-name="ce3" office:value-type="string" calcext:value-type="string">
            <text:p>GO TECNOLOGIA EM EDUCACAO S.A.</text:p>
          </table:table-cell>
          <table:table-cell table:style-name="ce3" office:value-type="string" calcext:value-type="string">
            <text:p>CASSIO AUGUSTO SEREA</text:p>
          </table:table-cell>
          <table:table-cell table:style-name="ce3" office:value-type="string" calcext:value-type="string">
            <text:p>JAVA; JAVA SCRIPT; JQUERY; SQL</text:p>
          </table:table-cell>
          <table:table-cell table:style-name="ce3" office:value-type="string" calcext:value-type="string">
            <text:p>AD-05; AD-08; AD-11; ED-01; ED-02; ED-03; ED-04; ED-06; FN-05</text:p>
          </table:table-cell>
          <table:table-cell table:style-name="ce3" office:value-type="string" calcext:value-type="string">
            <text:p>AP-01; AP-02; AP-03; AP-04; AV-01; CD-01; FA-04; GI-01; GI-02; GI-05; GI-06; IA-02; IA-03; PD-01; PD-02; PD-03; PD-04; PD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08-3</text:p>
          </table:table-cell>
          <table:table-cell table:style-name="ce3" office:value-type="string" calcext:value-type="string">
            <text:p>Programa Sophie</text:p>
          </table:table-cell>
          <table:table-cell table:number-columns-repeated="2" table:style-name="ce3" office:value-type="string" calcext:value-type="string">
            <text:p>RODRIGO FERRI PONTES</text:p>
          </table:table-cell>
          <table:table-cell table:style-name="ce3" office:value-type="string" calcext:value-type="string">
            <text:p>CSS; FRAMEWORK; HTML; JAVA SCRIPT; JQUERY; PHP; SQL; XML</text:p>
          </table:table-cell>
          <table:table-cell table:style-name="ce3" office:value-type="string" calcext:value-type="string">
            <text:p>CO-02</text:p>
          </table:table-cell>
          <table:table-cell table:style-name="ce3" office:value-type="string" calcext:value-type="string">
            <text:p>AP-01; AT-01; FA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09-1</text:p>
          </table:table-cell>
          <table:table-cell table:style-name="ce3" office:value-type="string" calcext:value-type="string">
            <text:p>E-RECURSOS - Sistema de Gestão e Assessoria Especializada em Defesas e Recursos de Multas de Trânsito</text:p>
          </table:table-cell>
          <table:table-cell table:number-columns-repeated="2" table:style-name="ce3" office:value-type="string" calcext:value-type="string">
            <text:p>JOSE NILSON DA TRINDADE</text:p>
          </table:table-cell>
          <table:table-cell table:style-name="ce3" office:value-type="string" calcext:value-type="string">
            <text:p>AJAX; CSS; DHTML; EXCEL; FLASH; HTML; JAVA SCRIPT; JQUERY; JSF; MYSQL; PHP; XHTML</text:p>
          </table:table-cell>
          <table:table-cell table:style-name="ce3" office:value-type="string" calcext:value-type="string">
            <text:p>AD-05; AD-10; AD-11; FN-06; IF-02; IF-03; IF-07; IF-08; IF-09; IF-10; TB-01</text:p>
          </table:table-cell>
          <table:table-cell table:style-name="ce3" office:value-type="string" calcext:value-type="string">
            <text:p>AP-01; AP-02; AP-04; AT-01; AT-02; AT-03; AT-06; AT-07; CD-01; CD-03; CD-04; CD-05; CD-06; CT-03; CT-04; DS-01; DS-02; DS-04; DS-07; FA-01; FA-02; FA-03; GI-01; GI-02; GI-03; GI-04; GI-05; GI-06; GI-07; GI-08; IA-02; LG-06; PD-01; PD-02; PD-05; SO-02; SO-05; SO-06; SO-07; SO-08; SO-09; TI-03; TI-04; UT-01; UT-02; UT-03; UT-05; UT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8"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10-5</text:p>
          </table:table-cell>
          <table:table-cell table:style-name="ce3" office:value-type="string" calcext:value-type="string">
            <text:p>Terceiro Setor Pará Digital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HITOSHI SEKI YANAGUIBASHI; ISABELLE DPAULA OLIVEIRA DAVID; ODLANIGER LOURENCO DAMACENO MONTEIRO; THEO CARLOS FLEXA RIBEIRO PIRES; VICTOR HUGO DOS SANTOS TELLES; YUSSEF LOBATO TOUTENGE</text:p>
          </table:table-cell>
          <table:table-cell table:style-name="ce3" office:value-type="string" calcext:value-type="string">
            <text:p>JAVA; OUTROS</text:p>
          </table:table-cell>
          <table:table-cell table:style-name="ce3" office:value-type="string" calcext:value-type="string">
            <text:p>AD-01; AN-01; AN-02; AN-03; TB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29"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11-3</text:p>
          </table:table-cell>
          <table:table-cell table:style-name="ce3" office:value-type="string" calcext:value-type="string">
            <text:p>Portal do Servidor</text:p>
          </table:table-cell>
          <table:table-cell table:style-name="ce3" office:value-type="string" calcext:value-type="string">
            <text:p>EMPRESA DE TECNOLOGIA DA INFORMACAO E COMUNICACAO DO ESTADO DO PARA - PRODEPA</text:p>
          </table:table-cell>
          <table:table-cell table:style-name="ce3" office:value-type="string" calcext:value-type="string">
            <text:p>ADRIANA NUNES TELES XISTO; ANTONIO SOARES LOBATO; DOUGLAS PINHEIRO PAIVA; EDINAMAR ANDRADE CORRÊA; EVANDRO CARLOS DE MORAES PAES; FLÁVIO RODRIGO CÂMARA ALVES; JOSÉ AUGUSTO DA SILVA FERNANDES; ODLANIGER LOURENCO DAMACENO MONTEIRO; THEO CARLOS FLEXA RIBEIRO PIRES</text:p>
          </table:table-cell>
          <table:table-cell table:style-name="ce3" office:value-type="string" calcext:value-type="string">
            <text:p>MYSQL; PHP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1; GI-01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9"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12-1</text:p>
          </table:table-cell>
          <table:table-cell table:style-name="ce3" office:value-type="string" calcext:value-type="string">
            <text:p>Pé Diabético</text:p>
          </table:table-cell>
          <table:table-cell table:style-name="ce3" office:value-type="string" calcext:value-type="string">
            <text:p>SÔNIA MARIA SOARES</text:p>
          </table:table-cell>
          <table:table-cell table:style-name="ce3" office:value-type="string" calcext:value-type="string">
            <text:p>BRENO MAX HORTA MELO; MARIA FERNANDA SILVEIRA SCARCELLA; PAULO RODRIGUES GOMES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SD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13-0</text:p>
          </table:table-cell>
          <table:table-cell table:style-name="ce3" office:value-type="string" calcext:value-type="string">
            <text:p>RCA PDV</text:p>
          </table:table-cell>
          <table:table-cell table:style-name="ce3" office:value-type="string" calcext:value-type="string">
            <text:p>R. C. A. SISTEMAS LTDA - ME</text:p>
          </table:table-cell>
          <table:table-cell table:style-name="ce3" office:value-type="string" calcext:value-type="string">
            <text:p>SÉRGIO LESSA</text:p>
          </table:table-cell>
          <table:table-cell table:style-name="ce3" office:value-type="string" calcext:value-type="string">
            <text:p>.NET; C#; SQL</text:p>
          </table:table-cell>
          <table:table-cell table:style-name="ce3" office:value-type="string" calcext:value-type="string">
            <text:p>AD-01; AD-02; AD-03; AD-05; AD-08; AD-11; AG-10</text:p>
          </table:table-cell>
          <table:table-cell table:style-name="ce3" office:value-type="string" calcext:value-type="string">
            <text:p>AP-01; AP-03; AT-01; AT-03; CD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14-8</text:p>
          </table:table-cell>
          <table:table-cell table:style-name="ce3" office:value-type="string" calcext:value-type="string">
            <text:p>Sistema de Gestão da Atenção Básica</text:p>
          </table:table-cell>
          <table:table-cell table:number-columns-repeated="2" table:style-name="ce3" office:value-type="string" calcext:value-type="string">
            <text:p>ANDRE GAMA DE MENEZES</text:p>
          </table:table-cell>
          <table:table-cell table:style-name="ce3" office:value-type="string" calcext:value-type="string">
            <text:p>JAVA; JAVA SCRIPT; JSF; POSTGREE SQL; XHTML</text:p>
          </table:table-cell>
          <table:table-cell table:style-name="ce3" office:value-type="string" calcext:value-type="string">
            <text:p>SD-02; SD-05</text:p>
          </table:table-cell>
          <table:table-cell table:style-name="ce3" office:value-type="string" calcext:value-type="string">
            <text:p>AP-01; AP-03; AV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05156-0</text:p>
          </table:table-cell>
          <table:table-cell table:style-name="ce3" office:value-type="string" calcext:value-type="string">
            <text:p>CN-MPA</text:p>
          </table:table-cell>
          <table:table-cell table:style-name="ce3" office:value-type="string" calcext:value-type="string">
            <text:p>CONAM - CONSULTORIA EM ADMINISTRAÇÃO MUNICIPAL S/C LTDA.</text:p>
          </table:table-cell>
          <table:table-cell table:style-name="ce3" office:value-type="string" calcext:value-type="string">
            <text:p>DOUGLAS RODRIGUES CAETANO; FABIAN RODRIGUES CAETAN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4; IF-01; IF-02; IF-06; IF-07</text:p>
          </table:table-cell>
          <table:table-cell table:style-name="ce3" office:value-type="string" calcext:value-type="string">
            <text:p>AP-01; AP-02; AP-03; GI-01; GI-02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05731-1</text:p>
          </table:table-cell>
          <table:table-cell table:style-name="ce3" office:value-type="string" calcext:value-type="string">
            <text:p>CN-SIAP-PREV</text:p>
          </table:table-cell>
          <table:table-cell table:style-name="ce3" office:value-type="string" calcext:value-type="string">
            <text:p>CONAM - CONSULTORIA EM ADMINISTRAÇÃO MUNICIPAL S/C LTDA.</text:p>
          </table:table-cell>
          <table:table-cell table:style-name="ce3" office:value-type="string" calcext:value-type="string">
            <text:p>DOUGLAS RODRIGUES CAETANO</text:p>
          </table:table-cell>
          <table:table-cell table:style-name="ce3" office:value-type="string" calcext:value-type="string">
            <text:p>DATAFLEX</text:p>
          </table:table-cell>
          <table:table-cell table:style-name="ce3" office:value-type="string" calcext:value-type="string">
            <text:p>AD-04; IF-02; IF-07; PR-01; PR-02</text:p>
          </table:table-cell>
          <table:table-cell table:style-name="ce3" office:value-type="string" calcext:value-type="string">
            <text:p>AP-01; AP-02; AP-03; GI-01; GI-02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06966-5</text:p>
          </table:table-cell>
          <table:table-cell table:style-name="ce3" office:value-type="string" calcext:value-type="string">
            <text:p>CN-MDA</text:p>
          </table:table-cell>
          <table:table-cell table:style-name="ce3" office:value-type="string" calcext:value-type="string">
            <text:p>CONAM - CONSULTORIA EM ADMINISTRAÇÃO MUNICIPAL S/C LTDA.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4; DI-03; FN-01; IF-02; IF-07</text:p>
          </table:table-cell>
          <table:table-cell table:style-name="ce3" office:value-type="string" calcext:value-type="string">
            <text:p>AP-01; AP-03; GI-01; GI-04; GI-06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06967-0</text:p>
          </table:table-cell>
          <table:table-cell table:style-name="ce3" office:value-type="string" calcext:value-type="string">
            <text:p>CN-MGT</text:p>
          </table:table-cell>
          <table:table-cell table:style-name="ce3" office:value-type="string" calcext:value-type="string">
            <text:p>CONAM - CONSULTORIA EM ADMINISTRAÇÃO MUNICIPAL S/C LTDA.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4; FN-01; FN-05; IF-02; IF-07</text:p>
          </table:table-cell>
          <table:table-cell table:style-name="ce3" office:value-type="string" calcext:value-type="string">
            <text:p>AP-01; AP-03; GI-01; GI-04; GI-06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06968-2</text:p>
          </table:table-cell>
          <table:table-cell table:style-name="ce3" office:value-type="string" calcext:value-type="string">
            <text:p>CN-MDE-VIEW</text:p>
          </table:table-cell>
          <table:table-cell table:style-name="ce3" office:value-type="string" calcext:value-type="string">
            <text:p>CONAM - CONSULTORIA EM ADMINISTRAÇÃO MUNICIPAL S/C LTDA.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4; DI-01; IF-01; IF-06; IF-08</text:p>
          </table:table-cell>
          <table:table-cell table:style-name="ce3" office:value-type="string" calcext:value-type="string">
            <text:p>AP-01; AP-03; GI-01; GI-06; UT-06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01-3</text:p>
          </table:table-cell>
          <table:table-cell table:style-name="ce3" office:value-type="string" calcext:value-type="string">
            <text:p>EMPA - Ensino da Medida da Pressão Arterial</text:p>
          </table:table-cell>
          <table:table-cell table:style-name="ce3" office:value-type="string" calcext:value-type="string">
            <text:p>UNIVERSIDADE FEDERAL DE ALFENAS - UNIFAL-MG</text:p>
          </table:table-cell>
          <table:table-cell table:style-name="ce3" office:value-type="string" calcext:value-type="string">
            <text:p>ALAN LE SENECHAL; BARBARA CAROLINY PEREIRA; MARCOS DE ABREU NERY; RONALDO LIRA ROCHA DA SILVA; SILVANA MARIA COELHO LEITE FAVA; ZELIA MARILDA RODRIGUES RESCK</text:p>
          </table:table-cell>
          <table:table-cell table:style-name="ce3" office:value-type="string" calcext:value-type="string">
            <text:p>C#; HTML</text:p>
          </table:table-cell>
          <table:table-cell table:style-name="ce3" office:value-type="string" calcext:value-type="string">
            <text:p>ED-01; ED-04; ED-06; IF-04; SD-01</text:p>
          </table:table-cell>
          <table:table-cell table:style-name="ce3" office:value-type="string" calcext:value-type="string">
            <text:p>AP-01; CD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02-1</text:p>
          </table:table-cell>
          <table:table-cell table:style-name="ce3" office:value-type="string" calcext:value-type="string">
            <text:p>GCASPP Sistemas</text:p>
          </table:table-cell>
          <table:table-cell table:style-name="ce3" office:value-type="string" calcext:value-type="string">
            <text:p>GAP CONSULTORIA CONTABIL LTDA - EPP</text:p>
          </table:table-cell>
          <table:table-cell table:style-name="ce3" office:value-type="string" calcext:value-type="string">
            <text:p>ANTONIO ROGÉRIO PEREIRA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FN-01; FN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03-0</text:p>
          </table:table-cell>
          <table:table-cell table:style-name="ce3" office:value-type="string" calcext:value-type="string">
            <text:p>Plataforma de Municípios</text:p>
          </table:table-cell>
          <table:table-cell table:style-name="ce3" office:value-type="string" calcext:value-type="string">
            <text:p>IPT INSTITUTO DE PESQUISAS TECNOLÓGICAS DO EST.S.PAULO S/A</text:p>
          </table:table-cell>
          <table:table-cell table:style-name="ce3" office:value-type="string" calcext:value-type="string">
            <text:p>ELSON MARQUES DA SILVA; JAYRO DUQUE NETO; KELSEY MAGALHÃES MELO; MARCELO CRISTIANO RUSSO; MARIA CRISTINA MACHADO DOMINGUES; TATIANA ORFALI S MESTRES</text:p>
          </table:table-cell>
          <table:table-cell table:style-name="ce3" office:value-type="string" calcext:value-type="string">
            <text:p>.NET; C#; HTML; JAVA SCRIPT</text:p>
          </table:table-cell>
          <table:table-cell table:style-name="ce3" office:value-type="string" calcext:value-type="string">
            <text:p>AD-01; AD-02; AD-04; IF-02</text:p>
          </table:table-cell>
          <table:table-cell table:style-name="ce3" office:value-type="string" calcext:value-type="string">
            <text:p>FA-01; GI-01; GI-07; IA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9"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04-8</text:p>
          </table:table-cell>
          <table:table-cell table:style-name="ce3" office:value-type="string" calcext:value-type="string">
            <text:p>CTRE</text:p>
          </table:table-cell>
          <table:table-cell table:number-columns-repeated="2" table:style-name="ce3" office:value-type="string" calcext:value-type="string">
            <text:p>FRANCISCO MIGUEL DE SOUSA GOULÃO REGO</text:p>
          </table:table-cell>
          <table:table-cell table:style-name="ce3" office:value-type="string" calcext:value-type="string">
            <text:p>CSS; JAVA SCRIPT; JQUERY; MYSQL; PHP</text:p>
          </table:table-cell>
          <table:table-cell table:style-name="ce3" office:value-type="string" calcext:value-type="string">
            <text:p>AD-04; IF-07; MA-03; MA-04; SM-02; SM-03</text:p>
          </table:table-cell>
          <table:table-cell table:style-name="ce3" office:value-type="string" calcext:value-type="string">
            <text:p>AP-01; AP-02; AP-03; AP-04; AT-06; DS-01; SO-01; TI-01; T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06-4</text:p>
          </table:table-cell>
          <table:table-cell table:style-name="ce3" office:value-type="string" calcext:value-type="string">
            <text:p>DIALOX - Plataforma de Gerenciamento e Envio de SMS</text:p>
          </table:table-cell>
          <table:table-cell table:style-name="ce3" office:value-type="string" calcext:value-type="string">
            <text:p>IMPACTO POSITIVO COMERCIO E SERVIÇO DE INFORMATICA LTDA</text:p>
          </table:table-cell>
          <table:table-cell table:style-name="ce3" office:value-type="string" calcext:value-type="string">
            <text:p>THIAGO CARTONI ZAG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O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07-2</text:p>
          </table:table-cell>
          <table:table-cell table:style-name="ce3" office:value-type="string" calcext:value-type="string">
            <text:p>PREFEITURA COM VC - Plataforma de Governança Colaborativa</text:p>
          </table:table-cell>
          <table:table-cell table:style-name="ce3" office:value-type="string" calcext:value-type="string">
            <text:p>IMPACTO POSITIVO COMERCIO E SERVIÇO DE INFORMATICA LTDA</text:p>
          </table:table-cell>
          <table:table-cell table:style-name="ce3" office:value-type="string" calcext:value-type="string">
            <text:p>THIAGO CARTONI ZAG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08-0</text:p>
          </table:table-cell>
          <table:table-cell table:style-name="ce3" office:value-type="string" calcext:value-type="string">
            <text:p>DIA A DIA CORRETORES</text:p>
          </table:table-cell>
          <table:table-cell table:number-columns-repeated="2" table:style-name="ce3" office:value-type="string" calcext:value-type="string">
            <text:p>VITOR SAMUEL SILVA DE FREITAS</text:p>
          </table:table-cell>
          <table:table-cell table:style-name="ce3" office:value-type="string" calcext:value-type="string">
            <text:p>CSS; HTML; JAVA; JAVA SCRIPT; JQUERY; MYSQL</text:p>
          </table:table-cell>
          <table:table-cell table:style-name="ce3" office:value-type="string" calcext:value-type="string">
            <text:p>SV-02</text:p>
          </table:table-cell>
          <table:table-cell table:style-name="ce3" office:value-type="string" calcext:value-type="string">
            <text:p>AP-01; AP-02; AP-03; AT-01; AT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09-9</text:p>
          </table:table-cell>
          <table:table-cell table:style-name="ce3" office:value-type="string" calcext:value-type="string">
            <text:p>SAGCOM - sistema de Automação e Gestão Comercial</text:p>
          </table:table-cell>
          <table:table-cell table:number-columns-repeated="2" table:style-name="ce3" office:value-type="string" calcext:value-type="string">
            <text:p>LUCIANO MELO DA SIL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5; AD-10; FN-05</text:p>
          </table:table-cell>
          <table:table-cell table:style-name="ce3" office:value-type="string" calcext:value-type="string">
            <text:p>AT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10-2</text:p>
          </table:table-cell>
          <table:table-cell table:style-name="ce3" office:value-type="string" calcext:value-type="string">
            <text:p>Selfbooking Lemontech</text:p>
          </table:table-cell>
          <table:table-cell table:style-name="ce3" office:value-type="string" calcext:value-type="string">
            <text:p>LEMONTECH INFORMÁTICA LTDA</text:p>
          </table:table-cell>
          <table:table-cell table:style-name="ce3" office:value-type="string" calcext:value-type="string">
            <text:p>MARCOS ARBAITMAN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5; SV-04</text:p>
          </table:table-cell>
          <table:table-cell table:style-name="ce3" office:value-type="string" calcext:value-type="string">
            <text:p>AP-01; AP-02; AP-03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11-0</text:p>
          </table:table-cell>
          <table:table-cell table:style-name="ce3" office:value-type="string" calcext:value-type="string">
            <text:p>Câmara Online - Plataforma de Fiscalização Colaborativa</text:p>
          </table:table-cell>
          <table:table-cell table:style-name="ce3" office:value-type="string" calcext:value-type="string">
            <text:p>CONTÉM TECNOLOGIA COMÉRCIO E SERVIÇOS - EIRELI</text:p>
          </table:table-cell>
          <table:table-cell table:style-name="ce3" office:value-type="string" calcext:value-type="string">
            <text:p>THIAGO CARTONI ZAG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12-9</text:p>
          </table:table-cell>
          <table:table-cell table:style-name="ce3" office:value-type="string" calcext:value-type="string">
            <text:p>SISTEMA DE GESTÃO EM TELEFONIA FIXA</text:p>
          </table:table-cell>
          <table:table-cell table:style-name="ce3" office:value-type="string" calcext:value-type="string">
            <text:p>CONTEL TELECOM LTDA</text:p>
          </table:table-cell>
          <table:table-cell table:style-name="ce3" office:value-type="string" calcext:value-type="string">
            <text:p>PAULO ROBERTO SOARES</text:p>
          </table:table-cell>
          <table:table-cell table:style-name="ce3" office:value-type="string" calcext:value-type="string">
            <text:p>.NET; ACTIVE SERVER PAGES; VISUAL BASIC</text:p>
          </table:table-cell>
          <table:table-cell table:style-name="ce3" office:value-type="string" calcext:value-type="string">
            <text:p>AD-01; SV-01</text:p>
          </table:table-cell>
          <table:table-cell table:style-name="ce3" office:value-type="string" calcext:value-type="string">
            <text:p>AP-02; AP-03; AT-01; AT-02; AT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505" calcext:value-type="float">
            <text:p>25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14-5</text:p>
          </table:table-cell>
          <table:table-cell table:style-name="ce3" office:value-type="string" calcext:value-type="string">
            <text:p>SISTEMA DE ANÁLISE AUDIOVISUAL</text:p>
          </table:table-cell>
          <table:table-cell table:number-columns-repeated="2" table:style-name="ce3" office:value-type="string" calcext:value-type="string">
            <text:p>CLÁUDIA PEREIRA GALHARDI</text:p>
          </table:table-cell>
          <table:table-cell table:style-name="ce3" office:value-type="string" calcext:value-type="string">
            <text:p>NODEJS</text:p>
          </table:table-cell>
          <table:table-cell table:style-name="ce3" office:value-type="string" calcext:value-type="string">
            <text:p>CO-04</text:p>
          </table:table-cell>
          <table:table-cell table:style-name="ce3" office:value-type="string" calcext:value-type="string">
            <text:p>DS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05-6</text:p>
          </table:table-cell>
          <table:table-cell table:style-name="ce3" office:value-type="string" calcext:value-type="string">
            <text:p>EGM- Compliance (Enterprise Global Management - Compliance)</text:p>
          </table:table-cell>
          <table:table-cell table:style-name="ce3" office:value-type="string" calcext:value-type="string">
            <text:p>GERALDO MAGELA DA MOTA; HTS LTDA</text:p>
          </table:table-cell>
          <table:table-cell table:style-name="ce3" office:value-type="string" calcext:value-type="string">
            <text:p>ALEXANDRE RODRIGUES DA COSTA; EDIVALDO FERNANDES DE FARIAS; GERALDO MAGELA DA MOTA; RAFAEL CAILLAUX DA COST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21"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13-7</text:p>
          </table:table-cell>
          <table:table-cell table:style-name="ce3" office:value-type="string" calcext:value-type="string">
            <text:p>Aplicativo de questionários clínicos</text:p>
          </table:table-cell>
          <table:table-cell table:style-name="ce3" office:value-type="string" calcext:value-type="string">
            <text:p>NESTOR CAVALCANTE TEIXEIRA NETO</text:p>
          </table:table-cell>
          <table:table-cell table:style-name="ce3" office:value-type="string" calcext:value-type="string">
            <text:p>GABRIEL PEIXOTO LEÃO ALMEIDA; MÁRCIO ALMEIDA BEZERRA; NESTOR CAVALCANTE TEIXEIRA NETO; PEDRO OLAVO DE PAULA LIMA; RODRIGO RIBEIRO DE OLIVEIR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AP-01; IT-03; TC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2"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15-3</text:p>
          </table:table-cell>
          <table:table-cell table:style-name="ce3" office:value-type="string" calcext:value-type="string">
            <text:p>Sistema de Gerenciamento de Chamada Pública para ingresso em Instituições Federais de Ensino</text:p>
          </table:table-cell>
          <table:table-cell table:style-name="ce3" office:value-type="string" calcext:value-type="string">
            <text:p>ANA CAROLINA GONDIM INOCÊNCIO</text:p>
          </table:table-cell>
          <table:table-cell table:style-name="ce3" office:value-type="string" calcext:value-type="string">
            <text:p>ANA CAROLINA GONDIM INOCÊNCIO; CARLOS FRANCISCO BENEGAS BINICHESKI; GABRIEL ALVES DOS SANTOS; MARCOS WAGNER DE SOUZA RIBEIRO; WEULER BORGES SANTOS; WILLER SILVA DE MORAI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7"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16-1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UNIVERSIDADE FEDERAL DE MATO GROSSO DO SUL</text:p>
          </table:table-cell>
          <table:table-cell table:style-name="ce3" office:value-type="string" calcext:value-type="string">
            <text:p>GUILHERME SOUZA CASTRO; MATEUS GABI MOREIRA; PEDRO HENRIQUE DE MORAES; TARIEL BARROS MORITA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AD-01; AD-04; ED-01; IF-02; IF-07</text:p>
          </table:table-cell>
          <table:table-cell table:style-name="ce3" office:value-type="string" calcext:value-type="string">
            <text:p>AP-01; GI-01; GI-08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2"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17-0</text:p>
          </table:table-cell>
          <table:table-cell table:style-name="ce3" office:value-type="string" calcext:value-type="string">
            <text:p>GPM - Gestão Pública Municipal, que contempla ferramenta de BI e atendimento a LAI e Esic.</text:p>
          </table:table-cell>
          <table:table-cell table:style-name="ce3" office:value-type="string" calcext:value-type="string">
            <text:p>CONAM - CONSULTORIA EM ADMINISTRAÇÃO MUNICIPAL LTDA; W5 INFORMÁTICA LTDA</text:p>
          </table:table-cell>
          <table:table-cell table:style-name="ce3" office:value-type="string" calcext:value-type="string">
            <text:p>FABIAN RODRIGUES CAETANO; MARCOS ABELLÓN</text:p>
          </table:table-cell>
          <table:table-cell table:style-name="ce3" office:value-type="string" calcext:value-type="string">
            <text:p>.NET; PL / SQL; SQL; TRANSACTION SQL</text:p>
          </table:table-cell>
          <table:table-cell table:style-name="ce3" office:value-type="string" calcext:value-type="string">
            <text:p>AD-02; AD-04; AD-05; AD-06; AD-08; AN-02; DI-01; DI-02; EC-05; EC-14; FN-01; FN-02; IF-01; IF-02; IF-07; IF-10</text:p>
          </table:table-cell>
          <table:table-cell table:style-name="ce3" office:value-type="string" calcext:value-type="string">
            <text:p>AP-01; AP-02; AP-04; AP-05; DS-02; FA-04; GI-01; GI-02; GI-04; GI-07; IA-01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18-8</text:p>
          </table:table-cell>
          <table:table-cell table:style-name="ce3" office:value-type="string" calcext:value-type="string">
            <text:p>MCF - Módulo de Controle de Frotas Público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PHP; POSTGREE SQL</text:p>
          </table:table-cell>
          <table:table-cell table:style-name="ce3" office:value-type="string" calcext:value-type="string">
            <text:p>AD-02; AD-04; DI-01; DI-02; EC-05; EC-14; FN-01</text:p>
          </table:table-cell>
          <table:table-cell table:style-name="ce3" office:value-type="string" calcext:value-type="string">
            <text:p>AP-01; AP-02; AP-03; AP-05; DS-04; FA-01; FA-04; GI-01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19-6</text:p>
          </table:table-cell>
          <table:table-cell table:style-name="ce3" office:value-type="string" calcext:value-type="string">
            <text:p>MCP - Módulo de Controle de Pregão Público WEB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PHP; POSTGREE SQL</text:p>
          </table:table-cell>
          <table:table-cell table:style-name="ce3" office:value-type="string" calcext:value-type="string">
            <text:p>AD-02; AD-04; DI-01; DI-02; EC-05; EC-14; FN-01</text:p>
          </table:table-cell>
          <table:table-cell table:style-name="ce3" office:value-type="string" calcext:value-type="string">
            <text:p>AP-01; AP-02; AP-04; AP-05; DS-04; FA-04; GI-01; GI-02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20-0</text:p>
          </table:table-cell>
          <table:table-cell table:style-name="ce3" office:value-type="string" calcext:value-type="string">
            <text:p>SIGC - Sistema Integrado de Gerenciamento de Contrato Municipal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PHP; POSTGREE SQL</text:p>
          </table:table-cell>
          <table:table-cell table:style-name="ce3" office:value-type="string" calcext:value-type="string">
            <text:p>AD-02; AD-04; DI-01; DI-02; EC-05; EC-14; FN-01</text:p>
          </table:table-cell>
          <table:table-cell table:style-name="ce3" office:value-type="string" calcext:value-type="string">
            <text:p>AP-02; AP-04; AP-05; DS-04; FA-04; GI-01; GI-02; GI-04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21-8</text:p>
          </table:table-cell>
          <table:table-cell table:style-name="ce3" office:value-type="string" calcext:value-type="string">
            <text:p>PORTAL DO CIDADÃO - 2a VIA e CERTIDÕES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PHP; POSTGREE SQL</text:p>
          </table:table-cell>
          <table:table-cell table:style-name="ce3" office:value-type="string" calcext:value-type="string">
            <text:p>AD-04; DI-01; FN-01; FN-04; FN-06</text:p>
          </table:table-cell>
          <table:table-cell table:style-name="ce3" office:value-type="string" calcext:value-type="string">
            <text:p>AP-01; AP-03; CD-01; DS-08; GI-01; G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22-6</text:p>
          </table:table-cell>
          <table:table-cell table:style-name="ce3" office:value-type="string" calcext:value-type="string">
            <text:p>Portal RH - Portal para acesso a holerite, solicitação de férias e informe para Imposto de Renda.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PHP; POSTGREE SQL</text:p>
          </table:table-cell>
          <table:table-cell table:style-name="ce3" office:value-type="string" calcext:value-type="string">
            <text:p>AD-02; AD-04; AD-05; DI-01; DI-02; EC-05; EC-14; FN-01; FN-02; FN-04</text:p>
          </table:table-cell>
          <table:table-cell table:style-name="ce3" office:value-type="string" calcext:value-type="string">
            <text:p>AP-01; AP-02; AP-04; AP-05; DS-04; FA-04; GI-01; GI-02; G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23-4</text:p>
          </table:table-cell>
          <table:table-cell table:style-name="ce3" office:value-type="string" calcext:value-type="string">
            <text:p>MTI - Módulo Tributário Imobiliário Municipal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PHP; POSTGREE SQL</text:p>
          </table:table-cell>
          <table:table-cell table:style-name="ce3" office:value-type="string" calcext:value-type="string">
            <text:p>AD-02; AD-04; DI-01; DI-02; EC-05; EC-14; FN-01</text:p>
          </table:table-cell>
          <table:table-cell table:style-name="ce3" office:value-type="string" calcext:value-type="string">
            <text:p>AP-02; AP-04; AP-05; DS-04; FA-04; GI-01; GI-02; GI-04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24-2</text:p>
          </table:table-cell>
          <table:table-cell table:style-name="ce3" office:value-type="string" calcext:value-type="string">
            <text:p>MTM - Módulo Tributário Mobiliário Municipal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PHP; POSTGREE SQL</text:p>
          </table:table-cell>
          <table:table-cell table:style-name="ce3" office:value-type="string" calcext:value-type="string">
            <text:p>AD-02; AD-04; DI-01; DI-02; EC-05; EC-14; FN-01</text:p>
          </table:table-cell>
          <table:table-cell table:style-name="ce3" office:value-type="string" calcext:value-type="string">
            <text:p>AP-02; AP-04; AP-05; DS-04; FA-04; GI-01; GI-02; GI-04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25-0</text:p>
          </table:table-cell>
          <table:table-cell table:style-name="ce3" office:value-type="string" calcext:value-type="string">
            <text:p>Maine Mapa de Informações Estratégicas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ANTONIO CARLOS DE AZEVEDO RITTO; EMILIO JORGE VIEIRA AMARAL; MARINILZA BRUNO DE CARVALHO; SHEILA PERLINGEIRO CALV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CO-02; IF-07; IF-08; IF-09; IF-10; IN-02; TB-02; TB-05</text:p>
          </table:table-cell>
          <table:table-cell table:style-name="ce3" office:value-type="string" calcext:value-type="string">
            <text:p>AP-01; CD-01; FA-01; GI-01; GI-02; GI-03; GI-07; IA-02; SO-04; TC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26-9</text:p>
          </table:table-cell>
          <table:table-cell table:style-name="ce3" office:value-type="string" calcext:value-type="string">
            <text:p>Golfi - Plataforma Colaborativa de Sumários Médicos Baseados em Evidências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ALEXANDRE SZTAJNBERG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IF-01; IF-02</text:p>
          </table:table-cell>
          <table:table-cell table:style-name="ce3" office:value-type="string" calcext:value-type="string">
            <text:p>AP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27-7</text:p>
          </table:table-cell>
          <table:table-cell table:style-name="ce3" office:value-type="string" calcext:value-type="string">
            <text:p>LocalSeg - Aplicativo de Segurança Local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FELIPE CASSEMIRO ULRICHSEN; ORLANDO BERNARDO FILHO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IF-06; IF-07; IF-10; IN-02</text:p>
          </table:table-cell>
          <table:table-cell table:style-name="ce3" office:value-type="string" calcext:value-type="string">
            <text:p>AP-01; AT-02; DS-07; FA-01; GI-01; GI-08; PD-01; PD-02; PD-03; PD-04; PD-05; SO-05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28-5</text:p>
          </table:table-cell>
          <table:table-cell table:style-name="ce3" office:value-type="string" calcext:value-type="string">
            <text:p>MCI - Módulo de Controle Interno Municipal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JAVA; JSF; POSTGREE SQL</text:p>
          </table:table-cell>
          <table:table-cell table:style-name="ce3" office:value-type="string" calcext:value-type="string">
            <text:p>AD-02; AD-04; DI-01; DI-02; EC-04; EC-14; FN-01</text:p>
          </table:table-cell>
          <table:table-cell table:style-name="ce3" office:value-type="string" calcext:value-type="string">
            <text:p>AP-02; AP-03; AP-04; AP-05; DS-04; FA-04; GI-01; GI-02; G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29-3</text:p>
          </table:table-cell>
          <table:table-cell table:style-name="ce3" office:value-type="string" calcext:value-type="string">
            <text:p>MITC - MÓDULO DE INTERAÇÃO COM TRIBUNAIS DE CONTAS NA GERAÇÃO, ARMAZENAMENTO E CONTROLE DE ENVIO DE XML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JAVA; JSF; POSTGREE SQL</text:p>
          </table:table-cell>
          <table:table-cell table:style-name="ce3" office:value-type="string" calcext:value-type="string">
            <text:p>AD-02; AD-04; DI-01; DI-02; EC-05; EC-14; FN-01</text:p>
          </table:table-cell>
          <table:table-cell table:style-name="ce3" office:value-type="string" calcext:value-type="string">
            <text:p>AP-02; AP-03; AP-04; DS-04; FA-04; GI-01; GI-02; GI-04; GI-07; UT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30-7</text:p>
          </table:table-cell>
          <table:table-cell table:style-name="ce3" office:value-type="string" calcext:value-type="string">
            <text:p>Allowme</text:p>
          </table:table-cell>
          <table:table-cell table:style-name="ce3" office:value-type="string" calcext:value-type="string">
            <text:p>TEMPEST SERVIÇOS DE INFORMÁTICA S.A.</text:p>
          </table:table-cell>
          <table:table-cell table:style-name="ce3" office:value-type="string" calcext:value-type="string">
            <text:p>JOÃO PAULO DA COSTA BARROS LINS</text:p>
          </table:table-cell>
          <table:table-cell table:style-name="ce3" office:value-type="string" calcext:value-type="string">
            <text:p>CSS; HTML; JAVA; JAVA SCRIPT; OUTROS; PYTHON; RUBY; SHELL SCRIPT; SQL</text:p>
          </table:table-cell>
          <table:table-cell table:style-name="ce3" office:value-type="string" calcext:value-type="string">
            <text:p>FN-03; FN-05; IF-01; IF-04; IF-09; IF-10</text:p>
          </table:table-cell>
          <table:table-cell table:style-name="ce3" office:value-type="string" calcext:value-type="string">
            <text:p>AP-01; AP-03; AP-04; GI-01; GI-02; GI-04; GI-06; LG-07; PD-01; PD-02; PD-03; PD-04; PD-05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31-5</text:p>
          </table:table-cell>
          <table:table-cell table:style-name="ce3" office:value-type="string" calcext:value-type="string">
            <text:p>GESTÃO INTERNA</text:p>
          </table:table-cell>
          <table:table-cell table:number-columns-repeated="2" table:style-name="ce3" office:value-type="string" calcext:value-type="string">
            <text:p>RAFAEL RIBEIRO ROSA</text:p>
          </table:table-cell>
          <table:table-cell table:style-name="ce3" office:value-type="string" calcext:value-type="string">
            <text:p>JAVA; MYSQL</text:p>
          </table:table-cell>
          <table:table-cell table:style-name="ce3" office:value-type="string" calcext:value-type="string">
            <text:p>AD-02; AD-06; AD-07</text:p>
          </table:table-cell>
          <table:table-cell table:style-name="ce3" office:value-type="string" calcext:value-type="string">
            <text:p>AP-01; AP-03; AT-02; A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32-3</text:p>
          </table:table-cell>
          <table:table-cell table:style-name="ce3" office:value-type="string" calcext:value-type="string">
            <text:p>Electrochemotherapy Effectiveness Calculation V1.0</text:p>
          </table:table-cell>
          <table:table-cell table:style-name="ce3" office:value-type="string" calcext:value-type="string">
            <text:p>UNIVERSIDADE FEDERAL DE SANTA CATARINA</text:p>
          </table:table-cell>
          <table:table-cell table:style-name="ce3" office:value-type="string" calcext:value-type="string">
            <text:p>AFRÂNIO DE CASTRO ANTONIO JÚNIOR; DANIELA OTA HISAYASU SUZUKI; GUILHERME BRASIL PINTARELLI; RAUL GUEDERT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SD-08; SD-09</text:p>
          </table:table-cell>
          <table:table-cell table:style-name="ce3" office:value-type="string" calcext:value-type="string">
            <text:p>IT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21"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33-1</text:p>
          </table:table-cell>
          <table:table-cell table:style-name="ce3" office:value-type="string" calcext:value-type="string">
            <text:p>Sistema de gerenciamento de Manutenção Preventiva e Corretiva de patrimônio</text:p>
          </table:table-cell>
          <table:table-cell table:style-name="ce3" office:value-type="string" calcext:value-type="string">
            <text:p>CRONOEX TECNOLOGIA LTDA - ME; RONALDO ANDRADE TAVARES</text:p>
          </table:table-cell>
          <table:table-cell table:style-name="ce3" office:value-type="string" calcext:value-type="string">
            <text:p>RAFAEL ALVES DE SOUZ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9</text:p>
          </table:table-cell>
          <table:table-cell table:style-name="ce3" office:value-type="string" calcext:value-type="string">
            <text:p>AP-01; AT-06; AV-01; CT-03; DS-05; DS-07; FA-01; FA-03; FA-04; GI-01; GI-04; GI-07; PD-02; PD-04; PD-05; SO-04; SO-05; TI-03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34-0</text:p>
          </table:table-cell>
          <table:table-cell table:style-name="ce3" office:value-type="string" calcext:value-type="string">
            <text:p>SisLBI</text:p>
          </table:table-cell>
          <table:table-cell table:style-name="ce3" office:value-type="string" calcext:value-type="string">
            <text:p>UNIVERSIDADE FEDERAL DE VIÇOSA</text:p>
          </table:table-cell>
          <table:table-cell table:style-name="ce3" office:value-type="string" calcext:value-type="string">
            <text:p>HIGO DE OLIVEIRA RIBEIRO; LEACIR NOGUEIRA BASTOS; LUIZ CARLOS DE ABREU ALBUQUERQUE; MARCOS HENRIQUE FONSECA RIBEIRO; MAURO NACIF ROCHA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35-8</text:p>
          </table:table-cell>
          <table:table-cell table:style-name="ce3" office:value-type="string" calcext:value-type="string">
            <text:p>CHORVM - CHOReography deployment Virtual Machine</text:p>
          </table:table-cell>
          <table:table-cell table:style-name="ce3" office:value-type="string" calcext:value-type="string">
            <text:p>INSTITUTO FEDERAL DE EDUCAÇÃO, CIÊNCIA E TECNOLOGIA DE GOIÁS - CÂMPUS GOIÂNIA; UNIVERSIDADE FEDERAL DE GOIÁS</text:p>
          </table:table-cell>
          <table:table-cell table:style-name="ce3" office:value-type="string" calcext:value-type="string">
            <text:p>FÁBIO MOREIRA COSTA; RAPHAEL DE AQUINO GOMES; RICARDO COUTO ANTUNES DA ROCHA</text:p>
          </table:table-cell>
          <table:table-cell table:style-name="ce3" office:value-type="string" calcext:value-type="string">
            <text:p>JAVA; XML</text:p>
          </table:table-cell>
          <table:table-cell table:style-name="ce3" office:value-type="string" calcext:value-type="string">
            <text:p>EC-02; IF-07; IF-10; IN-02</text:p>
          </table:table-cell>
          <table:table-cell table:style-name="ce3" office:value-type="string" calcext:value-type="string">
            <text:p>AT-01; AV-02; DS-01; DS-03; LG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36-6</text:p>
          </table:table-cell>
          <table:table-cell table:style-name="ce3" office:value-type="string" calcext:value-type="string">
            <text:p>MTS - PORTAL DE TRANSPARÊNCIA DO TERCEIRO SETOR PUBLICO</text:p>
          </table:table-cell>
          <table:table-cell table:style-name="ce3" office:value-type="string" calcext:value-type="string">
            <text:p>CONAM - CONSULTORIA EM ADMINISTRAÇÃO MUNICIPAL LTDA</text:p>
          </table:table-cell>
          <table:table-cell table:style-name="ce3" office:value-type="string" calcext:value-type="string">
            <text:p>FABIAN RODRIGUES CAETANO</text:p>
          </table:table-cell>
          <table:table-cell table:style-name="ce3" office:value-type="string" calcext:value-type="string">
            <text:p>JAVA; POSTGREE SQL</text:p>
          </table:table-cell>
          <table:table-cell table:style-name="ce3" office:value-type="string" calcext:value-type="string">
            <text:p>AD-02; AD-04; DI-01; DI-02; EC-05; EC-14; FN-01</text:p>
          </table:table-cell>
          <table:table-cell table:style-name="ce3" office:value-type="string" calcext:value-type="string">
            <text:p>AP-02; AP-03; AP-04; AP-05; DS-04; FA-04; GI-01; GI-02; GI-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37-4</text:p>
          </table:table-cell>
          <table:table-cell table:style-name="ce3" office:value-type="string" calcext:value-type="string">
            <text:p>NFE - Nota Fiscal Eletrônica Municipal</text:p>
          </table:table-cell>
          <table:table-cell table:style-name="ce3" office:value-type="string" calcext:value-type="string">
            <text:p>CONAM - CONSULTORIA EM ADMINISTRAÇÃO MUNICIPAL LTDA; W5 INFORMATICA LTDA - ME</text:p>
          </table:table-cell>
          <table:table-cell table:style-name="ce3" office:value-type="string" calcext:value-type="string">
            <text:p>FABIAN RODRIGUES CAETANO; MARCOS ABÉLLON</text:p>
          </table:table-cell>
          <table:table-cell table:style-name="ce3" office:value-type="string" calcext:value-type="string">
            <text:p>.NET; OUTROS; SQL</text:p>
          </table:table-cell>
          <table:table-cell table:style-name="ce3" office:value-type="string" calcext:value-type="string">
            <text:p>AD-02; AD-04; DI-01; DI-02; EC-05; EC-14; FN-01</text:p>
          </table:table-cell>
          <table:table-cell table:style-name="ce3" office:value-type="string" calcext:value-type="string">
            <text:p>AP-01; AP-02; AP-04; AP-05; DS-04; FA-04; GI-01; GI-02; GI-04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8"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38-2</text:p>
          </table:table-cell>
          <table:table-cell table:style-name="ce3" office:value-type="string" calcext:value-type="string">
            <text:p>UemescGis - Sistema de Gestão de Informação Geográfica UEMA-IMESC</text:p>
          </table:table-cell>
          <table:table-cell table:style-name="ce3" office:value-type="string" calcext:value-type="string">
            <text:p>INSTITUTO MARANHENSE DE ESTUDOS SOCIOECONÔMICOS E CARTOGRÁFICOS- IMESC; UNIVERSIDADE ESTADUAL DO MARANHÃO - UEMA</text:p>
          </table:table-cell>
          <table:table-cell table:style-name="ce3" office:value-type="string" calcext:value-type="string">
            <text:p>ALFREDO COSTA OLIVEIRA JUNIOR; ANA PAULA FERREIRA COSTA; DAVID SILVA E SILVA; HENRIQUE MARIANO COSTA DO AMARAL; IGOR AMORIM SILVA; LUCAS JEFERSON DA COSTA SILVA; LUÍS CARLOS COSTA FONSECA; PAULO RICARDO SILVA DIAS; ROGÉRIO MOREIRA LIMA SILVA</text:p>
          </table:table-cell>
          <table:table-cell table:style-name="ce3" office:value-type="string" calcext:value-type="string">
            <text:p>JAVA SCRIPT; OUTROS; RUBY</text:p>
          </table:table-cell>
          <table:table-cell table:style-name="ce3" office:value-type="string" calcext:value-type="string">
            <text:p>GC-08; GC-09; IN-02</text:p>
          </table:table-cell>
          <table:table-cell table:style-name="ce3" office:value-type="string" calcext:value-type="string">
            <text:p>GI-01; GI-06; GI-07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22"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39-0</text:p>
          </table:table-cell>
          <table:table-cell table:style-name="ce3" office:value-type="string" calcext:value-type="string">
            <text:p>Dimensionamento de Ventilador Centrífugo Com Pás Curvadas Para trás</text:p>
          </table:table-cell>
          <table:table-cell table:number-columns-repeated="2" table:style-name="ce3" office:value-type="string" calcext:value-type="string">
            <text:p>CARLOS ALBERTO DA MAIA</text:p>
          </table:table-cell>
          <table:table-cell table:style-name="ce3" office:value-type="string" calcext:value-type="string">
            <text:p>C++; OUTROS</text:p>
          </table:table-cell>
          <table:table-cell table:style-name="ce3" office:value-type="string" calcext:value-type="string">
            <text:p>AD-06; AG-01; AG-02; AG-05; AG-06; AG-09; AG-13; CC-01; CC-08; EN-02; FQ-04; FQ-05; FQ-06; FQ-07; IN-01; IN-03; IN-04; MA-03; ME-02; SD-05; SM-02; SM-03</text:p>
          </table:table-cell>
          <table:table-cell table:style-name="ce3" office:value-type="string" calcext:value-type="string">
            <text:p>AT-05; DS-06; ET-01; ET-03; FA-01; FA-03; GI-04; GI-06; IT-01; IT-02; IT-04; SM-01; SO-02; SO-04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3"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40-4</text:p>
          </table:table-cell>
          <table:table-cell table:style-name="ce3" office:value-type="string" calcext:value-type="string">
            <text:p>SIGERUEMA - Sistema Gerenciamento de Risco da UEMA</text:p>
          </table:table-cell>
          <table:table-cell table:style-name="ce3" office:value-type="string" calcext:value-type="string">
            <text:p>UNIVERSIDADE ESTADUAL DO MARANHÃO - UEMA</text:p>
          </table:table-cell>
          <table:table-cell table:style-name="ce3" office:value-type="string" calcext:value-type="string">
            <text:p>AIRTON EDIDYO PETINELLI; ALFREDO COSTA OLIVEIRA JUNIOR; JAIRON VIANA BATISTA; LEONARDO HENRIQUE GONSIOROSKI FURTADO DA SILVA; MATHEUS GONZÁLES MAIA DE SOUSA; ROGERIO MOREIRA LIMA SILVA</text:p>
          </table:table-cell>
          <table:table-cell table:style-name="ce3" office:value-type="string" calcext:value-type="string">
            <text:p>OUTROS; XML</text:p>
          </table:table-cell>
          <table:table-cell table:style-name="ce3" office:value-type="string" calcext:value-type="string">
            <text:p>EN-01; TC-02</text:p>
          </table:table-cell>
          <table:table-cell table:style-name="ce3" office:value-type="string" calcext:value-type="string">
            <text:p>AP-01; DS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1"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41-2</text:p>
          </table:table-cell>
          <table:table-cell table:style-name="ce3" office:value-type="string" calcext:value-type="string">
            <text:p>datasusImport - Sistema de Importação de dados do DATASUS para um banco de dados relacional</text:p>
          </table:table-cell>
          <table:table-cell table:style-name="ce3" office:value-type="string" calcext:value-type="string">
            <text:p>UNIVERSIDADE ESTADUAL DO MARANHÃO - UEMA</text:p>
          </table:table-cell>
          <table:table-cell table:style-name="ce3" office:value-type="string" calcext:value-type="string">
            <text:p>ANTONIO FERNANDO LAVAREDA JACOB JUNIOR; DIEGO PEREIRA MENDES</text:p>
          </table:table-cell>
          <table:table-cell table:style-name="ce3" office:value-type="string" calcext:value-type="string">
            <text:p>JAVA; SQL</text:p>
          </table:table-cell>
          <table:table-cell table:style-name="ce3" office:value-type="string" calcext:value-type="string">
            <text:p>IF-01; SD-01</text:p>
          </table:table-cell>
          <table:table-cell table:style-name="ce3" office:value-type="string" calcext:value-type="string">
            <text:p>FA-04; GI-07; GI-08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42-0</text:p>
          </table:table-cell>
          <table:table-cell table:style-name="ce3" office:value-type="string" calcext:value-type="string">
            <text:p>datasusViewer - Sistema de Visualização de dados do DATASUS advindos de um banco de dados relacional</text:p>
          </table:table-cell>
          <table:table-cell table:style-name="ce3" office:value-type="string" calcext:value-type="string">
            <text:p>UNIVERSIDADE ESTADUAL DO MARANHÃO - UEMA</text:p>
          </table:table-cell>
          <table:table-cell table:style-name="ce3" office:value-type="string" calcext:value-type="string">
            <text:p>ANTONIO FERNANDO LAVAREDA JACOB JUNIOR; DIEGO PEREIRA MENDES</text:p>
          </table:table-cell>
          <table:table-cell table:style-name="ce3" office:value-type="string" calcext:value-type="string">
            <text:p>JAVA; SQL</text:p>
          </table:table-cell>
          <table:table-cell table:style-name="ce3" office:value-type="string" calcext:value-type="string">
            <text:p>IF-01; SD-01</text:p>
          </table:table-cell>
          <table:table-cell table:style-name="ce3" office:value-type="string" calcext:value-type="string">
            <text:p>FA-04; GI-07; GI-08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43-9</text:p>
          </table:table-cell>
          <table:table-cell table:style-name="ce3" office:value-type="string" calcext:value-type="string">
            <text:p>Banco de Oportunidades</text:p>
          </table:table-cell>
          <table:table-cell table:style-name="ce3" office:value-type="string" calcext:value-type="string">
            <text:p>RODOLFO RIBEIRO OLIVEIRA NETO</text:p>
          </table:table-cell>
          <table:table-cell table:style-name="ce3" office:value-type="string" calcext:value-type="string">
            <text:p>CRISTINA ALVES BAPTISTA; RODOLFO RIBEIRO OLIVEIRA NETO</text:p>
          </table:table-cell>
          <table:table-cell table:style-name="ce3" office:value-type="string" calcext:value-type="string">
            <text:p>HTML; RUBY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V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44-7</text:p>
          </table:table-cell>
          <table:table-cell table:style-name="ce3" office:value-type="string" calcext:value-type="string">
            <text:p>CAL 4.0</text:p>
          </table:table-cell>
          <table:table-cell table:style-name="ce3" office:value-type="string" calcext:value-type="string">
            <text:p>IUS NATURA LTDA</text:p>
          </table:table-cell>
          <table:table-cell table:style-name="ce3" office:value-type="string" calcext:value-type="string">
            <text:p>THIAGO TURCHETTI MAI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DI-01; IF-04; MA-04; SV-01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45-5</text:p>
          </table:table-cell>
          <table:table-cell table:style-name="ce3" office:value-type="string" calcext:value-type="string">
            <text:p>LEISHCARE</text:p>
          </table:table-cell>
          <table:table-cell table:style-name="ce3" office:value-type="string" calcext:value-type="string">
            <text:p>UNIVERSIDADE FEDERAL DO TRIÂNGULO MINEIRO</text:p>
          </table:table-cell>
          <table:table-cell table:style-name="ce3" office:value-type="string" calcext:value-type="string">
            <text:p>GERSON DOS SANTOS FONSECA JR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1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46-3</text:p>
          </table:table-cell>
          <table:table-cell table:style-name="ce3" office:value-type="string" calcext:value-type="string">
            <text:p>SIPI UEMA - Sistema Integrador das Partes Interessadas da UEMA</text:p>
          </table:table-cell>
          <table:table-cell table:style-name="ce3" office:value-type="string" calcext:value-type="string">
            <text:p>UNIVERSIDADE ESTADUAL DO MARANHÃO - UEMA</text:p>
          </table:table-cell>
          <table:table-cell table:style-name="ce3" office:value-type="string" calcext:value-type="string">
            <text:p>ALFREDO COSTA OLIVEIRA JUNIOR; ANA PAULA FERREIRA COSTA; LUÍS CARLOS COSTA FONSECA; MAX CESAR SOUSA; REINALDO DE JESUS DA SILVA; ROGÉRIO MOREIRA LIMA SILVA</text:p>
          </table:table-cell>
          <table:table-cell table:style-name="ce3" office:value-type="string" calcext:value-type="string">
            <text:p>OUTROS; XML</text:p>
          </table:table-cell>
          <table:table-cell table:style-name="ce3" office:value-type="string" calcext:value-type="string">
            <text:p>AD-01; IF-02</text:p>
          </table:table-cell>
          <table:table-cell table:style-name="ce3" office:value-type="string" calcext:value-type="string">
            <text:p>AP-01; AP-02; DS-04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47-1</text:p>
          </table:table-cell>
          <table:table-cell table:style-name="ce3" office:value-type="string" calcext:value-type="string">
            <text:p>Transmissor de Temperatura Multicanal com Comunicação RS485 - MODBUS - 8 canais</text:p>
          </table:table-cell>
          <table:table-cell table:style-name="ce3" office:value-type="string" calcext:value-type="string">
            <text:p>UNIVERSIDADE FEDERAL DO TRIÂNGULO MINEIRO</text:p>
          </table:table-cell>
          <table:table-cell table:style-name="ce3" office:value-type="string" calcext:value-type="string">
            <text:p>ANTONIO CARLOS LEMOS JR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N-05</text:p>
          </table:table-cell>
          <table:table-cell table:style-name="ce3" office:value-type="string" calcext:value-type="string">
            <text:p>IT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48-0</text:p>
          </table:table-cell>
          <table:table-cell table:style-name="ce3" office:value-type="string" calcext:value-type="string">
            <text:p>Social Map</text:p>
          </table:table-cell>
          <table:table-cell table:number-columns-repeated="2" table:style-name="ce3" office:value-type="string" calcext:value-type="string">
            <text:p>RONALDO EUCLIS ZINI</text:p>
          </table:table-cell>
          <table:table-cell table:style-name="ce3" office:value-type="string" calcext:value-type="string">
            <text:p>HTML; JAVA SCRIPT</text:p>
          </table:table-cell>
          <table:table-cell table:style-name="ce3" office:value-type="string" calcext:value-type="string">
            <text:p>IF-07; IN-02</text:p>
          </table:table-cell>
          <table:table-cell table:style-name="ce3" office:value-type="string" calcext:value-type="string">
            <text:p>AP-01; ET-01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49-8</text:p>
          </table:table-cell>
          <table:table-cell table:style-name="ce3" office:value-type="string" calcext:value-type="string">
            <text:p>Rede OPME</text:p>
          </table:table-cell>
          <table:table-cell table:style-name="ce3" office:value-type="string" calcext:value-type="string">
            <text:p>GESTAO OPME LTDA</text:p>
          </table:table-cell>
          <table:table-cell table:style-name="ce3" office:value-type="string" calcext:value-type="string">
            <text:p>ANDRÉA CRISTINA DE ANDRADE GAMA BERGAMINI; RODRIGO LUIZ TOLENTINO BERGAMINI</text:p>
          </table:table-cell>
          <table:table-cell table:style-name="ce3" office:value-type="string" calcext:value-type="string">
            <text:p>CSS; HTML; JAVA SCRIPT; PHP; SHELL SCRIPT; SQL</text:p>
          </table:table-cell>
          <table:table-cell table:style-name="ce3" office:value-type="string" calcext:value-type="string">
            <text:p>IF-07; IN-02; SD-01; SD-05</text:p>
          </table:table-cell>
          <table:table-cell table:style-name="ce3" office:value-type="string" calcext:value-type="string">
            <text:p>AP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1"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50-1</text:p>
          </table:table-cell>
          <table:table-cell table:style-name="ce3" office:value-type="string" calcext:value-type="string">
            <text:p>FIRMWARE DE CONTROLE DO MICROINVERSOR NX300 V.0.1</text:p>
          </table:table-cell>
          <table:table-cell table:style-name="ce3" office:value-type="string" calcext:value-type="string">
            <text:p>FELIPE DE OLIVEIRA DE ARAÚJO</text:p>
          </table:table-cell>
          <table:table-cell table:style-name="ce3" office:value-type="string" calcext:value-type="string">
            <text:p>BRUNA LARISSA SPONTONI DO ESPIRITO SANTO DE OLIVEIRA; FELIPE DE OLIVEIRA DE ARAÚJO; LAURA DE OLIVEIRA DE ARAÚJO; RODRIGO TEIXEIRA MACHADO; TATIANI PIVEM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N-04; EN-05</text:p>
          </table:table-cell>
          <table:table-cell table:style-name="ce3" office:value-type="string" calcext:value-type="string">
            <text:p>AP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51-0</text:p>
          </table:table-cell>
          <table:table-cell table:style-name="ce3" office:value-type="string" calcext:value-type="string">
            <text:p>Cálculos Trabalhistas</text:p>
          </table:table-cell>
          <table:table-cell table:number-columns-repeated="2" table:style-name="ce3" office:value-type="string" calcext:value-type="string">
            <text:p>DIEGO MANHÃES AMORIM</text:p>
          </table:table-cell>
          <table:table-cell table:style-name="ce3" office:value-type="string" calcext:value-type="string">
            <text:p>CSS; HTML; JAVA SCRIPT; JSON</text:p>
          </table:table-cell>
          <table:table-cell table:style-name="ce3" office:value-type="string" calcext:value-type="string">
            <text:p>ED-06; MT-01; MT-05</text:p>
          </table:table-cell>
          <table:table-cell table:style-name="ce3" office:value-type="string" calcext:value-type="string">
            <text:p>AP-01; C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2"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52-8</text:p>
          </table:table-cell>
          <table:table-cell table:style-name="ce3" office:value-type="string" calcext:value-type="string">
            <text:p>inflower-pg</text:p>
          </table:table-cell>
          <table:table-cell table:style-name="ce3" office:value-type="string" calcext:value-type="string">
            <text:p>ENGENHARIA ASSISTIDA POR COMPUTADOR LTDA</text:p>
          </table:table-cell>
          <table:table-cell table:style-name="ce3" office:value-type="string" calcext:value-type="string">
            <text:p>ADRIANO CHAVES LISBOA; ANA CAROLINA GONTIJO GRAÇA; DANIELA GOMES VIEIRA E SILVA; DOUGLAS ALEXANDRE GOMES VIEIRA; EMERSON EUSTÁQUIO COSTA; FREDERICO PENA SANTIAGO; GUSTAVO RODRIGUES LACERDA SILVA; JESSICA TAIS CARVALHO RODRIGUES; JOÃO LUIS REIS E SILVA; JULIA RAFAEL CORREA ABUD; JULIANA GUIMARÃES SOARES BUERE; LEONARDO DANIEL TAVARES; LIDIANE APARECIDA DE SOUSA; LUCAS SALDANHA FERREIRA ; MATHEUS DE OLIVEIRA MENDONÇA; NEWTON CARLOS VERSIANI VELLOSO; PEDRO HENRIQUE FERES CAMPOS; PEDRO OTÁVIO MACHADO RIBEIRO; RÓGENES REIS FIRMINO; VINICIUS TEODORO DE CASTRO PIRES</text:p>
          </table:table-cell>
          <table:table-cell table:style-name="ce3" office:value-type="string" calcext:value-type="string">
            <text:p>JSON; PYTHON</text:p>
          </table:table-cell>
          <table:table-cell table:style-name="ce3" office:value-type="string" calcext:value-type="string">
            <text:p>EN-01; EN-02; EN-04; MT-06</text:p>
          </table:table-cell>
          <table:table-cell table:style-name="ce3" office:value-type="string" calcext:value-type="string">
            <text:p>SM-01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53-6</text:p>
          </table:table-cell>
          <table:table-cell table:style-name="ce3" office:value-type="string" calcext:value-type="string">
            <text:p>Troco Fácil Brasil</text:p>
          </table:table-cell>
          <table:table-cell table:number-columns-repeated="2" table:style-name="ce3" office:value-type="string" calcext:value-type="string">
            <text:p>AGNALDO CARVALH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FN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54-4</text:p>
          </table:table-cell>
          <table:table-cell table:style-name="ce3" office:value-type="string" calcext:value-type="string">
            <text:p>Desenvolvimento de Aplicativo para automatização do cálculo da pontuação para o Diagnóstico da Tuberculose na Criança.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ALEXANDRA MARIA MONTEIRO GRISOLIA; DIEGO RODRIGUES TAVARES; MARIA EUGENIA DE CAMARGO JULIO; MONICA DE CASSIA FIRMIDA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SD-06; SD-08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55-2</text:p>
          </table:table-cell>
          <table:table-cell table:style-name="ce3" office:value-type="string" calcext:value-type="string">
            <text:p>CNVisual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LIS INGRID ROQUE LOPES CUSTODIO; VICTOR DE ALMEIDA VIEIR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D-01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56-0</text:p>
          </table:table-cell>
          <table:table-cell table:style-name="ce3" office:value-type="string" calcext:value-type="string">
            <text:p>MODATRANS1D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DAMIANO DA SILVA MILITÃO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C-05; FQ-04; FQ-05; FQ-06; FQ-10; GC-01; GC-06; MT-04</text:p>
          </table:table-cell>
          <table:table-cell table:style-name="ce3" office:value-type="string" calcext:value-type="string">
            <text:p>AP-01; FA-01; GI-01; GI-04; IA-02; IT-02; 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57-9</text:p>
          </table:table-cell>
          <table:table-cell table:style-name="ce3" office:value-type="string" calcext:value-type="string">
            <text:p>SIAP - Sistema de Inventário e Avaliação de Pedágio</text:p>
          </table:table-cell>
          <table:table-cell table:style-name="ce3" office:value-type="string" calcext:value-type="string">
            <text:p>IPT INSTITUTO DE PESQUISAS TECNOLÓGICAS DO EST.S.PAULO S/A</text:p>
          </table:table-cell>
          <table:table-cell table:style-name="ce3" office:value-type="string" calcext:value-type="string">
            <text:p>ADRIANO GALINDO LEAL; ALESSANDRO SANTIAGO DOS SANTOS; KELSEY MAGALHÃES MELO; LUCIANA ANDREA MORI FARIA DE MORAES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58-7</text:p>
          </table:table-cell>
          <table:table-cell table:style-name="ce3" office:value-type="string" calcext:value-type="string">
            <text:p>Seja Vista Solução de Gestão em Licitações</text:p>
          </table:table-cell>
          <table:table-cell table:style-name="ce3" office:value-type="string" calcext:value-type="string">
            <text:p>PROPER TECNOLOGIA LTDA</text:p>
          </table:table-cell>
          <table:table-cell table:style-name="ce3" office:value-type="string" calcext:value-type="string">
            <text:p>ERIKA LOPES DO COUTO DONADEL; LIVIA MENDES DE PAULA</text:p>
          </table:table-cell>
          <table:table-cell table:style-name="ce3" office:value-type="string" calcext:value-type="string">
            <text:p>JAVA; JSON; MYSQL; SWIFT</text:p>
          </table:table-cell>
          <table:table-cell table:style-name="ce3" office:value-type="string" calcext:value-type="string">
            <text:p>AD-01; AD-02; AD-05</text:p>
          </table:table-cell>
          <table:table-cell table:style-name="ce3" office:value-type="string" calcext:value-type="string">
            <text:p>AP-01; AP-03; AT-06; GI-01; GI-07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59-5</text:p>
          </table:table-cell>
          <table:table-cell table:style-name="ce3" office:value-type="string" calcext:value-type="string">
            <text:p>Senhasegura</text:p>
          </table:table-cell>
          <table:table-cell table:style-name="ce3" office:value-type="string" calcext:value-type="string">
            <text:p>MT4 TECNOLOGIA LTDA</text:p>
          </table:table-cell>
          <table:table-cell table:style-name="ce3" office:value-type="string" calcext:value-type="string">
            <text:p>ARTUR ROBERTO MEDEIROS ASSED; MARCUS VINÍCIUS SCHARRA DE OLIVEIRA PAULA</text:p>
          </table:table-cell>
          <table:table-cell table:style-name="ce3" office:value-type="string" calcext:value-type="string">
            <text:p>C; JAVA; JAVA SCRIPT; OUTROS; PHP; PYTHON; RUBY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PD-01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60-9</text:p>
          </table:table-cell>
          <table:table-cell table:style-name="ce3" office:value-type="string" calcext:value-type="string">
            <text:p>Senhasegura</text:p>
          </table:table-cell>
          <table:table-cell table:style-name="ce3" office:value-type="string" calcext:value-type="string">
            <text:p>MT4 TECNOLOGIA LTDA</text:p>
          </table:table-cell>
          <table:table-cell table:style-name="ce3" office:value-type="string" calcext:value-type="string">
            <text:p>ARTUR ROBERTO MEDEIROS ASSED; MARCUS VINÍCIUS SCHARRA DE OLIVEIRA PAULA</text:p>
          </table:table-cell>
          <table:table-cell table:style-name="ce3" office:value-type="string" calcext:value-type="string">
            <text:p>C; JAVA; JAVA SCRIPT; OUTROS; PHP; PYTHON; RUBY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PD-01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61-7</text:p>
          </table:table-cell>
          <table:table-cell table:style-name="ce3" office:value-type="string" calcext:value-type="string">
            <text:p>Senhasegura</text:p>
          </table:table-cell>
          <table:table-cell table:style-name="ce3" office:value-type="string" calcext:value-type="string">
            <text:p>MT4 TECNOLOGIA LTDA</text:p>
          </table:table-cell>
          <table:table-cell table:style-name="ce3" office:value-type="string" calcext:value-type="string">
            <text:p>ARTUR ROBERTO MEDEIROS ASSED; MARCUS VINÍCIUS SCHARRA DE OLIVEIRA PAULA</text:p>
          </table:table-cell>
          <table:table-cell table:style-name="ce3" office:value-type="string" calcext:value-type="string">
            <text:p>C; JAVA; JAVA SCRIPT; OUTROS; PHP; PYTHON; RUBY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PD-01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62-5</text:p>
          </table:table-cell>
          <table:table-cell table:style-name="ce3" office:value-type="string" calcext:value-type="string">
            <text:p>Senhasegura</text:p>
          </table:table-cell>
          <table:table-cell table:style-name="ce3" office:value-type="string" calcext:value-type="string">
            <text:p>MT4 TECNOLOGIA LTDA</text:p>
          </table:table-cell>
          <table:table-cell table:style-name="ce3" office:value-type="string" calcext:value-type="string">
            <text:p>ARTUR ROBERTO MEDEIROS ASSED; MARCUS VINÍCIUS SCHARRA DE OLIVEIRA PAULA</text:p>
          </table:table-cell>
          <table:table-cell table:style-name="ce3" office:value-type="string" calcext:value-type="string">
            <text:p>C; JAVA; JAVA SCRIPT; OUTROS; PHP; PYTHON; RUBY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PD-01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4"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63-3</text:p>
          </table:table-cell>
          <table:table-cell table:style-name="ce3" office:value-type="string" calcext:value-type="string">
            <text:p>APsiControl</text:p>
          </table:table-cell>
          <table:table-cell table:style-name="ce3" office:value-type="string" calcext:value-type="string">
            <text:p>SIC - SISTEMAS INTELIGENTES DE CONTROLE LTDA - ME</text:p>
          </table:table-cell>
          <table:table-cell table:style-name="ce3" office:value-type="string" calcext:value-type="string">
            <text:p>EDILBERTO PEREIRA TEIXEIRA; FIDÉLIS ROSÂNGELO ZUFFI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AD-05; AD-06; AD-08; AD-09; CO-02; ED-01; ED-02; EN-01; EN-05; IF-01; IF-02; IF-04; IF-07; IN-01; IN-02; IN-03; IN-05; MT-02; MT-04; MT-05; MT-06</text:p>
          </table:table-cell>
          <table:table-cell table:style-name="ce3" office:value-type="string" calcext:value-type="string">
            <text:p>AP-01; AP-02; AP-03; AP-04; AT-01; AT-05; AT-06; AT-07; AV-01; CD-01; CD-04; CT-02; CT-03; CT-04; DS-06; DS-08; GI-01; GI-02; GI-04; GI-06; IA-01; IA-02; IT-01; IT-02; PD-01; PD-02; PD-03; PD-04; SO-02; SO-04; SO-07; TC-01; TI-03; UT-02; UT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64-1</text:p>
          </table:table-cell>
          <table:table-cell table:style-name="ce3" office:value-type="string" calcext:value-type="string">
            <text:p>Simulador de transporte de nêutrons para problemas multigrupos de energia na formulação de ordenadas discretas em meios não-multiplicativos - STN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ODAIR PINHEIRO DA SILVA; RICARDO CARVALHO DE BARROS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N-06; MT-06</text:p>
          </table:table-cell>
          <table:table-cell table:style-name="ce3" office:value-type="string" calcext:value-type="string">
            <text:p>SM-01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65-0</text:p>
          </table:table-cell>
          <table:table-cell table:style-name="ce3" office:value-type="string" calcext:value-type="string">
            <text:p>Pesquisa por temas e rede social de links</text:p>
          </table:table-cell>
          <table:table-cell table:number-columns-repeated="2" table:style-name="ce3" office:value-type="string" calcext:value-type="string">
            <text:p>TIRMIANO DO NASCIMENTO ELIAS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ED-06; IF-07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4"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66-8</text:p>
          </table:table-cell>
          <table:table-cell table:style-name="ce3" office:value-type="string" calcext:value-type="string">
            <text:p>APsiCloud</text:p>
          </table:table-cell>
          <table:table-cell table:style-name="ce3" office:value-type="string" calcext:value-type="string">
            <text:p>SIC - SISTEMAS INTELIGENTES DE CONTROLE LTDA - ME</text:p>
          </table:table-cell>
          <table:table-cell table:style-name="ce3" office:value-type="string" calcext:value-type="string">
            <text:p>EDILBERTO PEREIRA TEIXEIRA; FIDÉLIS ROSÂNGELO ZUFFI</text:p>
          </table:table-cell>
          <table:table-cell table:style-name="ce3" office:value-type="string" calcext:value-type="string">
            <text:p>PHP; SQL</text:p>
          </table:table-cell>
          <table:table-cell table:style-name="ce3" office:value-type="string" calcext:value-type="string">
            <text:p>AD-05; AD-06; AD-08; AD-09; CO-02; ED-01; ED-02; EN-01; EN-05; IF-01; IF-02; IF-04; IF-07; IN-01; IN-02; IN-03; IN-05; MT-02; MT-04; MT-05; MT-06</text:p>
          </table:table-cell>
          <table:table-cell table:style-name="ce3" office:value-type="string" calcext:value-type="string">
            <text:p>AP-01; AP-02; AP-03; AP-04; AT-01; AT-05; AT-06; AT-07; AV-01; CD-01; CD-04; CT-02; CT-03; CT-04; DS-06; DS-08; GI-01; GI-02; GI-04; GI-06; IA-01; IA-02; IT-01; IT-02; PD-01; PD-02; PD-03; PD-04; SO-02; SO-04; SO-07; TC-01; TI-03; UT-02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67-6</text:p>
          </table:table-cell>
          <table:table-cell table:style-name="ce3" office:value-type="string" calcext:value-type="string">
            <text:p>"CalcuAR"</text:p>
          </table:table-cell>
          <table:table-cell table:style-name="ce3" office:value-type="string" calcext:value-type="string">
            <text:p>UNIVERSIDADE FEDERAL DE VIÇOSA</text:p>
          </table:table-cell>
          <table:table-cell table:style-name="ce3" office:value-type="string" calcext:value-type="string">
            <text:p>CARLOS GUTEMBERG DE SOUZA TELES JUNIOR; FERNANDO DA COSTA BAÊTA; HIAGO HENRIQUE ROCHA ZANETONI; MONIQUE DE OLIVEIRA VILEL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G-10; ME-03</text:p>
          </table:table-cell>
          <table:table-cell table:style-name="ce3" office:value-type="string" calcext:value-type="string">
            <text:p>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68-4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FM IMPRESSOS PERSONALIZADOS LTDA.</text:p>
          </table:table-cell>
          <table:table-cell table:style-name="ce3" office:value-type="string" calcext:value-type="string">
            <text:p>FÁBIO TADEU DA COSTA; LUCCA BRAGA GODOY MENDONÇA</text:p>
          </table:table-cell>
          <table:table-cell table:style-name="ce3" office:value-type="string" calcext:value-type="string">
            <text:p>NODEJS; PHP; PYTHON</text:p>
          </table:table-cell>
          <table:table-cell table:style-name="ce3" office:value-type="string" calcext:value-type="string">
            <text:p>AD-06; CO-04; EC-04; EC-08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506" calcext:value-type="float">
            <text:p>25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69-2</text:p>
          </table:table-cell>
          <table:table-cell table:style-name="ce3" office:value-type="string" calcext:value-type="string">
            <text:p>Controlador TV do Legislativo e Licitação Transparente</text:p>
          </table:table-cell>
          <table:table-cell table:style-name="ce3" office:value-type="string" calcext:value-type="string">
            <text:p>WILLIAN &amp; ARTHUR INFORMÁTICA LTDA</text:p>
          </table:table-cell>
          <table:table-cell table:style-name="ce3" office:value-type="string" calcext:value-type="string">
            <text:p>WILLIAN PEROND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O-04</text:p>
          </table:table-cell>
          <table:table-cell table:style-name="ce3" office:value-type="string" calcext:value-type="string">
            <text:p>AT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97-4</text:p>
          </table:table-cell>
          <table:table-cell table:style-name="ce3" office:value-type="string" calcext:value-type="string">
            <text:p>Preparação de solução Ver1.5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JOACY BATISTA DE LIMA; LINCOLN VINICIUS SCHREIBER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99-0</text:p>
          </table:table-cell>
          <table:table-cell table:style-name="ce3" office:value-type="string" calcext:value-type="string">
            <text:p>Jogo da Memória Ver2.2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JOACY BATISTA DE LIMA; LINCOLN VINICIUS SCHREIBER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00-8</text:p>
          </table:table-cell>
          <table:table-cell table:style-name="ce3" office:value-type="string" calcext:value-type="string">
            <text:p>Eletrólise Ver1.1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JOACY BATISTA DE LIMA; LINCOLN VINICIUS SCHREIBER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01-6</text:p>
          </table:table-cell>
          <table:table-cell table:style-name="ce3" office:value-type="string" calcext:value-type="string">
            <text:p>Classificação de carbonos Ver2.2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JOACY BATISTA DE LIMA; LINCOLN VINICIUS SCHREIBER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04-0</text:p>
          </table:table-cell>
          <table:table-cell table:style-name="ce3" office:value-type="string" calcext:value-type="string">
            <text:p>Cinética de reações irreversíveis Ver3.2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JOACY BATISTA DE LIMA; LINCOLN VINICIUS SCHREIBER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05-9</text:p>
          </table:table-cell>
          <table:table-cell table:style-name="ce3" office:value-type="string" calcext:value-type="string">
            <text:p>Cadeia carbônica Ver2.1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JOACY BATISTA DE LIMA; LINCOLN VINICIUS SCHREIBER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506-7</text:p>
          </table:table-cell>
          <table:table-cell table:style-name="ce3" office:value-type="string" calcext:value-type="string">
            <text:p>BALANCEAMENTO DE EQUAÇÕES QUÍMICAS VER1.2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JOACY BATISTA DE LIMA; LINCOLN VINICIUS SCHREIBER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70-6</text:p>
          </table:table-cell>
          <table:table-cell table:style-name="ce3" office:value-type="string" calcext:value-type="string">
            <text:p>LibreClass</text:p>
          </table:table-cell>
          <table:table-cell table:style-name="ce3" office:value-type="string" calcext:value-type="string">
            <text:p>SYSVALE SOFTGROUP TECNOLOGIA LTDA</text:p>
          </table:table-cell>
          <table:table-cell table:style-name="ce3" office:value-type="string" calcext:value-type="string">
            <text:p>DENISSON AUGUSTO BASTOS LEAL; EUGENIO CEZAR MACIEL MARQUES; GEIDSON BENÍCIO COELHO DE SOUZA; RÔMULO CALADO PANTALEÃO CAMARA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ED-01; ED-02; ED-03; ED-04; ED-06</text:p>
          </table:table-cell>
          <table:table-cell table:style-name="ce3" office:value-type="string" calcext:value-type="string">
            <text:p>AP-01; FA-01; FA-03; GI-04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71-4</text:p>
          </table:table-cell>
          <table:table-cell table:style-name="ce3" office:value-type="string" calcext:value-type="string">
            <text:p>DataGateway</text:p>
          </table:table-cell>
          <table:table-cell table:style-name="ce3" office:value-type="string" calcext:value-type="string">
            <text:p>FRACTAL TECNOLOGIA E PARTICIPACOES LTDA.</text:p>
          </table:table-cell>
          <table:table-cell table:style-name="ce3" office:value-type="string" calcext:value-type="string">
            <text:p>DANILO DE ARAUJO FORMIGA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DS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72-2</text:p>
          </table:table-cell>
          <table:table-cell table:style-name="ce3" office:value-type="string" calcext:value-type="string">
            <text:p>SAQGÁS</text:p>
          </table:table-cell>
          <table:table-cell table:style-name="ce3" office:value-type="string" calcext:value-type="string">
            <text:p>NOVA TRANSPORTADORA DO SUDESTE S/A</text:p>
          </table:table-cell>
          <table:table-cell table:style-name="ce3" office:value-type="string" calcext:value-type="string">
            <text:p>ANTONIO LAURO DE MOURA CAMPOS; CAROLINE BARBOZA DOS REIS; PHILIPE BARROSO KRAUSE; TIAGO MENDES MOURA NÉRY; VINICIUS ALMEIDA ARAUJO</text:p>
          </table:table-cell>
          <table:table-cell table:style-name="ce3" office:value-type="string" calcext:value-type="string">
            <text:p>.NET; C#; OUTROS</text:p>
          </table:table-cell>
          <table:table-cell table:style-name="ce3" office:value-type="string" calcext:value-type="string">
            <text:p>IF-10; TP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2"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73-0</text:p>
          </table:table-cell>
          <table:table-cell table:style-name="ce3" office:value-type="string" calcext:value-type="string">
            <text:p>PSI</text:p>
          </table:table-cell>
          <table:table-cell table:style-name="ce3" office:value-type="string" calcext:value-type="string">
            <text:p>INSTITUTO FEDERAL DE EDUCAÇÃO, CIÊNCIA E TECNOLOGIA DO RIO GRANDE DO NORTE</text:p>
          </table:table-cell>
          <table:table-cell table:style-name="ce3" office:value-type="string" calcext:value-type="string">
            <text:p>DIEGO SILVEIRA COSTA NASCIMENTO; EVELYN MAYARA PAIXÃO DO NASCIMENTO; JÚLIA DE ALMEIDA FERREIRA BRAGA; LEYDSON FERNANDES DA SILVA; RAPHAEL RAMOS DA SILVA</text:p>
          </table:table-cell>
          <table:table-cell table:style-name="ce3" office:value-type="string" calcext:value-type="string">
            <text:p>CSS; HTML; JAVA SCRIPT; PHP; SQL</text:p>
          </table:table-cell>
          <table:table-cell table:style-name="ce3" office:value-type="string" calcext:value-type="string">
            <text:p>PS-01</text:p>
          </table:table-cell>
          <table:table-cell table:style-name="ce3" office:value-type="string" calcext:value-type="string">
            <text:p>AT-02; U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74-9</text:p>
          </table:table-cell>
          <table:table-cell table:style-name="ce3" office:value-type="string" calcext:value-type="string">
            <text:p>Contract Blas</text:p>
          </table:table-cell>
          <table:table-cell table:number-columns-repeated="2" table:style-name="ce3" office:value-type="string" calcext:value-type="string">
            <text:p>FERNANDO DOMINGOS CARVALHO BLASCO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AD-01; AD-09; AD-11; DI-03; EC-14; TB-01</text:p>
          </table:table-cell>
          <table:table-cell table:style-name="ce3" office:value-type="string" calcext:value-type="string">
            <text:p>AP-01; AP-03; AT-01; AT-02; AT-06; AV-01; GI-01; GI-04; GI-06; GI-07; IA-01; PD-01; PD-04; SO-07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75-7</text:p>
          </table:table-cell>
          <table:table-cell table:style-name="ce3" office:value-type="string" calcext:value-type="string">
            <text:p>GeoLEAP</text:p>
          </table:table-cell>
          <table:table-cell table:style-name="ce3" office:value-type="string" calcext:value-type="string">
            <text:p>UNIVERSIDADE FEDERAL DO RIO GRANDE DO NORTE</text:p>
          </table:table-cell>
          <table:table-cell table:style-name="ce3" office:value-type="string" calcext:value-type="string">
            <text:p>EDNEY RAFAEL VIANA PINHEIRO GALVÃO; MARCOS ALLYSON FELIPE RODRIGUES; RODRIGO SILVA TAVARES; TARCILIO VIANA DUTRA JUNIOR; YOE ALAIN REYES PEREZ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MT-06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1"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76-5</text:p>
          </table:table-cell>
          <table:table-cell table:style-name="ce3" office:value-type="string" calcext:value-type="string">
            <text:p>Abordagem dinâmica para cálculo de tamanho de janelas deslizantes através da variância teórica máxima</text:p>
          </table:table-cell>
          <table:table-cell table:style-name="ce3" office:value-type="string" calcext:value-type="string">
            <text:p>BRUNO LOPES DALMAZO</text:p>
          </table:table-cell>
          <table:table-cell table:style-name="ce3" office:value-type="string" calcext:value-type="string">
            <text:p>ANDRÉ FIGUEIRA RIKER; BRUNO LOPES DALMAZO; ROGER KREUTZ IMMICH</text:p>
          </table:table-cell>
          <table:table-cell table:style-name="ce3" office:value-type="string" calcext:value-type="string">
            <text:p>C; C++; SHELL SCRIPT</text:p>
          </table:table-cell>
          <table:table-cell table:style-name="ce3" office:value-type="string" calcext:value-type="string">
            <text:p>IN-02; TC-01; TC-04</text:p>
          </table:table-cell>
          <table:table-cell table:style-name="ce3" office:value-type="string" calcext:value-type="string">
            <text:p>CD-01; CD-05; SM-01; SO-08; T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77-3</text:p>
          </table:table-cell>
          <table:table-cell table:style-name="ce3" office:value-type="string" calcext:value-type="string">
            <text:p>DATACAIXA</text:p>
          </table:table-cell>
          <table:table-cell table:style-name="ce3" office:value-type="string" calcext:value-type="string">
            <text:p>DATACAIXA TECNOLOGIA LTDA</text:p>
          </table:table-cell>
          <table:table-cell table:style-name="ce3" office:value-type="string" calcext:value-type="string">
            <text:p>MARCOS ROBERTO DOS SANTOS JUNIOR</text:p>
          </table:table-cell>
          <table:table-cell table:style-name="ce3" office:value-type="string" calcext:value-type="string">
            <text:p>DELPHI; PASCAL</text:p>
          </table:table-cell>
          <table:table-cell table:style-name="ce3" office:value-type="string" calcext:value-type="string">
            <text:p>AD-01; AD-05; AD-08; FN-05; FN-06</text:p>
          </table:table-cell>
          <table:table-cell table:style-name="ce3" office:value-type="string" calcext:value-type="string">
            <text:p>AP-01; AP-03; AP-05; AT-01; AT-02; AT-0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78-1</text:p>
          </table:table-cell>
          <table:table-cell table:style-name="ce3" office:value-type="string" calcext:value-type="string">
            <text:p>SISPOS - Sistema de gerenciamento de dados acadêmicos</text:p>
          </table:table-cell>
          <table:table-cell table:number-columns-repeated="2" table:style-name="ce3" office:value-type="string" calcext:value-type="string">
            <text:p>DEOCLECIO DOMINGOS GARBUGLIO</text:p>
          </table:table-cell>
          <table:table-cell table:style-name="ce3" office:value-type="string" calcext:value-type="string">
            <text:p>JAVA SCRIPT; MYSQL; PHP</text:p>
          </table:table-cell>
          <table:table-cell table:style-name="ce3" office:value-type="string" calcext:value-type="string">
            <text:p>AD-07; ED-05</text:p>
          </table:table-cell>
          <table:table-cell table:style-name="ce3" office:value-type="string" calcext:value-type="string">
            <text:p>AP-01; FA-01; GI-01; GI-06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79-0</text:p>
          </table:table-cell>
          <table:table-cell table:style-name="ce3" office:value-type="string" calcext:value-type="string">
            <text:p>PLANEJ-IR</text:p>
          </table:table-cell>
          <table:table-cell table:style-name="ce3" office:value-type="string" calcext:value-type="string">
            <text:p>SIMJUR ASSESSORIA LTDA</text:p>
          </table:table-cell>
          <table:table-cell table:style-name="ce3" office:value-type="string" calcext:value-type="string">
            <text:p>GIAN CARLOS CARRARO; HENRIQUE VENDRAME; RODRIGO JONAS DITTRICH</text:p>
          </table:table-cell>
          <table:table-cell table:style-name="ce3" office:value-type="string" calcext:value-type="string">
            <text:p>HTML; JAVA SCRIPT; PHP</text:p>
          </table:table-cell>
          <table:table-cell table:style-name="ce3" office:value-type="string" calcext:value-type="string">
            <text:p>FN-05</text:p>
          </table:table-cell>
          <table:table-cell table:style-name="ce3" office:value-type="string" calcext:value-type="string">
            <text:p>AP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22"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81-1</text:p>
          </table:table-cell>
          <table:table-cell table:style-name="ce3" office:value-type="string" calcext:value-type="string">
            <text:p>cokato gestor de prospecção</text:p>
          </table:table-cell>
          <table:table-cell table:style-name="ce3" office:value-type="string" calcext:value-type="string">
            <text:p>CARLOS ROBERTO DE CARVALHO STARLING</text:p>
          </table:table-cell>
          <table:table-cell table:style-name="ce3" office:value-type="string" calcext:value-type="string">
            <text:p>LEONARDO MARCO ALVES SILVA; MARCELO FÉLIX ASSIS DA FONSECA</text:p>
          </table:table-cell>
          <table:table-cell table:style-name="ce3" office:value-type="string" calcext:value-type="string">
            <text:p>CSS; FRAMEWORK; HTML; JAVA SCRIPT; JQUERY; MYSQL; PHP</text:p>
          </table:table-cell>
          <table:table-cell table:style-name="ce3" office:value-type="string" calcext:value-type="string">
            <text:p>AD-01; AD-02; AD-05; AD-10; IF-01; IN-02; TB-01</text:p>
          </table:table-cell>
          <table:table-cell table:style-name="ce3" office:value-type="string" calcext:value-type="string">
            <text:p>AP-02; AP-03; AV-01; FA-02; FA-03; FA-04; GI-01; GI-04; GI-06; GI-07; GI-08; PD-01; PD-02; PD-03; PD-04; PD-05; SM-01; SO-02; SO-04; SO-05; TC-04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82-0</text:p>
          </table:table-cell>
          <table:table-cell table:style-name="ce3" office:value-type="string" calcext:value-type="string">
            <text:p>OptJob-PI - Otimização do Ciclo Produtivo da Produção Industrial</text:p>
          </table:table-cell>
          <table:table-cell table:style-name="ce3" office:value-type="string" calcext:value-type="string">
            <text:p>MRS LOGÍSTICA S.A.</text:p>
          </table:table-cell>
          <table:table-cell table:style-name="ce3" office:value-type="string" calcext:value-type="string">
            <text:p>LEONARDO MENDES VIANNA</text:p>
          </table:table-cell>
          <table:table-cell table:style-name="ce3" office:value-type="string" calcext:value-type="string">
            <text:p>.NET; C#; JAVA; PL / SQL</text:p>
          </table:table-cell>
          <table:table-cell table:style-name="ce3" office:value-type="string" calcext:value-type="string">
            <text:p>IN-05</text:p>
          </table:table-cell>
          <table:table-cell table:style-name="ce3" office:value-type="string" calcext:value-type="string">
            <text:p>SO-0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83-8</text:p>
          </table:table-cell>
          <table:table-cell table:style-name="ce3" office:value-type="string" calcext:value-type="string">
            <text:p>OptJob - MF - Otimização do Ciclo Produtivo da Manutenção - Malha Ferroviária (Desktop / Mobile)</text:p>
          </table:table-cell>
          <table:table-cell table:style-name="ce3" office:value-type="string" calcext:value-type="string">
            <text:p>MRS LOGÍSTICA S.A.</text:p>
          </table:table-cell>
          <table:table-cell table:style-name="ce3" office:value-type="string" calcext:value-type="string">
            <text:p>LEONARDO MENDES VIANNA</text:p>
          </table:table-cell>
          <table:table-cell table:style-name="ce3" office:value-type="string" calcext:value-type="string">
            <text:p>.NET; C#; JAVA; PL / SQL</text:p>
          </table:table-cell>
          <table:table-cell table:style-name="ce3" office:value-type="string" calcext:value-type="string">
            <text:p>IN-05</text:p>
          </table:table-cell>
          <table:table-cell table:style-name="ce3" office:value-type="string" calcext:value-type="string">
            <text:p>SO-07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6"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84-6</text:p>
          </table:table-cell>
          <table:table-cell table:style-name="ce3" office:value-type="string" calcext:value-type="string">
            <text:p>MAPS PRICING</text:p>
          </table:table-cell>
          <table:table-cell table:style-name="ce3" office:value-type="string" calcext:value-type="string">
            <text:p>MAPS S.A SOLUÇÕES E SERVIÇOS</text:p>
          </table:table-cell>
          <table:table-cell table:style-name="ce3" office:value-type="string" calcext:value-type="string">
            <text:p>AUGUSTO DE MOURA BARBATI; BRUNO YOITI OZAHATA; DANILO YASUSHI SAITA; ENDERSON CHRISTIAN PIRES BAZETTI; ERICA MAYUMI FUJIMOTO; GERMANO CAPISTRANO BEZERRA; JANAINA NAVERO HAMATI; MANEL NASPREDA MARTI; RENATO URQUIZA LUNDBERG; RICARDO GABRIEL PONTES LINS; RODRIGO DIAS MENEZES; THIAGO FERNANDO LAMBAIS CUNHA</text:p>
          </table:table-cell>
          <table:table-cell table:style-name="ce3" office:value-type="string" calcext:value-type="string">
            <text:p>GROOVY; JAVA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AP-03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2"/>
        </table:table-row>
        <table:table-row table:style-name="ro16"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85-4</text:p>
          </table:table-cell>
          <table:table-cell table:style-name="ce3" office:value-type="string" calcext:value-type="string">
            <text:p>FA - fruto artificial</text:p>
          </table:table-cell>
          <table:table-cell table:style-name="ce3" office:value-type="string" calcext:value-type="string">
            <text:p>BÁRBARA JANET TERUEL MEDEIROS; CENTRO DE PESQUISA AGROPECUÁRIA DO TRÓPICO SEMI- ÁRIDO; FÁBIO NELSON DE SOUSA PEREIRA; JOSE DE CASTRO SILVA; LEONARDO CAVALCANTE DO PRADO; OSVALDO CAMPELO DE MELLO VASCONCELOS; SÉRGIO TONETTO DE FREITAS; UNIVERSIDADE ESTADUAL DE CAMPINAS; UNIVERSIDADE FEDERAL DO VALE DO SÃO FRANCISCO</text:p>
          </table:table-cell>
          <table:table-cell table:style-name="ce3" office:value-type="string" calcext:value-type="string">
            <text:p>LEONARDO CAVALCANTE DO PRADO; OSVALDO CAMPELO DE MELLO VASCONCELOS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AG-01; AG-05</text:p>
          </table:table-cell>
          <table:table-cell table:style-name="ce3" office:value-type="string" calcext:value-type="string">
            <text:p>AP-01; AP-03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3"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86-2</text:p>
          </table:table-cell>
          <table:table-cell table:style-name="ce3" office:value-type="string" calcext:value-type="string">
            <text:p>Plataforma web de acervo de atletas, confederações e fans</text:p>
          </table:table-cell>
          <table:table-cell table:style-name="ce3" office:value-type="string" calcext:value-type="string">
            <text:p>GAMA ASSESSORIA E TREINAMENTO LTDA - ME</text:p>
          </table:table-cell>
          <table:table-cell table:style-name="ce3" office:value-type="string" calcext:value-type="string">
            <text:p>BIANCA GAMA PENA; FRANCISCO DA COSTA E SILVA JUNIOR; GUILHERME RIBEIRO DE SOUZA; KARINA PINHEIRO ISRAEL BENTO; LAMARTINE PEREIRA DA COSTA; RAFAEL SILVA DA COSTA; RENAN MENDONÇA TAVARES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AN-04; ED-06; IN-02</text:p>
          </table:table-cell>
          <table:table-cell table:style-name="ce3" office:value-type="string" calcext:value-type="string">
            <text:p>AP-01; ET-01; GI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15"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87-0</text:p>
          </table:table-cell>
          <table:table-cell table:style-name="ce3" office:value-type="string" calcext:value-type="string">
            <text:p>Aplicativo para Smartphones da versão em Português da Alberta Infant Motor Scale- AIMS</text:p>
          </table:table-cell>
          <table:table-cell table:style-name="ce3" office:value-type="string" calcext:value-type="string">
            <text:p>NESTOR CAVALCANTE TEIXEIRA NETO</text:p>
          </table:table-cell>
          <table:table-cell table:style-name="ce3" office:value-type="string" calcext:value-type="string">
            <text:p>FABIANE ELPIDIO DE SÁ; KÁTIA VIRGÍNIA VIANA CARDOSO; NESTOR CAVALCANTE TEIXEIRA NETO; RENATA VIANA BRIGIDO DE MOURA JUCÁ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AP-01; IT-03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21"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88-9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BERNARDINO GOMES JÚNIOR; MARIA CARDOSO DE CASTRO BERRY; MARIA ISABEL DE CASTRO DE SOUZA; PAULO RODRIGUES DE CARVALHO; RENAN MENDONÇA TAVARES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89-7</text:p>
          </table:table-cell>
          <table:table-cell table:style-name="ce3" office:value-type="string" calcext:value-type="string">
            <text:p>CAMS - Cloud Asset Management System</text:p>
          </table:table-cell>
          <table:table-cell table:style-name="ce3" office:value-type="string" calcext:value-type="string">
            <text:p>QUALITECH INSPEÇÃO, REPARO E MANUTENÇÃO LTDA</text:p>
          </table:table-cell>
          <table:table-cell table:style-name="ce3" office:value-type="string" calcext:value-type="string">
            <text:p>JOSEPH SIMPSON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AD-09; IF-04; IF-08; IN-03; IN-04</text:p>
          </table:table-cell>
          <table:table-cell table:style-name="ce3" office:value-type="string" calcext:value-type="string">
            <text:p>G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90-0</text:p>
          </table:table-cell>
          <table:table-cell table:style-name="ce3" office:value-type="string" calcext:value-type="string">
            <text:p>LICITAFÁCIL</text:p>
          </table:table-cell>
          <table:table-cell table:number-columns-repeated="2" table:style-name="ce3" office:value-type="string" calcext:value-type="string">
            <text:p>DENER SANTIAGO ARANTES</text:p>
          </table:table-cell>
          <table:table-cell table:style-name="ce3" office:value-type="string" calcext:value-type="string">
            <text:p>CSS; HTML; JAVA SCRIPT; JSON; PHP</text:p>
          </table:table-cell>
          <table:table-cell table:style-name="ce3" office:value-type="string" calcext:value-type="string">
            <text:p>AD-01; AD-04; AD-08; DI-01; DI-02; DI-03; IF-04</text:p>
          </table:table-cell>
          <table:table-cell table:style-name="ce3" office:value-type="string" calcext:value-type="string">
            <text:p>AT-01; AT-02; AT-06; GI-01; GI-02; GI-04; GI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91-9</text:p>
          </table:table-cell>
          <table:table-cell table:style-name="ce3" office:value-type="string" calcext:value-type="string">
            <text:p>SIC - Sistema Integrado de Controle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DANILO OLIVEIRA MANSUR; DIOGO SANTOS SILVA DA COSTA; MARCELINO JOSÉ DOS ANJOS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EN-05; FQ-01; FQ-11; FQ-12</text:p>
          </table:table-cell>
          <table:table-cell table:style-name="ce3" office:value-type="string" calcext:value-type="string">
            <text:p>AP-03; AT-01; CD-04; IT-04; LG-08; SO-04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92-7</text:p>
          </table:table-cell>
          <table:table-cell table:style-name="ce3" office:value-type="string" calcext:value-type="string">
            <text:p>Aplicativo de Mobilidade Urbana</text:p>
          </table:table-cell>
          <table:table-cell table:style-name="ce3" office:value-type="string" calcext:value-type="string">
            <text:p>HOMO DRIVER TECNOLOGIA LTDA</text:p>
          </table:table-cell>
          <table:table-cell table:style-name="ce3" office:value-type="string" calcext:value-type="string">
            <text:p>FRANCO MIGUELLI DAROS MARTINS</text:p>
          </table:table-cell>
          <table:table-cell table:style-name="ce3" office:value-type="string" calcext:value-type="string">
            <text:p>JAVA; PHP; SWIFT</text:p>
          </table:table-cell>
          <table:table-cell table:style-name="ce3" office:value-type="string" calcext:value-type="string">
            <text:p>GC-04; TP-03</text:p>
          </table:table-cell>
          <table:table-cell table:style-name="ce3" office:value-type="string" calcext:value-type="string">
            <text:p>AP-01; GI-01; SO-01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93-5</text:p>
          </table:table-cell>
          <table:table-cell table:style-name="ce3" office:value-type="string" calcext:value-type="string">
            <text:p>Aplicativo de Mobilidade Urbana</text:p>
          </table:table-cell>
          <table:table-cell table:style-name="ce3" office:value-type="string" calcext:value-type="string">
            <text:p>HOMO DRIVER TECNOLOGIA LTDA</text:p>
          </table:table-cell>
          <table:table-cell table:style-name="ce3" office:value-type="string" calcext:value-type="string">
            <text:p>FRANCO MIGUELLI DAROS MARTINS</text:p>
          </table:table-cell>
          <table:table-cell table:style-name="ce3" office:value-type="string" calcext:value-type="string">
            <text:p>JAVA; PHP; SWIFT</text:p>
          </table:table-cell>
          <table:table-cell table:style-name="ce3" office:value-type="string" calcext:value-type="string">
            <text:p>GC-04; TP-03</text:p>
          </table:table-cell>
          <table:table-cell table:style-name="ce3" office:value-type="string" calcext:value-type="string">
            <text:p>AP-01; GI-01; SO-01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94-3</text:p>
          </table:table-cell>
          <table:table-cell table:style-name="ce3" office:value-type="string" calcext:value-type="string">
            <text:p>Sistema de Engajamento de Clientes (SEC)</text:p>
          </table:table-cell>
          <table:table-cell table:style-name="ce3" office:value-type="string" calcext:value-type="string">
            <text:p>V2C COMÉRCIO DE TECNOLOGIA DA INFORMAÇÃO LTDA</text:p>
          </table:table-cell>
          <table:table-cell table:style-name="ce3" office:value-type="string" calcext:value-type="string">
            <text:p>CARLOS ANDRADE ANTUNES; CLAUDINO JOSÉ MENEGUZZI JUNIOR; VINICIUS JOÃO DE BARROS VANZIN</text:p>
          </table:table-cell>
          <table:table-cell table:style-name="ce3" office:value-type="string" calcext:value-type="string">
            <text:p>HTML; JAVA SCRIPT; PYTHON</text:p>
          </table:table-cell>
          <table:table-cell table:style-name="ce3" office:value-type="string" calcext:value-type="string">
            <text:p>AD-01; AD-10; AD-11; CO-04; TC-01</text:p>
          </table:table-cell>
          <table:table-cell table:style-name="ce3" office:value-type="string" calcext:value-type="string">
            <text:p>AT-01; FA-01; IA-01; IA-02; IA-03; SO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95-1</text:p>
          </table:table-cell>
          <table:table-cell table:style-name="ce3" office:value-type="string" calcext:value-type="string">
            <text:p>Free La Music</text:p>
          </table:table-cell>
          <table:table-cell table:number-columns-repeated="2" table:style-name="ce3" office:value-type="string" calcext:value-type="string">
            <text:p>RODRIGO FERREIRA DA COSTA</text:p>
          </table:table-cell>
          <table:table-cell table:style-name="ce3" office:value-type="string" calcext:value-type="string">
            <text:p>MYSQL; NODEJS</text:p>
          </table:table-cell>
          <table:table-cell table:style-name="ce3" office:value-type="string" calcext:value-type="string">
            <text:p>CO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96-0</text:p>
          </table:table-cell>
          <table:table-cell table:style-name="ce3" office:value-type="string" calcext:value-type="string">
            <text:p>FEEMIC - MECANISMO INJETOR DE FALHAS PARA INTERFACE I2C</text:p>
          </table:table-cell>
          <table:table-cell table:style-name="ce3" office:value-type="string" calcext:value-type="string">
            <text:p>INSTITUTO NACIONAL DE PESQUISAS ESPACIAIS</text:p>
          </table:table-cell>
          <table:table-cell table:style-name="ce3" office:value-type="string" calcext:value-type="string">
            <text:p>CARLOS LEANDRO GOMES BATISTA; MARIA DE FÁTIMA MATTIELLO FRANCISC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N-02; IN-03</text:p>
          </table:table-cell>
          <table:table-cell table:style-name="ce3" office:value-type="string" calcext:value-type="string">
            <text:p>CD-02; DS-01; IT-02; SM-01; SO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97-8</text:p>
          </table:table-cell>
          <table:table-cell table:style-name="ce3" office:value-type="string" calcext:value-type="string">
            <text:p>CONCRAS - Artefato de Software para Algoritmo de Crashing em TCTP com Aproximação Exponencial Convexa</text:p>
          </table:table-cell>
          <table:table-cell table:style-name="ce3" office:value-type="string" calcext:value-type="string">
            <text:p>INSTITUTO NACIONAL DE PESQUISAS ESPACIAIS</text:p>
          </table:table-cell>
          <table:table-cell table:style-name="ce3" office:value-type="string" calcext:value-type="string">
            <text:p>ALEXANDRE BALISTRIERI; GIULIANI PAULINELI GARBI; MILTON DE FREITAS CHAGAS JUNIO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D-02; CC-03; EC-02; EC-14; MT-06</text:p>
          </table:table-cell>
          <table:table-cell table:style-name="ce3" office:value-type="string" calcext:value-type="string">
            <text:p>AP-02; AP-03; SM-01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98-6</text:p>
          </table:table-cell>
          <table:table-cell table:style-name="ce3" office:value-type="string" calcext:value-type="string">
            <text:p>Controlador de logins simultâneos num ambiente Active Directory (Windows)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JOSÉ AFONSO LAJAS SANCHES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IF-07; TC-04</text:p>
          </table:table-cell>
          <table:table-cell table:style-name="ce3" office:value-type="string" calcext:value-type="string">
            <text:p>CD-01; CD-05; FA-01; SO-0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99-4</text:p>
          </table:table-cell>
          <table:table-cell table:style-name="ce3" office:value-type="string" calcext:value-type="string">
            <text:p>LikeNutri - Aplicativo que auxilia na promoção de saúde através de educação alimentar e nutricional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LUCAS ALVES DE SOUSA; MARIA CARDOSO DE CASTRO BERRY; MARIA ISABEL DE CASTRO DE SOUZA; MONIQUE REGINA SILVA POTENGY DE MELLO; PAULO RODRIGUES DE CARVALH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SD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00-1</text:p>
          </table:table-cell>
          <table:table-cell table:style-name="ce3" office:value-type="string" calcext:value-type="string">
            <text:p>COMIN VML SYSTEMS</text:p>
          </table:table-cell>
          <table:table-cell table:number-columns-repeated="2" table:style-name="ce3" office:value-type="string" calcext:value-type="string">
            <text:p>PEDRO ANTONIO ROSSATO COMIN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5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01-0</text:p>
          </table:table-cell>
          <table:table-cell table:style-name="ce3" office:value-type="string" calcext:value-type="string">
            <text:p>SISTEMA CAMPUS</text:p>
          </table:table-cell>
          <table:table-cell table:number-columns-repeated="2" table:style-name="ce3" office:value-type="string" calcext:value-type="string">
            <text:p>NELSON BISON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1; AD-05; FN-06; TB-02</text:p>
          </table:table-cell>
          <table:table-cell table:style-name="ce3" office:value-type="string" calcext:value-type="string">
            <text:p>AP-03; AP-05; AT-02; A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02-8</text:p>
          </table:table-cell>
          <table:table-cell table:style-name="ce3" office:value-type="string" calcext:value-type="string">
            <text:p>Power Grid Inspector</text:p>
          </table:table-cell>
          <table:table-cell table:style-name="ce3" office:value-type="string" calcext:value-type="string">
            <text:p>POWER SCAN TECNOLOGIA LTDA</text:p>
          </table:table-cell>
          <table:table-cell table:style-name="ce3" office:value-type="string" calcext:value-type="string">
            <text:p>OMAR ACHRAF</text:p>
          </table:table-cell>
          <table:table-cell table:style-name="ce3" office:value-type="string" calcext:value-type="string">
            <text:p>ACCESS; C#</text:p>
          </table:table-cell>
          <table:table-cell table:style-name="ce3" office:value-type="string" calcext:value-type="string">
            <text:p>EN-01; EN-04</text:p>
          </table:table-cell>
          <table:table-cell table:style-name="ce3" office:value-type="string" calcext:value-type="string">
            <text:p>AT-01; I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03-6</text:p>
          </table:table-cell>
          <table:table-cell table:style-name="ce3" office:value-type="string" calcext:value-type="string">
            <text:p>PROGRAMA COMPUTACIONAL PARA AVALIAÇÃO DE DESEMPENHO OPERACIONAL DE ETES</text:p>
          </table:table-cell>
          <table:table-cell table:style-name="ce3" office:value-type="string" calcext:value-type="string">
            <text:p>NATALIA TABARELI MONZANE SOUSA</text:p>
          </table:table-cell>
          <table:table-cell table:style-name="ce3" office:value-type="string" calcext:value-type="string">
            <text:p>NATÁLIA TABARELI MONZANE SOUS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string" calcext:value-type="string">
            <text:p>AV-01; GI-01; GI-0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05-2</text:p>
          </table:table-cell>
          <table:table-cell table:style-name="ce3" office:value-type="string" calcext:value-type="string">
            <text:p>Sistema de Gestão Plataforma 360o</text:p>
          </table:table-cell>
          <table:table-cell table:style-name="ce3" office:value-type="string" calcext:value-type="string">
            <text:p>SANTA CELINA GESTÃO DE INFORMAÇÕES LTDA</text:p>
          </table:table-cell>
          <table:table-cell table:style-name="ce3" office:value-type="string" calcext:value-type="string">
            <text:p>ANA ELISA ALVARES CORRÊA DE SIQUEIRA</text:p>
          </table:table-cell>
          <table:table-cell table:style-name="ce3" office:value-type="string" calcext:value-type="string">
            <text:p>JAVA SCRIPT; PHP; SQL</text:p>
          </table:table-cell>
          <table:table-cell table:style-name="ce3" office:value-type="string" calcext:value-type="string">
            <text:p>AD-01; AN-02; PR-03</text:p>
          </table:table-cell>
          <table:table-cell table:style-name="ce3" office:value-type="string" calcext:value-type="string">
            <text:p>AP-02; AP-03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06-0</text:p>
          </table:table-cell>
          <table:table-cell table:style-name="ce3" office:value-type="string" calcext:value-type="string">
            <text:p>VTNFSE - Emissão de Nota Fiscal de Serviço Eletrônica</text:p>
          </table:table-cell>
          <table:table-cell table:style-name="ce3" office:value-type="string" calcext:value-type="string">
            <text:p>SEIDOR VERITAS SISTEMAS LTDA</text:p>
          </table:table-cell>
          <table:table-cell table:style-name="ce3" office:value-type="string" calcext:value-type="string">
            <text:p>VICTOR DE SOUZA CRUZ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AD-02; IF-10</text:p>
          </table:table-cell>
          <table:table-cell table:style-name="ce3" office:value-type="string" calcext:value-type="string">
            <text:p>GI-01; IA-02; SO-02; SO-04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07-9</text:p>
          </table:table-cell>
          <table:table-cell table:style-name="ce3" office:value-type="string" calcext:value-type="string">
            <text:p>MountPC - Plataforma WEB para apoio ao ensino</text:p>
          </table:table-cell>
          <table:table-cell table:style-name="ce3" office:value-type="string" calcext:value-type="string">
            <text:p>INSTITUTO FEDERAL DE EDUCAÇÃO, CIÊNCIA E TECNOLOGIA DE MATO GROSSO DO SUL</text:p>
          </table:table-cell>
          <table:table-cell table:style-name="ce3" office:value-type="string" calcext:value-type="string">
            <text:p>JORGE EDUARDO DULLIUS DOS SANTOS; JULIANA MARIA ANTENOR DOS SANTOS; LIA NARA BALTA QUINTA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FA-01; GI-01; GI-05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08-7</text:p>
          </table:table-cell>
          <table:table-cell table:style-name="ce3" office:value-type="string" calcext:value-type="string">
            <text:p>GESTÃO DE AQUISIÇÕES</text:p>
          </table:table-cell>
          <table:table-cell table:style-name="ce3" office:value-type="string" calcext:value-type="string">
            <text:p>EMMANUEL HUBERT GEORGES PAUTET</text:p>
          </table:table-cell>
          <table:table-cell table:style-name="ce3" office:value-type="string" calcext:value-type="string">
            <text:p>ALINE ALVES DO CARMO; DANIEL MARTINS; EMMANUEL PAUTET; IVILA HAIANNY DE MEDEIROS BATISTA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AD-01; AD-02; AD-03; AD-04</text:p>
          </table:table-cell>
          <table:table-cell table:style-name="ce3" office:value-type="string" calcext:value-type="string">
            <text:p>AP-02; AP-03; AP-04; AP-05; AV-01; FA-01; GI-01; 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09-5</text:p>
          </table:table-cell>
          <table:table-cell table:style-name="ce3" office:value-type="string" calcext:value-type="string">
            <text:p>VINVER EDUCA</text:p>
          </table:table-cell>
          <table:table-cell table:style-name="ce3" office:value-type="string" calcext:value-type="string">
            <text:p>VINICIUS JAIRO ROCHA QUEIROZ DE ALBUQUERQUE - ME</text:p>
          </table:table-cell>
          <table:table-cell table:style-name="ce3" office:value-type="string" calcext:value-type="string">
            <text:p>VINICIUS JAIRO ROCHA QUEIROZ DE ALBUQUERQUE</text:p>
          </table:table-cell>
          <table:table-cell table:style-name="ce3" office:value-type="string" calcext:value-type="string">
            <text:p>CSS; HTML; IOS; JAVA SCRIPT</text:p>
          </table:table-cell>
          <table:table-cell table:style-name="ce3" office:value-type="string" calcext:value-type="string">
            <text:p>AD-01; AD-02; AD-05; CO-04; ED-04; ED-06</text:p>
          </table:table-cell>
          <table:table-cell table:style-name="ce3" office:value-type="string" calcext:value-type="string">
            <text:p>AP-01; AT-03; AT-06; AV-01; GI-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10-9</text:p>
          </table:table-cell>
          <table:table-cell table:style-name="ce3" office:value-type="string" calcext:value-type="string">
            <text:p>Soja</text:p>
          </table:table-cell>
          <table:table-cell table:style-name="ce3" office:value-type="string" calcext:value-type="string">
            <text:p>ASSUPERO ENSINO SUPERIOR LTDA; EMBRAPA-EMPRESA BRASILEIRA DE PESQUISA AGROPECUARIA; UNIVERSIDADE ESTADUAL PAULISTA JULIO DE MESQUITA - UNESP</text:p>
          </table:table-cell>
          <table:table-cell table:style-name="ce3" office:value-type="string" calcext:value-type="string">
            <text:p>BRUNO LUÍS DE OLIVEIRA PESSOA; DANILO EDUARDO ROZANE; FILIPE RIBEIRO CHAVES; HENRIQUE ANTUNES DE SOUZA; PAULO FERNANDO DE MELO JORGE VIEIRA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AG-07; AG-09</text:p>
          </table:table-cell>
          <table:table-cell table:style-name="ce3" office:value-type="string" calcext:value-type="string">
            <text:p>AP-01; FA-01; FA-04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2"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11-7</text:p>
          </table:table-cell>
          <table:table-cell table:style-name="ce3" office:value-type="string" calcext:value-type="string">
            <text:p>Algoritmando</text:p>
          </table:table-cell>
          <table:table-cell table:style-name="ce3" office:value-type="string" calcext:value-type="string">
            <text:p>INSTITUTO FEDERAL DE EDUCAÇÃO, CIÊNCIA E TECNOLOGIA DE MATO GROSSO DO SUL</text:p>
          </table:table-cell>
          <table:table-cell table:style-name="ce3" office:value-type="string" calcext:value-type="string">
            <text:p>AMANDA AYUMI YAMASHITA; LIA NARA BALTA QUINTA; MARILYN APARECIDA ERROBIDARTE DE MATOS; RHANNA RAQUELL MOURA SALIM DE SOUZA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12-5</text:p>
          </table:table-cell>
          <table:table-cell table:style-name="ce3" office:value-type="string" calcext:value-type="string">
            <text:p>CATELIBRAS</text:p>
          </table:table-cell>
          <table:table-cell table:style-name="ce3" office:value-type="string" calcext:value-type="string">
            <text:p>INSTITUTO FEDERAL DE EDUCAÇÃO, CIÊNCIA E TECNOLOGIA DE MATO GROSSO DO SUL</text:p>
          </table:table-cell>
          <table:table-cell table:style-name="ce3" office:value-type="string" calcext:value-type="string">
            <text:p>JOCIMARA PAIVA GRILLO; LIA NARA BALTA QUINTA; NATÁLIA CLAGNAM DA SILVA; VITÓRIA DE OLIVEIRA MEDEIROS</text:p>
          </table:table-cell>
          <table:table-cell table:style-name="ce3" office:value-type="string" calcext:value-type="string">
            <text:p>CSS; HTML; MYSQL; PHP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13-3</text:p>
          </table:table-cell>
          <table:table-cell table:style-name="ce3" office:value-type="string" calcext:value-type="string">
            <text:p>Consumimetro_17Pontos</text:p>
          </table:table-cell>
          <table:table-cell table:style-name="ce3" office:value-type="string" calcext:value-type="string">
            <text:p>DATTE DESENVOLVIMENTO, APRENDIZAGEM, TECNOLOGIA,TREINAMENTO E EDUCACAO EIRELI</text:p>
          </table:table-cell>
          <table:table-cell table:style-name="ce3" office:value-type="string" calcext:value-type="string">
            <text:p>RAFAEL LUIZ PARENZA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D-02; ED-04; EN-01; IF-02; IF-04; MA-02</text:p>
          </table:table-cell>
          <table:table-cell table:style-name="ce3" office:value-type="string" calcext:value-type="string">
            <text:p>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16-8</text:p>
          </table:table-cell>
          <table:table-cell table:style-name="ce3" office:value-type="string" calcext:value-type="string">
            <text:p>SGDO - Geração de Documentos Oficiais</text:p>
          </table:table-cell>
          <table:table-cell table:style-name="ce3" office:value-type="string" calcext:value-type="string">
            <text:p>EDUARDO MATSUDA; RAFAEL MEIRA RANIERI</text:p>
          </table:table-cell>
          <table:table-cell table:style-name="ce3" office:value-type="string" calcext:value-type="string">
            <text:p>RAFAEL MEIRA RANIERI</text:p>
          </table:table-cell>
          <table:table-cell table:style-name="ce3" office:value-type="string" calcext:value-type="string">
            <text:p>CSS; HTML; JAVA; JAVA SCRIPT</text:p>
          </table:table-cell>
          <table:table-cell table:style-name="ce3" office:value-type="string" calcext:value-type="string">
            <text:p>AD-01; AD-04</text:p>
          </table:table-cell>
          <table:table-cell table:style-name="ce3" office:value-type="string" calcext:value-type="string">
            <text:p>AP-01; AP-02; AP-03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17-6</text:p>
          </table:table-cell>
          <table:table-cell table:style-name="ce3" office:value-type="string" calcext:value-type="string">
            <text:p>SGS - Gestão de Serviços</text:p>
          </table:table-cell>
          <table:table-cell table:style-name="ce3" office:value-type="string" calcext:value-type="string">
            <text:p>EDUARDO MATSUDA; RAFAEL MEIRA RANIERI</text:p>
          </table:table-cell>
          <table:table-cell table:style-name="ce3" office:value-type="string" calcext:value-type="string">
            <text:p>RAFAEL MEIRA RANIERI</text:p>
          </table:table-cell>
          <table:table-cell table:style-name="ce3" office:value-type="string" calcext:value-type="string">
            <text:p>CSS; HTML; JAVA; JAVA SCRIPT</text:p>
          </table:table-cell>
          <table:table-cell table:style-name="ce3" office:value-type="string" calcext:value-type="string">
            <text:p>AD-01; AD-02; AD-03; AD-04; AD-05</text:p>
          </table:table-cell>
          <table:table-cell table:style-name="ce3" office:value-type="string" calcext:value-type="string">
            <text:p>AP-01; AP-02; AP-03; A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18-4</text:p>
          </table:table-cell>
          <table:table-cell table:style-name="ce3" office:value-type="string" calcext:value-type="string">
            <text:p>Guia Fácil - Gestão de Conhecimento e Informações</text:p>
          </table:table-cell>
          <table:table-cell table:style-name="ce3" office:value-type="string" calcext:value-type="string">
            <text:p>EDUARDO MATSUDA; RAFAEL MEIRA RANIERI</text:p>
          </table:table-cell>
          <table:table-cell table:style-name="ce3" office:value-type="string" calcext:value-type="string">
            <text:p>RAFAEL MEIRA RANIERI</text:p>
          </table:table-cell>
          <table:table-cell table:style-name="ce3" office:value-type="string" calcext:value-type="string">
            <text:p>CSS; HTML; JAVA; JAVA SCRIPT</text:p>
          </table:table-cell>
          <table:table-cell table:style-name="ce3" office:value-type="string" calcext:value-type="string">
            <text:p>AD-01; AD-02; AD-04</text:p>
          </table:table-cell>
          <table:table-cell table:style-name="ce3" office:value-type="string" calcext:value-type="string">
            <text:p>AP-01; AP-02; AP-03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19-2 Código 730 - Expedição do Certificado de Registro</text:p>
          </table:table-cell>
          <table:table-cell table:style-name="ce3" office:value-type="string" calcext:value-type="string">
            <text:p>SGA MATURITY - SISTEMA DE AVALIAÇÃO DE MATURIDADE DE GESTÃO AMBIENTAL</text:p>
          </table:table-cell>
          <table:table-cell table:style-name="ce3" office:value-type="string" calcext:value-type="string">
            <text:p>ASSOCIAÇÃO DE ENSINO DE RIBEIRÃO PRETO</text:p>
          </table:table-cell>
          <table:table-cell table:style-name="ce3" office:value-type="string" calcext:value-type="string">
            <text:p>LUCIANA REZENDE ALVES DE OLIVEIRA; MARCO AURÉLIO ARANTES; RODRIGO RICARDO</text:p>
          </table:table-cell>
          <table:table-cell table:style-name="ce3" office:value-type="string" calcext:value-type="string">
            <text:p>OUTROS; PL / SQL</text:p>
          </table:table-cell>
          <table:table-cell table:style-name="ce3" office:value-type="string" calcext:value-type="string">
            <text:p>AD-01; AD-02; AD-03; AD-05; IF-01; IF-02; IF-04; IF-07; IF-09; IF-10; IN-01; IN-05; MA-01; MA-02; MA-03; MA-04; MT-06; TB-01; TB-04</text:p>
          </table:table-cell>
          <table:table-cell table:style-name="ce3" office:value-type="string" calcext:value-type="string">
            <text:p>AP-01; AP-02; AP-03; AP-04; AV-01; AV-02; CT-04; FA-01; FA-03; FA-04; GI-01; GI-02; GI-04; GI-06; SO-01; SO-04; SO-05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20-6</text:p>
          </table:table-cell>
          <table:table-cell table:style-name="ce3" office:value-type="string" calcext:value-type="string">
            <text:p>Classberry</text:p>
          </table:table-cell>
          <table:table-cell table:number-columns-repeated="2" table:style-name="ce3" office:value-type="string" calcext:value-type="string">
            <text:p>GERMANO MAIOLI PENELLO; WELLINGTON WALLACE MIGUEL MELO</text:p>
          </table:table-cell>
          <table:table-cell table:style-name="ce3" office:value-type="string" calcext:value-type="string">
            <text:p>JAVA SCRIPT; PYTHON; SQL</text:p>
          </table:table-cell>
          <table:table-cell table:style-name="ce3" office:value-type="string" calcext:value-type="string">
            <text:p>ED-01</text:p>
          </table:table-cell>
          <table:table-cell table:style-name="ce3" office:value-type="string" calcext:value-type="string">
            <text:p>AT-01; GI-01; GI-04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21-4</text:p>
          </table:table-cell>
          <table:table-cell table:style-name="ce3" office:value-type="string" calcext:value-type="string">
            <text:p>Meu Câmbio Web</text:p>
          </table:table-cell>
          <table:table-cell table:style-name="ce3" office:value-type="string" calcext:value-type="string">
            <text:p>MEET - INTERMEDIACAO DE NEGOCIOS E INDICACAO DE CLIENTES LIMITADA</text:p>
          </table:table-cell>
          <table:table-cell table:style-name="ce3" office:value-type="string" calcext:value-type="string">
            <text:p>EDSON NAGASSAWA ISHIGAMI; THIAGO ANTUNES ALVES; VANDERLEI SBARAINI AMANCIO</text:p>
          </table:table-cell>
          <table:table-cell table:style-name="ce3" office:value-type="string" calcext:value-type="string">
            <text:p>HTML; JAVA SCRIPT; PHP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AT-04; 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22-2</text:p>
          </table:table-cell>
          <table:table-cell table:style-name="ce3" office:value-type="string" calcext:value-type="string">
            <text:p>Sistema de Análise e Gestão de Montantes do Sistema de Transmissão (MUST) de Energia Elétrica</text:p>
          </table:table-cell>
          <table:table-cell table:number-columns-repeated="2" table:style-name="ce3" office:value-type="string" calcext:value-type="string">
            <text:p>ERIC FERNANDO BOECK DAZA</text:p>
          </table:table-cell>
          <table:table-cell table:style-name="ce3" office:value-type="string" calcext:value-type="string">
            <text:p>EXCEL; VISUAL BASIC</text:p>
          </table:table-cell>
          <table:table-cell table:style-name="ce3" office:value-type="string" calcext:value-type="string">
            <text:p>EN-01; EN-04</text:p>
          </table:table-cell>
          <table:table-cell table:style-name="ce3" office:value-type="string" calcext:value-type="string">
            <text:p>AT-06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23-0</text:p>
          </table:table-cell>
          <table:table-cell table:style-name="ce3" office:value-type="string" calcext:value-type="string">
            <text:p>Plug and Care - Dora</text:p>
          </table:table-cell>
          <table:table-cell table:style-name="ce3" office:value-type="string" calcext:value-type="string">
            <text:p>PLUG AND CARE TREINAMENTO E CONSULTORIA LTDA</text:p>
          </table:table-cell>
          <table:table-cell table:style-name="ce3" office:value-type="string" calcext:value-type="string">
            <text:p>MONICA REGINA SCANDIUZZI VALENTE TOMOMITSU</text:p>
          </table:table-cell>
          <table:table-cell table:style-name="ce3" office:value-type="string" calcext:value-type="string">
            <text:p>.NET; C#; CSS; HTML; JAVA SCRIPT; NODEJS; OUTROS</text:p>
          </table:table-cell>
          <table:table-cell table:style-name="ce3" office:value-type="string" calcext:value-type="string">
            <text:p>AD-01; AN-02; PR-03; PS-01; PS-02; SD-01; SD-02; SD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24-9</text:p>
          </table:table-cell>
          <table:table-cell table:style-name="ce3" office:value-type="string" calcext:value-type="string">
            <text:p>ACIDHYDROLY</text:p>
          </table:table-cell>
          <table:table-cell table:style-name="ce3" office:value-type="string" calcext:value-type="string">
            <text:p>UNIVERSIDADE ESTADUAL DE CAMPINAS - UNICAMP; UNIVERSIDADE FEDERAL DE SANTA CATARINA</text:p>
          </table:table-cell>
          <table:table-cell table:style-name="ce3" office:value-type="string" calcext:value-type="string">
            <text:p>LAURA PLAZAS TOVAR; MARIA REGINA WOLF MACIEL; PABLO ANDRES ALVAREZ GOMEZ; RUBENS MACIEL FILHO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EN-03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8"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25-7</text:p>
          </table:table-cell>
          <table:table-cell table:style-name="ce3" office:value-type="string" calcext:value-type="string">
            <text:p>SOFTWARE DE RECRUTAMENTO DIGITAL</text:p>
          </table:table-cell>
          <table:table-cell table:style-name="ce3" office:value-type="string" calcext:value-type="string">
            <text:p>VINICIUS MARQUE TESONI</text:p>
          </table:table-cell>
          <table:table-cell table:style-name="ce3" office:value-type="string" calcext:value-type="string">
            <text:p>VINICIUS MARQUES TESONI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AD-01; AD-03; AD-07; AD-10</text:p>
          </table:table-cell>
          <table:table-cell table:style-name="ce3" office:value-type="string" calcext:value-type="string">
            <text:p>AP-01; AP-02; AP-03; AT-02; AV-01; CD-01; FA-01; FA-03; FA-04; GI-01; GI-02; GI-03; GI-04; GI-05; GI-06; GI-07; GI-08; IA-01; LG-07; PD-01; PD-02; PD-03; PD-04; PD-05; SO-05; SO-07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26-5</text:p>
          </table:table-cell>
          <table:table-cell table:style-name="ce3" office:value-type="string" calcext:value-type="string">
            <text:p>Sistema Infotravel</text:p>
          </table:table-cell>
          <table:table-cell table:number-columns-repeated="2" table:style-name="ce3" office:value-type="string" calcext:value-type="string">
            <text:p>LAÉRCIO APARECIDO ANANIA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IA-02; IA-03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27-3</text:p>
          </table:table-cell>
          <table:table-cell table:style-name="ce3" office:value-type="string" calcext:value-type="string">
            <text:p>Mundial Smart Knives</text:p>
          </table:table-cell>
          <table:table-cell table:style-name="ce3" office:value-type="string" calcext:value-type="string">
            <text:p>MUNDIAL S.A. PRODUTOS DE CONSUMO</text:p>
          </table:table-cell>
          <table:table-cell table:style-name="ce3" office:value-type="string" calcext:value-type="string">
            <text:p>LUIZ BERNARDO CARVALHO SANSON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28-1</text:p>
          </table:table-cell>
          <table:table-cell table:style-name="ce3" office:value-type="string" calcext:value-type="string">
            <text:p>QuiLegAl</text:p>
          </table:table-cell>
          <table:table-cell table:style-name="ce3" office:value-type="string" calcext:value-type="string">
            <text:p>UNIVERSIDADE DO ESTADO DE MATO GROSSO</text:p>
          </table:table-cell>
          <table:table-cell table:style-name="ce3" office:value-type="string" calcext:value-type="string">
            <text:p>COSME DA SILVA LORIM; FABIO CAIRES DE OLIVEIRA; FERNANDO SELLERI SILVA; JOSÉ WILSON PIRES CARVALHO; LEONARDO ELIAS ALVES; MAGAYWER MOREIRA DE PAIVA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ED-01; E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30-3</text:p>
          </table:table-cell>
          <table:table-cell table:style-name="ce3" office:value-type="string" calcext:value-type="string">
            <text:p>DR° CAR</text:p>
          </table:table-cell>
          <table:table-cell table:number-columns-repeated="2" table:style-name="ce3" office:value-type="string" calcext:value-type="string">
            <text:p>DOUGLAS ANTONIO RAMOS</text:p>
          </table:table-cell>
          <table:table-cell table:style-name="ce3" office:value-type="string" calcext:value-type="string">
            <text:p>HTML; JAVA SCRIPT</text:p>
          </table:table-cell>
          <table:table-cell table:style-name="ce3" office:value-type="string" calcext:value-type="string">
            <text:p>AD-09</text:p>
          </table:table-cell>
          <table:table-cell table:style-name="ce3" office:value-type="string" calcext:value-type="string">
            <text:p>CT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31-1</text:p>
          </table:table-cell>
          <table:table-cell table:style-name="ce3" office:value-type="string" calcext:value-type="string">
            <text:p>Ferramenta para avaliação econômica de investimento - CostEval</text:p>
          </table:table-cell>
          <table:table-cell table:style-name="ce3" office:value-type="string" calcext:value-type="string">
            <text:p>UNIVERSIDADE FEDERAL DE CAMPINA GRANDE - PB</text:p>
          </table:table-cell>
          <table:table-cell table:style-name="ce3" office:value-type="string" calcext:value-type="string">
            <text:p>ANDRÉ LUIZ FIQUENE DE BRITO; SIDINEI KLEBER DA SILVA; VITOR GABRIEL CORDEIRO BRAGA DE FARIAS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EC-09</text:p>
          </table:table-cell>
          <table:table-cell table:style-name="ce3" office:value-type="string" calcext:value-type="string">
            <text:p>SO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32-0</text:p>
          </table:table-cell>
          <table:table-cell table:style-name="ce3" office:value-type="string" calcext:value-type="string">
            <text:p>Auxiliar de Redação de Patentes-ARPA</text:p>
          </table:table-cell>
          <table:table-cell table:style-name="ce3" office:value-type="string" calcext:value-type="string">
            <text:p>UNIVERSIDADE FEDERAL DE CAMPINA GRANDE - PB</text:p>
          </table:table-cell>
          <table:table-cell table:style-name="ce3" office:value-type="string" calcext:value-type="string">
            <text:p>SIDINEI KLEBER DA SILV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CO-04; DI-03; ED-06; IF-04; IN-02; TB-01</text:p>
          </table:table-cell>
          <table:table-cell table:style-name="ce3" office:value-type="string" calcext:value-type="string">
            <text:p>FA-04; IA-02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33-8</text:p>
          </table:table-cell>
          <table:table-cell table:style-name="ce3" office:value-type="string" calcext:value-type="string">
            <text:p>JUS ERP</text:p>
          </table:table-cell>
          <table:table-cell table:number-columns-repeated="2" table:style-name="ce3" office:value-type="string" calcext:value-type="string">
            <text:p>FÁBIO DUARTE VILAS BOAS</text:p>
          </table:table-cell>
          <table:table-cell table:style-name="ce3" office:value-type="string" calcext:value-type="string">
            <text:p>JAVA SCRIPT; OUTROS</text:p>
          </table:table-cell>
          <table:table-cell table:style-name="ce3" office:value-type="string" calcext:value-type="string">
            <text:p>CO-04; DI-01; DI-02; DI-03; EC-14; FN-05; IF-02; IF-04; IF-10; IN-02</text:p>
          </table:table-cell>
          <table:table-cell table:style-name="ce3" office:value-type="string" calcext:value-type="string">
            <text:p>AP-01; AP-03; AP-04; AP-05; AT-02; AT-06; CD-01; DS-07; GI-01; GI-02; IA-01; PD-01; PD-02; PD-03; PD-04; PD-05; UT-03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34-6</text:p>
          </table:table-cell>
          <table:table-cell table:style-name="ce3" office:value-type="string" calcext:value-type="string">
            <text:p>Sistema de Gerenciamento</text:p>
          </table:table-cell>
          <table:table-cell table:style-name="ce3" office:value-type="string" calcext:value-type="string">
            <text:p>CARLOS HENRIQUE JACINTO DA SILVA 07831240314</text:p>
          </table:table-cell>
          <table:table-cell table:style-name="ce3" office:value-type="string" calcext:value-type="string">
            <text:p>CARLOS HENRIQUE JACINTO DA SILVA</text:p>
          </table:table-cell>
          <table:table-cell table:style-name="ce3" office:value-type="string" calcext:value-type="string">
            <text:p>AJAX; CSS; HTML; JAVA SCRIPT; JQUERY; MYSQL; PHP; SQL</text:p>
          </table:table-cell>
          <table:table-cell table:style-name="ce3" office:value-type="string" calcext:value-type="string">
            <text:p>AD-01; AD-02; AD-04; AD-05; AD-09</text:p>
          </table:table-cell>
          <table:table-cell table:style-name="ce3" office:value-type="string" calcext:value-type="string">
            <text:p>AP-03; AT-06; AV-02; CD-06; DS-07; GI-04; GI-06; GI-07; LG-09; PD-02; PD-05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35-4</text:p>
          </table:table-cell>
          <table:table-cell table:style-name="ce3" office:value-type="string" calcext:value-type="string">
            <text:p>PROSELF</text:p>
          </table:table-cell>
          <table:table-cell table:style-name="ce3" office:value-type="string" calcext:value-type="string">
            <text:p>ACADEMIA INTELIGENTE LTDA; SELF IT ACADEMIAS HOLDING S/A</text:p>
          </table:table-cell>
          <table:table-cell table:style-name="ce3" office:value-type="string" calcext:value-type="string">
            <text:p>LEONARDO MOREIRA BORGES; MAXIMILIANO BARBOSA E SILVA</text:p>
          </table:table-cell>
          <table:table-cell table:style-name="ce3" office:value-type="string" calcext:value-type="string">
            <text:p>DELPHI; FIREBIRD; FRAMEWORK; JAVA; PROGRESS</text:p>
          </table:table-cell>
          <table:table-cell table:style-name="ce3" office:value-type="string" calcext:value-type="string">
            <text:p>AD-01; AD-05</text:p>
          </table:table-cell>
          <table:table-cell table:style-name="ce3" office:value-type="string" calcext:value-type="string">
            <text:p>AP-01; AP-03; AT-06; GI-01; GI-02; GI-04; GI-06; GI-07; IA-02; PD-05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36-2</text:p>
          </table:table-cell>
          <table:table-cell table:style-name="ce3" office:value-type="string" calcext:value-type="string">
            <text:p>AMELIA, plataforma para simulação de voo de foguetes</text:p>
          </table:table-cell>
          <table:table-cell table:style-name="ce3" office:value-type="string" calcext:value-type="string">
            <text:p>UNIVERSIDADE ESTADUAL DO MARANHÃO - UEMA</text:p>
          </table:table-cell>
          <table:table-cell table:style-name="ce3" office:value-type="string" calcext:value-type="string">
            <text:p>CARLOS RONYHELTON SANTANA DE OLIVEIRA; HENRIQUE MARIANO COSTA DO AMARAL; LOURIVAL MATOS DE SOUSA FILH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N-01</text:p>
          </table:table-cell>
          <table:table-cell table:style-name="ce3" office:value-type="string" calcext:value-type="string">
            <text:p>FA-04; SM-01; SM-02; SO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37-0</text:p>
          </table:table-cell>
          <table:table-cell table:style-name="ce3" office:value-type="string" calcext:value-type="string">
            <text:p>Aplicativo Celular e Plataforma Web</text:p>
          </table:table-cell>
          <table:table-cell table:style-name="ce3" office:value-type="string" calcext:value-type="string">
            <text:p>HAPGRAB TECNOLOGIA LTDA</text:p>
          </table:table-cell>
          <table:table-cell table:style-name="ce3" office:value-type="string" calcext:value-type="string">
            <text:p>FELIPE FURLAN DA SILVA; MARCELLO ANTONIO MARABITA; OCTHAVIO DE FREITAS MARTINS; RODRIGO CEFALY DE ARANDA GATTI</text:p>
          </table:table-cell>
          <table:table-cell table:style-name="ce3" office:value-type="string" calcext:value-type="string">
            <text:p>JAVA; JAVA SCRIPT; PHP; SWIFT</text:p>
          </table:table-cell>
          <table:table-cell table:style-name="ce3" office:value-type="string" calcext:value-type="string">
            <text:p>AD-10; CO-04</text:p>
          </table:table-cell>
          <table:table-cell table:style-name="ce3" office:value-type="string" calcext:value-type="string">
            <text:p>AP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9"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38-9</text:p>
          </table:table-cell>
          <table:table-cell table:style-name="ce3" office:value-type="string" calcext:value-type="string">
            <text:p>Sistema de Informação Desktop para Delineamento da Arborização Urbana (SISARB)</text:p>
          </table:table-cell>
          <table:table-cell table:style-name="ce3" office:value-type="string" calcext:value-type="string">
            <text:p>ASSOCIAÇÃO DE ENSINO DE RIBEIRÃO PRETO</text:p>
          </table:table-cell>
          <table:table-cell table:style-name="ce3" office:value-type="string" calcext:value-type="string">
            <text:p>ANDRÉ LUIS GOBBI PRIMO; LUCIANA REZENDE ALVES DE OLIVEIRA; MARCELO LUIS MURAR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L-03; IF-01; MA-01; MA-04</text:p>
          </table:table-cell>
          <table:table-cell table:style-name="ce3" office:value-type="string" calcext:value-type="string">
            <text:p>GI-01; GI-03; LG-01; TC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39-7</text:p>
          </table:table-cell>
          <table:table-cell table:style-name="ce3" office:value-type="string" calcext:value-type="string">
            <text:p>BioRIC v.3</text:p>
          </table:table-cell>
          <table:table-cell table:style-name="ce3" office:value-type="string" calcext:value-type="string">
            <text:p>SAFETY SYSTEM TECHNOLOGY CONSULTORIA EM TECNOLOGIA DA INFORMAÇÃO EIRELI</text:p>
          </table:table-cell>
          <table:table-cell table:style-name="ce3" office:value-type="string" calcext:value-type="string">
            <text:p>ANTONIO FERREIRA DE SOUZ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8; IF-09; IF-10; SV-01</text:p>
          </table:table-cell>
          <table:table-cell table:style-name="ce3" office:value-type="string" calcext:value-type="string">
            <text:p>AP-01; AP-03; AT-06; CD-01; GI-01; GI-02; GI-03; GI-04; IT-03; SO-05; SO-07; TC-03; TC-04; TI-01; TI-03; TI-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40-0 Código 730 - Expedição do Certificado de Registro</text:p>
          </table:table-cell>
          <table:table-cell table:style-name="ce3" office:value-type="string" calcext:value-type="string">
            <text:p>Sistema Embarcado para Medição de Pluviosidade e Gerenciamento SNMP</text:p>
          </table:table-cell>
          <table:table-cell table:style-name="ce3" office:value-type="string" calcext:value-type="string">
            <text:p>INSTITUTO FEDERAL DE EDUCAÇÃO, CIÊNCIA E TECNOLOGIA DO RIO GRANDE DO NORTE</text:p>
          </table:table-cell>
          <table:table-cell table:style-name="ce3" office:value-type="string" calcext:value-type="string">
            <text:p>CRISTIAN HENRIQUE MARTINS DE SOUZA; FRANCISCO FÁBIO DE OLIVEIRA; IVANILSON FRANÇA VIEIRA JÚNIOR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AT-01; CD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41-9</text:p>
          </table:table-cell>
          <table:table-cell table:style-name="ce3" office:value-type="string" calcext:value-type="string">
            <text:p>NAVI Face Recognition API</text:p>
          </table:table-cell>
          <table:table-cell table:style-name="ce3" office:value-type="string" calcext:value-type="string">
            <text:p>INSTITUTO FEDERAL DE EDUCAÇÃO, CIÊNCIA E TECNOLOGIA DO RIO GRANDE DO NORTE</text:p>
          </table:table-cell>
          <table:table-cell table:style-name="ce3" office:value-type="string" calcext:value-type="string">
            <text:p>CRISTIAN HENRIQUE MARTINS DE SOUZA; IVANILSON FRANÇA VIEIRA JÚNIOR; MELQUIADES PEREIRA DE LIMA JUNIOR; ROBINSON LUIS DE SOUZA ALVE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IA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42-7</text:p>
          </table:table-cell>
          <table:table-cell table:style-name="ce3" office:value-type="string" calcext:value-type="string">
            <text:p>GATEWAY DNP3</text:p>
          </table:table-cell>
          <table:table-cell table:style-name="ce3" office:value-type="string" calcext:value-type="string">
            <text:p>VELP TECNOLOGIA LTDA -ME</text:p>
          </table:table-cell>
          <table:table-cell table:style-name="ce3" office:value-type="string" calcext:value-type="string">
            <text:p>PAULO HENRIQUE LOSSIO BARRO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2; TC-04</text:p>
          </table:table-cell>
          <table:table-cell table:style-name="ce3" office:value-type="string" calcext:value-type="string">
            <text:p>AT-01; CD-01; CD-05; T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43-5</text:p>
          </table:table-cell>
          <table:table-cell table:style-name="ce3" office:value-type="string" calcext:value-type="string">
            <text:p>NAVI RPi Face Recognition</text:p>
          </table:table-cell>
          <table:table-cell table:style-name="ce3" office:value-type="string" calcext:value-type="string">
            <text:p>INSTITUTO FEDERAL DE EDUCAÇÃO, CIÊNCIA E TECNOLOGIA DO RIO GRANDE DO NORTE</text:p>
          </table:table-cell>
          <table:table-cell table:style-name="ce3" office:value-type="string" calcext:value-type="string">
            <text:p>CRISTIAN HENRIQUE MARTINS DE SOUZA; IVANILSON FRANÇA VIEIRA JÚNIOR; MELQUIADES PEREIRA DE LIMA JUNIOR; ROBINSON LUIS DE SOUZA ALVE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IF-07; IF-10</text:p>
          </table:table-cell>
          <table:table-cell table:style-name="ce3" office:value-type="string" calcext:value-type="string">
            <text:p>IA-01; PD-05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44-3</text:p>
          </table:table-cell>
          <table:table-cell table:style-name="ce3" office:value-type="string" calcext:value-type="string">
            <text:p>NAVI-ALPR</text:p>
          </table:table-cell>
          <table:table-cell table:style-name="ce3" office:value-type="string" calcext:value-type="string">
            <text:p>INSTITUTO FEDERAL DE EDUCAÇÃO, CIÊNCIA E TECNOLOGIA DO RIO GRANDE DO NORTE</text:p>
          </table:table-cell>
          <table:table-cell table:style-name="ce3" office:value-type="string" calcext:value-type="string">
            <text:p>CRISTIAN HENRIQUE MARTINS DE SOUZA; IVANILSON FRANÇA VIEIRA JÚNIOR; ROBINSON LUIS DE SOUZA ALVE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AT-01; TC-03; TC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45-1</text:p>
          </table:table-cell>
          <table:table-cell table:style-name="ce3" office:value-type="string" calcext:value-type="string">
            <text:p>Fisioquantic</text:p>
          </table:table-cell>
          <table:table-cell table:number-columns-repeated="2" table:style-name="ce3" office:value-type="string" calcext:value-type="string">
            <text:p>NEI CALDERON</text:p>
          </table:table-cell>
          <table:table-cell table:style-name="ce3" office:value-type="string" calcext:value-type="string">
            <text:p>HTML</text:p>
          </table:table-cell>
          <table:table-cell table:style-name="ce3" office:value-type="string" calcext:value-type="string">
            <text:p>SD-07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46-0</text:p>
          </table:table-cell>
          <table:table-cell table:style-name="ce3" office:value-type="string" calcext:value-type="string">
            <text:p>Ideris</text:p>
          </table:table-cell>
          <table:table-cell table:style-name="ce3" office:value-type="string" calcext:value-type="string">
            <text:p>3GETECH TECNOLOGIA DA INFORMAÇÃO LTDA; ALESSANDRO RIBEIRO SILVEIRA</text:p>
          </table:table-cell>
          <table:table-cell table:style-name="ce3" office:value-type="string" calcext:value-type="string">
            <text:p>ALESSANDRO RIBEIRO SILVEIRA; EDILSON RAFAEL DA SILV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D-01; AD-10</text:p>
          </table:table-cell>
          <table:table-cell table:style-name="ce3" office:value-type="string" calcext:value-type="string">
            <text:p>CT-02; DS-05; FA-03; FA-04; GI-02; GI-04; GI-06; GI-07; IA-02; TI-03; UT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47-8</text:p>
          </table:table-cell>
          <table:table-cell table:style-name="ce3" office:value-type="string" calcext:value-type="string">
            <text:p>WV FootPrint</text:p>
          </table:table-cell>
          <table:table-cell table:number-columns-repeated="2" table:style-name="ce3" office:value-type="string" calcext:value-type="string">
            <text:p>WELLINGTON LUIZ VIANA JUNIOR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EC-07; EC-09; MT-01; MT-06</text:p>
          </table:table-cell>
          <table:table-cell table:style-name="ce3" office:value-type="string" calcext:value-type="string">
            <text:p>AP-01; ET-03; FA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48-6</text:p>
          </table:table-cell>
          <table:table-cell table:style-name="ce3" office:value-type="string" calcext:value-type="string">
            <text:p>BioRIC v.3 WEB</text:p>
          </table:table-cell>
          <table:table-cell table:style-name="ce3" office:value-type="string" calcext:value-type="string">
            <text:p>SAFETY SYSTEM TECHNOLOGY CONSULTORIA EM TECNOLOGIA DA INFORMAÇÃO EIRELI</text:p>
          </table:table-cell>
          <table:table-cell table:style-name="ce3" office:value-type="string" calcext:value-type="string">
            <text:p>ANTONIO FERREIRA DE SOUZA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IF-07; IF-08; IF-09; IF-10; SV-01; TC-02</text:p>
          </table:table-cell>
          <table:table-cell table:style-name="ce3" office:value-type="string" calcext:value-type="string">
            <text:p>AP-01; AP-02; AP-03; AT-02; AT-03; AT-04; GI-01; GI-06; PD-01; PD-04; PD-05; SO-05; SO-06; SO-07; TC-03; TC-04; TI-01; TI-03; TI-04; UT-02; UT-0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3"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49-4</text:p>
          </table:table-cell>
          <table:table-cell table:style-name="ce3" office:value-type="string" calcext:value-type="string">
            <text:p>Aeon Data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BRUNO JUSTINO GARCIA PRACIANO; GABRIEL PASSOS MOREIRA PINHEIRO; GABRIEL PEREIRA PINHEIRO; IURE VIEIRA BRANDÃO; JOÃO PAULO CARVALHO LUSTOSA DA COSTA; JULIANO BARBOSA PRETTZ; MATEUS DA ROSA ZANATTA</text:p>
          </table:table-cell>
          <table:table-cell table:style-name="ce3" office:value-type="string" calcext:value-type="string">
            <text:p>CSS; HTML; JAVA SCRIPT; PHP; PYTHON</text:p>
          </table:table-cell>
          <table:table-cell table:style-name="ce3" office:value-type="string" calcext:value-type="string">
            <text:p>SD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8"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50-8</text:p>
          </table:table-cell>
          <table:table-cell table:style-name="ce3" office:value-type="string" calcext:value-type="string">
            <text:p>Sistema de Registro de Contratos</text:p>
          </table:table-cell>
          <table:table-cell table:style-name="ce3" office:value-type="string" calcext:value-type="string">
            <text:p>SIELLO TECNOLOGIA, DESENVOLVIMENTO E SERVICOS LTDA</text:p>
          </table:table-cell>
          <table:table-cell table:style-name="ce3" office:value-type="string" calcext:value-type="string">
            <text:p>NATHAN ALMEIDA ANDRADE</text:p>
          </table:table-cell>
          <table:table-cell table:style-name="ce3" office:value-type="string" calcext:value-type="string">
            <text:p>HTML; JAVA; JAVA SCRIPT; PL / SQL; POSTGREE SQL</text:p>
          </table:table-cell>
          <table:table-cell table:style-name="ce3" office:value-type="string" calcext:value-type="string">
            <text:p>AD-05</text:p>
          </table:table-cell>
          <table:table-cell table:style-name="ce3" office:value-type="string" calcext:value-type="string">
            <text:p>AP-01; AP-03; AP-04; AT-06; DS-07; FA-01; FA-04; GI-01; GI-04; GI-06; GI-07; TI-03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51-6</text:p>
          </table:table-cell>
          <table:table-cell table:style-name="ce3" office:value-type="string" calcext:value-type="string">
            <text:p>Simulador para ensino de algoritmos de escalonamento de discos</text:p>
          </table:table-cell>
          <table:table-cell table:number-columns-repeated="2" table:style-name="ce3" office:value-type="string" calcext:value-type="string">
            <text:p>ALEX SANDRO RODRIGUES ANCIOTO; LUIZ FELIPE DOS SANTOS FREITAS; MARCELO DE PAIVA GUIMARÃES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ED-01; IN-02</text:p>
          </table:table-cell>
          <table:table-cell table:style-name="ce3" office:value-type="string" calcext:value-type="string">
            <text:p>AP-01; SO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53-2</text:p>
          </table:table-cell>
          <table:table-cell table:style-name="ce3" office:value-type="string" calcext:value-type="string">
            <text:p>SISCREDOR</text:p>
          </table:table-cell>
          <table:table-cell table:style-name="ce3" office:value-type="string" calcext:value-type="string">
            <text:p>AWS SOLUÇÕES EM TECNOLOGIA DA INFORMAÇÃO LTDA.</text:p>
          </table:table-cell>
          <table:table-cell table:style-name="ce3" office:value-type="string" calcext:value-type="string">
            <text:p>ALLAN WOJCIK DA SIL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1; AT-0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54-0</text:p>
          </table:table-cell>
          <table:table-cell table:style-name="ce3" office:value-type="string" calcext:value-type="string">
            <text:p>Ventrad Aero V1 Programa de Cálculo e Dimensionamento de Ventiladores Centrífugos</text:p>
          </table:table-cell>
          <table:table-cell table:number-columns-repeated="2" table:style-name="ce3" office:value-type="string" calcext:value-type="string">
            <text:p>ANTONIO MORAIS DE ALCANTARA</text:p>
          </table:table-cell>
          <table:table-cell table:style-name="ce3" office:value-type="string" calcext:value-type="string">
            <text:p>EXCEL</text:p>
          </table:table-cell>
          <table:table-cell table:style-name="ce3" office:value-type="string" calcext:value-type="string">
            <text:p>IN-02; IN-03; IN-05</text:p>
          </table:table-cell>
          <table:table-cell table:style-name="ce3" office:value-type="string" calcext:value-type="string">
            <text:p>AP-01; DS-04; ET-03; FA-01; FA-02; FA-03; FA-04; GI-01; GI-04; IA-02; TC-01; UT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55-9</text:p>
          </table:table-cell>
          <table:table-cell table:style-name="ce3" office:value-type="string" calcext:value-type="string">
            <text:p>Geometrias substitutas em E.V.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ANTONIO PIRATELLI FILHO; BRUNO FAGUNDES FERREIRA</text:p>
          </table:table-cell>
          <table:table-cell table:style-name="ce3" office:value-type="string" calcext:value-type="string">
            <text:p>C; JAVA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IT-02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56-7</text:p>
          </table:table-cell>
          <table:table-cell table:style-name="ce3" office:value-type="string" calcext:value-type="string">
            <text:p>S.A.A. Sistema de Automatização de Aquários</text:p>
          </table:table-cell>
          <table:table-cell table:style-name="ce3" office:value-type="string" calcext:value-type="string">
            <text:p>INSTITUTO SUPERIOR DE EDUCAÇÃO SANTA CECÍLIA - ISESC - MANTENEDORA DA UNIVERSIDADE SANTA CECÍLIA - UNISANTA</text:p>
          </table:table-cell>
          <table:table-cell table:style-name="ce3" office:value-type="string" calcext:value-type="string">
            <text:p>ANGELA DE LIMA MENEZES; BIANCA MAGALHÃES DIONIZIO; DOROTÉA VILANOVA GARCIA; LUCAS HENRIQUE DOS SANTOS; NÍCOLLAS LEITE FRAZÃO SANTOS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CC-09</text:p>
          </table:table-cell>
          <table:table-cell table:style-name="ce3" office:value-type="string" calcext:value-type="string">
            <text:p>A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2"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57-5</text:p>
          </table:table-cell>
          <table:table-cell table:style-name="ce3" office:value-type="string" calcext:value-type="string">
            <text:p>WVFootPrint (Aplicativo de análise de mercado para a plataforma NinjaTrader8 do tipo Volumetric Bars, com lógica própria para análise de negócios e desequilíbrio entre oferta e demanda de preços, plotado na forma de barras adicionadas de volume)</text:p>
          </table:table-cell>
          <table:table-cell table:style-name="ce3" office:value-type="string" calcext:value-type="string">
            <text:p>WELLINGTON LUIZ VIANA JUNIOR</text:p>
          </table:table-cell>
          <table:table-cell table:style-name="ce3" office:value-type="string" calcext:value-type="string">
            <text:p>MARCELO FRASSON DE OLIVEIR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EC-07; EC-09; MT-01; MT-06</text:p>
          </table:table-cell>
          <table:table-cell table:style-name="ce3" office:value-type="string" calcext:value-type="string">
            <text:p>AP-01; ET-03; FA-04; GI-04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58-3</text:p>
          </table:table-cell>
          <table:table-cell table:style-name="ce3" office:value-type="string" calcext:value-type="string">
            <text:p>WVTapeAnalyzer (Aplicativo de análise de mercado para a plataforma NinjaTrader8 do tipo SuperDom Column para análise de negócios e fluxo de oferta e demanda de preços, e identificação de padrões)</text:p>
          </table:table-cell>
          <table:table-cell table:style-name="ce3" office:value-type="string" calcext:value-type="string">
            <text:p>WELLINGTON LUIZ VIANA JUNIOR</text:p>
          </table:table-cell>
          <table:table-cell table:style-name="ce3" office:value-type="string" calcext:value-type="string">
            <text:p>MARCELO FRASSON DE OLIVEIR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EC-07; EC-09; MT-01; MT-06</text:p>
          </table:table-cell>
          <table:table-cell table:style-name="ce3" office:value-type="string" calcext:value-type="string">
            <text:p>AP-01; ET-03; FA-04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003" calcext:value-type="float">
            <text:p>1003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59-1</text:p>
          </table:table-cell>
          <table:table-cell table:style-name="ce3" office:value-type="string" calcext:value-type="string">
            <text:p>Nexcargo SW</text:p>
          </table:table-cell>
          <table:table-cell table:style-name="ce3" office:value-type="string" calcext:value-type="string">
            <text:p>NEXCARGO SW GESTÃO DE SOFTWARE LTDA</text:p>
          </table:table-cell>
          <table:table-cell table:style-name="ce3" office:value-type="string" calcext:value-type="string">
            <text:p>RENATO DE ALMEIDA RODRIGUES</text:p>
          </table:table-cell>
          <table:table-cell table:style-name="ce3" office:value-type="string" calcext:value-type="string">
            <text:p>JAVA; JAVA SCRIPT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AP-01; CD-01; FA-01; SO-0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3">
          <table:table-cell table:style-name="ce3" office:value-type="float" office:value="1004" calcext:value-type="float">
            <text:p>1004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60-5</text:p>
          </table:table-cell>
          <table:table-cell table:style-name="ce3" office:value-type="string" calcext:value-type="string">
            <text:p>Saúde Bucal da Gestante Espanhol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ANA EMILIA FIGUEIREDO DE OLIVEIRA; ANA ESTELA HADDAD; DEISE GARRIDO SILVA; DILSON JOSÉ LINS RABÊLO JÚNIOR; KATHERINE MARJORIE MENDONÇA DE ASSIS; PAOLA TRINDADE GARCIA; REGIMARINA SOARES REIS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ED-04; 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12">
          <table:table-cell table:style-name="ce3" office:value-type="float" office:value="1005" calcext:value-type="float">
            <text:p>1005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61-3</text:p>
          </table:table-cell>
          <table:table-cell table:style-name="ce3" office:value-type="string" calcext:value-type="string">
            <text:p>WVHighLowScanner (Aplicativo de análise de mercado para a plataforma NinjaTrader8, com lógica própria para rastreamento e monitoramento de suportes e resistências de preços, plotado em gráfico de barras na forma de linhas horizontais).</text:p>
          </table:table-cell>
          <table:table-cell table:style-name="ce3" office:value-type="string" calcext:value-type="string">
            <text:p>WELLINGTON LUIZ VIANA JUNIOR</text:p>
          </table:table-cell>
          <table:table-cell table:style-name="ce3" office:value-type="string" calcext:value-type="string">
            <text:p>MARCELO FRASSON DE OLIVEIR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EC-07; EC-09; MT-01; MT-06</text:p>
          </table:table-cell>
          <table:table-cell table:style-name="ce3" office:value-type="string" calcext:value-type="string">
            <text:p>AP-01; ET-03; FA-04; GI-04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8">
          <table:table-cell table:style-name="ce3" office:value-type="float" office:value="1006" calcext:value-type="float">
            <text:p>1006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62-1</text:p>
          </table:table-cell>
          <table:table-cell table:style-name="ce3" office:value-type="string" calcext:value-type="string">
            <text:p>Lótus</text:p>
          </table:table-cell>
          <table:table-cell table:style-name="ce3" office:value-type="string" calcext:value-type="string">
            <text:p>FUNDAÇÃO UNIVERSIDADE FEDERAL DE SÃO CARLOS ? UFSCAR; UNIVERSIDADE ESTADUAL PAULISTA JULIO DE MESQUITA FILHO</text:p>
          </table:table-cell>
          <table:table-cell table:style-name="ce3" office:value-type="string" calcext:value-type="string">
            <text:p>ANA CLAUDIA MOREIRA ALMEIDA-VERDU; ANDERSON JONAS DAS NEVES; CAROLINA JUNQUEIRA FERREIRA; CASSIA LETICIA CARRARA DOMICIANO; DEISY DAS GRAÇAS DE SOUZA; EDUARDO MARTINS MORGADO; THIAGO PESTILLO SELES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CO-02; CO-05; ED-04</text:p>
          </table:table-cell>
          <table:table-cell table:style-name="ce3" office:value-type="string" calcext:value-type="string">
            <text:p>AP-01; ET-03; ET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18">
          <table:table-cell table:style-name="ce3" office:value-type="float" office:value="1007" calcext:value-type="float">
            <text:p>1007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63-0</text:p>
          </table:table-cell>
          <table:table-cell table:style-name="ce3" office:value-type="string" calcext:value-type="string">
            <text:p>CIG</text:p>
          </table:table-cell>
          <table:table-cell table:style-name="ce3" office:value-type="string" calcext:value-type="string">
            <text:p>RECOVERY DO BRASIL CONSULTORIA S.A</text:p>
          </table:table-cell>
          <table:table-cell table:style-name="ce3" office:value-type="string" calcext:value-type="string">
            <text:p>ALBERT KELLNER LESCINSKIENE; BRUNO RENATO LOPES MATUOKA; HENRIQUE MANSUR DIAS; JAFFSON MARQUES DE OLIVEIRA; JOSUE FERREIRA TEODORO; LEONARDO HENRIQUE FRANCA DE AMORIM; ROMEU DA FONSECA JUNIOR; THIAGO CAVALHEIRO</text:p>
          </table:table-cell>
          <table:table-cell table:style-name="ce3" office:value-type="string" calcext:value-type="string">
            <text:p>.NET; C#; OUTROS; T-SQL</text:p>
          </table:table-cell>
          <table:table-cell table:style-name="ce3" office:value-type="string" calcext:value-type="string">
            <text:p>FN-05; IF-02</text:p>
          </table:table-cell>
          <table:table-cell table:style-name="ce3" office:value-type="string" calcext:value-type="string">
            <text:p>AP-03; AT-06; CD-01; GI-01; GI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11">
          <table:table-cell table:style-name="ce3" office:value-type="float" office:value="1008" calcext:value-type="float">
            <text:p>1008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64-8</text:p>
          </table:table-cell>
          <table:table-cell table:style-name="ce3" office:value-type="string" calcext:value-type="string">
            <text:p>SearchMaxMin</text:p>
          </table:table-cell>
          <table:table-cell table:style-name="ce3" office:value-type="string" calcext:value-type="string">
            <text:p>MAYRTON DIAS DE QUEIROZ</text:p>
          </table:table-cell>
          <table:table-cell table:style-name="ce3" office:value-type="string" calcext:value-type="string">
            <text:p>ELAINE CRISTINA MOREIRA MARQUES; MAYRTON DIAS DE QUEIROZ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-02; MT-01; MT-02; MT-04; MT-05; MT-06</text:p>
          </table:table-cell>
          <table:table-cell table:style-name="ce3" office:value-type="string" calcext:value-type="string">
            <text:p>DS-06; IA-01; TC-0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2"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65-6</text:p>
          </table:table-cell>
          <table:table-cell table:style-name="ce3" office:value-type="string" calcext:value-type="string">
            <text:p>CND-Tomate versão 1.0</text:p>
          </table:table-cell>
          <table:table-cell table:style-name="ce3" office:value-type="string" calcext:value-type="string">
            <text:p>UNIVERSIDADE ESTADUAL PAULISTA JULIO DE MESQUITA FILHO; UNIVERSITÉ LAVAL</text:p>
          </table:table-cell>
          <table:table-cell table:style-name="ce3" office:value-type="string" calcext:value-type="string">
            <text:p>ARTHUR BERNARDES CECÍLIO FILHO; DANILO EDUARDO ROZANE; DANILO RICARDO YAMANE; LEON-ETIENNE PARENT; NATALIA BARRETO MENESES; RODRIGO HIYOSHI DALMAZZO NOWAKI; WILLIAM NATALE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G-09</text:p>
          </table:table-cell>
          <table:table-cell table:style-name="ce3" office:value-type="string" calcext:value-type="string">
            <text:p>AP-01; DS-04; FA-01; 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22"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66-4</text:p>
          </table:table-cell>
          <table:table-cell table:style-name="ce3" office:value-type="string" calcext:value-type="string">
            <text:p>CND-Citros versão 1.0</text:p>
          </table:table-cell>
          <table:table-cell table:style-name="ce3" office:value-type="string" calcext:value-type="string">
            <text:p>UNIVERSIDADE ESTADUAL PAULISTA JULIO DE MESQUITA FILHO; UNIVERSITÉ LAVAL</text:p>
          </table:table-cell>
          <table:table-cell table:style-name="ce3" office:value-type="string" calcext:value-type="string">
            <text:p>ARTHUR BERNARDES CECÍLIO FILHO; DANILO EDUARDO ROZANE; DANILO RICARDO YAMANE; LEON-ETIENNE PARENT; NATALIA BARRETO MENESES; RODRIGO HIYOSHI DALMAZZO NOWAKI; WILLIAM NATALE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G-09</text:p>
          </table:table-cell>
          <table:table-cell table:style-name="ce3" office:value-type="string" calcext:value-type="string">
            <text:p>AP-01; DS-04; FA-01; 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22">
          <table:table-cell table:style-name="ce3" office:value-type="float" office:value="1011" calcext:value-type="float">
            <text:p>1011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67-2</text:p>
          </table:table-cell>
          <table:table-cell table:style-name="ce3" office:value-type="string" calcext:value-type="string">
            <text:p>CND-Milho Doce versão 1.0</text:p>
          </table:table-cell>
          <table:table-cell table:style-name="ce3" office:value-type="string" calcext:value-type="string">
            <text:p>UNIVERSIDADE ESTADUAL PAULISTA JULIO DE MESQUITA FILHO; UNIVERSITÉ LAVAL</text:p>
          </table:table-cell>
          <table:table-cell table:style-name="ce3" office:value-type="string" calcext:value-type="string">
            <text:p>ARTHUR BERNARDES CECÍLIO FILHO; DANILO EDUARDO ROZANE; DANILO RICARDO YAMANE; LEON-ETIENNE PARENT; NATALIA BARRETO MENESES; RODRIGO HIYOSHI DALMAZZO NOWAKI; WILLIAM NATALE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G-09</text:p>
          </table:table-cell>
          <table:table-cell table:style-name="ce3" office:value-type="string" calcext:value-type="string">
            <text:p>AP-01; DS-04; FA-01; 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8">
          <table:table-cell table:style-name="ce3" office:value-type="float" office:value="1012" calcext:value-type="float">
            <text:p>1012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68-0</text:p>
          </table:table-cell>
          <table:table-cell table:style-name="ce3" office:value-type="string" calcext:value-type="string">
            <text:p>SignWeaver</text:p>
          </table:table-cell>
          <table:table-cell table:style-name="ce3" office:value-type="string" calcext:value-type="string">
            <text:p>CENTRO FEDERAL DE EDUCAÇÃO TECNOLÓGICA DE MINAS GERAIS</text:p>
          </table:table-cell>
          <table:table-cell table:style-name="ce3" office:value-type="string" calcext:value-type="string">
            <text:p>CARLOS AUGUSTO GUERRA CARNEIRO; CELSO LUIZ DE SOUZA; FLÁVIO LUIS CARDEAL PÁDUA; VERA LÚCIA DE SOUZA E LIMA</text:p>
          </table:table-cell>
          <table:table-cell table:style-name="ce3" office:value-type="string" calcext:value-type="string">
            <text:p>JAVA SCRIPT; MYSQL; PHP</text:p>
          </table:table-cell>
          <table:table-cell table:style-name="ce3" office:value-type="string" calcext:value-type="string">
            <text:p>ED-04; IF-02</text:p>
          </table:table-cell>
          <table:table-cell table:style-name="ce3" office:value-type="string" calcext:value-type="string">
            <text:p>FA-01; GI-01; GI-05; GI-06; GI-07; GI-08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9">
          <table:table-cell table:style-name="ce3" office:value-type="float" office:value="1013" calcext:value-type="float">
            <text:p>1013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69-9</text:p>
          </table:table-cell>
          <table:table-cell table:style-name="ce3" office:value-type="string" calcext:value-type="string">
            <text:p>Equitrat Aero V2 Programas de Cálculo Dimensionamento Filtros de Mangas Ciclones Câmara Gravitacional e Lavadores de Gases</text:p>
          </table:table-cell>
          <table:table-cell table:number-columns-repeated="2" table:style-name="ce3" office:value-type="string" calcext:value-type="string">
            <text:p>ANTONIO MORAIS DE ALCANTARA</text:p>
          </table:table-cell>
          <table:table-cell table:style-name="ce3" office:value-type="string" calcext:value-type="string">
            <text:p>EXCEL</text:p>
          </table:table-cell>
          <table:table-cell table:style-name="ce3" office:value-type="string" calcext:value-type="string">
            <text:p>FQ-06; IN-01; IN-02; IN-03; IN-05; MA-04; ME-02; SM-02; TB-01</text:p>
          </table:table-cell>
          <table:table-cell table:style-name="ce3" office:value-type="string" calcext:value-type="string">
            <text:p>AP-01; FA-01; FA-02; FA-03; FA-04; GI-01; GI-04; IA-02; TC-01; UT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1014" calcext:value-type="float">
            <text:p>1014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70-2</text:p>
          </table:table-cell>
          <table:table-cell table:style-name="ce3" office:value-type="string" calcext:value-type="string">
            <text:p>Sistema Customizável para Controle Laboratorial para o Processo de Tipificação HLA</text:p>
          </table:table-cell>
          <table:table-cell table:style-name="ce3" office:value-type="string" calcext:value-type="string">
            <text:p>UNIVERSIDADE DO ESTADO DO RIO DE JANEIRO</text:p>
          </table:table-cell>
          <table:table-cell table:style-name="ce3" office:value-type="string" calcext:value-type="string">
            <text:p>ALEXANDRE DA COSTA SENA; DILSON SILVA; LUÍS CRISTÓVÃO DE MORAES SOBRINO PÔRTO; MARCIO NOGUEIRA PEREIRA DA SILVA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AD-08; SD-06</text:p>
          </table:table-cell>
          <table:table-cell table:style-name="ce3" office:value-type="string" calcext:value-type="string">
            <text:p>AT-06; SO-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2"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71-0</text:p>
          </table:table-cell>
          <table:table-cell table:style-name="ce3" office:value-type="string" calcext:value-type="string">
            <text:p>WVTrendScanner (Aplicativo de análise de mercado para a plataforma NinjaTrader8, com lógica própria para identificação de tendências de preços em múltiplos tempos gráficos, e multi ativos, plotado em gráfico de barras na forma de painéis com LEDS).</text:p>
          </table:table-cell>
          <table:table-cell table:style-name="ce3" office:value-type="string" calcext:value-type="string">
            <text:p>WELLINGTON LUIZ VIANA JUNIOR</text:p>
          </table:table-cell>
          <table:table-cell table:style-name="ce3" office:value-type="string" calcext:value-type="string">
            <text:p>MARCELO FRASSON DE OLIVEIR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EC-07; EC-09; MT-01; MT-06</text:p>
          </table:table-cell>
          <table:table-cell table:style-name="ce3" office:value-type="string" calcext:value-type="string">
            <text:p>AP-01; ET-03; FA-04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016" calcext:value-type="float">
            <text:p>1016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72-9</text:p>
          </table:table-cell>
          <table:table-cell table:style-name="ce3" office:value-type="string" calcext:value-type="string">
            <text:p>Two Channel Single Impurity Anderson Model - TCSIAM</text:p>
          </table:table-cell>
          <table:table-cell table:style-name="ce3" office:value-type="string" calcext:value-type="string">
            <text:p>UNIVERSIDADE FEDERAL DE MATO GROSSO DO SUL</text:p>
          </table:table-cell>
          <table:table-cell table:style-name="ce3" office:value-type="string" calcext:value-type="string">
            <text:p>CHRISTIAN ANTON PHILIPPS; JOÃO VÍTOR BATISTA FERREIRA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FQ-06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1017" calcext:value-type="float">
            <text:p>1017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</text:p>
          </table:table-cell>
          <table:table-cell table:style-name="ce3" office:value-type="string" calcext:value-type="string">
            <text:p>WVTradeManagement (Aplicativo para a plataforma NinjaTrader8, para monitoramento de performance, gerenciamento de posições e envio de ordens, plotado em gráfico na forma de painel com LEDS, com função de exportação de relatórios em txt).</text:p>
          </table:table-cell>
          <table:table-cell table:style-name="ce3" office:value-type="string" calcext:value-type="string">
            <text:p>WELLINGTON LUIZ VIANA JUNIOR</text:p>
          </table:table-cell>
          <table:table-cell table:style-name="ce3" office:value-type="string" calcext:value-type="string">
            <text:p>MARCELO FRASSON DE OLIVEIR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EC-07; EC-09; MT-01; MT-06</text:p>
          </table:table-cell>
          <table:table-cell table:style-name="ce3" office:value-type="string" calcext:value-type="string">
            <text:p>AP-01; ET-03; FA-04; GI-04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018" calcext:value-type="float">
            <text:p>1018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74-5</text:p>
          </table:table-cell>
          <table:table-cell table:style-name="ce3" office:value-type="string" calcext:value-type="string">
            <text:p>PDCCA dinâmico</text:p>
          </table:table-cell>
          <table:table-cell table:style-name="ce3" office:value-type="string" calcext:value-type="string">
            <text:p>EVERALDO FREITAS GUEDES</text:p>
          </table:table-cell>
          <table:table-cell table:style-name="ce3" office:value-type="string" calcext:value-type="string">
            <text:p>EVERALDO FREITAS GUEDES; GILNEY FIGUEIRA ZEBEND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T-06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75-3</text:p>
          </table:table-cell>
          <table:table-cell table:style-name="ce3" office:value-type="string" calcext:value-type="string">
            <text:p>SMART MATRIX GIS-4D</text:p>
          </table:table-cell>
          <table:table-cell table:style-name="ce3" office:value-type="string" calcext:value-type="string">
            <text:p>AEROMETRICS TECNOLOGIA LTDA</text:p>
          </table:table-cell>
          <table:table-cell table:style-name="ce3" office:value-type="string" calcext:value-type="string">
            <text:p>CHARLES ROBERTO STEMPNIAK; RENATO WISOCKI JUNIOR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D-06; AH-03; CC-01; CC-03; CC-04; EN-04; FQ-04; GC-06; GC-07; GC-08; IN-03; IN-04; MA-04; SM-01; UB-01; UB-02; UB-05</text:p>
          </table:table-cell>
          <table:table-cell table:style-name="ce3" office:value-type="string" calcext:value-type="string">
            <text:p>AP-01; AP-02; AP-03; AT-01; ET-03; FA-01; GI-01; IA-01; IA-02; SM-01; SM-02; SM-04; TC-01; TC-03; TC-0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76-1</text:p>
          </table:table-cell>
          <table:table-cell table:style-name="ce3" office:value-type="string" calcext:value-type="string">
            <text:p>PROGRAM RTD_FULL</text:p>
          </table:table-cell>
          <table:table-cell table:style-name="ce3" office:value-type="string" calcext:value-type="string">
            <text:p>ATOMUM SERVIÇOS TECNOLÓGICOS LTDA.</text:p>
          </table:table-cell>
          <table:table-cell table:style-name="ce3" office:value-type="string" calcext:value-type="string">
            <text:p>LUIS EDUARDO BARREIRA BRANDÃO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1021" calcext:value-type="float">
            <text:p>1021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77-0</text:p>
          </table:table-cell>
          <table:table-cell table:style-name="ce3" office:value-type="string" calcext:value-type="string">
            <text:p>WVVolatility (Aplicativo de análise para a plataforma NinjaTrader8, com lógica para medir a frequência, amplitude e comprimento das ondas formadas pelos preços, volume, velocidade e força dos negócios, plotado em gráfico na forma de painel com LEDS).</text:p>
          </table:table-cell>
          <table:table-cell table:style-name="ce3" office:value-type="string" calcext:value-type="string">
            <text:p>WELLINGTON LUIZ VIANA JUNIOR</text:p>
          </table:table-cell>
          <table:table-cell table:style-name="ce3" office:value-type="string" calcext:value-type="string">
            <text:p>MARCELO FRASSON DE OLIVEIR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EC-07; EC-09; MT-01; MT-06</text:p>
          </table:table-cell>
          <table:table-cell table:style-name="ce3" office:value-type="string" calcext:value-type="string">
            <text:p>AP-01; ET-03; FA-04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1022" calcext:value-type="float">
            <text:p>1022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78-8</text:p>
          </table:table-cell>
          <table:table-cell table:style-name="ce3" office:value-type="string" calcext:value-type="string">
            <text:p>Inforlube Dealership System</text:p>
          </table:table-cell>
          <table:table-cell table:style-name="ce3" office:value-type="string" calcext:value-type="string">
            <text:p>AUTOMOTIVE BUSINESS INTELLIGENCE SYSTEM LTDA</text:p>
          </table:table-cell>
          <table:table-cell table:style-name="ce3" office:value-type="string" calcext:value-type="string">
            <text:p>REMO LUCIOLI DE ALMEIDA</text:p>
          </table:table-cell>
          <table:table-cell table:style-name="ce3" office:value-type="string" calcext:value-type="string">
            <text:p>.NET; C#; CSS; HTML; JAVA SCRIPT; JSON; LINQ; OUTROS; SQL</text:p>
          </table:table-cell>
          <table:table-cell table:style-name="ce3" office:value-type="string" calcext:value-type="string">
            <text:p>AD-10; ED-04; IF-02; IF-04; IF-07; IN-03</text:p>
          </table:table-cell>
          <table:table-cell table:style-name="ce3" office:value-type="string" calcext:value-type="string">
            <text:p>AP-01; AP-02; AP-03; AP-04; AT-01; AT-03; AT-06; AV-01; CD-01; DS-07; FA-04; GI-01; GI-02; GI-04; GI-05; GI-06; GI-08; PD-04; SO-07; TC-01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1023" calcext:value-type="float">
            <text:p>1023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79-6</text:p>
          </table:table-cell>
          <table:table-cell table:style-name="ce3" office:value-type="string" calcext:value-type="string">
            <text:p>Exames computadorizados do Campo Visual Central, em Hemicampos, em Quadrantes e índices de Exame e Gráficos de Curva Acumulativa em Quadrantes. Complementa com exame de Tela de Amsler no Monitor com o Mouse.</text:p>
          </table:table-cell>
          <table:table-cell table:style-name="ce3" office:value-type="string" calcext:value-type="string">
            <text:p>VISUAL APARELHOS DE PERIMETRIA LTDA, ME</text:p>
          </table:table-cell>
          <table:table-cell table:style-name="ce3" office:value-type="string" calcext:value-type="string">
            <text:p>ALFREDO CHAOUBAH; JOSÉ FRANCISCO PINHEIRO DIAS; WILLIAM CARLOS CHAIA DE ALMEIDA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GI-03; GI-04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80-0</text:p>
          </table:table-cell>
          <table:table-cell table:style-name="ce3" office:value-type="string" calcext:value-type="string">
            <text:p>Plataforma BrGIS de Validações Cartográficas, Topológicas e Monitoramento por Sensoriamento Remoto</text:p>
          </table:table-cell>
          <table:table-cell table:style-name="ce3" office:value-type="string" calcext:value-type="string">
            <text:p>BRGIS TECNOLOGIA LTDA</text:p>
          </table:table-cell>
          <table:table-cell table:style-name="ce3" office:value-type="string" calcext:value-type="string">
            <text:p>CLEITON FRANCISCO COIMBRA; ISAQUE DANIEL ROCHA EBERHARDT</text:p>
          </table:table-cell>
          <table:table-cell table:style-name="ce3" office:value-type="string" calcext:value-type="string">
            <text:p>CSS; HTML; JAVA; JAVA SCRIPT; OUTROS</text:p>
          </table:table-cell>
          <table:table-cell table:style-name="ce3" office:value-type="string" calcext:value-type="string">
            <text:p>AG-01; AG-04; AG-09; AG-11; AH-06; GC-06; GC-08; MT-06</text:p>
          </table:table-cell>
          <table:table-cell table:style-name="ce3" office:value-type="string" calcext:value-type="string">
            <text:p>AP-01; AP-02; AP-03; AP-04; FA-04; GI-01; GI-04; GI-06; IA-02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1025" calcext:value-type="float">
            <text:p>1025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303-0</text:p>
          </table:table-cell>
          <table:table-cell table:style-name="ce3" office:value-type="string" calcext:value-type="string">
            <text:p>NITGEST</text:p>
          </table:table-cell>
          <table:table-cell table:style-name="ce3" office:value-type="string" calcext:value-type="string">
            <text:p>UNIVERSIDADE ESTADUAL DA PARAIBA</text:p>
          </table:table-cell>
          <table:table-cell table:style-name="ce3" office:value-type="string" calcext:value-type="string">
            <text:p>MORGANNA KAROLINNE LUCIO ALVES TITO; SIMONE SILVA DOS SANTOS LOPES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IF-02</text:p>
          </table:table-cell>
          <table:table-cell table:style-name="ce3" office:value-type="string" calcext:value-type="string">
            <text:p>GI-01; GI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1"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080-3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FM IMPRESSOS PERSONALIZADOS LTDA.</text:p>
          </table:table-cell>
          <table:table-cell table:style-name="ce3" office:value-type="string" calcext:value-type="string">
            <text:p>ERIC VASCONCELOS DE OLIVEIRA; EVANDRO FRANCO DE OLIVEIRA RU; LUCCA BRAGA GODOY MENDONÇ; PEDRO SEVERINO MARTINS NETO; WILLIAM REINALDO NERES DOS SANTOS</text:p>
          </table:table-cell>
          <table:table-cell table:style-name="ce3" office:value-type="string" calcext:value-type="string">
            <text:p>NODEJS; PHP; PYTHON</text:p>
          </table:table-cell>
          <table:table-cell table:style-name="ce3" office:value-type="string" calcext:value-type="string">
            <text:p>AD-06; CO-04; EC-04; EC-08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table:style-name="ce3" office:value-type="float" office:value="1027" calcext:value-type="float">
            <text:p>1027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14-1</text:p>
          </table:table-cell>
          <table:table-cell table:style-name="ce3" office:value-type="string" calcext:value-type="string">
            <text:p>Sistema PITG</text:p>
          </table:table-cell>
          <table:table-cell table:style-name="ce3" office:value-type="string" calcext:value-type="string">
            <text:p>UNIVERSIDADE FEDERAL DO RIO GRANDE DO NORTE</text:p>
          </table:table-cell>
          <table:table-cell table:style-name="ce3" office:value-type="string" calcext:value-type="string">
            <text:p>CARLOS EDUARDO AZEVEDO DOS SANTOS; ELDER PRATA VIEIRA PAIVA; WATTSON JOSÉ SAENZ PERALES</text:p>
          </table:table-cell>
          <table:table-cell table:style-name="ce3" office:value-type="string" calcext:value-type="string">
            <text:p>CSS; HTML; JAVA SCRIPT; MYSQL; PHP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1028" calcext:value-type="float">
            <text:p>1028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52-4</text:p>
          </table:table-cell>
          <table:table-cell table:style-name="ce3" office:value-type="string" calcext:value-type="string">
            <text:p>SOFTWARE DE CONTROLE DO EQUIPAMENTO ESTÁTICO (SCEE v3.0)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ALINE SOUZA DE PAULA; HUGO DE SOUZA OLIVEIR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AT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029" calcext:value-type="float">
            <text:p>1029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81-8</text:p>
          </table:table-cell>
          <table:table-cell table:style-name="ce3" office:value-type="string" calcext:value-type="string">
            <text:p>Portal da Educação Ambiental - Conteúdo Gratuito e Acessível</text:p>
          </table:table-cell>
          <table:table-cell table:number-columns-repeated="2" table:style-name="ce3" office:value-type="string" calcext:value-type="string">
            <text:p>OTAVIO SOARES PAPARIDIS</text:p>
          </table:table-cell>
          <table:table-cell table:style-name="ce3" office:value-type="string" calcext:value-type="string">
            <text:p>HTML; PHP</text:p>
          </table:table-cell>
          <table:table-cell table:style-name="ce3" office:value-type="string" calcext:value-type="string">
            <text:p>ED-04; ED-06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030" calcext:value-type="float">
            <text:p>1030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82-6</text:p>
          </table:table-cell>
          <table:table-cell table:style-name="ce3" office:value-type="string" calcext:value-type="string">
            <text:p>PROGRAM MOMENTS</text:p>
          </table:table-cell>
          <table:table-cell table:style-name="ce3" office:value-type="string" calcext:value-type="string">
            <text:p>ATOMUM SERVIÇOS TECNOLÓGICOS LTDA.</text:p>
          </table:table-cell>
          <table:table-cell table:style-name="ce3" office:value-type="string" calcext:value-type="string">
            <text:p>LUIS EDUARDO BARREIRA BRANDÃO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83-4</text:p>
          </table:table-cell>
          <table:table-cell table:style-name="ce3" office:value-type="string" calcext:value-type="string">
            <text:p>sistema Aurum</text:p>
          </table:table-cell>
          <table:table-cell table:number-columns-repeated="2" table:style-name="ce3" office:value-type="string" calcext:value-type="string">
            <text:p>PAULO VASQUEZ VALADAO</text:p>
          </table:table-cell>
          <table:table-cell table:style-name="ce3" office:value-type="string" calcext:value-type="string">
            <text:p>CSS; HTML; JAVA SCRIPT; NODEJS</text:p>
          </table:table-cell>
          <table:table-cell table:style-name="ce3" office:value-type="string" calcext:value-type="string">
            <text:p>AD-05; AD-10; AD-11; EC-08; FN-06</text:p>
          </table:table-cell>
          <table:table-cell table:style-name="ce3" office:value-type="string" calcext:value-type="string">
            <text:p>AP-01; AP-03; AT-02; AT-03; CD-01; FA-03; GI-01; GI-0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1032" calcext:value-type="float">
            <text:p>1032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84-2</text:p>
          </table:table-cell>
          <table:table-cell table:style-name="ce3" office:value-type="string" calcext:value-type="string">
            <text:p>WVPocLines (Aplicativo de análise de mercado para a plataforma NinjaTrader8, com lógica própria para rastreamento e monitoramento de suportes e resistências de preços com base em volume, plotado em gráfico na forma de linhas horizontais).</text:p>
          </table:table-cell>
          <table:table-cell table:style-name="ce3" office:value-type="string" calcext:value-type="string">
            <text:p>WELLINGTON LUIZ VIANA JUNIOR</text:p>
          </table:table-cell>
          <table:table-cell table:style-name="ce3" office:value-type="string" calcext:value-type="string">
            <text:p>MARCELO FRASSON DE OLIVEIR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EC-07; EC-09; MT-01; MT-06</text:p>
          </table:table-cell>
          <table:table-cell table:style-name="ce3" office:value-type="string" calcext:value-type="string">
            <text:p>AP-01; ET-03; FA-04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033" calcext:value-type="float">
            <text:p>1033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85-0</text:p>
          </table:table-cell>
          <table:table-cell table:style-name="ce3" office:value-type="string" calcext:value-type="string">
            <text:p>SOLOS - SISTEMA DE ORDENAMENTO E LICENCIAMENTO DA OCUPAÇÃO DO SOLO</text:p>
          </table:table-cell>
          <table:table-cell table:style-name="ce3" office:value-type="string" calcext:value-type="string">
            <text:p>CS2 CONSULTORIA LTDA</text:p>
          </table:table-cell>
          <table:table-cell table:style-name="ce3" office:value-type="string" calcext:value-type="string">
            <text:p>CLAUDIO SOUZA DA SILVA</text:p>
          </table:table-cell>
          <table:table-cell table:style-name="ce3" office:value-type="string" calcext:value-type="string">
            <text:p>CSS; HTML; JAVA; JAVA SCRIPT; JQUERY; JSF; JSON; JSP; SQL</text:p>
          </table:table-cell>
          <table:table-cell table:style-name="ce3" office:value-type="string" calcext:value-type="string">
            <text:p>AD-01; AD-02; UB-01; UB-02; UB-03</text:p>
          </table:table-cell>
          <table:table-cell table:style-name="ce3" office:value-type="string" calcext:value-type="string">
            <text:p>AP-01; AP-02; AP-03; AT-06; AV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1034" calcext:value-type="float">
            <text:p>1034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86-9</text:p>
          </table:table-cell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WRITESYS TECNOLOGIA EM SISTEMAS DE COMPUTAÇÃO LTDA ME</text:p>
          </table:table-cell>
          <table:table-cell table:style-name="ce3" office:value-type="string" calcext:value-type="string">
            <text:p>ANDRÉ LUIZ GONÇALVES LOUREIRO DE SOUZA; DANYEL GONÇALVES LOUREIRO DE SOUZA; EDUARDO PATRICK GUISO</text:p>
          </table:table-cell>
          <table:table-cell table:style-name="ce3" office:value-type="string" calcext:value-type="string">
            <text:p>ASSEMBLY; C; C++</text:p>
          </table:table-cell>
          <table:table-cell table:style-name="ce3" office:value-type="string" calcext:value-type="string">
            <text:p>AD-04; AD-05; AD-09; TC-02; TC-03; TC-04; TP-01; TP-02; TP-03; TP-04; TP-05; UB-04</text:p>
          </table:table-cell>
          <table:table-cell table:style-name="ce3" office:value-type="string" calcext:value-type="string">
            <text:p>AP-01; AP-03; AP-05; AT-01; CD-01; CD-05; CT-03; GI-01; GI-06; GI-07; IA-02; PD-03; SO-02; SO-04; SO-05; TC-02; TI-03; TI-04; U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035" calcext:value-type="float">
            <text:p>1035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87-7</text:p>
          </table:table-cell>
          <table:table-cell table:style-name="ce3" office:value-type="string" calcext:value-type="string">
            <text:p>GDI Online</text:p>
          </table:table-cell>
          <table:table-cell table:style-name="ce3" office:value-type="string" calcext:value-type="string">
            <text:p>INTERART DESIGN DE INTERIORES LTDA</text:p>
          </table:table-cell>
          <table:table-cell table:style-name="ce3" office:value-type="string" calcext:value-type="string">
            <text:p>BIANKA DE ARAÚJO CARVALHO MUGNATTO; FERDINANDO MUGNATTO FILHO</text:p>
          </table:table-cell>
          <table:table-cell table:style-name="ce3" office:value-type="string" calcext:value-type="string">
            <text:p>C#; GENEXUS</text:p>
          </table:table-cell>
          <table:table-cell table:style-name="ce3" office:value-type="string" calcext:value-type="string">
            <text:p>IF-04; IF-06; IF-07; IF-10; TB-01; UB-05</text:p>
          </table:table-cell>
          <table:table-cell table:style-name="ce3" office:value-type="string" calcext:value-type="string">
            <text:p>AP-01; AT-06; ET-03; GI-01; GI-02; GI-07; IA-02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1036" calcext:value-type="float">
            <text:p>1036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88-5</text:p>
          </table:table-cell>
          <table:table-cell table:style-name="ce3" office:value-type="string" calcext:value-type="string">
            <text:p>N2</text:p>
          </table:table-cell>
          <table:table-cell table:style-name="ce3" office:value-type="string" calcext:value-type="string">
            <text:p>WRITESYS TECNOLOGIA EM SISTEMAS DE COMPUTAÇÃO LTDA ME</text:p>
          </table:table-cell>
          <table:table-cell table:style-name="ce3" office:value-type="string" calcext:value-type="string">
            <text:p>ANDRÉ LUIZ GONÇALVES LOUREIRO DE SOUZA; DANYEL GONÇALVES LOUREIRO DE SOUZA; EDUARDO PATRICK GUISO</text:p>
          </table:table-cell>
          <table:table-cell table:style-name="ce3" office:value-type="string" calcext:value-type="string">
            <text:p>DELPHI; OUTROS; SQL; TRANSACTION SQL</text:p>
          </table:table-cell>
          <table:table-cell table:style-name="ce3" office:value-type="string" calcext:value-type="string">
            <text:p>AD-04; AD-05; AD-09; TC-02; TC-03; TC-04; TP-01; TP-02; TP-03; TP-04; TP-05; UB-04</text:p>
          </table:table-cell>
          <table:table-cell table:style-name="ce3" office:value-type="string" calcext:value-type="string">
            <text:p>AP-01; AP-03; AP-05; AT-01; CD-01; CD-05; CT-03; GI-01; GI-06; GI-07; IA-02; PD-03; SO-02; SO-04; SO-05; TC-02; TI-03; TI-04; U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21">
          <table:table-cell table:style-name="ce3" office:value-type="float" office:value="1037" calcext:value-type="float">
            <text:p>1037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89-3</text:p>
          </table:table-cell>
          <table:table-cell table:style-name="ce3" office:value-type="string" calcext:value-type="string">
            <text:p>N3</text:p>
          </table:table-cell>
          <table:table-cell table:style-name="ce3" office:value-type="string" calcext:value-type="string">
            <text:p>WRITESYS TECNOLOGIA EM SISTEMAS DE COMPUTAÇÃO LTDA ME</text:p>
          </table:table-cell>
          <table:table-cell table:style-name="ce3" office:value-type="string" calcext:value-type="string">
            <text:p>ANDRE LUIZ GONÇALVES LOUREIRO DE SOUZA; DANYEL GONÇALVES LOUREIRO DE SOUZA; EDUARDO PATRICK GUISO</text:p>
          </table:table-cell>
          <table:table-cell table:style-name="ce3" office:value-type="string" calcext:value-type="string">
            <text:p>DELPHI; OUTROS; SQL; TRANSACTION SQL</text:p>
          </table:table-cell>
          <table:table-cell table:style-name="ce3" office:value-type="string" calcext:value-type="string">
            <text:p>AD-04; AD-05; AD-09; TC-02; TC-03; TC-04; TP-01; TP-02; TP-03; TP-04; TP-05; UB-04</text:p>
          </table:table-cell>
          <table:table-cell table:style-name="ce3" office:value-type="string" calcext:value-type="string">
            <text:p>AP-01; AP-03; AP-05; AT-01; CD-01; CD-05; CT-03; GI-01; GI-02; GI-04; GI-07; GI-08; IA-02; PD-03; PD-04; SO-02; SO-05; TC-02; TI-03; U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3" office:value-type="float" office:value="1038" calcext:value-type="float">
            <text:p>1038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90-7</text:p>
          </table:table-cell>
          <table:table-cell table:style-name="ce3" office:value-type="string" calcext:value-type="string">
            <text:p>N4</text:p>
          </table:table-cell>
          <table:table-cell table:style-name="ce3" office:value-type="string" calcext:value-type="string">
            <text:p>WRITESYS TECNOLOGIA EM SISTEMAS DE COMPUTAÇÃO LTDA ME</text:p>
          </table:table-cell>
          <table:table-cell table:style-name="ce3" office:value-type="string" calcext:value-type="string">
            <text:p>ANDRÉ LUIZ GONÇALVES LOUREIRO DE SOUZA; DANYEL GONÇALVES LOUREIRO DE SOUZA; EDUARDO PATRICK GUISO</text:p>
          </table:table-cell>
          <table:table-cell table:style-name="ce3" office:value-type="string" calcext:value-type="string">
            <text:p>.NET; C#; HTML; JAVA SCRIPT; JQUERY; OUTROS; SQL</text:p>
          </table:table-cell>
          <table:table-cell table:style-name="ce3" office:value-type="string" calcext:value-type="string">
            <text:p>AD-04; AD-05; AD-09; TC-02; TC-03; TC-04; TP-01; TP-02; TP-03; TP-04; TP-05; UB-04</text:p>
          </table:table-cell>
          <table:table-cell table:style-name="ce3" office:value-type="string" calcext:value-type="string">
            <text:p>AP-01; AP-03; AP-04; AP-05; AT-01; CD-01; CT-03; GI-01; GI-06; GI-07; IA-02; PD-03; SO-02; SO-05; TC-02; TI-03; UT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3" office:value-type="float" office:value="1039" calcext:value-type="float">
            <text:p>1039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91-5</text:p>
          </table:table-cell>
          <table:table-cell table:style-name="ce3" office:value-type="string" calcext:value-type="string">
            <text:p>GeoVET - Gestão Entomológica de Vetores</text:p>
          </table:table-cell>
          <table:table-cell table:style-name="ce3" office:value-type="string" calcext:value-type="string">
            <text:p>TOQ SOLUÇÕES EM INFORMÁTICA LTDA</text:p>
          </table:table-cell>
          <table:table-cell table:style-name="ce3" office:value-type="string" calcext:value-type="string">
            <text:p>BENÍCIO RIBEIRO DA PAIXÃO JÚNIOR</text:p>
          </table:table-cell>
          <table:table-cell table:style-name="ce3" office:value-type="string" calcext:value-type="string">
            <text:p>AJAX; CSS; HTML; JAVA; JAVA SCRIPT; JQUERY; JSON; NODEJS; OUTROS; PHP; POSTGREE SQL; SQL</text:p>
          </table:table-cell>
          <table:table-cell table:style-name="ce3" office:value-type="string" calcext:value-type="string">
            <text:p>IF-02; IF-07; IF-09; IF-10; IN-02; MA-04; SD-01; SD-02</text:p>
          </table:table-cell>
          <table:table-cell table:style-name="ce3" office:value-type="string" calcext:value-type="string">
            <text:p>AP-01; AP-03; GI-01; GI-06; IA-02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92-3</text:p>
          </table:table-cell>
          <table:table-cell table:style-name="ce3" office:value-type="string" calcext:value-type="string">
            <text:p>SISTEMA NOSSO ESPORTE CACHOEIRO</text:p>
          </table:table-cell>
          <table:table-cell table:style-name="ce3" office:value-type="string" calcext:value-type="string">
            <text:p>DATACI - COMPANHIA DE TECNOLOGIA DA INFORMACAO DE CACHOEIRO DE ITAPEMIRIM</text:p>
          </table:table-cell>
          <table:table-cell table:style-name="ce3" office:value-type="string" calcext:value-type="string">
            <text:p>ELCIO PAES DE SA NETO; FELIPE SANTOS BARBOSA; ISABELLA MARTINS LOPES; JOCIMAR FERNANDES</text:p>
          </table:table-cell>
          <table:table-cell table:style-name="ce3" office:value-type="string" calcext:value-type="string">
            <text:p>C#; OUTROS; PHP</text:p>
          </table:table-cell>
          <table:table-cell table:style-name="ce3" office:value-type="string" calcext:value-type="string">
            <text:p>AD-01; AD-02; AD-04; AN-02; IF-07; SD-01</text:p>
          </table:table-cell>
          <table:table-cell table:style-name="ce3" office:value-type="string" calcext:value-type="string">
            <text:p>SO-07; UT-01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33">
          <table:table-cell table:style-name="ce3" office:value-type="float" office:value="1041" calcext:value-type="float">
            <text:p>1041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93-1</text:p>
          </table:table-cell>
          <table:table-cell table:style-name="ce3" office:value-type="string" calcext:value-type="string">
            <text:p>VRSion ERP Software</text:p>
          </table:table-cell>
          <table:table-cell table:style-name="ce3" office:value-type="string" calcext:value-type="string">
            <text:p>VR DE OLIVEIRA SERVIÇOS DE APOIO ADMINISTRATIVO ME</text:p>
          </table:table-cell>
          <table:table-cell table:style-name="ce3" office:value-type="string" calcext:value-type="string">
            <text:p>VALDECIR RODRIGUES DE OLIVEIRA</text:p>
          </table:table-cell>
          <table:table-cell table:style-name="ce3" office:value-type="string" calcext:value-type="string">
            <text:p>C; C#; C++</text:p>
          </table:table-cell>
          <table:table-cell table:style-name="ce3" office:value-type="string" calcext:value-type="string">
            <text:p>AD-01; AD-02; AD-05; AD-06; AD-07; AD-08; AD-09; AD-10; AD-11; AG-01; AG-02; AG-03; AG-04; AG-05; AG-06; AG-07; AG-08; AG-09; AG-10; AG-11; AG-12; AG-13; AG-14; AH-06; BL-01; BL-02; BL-03; BL-04; BL-06; BL-07; BT-01; BT-02; BT-03; BT-04; EC-01; EL-04; FN-03; FN-04; FN-05; FN-06; GC-06; GC-07; GC-08; GC-09; GC-10</text:p>
          </table:table-cell>
          <table:table-cell table:style-name="ce3" office:value-type="string" calcext:value-type="string">
            <text:p>AP-01; AP-02; AP-03; AP-04; AP-05; AT-01; AT-02; AT-03; AT-04; AT-05; AT-06; AT-07; AV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042" calcext:value-type="float">
            <text:p>1042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94-0</text:p>
          </table:table-cell>
          <table:table-cell table:style-name="ce3" office:value-type="string" calcext:value-type="string">
            <text:p>WVAdam (Aplicativo de análise de mercado para a plataforma NinjaTrader8, com lógica própria para identificar a inécia dos preços, plotado em grafico na forma de projeção das barras de preço).</text:p>
          </table:table-cell>
          <table:table-cell table:style-name="ce3" office:value-type="string" calcext:value-type="string">
            <text:p>WELLINGTON LUIZ VIANA JUNIOR</text:p>
          </table:table-cell>
          <table:table-cell table:style-name="ce3" office:value-type="string" calcext:value-type="string">
            <text:p>MARCELO FRASSON DE OLIVEIR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EC-07; EC-09; MT-01; MT-06</text:p>
          </table:table-cell>
          <table:table-cell table:style-name="ce3" office:value-type="string" calcext:value-type="string">
            <text:p>AP-01; ET-03; FA-04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043" calcext:value-type="float">
            <text:p>1043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95-8</text:p>
          </table:table-cell>
          <table:table-cell table:style-name="ce3" office:value-type="string" calcext:value-type="string">
            <text:p>Detecção de fake news utilizando blockchain</text:p>
          </table:table-cell>
          <table:table-cell table:style-name="ce3" office:value-type="string" calcext:value-type="string">
            <text:p>IAGO SESTREM OCHÔA; VALDERI REIS QUIETINHO LEITHARDT</text:p>
          </table:table-cell>
          <table:table-cell table:style-name="ce3" office:value-type="string" calcext:value-type="string">
            <text:p>IAGO SESTREM OCHÔA</text:p>
          </table:table-cell>
          <table:table-cell table:style-name="ce3" office:value-type="string" calcext:value-type="string">
            <text:p>C++; JAVA; JSON</text:p>
          </table:table-cell>
          <table:table-cell table:style-name="ce3" office:value-type="string" calcext:value-type="string">
            <text:p>IF-07; IN-02; TC-02</text:p>
          </table:table-cell>
          <table:table-cell table:style-name="ce3" office:value-type="string" calcext:value-type="string">
            <text:p>GI-01; PD-01; PD-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1">
          <table:table-cell table:style-name="ce3" office:value-type="float" office:value="1044" calcext:value-type="float">
            <text:p>1044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96-6</text:p>
          </table:table-cell>
          <table:table-cell table:style-name="ce3" office:value-type="string" calcext:value-type="string">
            <text:p>Agrass - Sistema de Avaliação da Gestão de Riscos Assistenciais em Serviços de Saúde</text:p>
          </table:table-cell>
          <table:table-cell table:style-name="ce3" office:value-type="string" calcext:value-type="string">
            <text:p>UNIVERSIDADE FEDERAL DO RIO GRANDE DO NORTE</text:p>
          </table:table-cell>
          <table:table-cell table:style-name="ce3" office:value-type="string" calcext:value-type="string">
            <text:p>ANNA CLAUDIA SALES GOMES CALDAS; CEFAS RODRIGUES FREIRE; DANIELE MONTENEGRO DA SILVA BARROS; DIÊGO FERREIRA DE LIMA; HUGO GRANJEIRO SOARES FONTES; JOSÉ ARILTON PEREIRA FILHO; JOÃO PEDRO ARAÚJO DE MEDEIROS; JÂNIO GUSTAVO BARBOSA; MARISE REIS DE FREITAS; MIKE JOB SANTOS PEREIRA DA SILVA; MILENA CRISTINA DUARTE DE ALMEIDA; PEDRO HENRIQUE GERMANO EVANGELISTA; PHILIPPI SEDIR GRILO DE MORAIS; RICARDO ALEXSANDRO DE MEDEIROS VALENTIM; ZENEWTON ANDRÉ DA SILVA GAMA</text:p>
          </table:table-cell>
          <table:table-cell table:style-name="ce3" office:value-type="string" calcext:value-type="string">
            <text:p>DJANGO; PYTHON</text:p>
          </table:table-cell>
          <table:table-cell table:style-name="ce3" office:value-type="string" calcext:value-type="string">
            <text:p>ED-04; ED-06; IN-02</text:p>
          </table:table-cell>
          <table:table-cell table:style-name="ce3" office:value-type="string" calcext:value-type="string">
            <text:p>AP-01; GI-01; GI-04; PD-05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style-name="ce3" office:value-type="float" office:value="1045" calcext:value-type="float">
            <text:p>1045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97-4</text:p>
          </table:table-cell>
          <table:table-cell table:style-name="ce3" office:value-type="string" calcext:value-type="string">
            <text:p>Software de Gerenciamento de Roteiros de Comerciais para Emissoras</text:p>
          </table:table-cell>
          <table:table-cell table:style-name="ce3" office:value-type="string" calcext:value-type="string">
            <text:p>ALESSANDRO DOS SANTOS DE MENEZES ME</text:p>
          </table:table-cell>
          <table:table-cell table:style-name="ce3" office:value-type="string" calcext:value-type="string">
            <text:p>ALESSANDRO DOS SANTOS DE MENEZES</text:p>
          </table:table-cell>
          <table:table-cell table:style-name="ce3" office:value-type="string" calcext:value-type="string">
            <text:p>JAVA SCRIPT; NODEJS</text:p>
          </table:table-cell>
          <table:table-cell table:style-name="ce3" office:value-type="string" calcext:value-type="string">
            <text:p>CO-04; EC-14; TC-02</text:p>
          </table:table-cell>
          <table:table-cell table:style-name="ce3" office:value-type="string" calcext:value-type="string">
            <text:p>AP-02; FA-01; GI-06; GI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98-2</text:p>
          </table:table-cell>
          <table:table-cell table:style-name="ce3" office:value-type="string" calcext:value-type="string">
            <text:p>Excel2Mood_3.0.6</text:p>
          </table:table-cell>
          <table:table-cell table:number-columns-repeated="2" table:style-name="ce3" office:value-type="string" calcext:value-type="string">
            <text:p>ALBERTO BASTOS DO CANTO FILHO</text:p>
          </table:table-cell>
          <table:table-cell table:style-name="ce3" office:value-type="string" calcext:value-type="string">
            <text:p>.NET; C#; EXCEL; VISUAL BASIC; XML</text:p>
          </table:table-cell>
          <table:table-cell table:style-name="ce3" office:value-type="string" calcext:value-type="string">
            <text:p>ED-02; ED-04; ED-06</text:p>
          </table:table-cell>
          <table:table-cell table:style-name="ce3" office:value-type="string" calcext:value-type="string">
            <text:p>AP-01; AT-01; CT-02; DS-08; FA-01; FA-03; GI-06; GI-07; SM-04; SO-02; UT-01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1047" calcext:value-type="float">
            <text:p>1047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99-0</text:p>
          </table:table-cell>
          <table:table-cell table:style-name="ce3" office:value-type="string" calcext:value-type="string">
            <text:p>Calculadora de Pasta para Cimentação</text:p>
          </table:table-cell>
          <table:table-cell table:style-name="ce3" office:value-type="string" calcext:value-type="string">
            <text:p>PETRÓLEO BRASILEIRO S.A. - PETROBRAS</text:p>
          </table:table-cell>
          <table:table-cell table:style-name="ce3" office:value-type="string" calcext:value-type="string">
            <text:p>CRISTIANE RICHARD DE MIRANDA; CRISTINA AIEX SIMÃO; GILSON CAMPOS ; INGRID EZECHIELLO DA SILVA; PAULO ROBERTO VIEIRA DE CASTRO; PEDRO ESTEVES ARANHA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IF-07; IF-10</text:p>
          </table:table-cell>
          <table:table-cell table:style-name="ce3" office:value-type="string" calcext:value-type="string">
            <text:p>AP-01; FA-01; GI-06; SO-02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1"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00-8</text:p>
          </table:table-cell>
          <table:table-cell table:style-name="ce3" office:value-type="string" calcext:value-type="string">
            <text:p>AnoTex</text:p>
          </table:table-cell>
          <table:table-cell table:style-name="ce3" office:value-type="string" calcext:value-type="string">
            <text:p>UNIVERSIDADE FEDERAL DOS VALES DO JEQUITINHONHA E MUCURI</text:p>
          </table:table-cell>
          <table:table-cell table:style-name="ce3" office:value-type="string" calcext:value-type="string">
            <text:p>CLÁUDIA APARECIDA FONSECA; RAFAEL SANTIAGO DE SOUZA NETT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-03</text:p>
          </table:table-cell>
          <table:table-cell table:style-name="ce3" office:value-type="string" calcext:value-type="string">
            <text:p>FA-01; GI-01; GI-07; GI-08; IA-03; SO-0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1049" calcext:value-type="float">
            <text:p>1049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01-6</text:p>
          </table:table-cell>
          <table:table-cell table:style-name="ce3" office:value-type="string" calcext:value-type="string">
            <text:p>ZEUS</text:p>
          </table:table-cell>
          <table:table-cell table:style-name="ce3" office:value-type="string" calcext:value-type="string">
            <text:p>UNIVERSIDADE FEDERAL DOS VALES DO JEQUITINHONHA E MUCURI</text:p>
          </table:table-cell>
          <table:table-cell table:style-name="ce3" office:value-type="string" calcext:value-type="string">
            <text:p>ALAN EDUARDO FERREIRA DIAS; JACKSON RODRIGUES PRIMO; RAFAEL ALVARENGA ALMEID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HD-01; HD-02; HD-03; ME-03</text:p>
          </table:table-cell>
          <table:table-cell table:style-name="ce3" office:value-type="string" calcext:value-type="string">
            <text:p>FA-01; FA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5"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02-4</text:p>
          </table:table-cell>
          <table:table-cell table:style-name="ce3" office:value-type="string" calcext:value-type="string">
            <text:p>Sistema de Gestão e Controle de Contratos, Convênios e Obras Públicas</text:p>
          </table:table-cell>
          <table:table-cell table:style-name="ce3" office:value-type="string" calcext:value-type="string">
            <text:p>GD VIRTUAL SITES E SISTEMAS INTELIGENTES LTDA ME</text:p>
          </table:table-cell>
          <table:table-cell table:style-name="ce3" office:value-type="string" calcext:value-type="string">
            <text:p>ANTONIO CARLOS PEREIRA DE SOUZA; CRISTIANO LUIS TAMANAHA</text:p>
          </table:table-cell>
          <table:table-cell table:style-name="ce3" office:value-type="string" calcext:value-type="string">
            <text:p>.NET; AJAX; C#; CSS; HTML; JQUERY; SQL</text:p>
          </table:table-cell>
          <table:table-cell table:style-name="ce3" office:value-type="string" calcext:value-type="string">
            <text:p>AD-01; AD-02; AD-03; AD-04; AD-05; AD-08; CC-03; CC-04; DI-01</text:p>
          </table:table-cell>
          <table:table-cell table:style-name="ce3" office:value-type="string" calcext:value-type="string">
            <text:p>AP-01; AP-02; AP-03; AP-04; AT-06; DS-04; FA-01; FA-04; GI-01; GI-04; GI-07; PD-01; PD-02; PD-03; PD-04; SO-05; UT-01; UT-06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051" calcext:value-type="float">
            <text:p>1051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03-2</text:p>
          </table:table-cell>
          <table:table-cell table:style-name="ce3" office:value-type="string" calcext:value-type="string">
            <text:p>PRB BIOGEST</text:p>
          </table:table-cell>
          <table:table-cell table:style-name="ce3" office:value-type="string" calcext:value-type="string">
            <text:p>PRB CONSULTORIA E PROJETOS AMBIENTAIS LTDA - EPP</text:p>
          </table:table-cell>
          <table:table-cell table:style-name="ce3" office:value-type="string" calcext:value-type="string">
            <text:p>RAMON MEDEIROS GUIMARAES</text:p>
          </table:table-cell>
          <table:table-cell table:style-name="ce3" office:value-type="string" calcext:value-type="string">
            <text:p>BASIC; PASCAL; VISUAL BASIC</text:p>
          </table:table-cell>
          <table:table-cell table:style-name="ce3" office:value-type="string" calcext:value-type="string">
            <text:p>EL-01; IF-01; IF-02; IF-10; MA-01; MA-02</text:p>
          </table:table-cell>
          <table:table-cell table:style-name="ce3" office:value-type="string" calcext:value-type="string">
            <text:p>AP-01; GI-01; GI-03; GI-04; GI-06; TI-03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04-0</text:p>
          </table:table-cell>
          <table:table-cell table:style-name="ce3" office:value-type="string" calcext:value-type="string">
            <text:p>Sistema Inteligente de Ponto Eletrônico e Produção Integrado à Veículo Automotor para Ambientes de Baixa Conectividade</text:p>
          </table:table-cell>
          <table:table-cell table:style-name="ce3" office:value-type="string" calcext:value-type="string">
            <text:p>CÉLULA TECNOLOGIA DA INFORMAÇÃO; INSTITUTO FEDERAL DE EDUCAÇÃO CIENCIA E TECNOLOGIA DE MINAS GERAIS</text:p>
          </table:table-cell>
          <table:table-cell table:style-name="ce3" office:value-type="string" calcext:value-type="string">
            <text:p>FERNANDO PAIM LIMA; PALOMA MAIRA DE OLIVEIRA LIMA</text:p>
          </table:table-cell>
          <table:table-cell table:style-name="ce3" office:value-type="string" calcext:value-type="string">
            <text:p>JAVA; PHP</text:p>
          </table:table-cell>
          <table:table-cell table:style-name="ce3" office:value-type="string" calcext:value-type="string">
            <text:p>AD-01; AD-05; AD-06</text:p>
          </table:table-cell>
          <table:table-cell table:style-name="ce3" office:value-type="string" calcext:value-type="string">
            <text:p>AP-01; AT-06; GI-01; I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1053" calcext:value-type="float">
            <text:p>1053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05-9</text:p>
          </table:table-cell>
          <table:table-cell table:style-name="ce3" office:value-type="string" calcext:value-type="string">
            <text:p>Sistema Responsivo para Gestão do Conhecimento</text:p>
          </table:table-cell>
          <table:table-cell table:style-name="ce3" office:value-type="string" calcext:value-type="string">
            <text:p>CENTRO FEDERAL DE EDUCAÇÃO TECNOLÓGICA DE MINAS GERAIS</text:p>
          </table:table-cell>
          <table:table-cell table:style-name="ce3" office:value-type="string" calcext:value-type="string">
            <text:p>EDUARDO GOMES CARVALHO; IGOR GREGORI SILVA CARLOS; JULIA LOPES OLIVIER; MELISSA AZEVEDO VICENTE; RAYANE SOARES DE ALMEIDA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1; AD-06; IN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1054" calcext:value-type="float">
            <text:p>1054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06-7</text:p>
          </table:table-cell>
          <table:table-cell table:style-name="ce3" office:value-type="string" calcext:value-type="string">
            <text:p>Group Formation Using Ontologies and Personality Traits</text:p>
          </table:table-cell>
          <table:table-cell table:style-name="ce3" office:value-type="string" calcext:value-type="string">
            <text:p>RACHEL CARLOS DUQUE REIS</text:p>
          </table:table-cell>
          <table:table-cell table:style-name="ce3" office:value-type="string" calcext:value-type="string">
            <text:p>RACHEL CARLOS DUQUE REIS; SEIJI ISOTANI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ED-06; IF-07</text:p>
          </table:table-cell>
          <table:table-cell table:style-name="ce3" office:value-type="string" calcext:value-type="string">
            <text:p>AT-01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055" calcext:value-type="float">
            <text:p>1055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07-5</text:p>
          </table:table-cell>
          <table:table-cell table:style-name="ce3" office:value-type="string" calcext:value-type="string">
            <text:p>Clic Laudos DPVAT</text:p>
          </table:table-cell>
          <table:table-cell table:style-name="ce3" office:value-type="string" calcext:value-type="string">
            <text:p>EXPERMED PERÍCIAS MÉDICAS ADMINISTRATIVAS E JUDICIAIS LTDA EPP</text:p>
          </table:table-cell>
          <table:table-cell table:style-name="ce3" office:value-type="string" calcext:value-type="string">
            <text:p>EDUARDO DELLA GIUSTINA MARTINS</text:p>
          </table:table-cell>
          <table:table-cell table:style-name="ce3" office:value-type="string" calcext:value-type="string">
            <text:p>CSS; HTML; JAVA SCRIPT; MYSQL; PHP</text:p>
          </table:table-cell>
          <table:table-cell table:style-name="ce3" office:value-type="string" calcext:value-type="string">
            <text:p>DI-01; IF-02; IF-04; IF-10; SD-04</text:p>
          </table:table-cell>
          <table:table-cell table:style-name="ce3" office:value-type="string" calcext:value-type="string">
            <text:p>AP-04; GI-02; SO-01; SO-04; SO-05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056" calcext:value-type="float">
            <text:p>1056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08-3</text:p>
          </table:table-cell>
          <table:table-cell table:style-name="ce3" office:value-type="string" calcext:value-type="string">
            <text:p>SIGEO GUARDA - SISTEMA INTEGRADO DE GESTÃO ESTRATÉGICA E OPERACIONAL PARA GUARDA MUNICIPAIS</text:p>
          </table:table-cell>
          <table:table-cell table:number-columns-repeated="2" table:style-name="ce3" office:value-type="string" calcext:value-type="string">
            <text:p>ALEXANDRE DA SILVA MARTINS</text:p>
          </table:table-cell>
          <table:table-cell table:style-name="ce3" office:value-type="string" calcext:value-type="string">
            <text:p>AJAX; CSS; HTML; JAVA SCRIPT; JQUERY; MYSQL; PHP; PYTHON; SQL</text:p>
          </table:table-cell>
          <table:table-cell table:style-name="ce3" office:value-type="string" calcext:value-type="string">
            <text:p>AD-02; AD-05; AD-08; AD-09</text:p>
          </table:table-cell>
          <table:table-cell table:style-name="ce3" office:value-type="string" calcext:value-type="string">
            <text:p>AP-02; AP-03; AP-04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057" calcext:value-type="float">
            <text:p>1057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09-1</text:p>
          </table:table-cell>
          <table:table-cell table:style-name="ce3" office:value-type="string" calcext:value-type="string">
            <text:p>Group Formation Using Ontologies</text:p>
          </table:table-cell>
          <table:table-cell table:style-name="ce3" office:value-type="string" calcext:value-type="string">
            <text:p>RACHEL CARLOS DUQUE REIS</text:p>
          </table:table-cell>
          <table:table-cell table:style-name="ce3" office:value-type="string" calcext:value-type="string">
            <text:p>RACHEL CARLOS DUQUE REIS; SEIJI ISOTANI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ED-01; ED-06; IF-07</text:p>
          </table:table-cell>
          <table:table-cell table:style-name="ce3" office:value-type="string" calcext:value-type="string">
            <text:p>AT-01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1058" calcext:value-type="float">
            <text:p>1058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10-5</text:p>
          </table:table-cell>
          <table:table-cell table:style-name="ce3" office:value-type="string" calcext:value-type="string">
            <text:p>Visual Tool for Effective Group formation</text:p>
          </table:table-cell>
          <table:table-cell table:style-name="ce3" office:value-type="string" calcext:value-type="string">
            <text:p>RACHEL CARLOS DUQUE REIS</text:p>
          </table:table-cell>
          <table:table-cell table:style-name="ce3" office:value-type="string" calcext:value-type="string">
            <text:p>CLAUSIUS DUQUE GONÇALVES REIS; RACHEL CARLOS DUQUE REIS; SEIJI ISOTANI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ED-01; ED-06; IF-07</text:p>
          </table:table-cell>
          <table:table-cell table:style-name="ce3" office:value-type="string" calcext:value-type="string">
            <text:p>AP-01; AT-01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1059" calcext:value-type="float">
            <text:p>1059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11-3</text:p>
          </table:table-cell>
          <table:table-cell table:style-name="ce3" office:value-type="string" calcext:value-type="string">
            <text:p>GeotexInspector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ROGÉRIO GALANTE NEGRI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CC-10; IF-10; IN-05</text:p>
          </table:table-cell>
          <table:table-cell table:style-name="ce3" office:value-type="string" calcext:value-type="string">
            <text:p>AP-01; TC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12-1</text:p>
          </table:table-cell>
          <table:table-cell table:style-name="ce3" office:value-type="string" calcext:value-type="string">
            <text:p>Levi - Landscape Expression Visualization Interface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AGNES ALESSANDRA SEKIJIMA TAKEDA; JOSÉ LUIZ RYBARCZYK FILHO; JOSÉ RAFAEL PILAN</text:p>
          </table:table-cell>
          <table:table-cell table:style-name="ce3" office:value-type="string" calcext:value-type="string">
            <text:p>C++; R</text:p>
          </table:table-cell>
          <table:table-cell table:style-name="ce3" office:value-type="string" calcext:value-type="string">
            <text:p>BL-01; IF-07; SD-06</text:p>
          </table:table-cell>
          <table:table-cell table:style-name="ce3" office:value-type="string" calcext:value-type="string">
            <text:p>DS-04; FA-04; TC-01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1061" calcext:value-type="float">
            <text:p>1061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13-0</text:p>
          </table:table-cell>
          <table:table-cell table:style-name="ce3" office:value-type="string" calcext:value-type="string">
            <text:p>Análise de Diversidade de Atividade e Diversidade Gênica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AGNES ALESSANDRA SEKIJIMA TAKEDA; ANDRÉ LUIZ MOLAN; GIORDANO BRUNO SANCHES SECO; JOSÉ LUIZ RYBARCZYK FILHO</text:p>
          </table:table-cell>
          <table:table-cell table:style-name="ce3" office:value-type="string" calcext:value-type="string">
            <text:p>C++; R</text:p>
          </table:table-cell>
          <table:table-cell table:style-name="ce3" office:value-type="string" calcext:value-type="string">
            <text:p>BL-02; BL-08; MT-06; SD-09</text:p>
          </table:table-cell>
          <table:table-cell table:style-name="ce3" office:value-type="string" calcext:value-type="string">
            <text:p>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3" office:value-type="float" office:value="1062" calcext:value-type="float">
            <text:p>1062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14-8</text:p>
          </table:table-cell>
          <table:table-cell table:style-name="ce3" office:value-type="string" calcext:value-type="string">
            <text:p>sistema de gestão para ambientes de inovação (incubadoras de empresas de base tecnológica)</text:p>
          </table:table-cell>
          <table:table-cell table:style-name="ce3" office:value-type="string" calcext:value-type="string">
            <text:p>LUIS HORACIO RAMOS ISIQUE</text:p>
          </table:table-cell>
          <table:table-cell table:style-name="ce3" office:value-type="string" calcext:value-type="string">
            <text:p>JOSÉ AUGUSTO FABRI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AP-01; AT-06; FA-01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15-6</text:p>
          </table:table-cell>
          <table:table-cell table:style-name="ce3" office:value-type="string" calcext:value-type="string">
            <text:p>Interface Gráfica para ADAM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AGNES ALESSANDRA SEKIJIMA TAKEDA; ANDRÉ LUIZ MOLAN; GIORDANO BRUNO SANCHES SECO; JOSÉ LUIZ RYBARCZYK FILH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BL-02; BL-08; MT-06; SD-09</text:p>
          </table:table-cell>
          <table:table-cell table:style-name="ce3" office:value-type="string" calcext:value-type="string">
            <text:p>FA-04; SM-01; SO-02; TC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3"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16-4</text:p>
          </table:table-cell>
          <table:table-cell table:style-name="ce3" office:value-type="string" calcext:value-type="string">
            <text:p>Sales Farma</text:p>
          </table:table-cell>
          <table:table-cell table:style-name="ce3" office:value-type="string" calcext:value-type="string">
            <text:p>RUNNING SOLUTIONS CONSULTORIA LTDA</text:p>
          </table:table-cell>
          <table:table-cell table:style-name="ce3" office:value-type="string" calcext:value-type="string">
            <text:p>CHRISTIAN KURT GAVEAU BECKER; NERY MACEDO</text:p>
          </table:table-cell>
          <table:table-cell table:style-name="ce3" office:value-type="string" calcext:value-type="string">
            <text:p>.NET; AJAX; C#; CSS; DHTML; EXCEL; FLASH; FRAMEWORK; HTML; IOS; JAVA; JAVA SCRIPT; JQUERY; JSON; SQL; SWIFT; T-SQL; VISUAL BASIC; XHTML; XML</text:p>
          </table:table-cell>
          <table:table-cell table:style-name="ce3" office:value-type="string" calcext:value-type="string">
            <text:p>AD-10; EC-07; GC-08; GC-09</text:p>
          </table:table-cell>
          <table:table-cell table:style-name="ce3" office:value-type="string" calcext:value-type="string">
            <text:p>AP-01; AP-02; AP-03; AP-04; AT-01; AT-06; AV-01; CD-01; TI-03; TI-04; UT-01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065" calcext:value-type="float">
            <text:p>1065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17-2</text:p>
          </table:table-cell>
          <table:table-cell table:style-name="ce3" office:value-type="string" calcext:value-type="string">
            <text:p>SISTEMA DE BUSCA POR RELEVÂNCIA DE ACÓRDÃOS</text:p>
          </table:table-cell>
          <table:table-cell table:style-name="ce3" office:value-type="string" calcext:value-type="string">
            <text:p>FABIO MELETTI DE OLIVEIRA BARROS</text:p>
          </table:table-cell>
          <table:table-cell table:style-name="ce3" office:value-type="string" calcext:value-type="string">
            <text:p>FABIO MELETTI DE OLIBEIRA BARRO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DI-03</text:p>
          </table:table-cell>
          <table:table-cell table:style-name="ce3" office:value-type="string" calcext:value-type="string">
            <text:p>IA-0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5"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18-0</text:p>
          </table:table-cell>
          <table:table-cell table:style-name="ce3" office:value-type="string" calcext:value-type="string">
            <text:p>Sales Driver</text:p>
          </table:table-cell>
          <table:table-cell table:style-name="ce3" office:value-type="string" calcext:value-type="string">
            <text:p>IGOR VIANA MORAES; SALES DRIVER SOLUÇÕES EM PRODUTIVIDADE COMERCIAL LTDA.; SILVIA REGINA DE SOUZA JULIASSE</text:p>
          </table:table-cell>
          <table:table-cell table:style-name="ce3" office:value-type="string" calcext:value-type="string">
            <text:p>IGOR VIANA MORAES; SILVIA REGINA DE SOUZA JULIASSE</text:p>
          </table:table-cell>
          <table:table-cell table:style-name="ce3" office:value-type="string" calcext:value-type="string">
            <text:p>.NET; AJAX; C++; CSS; DHTML; EXCEL; HTML; IOS; JAVA; JAVA SCRIPT; JQUERY; JSON; PL / SQL; SQL; SWIFT; T-SQL; TRANSACTION SQL; TRANSACTION SQL; TRANSACTION SQL; VISUAL BASIC; XML;</text:p>
          </table:table-cell>
          <table:table-cell table:style-name="ce3" office:value-type="string" calcext:value-type="string">
            <text:p>AD-10; CO-05; EC-07; ED-04; GC-08; IF-01; IF-02; IF-04; IF-05; IF-09; SD-08; SD-11; TC-01</text:p>
          </table:table-cell>
          <table:table-cell table:style-name="ce3" office:value-type="string" calcext:value-type="string">
            <text:p>AP-01; AP-02; AP-03; AP-04; AT-03; AT-06; AV-01; CD-01; DS-07; FA-01; GI-02; GI-06; IA-02; PD-02; PD-03; PD-04; PD-05; SO-05; SO-07; TC-02; TI-01; TI-03; TI-04; UT-02; UT-06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1067" calcext:value-type="float">
            <text:p>1067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20-2</text:p>
          </table:table-cell>
          <table:table-cell table:style-name="ce3" office:value-type="string" calcext:value-type="string">
            <text:p>AGDPC - Algoritmo Genético Distribuído para o Problema de Corte</text:p>
          </table:table-cell>
          <table:table-cell table:style-name="ce3" office:value-type="string" calcext:value-type="string">
            <text:p>MAYRTON DIAS DE QUEIROZ</text:p>
          </table:table-cell>
          <table:table-cell table:style-name="ce3" office:value-type="string" calcext:value-type="string">
            <text:p>ELAINE CRISTINA MOREIRA MARQUES; MAYRTON DIAS DE QUEIROZ; NATASHA CORREIA QUEIROZ LIN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MT-06</text:p>
          </table:table-cell>
          <table:table-cell table:style-name="ce3" office:value-type="string" calcext:value-type="string">
            <text:p>AP-01; AT-01; AT-07; CD-01; CD-05; CD-06; IA-01; IA-02; LG-08; SM-01; TC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1068" calcext:value-type="float">
            <text:p>1068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1002181" calcext:value-type="float">
            <text:p>91002181</text:p>
          </table:table-cell>
          <table:table-cell table:style-name="ce3" office:value-type="string" calcext:value-type="string">
            <text:p>SISTEMA AUTOMAÇÃO VIDEO LOCADORA</text:p>
          </table:table-cell>
          <table:table-cell table:number-columns-repeated="2" table:style-name="ce3" office:value-type="string" calcext:value-type="string">
            <text:p>CARLOS ELIAS FERES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AD-01; AD-05; FN-04; FN-05; FN-06</text:p>
          </table:table-cell>
          <table:table-cell table:style-name="ce3" office:value-type="string" calcext:value-type="string">
            <text:p>AP-01; AT-01; AT-03; GI-01; GI-04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069" calcext:value-type="float">
            <text:p>106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3005347" calcext:value-type="float">
            <text:p>93005347</text:p>
          </table:table-cell>
          <table:table-cell table:style-name="ce3" office:value-type="string" calcext:value-type="string">
            <text:p>THE DEVELOPMENT KIT FOR DOS - KIT5</text:p>
          </table:table-cell>
          <table:table-cell table:style-name="ce3" office:value-type="string" calcext:value-type="string">
            <text:p>EBENDINGER SYSTEMS INFORMÁTICA LTDA.</text:p>
          </table:table-cell>
          <table:table-cell table:style-name="ce3" office:value-type="string" calcext:value-type="string">
            <text:p>MARCELLO GUIMARÃES MACHADO FREIRE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DS-02; DS-04; GI-02; GI-03; GI-04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070" calcext:value-type="float">
            <text:p>1070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3006755" calcext:value-type="float">
            <text:p>93006755</text:p>
          </table:table-cell>
          <table:table-cell table:style-name="ce3" office:value-type="string" calcext:value-type="string">
            <text:p>SIACON</text:p>
          </table:table-cell>
          <table:table-cell table:style-name="ce3" office:value-type="string" calcext:value-type="string">
            <text:p>AQUARIUS TECNOLOGIA E INFORMÁTICA LTDA</text:p>
          </table:table-cell>
          <table:table-cell table:style-name="ce3" office:value-type="string" calcext:value-type="string">
            <text:p>FERNANDO DE JESUS COST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D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071" calcext:value-type="float">
            <text:p>1071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5000381" calcext:value-type="float">
            <text:p>95000381</text:p>
          </table:table-cell>
          <table:table-cell table:style-name="ce3" office:value-type="string" calcext:value-type="string">
            <text:p>IBS - INTEGRATED BANKING SOLUTION</text:p>
          </table:table-cell>
          <table:table-cell table:style-name="ce3" office:value-type="string" calcext:value-type="string">
            <text:p>C.G.D. INTERNACIONAL INFORMÁTICA LTDA.</text:p>
          </table:table-cell>
          <table:table-cell table:style-name="ce3" office:value-type="string" calcext:value-type="string">
            <text:p>ALCIDES WALDEMAR COUTO LOPEZ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FN-02; FN-03; FN-04; FN-05; FN-06</text:p>
          </table:table-cell>
          <table:table-cell table:style-name="ce3" office:value-type="string" calcext:value-type="string">
            <text:p>AT-04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5000936" calcext:value-type="float">
            <text:p>95000936</text:p>
          </table:table-cell>
          <table:table-cell table:style-name="ce3" office:value-type="string" calcext:value-type="string">
            <text:p>CONSULTE SAE</text:p>
          </table:table-cell>
          <table:table-cell table:number-columns-repeated="2" table:style-name="ce3" office:value-type="string" calcext:value-type="string">
            <text:p>FÁBIO MARTINS DE ARAÚJO COSTA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ED-01; ED-03</text:p>
          </table:table-cell>
          <table:table-cell table:style-name="ce3" office:value-type="string" calcext:value-type="string">
            <text:p>AP-01; AT-01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073" calcext:value-type="float">
            <text:p>1073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6000672" calcext:value-type="float">
            <text:p>96000672</text:p>
          </table:table-cell>
          <table:table-cell table:style-name="ce3" office:value-type="string" calcext:value-type="string">
            <text:p>MAC &amp; IMAGE GER. IMAGENS REG. MERCANTIL</text:p>
          </table:table-cell>
          <table:table-cell table:number-columns-repeated="2" table:style-name="ce3" office:value-type="string" calcext:value-type="string">
            <text:p>JOÃO CALVINO MAC-KNIGHT; MARCOS ANTONIO SANTOS DA SILVA</text:p>
          </table:table-cell>
          <table:table-cell table:style-name="ce3" office:value-type="string" calcext:value-type="string">
            <text:p>DELPHI; VISUAL C</text:p>
          </table:table-cell>
          <table:table-cell table:style-name="ce3" office:value-type="string" calcext:value-type="string">
            <text:p>AD-04; IF-02; IF-03; IF-04; IF-05</text:p>
          </table:table-cell>
          <table:table-cell table:style-name="ce3" office:value-type="string" calcext:value-type="string">
            <text:p>GI-01; SO-02; SO-06; TC-03; TC-04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074" calcext:value-type="float">
            <text:p>1074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6000696" calcext:value-type="float">
            <text:p>96000696</text:p>
          </table:table-cell>
          <table:table-cell table:style-name="ce3" office:value-type="string" calcext:value-type="string">
            <text:p>ODONTOGRAPH SOFTWARE ODONTOLÓGICO</text:p>
          </table:table-cell>
          <table:table-cell table:number-columns-repeated="2" table:style-name="ce3" office:value-type="string" calcext:value-type="string">
            <text:p>MARCOS ANTÔNIO LUIZ</text:p>
          </table:table-cell>
          <table:table-cell table:style-name="ce3" office:value-type="string" calcext:value-type="string">
            <text:p>PASCAL</text:p>
          </table:table-cell>
          <table:table-cell table:style-name="ce3" office:value-type="string" calcext:value-type="string">
            <text:p>SD-11</text:p>
          </table:table-cell>
          <table:table-cell table:style-name="ce3" office:value-type="string" calcext:value-type="string">
            <text:p>AP-01; GI-01; GI-02; GI-04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6000707" calcext:value-type="float">
            <text:p>96000707</text:p>
          </table:table-cell>
          <table:table-cell table:style-name="ce3" office:value-type="string" calcext:value-type="string">
            <text:p>MAC-MANAGEMENT ACCESS &amp; CONTROL</text:p>
          </table:table-cell>
          <table:table-cell table:number-columns-repeated="2" table:style-name="ce3" office:value-type="string" calcext:value-type="string">
            <text:p>JOÃO CALVINO MAC-KNIGHT; MARCOS ANTONIO SANTOS DA SILVA</text:p>
          </table:table-cell>
          <table:table-cell table:style-name="ce3" office:value-type="string" calcext:value-type="string">
            <text:p>C++; CLIPPER; MBTREE</text:p>
          </table:table-cell>
          <table:table-cell table:style-name="ce3" office:value-type="string" calcext:value-type="string">
            <text:p>AD-04; AD-05; EC-14; FN-01; IF-01</text:p>
          </table:table-cell>
          <table:table-cell table:style-name="ce3" office:value-type="string" calcext:value-type="string">
            <text:p>AT-01; AT-02; GI-01; GI-02; GI-04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076" calcext:value-type="float">
            <text:p>1076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4007910" calcext:value-type="float">
            <text:p>94007910</text:p>
          </table:table-cell>
          <table:table-cell table:style-name="ce3" office:value-type="string" calcext:value-type="string">
            <text:p>SISTEMA IDENTIFICAÇÃO ASSINATURA RUBRICA COM IMAGEM DIGITAL</text:p>
          </table:table-cell>
          <table:table-cell table:number-columns-repeated="2" table:style-name="ce3" office:value-type="string" calcext:value-type="string">
            <text:p>FRANCISCO ANTONIO LOBIANCO E SOUZA</text:p>
          </table:table-cell>
          <table:table-cell table:style-name="ce3" office:value-type="string" calcext:value-type="string">
            <text:p>C 6.0; INFORMIX; VISUAL BASIC</text:p>
          </table:table-cell>
          <table:table-cell table:style-name="ce3" office:value-type="string" calcext:value-type="string">
            <text:p>AD-01; AD-05; AD-07; IF-04; IF-10</text:p>
          </table:table-cell>
          <table:table-cell table:style-name="ce3" office:value-type="string" calcext:value-type="string">
            <text:p>AT-01; AT-02; AT-03; AT-04; TC-04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077" calcext:value-type="float">
            <text:p>1077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5000238" calcext:value-type="float">
            <text:p>95000238</text:p>
          </table:table-cell>
          <table:table-cell table:style-name="ce3" office:value-type="string" calcext:value-type="string">
            <text:p>MJDS COMPLEM ATIVO FIXO</text:p>
          </table:table-cell>
          <table:table-cell table:style-name="ce3" office:value-type="string" calcext:value-type="string">
            <text:p>MJDS ASSESSORIA PROCESSAMENTO DE DADOS SOCIEDADE CIVIL LTDA. - ME</text:p>
          </table:table-cell>
          <table:table-cell table:style-name="ce3" office:value-type="string" calcext:value-type="string">
            <text:p>JOSÉ ANTONIO DE MOURA</text:p>
          </table:table-cell>
          <table:table-cell table:style-name="ce3" office:value-type="string" calcext:value-type="string">
            <text:p>CLIPPER 5.02</text:p>
          </table:table-cell>
          <table:table-cell table:style-name="ce3" office:value-type="string" calcext:value-type="string">
            <text:p>AD-09</text:p>
          </table:table-cell>
          <table:table-cell table:style-name="ce3" office:value-type="string" calcext:value-type="string">
            <text:p>AT-06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078" calcext:value-type="float">
            <text:p>1078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5000292" calcext:value-type="float">
            <text:p>95000292</text:p>
          </table:table-cell>
          <table:table-cell table:style-name="ce3" office:value-type="string" calcext:value-type="string">
            <text:p>SISTEMA DE INFORMAÇÃO PARA LOTERIA DE APOSTAS INTERATIVA</text:p>
          </table:table-cell>
          <table:table-cell table:number-columns-repeated="2" table:style-name="ce3" office:value-type="string" calcext:value-type="string">
            <text:p>SÉRGIO BURZLAFF</text:p>
          </table:table-cell>
          <table:table-cell table:style-name="ce3" office:value-type="string" calcext:value-type="string">
            <text:p>BASIC; COBOL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CT-02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4">
          <table:table-cell table:style-name="ce3" office:value-type="float" office:value="1079" calcext:value-type="float">
            <text:p>107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3 000010-6</text:p>
          </table:table-cell>
          <table:table-cell table:style-name="ce3" office:value-type="string" calcext:value-type="string">
            <text:p>CPQD2749 - CPQD BILLING - DUN - DUN-DASHBOARD-WEB - V.1.34.0.0</text:p>
          </table:table-cell>
          <table:table-cell table:style-name="ce3" office:value-type="string" calcext:value-type="string">
            <text:p>FUNDAÇÃO CPQD - CENTRO DE PESQUISA E DESENVOLVIMENTO EM TELECOMUNICAÇÕES</text:p>
          </table:table-cell>
          <table:table-cell table:style-name="ce3" office:value-type="string" calcext:value-type="string">
            <text:p>ADRIANA SAENS D'ALECIO; ANDERSON SUMITOMO OTUKA; ANDRÉ LUIS FRANCISCO ALARCON; EDNA CRISTINA DE MATTOS CAVALCANTE; EDUARDO CARVALHO AFFONSO ; FELIPE FREITAS DA SILVA; FÁBIO HENRIQUE DE FREITAS CRESTANI; LUCAS MONTANARI; MAURICIO HIGA; RENATO BRAGA DE MELL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4</text:p>
          </table:table-cell>
          <table:table-cell table:style-name="ce3" office:value-type="string" calcext:value-type="string">
            <text:p>AP-01; AP-05; AT-01; AT-06; PD-0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2"/>
        </table:table-row>
        <table:table-row table:style-name="ro20">
          <table:table-cell table:style-name="ce3" office:value-type="float" office:value="1080" calcext:value-type="float">
            <text:p>1080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115-0</text:p>
          </table:table-cell>
          <table:table-cell table:style-name="ce3" office:value-type="string" calcext:value-type="string">
            <text:p>Aplicativo Segurança Pública Planus Consultoria</text:p>
          </table:table-cell>
          <table:table-cell table:style-name="ce3" office:value-type="string" calcext:value-type="string">
            <text:p>PLANUS CONSULTORIA E GESTÃO LTDA</text:p>
          </table:table-cell>
          <table:table-cell table:style-name="ce3" office:value-type="string" calcext:value-type="string">
            <text:p>FRANCISCO LOURENÇO BLANC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2; AD-04; AD-09; AH-01; AH-02; AH-03; AH-05; AN-01; AN-02; AN-07; CO-04; DI-01; DI-02; DI-03; EC-01</text:p>
          </table:table-cell>
          <table:table-cell table:style-name="ce3" office:value-type="string" calcext:value-type="string">
            <text:p>AP-01; AP-02; AP-03; AP-04; AT-03; AT-08; AV-01; CD-01; CD-03; CD-04; CD-05; CD-06; CT-01; CT-03; CT-04; DS-01; FA-01; GI-01; GI-02; GI-04; GI-07; GI-08; PD-01; PD-03; PD-04; PD-05; SO-09; TC-04; TI-01; TI-02; TI-03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081" calcext:value-type="float">
            <text:p>1081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19-9</text:p>
          </table:table-cell>
          <table:table-cell table:style-name="ce3" office:value-type="string" calcext:value-type="string">
            <text:p>Matriz_DFA_Sliding Windows (Calcula o método Detrended Fluctuation Analysis com abordagem de janela deslizante numa matriz de séries temporais)</text:p>
          </table:table-cell>
          <table:table-cell table:style-name="ce3" office:value-type="string" calcext:value-type="string">
            <text:p>EVERALDO FREITAS GUEDES</text:p>
          </table:table-cell>
          <table:table-cell table:style-name="ce3" office:value-type="string" calcext:value-type="string">
            <text:p>EVERALDO FREITAS GUEDES; GILNEY FIGUEIRA ZEBEND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T-06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1082" calcext:value-type="float">
            <text:p>1082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21-0</text:p>
          </table:table-cell>
          <table:table-cell table:style-name="ce3" office:value-type="string" calcext:value-type="string">
            <text:p>SGEMCC</text:p>
          </table:table-cell>
          <table:table-cell table:style-name="ce3" office:value-type="string" calcext:value-type="string">
            <text:p>UNIVERSIDADE FEDERAL DE VIÇOSA</text:p>
          </table:table-cell>
          <table:table-cell table:style-name="ce3" office:value-type="string" calcext:value-type="string">
            <text:p>AMANDA FERNANDES SILVA; JEAN SOUZA QUERES; LEONARDO GONÇALVES PEDROTI; MAURO NACIF ROCHA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CC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3" office:value-type="float" office:value="1083" calcext:value-type="float">
            <text:p>1083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22-9</text:p>
          </table:table-cell>
          <table:table-cell table:style-name="ce3" office:value-type="string" calcext:value-type="string">
            <text:p>MB Isoster</text:p>
          </table:table-cell>
          <table:table-cell table:style-name="ce3" office:value-type="string" calcext:value-type="string">
            <text:p>UNIVERSIDADE FEDERAL DE ALFENAS - UNIFAL-MG</text:p>
          </table:table-cell>
          <table:table-cell table:style-name="ce3" office:value-type="string" calcext:value-type="string">
            <text:p>HUMBERTO CESAR BRANDAO DE OLIVEIRA; NELSON JOSE FREITAS DA SILVEIRA; THIAGO CASTILHO ELIA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FQ-14; FQ-17; SD-10</text:p>
          </table:table-cell>
          <table:table-cell table:style-name="ce3" office:value-type="string" calcext:value-type="string">
            <text:p>AP-01; 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1084" calcext:value-type="float">
            <text:p>1084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23-7</text:p>
          </table:table-cell>
          <table:table-cell table:style-name="ce3" office:value-type="string" calcext:value-type="string">
            <text:p>Person Pay</text:p>
          </table:table-cell>
          <table:table-cell table:style-name="ce3" office:value-type="string" calcext:value-type="string">
            <text:p>MIZAEL BRAGATTI DO NASCIMENTO; WAGNER TADEU PEREIRA DA SILVA</text:p>
          </table:table-cell>
          <table:table-cell table:style-name="ce3" office:value-type="string" calcext:value-type="string">
            <text:p>WAGNER TADEU PEREIRA DA SIL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085" calcext:value-type="float">
            <text:p>1085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24-5</text:p>
          </table:table-cell>
          <table:table-cell table:style-name="ce3" office:value-type="string" calcext:value-type="string">
            <text:p>VTIVA - Determinação automática do código IVA</text:p>
          </table:table-cell>
          <table:table-cell table:style-name="ce3" office:value-type="string" calcext:value-type="string">
            <text:p>SEIDOR VERITAS SISTEMAS LTDA</text:p>
          </table:table-cell>
          <table:table-cell table:style-name="ce3" office:value-type="string" calcext:value-type="string">
            <text:p>VICTOR DE SOUZA CRUZ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AD-02; AD-08; IF-07; IF-10; SV-03</text:p>
          </table:table-cell>
          <table:table-cell table:style-name="ce3" office:value-type="string" calcext:value-type="string">
            <text:p>AT-01; AT-03; FA-01; GI-01; GI-06; IA-0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27-0</text:p>
          </table:table-cell>
          <table:table-cell table:style-name="ce3" office:value-type="string" calcext:value-type="string">
            <text:p>LINHA COMIN STUDENT</text:p>
          </table:table-cell>
          <table:table-cell table:number-columns-repeated="2" table:style-name="ce3" office:value-type="string" calcext:value-type="string">
            <text:p>PEDRO ANTONIO ROSSATO COMIN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6"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28-8</text:p>
          </table:table-cell>
          <table:table-cell table:style-name="ce3" office:value-type="string" calcext:value-type="string">
            <text:p>Estimador de gordura corporal para adolescentes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ALLAN KARDEC DUAILIBE BARROS FILHO; CARLOS MAGNO SOUSA JUNIOR; ERIKA CRISTINA RIBEIRO DE LIMA CARNEIRO; EWALDO EDER CARVALHO SANTANA; GABIANA SOUSA ARAUJO; GUILHERME DE OLIVEIRA LIMA; LUANA MONTEIRO ANAISSE AZOUBEL; LUIS CLAUDIO DE OLIVEIRA SILVA; MARCUS VINICIUS DE SOUSA LOPES; NILVIANE PIRES SILVA SOUSA</text:p>
          </table:table-cell>
          <table:table-cell table:style-name="ce3" office:value-type="string" calcext:value-type="string">
            <text:p>JAVA; XML</text:p>
          </table:table-cell>
          <table:table-cell table:style-name="ce3" office:value-type="string" calcext:value-type="string">
            <text:p>SD-01; SD-06; SD-09</text:p>
          </table:table-cell>
          <table:table-cell table:style-name="ce3" office:value-type="string" calcext:value-type="string">
            <text:p>AP-01; FA-01; FA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2"/>
        </table:table-row>
        <table:table-row table:style-name="ro11">
          <table:table-cell table:style-name="ce3" office:value-type="float" office:value="1088" calcext:value-type="float">
            <text:p>1088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29-6</text:p>
          </table:table-cell>
          <table:table-cell table:style-name="ce3" office:value-type="string" calcext:value-type="string">
            <text:p>Agrupamento de Procedimentos de Sinistro</text:p>
          </table:table-cell>
          <table:table-cell table:style-name="ce3" office:value-type="string" calcext:value-type="string">
            <text:p>D'OR CONSULTORIA EM CORRETAGEM DE SEGUROS E BENEFICIOS LTDA</text:p>
          </table:table-cell>
          <table:table-cell table:style-name="ce3" office:value-type="string" calcext:value-type="string">
            <text:p>ROGÉRIO ANTÔNIO DE SOUSA</text:p>
          </table:table-cell>
          <table:table-cell table:style-name="ce3" office:value-type="string" calcext:value-type="string">
            <text:p>T-SQL</text:p>
          </table:table-cell>
          <table:table-cell table:style-name="ce3" office:value-type="string" calcext:value-type="string">
            <text:p>AD-05; IF-02; SD-05</text:p>
          </table:table-cell>
          <table:table-cell table:style-name="ce3" office:value-type="string" calcext:value-type="string">
            <text:p>GI-01; TI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089" calcext:value-type="float">
            <text:p>108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30-0</text:p>
          </table:table-cell>
          <table:table-cell table:style-name="ce3" office:value-type="string" calcext:value-type="string">
            <text:p>Identificação de Classificação de Serviço Principal</text:p>
          </table:table-cell>
          <table:table-cell table:style-name="ce3" office:value-type="string" calcext:value-type="string">
            <text:p>D'OR CONSULTORIA EM CORRETAGEM DE SEGUROS E BENEFICIOS LTDA</text:p>
          </table:table-cell>
          <table:table-cell table:style-name="ce3" office:value-type="string" calcext:value-type="string">
            <text:p>ROGÉRIO ANTÔNIO DE SOUSA</text:p>
          </table:table-cell>
          <table:table-cell table:style-name="ce3" office:value-type="string" calcext:value-type="string">
            <text:p>T-SQL</text:p>
          </table:table-cell>
          <table:table-cell table:style-name="ce3" office:value-type="string" calcext:value-type="string">
            <text:p>AD-05; IF-02; SD-05</text:p>
          </table:table-cell>
          <table:table-cell table:style-name="ce3" office:value-type="string" calcext:value-type="string">
            <text:p>GI-01; T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31-8</text:p>
          </table:table-cell>
          <table:table-cell table:style-name="ce3" office:value-type="string" calcext:value-type="string">
            <text:p>Identificação de Internação</text:p>
          </table:table-cell>
          <table:table-cell table:style-name="ce3" office:value-type="string" calcext:value-type="string">
            <text:p>D'OR CONSULTORIA EM CORRETAGEM DE SEGUROS E BENEFICIOS LTDA</text:p>
          </table:table-cell>
          <table:table-cell table:style-name="ce3" office:value-type="string" calcext:value-type="string">
            <text:p>ROGÉRIO ANTÔNIO DE SOUSA</text:p>
          </table:table-cell>
          <table:table-cell table:style-name="ce3" office:value-type="string" calcext:value-type="string">
            <text:p>T-SQL</text:p>
          </table:table-cell>
          <table:table-cell table:style-name="ce3" office:value-type="string" calcext:value-type="string">
            <text:p>AD-05; IF-02; SD-05</text:p>
          </table:table-cell>
          <table:table-cell table:style-name="ce3" office:value-type="string" calcext:value-type="string">
            <text:p>GI-01; TI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091" calcext:value-type="float">
            <text:p>1091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32-6</text:p>
          </table:table-cell>
          <table:table-cell table:style-name="ce3" office:value-type="string" calcext:value-type="string">
            <text:p>Identificação de Pronto Socorro</text:p>
          </table:table-cell>
          <table:table-cell table:style-name="ce3" office:value-type="string" calcext:value-type="string">
            <text:p>D'OR CONSULTORIA EM CORRETAGEM DE SEGUROS E BENEFICIOS LTDA</text:p>
          </table:table-cell>
          <table:table-cell table:style-name="ce3" office:value-type="string" calcext:value-type="string">
            <text:p>ROGÉRIO ANTÔNIO DE SOUSA</text:p>
          </table:table-cell>
          <table:table-cell table:style-name="ce3" office:value-type="string" calcext:value-type="string">
            <text:p>T-SQL</text:p>
          </table:table-cell>
          <table:table-cell table:style-name="ce3" office:value-type="string" calcext:value-type="string">
            <text:p>AD-05; IF-02; SD-05</text:p>
          </table:table-cell>
          <table:table-cell table:style-name="ce3" office:value-type="string" calcext:value-type="string">
            <text:p>GI-01; TI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092" calcext:value-type="float">
            <text:p>1092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33-4</text:p>
          </table:table-cell>
          <table:table-cell table:style-name="ce3" office:value-type="string" calcext:value-type="string">
            <text:p>Colatina Monumentos Mobile</text:p>
          </table:table-cell>
          <table:table-cell table:style-name="ce3" office:value-type="string" calcext:value-type="string">
            <text:p>INSTITUTO FEDERAL DE EDUCAÇÃO CIÊNCIA E TECNOLOGIA DO ESPIRITO SANTO</text:p>
          </table:table-cell>
          <table:table-cell table:style-name="ce3" office:value-type="string" calcext:value-type="string">
            <text:p>GIOVANY FROSSARD TEIXEIRA; WELLINGTON GOMES DA SIL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N-02; IF-08; UB-01</text:p>
          </table:table-cell>
          <table:table-cell table:style-name="ce3" office:value-type="string" calcext:value-type="string">
            <text:p>AP-01; TC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1093" calcext:value-type="float">
            <text:p>1093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34-2</text:p>
          </table:table-cell>
          <table:table-cell table:style-name="ce3" office:value-type="string" calcext:value-type="string">
            <text:p>Time maker</text:p>
          </table:table-cell>
          <table:table-cell table:style-name="ce3" office:value-type="string" calcext:value-type="string">
            <text:p>MARCELO TSUGUIO OKANO</text:p>
          </table:table-cell>
          <table:table-cell table:style-name="ce3" office:value-type="string" calcext:value-type="string">
            <text:p>LUCIANO DELUQUI VASQUES; MARCELO ELOY FERNANDES; MARCELO TSUGUIO OKANO; MÁRCIO ANDRÉ FERREIRA PEREIRA; OSWALDO SOULÉ JÚNIOR</text:p>
          </table:table-cell>
          <table:table-cell table:style-name="ce3" office:value-type="string" calcext:value-type="string">
            <text:p>EXCEL</text:p>
          </table:table-cell>
          <table:table-cell table:style-name="ce3" office:value-type="string" calcext:value-type="string">
            <text:p>ED-01</text:p>
          </table:table-cell>
          <table:table-cell table:style-name="ce3" office:value-type="string" calcext:value-type="string">
            <text:p>AP-02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3">
          <table:table-cell table:style-name="ce3" office:value-type="float" office:value="1094" calcext:value-type="float">
            <text:p>1094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35-0</text:p>
          </table:table-cell>
          <table:table-cell table:style-name="ce3" office:value-type="string" calcext:value-type="string">
            <text:p>Programa Tuhe sob Gestão da FORR TECNOLOGIA LTDA ME</text:p>
          </table:table-cell>
          <table:table-cell table:style-name="ce3" office:value-type="string" calcext:value-type="string">
            <text:p>HUMBERTO M CARVALHO</text:p>
          </table:table-cell>
          <table:table-cell table:style-name="ce3" office:value-type="string" calcext:value-type="string">
            <text:p>ULISSES MATTOS CARVALH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AD-02; AD-03; AD-04; AD-05; AD-06; AD-07; AD-08; AD-11; IF-07; TB-01</text:p>
          </table:table-cell>
          <table:table-cell table:style-name="ce3" office:value-type="string" calcext:value-type="string">
            <text:p>AP-01; AP-02; AP-04; AT-01; AT-02; AT-03; AT-06; AV-01; CD-01; CT-03; DS-02; DS-07; GI-01; GI-04; GI-06; GI-07; IA-02; PD-05; SO-01; SO-02; SO-05; SO-06; SO-07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095" calcext:value-type="float">
            <text:p>1095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36-9</text:p>
          </table:table-cell>
          <table:table-cell table:style-name="ce3" office:value-type="string" calcext:value-type="string">
            <text:p>EQV_PERDAS</text:p>
          </table:table-cell>
          <table:table-cell table:style-name="ce3" office:value-type="string" calcext:value-type="string">
            <text:p>CONSESPE - ENGENHEIROS ASSOCIADOS S/S LTDA</text:p>
          </table:table-cell>
          <table:table-cell table:style-name="ce3" office:value-type="string" calcext:value-type="string">
            <text:p>RODRIGO BEZERRA VALENÇ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N-04</text:p>
          </table:table-cell>
          <table:table-cell table:style-name="ce3" office:value-type="string" calcext:value-type="string">
            <text:p>FA-01; SM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096" calcext:value-type="float">
            <text:p>1096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37-7</text:p>
          </table:table-cell>
          <table:table-cell table:style-name="ce3" office:value-type="string" calcext:value-type="string">
            <text:p>Smart Siscoserv</text:p>
          </table:table-cell>
          <table:table-cell table:style-name="ce3" office:value-type="string" calcext:value-type="string">
            <text:p>ALAN HANNICKEL; ISRAEL S PINTO SERVICOS EM TECNOLOGIA</text:p>
          </table:table-cell>
          <table:table-cell table:style-name="ce3" office:value-type="string" calcext:value-type="string">
            <text:p>ALAN HANNICKEL; ISRAEL SANTOS PINT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AD-01; AD-05; AD-09; AD-11</text:p>
          </table:table-cell>
          <table:table-cell table:style-name="ce3" office:value-type="string" calcext:value-type="string">
            <text:p>AP-03; AT-01; AT-06; UT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097" calcext:value-type="float">
            <text:p>1097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38-5</text:p>
          </table:table-cell>
          <table:table-cell table:style-name="ce3" office:value-type="string" calcext:value-type="string">
            <text:p>Bolsa WEB do Agromercado III</text:p>
          </table:table-cell>
          <table:table-cell table:number-columns-repeated="2" table:style-name="ce3" office:value-type="string" calcext:value-type="string">
            <text:p>LUCIANO ALVARENGA DE AGUIAR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AG-09; AG-10; EC-07; SV-03; TB-01</text:p>
          </table:table-cell>
          <table:table-cell table:style-name="ce3" office:value-type="string" calcext:value-type="string">
            <text:p>GI-01; GI-06; SO-02; SO-04; SO-05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098" calcext:value-type="float">
            <text:p>1098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39-3</text:p>
          </table:table-cell>
          <table:table-cell table:style-name="ce3" office:value-type="string" calcext:value-type="string">
            <text:p>Grana Fácil</text:p>
          </table:table-cell>
          <table:table-cell table:style-name="ce3" office:value-type="string" calcext:value-type="string">
            <text:p>FINTOPIA BRASIL TECNOLOGIA LTDA.</text:p>
          </table:table-cell>
          <table:table-cell table:style-name="ce3" office:value-type="string" calcext:value-type="string">
            <text:p>BO GENG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1099" calcext:value-type="float">
            <text:p>109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41-5</text:p>
          </table:table-cell>
          <table:table-cell table:style-name="ce3" office:value-type="string" calcext:value-type="string">
            <text:p>Electric WATS - Wheelchair Assessment and Training Simulator</text:p>
          </table:table-cell>
          <table:table-cell table:style-name="ce3" office:value-type="string" calcext:value-type="string">
            <text:p>UNIVERSIDADE FEDERAL DE UBERLÂNDIA</text:p>
          </table:table-cell>
          <table:table-cell table:style-name="ce3" office:value-type="string" calcext:value-type="string">
            <text:p>ANGELA ABREU ROSA DE SÁ; DÉBORA PEREIRA SALGADO; EDUARDO LÁZARO MARTINS NAVES; FELIPE ROQUE MARTINS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SD-04; SD-09</text:p>
          </table:table-cell>
          <table:table-cell table:style-name="ce3" office:value-type="string" calcext:value-type="string">
            <text:p>IT-03; SM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42-3</text:p>
          </table:table-cell>
          <table:table-cell table:style-name="ce3" office:value-type="string" calcext:value-type="string">
            <text:p>LPC SPI SD-CARD</text:p>
          </table:table-cell>
          <table:table-cell table:number-columns-repeated="2" table:style-name="ce3" office:value-type="string" calcext:value-type="string">
            <text:p>ALBERTO NOBORU MIYADAIR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N-05</text:p>
          </table:table-cell>
          <table:table-cell table:style-name="ce3" office:value-type="string" calcext:value-type="string">
            <text:p>DS-05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8"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43-1</text:p>
          </table:table-cell>
          <table:table-cell table:style-name="ce3" office:value-type="string" calcext:value-type="string">
            <text:p>EstomatoPEP</text:p>
          </table:table-cell>
          <table:table-cell table:style-name="ce3" office:value-type="string" calcext:value-type="string">
            <text:p>FUNDAÇÃO EDUCACIONAL JAYME DE ALTAVILA - FEJAL</text:p>
          </table:table-cell>
          <table:table-cell table:style-name="ce3" office:value-type="string" calcext:value-type="string">
            <text:p>ALINE CACHATE DE FARIAS; ARQUIRIS FERREIRA DA SILVA; ARTHUR ERIC COSTA WANDERLEY; AUREA VALÉRIA DE MELO FRANCO; CARLOS ALBERTO CORREIA LESSA FILHO; LUCIANO BAIRROS DA SILVA; SONIA MARIA SOARES FERREIRA; THIAGO JOSÉ GOMES OLIVEIRA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SD-1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44-0</text:p>
          </table:table-cell>
          <table:table-cell table:style-name="ce3" office:value-type="string" calcext:value-type="string">
            <text:p>LOKUS</text:p>
          </table:table-cell>
          <table:table-cell table:style-name="ce3" office:value-type="string" calcext:value-type="string">
            <text:p>JOSE ISRAEL SANCHEZ ROBLES</text:p>
          </table:table-cell>
          <table:table-cell table:style-name="ce3" office:value-type="string" calcext:value-type="string">
            <text:p>JOSÉ ISRAEL SANCHEZ ROBL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01; IF-10</text:p>
          </table:table-cell>
          <table:table-cell table:style-name="ce3" office:value-type="string" calcext:value-type="string">
            <text:p>CD-01; GI-02; GI-06; GI-08; TI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1103" calcext:value-type="float">
            <text:p>1103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45-8</text:p>
          </table:table-cell>
          <table:table-cell table:style-name="ce3" office:value-type="string" calcext:value-type="string">
            <text:p>Îasy</text:p>
          </table:table-cell>
          <table:table-cell table:style-name="ce3" office:value-type="string" calcext:value-type="string">
            <text:p>INSTITUTO FEDERAL DE EDUCAÇÃO, CIÊNCIA E TECNOLOGIA DE PERNAMBUCO</text:p>
          </table:table-cell>
          <table:table-cell table:style-name="ce3" office:value-type="string" calcext:value-type="string">
            <text:p>ALLAN CHRISTOPHER RODRIGUES BARBOZA; CÍCERO JAILTON DE MORAIS SOUZA; IBSON JOSÉ MACIEL LEITE; JOSÉ WESLLEY PEREIRA DA SILVA; MÁRIO ANTONIO ALVES MONTEIRO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CO-02; ED-01; FQ-02; FQ-04; ME-01; MT-03</text:p>
          </table:table-cell>
          <table:table-cell table:style-name="ce3" office:value-type="string" calcext:value-type="string">
            <text:p>AT-01; FA-01; IT-02; LG-01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1104" calcext:value-type="float">
            <text:p>1104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46-6</text:p>
          </table:table-cell>
          <table:table-cell table:style-name="ce3" office:value-type="string" calcext:value-type="string">
            <text:p>PDV TRADE</text:p>
          </table:table-cell>
          <table:table-cell table:style-name="ce3" office:value-type="string" calcext:value-type="string">
            <text:p>NOGUEIRA E MENDONÇA MARKETING LTDA. - EPP</text:p>
          </table:table-cell>
          <table:table-cell table:style-name="ce3" office:value-type="string" calcext:value-type="string">
            <text:p>ALESSANDRO DE PAULA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AD-01; AD-05; AD-10</text:p>
          </table:table-cell>
          <table:table-cell table:style-name="ce3" office:value-type="string" calcext:value-type="string">
            <text:p>AP-01; AP-02; AP-03; GI-01; GI-02; IA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47-4</text:p>
          </table:table-cell>
          <table:table-cell table:style-name="ce3" office:value-type="string" calcext:value-type="string">
            <text:p>Sistema de Registro de Contratos - BOAZ</text:p>
          </table:table-cell>
          <table:table-cell table:style-name="ce3" office:value-type="string" calcext:value-type="string">
            <text:p>BOAZ SERVICOS DE REGISTROS DE DOCUMENTOS E TECNOLOGIA LTDA</text:p>
          </table:table-cell>
          <table:table-cell table:style-name="ce3" office:value-type="string" calcext:value-type="string">
            <text:p>MONICA BARBOSA PERONICO</text:p>
          </table:table-cell>
          <table:table-cell table:style-name="ce3" office:value-type="string" calcext:value-type="string">
            <text:p>HTML; JAVA; JAVA SCRIPT; POSTGREE SQL; SQL</text:p>
          </table:table-cell>
          <table:table-cell table:style-name="ce3" office:value-type="string" calcext:value-type="string">
            <text:p>AD-05</text:p>
          </table:table-cell>
          <table:table-cell table:style-name="ce3" office:value-type="string" calcext:value-type="string">
            <text:p>AP-01; AP-03; AP-04; AT-06; DS-07; FA-01; FA-04; GI-01; GI-04; GI-06; GI-07; 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48-2</text:p>
          </table:table-cell>
          <table:table-cell table:style-name="ce3" office:value-type="string" calcext:value-type="string">
            <text:p>Localizador de estações de carregamento de veículos elétricos</text:p>
          </table:table-cell>
          <table:table-cell table:style-name="ce3" office:value-type="string" calcext:value-type="string">
            <text:p>INSTITUTO FEDERAL DE EDUCAÇÃO CIÊNCIA E TECNOLOGIA DO ESPIRITO SANTO</text:p>
          </table:table-cell>
          <table:table-cell table:style-name="ce3" office:value-type="string" calcext:value-type="string">
            <text:p>DANILO CESAR AZEREDO SILVA; MARCIO MESTRI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N-02; EN-04; MT-06; TP-04; UB-04</text:p>
          </table:table-cell>
          <table:table-cell table:style-name="ce3" office:value-type="string" calcext:value-type="string">
            <text:p>FA-01; SM-01; TC-01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1107" calcext:value-type="float">
            <text:p>1107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49-0</text:p>
          </table:table-cell>
          <table:table-cell table:style-name="ce3" office:value-type="string" calcext:value-type="string">
            <text:p>MCAnalysis-HUB (HUB for Monte Carlo Analysis based on Process Simulations)</text:p>
          </table:table-cell>
          <table:table-cell table:style-name="ce3" office:value-type="string" calcext:value-type="string">
            <text:p>UNIVERSIDADE FEDERAL DO RIO DE JANEIRO</text:p>
          </table:table-cell>
          <table:table-cell table:style-name="ce3" office:value-type="string" calcext:value-type="string">
            <text:p>CRISTIANE SÃO BENTO GONZAGA; JOSÉ LUIZ DE MEDEIROS; OFÉLIA DE QUEIROZ FERNANDES ARAÚJO</text:p>
          </table:table-cell>
          <table:table-cell table:style-name="ce3" office:value-type="string" calcext:value-type="string">
            <text:p>MATLAB; VISUAL BASIC; XML</text:p>
          </table:table-cell>
          <table:table-cell table:style-name="ce3" office:value-type="string" calcext:value-type="string">
            <text:p>IN-02; IN-03</text:p>
          </table:table-cell>
          <table:table-cell table:style-name="ce3" office:value-type="string" calcext:value-type="string">
            <text:p>DS-03; SM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1108" calcext:value-type="float">
            <text:p>1108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50-4</text:p>
          </table:table-cell>
          <table:table-cell table:style-name="ce3" office:value-type="string" calcext:value-type="string">
            <text:p>CIEEA 1.0 - Calculadora de Indicadores Energeticos, Econömicos e Ambientais</text:p>
          </table:table-cell>
          <table:table-cell table:style-name="ce3" office:value-type="string" calcext:value-type="string">
            <text:p>UNIVERSIDADE FEDERAL DO RIO DE JANEIRO</text:p>
          </table:table-cell>
          <table:table-cell table:style-name="ce3" office:value-type="string" calcext:value-type="string">
            <text:p>DANIEL VASCONCELLOS DE SOUSA STILPEN</text:p>
          </table:table-cell>
          <table:table-cell table:style-name="ce3" office:value-type="string" calcext:value-type="string">
            <text:p>EXCEL</text:p>
          </table:table-cell>
          <table:table-cell table:style-name="ce3" office:value-type="string" calcext:value-type="string">
            <text:p>EC-05; EN-01; EN-04; MA-03</text:p>
          </table:table-cell>
          <table:table-cell table:style-name="ce3" office:value-type="string" calcext:value-type="string">
            <text:p>FA-03; FA-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09" calcext:value-type="float">
            <text:p>110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51-2</text:p>
          </table:table-cell>
          <table:table-cell table:style-name="ce3" office:value-type="string" calcext:value-type="string">
            <text:p>SICHREDIT (SISTEMA DE CRÉDITOS EM CHEQUES)</text:p>
          </table:table-cell>
          <table:table-cell table:style-name="ce3" office:value-type="string" calcext:value-type="string">
            <text:p>MULTIPRO - PROCESSADORA, RECUPERADORA E SERVICOS S.A.</text:p>
          </table:table-cell>
          <table:table-cell table:style-name="ce3" office:value-type="string" calcext:value-type="string">
            <text:p>GUSTAVA HENRIQUE JOPPERT; RODRIGO CHRYSOSTOMO BARBOSA DA SILVA</text:p>
          </table:table-cell>
          <table:table-cell table:style-name="ce3" office:value-type="string" calcext:value-type="string">
            <text:p>C#; CSS; HTML; JAVA SCRIPT; OUTROS; PL / SQL; XML</text:p>
          </table:table-cell>
          <table:table-cell table:style-name="ce3" office:value-type="string" calcext:value-type="string">
            <text:p>AD-10; FN-03; FN-05; SV-02</text:p>
          </table:table-cell>
          <table:table-cell table:style-name="ce3" office:value-type="string" calcext:value-type="string">
            <text:p>AP-01; AT-01; AT-03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52-0</text:p>
          </table:table-cell>
          <table:table-cell table:style-name="ce3" office:value-type="string" calcext:value-type="string">
            <text:p>Plataforma de jogos terapêuticos</text:p>
          </table:table-cell>
          <table:table-cell table:style-name="ce3" office:value-type="string" calcext:value-type="string">
            <text:p>SANTA CLARA DESENVOLVIMENTO DE SOFTWARE EIRELI</text:p>
          </table:table-cell>
          <table:table-cell table:style-name="ce3" office:value-type="string" calcext:value-type="string">
            <text:p>RONALDO LIMA COHIN RIBEIR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4; PS-01</text:p>
          </table:table-cell>
          <table:table-cell table:style-name="ce3" office:value-type="string" calcext:value-type="string">
            <text:p>AV-01; ET-02; ET-04; 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53-9</text:p>
          </table:table-cell>
          <table:table-cell table:style-name="ce3" office:value-type="string" calcext:value-type="string">
            <text:p>Plataforma ALIS</text:p>
          </table:table-cell>
          <table:table-cell table:style-name="ce3" office:value-type="string" calcext:value-type="string">
            <text:p>ALIS SOLUÇÕES EM ENGENHARIA E SISTEMAS</text:p>
          </table:table-cell>
          <table:table-cell table:style-name="ce3" office:value-type="string" calcext:value-type="string">
            <text:p>CARLOS ROBERTO SERRA PINTO CASSINO; FRANCISCO EDUARDO TORRES CURSINO DE MOURA; MARCELO TILIO MONTEIRO DE CARVALHO; MILTON JONATHAN; TACIANA MELCOP LACERDA DE MELO</text:p>
          </table:table-cell>
          <table:table-cell table:style-name="ce3" office:value-type="string" calcext:value-type="string">
            <text:p>CSS; DHTML; HTML; JAVA; JAVA SCRIPT; JQUERY; JSON; LUA; SHELL SCRIPT; SQL; XML</text:p>
          </table:table-cell>
          <table:table-cell table:style-name="ce3" office:value-type="string" calcext:value-type="string">
            <text:p>IF-01; IN-02; SD-02</text:p>
          </table:table-cell>
          <table:table-cell table:style-name="ce3" office:value-type="string" calcext:value-type="string">
            <text:p>AP-01; AT-01; CD-01; DS-01; DS-05; GI-04; 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3" office:value-type="float" office:value="1112" calcext:value-type="float">
            <text:p>1112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54-7</text:p>
          </table:table-cell>
          <table:table-cell table:style-name="ce3" office:value-type="string" calcext:value-type="string">
            <text:p>Easynat UI Framework for Natural for AJAX Applications</text:p>
          </table:table-cell>
          <table:table-cell table:style-name="ce3" office:value-type="string" calcext:value-type="string">
            <text:p>ÉRICO VINICIUS DA SILVA RAMOS</text:p>
          </table:table-cell>
          <table:table-cell table:style-name="ce3" office:value-type="string" calcext:value-type="string">
            <text:p>RUBEAN CAITANO DOS SANTOS</text:p>
          </table:table-cell>
          <table:table-cell table:style-name="ce3" office:value-type="string" calcext:value-type="string">
            <text:p>C; CSS; JAVA; JAVA SCRIPT</text:p>
          </table:table-cell>
          <table:table-cell table:style-name="ce3" office:value-type="string" calcext:value-type="string">
            <text:p>IF-07; IF-10</text:p>
          </table:table-cell>
          <table:table-cell table:style-name="ce3" office:value-type="string" calcext:value-type="string">
            <text:p>DS-01; DS-02; DS-03; DS-05; DS-06; DS-08; FA-01; FA-04; GI-03; GI-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13" calcext:value-type="float">
            <text:p>1113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55-5</text:p>
          </table:table-cell>
          <table:table-cell table:style-name="ce3" office:value-type="string" calcext:value-type="string">
            <text:p>FRAMETICKET - PLATAFORMA PARA GESTÃO DE EVENTOS</text:p>
          </table:table-cell>
          <table:table-cell table:style-name="ce3" office:value-type="string" calcext:value-type="string">
            <text:p>ALQUIMÍDIA TECNOLOGIA LTDA.</text:p>
          </table:table-cell>
          <table:table-cell table:style-name="ce3" office:value-type="string" calcext:value-type="string">
            <text:p>TATIANE GONZAGA LOPES</text:p>
          </table:table-cell>
          <table:table-cell table:style-name="ce3" office:value-type="string" calcext:value-type="string">
            <text:p>JAVA SCRIPT; LUA; MYSQL; OUTROS; PHP; VISUAL BASIC</text:p>
          </table:table-cell>
          <table:table-cell table:style-name="ce3" office:value-type="string" calcext:value-type="string">
            <text:p>FN-03; SV-03</text:p>
          </table:table-cell>
          <table:table-cell table:style-name="ce3" office:value-type="string" calcext:value-type="string">
            <text:p>AP-01; ET-01; TI-02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0">
          <table:table-cell table:style-name="ce3" office:value-type="float" office:value="1114" calcext:value-type="float">
            <text:p>1114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56-3</text:p>
          </table:table-cell>
          <table:table-cell table:style-name="ce3" office:value-type="string" calcext:value-type="string">
            <text:p>ÁGILIBlue Compras e Licitações</text:p>
          </table:table-cell>
          <table:table-cell table:style-name="ce3" office:value-type="string" calcext:value-type="string">
            <text:p>ÁGILI SOFTWARE BRASIL LTDA</text:p>
          </table:table-cell>
          <table:table-cell table:style-name="ce3" office:value-type="string" calcext:value-type="string">
            <text:p>BRUNO DE LIMA HAZAN; CEZAR ANDRADE MARQUES DE AZEVEDO; FABIANE NENCI ALBERGONI CACHOEIRA; FÁBIO LUIZ DEBASTIANI; JEAN FRANCISCO SOARES SANTINI; MATHEUS MATOS DE OLIVEIRA; MATHEUS SCANAVEZ CARVALHO D'AVILA; RAFAEL NAKAMURA DE SOUZA; RUBEM ALVES CARDOSO; SIDMAR GOMES VIEIRA; TÂNIA SALGADO DE ABREU; WELLINGTON DA SILVA PEREIRA</text:p>
          </table:table-cell>
          <table:table-cell table:style-name="ce3" office:value-type="string" calcext:value-type="string">
            <text:p>.NET; C#; CSS; HTML; JAVA SCRIPT; SQL</text:p>
          </table:table-cell>
          <table:table-cell table:style-name="ce3" office:value-type="string" calcext:value-type="string">
            <text:p>AD-01; AD-02; AD-04; AD-08</text:p>
          </table:table-cell>
          <table:table-cell table:style-name="ce3" office:value-type="string" calcext:value-type="string">
            <text:p>AP-02; AP-03; AP-04; A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2"/>
        </table:table-row>
        <table:table-row table:style-name="ro21"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57-1</text:p>
          </table:table-cell>
          <table:table-cell table:style-name="ce3" office:value-type="string" calcext:value-type="string">
            <text:p>SISAUTO - Sistema de Controle de Veículos Automotores</text:p>
          </table:table-cell>
          <table:table-cell table:style-name="ce3" office:value-type="string" calcext:value-type="string">
            <text:p>UNIVERSIDADE FEDERAL FLUMINENSE</text:p>
          </table:table-cell>
          <table:table-cell table:style-name="ce3" office:value-type="string" calcext:value-type="string">
            <text:p>EDGAR ELLER JUNIOR; EMANUEL CABRAL DE CARVALHO; LEANDRO DA SILVA COUTINHO; LEANDRO DE ANDRADE CUNHA; MARCELO GONÇALVES DO AMARAL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ED-03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0"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58-0</text:p>
          </table:table-cell>
          <table:table-cell table:style-name="ce3" office:value-type="string" calcext:value-type="string">
            <text:p>SISTEMA DE INSCRIÇÃO EAD</text:p>
          </table:table-cell>
          <table:table-cell table:style-name="ce3" office:value-type="string" calcext:value-type="string">
            <text:p>UNIVERSIDADE FEDERAL FLUMINENSE</text:p>
          </table:table-cell>
          <table:table-cell table:style-name="ce3" office:value-type="string" calcext:value-type="string">
            <text:p>EDGAR ELLER JUNIOR; EMANUEL CABRAL DE CARVALHO; JÚLIO CÂNDIDO DE MEIRELLES JÚNIOR; LEANDRO DA SILVA COUTINHO; MÁRCIO MOUTINHO ABDALLA; PÍTIAS TEODORO LACERDA; RICARDO CÉSAR DA SILVA GUABIROBA; RICARDO THIELMANN; VANESSA DA SILVA GARCIA</text:p>
          </table:table-cell>
          <table:table-cell table:style-name="ce3" office:value-type="string" calcext:value-type="string">
            <text:p>CSS; HTML; PHP</text:p>
          </table:table-cell>
          <table:table-cell table:style-name="ce3" office:value-type="string" calcext:value-type="string">
            <text:p>ED-03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11">
          <table:table-cell table:style-name="ce3" office:value-type="float" office:value="1117" calcext:value-type="float">
            <text:p>1117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59-8</text:p>
          </table:table-cell>
          <table:table-cell table:style-name="ce3" office:value-type="string" calcext:value-type="string">
            <text:p>SIG-LABRE - Sistema Web De Gerenciamento De Estoque De Laboratório De Robótica Educacional</text:p>
          </table:table-cell>
          <table:table-cell table:style-name="ce3" office:value-type="string" calcext:value-type="string">
            <text:p>INSTITUTO FEDERAL DO PARANÁ</text:p>
          </table:table-cell>
          <table:table-cell table:style-name="ce3" office:value-type="string" calcext:value-type="string">
            <text:p>ADRIANA CARNIELLO; ANDREIA CARNIELLO; EDNELSON ALEX SANDER DOS SANTOS</text:p>
          </table:table-cell>
          <table:table-cell table:style-name="ce3" office:value-type="string" calcext:value-type="string">
            <text:p>JAVA SCRIPT; MYSQL</text:p>
          </table:table-cell>
          <table:table-cell table:style-name="ce3" office:value-type="string" calcext:value-type="string">
            <text:p>AD-08</text:p>
          </table:table-cell>
          <table:table-cell table:style-name="ce3" office:value-type="string" calcext:value-type="string">
            <text:p>AP-03; AT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1118" calcext:value-type="float">
            <text:p>1118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06087-5</text:p>
          </table:table-cell>
          <table:table-cell table:style-name="ce3" office:value-type="string" calcext:value-type="string">
            <text:p>SCV4</text:p>
          </table:table-cell>
          <table:table-cell table:number-columns-repeated="2" table:style-name="ce3" office:value-type="string" calcext:value-type="string">
            <text:p>ALFEU GERTRUDES DA MOTA</text:p>
          </table:table-cell>
          <table:table-cell table:style-name="ce3" office:value-type="string" calcext:value-type="string">
            <text:p>DELPHI 7; FIREBIRD</text:p>
          </table:table-cell>
          <table:table-cell table:style-name="ce3" office:value-type="string" calcext:value-type="string">
            <text:p>SV-03</text:p>
          </table:table-cell>
          <table:table-cell table:style-name="ce3" office:value-type="string" calcext:value-type="string">
            <text:p>AT-03; GI-04; SO-02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3" office:value-type="float" office:value="1119" calcext:value-type="float">
            <text:p>1119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40-7</text:p>
          </table:table-cell>
          <table:table-cell table:style-name="ce3" office:value-type="string" calcext:value-type="string">
            <text:p>visGReMLIN</text:p>
          </table:table-cell>
          <table:table-cell table:style-name="ce3" office:value-type="string" calcext:value-type="string">
            <text:p>UNIVERSIDADE FEDERAL DE ITAJUBÁ; UNIVERSIDADE FEDERAL DE VIÇOSA</text:p>
          </table:table-cell>
          <table:table-cell table:style-name="ce3" office:value-type="string" calcext:value-type="string">
            <text:p>ALEXANDRE VICTOR FASSIO; CARLOS HENRIQUE DA SILVEIRA; CHARLES ABREU SANTANA; FABIO RIBEIRO CERQUEIRA; JOÃO PAULO ROQUIM ROMANELLI; RAQUEL CARDOSO DE MELO MINARDI; SABRINA DE AZEVEDO SILVEIRA</text:p>
          </table:table-cell>
          <table:table-cell table:style-name="ce3" office:value-type="string" calcext:value-type="string">
            <text:p>C++; JAVA SCRIPT; PERL; PHP; PYTHON</text:p>
          </table:table-cell>
          <table:table-cell table:style-name="ce3" office:value-type="string" calcext:value-type="string">
            <text:p>BL-07; CC-02; SV-01</text:p>
          </table:table-cell>
          <table:table-cell table:style-name="ce3" office:value-type="string" calcext:value-type="string">
            <text:p>TC-01; TC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6">
          <table:table-cell table:style-name="ce3" office:value-type="float" office:value="1120" calcext:value-type="float">
            <text:p>1120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60-1</text:p>
          </table:table-cell>
          <table:table-cell table:style-name="ce3" office:value-type="string" calcext:value-type="string">
            <text:p>plataforma gamificada para pesquisa epidemiológica através da internet</text:p>
          </table:table-cell>
          <table:table-cell table:number-columns-repeated="2" table:style-name="ce3" office:value-type="string" calcext:value-type="string">
            <text:p>CAUANE BLUMENBERG SILVA</text:p>
          </table:table-cell>
          <table:table-cell table:style-name="ce3" office:value-type="string" calcext:value-type="string">
            <text:p>CSS; HTML; JAVA SCRIPT; OUTROS; PHP</text:p>
          </table:table-cell>
          <table:table-cell table:style-name="ce3" office:value-type="string" calcext:value-type="string">
            <text:p>IF-01; SD-08</text:p>
          </table:table-cell>
          <table:table-cell table:style-name="ce3" office:value-type="string" calcext:value-type="string">
            <text:p>CD-01; GI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121" calcext:value-type="float">
            <text:p>1121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61-0</text:p>
          </table:table-cell>
          <table:table-cell table:style-name="ce3" office:value-type="string" calcext:value-type="string">
            <text:p>Livro Digital</text:p>
          </table:table-cell>
          <table:table-cell table:style-name="ce3" office:value-type="string" calcext:value-type="string">
            <text:p>INFORMAR GERENCIA DE DOCUMENTOS E INFORMACOES LTDA; ITAMAR JOSÉ GUIMARÃES NUNES</text:p>
          </table:table-cell>
          <table:table-cell table:style-name="ce3" office:value-type="string" calcext:value-type="string">
            <text:p>ITAMAR JOSÉ GUIMARÃES NUNES; NEUSA DENISE PAZETTO HAUENSTEIN</text:p>
          </table:table-cell>
          <table:table-cell table:style-name="ce3" office:value-type="string" calcext:value-type="string">
            <text:p>JAVA SCRIPT; JQUERY; OUTROS; PHP</text:p>
          </table:table-cell>
          <table:table-cell table:style-name="ce3" office:value-type="string" calcext:value-type="string">
            <text:p>ED-06; IF-08</text:p>
          </table:table-cell>
          <table:table-cell table:style-name="ce3" office:value-type="string" calcext:value-type="string">
            <text:p>FA-02; GI-01; SO-02; U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0">
          <table:table-cell table:style-name="ce3" office:value-type="float" office:value="1122" calcext:value-type="float">
            <text:p>1122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62-8</text:p>
          </table:table-cell>
          <table:table-cell table:style-name="ce3" office:value-type="string" calcext:value-type="string">
            <text:p>Expo AR</text:p>
          </table:table-cell>
          <table:table-cell table:number-columns-repeated="2" table:style-name="ce3" office:value-type="string" calcext:value-type="string">
            <text:p>MICHAEL FRANKLIN PEREIRA MARQUES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H-06; AN-01; AN-03; AN-04; AN-05; AN-06; AN-07; BL-01; BL-02; BL-04; BL-05; CC-02; CC-04; CC-05; CC-06; CC-10; CO-02; CO-03; CO-04; CO-05; CO-06; ED-06; GC-02; GC-06; GC-10; IF-01; IF-02; IF-04; PD-03; PL-01; PL-02; SV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123" calcext:value-type="float">
            <text:p>1123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63-6</text:p>
          </table:table-cell>
          <table:table-cell table:style-name="ce3" office:value-type="string" calcext:value-type="string">
            <text:p>NCalc Simulação e Recálculo de Operações Financeiras</text:p>
          </table:table-cell>
          <table:table-cell table:number-columns-repeated="2" table:style-name="ce3" office:value-type="string" calcext:value-type="string">
            <text:p>JOSINEI AZEVEDO DOS SANTOS</text:p>
          </table:table-cell>
          <table:table-cell table:style-name="ce3" office:value-type="string" calcext:value-type="string">
            <text:p>EXCEL; JAVA; VISUAL BASIC</text:p>
          </table:table-cell>
          <table:table-cell table:style-name="ce3" office:value-type="string" calcext:value-type="string">
            <text:p>FN-03; FN-04; FN-05</text:p>
          </table:table-cell>
          <table:table-cell table:style-name="ce3" office:value-type="string" calcext:value-type="string">
            <text:p>AP-01; FA-01; FA-03; GI-04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24" calcext:value-type="float">
            <text:p>1124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64-4</text:p>
          </table:table-cell>
          <table:table-cell table:style-name="ce3" office:value-type="string" calcext:value-type="string">
            <text:p>SAHD - Sistema de Apoio à Hemodiálise</text:p>
          </table:table-cell>
          <table:table-cell table:style-name="ce3" office:value-type="string" calcext:value-type="string">
            <text:p>UNIVERSIDADE FEDERAL DO ESPÍRITO SANTO - UFES</text:p>
          </table:table-cell>
          <table:table-cell table:style-name="ce3" office:value-type="string" calcext:value-type="string">
            <text:p>LORENA BARROS FURIERI; MIRIAN FIORESI; SIMONE SOARES DA SILVA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SD-01; SD-02; SD-05</text:p>
          </table:table-cell>
          <table:table-cell table:style-name="ce3" office:value-type="string" calcext:value-type="string">
            <text:p>AP-03; DS-07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65-2</text:p>
          </table:table-cell>
          <table:table-cell table:style-name="ce3" office:value-type="string" calcext:value-type="string">
            <text:p>Plantas Medicinais</text:p>
          </table:table-cell>
          <table:table-cell table:style-name="ce3" office:value-type="string" calcext:value-type="string">
            <text:p>INSTITUTO FEDERAL DE EDUCAÇÃO, CIÊNCIA E TECNOLOGIA DO SUL DE MINAS GERAIS - IFSULDEMINAS</text:p>
          </table:table-cell>
          <table:table-cell table:style-name="ce3" office:value-type="string" calcext:value-type="string">
            <text:p>HELAINE BARROS DE OLIVEIRA; MELINA ISABELA DA SILVA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AG-02; AG-09; SD-10</text:p>
          </table:table-cell>
          <table:table-cell table:style-name="ce3" office:value-type="string" calcext:value-type="string">
            <text:p>CD-01; FA-01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3">
          <table:table-cell table:style-name="ce3" office:value-type="float" office:value="1126" calcext:value-type="float">
            <text:p>1126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66-0</text:p>
          </table:table-cell>
          <table:table-cell table:style-name="ce3" office:value-type="string" calcext:value-type="string">
            <text:p>SOLDASOFT</text:p>
          </table:table-cell>
          <table:table-cell table:style-name="ce3" office:value-type="string" calcext:value-type="string">
            <text:p>INSTITUTO FEDERAL DE EDUCAÇÃO, CIÊNCIA E TECNOLOGIA DE PERNAMBUCO; UNIVERSIDADE FEDERAL DE PERNAMBUCO</text:p>
          </table:table-cell>
          <table:table-cell table:style-name="ce3" office:value-type="string" calcext:value-type="string">
            <text:p>CARLOS AUGUSTO DO NASCIMENTO OLIVEIRA; JOSÉ DÁSIO DE LIRA JÚNIOR; JOSÉ EDUARDO FERREIRA DE OLIVEIRA; PABLO BATISTA GUIMARÃES; PATRÍCIA REGINA FERREIRA DA SILVA; TIAGO DE SOUSA ANTONINO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AD-06; IN-01; IN-02; IN-03</text:p>
          </table:table-cell>
          <table:table-cell table:style-name="ce3" office:value-type="string" calcext:value-type="string">
            <text:p>AP-01; AP-03; AT-06; AV-01; CD-06; DS-07; FA-03; GI-06; IT-02; LG-08; PD-02; SO-02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9">
          <table:table-cell table:style-name="ce3" office:value-type="float" office:value="1127" calcext:value-type="float">
            <text:p>1127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67-9</text:p>
          </table:table-cell>
          <table:table-cell table:style-name="ce3" office:value-type="string" calcext:value-type="string">
            <text:p>SAC-2010 ADMINISTRAÇÃO DE CRÉDITO</text:p>
          </table:table-cell>
          <table:table-cell table:style-name="ce3" office:value-type="string" calcext:value-type="string">
            <text:p>MULTICREDITO PROMOTORA DE CREDITO E SERVIÇOS LTDA.</text:p>
          </table:table-cell>
          <table:table-cell table:style-name="ce3" office:value-type="string" calcext:value-type="string">
            <text:p>JOSE ANTONIO PRAXEDES NETO; SOLANGE MARIA ZAGO</text:p>
          </table:table-cell>
          <table:table-cell table:style-name="ce3" office:value-type="string" calcext:value-type="string">
            <text:p>ACTIVE SERVER PAGES; C; C#; CSS; HTML; JAVA SCRIPT; T-SQL; XML</text:p>
          </table:table-cell>
          <table:table-cell table:style-name="ce3" office:value-type="string" calcext:value-type="string">
            <text:p>AD-10; FN-03; FN-05; SV-02</text:p>
          </table:table-cell>
          <table:table-cell table:style-name="ce3" office:value-type="string" calcext:value-type="string">
            <text:p>AP-01; AT-01; AT-03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8">
          <table:table-cell table:style-name="ce3" office:value-type="float" office:value="1128" calcext:value-type="float">
            <text:p>1128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68-7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CJU SISTEMAS LTDA</text:p>
          </table:table-cell>
          <table:table-cell table:style-name="ce3" office:value-type="string" calcext:value-type="string">
            <text:p>ROBERTO AQUINO COIMBRA</text:p>
          </table:table-cell>
          <table:table-cell table:style-name="ce3" office:value-type="string" calcext:value-type="string">
            <text:p>CSS; FRAMEWORK; HTML; JAVA SCRIPT; JQUERY; JSON; MYSQL; PHP; SQL</text:p>
          </table:table-cell>
          <table:table-cell table:style-name="ce3" office:value-type="string" calcext:value-type="string">
            <text:p>AD-02; IF-07; IF-09</text:p>
          </table:table-cell>
          <table:table-cell table:style-name="ce3" office:value-type="string" calcext:value-type="string">
            <text:p>GI-01; GI-04; IA-01; IA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1129" calcext:value-type="float">
            <text:p>1129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69-5</text:p>
          </table:table-cell>
          <table:table-cell table:style-name="ce3" office:value-type="string" calcext:value-type="string">
            <text:p>DotClinic</text:p>
          </table:table-cell>
          <table:table-cell table:style-name="ce3" office:value-type="string" calcext:value-type="string">
            <text:p>DOTSE DESENVOLVIMENTO E COMERCIO DE SOFTWARE LTDA - ME</text:p>
          </table:table-cell>
          <table:table-cell table:style-name="ce3" office:value-type="string" calcext:value-type="string">
            <text:p>PABLO LOVERA; RODRIGO HOL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3; AD-05; AD-11; FN-05; FN-06; IF-09; IF-10; PR-03</text:p>
          </table:table-cell>
          <table:table-cell table:style-name="ce3" office:value-type="string" calcext:value-type="string">
            <text:p>AP-01; AP-02; AP-03; AP-04; AT-01; AT-02; AT-03; AT-04; AT-05; AT-06; AV-02; CD-01; FA-01; FA-02; FA-03; FA-04; GI-01; GI-07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130" calcext:value-type="float">
            <text:p>1130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70-9</text:p>
          </table:table-cell>
          <table:table-cell table:style-name="ce3" office:value-type="string" calcext:value-type="string">
            <text:p>GroundingApp</text:p>
          </table:table-cell>
          <table:table-cell table:number-columns-repeated="2" table:style-name="ce3" office:value-type="string" calcext:value-type="string">
            <text:p>RAPHAEL BATISTA BORGES LOUR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N-04</text:p>
          </table:table-cell>
          <table:table-cell table:style-name="ce3" office:value-type="string" calcext:value-type="string">
            <text:p>AP-01; FA-01; IA-01; SM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131" calcext:value-type="float">
            <text:p>1131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71-7</text:p>
          </table:table-cell>
          <table:table-cell table:style-name="ce3" office:value-type="string" calcext:value-type="string">
            <text:p>eFormGOV - Gestão Eletrônica de Formulários</text:p>
          </table:table-cell>
          <table:table-cell table:style-name="ce3" office:value-type="string" calcext:value-type="string">
            <text:p>MARCIO SANTAREM NOGUEIRA</text:p>
          </table:table-cell>
          <table:table-cell table:style-name="ce3" office:value-type="string" calcext:value-type="string">
            <text:p>MÁRCIO SANTAREM NOGUEIRA</text:p>
          </table:table-cell>
          <table:table-cell table:style-name="ce3" office:value-type="string" calcext:value-type="string">
            <text:p>ACTIVE SERVER PAGES; CSS; HTML; JAVA SCRIPT; JQUERY; MYSQL; SQL</text:p>
          </table:table-cell>
          <table:table-cell table:style-name="ce3" office:value-type="string" calcext:value-type="string">
            <text:p>AD-01; AD-02; AD-03; IF-07</text:p>
          </table:table-cell>
          <table:table-cell table:style-name="ce3" office:value-type="string" calcext:value-type="string">
            <text:p>AP-01; AP-02; AP-03; AP-04; AT-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72-5</text:p>
          </table:table-cell>
          <table:table-cell table:style-name="ce3" office:value-type="string" calcext:value-type="string">
            <text:p>Clock of Truth</text:p>
          </table:table-cell>
          <table:table-cell table:style-name="ce3" office:value-type="string" calcext:value-type="string">
            <text:p>BID - COMERCIO E SERVIÇOS EM TECNOLOGIA DA INFORMAÇÃO LTDA.</text:p>
          </table:table-cell>
          <table:table-cell table:style-name="ce3" office:value-type="string" calcext:value-type="string">
            <text:p>FÁBIO IRAKTAN COSTA DA SILVA</text:p>
          </table:table-cell>
          <table:table-cell table:style-name="ce3" office:value-type="string" calcext:value-type="string">
            <text:p>C; C++; JAVA; JAVA SCRIPT</text:p>
          </table:table-cell>
          <table:table-cell table:style-name="ce3" office:value-type="string" calcext:value-type="string">
            <text:p>AD-01; AD-02; AD-03; AD-05</text:p>
          </table:table-cell>
          <table:table-cell table:style-name="ce3" office:value-type="string" calcext:value-type="string">
            <text:p>AP-01; AP-03; AP-04; A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1133" calcext:value-type="float">
            <text:p>1133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73-3</text:p>
          </table:table-cell>
          <table:table-cell table:style-name="ce3" office:value-type="string" calcext:value-type="string">
            <text:p>WVTapeRecorder (Aplicativo para a plataforma NinjaTrader8 do tipo Bar Type, com lógica própria para análise de negócios e desequilíbrio entre oferta e demanda de preços, plotado na forma de barras de range, mapa de calor, histograma de book e T&amp;T).</text:p>
          </table:table-cell>
          <table:table-cell table:style-name="ce3" office:value-type="string" calcext:value-type="string">
            <text:p>WELLINGTON LUIZ VIANA JUNIOR</text:p>
          </table:table-cell>
          <table:table-cell table:style-name="ce3" office:value-type="string" calcext:value-type="string">
            <text:p>MARCELO FRASSON DE OLIVEIR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C-07; EC-09; MT-01; MT-05</text:p>
          </table:table-cell>
          <table:table-cell table:style-name="ce3" office:value-type="string" calcext:value-type="string">
            <text:p>AP-01; ET-03; FA-04; TC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134" calcext:value-type="float">
            <text:p>1134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74-1</text:p>
          </table:table-cell>
          <table:table-cell table:style-name="ce3" office:value-type="string" calcext:value-type="string">
            <text:p>Plantão Já</text:p>
          </table:table-cell>
          <table:table-cell table:style-name="ce3" office:value-type="string" calcext:value-type="string">
            <text:p>NGO SOLUÇÕES EM PROCESSOS</text:p>
          </table:table-cell>
          <table:table-cell table:style-name="ce3" office:value-type="string" calcext:value-type="string">
            <text:p>RAFAEL VALADARES ABREU GONTIJO</text:p>
          </table:table-cell>
          <table:table-cell table:style-name="ce3" office:value-type="string" calcext:value-type="string">
            <text:p>IOS; JAVA; JAVA SCRIPT; NODEJS; SWIFT</text:p>
          </table:table-cell>
          <table:table-cell table:style-name="ce3" office:value-type="string" calcext:value-type="string">
            <text:p>AD-01; AD-02; AD-04; AD-05; AN-01; AN-02; PR-03; SD-01; SD-07; SD-08</text:p>
          </table:table-cell>
          <table:table-cell table:style-name="ce3" office:value-type="string" calcext:value-type="string">
            <text:p>AP-01; AP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135" calcext:value-type="float">
            <text:p>1135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75-0</text:p>
          </table:table-cell>
          <table:table-cell table:style-name="ce3" office:value-type="string" calcext:value-type="string">
            <text:p>SGEI - Sistema de Gestão Educacional Integrado</text:p>
          </table:table-cell>
          <table:table-cell table:style-name="ce3" office:value-type="string" calcext:value-type="string">
            <text:p>ESAB - ESCOLA SUPERIOR ABERTA DO BRASIL LTDA - EPP</text:p>
          </table:table-cell>
          <table:table-cell table:style-name="ce3" office:value-type="string" calcext:value-type="string">
            <text:p>NILDO FERREIR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4; ED-06</text:p>
          </table:table-cell>
          <table:table-cell table:style-name="ce3" office:value-type="string" calcext:value-type="string">
            <text:p>AT-06; FA-01; GI-01; GI-06; PD-05; SO-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36" calcext:value-type="float">
            <text:p>1136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76-8</text:p>
          </table:table-cell>
          <table:table-cell table:style-name="ce3" office:value-type="string" calcext:value-type="string">
            <text:p>SEQM - Sistema de Esportes ABQM</text:p>
          </table:table-cell>
          <table:table-cell table:style-name="ce3" office:value-type="string" calcext:value-type="string">
            <text:p>ASSOCIAÇÃO BRASILEIRA DE CRIADORES DE CAVALO QUARTO DE MILHA</text:p>
          </table:table-cell>
          <table:table-cell table:style-name="ce3" office:value-type="string" calcext:value-type="string">
            <text:p>DOUGLAS NASCIMENTO SILV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AD-01; AD-05; AD-11</text:p>
          </table:table-cell>
          <table:table-cell table:style-name="ce3" office:value-type="string" calcext:value-type="string">
            <text:p>GI-01; SO-02; SO-0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37" calcext:value-type="float">
            <text:p>1137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77-6</text:p>
          </table:table-cell>
          <table:table-cell table:style-name="ce3" office:value-type="string" calcext:value-type="string">
            <text:p>Stud Book - Sistema de Gerenciamento de documentos da ABQM</text:p>
          </table:table-cell>
          <table:table-cell table:style-name="ce3" office:value-type="string" calcext:value-type="string">
            <text:p>ASSOCIAÇÃO BRASILEIRA DE CRIADORES DE CAVALO QUARTO DE MILHA</text:p>
          </table:table-cell>
          <table:table-cell table:style-name="ce3" office:value-type="string" calcext:value-type="string">
            <text:p>DOUGLAS NASCIMENTO SILV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AD-01; AD-05; AD-11</text:p>
          </table:table-cell>
          <table:table-cell table:style-name="ce3" office:value-type="string" calcext:value-type="string">
            <text:p>GI-01; SO-02; SO-07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138" calcext:value-type="float">
            <text:p>1138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78-4</text:p>
          </table:table-cell>
          <table:table-cell table:style-name="ce3" office:value-type="string" calcext:value-type="string">
            <text:p>PowerMANAGER web</text:p>
          </table:table-cell>
          <table:table-cell table:style-name="ce3" office:value-type="string" calcext:value-type="string">
            <text:p>IMS - SOLUÇÕES EM ENERGIA LTDA</text:p>
          </table:table-cell>
          <table:table-cell table:style-name="ce3" office:value-type="string" calcext:value-type="string">
            <text:p>JAVIER APREA; RÔMULO DA ROSA CORRÊ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N-01; EN-02; EN-04</text:p>
          </table:table-cell>
          <table:table-cell table:style-name="ce3" office:value-type="string" calcext:value-type="string">
            <text:p>FA-04; GI-01; GI-08; SO-06; TI-03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79-2</text:p>
          </table:table-cell>
          <table:table-cell table:style-name="ce3" office:value-type="string" calcext:value-type="string">
            <text:p>SIMSAVE</text:p>
          </table:table-cell>
          <table:table-cell table:number-columns-repeated="2" table:style-name="ce3" office:value-type="string" calcext:value-type="string">
            <text:p>HÉLCIO LEVINDO COELHO NETO</text:p>
          </table:table-cell>
          <table:table-cell table:style-name="ce3" office:value-type="string" calcext:value-type="string">
            <text:p>C#; MYSQL; PHP; UNITY</text:p>
          </table:table-cell>
          <table:table-cell table:style-name="ce3" office:value-type="string" calcext:value-type="string">
            <text:p>ED-03; SD-01; SD-07</text:p>
          </table:table-cell>
          <table:table-cell table:style-name="ce3" office:value-type="string" calcext:value-type="string">
            <text:p>AV-01; GI-01; IA-02; SM-03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80-6</text:p>
          </table:table-cell>
          <table:table-cell table:style-name="ce3" office:value-type="string" calcext:value-type="string">
            <text:p>Proc-CV</text:p>
          </table:table-cell>
          <table:table-cell table:style-name="ce3" office:value-type="string" calcext:value-type="string">
            <text:p>MISSÃO SALESIANA DE MATO GROSSO</text:p>
          </table:table-cell>
          <table:table-cell table:style-name="ce3" office:value-type="string" calcext:value-type="string">
            <text:p>HEMERSON PISTORI; MARCIO CARNEIRO BRITO PACHE; MARCO HIROSHI NAK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3; ED-06; IF-07; IF-10; IN-02</text:p>
          </table:table-cell>
          <table:table-cell table:style-name="ce3" office:value-type="string" calcext:value-type="string">
            <text:p>AP-01; IA-01; TC-01; 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141" calcext:value-type="float">
            <text:p>1141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81-4</text:p>
          </table:table-cell>
          <table:table-cell table:style-name="ce3" office:value-type="string" calcext:value-type="string">
            <text:p>GESTÃO DE MOBILIDADE URBANA</text:p>
          </table:table-cell>
          <table:table-cell table:style-name="ce3" office:value-type="string" calcext:value-type="string">
            <text:p>COLABORA SERVICOS DE PORTAIS NA INTERNET LTDA; GONZALO FERREYRA; JAQUELINE BRESSANIM</text:p>
          </table:table-cell>
          <table:table-cell table:style-name="ce3" office:value-type="string" calcext:value-type="string">
            <text:p>GONZALO FERREYRA</text:p>
          </table:table-cell>
          <table:table-cell table:style-name="ce3" office:value-type="string" calcext:value-type="string">
            <text:p>C#; JAVA; JAVA SCRIPT; PHP</text:p>
          </table:table-cell>
          <table:table-cell table:style-name="ce3" office:value-type="string" calcext:value-type="string">
            <text:p>GC-04; IN-02; TB-01; TP-01; TP-03</text:p>
          </table:table-cell>
          <table:table-cell table:style-name="ce3" office:value-type="string" calcext:value-type="string">
            <text:p>AP-01; GI-01; SO-05; U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142" calcext:value-type="float">
            <text:p>1142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82-2</text:p>
          </table:table-cell>
          <table:table-cell table:style-name="ce3" office:value-type="string" calcext:value-type="string">
            <text:p>SISTEMA MULTIDOCUMENTOS</text:p>
          </table:table-cell>
          <table:table-cell table:style-name="ce3" office:value-type="string" calcext:value-type="string">
            <text:p>INSTITUTO OMNI VERITAS</text:p>
          </table:table-cell>
          <table:table-cell table:style-name="ce3" office:value-type="string" calcext:value-type="string">
            <text:p>ANTONIO CLAUDIO D'ARAMARCONDES; JOSE ANTONIO PRAXEDES NETO</text:p>
          </table:table-cell>
          <table:table-cell table:style-name="ce3" office:value-type="string" calcext:value-type="string">
            <text:p>ACTIVE SERVER PAGES; C; C#; CSS; HTML; JAVA SCRIPT; T-SQL; XML</text:p>
          </table:table-cell>
          <table:table-cell table:style-name="ce3" office:value-type="string" calcext:value-type="string">
            <text:p>AD-10; FN-03; FN-05; SV-02</text:p>
          </table:table-cell>
          <table:table-cell table:style-name="ce3" office:value-type="string" calcext:value-type="string">
            <text:p>AP-01; AT-01; AT-03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143" calcext:value-type="float">
            <text:p>1143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83-0</text:p>
          </table:table-cell>
          <table:table-cell table:style-name="ce3" office:value-type="string" calcext:value-type="string">
            <text:p>Cidade Digital</text:p>
          </table:table-cell>
          <table:table-cell table:number-columns-repeated="2" table:style-name="ce3" office:value-type="string" calcext:value-type="string">
            <text:p>GABRIEL LEON DE MATTOS</text:p>
          </table:table-cell>
          <table:table-cell table:style-name="ce3" office:value-type="string" calcext:value-type="string">
            <text:p>JAVA; PHP; PYTHON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1; AT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44" calcext:value-type="float">
            <text:p>1144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84-9</text:p>
          </table:table-cell>
          <table:table-cell table:style-name="ce3" office:value-type="string" calcext:value-type="string">
            <text:p>PhraseComposer</text:p>
          </table:table-cell>
          <table:table-cell table:style-name="ce3" office:value-type="string" calcext:value-type="string">
            <text:p>FUNDAÇÃO UNIVERSIDADE DO VALE DO ITAJAI</text:p>
          </table:table-cell>
          <table:table-cell table:style-name="ce3" office:value-type="string" calcext:value-type="string">
            <text:p>ALEJANDRO RAFAEL GARCIA RAMIREZ; JEFERSON FERNANDES DA SILVA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CO-04</text:p>
          </table:table-cell>
          <table:table-cell table:style-name="ce3" office:value-type="string" calcext:value-type="string">
            <text:p>SO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1145" calcext:value-type="float">
            <text:p>1145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85-7</text:p>
          </table:table-cell>
          <table:table-cell table:style-name="ce3" office:value-type="string" calcext:value-type="string">
            <text:p>Sistema Athena</text:p>
          </table:table-cell>
          <table:table-cell table:style-name="ce3" office:value-type="string" calcext:value-type="string">
            <text:p>JANUS EDUCARE SERVIÇOS EIRELI ME</text:p>
          </table:table-cell>
          <table:table-cell table:style-name="ce3" office:value-type="string" calcext:value-type="string">
            <text:p>CLEMILSON MARQUES BATISTA</text:p>
          </table:table-cell>
          <table:table-cell table:style-name="ce3" office:value-type="string" calcext:value-type="string">
            <text:p>HTML; JAVA SCRIPT; JQUERY; JSON; MYSQL; PHP; XML</text:p>
          </table:table-cell>
          <table:table-cell table:style-name="ce3" office:value-type="string" calcext:value-type="string">
            <text:p>IF-01; IF-02; IF-04</text:p>
          </table:table-cell>
          <table:table-cell table:style-name="ce3" office:value-type="string" calcext:value-type="string">
            <text:p>AP-01; AP-03; FA-01; GI-01; GI-04; IT-04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146" calcext:value-type="float">
            <text:p>1146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86-5</text:p>
          </table:table-cell>
          <table:table-cell table:style-name="ce3" office:value-type="string" calcext:value-type="string">
            <text:p>FLPR - Sistema de leitura e reconhecimento de placas veiculares</text:p>
          </table:table-cell>
          <table:table-cell table:number-columns-repeated="2" table:style-name="ce3" office:value-type="string" calcext:value-type="string">
            <text:p>ELIAS FERNANDES DE CAMARGO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AD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47" calcext:value-type="float">
            <text:p>1147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87-3</text:p>
          </table:table-cell>
          <table:table-cell table:style-name="ce3" office:value-type="string" calcext:value-type="string">
            <text:p>Athena</text:p>
          </table:table-cell>
          <table:table-cell table:style-name="ce3" office:value-type="string" calcext:value-type="string">
            <text:p>AG CAPITAL A CONSULTORIA E ASSESSORIA EMPRESARIAL S/S</text:p>
          </table:table-cell>
          <table:table-cell table:style-name="ce3" office:value-type="string" calcext:value-type="string">
            <text:p>DOUGLAS BARROS FARAH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PR-01</text:p>
          </table:table-cell>
          <table:table-cell table:style-name="ce3" office:value-type="string" calcext:value-type="string">
            <text:p>AP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1148" calcext:value-type="float">
            <text:p>1148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88-1</text:p>
          </table:table-cell>
          <table:table-cell table:style-name="ce3" office:value-type="string" calcext:value-type="string">
            <text:p>Sistema de Comunicação Aumentativa e Alternativa</text:p>
          </table:table-cell>
          <table:table-cell table:style-name="ce3" office:value-type="string" calcext:value-type="string">
            <text:p>SERVICO NACIONAL DE APRENDIZAGEM INDUSTRIAL.</text:p>
          </table:table-cell>
          <table:table-cell table:style-name="ce3" office:value-type="string" calcext:value-type="string">
            <text:p>CLÁUDIA SIMÕES PINTO DA CUNHA LIMA; INGRID WINKLER; RAFAEL LEVI BATISTA COSTA; ROBERTO LUIZ SOUZA MONTEIRO; VALTER DE SENNA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CO-04</text:p>
          </table:table-cell>
          <table:table-cell table:style-name="ce3" office:value-type="string" calcext:value-type="string">
            <text:p>SO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2">
          <table:table-cell table:style-name="ce3" office:value-type="float" office:value="1149" calcext:value-type="float">
            <text:p>1149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89-0</text:p>
          </table:table-cell>
          <table:table-cell table:style-name="ce3" office:value-type="string" calcext:value-type="string">
            <text:p>Quali-3E - PLATAFORMA/FERRAMENTA DIGITAL PARA ETIQUETAGEM DE EFICIÊNCIA ENERGÉTICA DE EDIFÍCIOS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CAIO FREDERICO E SILVA; JULIANA ANDRADE BORGES DE SOUSA; JÚLIA TEIXEIRA FERNANDES; MILENA SAMPAIO CINTRA DE ALBUQUERQUE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CC-01</text:p>
          </table:table-cell>
          <table:table-cell table:style-name="ce3" office:value-type="string" calcext:value-type="string">
            <text:p>SO-07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9"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90-3</text:p>
          </table:table-cell>
          <table:table-cell table:style-name="ce3" office:value-type="string" calcext:value-type="string">
            <text:p>Check Gestão Visual de Evidências</text:p>
          </table:table-cell>
          <table:table-cell table:style-name="ce3" office:value-type="string" calcext:value-type="string">
            <text:p>BE FORMLESS INOVAÇÃO ESTRATÉGICA - EIRELI</text:p>
          </table:table-cell>
          <table:table-cell table:style-name="ce3" office:value-type="string" calcext:value-type="string">
            <text:p>DANIEL QUINTANA SPERB</text:p>
          </table:table-cell>
          <table:table-cell table:style-name="ce3" office:value-type="string" calcext:value-type="string">
            <text:p>CSS; HTML; JAVA SCRIPT; JQUERY; MYSQL; OUTROS; PHP</text:p>
          </table:table-cell>
          <table:table-cell table:style-name="ce3" office:value-type="string" calcext:value-type="string">
            <text:p>AD-01; AD-02; ED-03; ED-06; IF-01; IF-02; IF-06</text:p>
          </table:table-cell>
          <table:table-cell table:style-name="ce3" office:value-type="string" calcext:value-type="string">
            <text:p>AP-01; AP-02; AP-03; AP-04; AT-06; DS-04; GI-01; SO-01; SO-05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3" office:value-type="float" office:value="1151" calcext:value-type="float">
            <text:p>1151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91-1</text:p>
          </table:table-cell>
          <table:table-cell table:style-name="ce3" office:value-type="string" calcext:value-type="string">
            <text:p>ConSinal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EDUARDO CALANDRINI ROCHA DA COSTA; JORGE GUILHERME SILVA DOS SANTOS; LETÍCIA MOREIRA VALLE; MAYSA TOLEDO BEZERRA; PATRÍCIA FERNANDES FARIA; RAFAEL TIMÓTEO DE SOUSA JÚNIOR; UGO SILVA DIA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TC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9">
          <table:table-cell table:style-name="ce3" office:value-type="float" office:value="1152" calcext:value-type="float">
            <text:p>1152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92-0</text:p>
          </table:table-cell>
          <table:table-cell table:style-name="ce3" office:value-type="string" calcext:value-type="string">
            <text:p>muzcommerce</text:p>
          </table:table-cell>
          <table:table-cell table:style-name="ce3" office:value-type="string" calcext:value-type="string">
            <text:p>MUZIIWEB HOSTING E SISTEMAS PARA INTERNET LTDA</text:p>
          </table:table-cell>
          <table:table-cell table:style-name="ce3" office:value-type="string" calcext:value-type="string">
            <text:p>MURILO FURTADO ANZINI</text:p>
          </table:table-cell>
          <table:table-cell table:style-name="ce3" office:value-type="string" calcext:value-type="string">
            <text:p>MYSQL; PHP</text:p>
          </table:table-cell>
          <table:table-cell table:style-name="ce3" office:value-type="string" calcext:value-type="string">
            <text:p>AD-01; AD-02; AD-05; AD-08; AD-10</text:p>
          </table:table-cell>
          <table:table-cell table:style-name="ce3" office:value-type="string" calcext:value-type="string">
            <text:p>AP-01; AP-02; AP-03; AT-01; AT-03; AT-06; DS-02; FA-04; GI-04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53" calcext:value-type="float">
            <text:p>1153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93-8</text:p>
          </table:table-cell>
          <table:table-cell table:style-name="ce3" office:value-type="string" calcext:value-type="string">
            <text:p>Caves - Plataforma de cadastro e monitoramento de cavidades</text:p>
          </table:table-cell>
          <table:table-cell table:style-name="ce3" office:value-type="string" calcext:value-type="string">
            <text:p>BRANDT MEIO AMBIENTE LTDA; GEOBIT CONSULTORIA E TECNOLOGIA LTDA</text:p>
          </table:table-cell>
          <table:table-cell table:style-name="ce3" office:value-type="string" calcext:value-type="string">
            <text:p>ALLAN CHRISTIAN BRANDT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CO-02; GC-01; GC-06; GC-08; GL-01; GL-03; IN-04; MA-01</text:p>
          </table:table-cell>
          <table:table-cell table:style-name="ce3" office:value-type="string" calcext:value-type="string">
            <text:p>AP-03; DS-07; GI-01; GI-02; GI-06; IA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154" calcext:value-type="float">
            <text:p>1154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94-6</text:p>
          </table:table-cell>
          <table:table-cell table:style-name="ce3" office:value-type="string" calcext:value-type="string">
            <text:p>SUPRIAUTO</text:p>
          </table:table-cell>
          <table:table-cell table:style-name="ce3" office:value-type="string" calcext:value-type="string">
            <text:p>TECHNOLOGY PLUS SOLUÇÕES EM TI LTDA</text:p>
          </table:table-cell>
          <table:table-cell table:style-name="ce3" office:value-type="string" calcext:value-type="string">
            <text:p>MARCIO BOIAJION</text:p>
          </table:table-cell>
          <table:table-cell table:style-name="ce3" office:value-type="string" calcext:value-type="string">
            <text:p>PHP; SQL</text:p>
          </table:table-cell>
          <table:table-cell table:style-name="ce3" office:value-type="string" calcext:value-type="string">
            <text:p>SV-02; SV-03</text:p>
          </table:table-cell>
          <table:table-cell table:style-name="ce3" office:value-type="string" calcext:value-type="string">
            <text:p>UT-01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155" calcext:value-type="float">
            <text:p>1155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95-4</text:p>
          </table:table-cell>
          <table:table-cell table:style-name="ce3" office:value-type="string" calcext:value-type="string">
            <text:p>RLCEG PROJETOS SOLUTIONS</text:p>
          </table:table-cell>
          <table:table-cell table:style-name="ce3" office:value-type="string" calcext:value-type="string">
            <text:p>R L CEG PROJETOS LTDA</text:p>
          </table:table-cell>
          <table:table-cell table:style-name="ce3" office:value-type="string" calcext:value-type="string">
            <text:p>RODRIGO PEREIRA DA ROCHA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IF-02; IN-03; TC-02</text:p>
          </table:table-cell>
          <table:table-cell table:style-name="ce3" office:value-type="string" calcext:value-type="string">
            <text:p>DS-04; IA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56" calcext:value-type="float">
            <text:p>1156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96-2</text:p>
          </table:table-cell>
          <table:table-cell table:style-name="ce3" office:value-type="string" calcext:value-type="string">
            <text:p>INFOSEEDS</text:p>
          </table:table-cell>
          <table:table-cell table:style-name="ce3" office:value-type="string" calcext:value-type="string">
            <text:p>ASSOCIAÇÃO DOS PRODUTORES DE SEMENTES DE MATO GROSSO</text:p>
          </table:table-cell>
          <table:table-cell table:style-name="ce3" office:value-type="string" calcext:value-type="string">
            <text:p>WAGNER LUIS DE CASTRO SILVA</text:p>
          </table:table-cell>
          <table:table-cell table:style-name="ce3" office:value-type="string" calcext:value-type="string">
            <text:p>AJAX; C#; HTML; JAVA SCRIPT; PHP</text:p>
          </table:table-cell>
          <table:table-cell table:style-name="ce3" office:value-type="string" calcext:value-type="string">
            <text:p>AD-01; AD-05; AG-01; AG-04; AG-05; AG-09; IF-10</text:p>
          </table:table-cell>
          <table:table-cell table:style-name="ce3" office:value-type="string" calcext:value-type="string">
            <text:p>AP-01; AP-03; AP-05; AV-01; GI-01; GI-04; GI-06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1157" calcext:value-type="float">
            <text:p>1157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97-0</text:p>
          </table:table-cell>
          <table:table-cell table:style-name="ce3" office:value-type="string" calcext:value-type="string">
            <text:p>Teste do Desempenho Atencional</text:p>
          </table:table-cell>
          <table:table-cell table:style-name="ce3" office:value-type="string" calcext:value-type="string">
            <text:p>JÔNATAS REIS BESSA DA CONCEIÇÃO</text:p>
          </table:table-cell>
          <table:table-cell table:style-name="ce3" office:value-type="string" calcext:value-type="string">
            <text:p>ANTONIO CARLOS DOS SANTOS SOUZA; JOSÉ NEANDER SILVA ABREU; JÔNATAS REIS BESSA DA CONCEIÇÃO; MATEUS SANTOS LEMOS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CO-02; IN-02; PS-01; PS-02; PS-03; SD-01; SD-06; SD-07</text:p>
          </table:table-cell>
          <table:table-cell table:style-name="ce3" office:value-type="string" calcext:value-type="string">
            <text:p>FA-03; FA-04; GI-02; GI-04; IT-01; IT-02; LG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3" office:value-type="float" office:value="1158" calcext:value-type="float">
            <text:p>1158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98-9</text:p>
          </table:table-cell>
          <table:table-cell table:style-name="ce3" office:value-type="string" calcext:value-type="string">
            <text:p>Brincando com Pinças</text:p>
          </table:table-cell>
          <table:table-cell table:style-name="ce3" office:value-type="string" calcext:value-type="string">
            <text:p>CRISLAINE PIRES PADILHA PAIM; SILVIA GOLDMEIER</text:p>
          </table:table-cell>
          <table:table-cell table:style-name="ce3" office:value-type="string" calcext:value-type="string">
            <text:p>ALEXANDRO MARÇON MIGOTTI; RAFAEL JOSÉ EIDT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SD-09</text:p>
          </table:table-cell>
          <table:table-cell table:style-name="ce3" office:value-type="string" calcext:value-type="string">
            <text:p>ET-02; UT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8">
          <table:table-cell table:style-name="ce3" office:value-type="float" office:value="1159" calcext:value-type="float">
            <text:p>1159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99-7</text:p>
          </table:table-cell>
          <table:table-cell table:style-name="ce3" office:value-type="string" calcext:value-type="string">
            <text:p>TerraHidro - Plataforma para aplicações de modelagem hidrológica distribuída</text:p>
          </table:table-cell>
          <table:table-cell table:style-name="ce3" office:value-type="string" calcext:value-type="string">
            <text:p>INSTITUTO NACIONAL DE PESQUISAS ESPACIAIS</text:p>
          </table:table-cell>
          <table:table-cell table:style-name="ce3" office:value-type="string" calcext:value-type="string">
            <text:p>ALEXANDRE COPERTINO JARDIM; CAMILO DALELES RENNÓ; JOÃO RICARDO DE FREITAS OLIVEIRA; SERGIO ROSIM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GC-06; HD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22">
          <table:table-cell table:style-name="ce3" office:value-type="float" office:value="1160" calcext:value-type="float">
            <text:p>1160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00-4</text:p>
          </table:table-cell>
          <table:table-cell table:style-name="ce3" office:value-type="string" calcext:value-type="string">
            <text:p>Registro de Ocorrência Eletrônico da PMESP</text:p>
          </table:table-cell>
          <table:table-cell table:style-name="ce3" office:value-type="string" calcext:value-type="string">
            <text:p>POLÍCIA MILITAR DO ESTADO DE SÃO PAULO</text:p>
          </table:table-cell>
          <table:table-cell table:style-name="ce3" office:value-type="string" calcext:value-type="string">
            <text:p>DANIELE CRISTINA OLIVEIRA DE FREITAS; FERNANDO ANDRADE DOS SANTOS; JEFFERSON ALEXANDRE DA COSTA; JERÔNIMO FERREIRA DA SILVA; REYNALDO PRIELL NETTO; REYNALDO SIMÕES ROSSI</text:p>
          </table:table-cell>
          <table:table-cell table:style-name="ce3" office:value-type="string" calcext:value-type="string">
            <text:p>.NET; C#; JAVA</text:p>
          </table:table-cell>
          <table:table-cell table:style-name="ce3" office:value-type="string" calcext:value-type="string">
            <text:p>AD-01; AD-02; AD-04; IF-02; IF-04; SV-01</text:p>
          </table:table-cell>
          <table:table-cell table:style-name="ce3" office:value-type="string" calcext:value-type="string">
            <text:p>AP-01; CD-01; DS-07; GI-01; GI-04; TI-04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23">
          <table:table-cell table:style-name="ce3" office:value-type="float" office:value="1161" calcext:value-type="float">
            <text:p>1161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01-2</text:p>
          </table:table-cell>
          <table:table-cell table:style-name="ce3" office:value-type="string" calcext:value-type="string">
            <text:p>Livro Modelo Grupo SAITE</text:p>
          </table:table-cell>
          <table:table-cell table:style-name="ce3" office:value-type="string" calcext:value-type="string">
            <text:p>UNIVERSIDADE FEDERAL DO MARANHÃO</text:p>
          </table:table-cell>
          <table:table-cell table:style-name="ce3" office:value-type="string" calcext:value-type="string">
            <text:p>ANA EMILIA FIGUEIREDO DE OLIVEIRA; DIEGO COSTA FIGUEIREDO; DILSON JOSÉ LINS RABÊLO JÚNIOR; JOÃO VICTOR MARINHO FIGUEIREDO; PAOLA TRINDADE GARCIA; REGIMARINA SOARES REIS; STEPHANIE MATOS SILVA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ED-04; 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7">
          <table:table-cell table:style-name="ce3" office:value-type="float" office:value="1162" calcext:value-type="float">
            <text:p>1162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02-0</text:p>
          </table:table-cell>
          <table:table-cell table:style-name="ce3" office:value-type="string" calcext:value-type="string">
            <text:p>Aqui-O-Matic (Sistema de automação para a alimentação de peixes)</text:p>
          </table:table-cell>
          <table:table-cell table:style-name="ce3" office:value-type="string" calcext:value-type="string">
            <text:p>CLÁUDIO ÂNGELO AGOSTINHO; JAIR CONTESSOTI JUNIOR; SUELI MATIKO MIYABARA AGOSTINHO</text:p>
          </table:table-cell>
          <table:table-cell table:style-name="ce3" office:value-type="string" calcext:value-type="string">
            <text:p>CLAUDIO ANGELO AGOSTINHO; JAIR CONTESSOTI JUNIOR; SUELI MATIKO MIYABARA AGOSTINH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AG-12</text:p>
          </table:table-cell>
          <table:table-cell table:style-name="ce3" office:value-type="string" calcext:value-type="string">
            <text:p>AT-01; IA-01; SO-0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1163" calcext:value-type="float">
            <text:p>1163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03-9</text:p>
          </table:table-cell>
          <table:table-cell table:style-name="ce3" office:value-type="string" calcext:value-type="string">
            <text:p>Assinatura Digital de Danfes</text:p>
          </table:table-cell>
          <table:table-cell table:style-name="ce3" office:value-type="string" calcext:value-type="string">
            <text:p>AMANDA SIMÕES PLACIDO; BRUNO FEITOSA GUILHERMINO</text:p>
          </table:table-cell>
          <table:table-cell table:style-name="ce3" office:value-type="string" calcext:value-type="string">
            <text:p>BRUNO FEITOSA GUILHERMINO</text:p>
          </table:table-cell>
          <table:table-cell table:style-name="ce3" office:value-type="string" calcext:value-type="string">
            <text:p>CSS; HTML; JAVA SCRIPT; JQUERY; PHP; SQL</text:p>
          </table:table-cell>
          <table:table-cell table:style-name="ce3" office:value-type="string" calcext:value-type="string">
            <text:p>IF-02; IF-04; IF-06</text:p>
          </table:table-cell>
          <table:table-cell table:style-name="ce3" office:value-type="string" calcext:value-type="string">
            <text:p>AP-03; AT-02; DS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164" calcext:value-type="float">
            <text:p>1164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04-7</text:p>
          </table:table-cell>
          <table:table-cell table:style-name="ce3" office:value-type="string" calcext:value-type="string">
            <text:p>Scientific Miner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LEXANDRE ROSSI PASCHOAL; KATIA ROMERO FELIZARDO SCANNAVINO; VICTOR HUGO SANTOS SCAPIN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IF-02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1165" calcext:value-type="float">
            <text:p>1165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05-5</text:p>
          </table:table-cell>
          <table:table-cell table:style-name="ce3" office:value-type="string" calcext:value-type="string">
            <text:p>ACMotorData-GUI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LBERTO YOSHIHIRO NAKANO; FELIPE WALTER DAFICO PFRIMER</text:p>
          </table:table-cell>
          <table:table-cell table:style-name="ce3" office:value-type="string" calcext:value-type="string">
            <text:p>LABVIEW</text:p>
          </table:table-cell>
          <table:table-cell table:style-name="ce3" office:value-type="string" calcext:value-type="string">
            <text:p>FQ-04; IF-02</text:p>
          </table:table-cell>
          <table:table-cell table:style-name="ce3" office:value-type="string" calcext:value-type="string">
            <text:p>CD-04; SO-04; TC-01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166" calcext:value-type="float">
            <text:p>1166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06-3</text:p>
          </table:table-cell>
          <table:table-cell table:style-name="ce3" office:value-type="string" calcext:value-type="string">
            <text:p>ARGAN</text:p>
          </table:table-cell>
          <table:table-cell table:style-name="ce3" office:value-type="string" calcext:value-type="string">
            <text:p>FRANCHETTI E MEROLA ENGENHARIA LTDA</text:p>
          </table:table-cell>
          <table:table-cell table:style-name="ce3" office:value-type="string" calcext:value-type="string">
            <text:p>MICHELE FRIZZARIN; NICOLA POVOLERI; PAOLO FRANCHETTI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CC-04; CC-05</text:p>
          </table:table-cell>
          <table:table-cell table:style-name="ce3" office:value-type="string" calcext:value-type="string">
            <text:p>AT-06; 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167" calcext:value-type="float">
            <text:p>1167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07-1</text:p>
          </table:table-cell>
          <table:table-cell table:style-name="ce3" office:value-type="string" calcext:value-type="string">
            <text:p>IRMeasure-GUI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LBERTO YOSHIHIRO NAKANO; ARTUR ADOLFO FALKOVSKI; MAYCONVORGEL IBRAHIM RIBEIRO</text:p>
          </table:table-cell>
          <table:table-cell table:style-name="ce3" office:value-type="string" calcext:value-type="string">
            <text:p>LABVIEW</text:p>
          </table:table-cell>
          <table:table-cell table:style-name="ce3" office:value-type="string" calcext:value-type="string">
            <text:p>FQ-02; FQ-04; IF-02</text:p>
          </table:table-cell>
          <table:table-cell table:style-name="ce3" office:value-type="string" calcext:value-type="string">
            <text:p>CD-04; IT-01; SO-04; TC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21">
          <table:table-cell table:style-name="ce3" office:value-type="float" office:value="1168" calcext:value-type="float">
            <text:p>1168</text:p>
          </table:table-cell>
          <table:table-cell table:style-name="ce3" office:value-type="float" office:value="2512" calcext:value-type="float">
            <text:p>251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10-1</text:p>
          </table:table-cell>
          <table:table-cell table:style-name="ce3" office:value-type="string" calcext:value-type="string">
            <text:p>ASTERISCO MEDICO</text:p>
          </table:table-cell>
          <table:table-cell table:style-name="ce3" office:value-type="string" calcext:value-type="string">
            <text:p>EDUARDO NICOLÁS TELECHEA GALÍPOLO; LEZ S/A</text:p>
          </table:table-cell>
          <table:table-cell table:style-name="ce3" office:value-type="string" calcext:value-type="string">
            <text:p>CARLOS PROUGENES</text:p>
          </table:table-cell>
          <table:table-cell table:style-name="ce3" office:value-type="string" calcext:value-type="string">
            <text:p>.NET; HTML; IOS; JAVA; JAVA SCRIPT; JSON; MYSQL; NODEJS; SQL</text:p>
          </table:table-cell>
          <table:table-cell table:style-name="ce3" office:value-type="string" calcext:value-type="string">
            <text:p>SD-01; SD-02; SD-05; SD-06; SD-07; SD-08; SD-10</text:p>
          </table:table-cell>
          <table:table-cell table:style-name="ce3" office:value-type="string" calcext:value-type="string">
            <text:p>AP-01; AP-02; AP-03; AP-04; AV-01; CD-01; CD-03; FA-01; FA-04; GI-01; GI-02; GI-04; GI-05; GI-06; GI-07; IA-02; TC-01; TI-01; U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1">
          <table:table-cell table:style-name="ce3" office:value-type="float" office:value="1169" calcext:value-type="float">
            <text:p>1169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26-5</text:p>
          </table:table-cell>
          <table:table-cell table:style-name="ce3" office:value-type="string" calcext:value-type="string">
            <text:p>Sistema Gamificado de auxílio ao combate contra o mosquito Aedes aegypti</text:p>
          </table:table-cell>
          <table:table-cell table:style-name="ce3" office:value-type="string" calcext:value-type="string">
            <text:p>INSTITUTO FEDERAL DO PARANÁ</text:p>
          </table:table-cell>
          <table:table-cell table:style-name="ce3" office:value-type="string" calcext:value-type="string">
            <text:p>ALEXANDRE KRAEMER; FREDERICO DELANI MARTINEZ; ITAMAR PENA NIERADKA; REINALDO ANTONIO DA SILVA SOBRINHO; TAMIRES ALEXANDRA MAXWELL DA CONCEIÇÃO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AN-01; AN-02; ED-06</text:p>
          </table:table-cell>
          <table:table-cell table:style-name="ce3" office:value-type="string" calcext:value-type="string">
            <text:p>AP-01; ET-02; IA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1">
          <table:table-cell table:style-name="ce3" office:value-type="float" office:value="1170" calcext:value-type="float">
            <text:p>1170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8 052427-3</text:p>
          </table:table-cell>
          <table:table-cell table:style-name="ce3" office:value-type="string" calcext:value-type="string">
            <text:p>Game of Termos</text:p>
          </table:table-cell>
          <table:table-cell table:style-name="ce3" office:value-type="string" calcext:value-type="string">
            <text:p>INSTITUTO FEDERAL DO PARANÁ</text:p>
          </table:table-cell>
          <table:table-cell table:style-name="ce3" office:value-type="string" calcext:value-type="string">
            <text:p>FLÁVIO NAVARRO FERNANDES; LAURENTINO PEREIRA RANGEL NETO; LUIZ FERNANDO NASCIMENTO DA SILVA; ROSANA CLÁUDIA DE ASSUNÇÃO</text:p>
          </table:table-cell>
          <table:table-cell table:style-name="ce3" office:value-type="string" calcext:value-type="string">
            <text:p>JAVA; XML</text:p>
          </table:table-cell>
          <table:table-cell table:style-name="ce3" office:value-type="string" calcext:value-type="string">
            <text:p>AN-01; AN-02; ED-06; PR-03; SD-01; SD-02</text:p>
          </table:table-cell>
          <table:table-cell table:style-name="ce3" office:value-type="string" calcext:value-type="string">
            <text:p>AP-01; ET-02; IA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float" office:value="1171" calcext:value-type="float">
            <text:p>1171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08-0</text:p>
          </table:table-cell>
          <table:table-cell table:style-name="ce3" office:value-type="string" calcext:value-type="string">
            <text:p>NEEXCARGO</text:p>
          </table:table-cell>
          <table:table-cell table:style-name="ce3" office:value-type="string" calcext:value-type="string">
            <text:p>NEEXCARGO SISTEMAS DE INFORMÁTICA LTDA.</text:p>
          </table:table-cell>
          <table:table-cell table:style-name="ce3" office:value-type="string" calcext:value-type="string">
            <text:p>NERI JUNIOR SUCOLOTTI</text:p>
          </table:table-cell>
          <table:table-cell table:style-name="ce3" office:value-type="string" calcext:value-type="string">
            <text:p>.NET; C#; OUTROS</text:p>
          </table:table-cell>
          <table:table-cell table:style-name="ce3" office:value-type="string" calcext:value-type="string">
            <text:p>TP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1172" calcext:value-type="float">
            <text:p>1172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09-8</text:p>
          </table:table-cell>
          <table:table-cell table:style-name="ce3" office:value-type="string" calcext:value-type="string">
            <text:p>ALGORITMO DE IDENTIFICAÇÃO DE SUJIDADE PARA MÓDULOS SOLARES FOTOVOLTAICOS VIA VISÃO COMPUTACIONAL -V.1.0</text:p>
          </table:table-cell>
          <table:table-cell table:style-name="ce3" office:value-type="string" calcext:value-type="string">
            <text:p>FELIPE DE OLIVEIRA DE ARAÚJO; NEXSOLAR SOLUÇÕES EM ENERGIA SOLAR LTDA</text:p>
          </table:table-cell>
          <table:table-cell table:style-name="ce3" office:value-type="string" calcext:value-type="string">
            <text:p>FELIPE DE OLIVEIRA DE ARAÚJO; GUSTAVO SPONTONI DE OLIVEIRA; LAURA DE OLIVEIRA DE ARAÚJO; RODRIGO TEIXEIRA MACHADO; TATIANI PIVEM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EN-04</text:p>
          </table:table-cell>
          <table:table-cell table:style-name="ce3" office:value-type="string" calcext:value-type="string">
            <text:p>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1173" calcext:value-type="float">
            <text:p>1173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11-0</text:p>
          </table:table-cell>
          <table:table-cell table:style-name="ce3" office:value-type="string" calcext:value-type="string">
            <text:p>Stemmer independente de idioma baseado em árvore n-ária</text:p>
          </table:table-cell>
          <table:table-cell table:style-name="ce3" office:value-type="string" calcext:value-type="string">
            <text:p>CLAUDIA TEREZINHA KNIESS; JOSÉ CARMINO GOMES JUNIOR</text:p>
          </table:table-cell>
          <table:table-cell table:style-name="ce3" office:value-type="string" calcext:value-type="string">
            <text:p>JOSÉ CARMINO GOMES JUNIO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-03</text:p>
          </table:table-cell>
          <table:table-cell table:style-name="ce3" office:value-type="string" calcext:value-type="string">
            <text:p>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174" calcext:value-type="float">
            <text:p>1174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12-8</text:p>
          </table:table-cell>
          <table:table-cell table:style-name="ce3" office:value-type="string" calcext:value-type="string">
            <text:p>ALGORITMO PARA RETIRADA DE STOPWORDS GENÉRICAS BASEADO EM GRAFOS</text:p>
          </table:table-cell>
          <table:table-cell table:style-name="ce3" office:value-type="string" calcext:value-type="string">
            <text:p>CLAUDIA TEREZINHA KNIESS; JOSÉ CARMINO GOMES JUNIOR; MARCOS ANTONIO GASPAR; RENATO JOSÉ SASSI</text:p>
          </table:table-cell>
          <table:table-cell table:style-name="ce3" office:value-type="string" calcext:value-type="string">
            <text:p>JOSÉ CARMINO GOMES JUNIO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-03</text:p>
          </table:table-cell>
          <table:table-cell table:style-name="ce3" office:value-type="string" calcext:value-type="string">
            <text:p>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75" calcext:value-type="float">
            <text:p>1175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13-6</text:p>
          </table:table-cell>
          <table:table-cell table:style-name="ce3" office:value-type="string" calcext:value-type="string">
            <text:p>IDENTIFICADOR DE IDIOMA BASEADO EM GRAFOS</text:p>
          </table:table-cell>
          <table:table-cell table:number-columns-repeated="2" table:style-name="ce3" office:value-type="string" calcext:value-type="string">
            <text:p>CLAUDIA TEREZINHA KNIESS; JOSÉ CARMINO GOMES JUNIO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-03</text:p>
          </table:table-cell>
          <table:table-cell table:style-name="ce3" office:value-type="string" calcext:value-type="string">
            <text:p>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176" calcext:value-type="float">
            <text:p>1176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14-4</text:p>
          </table:table-cell>
          <table:table-cell table:style-name="ce3" office:value-type="string" calcext:value-type="string">
            <text:p>IDENTIFICADOR DE ASSUNTO BASEADO EM GRAFOS INDEPENDENTE DE IDIOMA</text:p>
          </table:table-cell>
          <table:table-cell table:number-columns-repeated="2" table:style-name="ce3" office:value-type="string" calcext:value-type="string">
            <text:p>CLAUDIA TEREZINHA KNIESS; JOSÉ CARMINO GOMES JUNIO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-03</text:p>
          </table:table-cell>
          <table:table-cell table:style-name="ce3" office:value-type="string" calcext:value-type="string">
            <text:p>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177" calcext:value-type="float">
            <text:p>1177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15-2</text:p>
          </table:table-cell>
          <table:table-cell table:style-name="ce3" office:value-type="string" calcext:value-type="string">
            <text:p>VetBase</text:p>
          </table:table-cell>
          <table:table-cell table:style-name="ce3" office:value-type="string" calcext:value-type="string">
            <text:p>VETBASE SISTEMAS LTDA</text:p>
          </table:table-cell>
          <table:table-cell table:style-name="ce3" office:value-type="string" calcext:value-type="string">
            <text:p>LEANDRO PRUSCH</text:p>
          </table:table-cell>
          <table:table-cell table:style-name="ce3" office:value-type="string" calcext:value-type="string">
            <text:p>JAVA; JAVA SCRIPT</text:p>
          </table:table-cell>
          <table:table-cell table:style-name="ce3" office:value-type="string" calcext:value-type="string">
            <text:p>AG-10</text:p>
          </table:table-cell>
          <table:table-cell table:style-name="ce3" office:value-type="string" calcext:value-type="string">
            <text:p>AT-03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178" calcext:value-type="float">
            <text:p>1178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16-0</text:p>
          </table:table-cell>
          <table:table-cell table:style-name="ce3" office:value-type="string" calcext:value-type="string">
            <text:p>GREENSYSTEM SISTEMA GESTOR DE VENDAS</text:p>
          </table:table-cell>
          <table:table-cell table:style-name="ce3" office:value-type="string" calcext:value-type="string">
            <text:p>EMERSON SILVA DE SOUZA 23043324803</text:p>
          </table:table-cell>
          <table:table-cell table:style-name="ce3" office:value-type="string" calcext:value-type="string">
            <text:p>EMERSON SILVA DE SOUZA</text:p>
          </table:table-cell>
          <table:table-cell table:style-name="ce3" office:value-type="string" calcext:value-type="string">
            <text:p>DELPHI; FIREBIRD</text:p>
          </table:table-cell>
          <table:table-cell table:style-name="ce3" office:value-type="string" calcext:value-type="string">
            <text:p>AD-01; AD-02; AD-08; AD-09</text:p>
          </table:table-cell>
          <table:table-cell table:style-name="ce3" office:value-type="string" calcext:value-type="string">
            <text:p>AP-01; AT-01; AT-02; AT-03; GI-04; GI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17-9</text:p>
          </table:table-cell>
          <table:table-cell table:style-name="ce3" office:value-type="string" calcext:value-type="string">
            <text:p>Sistema de Precificação de Serviços Web - SPSW</text:p>
          </table:table-cell>
          <table:table-cell table:style-name="ce3" office:value-type="string" calcext:value-type="string">
            <text:p>PETRÓLEO BRASILEIRO S.A. - PETROBRAS</text:p>
          </table:table-cell>
          <table:table-cell table:style-name="ce3" office:value-type="string" calcext:value-type="string">
            <text:p>BERNARDO BASTOS ALEXANDRE; FERNANDO NAHID LEITÃO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CC-03; CC-04; FN-04</text:p>
          </table:table-cell>
          <table:table-cell table:style-name="ce3" office:value-type="string" calcext:value-type="string">
            <text:p>FA-01; FA-03; GI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1180" calcext:value-type="float">
            <text:p>1180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18-7</text:p>
          </table:table-cell>
          <table:table-cell table:style-name="ce3" office:value-type="string" calcext:value-type="string">
            <text:p>SINPRO EXPLORER WEB - Sistema Integrado de Aplicações para Sistemas de Instalações de Produção</text:p>
          </table:table-cell>
          <table:table-cell table:style-name="ce3" office:value-type="string" calcext:value-type="string">
            <text:p>PETRÓLEO BRASILEIRO S.A. - PETROBRAS</text:p>
          </table:table-cell>
          <table:table-cell table:style-name="ce3" office:value-type="string" calcext:value-type="string">
            <text:p>ANNA AMÉLIA PAULA GOMES DE OLIVEIRA AMBROSIO; FELIPE EDUARDO BRAUN; LEANDRO JOSE BATISTA DAS NEVES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181" calcext:value-type="float">
            <text:p>1181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19-5</text:p>
          </table:table-cell>
          <table:table-cell table:style-name="ce3" office:value-type="string" calcext:value-type="string">
            <text:p>SINPRO PROPGAS WEB - Cálculo de Propriedades do Gás Natural</text:p>
          </table:table-cell>
          <table:table-cell table:style-name="ce3" office:value-type="string" calcext:value-type="string">
            <text:p>PETRÓLEO BRASILEIRO S.A. - PETROBRAS</text:p>
          </table:table-cell>
          <table:table-cell table:style-name="ce3" office:value-type="string" calcext:value-type="string">
            <text:p>ANNA AMÉLIA PAULA GOMES DE OLIVEIRA AMBROSIO; FELIPE EDUARDO BRAUN; LEANDRO JOSE BATISTA DAS NEVES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182" calcext:value-type="float">
            <text:p>1182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20-9</text:p>
          </table:table-cell>
          <table:table-cell table:style-name="ce3" office:value-type="string" calcext:value-type="string">
            <text:p>SINPRO VOLAR WEB - Cálculo de Volumes e Áreas de Vasos</text:p>
          </table:table-cell>
          <table:table-cell table:style-name="ce3" office:value-type="string" calcext:value-type="string">
            <text:p>PETRÓLEO BRASILEIRO S.A. - PETROBRAS</text:p>
          </table:table-cell>
          <table:table-cell table:style-name="ce3" office:value-type="string" calcext:value-type="string">
            <text:p>ANNA AMELIA PAULA GOMES DE OLIVEIRA AMBROSIO; FELIPE EDUARDO BRAUN; LEANDRO JOSE BATISTA DAS NEVES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1183" calcext:value-type="float">
            <text:p>1183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21-7</text:p>
          </table:table-cell>
          <table:table-cell table:style-name="ce3" office:value-type="string" calcext:value-type="string">
            <text:p>GERPROC - Sistema de Gerenciamento de Processos</text:p>
          </table:table-cell>
          <table:table-cell table:style-name="ce3" office:value-type="string" calcext:value-type="string">
            <text:p>AVULTE</text:p>
          </table:table-cell>
          <table:table-cell table:style-name="ce3" office:value-type="string" calcext:value-type="string">
            <text:p>RAFAEL DE TOLEDO BRITO</text:p>
          </table:table-cell>
          <table:table-cell table:style-name="ce3" office:value-type="string" calcext:value-type="string">
            <text:p>AJAX; CSS; HTML; JQUERY; MYSQL; PHP</text:p>
          </table:table-cell>
          <table:table-cell table:style-name="ce3" office:value-type="string" calcext:value-type="string">
            <text:p>AD-01; AD-11</text:p>
          </table:table-cell>
          <table:table-cell table:style-name="ce3" office:value-type="string" calcext:value-type="string">
            <text:p>GI-01; GI-02; UT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184" calcext:value-type="float">
            <text:p>1184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22-5</text:p>
          </table:table-cell>
          <table:table-cell table:style-name="ce3" office:value-type="string" calcext:value-type="string">
            <text:p>BM3D- Simulador de Bombeio Mecânico para Poços Direcionais</text:p>
          </table:table-cell>
          <table:table-cell table:style-name="ce3" office:value-type="string" calcext:value-type="string">
            <text:p>PETRÓLEO BRASILEIRO S.A. - PETROBRAS</text:p>
          </table:table-cell>
          <table:table-cell table:style-name="ce3" office:value-type="string" calcext:value-type="string">
            <text:p>ANTONIO PEREIRA DE ARAUJO JUNIOR; ROGER ROMMEL FERREIRA DE ARAUJO; RUTACIO DE OLIVEIRA COST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FQ-05; FQ-06; IN-03; IN-04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185" calcext:value-type="float">
            <text:p>1185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23-3</text:p>
          </table:table-cell>
          <table:table-cell table:style-name="ce3" office:value-type="string" calcext:value-type="string">
            <text:p>SINPRO SULFUR WEB - Dimensionamento e Avaliação de Sistemas de Remoção de H2S por Adsorção</text:p>
          </table:table-cell>
          <table:table-cell table:style-name="ce3" office:value-type="string" calcext:value-type="string">
            <text:p>PETRÓLEO BRASILEIRO S.A. - PETROBRAS</text:p>
          </table:table-cell>
          <table:table-cell table:style-name="ce3" office:value-type="string" calcext:value-type="string">
            <text:p>ANNA AMÉLIA PAULA GOMES DE OLIVEIRA AMBROSIO; FELIPE EDUARDO BRAUN; LEANDRO JOSE BATISTA DAS NEVES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186" calcext:value-type="float">
            <text:p>1186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24-1</text:p>
          </table:table-cell>
          <table:table-cell table:style-name="ce3" office:value-type="string" calcext:value-type="string">
            <text:p>SINPRO DESIDRAT WEB - Cálculo de Sistemas de Desidratação por Adsorção</text:p>
          </table:table-cell>
          <table:table-cell table:style-name="ce3" office:value-type="string" calcext:value-type="string">
            <text:p>PETRÓLEO BRASILEIRO S.A. - PETROBRAS</text:p>
          </table:table-cell>
          <table:table-cell table:style-name="ce3" office:value-type="string" calcext:value-type="string">
            <text:p>ANNA AMÉLIA PAULA GOMES DE OLIVEIRA AMBROSIO; FELIPE EDUARDO BRAUN; LEANDRO JOSE BATISTA DAS NEVES</text:p>
          </table:table-cell>
          <table:table-cell table:style-name="ce3" office:value-type="string" calcext:value-type="string">
            <text:p>.NET; C#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1187" calcext:value-type="float">
            <text:p>1187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25-0</text:p>
          </table:table-cell>
          <table:table-cell table:style-name="ce3" office:value-type="string" calcext:value-type="string">
            <text:p>MC150_BR</text:p>
          </table:table-cell>
          <table:table-cell table:style-name="ce3" office:value-type="string" calcext:value-type="string">
            <text:p>SCHWING EQUIPAMENTOS INDUSTRIAIS LTDA</text:p>
          </table:table-cell>
          <table:table-cell table:style-name="ce3" office:value-type="string" calcext:value-type="string">
            <text:p>RALF MOTA DE OLIVEIRA</text:p>
          </table:table-cell>
          <table:table-cell table:style-name="ce3" office:value-type="string" calcext:value-type="string">
            <text:p>OUTROS; VISUAL BASIC</text:p>
          </table:table-cell>
          <table:table-cell table:style-name="ce3" office:value-type="string" calcext:value-type="string">
            <text:p>CC-02</text:p>
          </table:table-cell>
          <table:table-cell table:style-name="ce3" office:value-type="string" calcext:value-type="string">
            <text:p>AT-01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188" calcext:value-type="float">
            <text:p>1188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26-8</text:p>
          </table:table-cell>
          <table:table-cell table:style-name="ce3" office:value-type="string" calcext:value-type="string">
            <text:p>Arttista</text:p>
          </table:table-cell>
          <table:table-cell table:number-columns-repeated="2" table:style-name="ce3" office:value-type="string" calcext:value-type="string">
            <text:p>HELMUTH SCHMITZ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CO-04; CO-05</text:p>
          </table:table-cell>
          <table:table-cell table:style-name="ce3" office:value-type="string" calcext:value-type="string">
            <text:p>AP-01; ET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189" calcext:value-type="float">
            <text:p>1189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27-6</text:p>
          </table:table-cell>
          <table:table-cell table:style-name="ce3" office:value-type="string" calcext:value-type="string">
            <text:p>TRR Filter</text:p>
          </table:table-cell>
          <table:table-cell table:number-columns-repeated="2" table:style-name="ce3" office:value-type="string" calcext:value-type="string">
            <text:p>LAURITA DOS SANTOS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SD-09</text:p>
          </table:table-cell>
          <table:table-cell table:style-name="ce3" office:value-type="string" calcext:value-type="string">
            <text:p>AP-01; IT-03; TC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28-4</text:p>
          </table:table-cell>
          <table:table-cell table:style-name="ce3" office:value-type="string" calcext:value-type="string">
            <text:p>Utilitario para Consulta e pesquisa ao Qualis - Ucepaq</text:p>
          </table:table-cell>
          <table:table-cell table:style-name="ce3" office:value-type="string" calcext:value-type="string">
            <text:p>MARCELO TSUGUIO OKANO</text:p>
          </table:table-cell>
          <table:table-cell table:style-name="ce3" office:value-type="string" calcext:value-type="string">
            <text:p>CELI LANGHI; ELIANE ANTONIO SIMÕES; HELENA GEMIGNANI PETEROSSI; MARCELO TSUGUIO OKANO; SERGIO EUGENIO MENINO</text:p>
          </table:table-cell>
          <table:table-cell table:style-name="ce3" office:value-type="string" calcext:value-type="string">
            <text:p>SHELL SCRIPT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UT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1">
          <table:table-cell table:style-name="ce3" office:value-type="float" office:value="1191" calcext:value-type="float">
            <text:p>1191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29-2</text:p>
          </table:table-cell>
          <table:table-cell table:style-name="ce3" office:value-type="string" calcext:value-type="string">
            <text:p>SIGOuvidorias Acadêmicas</text:p>
          </table:table-cell>
          <table:table-cell table:style-name="ce3" office:value-type="string" calcext:value-type="string">
            <text:p>INSTITUTO FEDERAL DE EDUCACAO, CIENCIA E TECNOLOGIA FARROUPILHA</text:p>
          </table:table-cell>
          <table:table-cell table:style-name="ce3" office:value-type="string" calcext:value-type="string">
            <text:p>CLAITON MARQUES CORREA; THALISSON FLORES FORTE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192" calcext:value-type="float">
            <text:p>1192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30-6</text:p>
          </table:table-cell>
          <table:table-cell table:style-name="ce3" office:value-type="string" calcext:value-type="string">
            <text:p>Automatiza Sistemas</text:p>
          </table:table-cell>
          <table:table-cell table:style-name="ce3" office:value-type="string" calcext:value-type="string">
            <text:p>AUTOMATIZA LTDA - ME</text:p>
          </table:table-cell>
          <table:table-cell table:style-name="ce3" office:value-type="string" calcext:value-type="string">
            <text:p>CARLOS EMÍLIO CORDEIRO; ROGÉRIO MAGALHÃES DE CARVALHO</text:p>
          </table:table-cell>
          <table:table-cell table:style-name="ce3" office:value-type="string" calcext:value-type="string">
            <text:p>.NET; C#; JAVA; JAVA SCRIPT; MYSQL; SQL; VISUAL BASIC</text:p>
          </table:table-cell>
          <table:table-cell table:style-name="ce3" office:value-type="string" calcext:value-type="string">
            <text:p>AD-05; FN-06; IF-07; IF-10; SD-10</text:p>
          </table:table-cell>
          <table:table-cell table:style-name="ce3" office:value-type="string" calcext:value-type="string">
            <text:p>AP-01; AP-03; AP-05; AT-03; AT-06; CD-01; GI-01; IA-02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1193" calcext:value-type="float">
            <text:p>1193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31-4</text:p>
          </table:table-cell>
          <table:table-cell table:style-name="ce3" office:value-type="string" calcext:value-type="string">
            <text:p>FD - Ficha Digital</text:p>
          </table:table-cell>
          <table:table-cell table:style-name="ce3" office:value-type="string" calcext:value-type="string">
            <text:p>GIANLUCA DALESSANDRO</text:p>
          </table:table-cell>
          <table:table-cell table:style-name="ce3" office:value-type="string" calcext:value-type="string">
            <text:p>KARYNNE DE PAIVA ARAUJO; MAURICIO SAVIO OLIVEIRA DE ALBUQUERQUE</text:p>
          </table:table-cell>
          <table:table-cell table:style-name="ce3" office:value-type="string" calcext:value-type="string">
            <text:p>JAVA SCRIPT; PHP; SHELL SCRIPT</text:p>
          </table:table-cell>
          <table:table-cell table:style-name="ce3" office:value-type="string" calcext:value-type="string">
            <text:p>AD-01; AD-10; AD-11; CO-04; IF-01; IF-02; IF-03; IF-04; IF-07; IF-09; IF-10; IN-02; SV-01; SV-04</text:p>
          </table:table-cell>
          <table:table-cell table:style-name="ce3" office:value-type="string" calcext:value-type="string">
            <text:p>AP-03; AT-06; CD-01; DS-07; FA-01; FA-02; GI-01; GI-02; GI-03; GI-04; GI-06; GI-07; PD-05; SO-05; TI-03; UT-01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4">
          <table:table-cell table:style-name="ce3" office:value-type="float" office:value="1194" calcext:value-type="float">
            <text:p>1194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33-0</text:p>
          </table:table-cell>
          <table:table-cell table:style-name="ce3" office:value-type="string" calcext:value-type="string">
            <text:p>TerraBrasilis - uma plataforma web para disseminação de dados geográficos</text:p>
          </table:table-cell>
          <table:table-cell table:style-name="ce3" office:value-type="string" calcext:value-type="string">
            <text:p>INSTITUTO NACIONAL DE PESQUISAS ESPACIAIS</text:p>
          </table:table-cell>
          <table:table-cell table:style-name="ce3" office:value-type="string" calcext:value-type="string">
            <text:p>CLAUDIO APARECIDO DE ALMEIDA; GILBERTO RIBEIRO DE QUEIROZ; KARINE REIS FERREIRA; LUBIA VINHAS; LUIS EDUARDO MAURANO</text:p>
          </table:table-cell>
          <table:table-cell table:style-name="ce3" office:value-type="string" calcext:value-type="string">
            <text:p>JAVA; JAVA SCRIPT</text:p>
          </table:table-cell>
          <table:table-cell table:style-name="ce3" office:value-type="string" calcext:value-type="string">
            <text:p>AD-04; AG-01; AG-02; AG-03; AG-04; AG-05; AG-06; AG-07; AG-08; AG-09; AG-10; AG-11; AG-12; AG-13; AG-14; AH-01; AH-02; AH-03; AH-04; AH-05; AH-06; AN-01; AN-02; AN-07; ED-03; ED-04; GC-01; GC-02; GC-03; GC-04; GC-05; GC-06; GC-07; GC-08; GC-09; GC-10; GL-04; HD-01; HD-02; HD-03; HD-04; IF-10; MA-01; MA-02; MA-03; MA-04; ME-01; ME-02; ME-03; PD-01; PD-02; PD-03; SV-01; SV-02; SV-03; SV-04; TP-01; UB-01; UB-02; UB-03; UB-04</text:p>
          </table:table-cell>
          <table:table-cell table:style-name="ce3" office:value-type="string" calcext:value-type="string">
            <text:p>AP-01; AP-02; AP-03; AP-04; FA-01; FA-04; GI-01; GI-02; TC-01; TC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35-7</text:p>
          </table:table-cell>
          <table:table-cell table:style-name="ce3" office:value-type="string" calcext:value-type="string">
            <text:p>BioChemWebTool-UFF</text:p>
          </table:table-cell>
          <table:table-cell table:style-name="ce3" office:value-type="string" calcext:value-type="string">
            <text:p>UNIVERSIDADE FEDERAL FLUMINENSE</text:p>
          </table:table-cell>
          <table:table-cell table:style-name="ce3" office:value-type="string" calcext:value-type="string">
            <text:p>ANDRÉ LIMA DOS SANTOS; HELENA CARLA CASTRO CARDOSO DE ALMEIDA; NORMAN ARTHUR RATCLIFFE</text:p>
          </table:table-cell>
          <table:table-cell table:style-name="ce3" office:value-type="string" calcext:value-type="string">
            <text:p>CSS; HTML; JAVA SCRIPT; PHP; SQL</text:p>
          </table:table-cell>
          <table:table-cell table:style-name="ce3" office:value-type="string" calcext:value-type="string">
            <text:p>BL-02; BL-07; CO-02; IN-02</text:p>
          </table:table-cell>
          <table:table-cell table:style-name="ce3" office:value-type="string" calcext:value-type="string">
            <text:p>AP-01; GI-01; GI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1196" calcext:value-type="float">
            <text:p>1196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36-5</text:p>
          </table:table-cell>
          <table:table-cell table:style-name="ce3" office:value-type="string" calcext:value-type="string">
            <text:p>Colabora</text:p>
          </table:table-cell>
          <table:table-cell table:style-name="ce3" office:value-type="string" calcext:value-type="string">
            <text:p>CENTRO FEDERAL DE EDUCAÇÃO TECNOLÓGICA DE MINAS GERAIS</text:p>
          </table:table-cell>
          <table:table-cell table:style-name="ce3" office:value-type="string" calcext:value-type="string">
            <text:p>TALES HENRIQUE JOSÉ MOREIRA; THIAGO MAGELA RODRIGUES DIAS</text:p>
          </table:table-cell>
          <table:table-cell table:style-name="ce3" office:value-type="string" calcext:value-type="string">
            <text:p>HTML; JAVA SCRIPT; PYTHON; XML</text:p>
          </table:table-cell>
          <table:table-cell table:style-name="ce3" office:value-type="string" calcext:value-type="string">
            <text:p>IF-02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5">
          <table:table-cell table:style-name="ce3" office:value-type="float" office:value="1197" calcext:value-type="float">
            <text:p>1197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38-1</text:p>
          </table:table-cell>
          <table:table-cell table:style-name="ce3" office:value-type="string" calcext:value-type="string">
            <text:p>Inflower-pg</text:p>
          </table:table-cell>
          <table:table-cell table:style-name="ce3" office:value-type="string" calcext:value-type="string">
            <text:p>CEMIG GERAÇÃO E TRANSMISSÃO S.A; CEMIG GERAÇÃO SALTO GRANDE S.A; ENGENHARIA ASSISTIDA POR COMPUTADOR LTDA</text:p>
          </table:table-cell>
          <table:table-cell table:style-name="ce3" office:value-type="string" calcext:value-type="string">
            <text:p>ADRIANO CHAVES LISBOA; ANA CAROLINA GONTIJO GRAÇA; DANIELA GOMES VIEIRA E SILVA; DIOGO CARNEIRO RIBEIRO BUENO MARTINS; DOUGLAS ALEXANDRE GOMES VIEIRA; EMERSON EUSTÁQUIO COSTA; FREDERICO PENA SANTIAGO; GRAZZIANO MOTTERAN; GUSTAVO RODRIGUES LACERDA SILVA; JESSICA TAIS CARVALHO RODRIGUES; JULIA RAFAEL CORREA ABUD; JULIANA GUIMARÃES SOARES BUERE; LEONARDO DANIEL TAVARES; LIDIANE APARECIDA DE SOUSA; LUCAS SALDANHA FERREIRA ; MATHEUS DE OLIVEIRA MENDONÇA; NEWTON CARLOS VERSIANI VELLOSO; PEDRO HENRIQUE FERES CAMPOS; PEDRO OTÁVIO MACHADO RIBEIRO; RÓGENES REIS FIRMINO; VINICIUS TEODORO DE CASTRO PIRES</text:p>
          </table:table-cell>
          <table:table-cell table:style-name="ce3" office:value-type="string" calcext:value-type="string">
            <text:p>JSON; PYTHON</text:p>
          </table:table-cell>
          <table:table-cell table:style-name="ce3" office:value-type="string" calcext:value-type="string">
            <text:p>EN-01; EN-02; EN-04; MT-06</text:p>
          </table:table-cell>
          <table:table-cell table:style-name="ce3" office:value-type="string" calcext:value-type="string">
            <text:p>SM-01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2"/>
        </table:table-row>
        <table:table-row table:style-name="ro6"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39-0</text:p>
          </table:table-cell>
          <table:table-cell table:style-name="ce3" office:value-type="string" calcext:value-type="string">
            <text:p>PRO-ARCONDICIONADO</text:p>
          </table:table-cell>
          <table:table-cell table:style-name="ce3" office:value-type="string" calcext:value-type="string">
            <text:p>PLUGINCAD DESENVOLVIMENTO EIRELI</text:p>
          </table:table-cell>
          <table:table-cell table:style-name="ce3" office:value-type="string" calcext:value-type="string">
            <text:p>VALTER RENGEL</text:p>
          </table:table-cell>
          <table:table-cell table:style-name="ce3" office:value-type="string" calcext:value-type="string">
            <text:p>AUTOLISP; C++; DELPHI; EXCEL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AP-01; ET-03; SM-04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40-3</text:p>
          </table:table-cell>
          <table:table-cell table:style-name="ce3" office:value-type="string" calcext:value-type="string">
            <text:p>Simulador AAJ</text:p>
          </table:table-cell>
          <table:table-cell table:style-name="ce3" office:value-type="string" calcext:value-type="string">
            <text:p>FUNDAÇÃO UNIVERSIDADE FEDERAL DO ABC- UFABC</text:p>
          </table:table-cell>
          <table:table-cell table:style-name="ce3" office:value-type="string" calcext:value-type="string">
            <text:p>ANDRÉ ANTUNES JORGE; LUIS ALBERTO MARTINEZ RIASCOS</text:p>
          </table:table-cell>
          <table:table-cell table:style-name="ce3" office:value-type="string" calcext:value-type="string">
            <text:p>MATLAB; SIMULINK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41-1</text:p>
          </table:table-cell>
          <table:table-cell table:style-name="ce3" office:value-type="string" calcext:value-type="string">
            <text:p>Otimizador de Rendimento de Caldeira de Fumageira</text:p>
          </table:table-cell>
          <table:table-cell table:style-name="ce3" office:value-type="string" calcext:value-type="string">
            <text:p>ASSOCIAÇÃO PRÓ-ENSINO EM SANTA CRUZ DO SUL</text:p>
          </table:table-cell>
          <table:table-cell table:style-name="ce3" office:value-type="string" calcext:value-type="string">
            <text:p>EDUARDO BORBA; JACQUES NELSON CORLETA SCHREIBER; JAIRO KONCIMAL; ROLF FREDI MOL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6; CO-02; EC-09; IF-10; IN-02; MT-06</text:p>
          </table:table-cell>
          <table:table-cell table:style-name="ce3" office:value-type="string" calcext:value-type="string">
            <text:p>AT-05; AT-06; AT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1201" calcext:value-type="float">
            <text:p>1201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42-0</text:p>
          </table:table-cell>
          <table:table-cell table:style-name="ce3" office:value-type="string" calcext:value-type="string">
            <text:p>poshSim</text:p>
          </table:table-cell>
          <table:table-cell table:style-name="ce3" office:value-type="string" calcext:value-type="string">
            <text:p>FUNDAÇÃO UNIVERSIDADE FEDERAL DO ABC- UFABC</text:p>
          </table:table-cell>
          <table:table-cell table:style-name="ce3" office:value-type="string" calcext:value-type="string">
            <text:p>PATRÍCIA TEIXERIA LEITE ASANO; ROBERTO ASANO JUNIOR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ED-01; ED-04; EN-01; EN-02</text:p>
          </table:table-cell>
          <table:table-cell table:style-name="ce3" office:value-type="string" calcext:value-type="string">
            <text:p>SM-01; SM-02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202" calcext:value-type="float">
            <text:p>1202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43-8</text:p>
          </table:table-cell>
          <table:table-cell table:style-name="ce3" office:value-type="string" calcext:value-type="string">
            <text:p>PRO-ALVENARIA</text:p>
          </table:table-cell>
          <table:table-cell table:style-name="ce3" office:value-type="string" calcext:value-type="string">
            <text:p>PLUGINCAD DESENVOLVIMENTO EIRELI</text:p>
          </table:table-cell>
          <table:table-cell table:style-name="ce3" office:value-type="string" calcext:value-type="string">
            <text:p>VALTER RENGEL</text:p>
          </table:table-cell>
          <table:table-cell table:style-name="ce3" office:value-type="string" calcext:value-type="string">
            <text:p>AUTOLISP; C++; DELPHI; EXCEL</text:p>
          </table:table-cell>
          <table:table-cell table:style-name="ce3" office:value-type="string" calcext:value-type="string">
            <text:p>CC-05; CC-06; IN-03</text:p>
          </table:table-cell>
          <table:table-cell table:style-name="ce3" office:value-type="string" calcext:value-type="string">
            <text:p>AP-01; ET-03; SM-04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203" calcext:value-type="float">
            <text:p>1203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44-6</text:p>
          </table:table-cell>
          <table:table-cell table:style-name="ce3" office:value-type="string" calcext:value-type="string">
            <text:p>PRO-ARMAR</text:p>
          </table:table-cell>
          <table:table-cell table:style-name="ce3" office:value-type="string" calcext:value-type="string">
            <text:p>PLUGINCAD DESENVOLVIMENTO EIRELI</text:p>
          </table:table-cell>
          <table:table-cell table:style-name="ce3" office:value-type="string" calcext:value-type="string">
            <text:p>VALTER RENGEL</text:p>
          </table:table-cell>
          <table:table-cell table:style-name="ce3" office:value-type="string" calcext:value-type="string">
            <text:p>AUTOLISP; C++; DELPHI; EXCEL</text:p>
          </table:table-cell>
          <table:table-cell table:style-name="ce3" office:value-type="string" calcext:value-type="string">
            <text:p>CC-05; CC-06; IN-03</text:p>
          </table:table-cell>
          <table:table-cell table:style-name="ce3" office:value-type="string" calcext:value-type="string">
            <text:p>AP-01; ET-03; SM-04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204" calcext:value-type="float">
            <text:p>1204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45-4</text:p>
          </table:table-cell>
          <table:table-cell table:style-name="ce3" office:value-type="string" calcext:value-type="string">
            <text:p>PRO-SANEAMENTO</text:p>
          </table:table-cell>
          <table:table-cell table:style-name="ce3" office:value-type="string" calcext:value-type="string">
            <text:p>PLUGINCAD DESENVOLVIMENTO EIRELI</text:p>
          </table:table-cell>
          <table:table-cell table:style-name="ce3" office:value-type="string" calcext:value-type="string">
            <text:p>VALTER RENGEL</text:p>
          </table:table-cell>
          <table:table-cell table:style-name="ce3" office:value-type="string" calcext:value-type="string">
            <text:p>AUTOLISP; C++; DELPHI; EXCEL</text:p>
          </table:table-cell>
          <table:table-cell table:style-name="ce3" office:value-type="string" calcext:value-type="string">
            <text:p>CC-09; HD-02; IN-03</text:p>
          </table:table-cell>
          <table:table-cell table:style-name="ce3" office:value-type="string" calcext:value-type="string">
            <text:p>AP-01; ET-03; SM-04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205" calcext:value-type="float">
            <text:p>1205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46-2</text:p>
          </table:table-cell>
          <table:table-cell table:style-name="ce3" office:value-type="string" calcext:value-type="string">
            <text:p>Revolução das Letras</text:p>
          </table:table-cell>
          <table:table-cell table:style-name="ce3" office:value-type="string" calcext:value-type="string">
            <text:p>ALEXANDRE LEITE RIBEIRO DO VALLE; LUIZA ELENA LEITE RIBEIRO DO VALLE</text:p>
          </table:table-cell>
          <table:table-cell table:style-name="ce3" office:value-type="string" calcext:value-type="string">
            <text:p>LUIZA ELENA LEITE RIBEIRO DO VALLE</text:p>
          </table:table-cell>
          <table:table-cell table:style-name="ce3" office:value-type="string" calcext:value-type="string">
            <text:p>CSS; HTML; JAVA SCRIPT; NODEJS; OUTROS</text:p>
          </table:table-cell>
          <table:table-cell table:style-name="ce3" office:value-type="string" calcext:value-type="string">
            <text:p>ED-02</text:p>
          </table:table-cell>
          <table:table-cell table:style-name="ce3" office:value-type="string" calcext:value-type="string">
            <text:p>AP-01; AV-01; U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206" calcext:value-type="float">
            <text:p>1206</text:p>
          </table:table-cell>
          <table:table-cell table:style-name="ce3" office:value-type="float" office:value="2513" calcext:value-type="float">
            <text:p>251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47-0</text:p>
          </table:table-cell>
          <table:table-cell table:style-name="ce3" office:value-type="string" calcext:value-type="string">
            <text:p>LPC FAT32</text:p>
          </table:table-cell>
          <table:table-cell table:number-columns-repeated="2" table:style-name="ce3" office:value-type="string" calcext:value-type="string">
            <text:p>ALBERTO NOBORU MIYADAIR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N-05</text:p>
          </table:table-cell>
          <table:table-cell table:style-name="ce3" office:value-type="string" calcext:value-type="string">
            <text:p>DS-05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207" calcext:value-type="float">
            <text:p>1207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6002864" calcext:value-type="float">
            <text:p>96002864</text:p>
          </table:table-cell>
          <table:table-cell table:style-name="ce3" office:value-type="string" calcext:value-type="string">
            <text:p>SISTEMA DE ENSINO MEDIATECH</text:p>
          </table:table-cell>
          <table:table-cell table:style-name="ce3" office:value-type="string" calcext:value-type="string">
            <text:p>MÁRCIO PEREIRA DA SILVA; MARCOS ANTONIO MATEUS</text:p>
          </table:table-cell>
          <table:table-cell table:style-name="ce3" office:value-type="string" calcext:value-type="string">
            <text:p>MARCOS ANTONIO MATEUS; MÁRCIO PEREIRA DA SILVA</text:p>
          </table:table-cell>
          <table:table-cell table:style-name="ce3" office:value-type="string" calcext:value-type="string">
            <text:p>DBFAST</text:p>
          </table:table-cell>
          <table:table-cell table:style-name="ce3" office:value-type="string" calcext:value-type="string">
            <text:p>ED-03; ED-04</text:p>
          </table:table-cell>
          <table:table-cell table:style-name="ce3" office:value-type="string" calcext:value-type="string">
            <text:p>AP-01; DS-04; DS-06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3">
          <table:table-cell table:style-name="ce3" office:value-type="float" office:value="1208" calcext:value-type="float">
            <text:p>1208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49-7</text:p>
          </table:table-cell>
          <table:table-cell table:style-name="ce3" office:value-type="string" calcext:value-type="string">
            <text:p>SmartHand</text:p>
          </table:table-cell>
          <table:table-cell table:number-columns-repeated="2" table:style-name="ce3" office:value-type="string" calcext:value-type="string">
            <text:p>ALESSANDRO CORRÊA MENDES; FERNANDA PUPIO SILVA LIMA; GABRIELA APARECIDA DA SILVEIRA SOUZA; GUSTAVO CARLOS DA SILVA; MARIO OLIVEIRA LIMA; RODRIGO ALVARO BRANDÃO LOPES MARTINS</text:p>
          </table:table-cell>
          <table:table-cell table:style-name="ce3" office:value-type="string" calcext:value-type="string">
            <text:p>C; PYTHON</text:p>
          </table:table-cell>
          <table:table-cell table:style-name="ce3" office:value-type="string" calcext:value-type="string">
            <text:p>SD-09</text:p>
          </table:table-cell>
          <table:table-cell table:style-name="ce3" office:value-type="string" calcext:value-type="string">
            <text:p>IA-01; IT-03; SO-07; TC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9">
          <table:table-cell table:style-name="ce3" office:value-type="float" office:value="1209" calcext:value-type="float">
            <text:p>1209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50-0</text:p>
          </table:table-cell>
          <table:table-cell table:style-name="ce3" office:value-type="string" calcext:value-type="string">
            <text:p>EMPODERA</text:p>
          </table:table-cell>
          <table:table-cell table:style-name="ce3" office:value-type="string" calcext:value-type="string">
            <text:p>EMILIO EVARISTO DE SOUSA</text:p>
          </table:table-cell>
          <table:table-cell table:style-name="ce3" office:value-type="string" calcext:value-type="string">
            <text:p>ANÍBAL ARAUJO PEREA; CHRISTIAN DA SILVA BARBOSA; EMILIO EVARISTO DE SOUSA</text:p>
          </table:table-cell>
          <table:table-cell table:style-name="ce3" office:value-type="string" calcext:value-type="string">
            <text:p>PHP; SQL</text:p>
          </table:table-cell>
          <table:table-cell table:style-name="ce3" office:value-type="string" calcext:value-type="string">
            <text:p>AD-01; AD-04; AN-02; IF-01; IF-02; IF-07</text:p>
          </table:table-cell>
          <table:table-cell table:style-name="ce3" office:value-type="string" calcext:value-type="string">
            <text:p>AP-01; AP-02; AT-06; GI-01; GI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51-9</text:p>
          </table:table-cell>
          <table:table-cell table:style-name="ce3" office:value-type="string" calcext:value-type="string">
            <text:p>SafeCare - Gestão para Segurança do Paciente</text:p>
          </table:table-cell>
          <table:table-cell table:style-name="ce3" office:value-type="string" calcext:value-type="string">
            <text:p>UNIVERSIDADE DO ESTADO DO PARA</text:p>
          </table:table-cell>
          <table:table-cell table:style-name="ce3" office:value-type="string" calcext:value-type="string">
            <text:p>EDSON YUZUR YASOJIMA; LEISSON DOMINGUES PINHEIRO; RAFAEL OLIVEIRA CHAVES</text:p>
          </table:table-cell>
          <table:table-cell table:style-name="ce3" office:value-type="string" calcext:value-type="string">
            <text:p>JAVA; JAVA SCRIPT; XHTML</text:p>
          </table:table-cell>
          <table:table-cell table:style-name="ce3" office:value-type="string" calcext:value-type="string">
            <text:p>AD-01; BL-01; ED-06; SD-01</text:p>
          </table:table-cell>
          <table:table-cell table:style-name="ce3" office:value-type="string" calcext:value-type="string">
            <text:p>GI-01; GI-02; SO-01; SO-02; SO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1211" calcext:value-type="float">
            <text:p>1211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52-7</text:p>
          </table:table-cell>
          <table:table-cell table:style-name="ce3" office:value-type="string" calcext:value-type="string">
            <text:p>COMIN STANDARD SÍNDICO PRO</text:p>
          </table:table-cell>
          <table:table-cell table:number-columns-repeated="2" table:style-name="ce3" office:value-type="string" calcext:value-type="string">
            <text:p>PEDRO ANTONIO ROSSATO COMIN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AD-11</text:p>
          </table:table-cell>
          <table:table-cell table:style-name="ce3" office:value-type="string" calcext:value-type="string">
            <text:p>A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212" calcext:value-type="float">
            <text:p>1212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53-5</text:p>
          </table:table-cell>
          <table:table-cell table:style-name="ce3" office:value-type="string" calcext:value-type="string">
            <text:p>DestSim</text:p>
          </table:table-cell>
          <table:table-cell table:style-name="ce3" office:value-type="string" calcext:value-type="string">
            <text:p>UNIVERSIDADE FEDERAL DE GOIÁS</text:p>
          </table:table-cell>
          <table:table-cell table:style-name="ce3" office:value-type="string" calcext:value-type="string">
            <text:p>CARLOS ALBERTO GALEANO SUAREZ; DEUSLIRIO DA SILVA JUNIOR; JESSIKA NUNES CAETANO</text:p>
          </table:table-cell>
          <table:table-cell table:style-name="ce3" office:value-type="string" calcext:value-type="string">
            <text:p>CSS; HTML; JAVA SCRIPT; JSON</text:p>
          </table:table-cell>
          <table:table-cell table:style-name="ce3" office:value-type="string" calcext:value-type="string">
            <text:p>ED-04; FQ-07; FQ-14; IN-02; IN-03</text:p>
          </table:table-cell>
          <table:table-cell table:style-name="ce3" office:value-type="string" calcext:value-type="string">
            <text:p>FA-01; FA-04; 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1213" calcext:value-type="float">
            <text:p>1213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54-3</text:p>
          </table:table-cell>
          <table:table-cell table:style-name="ce3" office:value-type="string" calcext:value-type="string">
            <text:p>PublicSoft Folha de Pagamento</text:p>
          </table:table-cell>
          <table:table-cell table:style-name="ce3" office:value-type="string" calcext:value-type="string">
            <text:p>PUBLIC SOFTWARE INFORMÁTICA LTDA</text:p>
          </table:table-cell>
          <table:table-cell table:style-name="ce3" office:value-type="string" calcext:value-type="string">
            <text:p>MARCOS HELDER NUNES VIEIRA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4; AD-07</text:p>
          </table:table-cell>
          <table:table-cell table:style-name="ce3" office:value-type="string" calcext:value-type="string">
            <text:p>AP-03; AT-0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1214" calcext:value-type="float">
            <text:p>1214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55-1</text:p>
          </table:table-cell>
          <table:table-cell table:style-name="ce3" office:value-type="string" calcext:value-type="string">
            <text:p>Medidor de Bitola Ferroviária</text:p>
          </table:table-cell>
          <table:table-cell table:style-name="ce3" office:value-type="string" calcext:value-type="string">
            <text:p>INSTITUTO FEDERAL DE EDUCAÇÃO, CIÊNCIA E TECNOLOGIA DE MATO GROSSO DO SUL</text:p>
          </table:table-cell>
          <table:table-cell table:style-name="ce3" office:value-type="string" calcext:value-type="string">
            <text:p>GILMAR CARDOZO GONÇALVES; MARCIO CARNEIRO BRITO PACHE; NATÁLIA BORGES MARCELINO; SIDNEY ROBERTO SOUSA</text:p>
          </table:table-cell>
          <table:table-cell table:style-name="ce3" office:value-type="string" calcext:value-type="string">
            <text:p>C; C++</text:p>
          </table:table-cell>
          <table:table-cell table:style-name="ce3" office:value-type="string" calcext:value-type="string">
            <text:p>ED-03; ED-04; ED-06; FQ-04; IF-09; IF-10; IN-02; IN-03</text:p>
          </table:table-cell>
          <table:table-cell table:style-name="ce3" office:value-type="string" calcext:value-type="string">
            <text:p>FA-01; IT-01; IT-02; SO-02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float" office:value="1215" calcext:value-type="float">
            <text:p>1215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56-0</text:p>
          </table:table-cell>
          <table:table-cell table:style-name="ce3" office:value-type="string" calcext:value-type="string">
            <text:p>Publicsoft Controle de Frota</text:p>
          </table:table-cell>
          <table:table-cell table:style-name="ce3" office:value-type="string" calcext:value-type="string">
            <text:p>PUBLIC SOFTWARE INFORMÁTICA LTDA</text:p>
          </table:table-cell>
          <table:table-cell table:style-name="ce3" office:value-type="string" calcext:value-type="string">
            <text:p>MARCOS HELDER NUNES VIEIRA</text:p>
          </table:table-cell>
          <table:table-cell table:style-name="ce3" office:value-type="string" calcext:value-type="string">
            <text:p>DELPHI; FIREBIRD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3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216" calcext:value-type="float">
            <text:p>1216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57-8</text:p>
          </table:table-cell>
          <table:table-cell table:style-name="ce3" office:value-type="string" calcext:value-type="string">
            <text:p>Publicsoft Controle de Estoque</text:p>
          </table:table-cell>
          <table:table-cell table:style-name="ce3" office:value-type="string" calcext:value-type="string">
            <text:p>PUBLIC SOFTWARE INFORMÁTICA LTDA</text:p>
          </table:table-cell>
          <table:table-cell table:style-name="ce3" office:value-type="string" calcext:value-type="string">
            <text:p>MARCOS HELDER NUNES VIEIRA</text:p>
          </table:table-cell>
          <table:table-cell table:style-name="ce3" office:value-type="string" calcext:value-type="string">
            <text:p>DELPHI; FIREBIRD</text:p>
          </table:table-cell>
          <table:table-cell table:style-name="ce3" office:value-type="string" calcext:value-type="string">
            <text:p>AD-04; AD-08</text:p>
          </table:table-cell>
          <table:table-cell table:style-name="ce3" office:value-type="string" calcext:value-type="string">
            <text:p>AP-03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217" calcext:value-type="float">
            <text:p>1217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58-6</text:p>
          </table:table-cell>
          <table:table-cell table:style-name="ce3" office:value-type="string" calcext:value-type="string">
            <text:p>Publicsoft Licitações</text:p>
          </table:table-cell>
          <table:table-cell table:style-name="ce3" office:value-type="string" calcext:value-type="string">
            <text:p>PUBLIC SOFTWARE INFORMÁTICA LTDA</text:p>
          </table:table-cell>
          <table:table-cell table:style-name="ce3" office:value-type="string" calcext:value-type="string">
            <text:p>MARCOS HELDER NUNES VIEIRA</text:p>
          </table:table-cell>
          <table:table-cell table:style-name="ce3" office:value-type="string" calcext:value-type="string">
            <text:p>DELPHI; FIREBIRD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218" calcext:value-type="float">
            <text:p>1218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59-4</text:p>
          </table:table-cell>
          <table:table-cell table:style-name="ce3" office:value-type="string" calcext:value-type="string">
            <text:p>Publicsoft Controle de Patrimônio</text:p>
          </table:table-cell>
          <table:table-cell table:style-name="ce3" office:value-type="string" calcext:value-type="string">
            <text:p>PUBLIC SOFTWARE INFORMÁTICA LTDA</text:p>
          </table:table-cell>
          <table:table-cell table:style-name="ce3" office:value-type="string" calcext:value-type="string">
            <text:p>MARCOS HELDER NUNES VIEIRA</text:p>
          </table:table-cell>
          <table:table-cell table:style-name="ce3" office:value-type="string" calcext:value-type="string">
            <text:p>DELPHI; SQL</text:p>
          </table:table-cell>
          <table:table-cell table:style-name="ce3" office:value-type="string" calcext:value-type="string">
            <text:p>AD-04; AD-09</text:p>
          </table:table-cell>
          <table:table-cell table:style-name="ce3" office:value-type="string" calcext:value-type="string">
            <text:p>AP-01; AP-03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219" calcext:value-type="float">
            <text:p>1219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60-8</text:p>
          </table:table-cell>
          <table:table-cell table:style-name="ce3" office:value-type="string" calcext:value-type="string">
            <text:p>Publicsoft Portal da Transparência</text:p>
          </table:table-cell>
          <table:table-cell table:style-name="ce3" office:value-type="string" calcext:value-type="string">
            <text:p>PUBLIC SOFTWARE INFORMÁTICA LTDA</text:p>
          </table:table-cell>
          <table:table-cell table:style-name="ce3" office:value-type="string" calcext:value-type="string">
            <text:p>MARCOS HELDER NUNES VIEIRA</text:p>
          </table:table-cell>
          <table:table-cell table:style-name="ce3" office:value-type="string" calcext:value-type="string">
            <text:p>MYSQL; PHP; SQL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; AP-04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61-6</text:p>
          </table:table-cell>
          <table:table-cell table:style-name="ce3" office:value-type="string" calcext:value-type="string">
            <text:p>Publicsoft Controle de Protocolo</text:p>
          </table:table-cell>
          <table:table-cell table:style-name="ce3" office:value-type="string" calcext:value-type="string">
            <text:p>PUBLIC SOFTWARE INFORMÁTICA LTDA</text:p>
          </table:table-cell>
          <table:table-cell table:style-name="ce3" office:value-type="string" calcext:value-type="string">
            <text:p>MARCOS HELDER NUNES VIEIRA</text:p>
          </table:table-cell>
          <table:table-cell table:style-name="ce3" office:value-type="string" calcext:value-type="string">
            <text:p>DELPHI; SQL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; AP-03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221" calcext:value-type="float">
            <text:p>1221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62-4</text:p>
          </table:table-cell>
          <table:table-cell table:style-name="ce3" office:value-type="string" calcext:value-type="string">
            <text:p>a plataforma digital de divulgação de eventos.</text:p>
          </table:table-cell>
          <table:table-cell table:number-columns-repeated="2" table:style-name="ce3" office:value-type="string" calcext:value-type="string">
            <text:p>STEPHANE HESAE TAKEMIYA</text:p>
          </table:table-cell>
          <table:table-cell table:style-name="ce3" office:value-type="string" calcext:value-type="string">
            <text:p>HTML; JAVA SCRIPT; JQUERY; JSON; PHP; PL / SQL</text:p>
          </table:table-cell>
          <table:table-cell table:style-name="ce3" office:value-type="string" calcext:value-type="string">
            <text:p>AD-01; AD-07; AD-10; AN-02</text:p>
          </table:table-cell>
          <table:table-cell table:style-name="ce3" office:value-type="string" calcext:value-type="string">
            <text:p>AP-02; AP-03; ET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222" calcext:value-type="float">
            <text:p>1222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63-2</text:p>
          </table:table-cell>
          <table:table-cell table:style-name="ce3" office:value-type="string" calcext:value-type="string">
            <text:p>Comercialização e Gerenciamento de Escola de Gastronomia.</text:p>
          </table:table-cell>
          <table:table-cell table:style-name="ce3" office:value-type="string" calcext:value-type="string">
            <text:p>MÁRCIO DA SILVA</text:p>
          </table:table-cell>
          <table:table-cell table:style-name="ce3" office:value-type="string" calcext:value-type="string">
            <text:p>MARCIO DA SILVA</text:p>
          </table:table-cell>
          <table:table-cell table:style-name="ce3" office:value-type="string" calcext:value-type="string">
            <text:p>HTML; JAVA SCRIPT; PHP</text:p>
          </table:table-cell>
          <table:table-cell table:style-name="ce3" office:value-type="string" calcext:value-type="string">
            <text:p>AD-05; ED-03; FN-06</text:p>
          </table:table-cell>
          <table:table-cell table:style-name="ce3" office:value-type="string" calcext:value-type="string">
            <text:p>AV-02; GI-01; SO-01; SO-02; SO-07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3" office:value-type="float" office:value="1223" calcext:value-type="float">
            <text:p>1223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65-9</text:p>
          </table:table-cell>
          <table:table-cell table:style-name="ce3" office:value-type="string" calcext:value-type="string">
            <text:p>LBP Screening</text:p>
          </table:table-cell>
          <table:table-cell table:style-name="ce3" office:value-type="string" calcext:value-type="string">
            <text:p>UNIVERSIDADE DO ESTADO DO PARA; UNIVERSIDADE FEDERAL DO PARÁ</text:p>
          </table:table-cell>
          <table:table-cell table:style-name="ce3" office:value-type="string" calcext:value-type="string">
            <text:p>ALLYNI LORENA LEAL DO NASCIMENTO; ANDRÉ DOS SANTOS CABRAL; DENNER BRITO FERREIRA; ELLEM DA SILVA BRITO; GIVAGO DA SILVA SOUZA; LUZIELMA MACÊDO GLÓRIA; MATHEUS RYUKI MEDEIROS KAIYA</text:p>
          </table:table-cell>
          <table:table-cell table:style-name="ce3" office:value-type="string" calcext:value-type="string">
            <text:p>CSS; HTML; JAVA; JAVA SCRIPT; JQUERY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7">
          <table:table-cell table:style-name="ce3" office:value-type="float" office:value="1224" calcext:value-type="float">
            <text:p>1224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66-7</text:p>
          </table:table-cell>
          <table:table-cell table:style-name="ce3" office:value-type="string" calcext:value-type="string">
            <text:p>kcode360_27-11-18-.zip</text:p>
          </table:table-cell>
          <table:table-cell table:style-name="ce3" office:value-type="string" calcext:value-type="string">
            <text:p>SPOTTEC - DESENVOLVIMENTO TECNOLOGICO EIRELI</text:p>
          </table:table-cell>
          <table:table-cell table:style-name="ce3" office:value-type="string" calcext:value-type="string">
            <text:p>ALAN ADRIANO DA SILVA; JAIRO ALMEIDA SILVA; LUCIANO NEVES NARCISO; RAFAEL DA SILVA RODRIGUES</text:p>
          </table:table-cell>
          <table:table-cell table:style-name="ce3" office:value-type="string" calcext:value-type="string">
            <text:p>JAVA; JAVA SCRIPT; PHP</text:p>
          </table:table-cell>
          <table:table-cell table:style-name="ce3" office:value-type="string" calcext:value-type="string">
            <text:p>AD-10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22">
          <table:table-cell table:style-name="ce3" office:value-type="float" office:value="1225" calcext:value-type="float">
            <text:p>1225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67-5</text:p>
          </table:table-cell>
          <table:table-cell table:style-name="ce3" office:value-type="string" calcext:value-type="string">
            <text:p>Gerenciador de Informações e Imagens de Coleções Web - GIIC Web</text:p>
          </table:table-cell>
          <table:table-cell table:style-name="ce3" office:value-type="string" calcext:value-type="string">
            <text:p>UNIVERSIDADE FEDERAL DE GOIÁS; UNIVERSIDADE FEDERAL DE RECÔNCAVO DA BAHIA</text:p>
          </table:table-cell>
          <table:table-cell table:style-name="ce3" office:value-type="string" calcext:value-type="string">
            <text:p>CAMILA BEZERRA DA SILVA; EDSON FERREIRA DUARTE; GRÊNIVEL MOTA DA COSTA; JOÃO SOARES DE OLIVEIRA NETO; LIDYANNE YURIKO SALEME AONA; MATHEUS CARDOSO DUARTE SANTOS</text:p>
          </table:table-cell>
          <table:table-cell table:style-name="ce3" office:value-type="string" calcext:value-type="string">
            <text:p>FRAMEWORK; HTML; JAVA SCRIPT; RUBY</text:p>
          </table:table-cell>
          <table:table-cell table:style-name="ce3" office:value-type="string" calcext:value-type="string">
            <text:p>AG-01; AG-11; BT-01; IF-04; IF-08; MA-02</text:p>
          </table:table-cell>
          <table:table-cell table:style-name="ce3" office:value-type="string" calcext:value-type="string">
            <text:p>AP-01; GI-01; GI-03; TC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3" office:value-type="float" office:value="1226" calcext:value-type="float">
            <text:p>1226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68-3</text:p>
          </table:table-cell>
          <table:table-cell table:style-name="ce3" office:value-type="string" calcext:value-type="string">
            <text:p>I-LOGIX</text:p>
          </table:table-cell>
          <table:table-cell table:style-name="ce3" office:value-type="string" calcext:value-type="string">
            <text:p>EKAN SOLUÇÕES E SISTEMAS INTEGRADOS EIRELI ME</text:p>
          </table:table-cell>
          <table:table-cell table:style-name="ce3" office:value-type="string" calcext:value-type="string">
            <text:p>MARCOS ROBERTO DA SILVA NAPOLITANO</text:p>
          </table:table-cell>
          <table:table-cell table:style-name="ce3" office:value-type="string" calcext:value-type="string">
            <text:p>JAVA; JAVA SCRIPT; PHP; SQL</text:p>
          </table:table-cell>
          <table:table-cell table:style-name="ce3" office:value-type="string" calcext:value-type="string">
            <text:p>AD-08</text:p>
          </table:table-cell>
          <table:table-cell table:style-name="ce3" office:value-type="string" calcext:value-type="string">
            <text:p>GI-01; GI-02; GI-03; GI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1227" calcext:value-type="float">
            <text:p>1227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69-1</text:p>
          </table:table-cell>
          <table:table-cell table:style-name="ce3" office:value-type="string" calcext:value-type="string">
            <text:p>IMOBIT</text:p>
          </table:table-cell>
          <table:table-cell table:style-name="ce3" office:value-type="string" calcext:value-type="string">
            <text:p>OTIMIZE TREINAMENTOS E SOLUÇÕES DE TECNOLOGIA DA INFORMAÇÃO E COMUNICAÇÃO LTDA-ME</text:p>
          </table:table-cell>
          <table:table-cell table:style-name="ce3" office:value-type="string" calcext:value-type="string">
            <text:p>ITALO AYALA DE ALMEIDA RABELO; JOSIMAR RABELO DE SOUZA; THOMAS DE ALMEIDA RABEL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5; AD-10; CC-01; UB-02; UB-03</text:p>
          </table:table-cell>
          <table:table-cell table:style-name="ce3" office:value-type="string" calcext:value-type="string">
            <text:p>AP-01; AP-02; AP-03; AP-04; AT-01; AT-03; AT-06; FA-01; FA-04; GI-01; GI-04; GI-06; SO-0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1228" calcext:value-type="float">
            <text:p>1228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70-5</text:p>
          </table:table-cell>
          <table:table-cell table:style-name="ce3" office:value-type="string" calcext:value-type="string">
            <text:p>SOFTWARE DE GESTÃO PARA COOPERATIVAS AGROPECUÁRIAS - SYSCOOP</text:p>
          </table:table-cell>
          <table:table-cell table:style-name="ce3" office:value-type="string" calcext:value-type="string">
            <text:p>INSTITUTO FEDERAL DE EDUCAÇÃO CIÊNCIA E TECNOLOGIA DO PARÁ</text:p>
          </table:table-cell>
          <table:table-cell table:style-name="ce3" office:value-type="string" calcext:value-type="string">
            <text:p>ADEBARO ALVES DOS REIS; DIEGO DA SILVA SMITH; LUÍS NERY RODRIGUES</text:p>
          </table:table-cell>
          <table:table-cell table:style-name="ce3" office:value-type="string" calcext:value-type="string">
            <text:p>HTML; PHP; SQL</text:p>
          </table:table-cell>
          <table:table-cell table:style-name="ce3" office:value-type="string" calcext:value-type="string">
            <text:p>AD-05; AD-08</text:p>
          </table:table-cell>
          <table:table-cell table:style-name="ce3" office:value-type="string" calcext:value-type="string">
            <text:p>GI-01; GI-04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1229" calcext:value-type="float">
            <text:p>1229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71-3</text:p>
          </table:table-cell>
          <table:table-cell table:style-name="ce3" office:value-type="string" calcext:value-type="string">
            <text:p>Software para automação de conversão de canais de audio, com foco em arquivos MXF e suporte a closed captions</text:p>
          </table:table-cell>
          <table:table-cell table:style-name="ce3" office:value-type="string" calcext:value-type="string">
            <text:p>ALESSANDRO DOS SANTOS DE MENEZES ME</text:p>
          </table:table-cell>
          <table:table-cell table:style-name="ce3" office:value-type="string" calcext:value-type="string">
            <text:p>ALESSANDRO DOS SANTOS DE MENEZES</text:p>
          </table:table-cell>
          <table:table-cell table:style-name="ce3" office:value-type="string" calcext:value-type="string">
            <text:p>JAVA SCRIPT; OUTROS; RUBY</text:p>
          </table:table-cell>
          <table:table-cell table:style-name="ce3" office:value-type="string" calcext:value-type="string">
            <text:p>CO-04; EC-14</text:p>
          </table:table-cell>
          <table:table-cell table:style-name="ce3" office:value-type="string" calcext:value-type="string">
            <text:p>AT-01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72-1</text:p>
          </table:table-cell>
          <table:table-cell table:style-name="ce3" office:value-type="string" calcext:value-type="string">
            <text:p>El Pescador</text:p>
          </table:table-cell>
          <table:table-cell table:style-name="ce3" office:value-type="string" calcext:value-type="string">
            <text:p>EL PESCADOR SOFTWARE LTDA.</text:p>
          </table:table-cell>
          <table:table-cell table:style-name="ce3" office:value-type="string" calcext:value-type="string">
            <text:p>RAFAEL FRANCISCO DA SILVA</text:p>
          </table:table-cell>
          <table:table-cell table:style-name="ce3" office:value-type="string" calcext:value-type="string">
            <text:p>CSS; HTML; JAVA SCRIPT; JSON; OUTROS; SQL; XML</text:p>
          </table:table-cell>
          <table:table-cell table:style-name="ce3" office:value-type="string" calcext:value-type="string">
            <text:p>IF-02; IF-07; IF-09; IF-10</text:p>
          </table:table-cell>
          <table:table-cell table:style-name="ce3" office:value-type="string" calcext:value-type="string">
            <text:p>CD-05; CT-03; PD-01; PD-02; PD-03; PD-04; PD-05; SO-05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231" calcext:value-type="float">
            <text:p>1231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73-0</text:p>
          </table:table-cell>
          <table:table-cell table:style-name="ce3" office:value-type="string" calcext:value-type="string">
            <text:p>SIMUP - Sistema de Gestão Municipal</text:p>
          </table:table-cell>
          <table:table-cell table:number-columns-repeated="2" table:style-name="ce3" office:value-type="string" calcext:value-type="string">
            <text:p>DAIANA JOICE RODRIGUES COSTA DE SOUZA; LUAN BRUNO BARBOSA DE SOUZA COSTA</text:p>
          </table:table-cell>
          <table:table-cell table:style-name="ce3" office:value-type="string" calcext:value-type="string">
            <text:p>JAVA; JAVA SCRIPT; JSF; POSTGREE SQL; XHTML</text:p>
          </table:table-cell>
          <table:table-cell table:style-name="ce3" office:value-type="string" calcext:value-type="string">
            <text:p>AD-04; ED-06</text:p>
          </table:table-cell>
          <table:table-cell table:style-name="ce3" office:value-type="string" calcext:value-type="string">
            <text:p>AP-03; AT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1232" calcext:value-type="float">
            <text:p>1232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74-8</text:p>
          </table:table-cell>
          <table:table-cell table:style-name="ce3" office:value-type="string" calcext:value-type="string">
            <text:p>wiSafe</text:p>
          </table:table-cell>
          <table:table-cell table:number-columns-repeated="2" table:style-name="ce3" office:value-type="string" calcext:value-type="string">
            <text:p>DANIEL HENRIQUE NEGRI MORENO</text:p>
          </table:table-cell>
          <table:table-cell table:style-name="ce3" office:value-type="string" calcext:value-type="string">
            <text:p>OUTROS; PHP; PYTHON; SHELL SCRIPT</text:p>
          </table:table-cell>
          <table:table-cell table:style-name="ce3" office:value-type="string" calcext:value-type="string">
            <text:p>IF-01; IF-07; IF-09; IF-10; IN-01; IN-02; SV-01; TB-01; TC-04</text:p>
          </table:table-cell>
          <table:table-cell table:style-name="ce3" office:value-type="string" calcext:value-type="string">
            <text:p>CD-04; CD-05; CD-06; PD-01; PD-02; PD-03; PD-04; PD-05; SO-05; SO-06; SO-08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233" calcext:value-type="float">
            <text:p>1233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75-6</text:p>
          </table:table-cell>
          <table:table-cell table:style-name="ce3" office:value-type="string" calcext:value-type="string">
            <text:p>LNATRLProfissa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DARLAN DE BARBA; FRANCISCO ANTONIO FERNANDES REINALDO; RAFAELLA TRINDADE CUNHA PRATES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76-4</text:p>
          </table:table-cell>
          <table:table-cell table:style-name="ce3" office:value-type="string" calcext:value-type="string">
            <text:p>LNATRLDifProg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CAIO ALEXANDRE ALVES DOS SANTOS; FRANCISCO ANTONIO FERNANDES REINALDO; LUAN FRANCISCO CAVALHEIRI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1235" calcext:value-type="float">
            <text:p>1235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77-2</text:p>
          </table:table-cell>
          <table:table-cell table:style-name="ce3" office:value-type="string" calcext:value-type="string">
            <text:p>LNATCDDifProg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CAIO ALEXANDRE ALVES DOS SANTOS; FRANCISCO ANTONIO FERNANDES REINALDO; LUAN FRANCISCO CAVALHEIRI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1236" calcext:value-type="float">
            <text:p>1236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78-0</text:p>
          </table:table-cell>
          <table:table-cell table:style-name="ce3" office:value-type="string" calcext:value-type="string">
            <text:p>SEDifProg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CAIO ALEXANDRE ALVES DOS SANTOS; FRANCISCO ANTONIO FERNANDES REINALDO; LUAN FRANCISCO CAVALHEIRI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1237" calcext:value-type="float">
            <text:p>1237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79-9</text:p>
          </table:table-cell>
          <table:table-cell table:style-name="ce3" office:value-type="string" calcext:value-type="string">
            <text:p>CEPPy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ED-04; IN-02; MA-04</text:p>
          </table:table-cell>
          <table:table-cell table:style-name="ce3" office:value-type="string" calcext:value-type="string">
            <text:p>GI-01; IA-02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238" calcext:value-type="float">
            <text:p>1238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80-2</text:p>
          </table:table-cell>
          <table:table-cell table:style-name="ce3" office:value-type="string" calcext:value-type="string">
            <text:p>LNATCDTooth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JEFFERSON ALBERTO KOHWALD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1239" calcext:value-type="float">
            <text:p>1239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81-0</text:p>
          </table:table-cell>
          <table:table-cell table:style-name="ce3" office:value-type="string" calcext:value-type="string">
            <text:p>LNATRLLousa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GABRIELA CORBARI DOS SANTOS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82-9</text:p>
          </table:table-cell>
          <table:table-cell table:style-name="ce3" office:value-type="string" calcext:value-type="string">
            <text:p>LectureTCCTeX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RODRIGO DE MORAIS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CO-04; MA-04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241" calcext:value-type="float">
            <text:p>1241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83-7</text:p>
          </table:table-cell>
          <table:table-cell table:style-name="ce3" office:value-type="string" calcext:value-type="string">
            <text:p>Opus.EditalReitoriaTeX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CO-04; MA-04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84-5</text:p>
          </table:table-cell>
          <table:table-cell table:style-name="ce3" office:value-type="string" calcext:value-type="string">
            <text:p>LNATCDNutriPlus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MARCOS MARCOLIN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1243" calcext:value-type="float">
            <text:p>1243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85-3</text:p>
          </table:table-cell>
          <table:table-cell table:style-name="ce3" office:value-type="string" calcext:value-type="string">
            <text:p>LNATRLTooth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JEFFERSON ALBERTO KOHWALD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86-1</text:p>
          </table:table-cell>
          <table:table-cell table:style-name="ce3" office:value-type="string" calcext:value-type="string">
            <text:p>LNATRLAutism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OSCAR SZPANIC BUENO; RODRIGO DE MORAIS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245" calcext:value-type="float">
            <text:p>1245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87-0</text:p>
          </table:table-cell>
          <table:table-cell table:style-name="ce3" office:value-type="string" calcext:value-type="string">
            <text:p>SETooth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JEFFERSON ALBERTO KOHWALD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1246" calcext:value-type="float">
            <text:p>1246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88-8</text:p>
          </table:table-cell>
          <table:table-cell table:style-name="ce3" office:value-type="string" calcext:value-type="string">
            <text:p>SEAutism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OSCAR SZPANIC BUENO; RODRIGO DE MORAIS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247" calcext:value-type="float">
            <text:p>1247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89-6</text:p>
          </table:table-cell>
          <table:table-cell table:style-name="ce3" office:value-type="string" calcext:value-type="string">
            <text:p>LNATCDProfissa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DARLAN DE BARBA; FRANCISCO ANTONIO FERNANDES REINALDO; RAFAELLA TRINDADE CUNHA PRATES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248" calcext:value-type="float">
            <text:p>1248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90-0</text:p>
          </table:table-cell>
          <table:table-cell table:style-name="ce3" office:value-type="string" calcext:value-type="string">
            <text:p>LNATCDLousa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GABRIELA CORBARI DOS SANTOS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1249" calcext:value-type="float">
            <text:p>1249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91-8</text:p>
          </table:table-cell>
          <table:table-cell table:style-name="ce3" office:value-type="string" calcext:value-type="string">
            <text:p>LNATCDAutism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OSCAR SZPANIC BUENO; RODRIGO DE MORAIS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92-6</text:p>
          </table:table-cell>
          <table:table-cell table:style-name="ce3" office:value-type="string" calcext:value-type="string">
            <text:p>Opus.LectureRNATeX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CO-04; MA-04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251" calcext:value-type="float">
            <text:p>1251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93-4</text:p>
          </table:table-cell>
          <table:table-cell table:style-name="ce3" office:value-type="string" calcext:value-type="string">
            <text:p>SEProfissa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DARLAN DE BARBA; FRANCISCO ANTONIO FERNANDES REINALDO; RAFAELLA TRINDADE CUNHA PRATES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252" calcext:value-type="float">
            <text:p>1252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94-2</text:p>
          </table:table-cell>
          <table:table-cell table:style-name="ce3" office:value-type="string" calcext:value-type="string">
            <text:p>SELousa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GABRIELA CORBARI DOS SANTOS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253" calcext:value-type="float">
            <text:p>1253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95-0</text:p>
          </table:table-cell>
          <table:table-cell table:style-name="ce3" office:value-type="string" calcext:value-type="string">
            <text:p>LNATRLNutriPlus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MARCOS MARCOLIN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254" calcext:value-type="float">
            <text:p>1254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96-9</text:p>
          </table:table-cell>
          <table:table-cell table:style-name="ce3" office:value-type="string" calcext:value-type="string">
            <text:p>FMECA - fuzzy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NA MARIA BUENO; DARLAN HENRIQUE ANSOLIN; GILMAR VINICIUS RODRIGU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N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255" calcext:value-type="float">
            <text:p>1255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97-7</text:p>
          </table:table-cell>
          <table:table-cell table:style-name="ce3" office:value-type="string" calcext:value-type="string">
            <text:p>x-PATeSCO - Cross-Platform App Test Script Recorder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NDRÉ AUGUSTO MENEGASSI; ANDRÉ TAKESHI ENDO; THIAGO BOTTI DE ASSIS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DS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256" calcext:value-type="float">
            <text:p>1256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98-5</text:p>
          </table:table-cell>
          <table:table-cell table:style-name="ce3" office:value-type="string" calcext:value-type="string">
            <text:p>Portal Concreto Usinado</text:p>
          </table:table-cell>
          <table:table-cell table:number-columns-repeated="2" table:style-name="ce3" office:value-type="string" calcext:value-type="string">
            <text:p>BRUNO DE PAULA LEITE REGANATI</text:p>
          </table:table-cell>
          <table:table-cell table:style-name="ce3" office:value-type="string" calcext:value-type="string">
            <text:p>CSS; HTML; JAVA SCRIPT; JQUERY; MYSQL; OUTROS; PHP</text:p>
          </table:table-cell>
          <table:table-cell table:style-name="ce3" office:value-type="string" calcext:value-type="string">
            <text:p>AD-01; CC-01; CO-04; EC-07; SV-03</text:p>
          </table:table-cell>
          <table:table-cell table:style-name="ce3" office:value-type="string" calcext:value-type="string">
            <text:p>AP-01; AT-03; FA-01; 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99-3</text:p>
          </table:table-cell>
          <table:table-cell table:style-name="ce3" office:value-type="string" calcext:value-type="string">
            <text:p>GDM - Gestor de Multas por Excesso de Peso</text:p>
          </table:table-cell>
          <table:table-cell table:style-name="ce3" office:value-type="string" calcext:value-type="string">
            <text:p>GALCOND TECNOLOGIA DA INFORMAÇÃO LTDA</text:p>
          </table:table-cell>
          <table:table-cell table:style-name="ce3" office:value-type="string" calcext:value-type="string">
            <text:p>ADRIANO PEREIRA; ALESSANDRO LIMA DE MENEZES; CLAYTON EDUARD FIGUEIREDO CHAVES; FÁBIO DUARTE FERREIRA; JOÃO ARTUR GABRIEL SILVA DINI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DI-01; IF-02; TP-01</text:p>
          </table:table-cell>
          <table:table-cell table:style-name="ce3" office:value-type="string" calcext:value-type="string">
            <text:p>AP-02; AP-03; AP-04; AT-06; FA-01; GI-01; GI-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3" office:value-type="float" office:value="1258" calcext:value-type="float">
            <text:p>1258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00-0</text:p>
          </table:table-cell>
          <table:table-cell table:style-name="ce3" office:value-type="string" calcext:value-type="string">
            <text:p>SeedFlow</text:p>
          </table:table-cell>
          <table:table-cell table:style-name="ce3" office:value-type="string" calcext:value-type="string">
            <text:p>FUNDAÇÃO UNIVERSIDADE DE PASSO FUNDO</text:p>
          </table:table-cell>
          <table:table-cell table:style-name="ce3" office:value-type="string" calcext:value-type="string">
            <text:p>DIEGO INÁCIO PATRÍCIO; RAFAEL RIEDER</text:p>
          </table:table-cell>
          <table:table-cell table:style-name="ce3" office:value-type="string" calcext:value-type="string">
            <text:p>OUTROS; PYTHON</text:p>
          </table:table-cell>
          <table:table-cell table:style-name="ce3" office:value-type="string" calcext:value-type="string">
            <text:p>AG-02; AG-09</text:p>
          </table:table-cell>
          <table:table-cell table:style-name="ce3" office:value-type="string" calcext:value-type="string">
            <text:p>TC-03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259" calcext:value-type="float">
            <text:p>1259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01-9</text:p>
          </table:table-cell>
          <table:table-cell table:style-name="ce3" office:value-type="string" calcext:value-type="string">
            <text:p>CBTI REGISTROS</text:p>
          </table:table-cell>
          <table:table-cell table:style-name="ce3" office:value-type="string" calcext:value-type="string">
            <text:p>CIA BRASILEIRA DE TECNOLOGIA E INOVAÇÃO SA</text:p>
          </table:table-cell>
          <table:table-cell table:style-name="ce3" office:value-type="string" calcext:value-type="string">
            <text:p>RODOLFO RIBEIRO MIRANDA</text:p>
          </table:table-cell>
          <table:table-cell table:style-name="ce3" office:value-type="string" calcext:value-type="string">
            <text:p>JAVA; JSF; JSON; JSP; POSTGREE SQL</text:p>
          </table:table-cell>
          <table:table-cell table:style-name="ce3" office:value-type="string" calcext:value-type="string">
            <text:p>IF-02; IF-06; IF-10</text:p>
          </table:table-cell>
          <table:table-cell table:style-name="ce3" office:value-type="string" calcext:value-type="string">
            <text:p>AP-01; CD-01; DS-06; DS-07; TI-03; U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02-7</text:p>
          </table:table-cell>
          <table:table-cell table:style-name="ce3" office:value-type="string" calcext:value-type="string">
            <text:p>VTCFEM - Apuração da Compensação Financeira pela Exploração de Recursos Minerais</text:p>
          </table:table-cell>
          <table:table-cell table:style-name="ce3" office:value-type="string" calcext:value-type="string">
            <text:p>SEIDOR VERITAS SISTEMAS LTDA</text:p>
          </table:table-cell>
          <table:table-cell table:style-name="ce3" office:value-type="string" calcext:value-type="string">
            <text:p>VICTOR DE SOUZA CRUZ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GL-06; IF-07; IF-10; IN-04; SV-03</text:p>
          </table:table-cell>
          <table:table-cell table:style-name="ce3" office:value-type="string" calcext:value-type="string">
            <text:p>AT-02; AT-03; FA-01; GI-01; IA-0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261" calcext:value-type="float">
            <text:p>1261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04-3</text:p>
          </table:table-cell>
          <table:table-cell table:style-name="ce3" office:value-type="string" calcext:value-type="string">
            <text:p>Plataforma DermoEasy</text:p>
          </table:table-cell>
          <table:table-cell table:style-name="ce3" office:value-type="string" calcext:value-type="string">
            <text:p>UNIVERSIDADE DO ESTADO DO PARA</text:p>
          </table:table-cell>
          <table:table-cell table:style-name="ce3" office:value-type="string" calcext:value-type="string">
            <text:p>ANDERSON BENTES DE LIMA; CARLA CAROLINE LOBO DE SOUZA; MARCELO NASCIMENTO DA SILVA</text:p>
          </table:table-cell>
          <table:table-cell table:style-name="ce3" office:value-type="string" calcext:value-type="string">
            <text:p>.NET; C#; JAVA SCRIPT; LINQ</text:p>
          </table:table-cell>
          <table:table-cell table:style-name="ce3" office:value-type="string" calcext:value-type="string">
            <text:p>SD-01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2">
          <table:table-cell table:style-name="ce3" office:value-type="float" office:value="1262" calcext:value-type="float">
            <text:p>1262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05-1</text:p>
          </table:table-cell>
          <table:table-cell table:style-name="ce3" office:value-type="string" calcext:value-type="string">
            <text:p>Unindo PBL e Arduin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WDRY FEISSER MIQUELIN; FERNANDO CARNEIRO DA SILVA; JANINHA APARECIDA PEREIRA; ROMEU MIQUEIAS SZMOSKI; TAYNARA DA SILVA RESENDE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06-0</text:p>
          </table:table-cell>
          <table:table-cell table:style-name="ce3" office:value-type="string" calcext:value-type="string">
            <text:p>OTS Calculator</text:p>
          </table:table-cell>
          <table:table-cell table:number-columns-repeated="2" table:style-name="ce3" office:value-type="string" calcext:value-type="string">
            <text:p>ALESSANDRA AKEMI KUSABARA</text:p>
          </table:table-cell>
          <table:table-cell table:style-name="ce3" office:value-type="string" calcext:value-type="string">
            <text:p>C#; OUTROS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264" calcext:value-type="float">
            <text:p>1264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07-8</text:p>
          </table:table-cell>
          <table:table-cell table:style-name="ce3" office:value-type="string" calcext:value-type="string">
            <text:p>PROPAGSOM</text:p>
          </table:table-cell>
          <table:table-cell table:style-name="ce3" office:value-type="string" calcext:value-type="string">
            <text:p>UNIVERSIDADE FEDERAL DE SERGIPE</text:p>
          </table:table-cell>
          <table:table-cell table:style-name="ce3" office:value-type="string" calcext:value-type="string">
            <text:p>ANDRÉ LUIS DANTAS RAMOS; BRENO CRUZ BARROS; JÉSSICA DOS SANTOS OLIVEIR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FQ-02; IN-02; MA-03</text:p>
          </table:table-cell>
          <table:table-cell table:style-name="ce3" office:value-type="string" calcext:value-type="string">
            <text:p>SM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1265" calcext:value-type="float">
            <text:p>1265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08-6</text:p>
          </table:table-cell>
          <table:table-cell table:style-name="ce3" office:value-type="string" calcext:value-type="string">
            <text:p>Personal Grower</text:p>
          </table:table-cell>
          <table:table-cell table:style-name="ce3" office:value-type="string" calcext:value-type="string">
            <text:p>ADWA CANNABIS PESQUISA E DESENVOLVIMENTO LTDA; GUILHERME DE CASTRO OLIVEIRA; SÉRGIO BARBOSA FERREIRA ROCHA</text:p>
          </table:table-cell>
          <table:table-cell table:style-name="ce3" office:value-type="string" calcext:value-type="string">
            <text:p>GUILHERME DE CASTRO OLIVEIRA; SÉRGIO BARBOSA FERREIRA ROCH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G-01; AG-02; AG-03; AG-04; AG-09</text:p>
          </table:table-cell>
          <table:table-cell table:style-name="ce3" office:value-type="string" calcext:value-type="string">
            <text:p>AP-01; GI-01; GI-02; GI-04; 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266" calcext:value-type="float">
            <text:p>1266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09-4</text:p>
          </table:table-cell>
          <table:table-cell table:style-name="ce3" office:value-type="string" calcext:value-type="string">
            <text:p>Fisioapp</text:p>
          </table:table-cell>
          <table:table-cell table:style-name="ce3" office:value-type="string" calcext:value-type="string">
            <text:p>UNIVERSIDADE FEDERAL DE SERGIPE</text:p>
          </table:table-cell>
          <table:table-cell table:style-name="ce3" office:value-type="string" calcext:value-type="string">
            <text:p>KENIA KODEL COX; RODRIGO CAVALCANTI FERRAZ</text:p>
          </table:table-cell>
          <table:table-cell table:style-name="ce3" office:value-type="string" calcext:value-type="string">
            <text:p>JAVA; PHP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8">
          <table:table-cell table:style-name="ce3" office:value-type="float" office:value="1267" calcext:value-type="float">
            <text:p>1267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10-8</text:p>
          </table:table-cell>
          <table:table-cell table:style-name="ce3" office:value-type="string" calcext:value-type="string">
            <text:p>software para controle e monitoramento das boas práticas de fabricação de alimentos em restaurantes</text:p>
          </table:table-cell>
          <table:table-cell table:style-name="ce3" office:value-type="string" calcext:value-type="string">
            <text:p>UNIVERSIDADE FEDERAL DE VIÇOSA</text:p>
          </table:table-cell>
          <table:table-cell table:style-name="ce3" office:value-type="string" calcext:value-type="string">
            <text:p>ANA IRIS MENDES COELHO; GLAUCE DIAS DA COSTA; MAYARA FASSHEBER COELHO; VICTORIA HUERTAS DE CARVALH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SD-01; SD-02</text:p>
          </table:table-cell>
          <table:table-cell table:style-name="ce3" office:value-type="string" calcext:value-type="string">
            <text:p>AP-01; AP-03; TC-01; UT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8"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11-6</text:p>
          </table:table-cell>
          <table:table-cell table:style-name="ce3" office:value-type="string" calcext:value-type="string">
            <text:p>MoNet VR - Visualizador de Redes Moleculares em Ambiente de Realidade Virtual</text:p>
          </table:table-cell>
          <table:table-cell table:style-name="ce3" office:value-type="string" calcext:value-type="string">
            <text:p>UNIVERSIDADE ESTADUAL PAULISTA JULIO DE MESQUITA FILHO</text:p>
          </table:table-cell>
          <table:table-cell table:style-name="ce3" office:value-type="string" calcext:value-type="string">
            <text:p>AGNES ALESSANDRA SEKIJIMA TAKEDA; JORGE HENRIQUE FAINE MONTEIRO; JOSÉ LUIZ RYBARCZYK FILHO; JOSÉ RAFAEL PILAN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BL-02; BL-07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3" office:value-type="float" office:value="1269" calcext:value-type="float">
            <text:p>1269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12-4</text:p>
          </table:table-cell>
          <table:table-cell table:style-name="ce3" office:value-type="string" calcext:value-type="string">
            <text:p>RSGRAV</text:p>
          </table:table-cell>
          <table:table-cell table:style-name="ce3" office:value-type="string" calcext:value-type="string">
            <text:p>RESULT ONE TECNOLOGIA DA INFORMAÇÃO LTDA.</text:p>
          </table:table-cell>
          <table:table-cell table:style-name="ce3" office:value-type="string" calcext:value-type="string">
            <text:p>WALMIR TORRENTE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IA-01; IA-0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1270" calcext:value-type="float">
            <text:p>1270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13-2</text:p>
          </table:table-cell>
          <table:table-cell table:style-name="ce3" office:value-type="string" calcext:value-type="string">
            <text:p>Inforlube Infodados</text:p>
          </table:table-cell>
          <table:table-cell table:style-name="ce3" office:value-type="string" calcext:value-type="string">
            <text:p>AUTOMOTIVE BUSINESS INTELLIGENCE SYSTEM LTDA</text:p>
          </table:table-cell>
          <table:table-cell table:style-name="ce3" office:value-type="string" calcext:value-type="string">
            <text:p>REMO LUCIOLI DE ALMEIDA</text:p>
          </table:table-cell>
          <table:table-cell table:style-name="ce3" office:value-type="string" calcext:value-type="string">
            <text:p>ACCESS; C#; CSS; DELPHI; HTML; JAVA SCRIPT; JSON; LINQ; OUTROS; SQL</text:p>
          </table:table-cell>
          <table:table-cell table:style-name="ce3" office:value-type="string" calcext:value-type="string">
            <text:p>AD-10; ED-04; IF-02; IF-04; IF-07; IN-03</text:p>
          </table:table-cell>
          <table:table-cell table:style-name="ce3" office:value-type="string" calcext:value-type="string">
            <text:p>AP-01; AP-02; AP-03; AP-04; AT-01; AT-03; AT-06; AV-01; CD-01; DS-07; FA-04; GI-01; GI-02; GI-04; GI-05; GI-06; GI-08; PD-04; SO-07; TC-01; TC-02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271" calcext:value-type="float">
            <text:p>1271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14-0</text:p>
          </table:table-cell>
          <table:table-cell table:style-name="ce3" office:value-type="string" calcext:value-type="string">
            <text:p>SCCP - Sistema de Cálculo de Cartão Ponto</text:p>
          </table:table-cell>
          <table:table-cell table:style-name="ce3" office:value-type="string" calcext:value-type="string">
            <text:p>AVULTE</text:p>
          </table:table-cell>
          <table:table-cell table:style-name="ce3" office:value-type="string" calcext:value-type="string">
            <text:p>GELSON ISAIAS DE BRITO; RAFAEL DE TOLEDO BRITO</text:p>
          </table:table-cell>
          <table:table-cell table:style-name="ce3" office:value-type="string" calcext:value-type="string">
            <text:p>AJAX; CSS; HTML; JQUERY; MYSQL; PHP</text:p>
          </table:table-cell>
          <table:table-cell table:style-name="ce3" office:value-type="string" calcext:value-type="string">
            <text:p>AD-11; DI-03</text:p>
          </table:table-cell>
          <table:table-cell table:style-name="ce3" office:value-type="string" calcext:value-type="string">
            <text:p>FA-01; GI-04; GI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272" calcext:value-type="float">
            <text:p>1272</text:p>
          </table:table-cell>
          <table:table-cell table:style-name="ce3" office:value-type="float" office:value="2514" calcext:value-type="float">
            <text:p>251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15-9</text:p>
          </table:table-cell>
          <table:table-cell table:style-name="ce3" office:value-type="string" calcext:value-type="string">
            <text:p>SISCAL - Sistema de Cálculo de Liquidação de Sentença</text:p>
          </table:table-cell>
          <table:table-cell table:style-name="ce3" office:value-type="string" calcext:value-type="string">
            <text:p>AVULTE</text:p>
          </table:table-cell>
          <table:table-cell table:style-name="ce3" office:value-type="string" calcext:value-type="string">
            <text:p>GELSON ISAIAS DE BRITO; RAFAEL DE TOLEDO BRITO</text:p>
          </table:table-cell>
          <table:table-cell table:style-name="ce3" office:value-type="string" calcext:value-type="string">
            <text:p>AJAX; CSS; HTML; JQUERY; MYSQL; PHP</text:p>
          </table:table-cell>
          <table:table-cell table:style-name="ce3" office:value-type="string" calcext:value-type="string">
            <text:p>AD-11; DI-03</text:p>
          </table:table-cell>
          <table:table-cell table:style-name="ce3" office:value-type="string" calcext:value-type="string">
            <text:p>FA-01; GI-04; GI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273" calcext:value-type="float">
            <text:p>1273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25-3</text:p>
          </table:table-cell>
          <table:table-cell table:style-name="ce3" office:value-type="string" calcext:value-type="string">
            <text:p>SISTEMA ELETRÔNICO DE GERENCIAMENTO DE INSTRUÇÃO DE PROCESSOS - SISGIP</text:p>
          </table:table-cell>
          <table:table-cell table:style-name="ce3" office:value-type="string" calcext:value-type="string">
            <text:p>INSTITUTO FEDERAL DE EDUCAÇÃO CIÊNCIA E TECNOLOGIA DO AMAPÁ</text:p>
          </table:table-cell>
          <table:table-cell table:style-name="ce3" office:value-type="string" calcext:value-type="string">
            <text:p>EDILTON DANNIKEN SOUZA GOUVEIA; TATIANE VAZ DE SALES CARDOSO</text:p>
          </table:table-cell>
          <table:table-cell table:style-name="ce3" office:value-type="string" calcext:value-type="string">
            <text:p>HTML; JAVA SCRIPT; JQUERY; JSON; PHP; SQL</text:p>
          </table:table-cell>
          <table:table-cell table:style-name="ce3" office:value-type="string" calcext:value-type="string">
            <text:p>AD-02; AD-04</text:p>
          </table:table-cell>
          <table:table-cell table:style-name="ce3" office:value-type="string" calcext:value-type="string">
            <text:p>AP-01; AP-03; AV-01; FA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274" calcext:value-type="float">
            <text:p>1274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226-1</text:p>
          </table:table-cell>
          <table:table-cell table:style-name="ce3" office:value-type="string" calcext:value-type="string">
            <text:p>SISTEMA ELETRÔNICO DE COMPRAS E CONTRATAÇÕES - SISCOMP</text:p>
          </table:table-cell>
          <table:table-cell table:style-name="ce3" office:value-type="string" calcext:value-type="string">
            <text:p>INSTITUTO FEDERAL DE EDUCAÇÃO CIÊNCIA E TECNOLOGIA DO AMAPÁ</text:p>
          </table:table-cell>
          <table:table-cell table:style-name="ce3" office:value-type="string" calcext:value-type="string">
            <text:p>EDILTON DANNIKEN SOUZA GOUVEIA; TATIANE VAZ DE SALES CARDOSO</text:p>
          </table:table-cell>
          <table:table-cell table:style-name="ce3" office:value-type="string" calcext:value-type="string">
            <text:p>HTML; JAVA SCRIPT; JQUERY; PHP; SQL</text:p>
          </table:table-cell>
          <table:table-cell table:style-name="ce3" office:value-type="string" calcext:value-type="string">
            <text:p>AD-02; AD-04</text:p>
          </table:table-cell>
          <table:table-cell table:style-name="ce3" office:value-type="string" calcext:value-type="string">
            <text:p>AP-01; AP-02; AP-03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275" calcext:value-type="float">
            <text:p>1275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334-9</text:p>
          </table:table-cell>
          <table:table-cell table:style-name="ce3" office:value-type="string" calcext:value-type="string">
            <text:p>DimChannel</text:p>
          </table:table-cell>
          <table:table-cell table:style-name="ce3" office:value-type="string" calcext:value-type="string">
            <text:p>UNIVERSIDADE FEDERAL DO PARÁ</text:p>
          </table:table-cell>
          <table:table-cell table:style-name="ce3" office:value-type="string" calcext:value-type="string">
            <text:p>LÚCIO CARLOS PINHEIRO CAMPOS FILHO; NELIO MOURA DE FIGUEIREDO</text:p>
          </table:table-cell>
          <table:table-cell table:style-name="ce3" office:value-type="string" calcext:value-type="string">
            <text:p>C#; PYTHON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SO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276" calcext:value-type="float">
            <text:p>1276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16-7</text:p>
          </table:table-cell>
          <table:table-cell table:style-name="ce3" office:value-type="string" calcext:value-type="string">
            <text:p>Sistema JIF - Software de Inscrições Online dos Jogos do Institutos Federais</text:p>
          </table:table-cell>
          <table:table-cell table:style-name="ce3" office:value-type="string" calcext:value-type="string">
            <text:p>INSTITUTO FEDERAL DE EDUCAÇÃO, CIÊNCIA E TECNOLOGIA DE MATO GROSSO</text:p>
          </table:table-cell>
          <table:table-cell table:style-name="ce3" office:value-type="string" calcext:value-type="string">
            <text:p>PEDRO CLARINDO DA SILVA NET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1; AD-02</text:p>
          </table:table-cell>
          <table:table-cell table:style-name="ce3" office:value-type="string" calcext:value-type="string">
            <text:p>AP-03; FA-01; GI-07; SO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6">
          <table:table-cell table:style-name="ce3" office:value-type="float" office:value="1277" calcext:value-type="float">
            <text:p>1277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17-5</text:p>
          </table:table-cell>
          <table:table-cell table:style-name="ce3" office:value-type="string" calcext:value-type="string">
            <text:p>SIGOc (Sistema de Gestão de Ocorrências)</text:p>
          </table:table-cell>
          <table:table-cell table:style-name="ce3" office:value-type="string" calcext:value-type="string">
            <text:p>UNIVERSIDADE FEDERAL DO RIO GRANDE DO NORTE</text:p>
          </table:table-cell>
          <table:table-cell table:style-name="ce3" office:value-type="string" calcext:value-type="string">
            <text:p>BRUNO CIPOLLA MOREIRA; EIJI ADACHI MEDEIROS BARBOSA; FREDERICO ARAÚJO DA SILVA LOPES; FÁBIO HENRIQUE FERREIRA DE OLIVEIRA; GABRIELA MAMERI TINOCO; GUSTAVO ARAÚJO CARVALHO; JOSÉ ALEX MEDEIROS DE LIMA; LUCIO SOARES DE OLIVEIRA; NÉLIO ALESSANDRO AZEVEDO CACHO; PEDRO DE PAIVA BARBOSA NETO; RONALDO GOMES DE MORAIS JÚNIOR; SILVINO GUSTAVO ALBUQUERQUE DE MEDEIROS; ÍCARO GABRIEL DE AZEVEDO MASCENA FRANÇA</text:p>
          </table:table-cell>
          <table:table-cell table:style-name="ce3" office:value-type="string" calcext:value-type="string">
            <text:p>JAVA; JAVA SCRIPT; OUTROS</text:p>
          </table:table-cell>
          <table:table-cell table:style-name="ce3" office:value-type="string" calcext:value-type="string">
            <text:p>SV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2"/>
        </table:table-row>
        <table:table-row table:style-name="ro11"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18-3</text:p>
          </table:table-cell>
          <table:table-cell table:style-name="ce3" office:value-type="string" calcext:value-type="string">
            <text:p>PowerFT ECU versão geral 4.11</text:p>
          </table:table-cell>
          <table:table-cell table:style-name="ce3" office:value-type="string" calcext:value-type="string">
            <text:p>FUELTECH LTDA</text:p>
          </table:table-cell>
          <table:table-cell table:style-name="ce3" office:value-type="string" calcext:value-type="string">
            <text:p>ANDERSON FREDERICO DICK; LEONARDO PRIANTI FONTOLAN</text:p>
          </table:table-cell>
          <table:table-cell table:style-name="ce3" office:value-type="string" calcext:value-type="string">
            <text:p>C; C#</text:p>
          </table:table-cell>
          <table:table-cell table:style-name="ce3" office:value-type="string" calcext:value-type="string">
            <text:p>EN-05; IN-02; IN-03</text:p>
          </table:table-cell>
          <table:table-cell table:style-name="ce3" office:value-type="string" calcext:value-type="string">
            <text:p>AT-08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table:style-name="ce3" office:value-type="float" office:value="1279" calcext:value-type="float">
            <text:p>1279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19-1</text:p>
          </table:table-cell>
          <table:table-cell table:style-name="ce3" office:value-type="string" calcext:value-type="string">
            <text:p>Simulador para ensino de algoritmos de gerência de memória com suporte a Realidade Virtual</text:p>
          </table:table-cell>
          <table:table-cell table:number-columns-repeated="2" table:style-name="ce3" office:value-type="string" calcext:value-type="string">
            <text:p>ALEX SANDRO RODRIGUES ANCIOTO; LUIZ FELIPE DOS SANTOS FREITAS; MARCELO DE PAIVA GUIMARÃES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ED-01; IN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20-5</text:p>
          </table:table-cell>
          <table:table-cell table:style-name="ce3" office:value-type="string" calcext:value-type="string">
            <text:p>SAHAE - SISTEMA DE AGENDAMENTO DE HORÁRIO DE AUTO-ESCOLA</text:p>
          </table:table-cell>
          <table:table-cell table:style-name="ce3" office:value-type="string" calcext:value-type="string">
            <text:p>DIEGO LEANDRO DE OLIVEIRA; GIOVANA ANGÉLICA ROS MIOLA; JULIANO DOS SANTOS MIOLA; RENATO AKIRA ISHIZAKA</text:p>
          </table:table-cell>
          <table:table-cell table:style-name="ce3" office:value-type="string" calcext:value-type="string">
            <text:p>DIEGO LEANDRO DE OLIVEIRA; RENATO AKIRA ISHIZAK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AP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3">
          <table:table-cell table:style-name="ce3" office:value-type="float" office:value="1281" calcext:value-type="float">
            <text:p>1281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21-3</text:p>
          </table:table-cell>
          <table:table-cell table:style-name="ce3" office:value-type="string" calcext:value-type="string">
            <text:p>Pay Voice</text:p>
          </table:table-cell>
          <table:table-cell table:style-name="ce3" office:value-type="string" calcext:value-type="string">
            <text:p>ASSOCIAÇÃO BRASILEIRA DAS EMPRESAS DE CARTÕES DE CRÉDITO E SERVIÇOS-ABECS</text:p>
          </table:table-cell>
          <table:table-cell table:style-name="ce3" office:value-type="string" calcext:value-type="string">
            <text:p>FABIANI DE SOUZA; BRUNO RIBEIRO DA COSTA; CLAUDINEI MARTINS; EVANDRO JOSÉ BARBOSA; FERNANDO CEZAR HERÉDIA MARINO; GUILHERME ADRIANO FÔLEGO; RICARDO SHIGUEMI HIRAMATSU; SUELEN APARECIDA DA SILVA</text:p>
          </table:table-cell>
          <table:table-cell table:style-name="ce3" office:value-type="string" calcext:value-type="string">
            <text:p>JAVA; OUTROS; SWIFT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11">
          <table:table-cell table:style-name="ce3" office:value-type="float" office:value="1282" calcext:value-type="float">
            <text:p>1282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22-1</text:p>
          </table:table-cell>
          <table:table-cell table:style-name="ce3" office:value-type="string" calcext:value-type="string">
            <text:p>Campus On-Line</text:p>
          </table:table-cell>
          <table:table-cell table:style-name="ce3" office:value-type="string" calcext:value-type="string">
            <text:p>ESAB - ESCOLA SUPERIOR ABERTA DO BRASIL LTDA - EPP</text:p>
          </table:table-cell>
          <table:table-cell table:style-name="ce3" office:value-type="string" calcext:value-type="string">
            <text:p>NILDO FERREIRA</text:p>
          </table:table-cell>
          <table:table-cell table:style-name="ce3" office:value-type="string" calcext:value-type="string">
            <text:p>COLD FUSION</text:p>
          </table:table-cell>
          <table:table-cell table:style-name="ce3" office:value-type="string" calcext:value-type="string">
            <text:p>ED-04; ED-06</text:p>
          </table:table-cell>
          <table:table-cell table:style-name="ce3" office:value-type="string" calcext:value-type="string">
            <text:p>AT-06; FA-01; FA-04; GI-01; GI-06; PD-05; SO-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283" calcext:value-type="float">
            <text:p>1283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23-0</text:p>
          </table:table-cell>
          <table:table-cell table:style-name="ce3" office:value-type="string" calcext:value-type="string">
            <text:p>Vistum.net - Aplicação Web</text:p>
          </table:table-cell>
          <table:table-cell table:style-name="ce3" office:value-type="string" calcext:value-type="string">
            <text:p>VILLY CONSULTORIA EM INFORMÁTICA E ENGENHARIA LTDA.</text:p>
          </table:table-cell>
          <table:table-cell table:style-name="ce3" office:value-type="string" calcext:value-type="string">
            <text:p>VICTOR ALEXANDRE PLOEGER MANSUELI</text:p>
          </table:table-cell>
          <table:table-cell table:style-name="ce3" office:value-type="string" calcext:value-type="string">
            <text:p>JAVA; JSF; MYSQL; XML</text:p>
          </table:table-cell>
          <table:table-cell table:style-name="ce3" office:value-type="string" calcext:value-type="string">
            <text:p>CC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284" calcext:value-type="float">
            <text:p>1284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24-8</text:p>
          </table:table-cell>
          <table:table-cell table:style-name="ce3" office:value-type="string" calcext:value-type="string">
            <text:p>BIDDER</text:p>
          </table:table-cell>
          <table:table-cell table:style-name="ce3" office:value-type="string" calcext:value-type="string">
            <text:p>VALESCA DE SOUZA CASTRO</text:p>
          </table:table-cell>
          <table:table-cell table:style-name="ce3" office:value-type="string" calcext:value-type="string">
            <text:p>LEANDRO ALVES FERREIRA; MARCELO FARIA ALVES; VALESCA DE SOUZA CASTRO</text:p>
          </table:table-cell>
          <table:table-cell table:style-name="ce3" office:value-type="string" calcext:value-type="string">
            <text:p>GROOVY</text:p>
          </table:table-cell>
          <table:table-cell table:style-name="ce3" office:value-type="string" calcext:value-type="string">
            <text:p>AD-04; AD-05; AD-08</text:p>
          </table:table-cell>
          <table:table-cell table:style-name="ce3" office:value-type="string" calcext:value-type="string">
            <text:p>AP-02; AP-03; A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5">
          <table:table-cell table:style-name="ce3" office:value-type="float" office:value="1285" calcext:value-type="float">
            <text:p>1285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26-4</text:p>
          </table:table-cell>
          <table:table-cell table:style-name="ce3" office:value-type="string" calcext:value-type="string">
            <text:p>Desbravador 4.5</text:p>
          </table:table-cell>
          <table:table-cell table:style-name="ce3" office:value-type="string" calcext:value-type="string">
            <text:p>DESBRAVADOR SOFTWARE LTDA.</text:p>
          </table:table-cell>
          <table:table-cell table:style-name="ce3" office:value-type="string" calcext:value-type="string">
            <text:p>ALISSON ANDRÉ ORSOLIN; DAVID MARCELO NASCIMENTO; DIEGO MACCARI DOS SANTOS; MARCIO JOSÉ CERONI; MARCOS EDUARDO LUIZ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5; AD-08; AD-09; FN-06</text:p>
          </table:table-cell>
          <table:table-cell table:style-name="ce3" office:value-type="string" calcext:value-type="string">
            <text:p>AT-01; AT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29">
          <table:table-cell table:style-name="ce3" office:value-type="float" office:value="1286" calcext:value-type="float">
            <text:p>1286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27-2</text:p>
          </table:table-cell>
          <table:table-cell table:style-name="ce3" office:value-type="string" calcext:value-type="string">
            <text:p>PYNOVISÃO</text:p>
          </table:table-cell>
          <table:table-cell table:style-name="ce3" office:value-type="string" calcext:value-type="string">
            <text:p>FUNDAÇÃO UNIVERSIDADE FEDERAL DE MATO GROSSO DO SUL; MISSÃO SALESIANA DE MATO GROSSO</text:p>
          </table:table-cell>
          <table:table-cell table:style-name="ce3" office:value-type="string" calcext:value-type="string">
            <text:p>ADAIR DA SILVA OLIVEIRA JÚNIOR; ALESSANDRO DOS SANTOS FERREIRA; DIOGO NUNES GONÇALVES; EVERTON CASTELÃO TETILA; FELIPE SILVEIRA BRITO BORGES; GABRIEL KIRSTEN MENEZES; GEAZY VILHARVA MENEZES; GERCINA GONÇALVES DA SILVA; GILBERTO ASTOLFI; HEMERSON PISTORI; VANESSA APARECIDA DE MORAES WEBER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AG-01; AG-10; AG-12; IF-01; IN-02</text:p>
          </table:table-cell>
          <table:table-cell table:style-name="ce3" office:value-type="string" calcext:value-type="string">
            <text:p>IA-01; TC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2"/>
        </table:table-row>
        <table:table-row table:style-name="ro6">
          <table:table-cell table:style-name="ce3" office:value-type="float" office:value="1287" calcext:value-type="float">
            <text:p>1287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28-0</text:p>
          </table:table-cell>
          <table:table-cell table:style-name="ce3" office:value-type="string" calcext:value-type="string">
            <text:p>Conexão Obra, Governança de Operações de Construção Pesada e Mineração</text:p>
          </table:table-cell>
          <table:table-cell table:style-name="ce3" office:value-type="string" calcext:value-type="string">
            <text:p>CONEXAO OBRA TECNOLOGIA E SERVICOS LTDA.</text:p>
          </table:table-cell>
          <table:table-cell table:style-name="ce3" office:value-type="string" calcext:value-type="string">
            <text:p>MIGUEL J A GASTELUMENDI DARGENT</text:p>
          </table:table-cell>
          <table:table-cell table:style-name="ce3" office:value-type="string" calcext:value-type="string">
            <text:p>DELPHI; SQL</text:p>
          </table:table-cell>
          <table:table-cell table:style-name="ce3" office:value-type="string" calcext:value-type="string">
            <text:p>CC-01; CC-02; CC-03; CC-04; CC-10</text:p>
          </table:table-cell>
          <table:table-cell table:style-name="ce3" office:value-type="string" calcext:value-type="string">
            <text:p>AP-01; AP-02; AP-03; AT-06; CT-03; GI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288" calcext:value-type="float">
            <text:p>1288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29-9</text:p>
          </table:table-cell>
          <table:table-cell table:style-name="ce3" office:value-type="string" calcext:value-type="string">
            <text:p>SMARTBIO MATURAÇÃO</text:p>
          </table:table-cell>
          <table:table-cell table:style-name="ce3" office:value-type="string" calcext:value-type="string">
            <text:p>SMARTBREEDER S.A</text:p>
          </table:table-cell>
          <table:table-cell table:style-name="ce3" office:value-type="string" calcext:value-type="string">
            <text:p>CRISTIANO FAGUNDES; DONAVAN PERES RODERO; ÉDER ANTÔNIO GIGLIOTTI</text:p>
          </table:table-cell>
          <table:table-cell table:style-name="ce3" office:value-type="string" calcext:value-type="string">
            <text:p>C#; HTML; JAVA SCRIPT; SQL</text:p>
          </table:table-cell>
          <table:table-cell table:style-name="ce3" office:value-type="string" calcext:value-type="string">
            <text:p>AG-02; AG-05; AG-09</text:p>
          </table:table-cell>
          <table:table-cell table:style-name="ce3" office:value-type="string" calcext:value-type="string">
            <text:p>AP-02; AP-03; AT-06; AV-01; DS-05; FA-01; FA-03; IA-01; IA-02; SM-01; TC-01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289" calcext:value-type="float">
            <text:p>1289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30-2</text:p>
          </table:table-cell>
          <table:table-cell table:style-name="ce3" office:value-type="string" calcext:value-type="string">
            <text:p>SMARTBIO IPM SOJA</text:p>
          </table:table-cell>
          <table:table-cell table:style-name="ce3" office:value-type="string" calcext:value-type="string">
            <text:p>SMARTBREEDER S.A</text:p>
          </table:table-cell>
          <table:table-cell table:style-name="ce3" office:value-type="string" calcext:value-type="string">
            <text:p>CRISTIANO FAGUNDES; DONAVAN PERES RODERO; ÉDER ANTÔNIO GIGLIOTTI</text:p>
          </table:table-cell>
          <table:table-cell table:style-name="ce3" office:value-type="string" calcext:value-type="string">
            <text:p>C#; HTML; JAVA SCRIPT; SQL</text:p>
          </table:table-cell>
          <table:table-cell table:style-name="ce3" office:value-type="string" calcext:value-type="string">
            <text:p>AG-02; AG-05; AG-08; AG-09</text:p>
          </table:table-cell>
          <table:table-cell table:style-name="ce3" office:value-type="string" calcext:value-type="string">
            <text:p>AP-02; AP-03; AT-06; AV-01; DS-05; FA-01; FA-03; IA-01; IA-02; SM-01; TC-01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290" calcext:value-type="float">
            <text:p>1290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31-0</text:p>
          </table:table-cell>
          <table:table-cell table:style-name="ce3" office:value-type="string" calcext:value-type="string">
            <text:p>SIGE - Sistema Integrado de Gestão de Eventos</text:p>
          </table:table-cell>
          <table:table-cell table:style-name="ce3" office:value-type="string" calcext:value-type="string">
            <text:p>INSTITUTO FEDERAL DE EDUCAÇÃO, CIÊNCIA E TECNOLOGIA DE MATO GROSSO</text:p>
          </table:table-cell>
          <table:table-cell table:style-name="ce3" office:value-type="string" calcext:value-type="string">
            <text:p>LOURENÇO JOSÉ CAVALCANTE NETO; MARCELO PEREIRA DANTAS DA SILVA; RAFAEL RODRIGUES MARQUESI</text:p>
          </table:table-cell>
          <table:table-cell table:style-name="ce3" office:value-type="string" calcext:value-type="string">
            <text:p>AJAX; FRAMEWORK; HTML; PHP</text:p>
          </table:table-cell>
          <table:table-cell table:style-name="ce3" office:value-type="string" calcext:value-type="string">
            <text:p>AD-01; AD-02</text:p>
          </table:table-cell>
          <table:table-cell table:style-name="ce3" office:value-type="string" calcext:value-type="string">
            <text:p>AP-02; AP-03; FA-01; SO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1291" calcext:value-type="float">
            <text:p>1291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32-9</text:p>
          </table:table-cell>
          <table:table-cell table:style-name="ce3" office:value-type="string" calcext:value-type="string">
            <text:p>Ferramenta de Apoio ao Guia de Recomendação de Acessibilidade</text:p>
          </table:table-cell>
          <table:table-cell table:style-name="ce3" office:value-type="string" calcext:value-type="string">
            <text:p>UNIVERSIDADE FEDERAL DE MATO GROSSO DO SUL</text:p>
          </table:table-cell>
          <table:table-cell table:style-name="ce3" office:value-type="string" calcext:value-type="string">
            <text:p>DOUGLAS THAMES DE ARAUJO; DÉBORA MARIA BARROSO PAIVA; MARIA ISTELA CAGNIN MACHADO; RICARDO MASAO KONDO</text:p>
          </table:table-cell>
          <table:table-cell table:style-name="ce3" office:value-type="string" calcext:value-type="string">
            <text:p>HTML; JAVA</text:p>
          </table:table-cell>
          <table:table-cell table:style-name="ce3" office:value-type="string" calcext:value-type="string">
            <text:p>ED-04; IF-07</text:p>
          </table:table-cell>
          <table:table-cell table:style-name="ce3" office:value-type="string" calcext:value-type="string">
            <text:p>DS-06; 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2">
          <table:table-cell table:style-name="ce3" office:value-type="float" office:value="1292" calcext:value-type="float">
            <text:p>1292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33-7</text:p>
          </table:table-cell>
          <table:table-cell table:style-name="ce3" office:value-type="string" calcext:value-type="string">
            <text:p>MESOR-IntMan (Intervention Manager)</text:p>
          </table:table-cell>
          <table:table-cell table:style-name="ce3" office:value-type="string" calcext:value-type="string">
            <text:p>PAULO RENATO ALVES FIRMINO</text:p>
          </table:table-cell>
          <table:table-cell table:style-name="ce3" office:value-type="string" calcext:value-type="string">
            <text:p>ANA RUTE BATISTA PEREIRA; PAULO RENATO ALVES FIRMINO; RUBENS OLIVEIRA DA CUNHA JÚNIOR; THIAGO LUIZ FREIRE RODRIGUES</text:p>
          </table:table-cell>
          <table:table-cell table:style-name="ce3" office:value-type="string" calcext:value-type="string">
            <text:p>JAVA; MYSQL; R</text:p>
          </table:table-cell>
          <table:table-cell table:style-name="ce3" office:value-type="string" calcext:value-type="string">
            <text:p>AD-01; AD-02; AD-04; AD-05; AD-06; AD-08; AD-09; EN-01; FN-03; FN-05; IF-07; IF-10; IN-01; ME-02; MT-06; SD-02</text:p>
          </table:table-cell>
          <table:table-cell table:style-name="ce3" office:value-type="string" calcext:value-type="string">
            <text:p>AP-01; AP-02; AP-03; AT-06; AV-01; CT-03; GI-01; GI-02; IA-02; SM-01; SO-02; TC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1293" calcext:value-type="float">
            <text:p>1293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34-5</text:p>
          </table:table-cell>
          <table:table-cell table:style-name="ce3" office:value-type="string" calcext:value-type="string">
            <text:p>Uma abordagem pelos processos internos da organização</text:p>
          </table:table-cell>
          <table:table-cell table:style-name="ce3" office:value-type="string" calcext:value-type="string">
            <text:p>JOSÉ CARLOS SILVA DAMASCENO; SALARIOS WEB TECNOLOGIA DA INFORMACAO</text:p>
          </table:table-cell>
          <table:table-cell table:style-name="ce3" office:value-type="string" calcext:value-type="string">
            <text:p>JOSÉ CARLOS SILVA DAMASCENO</text:p>
          </table:table-cell>
          <table:table-cell table:style-name="ce3" office:value-type="string" calcext:value-type="string">
            <text:p>JAVA SCRIPT; JQUERY; MYSQL; PHP</text:p>
          </table:table-cell>
          <table:table-cell table:style-name="ce3" office:value-type="string" calcext:value-type="string">
            <text:p>AD-01; AD-03; AD-07; TB-02; TB-03; TB-05</text:p>
          </table:table-cell>
          <table:table-cell table:style-name="ce3" office:value-type="string" calcext:value-type="string">
            <text:p>AP-02; AP-03; AV-01; FA-01; GI-01; GI-04; GI-0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3" office:value-type="float" office:value="1294" calcext:value-type="float">
            <text:p>1294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36-1</text:p>
          </table:table-cell>
          <table:table-cell table:style-name="ce3" office:value-type="string" calcext:value-type="string">
            <text:p>Sistema de Apoio à Decisão Espacial para Acesso ao Atendimento de Condições Crônicas</text:p>
          </table:table-cell>
          <table:table-cell table:style-name="ce3" office:value-type="string" calcext:value-type="string">
            <text:p>UNIVERSIDADE FEDERAL DA PARAIBA</text:p>
          </table:table-cell>
          <table:table-cell table:style-name="ce3" office:value-type="string" calcext:value-type="string">
            <text:p>ANA TEREZA MEDEIROS CAVALCANTI DA SILVA; ELAINE ANITA SOARES; LILIANE DOS SANTOS MACHADO; MALU MICILLY PORFÍRIO SANTOS PINTO; RONEI MARCOS DE MORAES; SÉRGIO RIBEIRO DOS SANTO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2; IF-07; SD-02; SD-05</text:p>
          </table:table-cell>
          <table:table-cell table:style-name="ce3" office:value-type="string" calcext:value-type="string">
            <text:p>AP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1">
          <table:table-cell table:style-name="ce3" office:value-type="float" office:value="1295" calcext:value-type="float">
            <text:p>1295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37-0</text:p>
          </table:table-cell>
          <table:table-cell table:style-name="ce3" office:value-type="string" calcext:value-type="string">
            <text:p>Grad Horario</text:p>
          </table:table-cell>
          <table:table-cell table:style-name="ce3" office:value-type="string" calcext:value-type="string">
            <text:p>UNIVERSIDADE FEDERAL DOS VALES DO JEQUITINHONHA E MUCURI</text:p>
          </table:table-cell>
          <table:table-cell table:style-name="ce3" office:value-type="string" calcext:value-type="string">
            <text:p>ALCINO DE OLIVEIRA COSTA NETO; RHAMON COUTO DE SOUZ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1; ED-03; ED-06</text:p>
          </table:table-cell>
          <table:table-cell table:style-name="ce3" office:value-type="string" calcext:value-type="string">
            <text:p>AT-01; GI-01; I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1296" calcext:value-type="float">
            <text:p>1296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38-8</text:p>
          </table:table-cell>
          <table:table-cell table:style-name="ce3" office:value-type="string" calcext:value-type="string">
            <text:p>Geoplano PIX</text:p>
          </table:table-cell>
          <table:table-cell table:style-name="ce3" office:value-type="string" calcext:value-type="string">
            <text:p>UNIVERSIDADE FEDERAL DA PARAIBA</text:p>
          </table:table-cell>
          <table:table-cell table:style-name="ce3" office:value-type="string" calcext:value-type="string">
            <text:p>DEYNNE DE ANDRADE SILVA; INGRID LUANA ALMEIDA DA SILVA; JOSÉ LAUCIANO FERREIRA DE ALMEIDA; LILIANE DOS SANTOS MACHADO; RONEI MARCOS DE MORAES</text:p>
          </table:table-cell>
          <table:table-cell table:style-name="ce3" office:value-type="string" calcext:value-type="string">
            <text:p>LUA; OUTROS</text:p>
          </table:table-cell>
          <table:table-cell table:style-name="ce3" office:value-type="string" calcext:value-type="string">
            <text:p>ED-01; MT-03</text:p>
          </table:table-cell>
          <table:table-cell table:style-name="ce3" office:value-type="string" calcext:value-type="string">
            <text:p>ET-01; E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9">
          <table:table-cell table:style-name="ce3" office:value-type="float" office:value="1297" calcext:value-type="float">
            <text:p>1297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39-6</text:p>
          </table:table-cell>
          <table:table-cell table:style-name="ce3" office:value-type="string" calcext:value-type="string">
            <text:p>NOVA Banca</text:p>
          </table:table-cell>
          <table:table-cell table:style-name="ce3" office:value-type="string" calcext:value-type="string">
            <text:p>UNIVERSIDADE FEDERAL DOS VALES DO JEQUITINHONHA E MUCURI</text:p>
          </table:table-cell>
          <table:table-cell table:style-name="ce3" office:value-type="string" calcext:value-type="string">
            <text:p>ALCINO DE OLIVEIRA COSTA NETO; DANIEL MORAES SANTOS; RHAMON COUTO DE SOUZ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1; ED-03; ED-06</text:p>
          </table:table-cell>
          <table:table-cell table:style-name="ce3" office:value-type="string" calcext:value-type="string">
            <text:p>AT-01; GI-01; IA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298" calcext:value-type="float">
            <text:p>1298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40-0</text:p>
          </table:table-cell>
          <table:table-cell table:style-name="ce3" office:value-type="string" calcext:value-type="string">
            <text:p>Válvula_de_Controle_v.10</text:p>
          </table:table-cell>
          <table:table-cell table:style-name="ce3" office:value-type="string" calcext:value-type="string">
            <text:p>UNIVERSIDADE FEDERAL DA PARAIBA</text:p>
          </table:table-cell>
          <table:table-cell table:style-name="ce3" office:value-type="string" calcext:value-type="string">
            <text:p>FLAVIO HONORATO DA SILVA; JADER MARTINS MARQUES; JOSILENE DE ASSIS CAVALCANTE; NAGEL ALVES COSTA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TC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25">
          <table:table-cell table:style-name="ce3" office:value-type="float" office:value="1299" calcext:value-type="float">
            <text:p>1299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41-8</text:p>
          </table:table-cell>
          <table:table-cell table:style-name="ce3" office:value-type="string" calcext:value-type="string">
            <text:p>Assistente de Cena de Crime - ACC</text:p>
          </table:table-cell>
          <table:table-cell table:style-name="ce3" office:value-type="string" calcext:value-type="string">
            <text:p>UNIVERSIDADE FEDERAL DO RIO GRANDE DO NORTE</text:p>
          </table:table-cell>
          <table:table-cell table:style-name="ce3" office:value-type="string" calcext:value-type="string">
            <text:p>EIJI ADACHI MEDEIROS BARBOSA; FREDERICO ARAÚJO DA SILVA LOPES; GABRIELA MAMERI TINOCO; JONAS JORDÃO DE MACÊDO; JOSÉ ALEX MEDEIROS DE LIMA; MATEUS ANTONIO ASSIS AMORIM; NÉLIO ALESSANDRO AZEVEDO CACHO; RAFAEL SOARES RIBEIRO</text:p>
          </table:table-cell>
          <table:table-cell table:style-name="ce3" office:value-type="string" calcext:value-type="string">
            <text:p>JAVA; OUTROS</text:p>
          </table:table-cell>
          <table:table-cell table:style-name="ce3" office:value-type="string" calcext:value-type="string">
            <text:p>SV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9"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42-6</text:p>
          </table:table-cell>
          <table:table-cell table:style-name="ce3" office:value-type="string" calcext:value-type="string">
            <text:p>Sistema de gestão de atividades complementares para cursos de ensino superior</text:p>
          </table:table-cell>
          <table:table-cell table:style-name="ce3" office:value-type="string" calcext:value-type="string">
            <text:p>CARLOS ALEXANDRE GOUVEA DA SILVA</text:p>
          </table:table-cell>
          <table:table-cell table:style-name="ce3" office:value-type="string" calcext:value-type="string">
            <text:p>CARLOS ALEXANDRE GOUVEA DA SILVA; LUIZ HENRIQUE CORREIA; PATRICK GONÇALVES DE LIMA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ED-03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43-4</text:p>
          </table:table-cell>
          <table:table-cell table:style-name="ce3" office:value-type="string" calcext:value-type="string">
            <text:p>Gerenciamento do Fornecimento de Água e Detecção de Vazamento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MARIO OLAVO MAGNO DE CARVALHO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MA-02; SM-04</text:p>
          </table:table-cell>
          <table:table-cell table:style-name="ce3" office:value-type="string" calcext:value-type="string">
            <text:p>GI-01; IT-02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302" calcext:value-type="float">
            <text:p>1302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44-2</text:p>
          </table:table-cell>
          <table:table-cell table:style-name="ce3" office:value-type="string" calcext:value-type="string">
            <text:p>Ferramenta para Seleção do Tipo de Condensação em Sistemas de Água Gelada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JOÃO MANOEL DIAS PIMENTA; LEONIDAS BARBOSA DA SILVA JÚNIOR; LUCAS REBELLO MOREIRA</text:p>
          </table:table-cell>
          <table:table-cell table:style-name="ce3" office:value-type="string" calcext:value-type="string">
            <text:p>EXCEL</text:p>
          </table:table-cell>
          <table:table-cell table:style-name="ce3" office:value-type="string" calcext:value-type="string">
            <text:p>IN-03</text:p>
          </table:table-cell>
          <table:table-cell table:style-name="ce3" office:value-type="string" calcext:value-type="string">
            <text:p>FA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25">
          <table:table-cell table:style-name="ce3" office:value-type="float" office:value="1303" calcext:value-type="float">
            <text:p>1303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45-0</text:p>
          </table:table-cell>
          <table:table-cell table:style-name="ce3" office:value-type="string" calcext:value-type="string">
            <text:p>i-event</text:p>
          </table:table-cell>
          <table:table-cell table:style-name="ce3" office:value-type="string" calcext:value-type="string">
            <text:p>FUNDAÇÃO UNIVERSIDADE DE BRASILIA</text:p>
          </table:table-cell>
          <table:table-cell table:style-name="ce3" office:value-type="string" calcext:value-type="string">
            <text:p>AMANDA VELOSO MAINEL; ANANDA SILVEIRA DANTAS; BRUNO MARQUES DE PAULA; GUILHERME VICTOR RAMALHO NATAL; JORGE LUÍS BARRETO PEREIRA; LUCIANA FARIA VELOSO; ROBERTO CASSEMIRO ALVES; SANDERSON CÉSAR MACÊDO BARBALHO; VINICIUS FRAGA MODESTO</text:p>
          </table:table-cell>
          <table:table-cell table:style-name="ce3" office:value-type="string" calcext:value-type="string">
            <text:p>CSS; HTML; OUTROS</text:p>
          </table:table-cell>
          <table:table-cell table:style-name="ce3" office:value-type="string" calcext:value-type="string">
            <text:p>AD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34"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46-9</text:p>
          </table:table-cell>
          <table:table-cell table:style-name="ce3" office:value-type="string" calcext:value-type="string">
            <text:p>OBAMA - Objetos de Aprendizagem para Matemática</text:p>
          </table:table-cell>
          <table:table-cell table:style-name="ce3" office:value-type="string" calcext:value-type="string">
            <text:p>UNIVERSIDADE ESTADUAL DO CEARÁ; UNIVERSIDADE FEDERAL DO RIO GRANDE DO NORTE</text:p>
          </table:table-cell>
          <table:table-cell table:style-name="ce3" office:value-type="string" calcext:value-type="string">
            <text:p>AMANDA MARIA DOMINGOS DE OLIVEIRA; ANA CLÁUDIA NUNES SILVA; CLÉSIA JORDÂNIA NUNES DA COSTA; DANILO DO CARMO DE SOUZA; DENNYS LEITE MAIA; DÉBORA KAROLINE SILVA DE AZEVEDO; ELVIS MEDEIROS DE MELO; FRANCISCA WELLINGDA LEAL DA SILVA; JOSERLENE LIMA PINHEIRO; MARCILIA CHAGAS BARRETO; MARIA LUZIENE DA SILVA AZEVEDO BANDEIRA; NASSARA MAIA CABRAL CARDOSO GOMES; NELSON ION DE OLIVEIRA; PAULO CÉSAR DA SILVA BATISTA; RODOLFO ARAÚJO DE CARVALHO; RODRIGO RODRIGUES MELO DE LIMA; SAMUEL DANTAS BATISTA</text:p>
          </table:table-cell>
          <table:table-cell table:style-name="ce3" office:value-type="string" calcext:value-type="string">
            <text:p>CSS; HTML; JAVA; JAVA SCRIPT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2"/>
        </table:table-row>
        <table:table-row table:style-name="ro9">
          <table:table-cell table:style-name="ce3" office:value-type="float" office:value="1305" calcext:value-type="float">
            <text:p>1305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47-7</text:p>
          </table:table-cell>
          <table:table-cell table:style-name="ce3" office:value-type="string" calcext:value-type="string">
            <text:p>DERIVADAS QUIZ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ADRIELE CAROLINI WAIDEMAN; CLAUDETE CARGIN; LETÍCIA MAZZO PORTELA</text:p>
          </table:table-cell>
          <table:table-cell table:style-name="ce3" office:value-type="string" calcext:value-type="string">
            <text:p>C#; UNITY</text:p>
          </table:table-cell>
          <table:table-cell table:style-name="ce3" office:value-type="string" calcext:value-type="string">
            <text:p>ED-01; MT-05</text:p>
          </table:table-cell>
          <table:table-cell table:style-name="ce3" office:value-type="string" calcext:value-type="string">
            <text:p>AP-01; E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1306" calcext:value-type="float">
            <text:p>1306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48-5</text:p>
          </table:table-cell>
          <table:table-cell table:style-name="ce3" office:value-type="string" calcext:value-type="string">
            <text:p>Sun Sentinel</text:p>
          </table:table-cell>
          <table:table-cell table:style-name="ce3" office:value-type="string" calcext:value-type="string">
            <text:p>INSTITUTO FEDERAL DE EDUCAÇÃO, CIÊNCIA E TECNOLOGIA DE MATO GROSSO DO SUL</text:p>
          </table:table-cell>
          <table:table-cell table:style-name="ce3" office:value-type="string" calcext:value-type="string">
            <text:p>BLENDHA APARECIDA DA SILVA VILALVA; MARCIO CARNEIRO BRITO PACHE; MARRONY GONÇALVES PIRES DOS SANTOS</text:p>
          </table:table-cell>
          <table:table-cell table:style-name="ce3" office:value-type="string" calcext:value-type="string">
            <text:p>C++; JAVA</text:p>
          </table:table-cell>
          <table:table-cell table:style-name="ce3" office:value-type="string" calcext:value-type="string">
            <text:p>ED-03; EN-01; IN-02</text:p>
          </table:table-cell>
          <table:table-cell table:style-name="ce3" office:value-type="string" calcext:value-type="string">
            <text:p>AP-01; FA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table:style-name="ce3" office:value-type="float" office:value="1307" calcext:value-type="float">
            <text:p>1307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49-3</text:p>
          </table:table-cell>
          <table:table-cell table:style-name="ce3" office:value-type="string" calcext:value-type="string">
            <text:p>Argow</text:p>
          </table:table-cell>
          <table:table-cell table:style-name="ce3" office:value-type="string" calcext:value-type="string">
            <text:p>SOFTWARE ATELIER LTDA.</text:p>
          </table:table-cell>
          <table:table-cell table:style-name="ce3" office:value-type="string" calcext:value-type="string">
            <text:p>MIGUEL J A GASTELUMENDI DARGENT</text:p>
          </table:table-cell>
          <table:table-cell table:style-name="ce3" office:value-type="string" calcext:value-type="string">
            <text:p>C#; PASCAL</text:p>
          </table:table-cell>
          <table:table-cell table:style-name="ce3" office:value-type="string" calcext:value-type="string">
            <text:p>IF-10</text:p>
          </table:table-cell>
          <table:table-cell table:style-name="ce3" office:value-type="string" calcext:value-type="string">
            <text:p>AP-01; DS-01; DS-02; DS-03; DS-04; DS-05; GI-01; GI-02; GI-03; GI-04; GI-05; GI-06; LG-07; PD-05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308" calcext:value-type="float">
            <text:p>1308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50-7</text:p>
          </table:table-cell>
          <table:table-cell table:style-name="ce3" office:value-type="string" calcext:value-type="string">
            <text:p>Sectin-Contour - Perfilografia de secções de peças fabricadas por processos mecânicos (a arco elétrico e outros)</text:p>
          </table:table-cell>
          <table:table-cell table:style-name="ce3" office:value-type="string" calcext:value-type="string">
            <text:p>UNIVERSIDADE FEDERAL DE UBERLÂNDIA</text:p>
          </table:table-cell>
          <table:table-cell table:style-name="ce3" office:value-type="string" calcext:value-type="string">
            <text:p>DOUGLAS BEZERRA DE ARAÚJO; LEANDRO JOÃO DA SILVA; RUHAM PABLO REIS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IN-01; IN-02; IN-03; IN-05</text:p>
          </table:table-cell>
          <table:table-cell table:style-name="ce3" office:value-type="string" calcext:value-type="string">
            <text:p>AT-06; FA-01; TC-01; TC-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309" calcext:value-type="float">
            <text:p>1309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51-5</text:p>
          </table:table-cell>
          <table:table-cell table:style-name="ce3" office:value-type="string" calcext:value-type="string">
            <text:p>Construindo Vocabulário UTFPR Pato Branc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CRISTINA SPOHR REIS; LUIZ FERNANDO PUTTOW SOUTHIER; MÁRCIO ALEXANDRE DE OLIVEIRA REIS</text:p>
          </table:table-cell>
          <table:table-cell table:style-name="ce3" office:value-type="string" calcext:value-type="string">
            <text:p>CSS; HTML; JAVA SCRIPT; MYSQL; PHP</text:p>
          </table:table-cell>
          <table:table-cell table:style-name="ce3" office:value-type="string" calcext:value-type="string">
            <text:p>CO-03; ED-04</text:p>
          </table:table-cell>
          <table:table-cell table:style-name="ce3" office:value-type="string" calcext:value-type="string">
            <text:p>GI-05; 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310" calcext:value-type="float">
            <text:p>1310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52-3</text:p>
          </table:table-cell>
          <table:table-cell table:style-name="ce3" office:value-type="string" calcext:value-type="string">
            <text:p>LETANOS</text:p>
          </table:table-cell>
          <table:table-cell table:style-name="ce3" office:value-type="string" calcext:value-type="string">
            <text:p>FUNDAÇÃO UNIVERSIDADE FEDERAL DO TOCANTINS</text:p>
          </table:table-cell>
          <table:table-cell table:style-name="ce3" office:value-type="string" calcext:value-type="string">
            <text:p>ANDRÉ BARCELOS SILVA; DAVID NADLER PRATA; PATRICK LETOUZE MOREIRA</text:p>
          </table:table-cell>
          <table:table-cell table:style-name="ce3" office:value-type="string" calcext:value-type="string">
            <text:p>CSS; DJANGO; HTML; JAVA SCRIPT; JQUERY; JSON; POSTGREE SQL; PYTHON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T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1">
          <table:table-cell table:style-name="ce3" office:value-type="float" office:value="1311" calcext:value-type="float">
            <text:p>1311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53-1</text:p>
          </table:table-cell>
          <table:table-cell table:style-name="ce3" office:value-type="string" calcext:value-type="string">
            <text:p>Framework para prospecção de potencialidades de inovação para Instituto Federal</text:p>
          </table:table-cell>
          <table:table-cell table:style-name="ce3" office:value-type="string" calcext:value-type="string">
            <text:p>INSTITUTO FEDERAL DE EDUCACAO, CIENCIA E TECNOLOGIA FARROUPILHA</text:p>
          </table:table-cell>
          <table:table-cell table:style-name="ce3" office:value-type="string" calcext:value-type="string">
            <text:p>CINARA EWERLING DA ROSA; FABIO DINIZ ROSSI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AD-02; IF-02; IF-09</text:p>
          </table:table-cell>
          <table:table-cell table:style-name="ce3" office:value-type="string" calcext:value-type="string">
            <text:p>AP-02; GI-01; SO-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1312" calcext:value-type="float">
            <text:p>1312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54-0</text:p>
          </table:table-cell>
          <table:table-cell table:style-name="ce3" office:value-type="string" calcext:value-type="string">
            <text:p>Dicionário Multilíngue UTFPR Pato Branco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CRISTINA SPOHR REIS; LUIZ FERNANDO PUTTOW SOUTHIER; MÁRCIO ALEXANDRE DE OLIVEIRA REIS</text:p>
          </table:table-cell>
          <table:table-cell table:style-name="ce3" office:value-type="string" calcext:value-type="string">
            <text:p>CSS; HTML; JAVA SCRIPT; MYSQL; PHP</text:p>
          </table:table-cell>
          <table:table-cell table:style-name="ce3" office:value-type="string" calcext:value-type="string">
            <text:p>CO-03; ED-04</text:p>
          </table:table-cell>
          <table:table-cell table:style-name="ce3" office:value-type="string" calcext:value-type="string">
            <text:p>GI-05; TC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37"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55-8</text:p>
          </table:table-cell>
          <table:table-cell table:style-name="ce3" office:value-type="string" calcext:value-type="string">
            <text:p>AGHUSE - APLICATIVOS PARA GESTÃO HOSPITALAR</text:p>
          </table:table-cell>
          <table:table-cell table:style-name="ce3" office:value-type="string" calcext:value-type="string">
            <text:p>HOSPITAL DE CLÍNICAS DE PORTO ALEGRE</text:p>
          </table:table-cell>
          <table:table-cell table:style-name="ce3" office:value-type="string" calcext:value-type="string">
            <text:p>ALAN BARONIO MENEGOTTO; ANA CRISTINA TROIS ENDRES; ANDERSON NIEDERMAYER; ANDRE LUIZ MACHADO; ANDRE MENA AVILA; ANTONIO LUIZ FARIAS DA CRUZ; BELINI FAGUNDES DE MELLO; CARMELINDA ADRIANA ALBUQUERQUE MORAES; CLAUDIO FERNANDO VAGHETI; DANIEL CERQUEIRA; DANILO ROSA DOS SANTOS; DAYHENE ZAMBIASI BOEIRA; DEISE SILVA DE MOURA; DELMO MONTEIRO SCHEMES JUNIOR; DIEGO WEBER; EDSON RODRIGUES BICCA; FABIO ABRAMSON; FABIO ALVES DE LIMA; FABIO DA SILVA SANTANA; FABRICIO RODRIGUES OLIVEIRA; FELIPE MORAES CACCIA; FERNANDO LUTZ; FLAVIO SILVA RUTKOWSKI; FRED FINK; GABRIEL ALABARSE HERNANDEZ; GUILHERME MENDES PEREIRA; ISRAEL LOPES DOS SANTOS; JACK FARIA ROCHA; JACSON ANTONIO GARDIN CRAUSS; JAIME DE SOUZA DOS SANTOS; JANAINA RIBEIRO DE ALMEIDA; JARDEL GUGEL; JORGE HOSNI PEREIRA DE PEREIRA JUNIOR; LIZIANI SALETE ALLEGRETTI; LUCIA CAYE; LUCIANO RAMOS; LUIS HENRIQUE DA PAIXAO MUTTO; LUIZ FERNANDO BOHM; LUIZ MARCOS ZAMBONATO; MAIA SILVIA DA SILVA FREDRIKSSON; MARCELO DIETRICH; MARCIA INES MARASCA LAZZERI; MARIA LUIZA FALSARELLA MALVEZZI; MARIA TEREZA PONS; MARILIA BAVARESCO; MARINA DELAZZERI; MARLI SILVA GOULART; MATHEUS LORENZONI CRUZ; MATHEUS STECKERT PESSOA; MILENA DE AVILA PERES; MILENA GONCALVES PACHECO; NARA REGINA JARDIM ROQUE; NEY AMARAL CORREA FILHO; PAULA LUISA BROENSTRUP CORREA; PAULO HOFFMANN; PAULO RENATO DOS SANTOS NUNES; PAULO RICARDO DE FREITAS; PETER TSCHERDANTZEW NETO; RAFAEL HOMERCHER ROSA; REJANE BLOMBERG AUDY; RENATO FALSARELLA MARTINS MALVEZZI; RENATO GABBARDO; RENATO VACARO; RODRIGO DA ROCHA PACEK; RODRIGO HICKMANN; ROGERIO DA SILVA VIEIRA; ROGERIO SILVEIRA VAUCHER; RONALD SCHOLZ; ROSANE GASPAR PETTER; RUBENS CRISTIANO DIDONE DE SOUZA; SAULO CHAVES DE AQUINO; SILVIA REGINA GRALHA; SIMONE ROBERTA ANDEGLIERI; TATIANA REGINA RIGO; TIAGO ANDRES VAZ; TIAGO BERGMANN FELINI; TONI ISMAEL WICKERT; VALTER FERREIRA DA SILVA; WAGNER WALTER LEHMANN; YURI SILVA DE PAIV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2; SD-05</text:p>
          </table:table-cell>
          <table:table-cell table:style-name="ce3" office:value-type="string" calcext:value-type="string">
            <text:p>AP-01; PD-04; PD-05; TC-03; TC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12"/>
        </table:table-row>
        <table:table-row table:style-name="ro6">
          <table:table-cell table:style-name="ce3" office:value-type="float" office:value="1314" calcext:value-type="float">
            <text:p>1314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56-6</text:p>
          </table:table-cell>
          <table:table-cell table:style-name="ce3" office:value-type="string" calcext:value-type="string">
            <text:p>VITALMED MOBILE</text:p>
          </table:table-cell>
          <table:table-cell table:style-name="ce3" office:value-type="string" calcext:value-type="string">
            <text:p>VITALMED - SERVIÇOS DE EMERGÊNCIA MÉDICA LTDA</text:p>
          </table:table-cell>
          <table:table-cell table:style-name="ce3" office:value-type="string" calcext:value-type="string">
            <text:p>JOÃO DANIEL QUEIROZ LIMA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SD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315" calcext:value-type="float">
            <text:p>1315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57-4</text:p>
          </table:table-cell>
          <table:table-cell table:style-name="ce3" office:value-type="string" calcext:value-type="string">
            <text:p>MULTIPLIK</text:p>
          </table:table-cell>
          <table:table-cell table:style-name="ce3" office:value-type="string" calcext:value-type="string">
            <text:p>MULTILASER INDUSTRIAL S.A.</text:p>
          </table:table-cell>
          <table:table-cell table:style-name="ce3" office:value-type="string" calcext:value-type="string">
            <text:p>ALEXANDRE OSTROWIECKI</text:p>
          </table:table-cell>
          <table:table-cell table:style-name="ce3" office:value-type="string" calcext:value-type="string">
            <text:p>JAVA; XML</text:p>
          </table:table-cell>
          <table:table-cell table:style-name="ce3" office:value-type="string" calcext:value-type="string">
            <text:p>IF-01; IN-01; IN-05</text:p>
          </table:table-cell>
          <table:table-cell table:style-name="ce3" office:value-type="string" calcext:value-type="string">
            <text:p>AT-01; AT-02; AT-03; AT-04; AT-05; AT-06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59-0</text:p>
          </table:table-cell>
          <table:table-cell table:style-name="ce3" office:value-type="string" calcext:value-type="string">
            <text:p>IDEATRIZ Ideation - Programa para a Geração de Idéias de Novos Produtos e Serviços</text:p>
          </table:table-cell>
          <table:table-cell table:number-columns-repeated="2" table:style-name="ce3" office:value-type="string" calcext:value-type="string">
            <text:p>GABRIEL VIEIRA RODRIGUES; MARCO AURÉLIO DE CARVALH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AD-06; AD-10; EC-07</text:p>
          </table:table-cell>
          <table:table-cell table:style-name="ce3" office:value-type="string" calcext:value-type="string">
            <text:p>AP-01; FA-01; SM-04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2515" calcext:value-type="float">
            <text:p>251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60-4</text:p>
          </table:table-cell>
          <table:table-cell table:style-name="ce3" office:value-type="string" calcext:value-type="string">
            <text:p>Rade APP</text:p>
          </table:table-cell>
          <table:table-cell table:number-columns-repeated="2" table:style-name="ce3" office:value-type="string" calcext:value-type="string">
            <text:p>FRANCISCO DE ASSIS DA SILVA SANTOS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AD-07; AD-10; ED-03; ED-04; ED-05; SD-02</text:p>
          </table:table-cell>
          <table:table-cell table:style-name="ce3" office:value-type="string" calcext:value-type="string">
            <text:p>AP-01; AP-02; AP-03; AP-04; AT-01; AV-01; CD-01; CT-02; ET-01; GI-01; GI-02; GI-04; GI-06; PD-02; PD-03; UT-06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18" calcext:value-type="float">
            <text:p>1318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61-2</text:p>
          </table:table-cell>
          <table:table-cell table:style-name="ce3" office:value-type="string" calcext:value-type="string">
            <text:p>Ferramenta de recuperação automática de dados públicos dos sistemas CRETA da Justiça Federal da 5a Região</text:p>
          </table:table-cell>
          <table:table-cell table:number-columns-repeated="2" table:style-name="ce3" office:value-type="string" calcext:value-type="string">
            <text:p>ELIAS JACOB DE MENEZES NETO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AD-02; AD-03; DI-03</text:p>
          </table:table-cell>
          <table:table-cell table:style-name="ce3" office:value-type="string" calcext:value-type="string">
            <text:p>GI-08; IA-01; IA-03; TC-03; TI-03; UT-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19" calcext:value-type="float">
            <text:p>1319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62-0</text:p>
          </table:table-cell>
          <table:table-cell table:style-name="ce3" office:value-type="string" calcext:value-type="string">
            <text:p>Ferramenta de recuperação automática de dados públicos dos sistemas PJe do Tribunal Regional Federal da 5a Região</text:p>
          </table:table-cell>
          <table:table-cell table:number-columns-repeated="2" table:style-name="ce3" office:value-type="string" calcext:value-type="string">
            <text:p>ELIAS JACOB DE MENEZES NETO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AD-02; DI-03</text:p>
          </table:table-cell>
          <table:table-cell table:style-name="ce3" office:value-type="string" calcext:value-type="string">
            <text:p>GI-08; IA-01; IA-03; TC-03; UT-0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5"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63-9</text:p>
          </table:table-cell>
          <table:table-cell table:style-name="ce3" office:value-type="string" calcext:value-type="string">
            <text:p>SIMPMamão - Sistema Integrado de Monitoramento e Pragas</text:p>
          </table:table-cell>
          <table:table-cell table:style-name="ce3" office:value-type="string" calcext:value-type="string">
            <text:p>EMBRAPA-EMPRESA BRASILEIRA DE PESQUISA AGROPECUARIA; UNIVERSIDADE FEDERAL DO RECÔNCAVO DA BAHIA</text:p>
          </table:table-cell>
          <table:table-cell table:style-name="ce3" office:value-type="string" calcext:value-type="string">
            <text:p>ANAPAULA ROSARIO LOPES; ANDERSONEY DOS SANTOS RODRIGUES; CÍCERO CARTAXO DE LUCENA; FABIANA FUMI CERQUEIRA SASAKI; HERMES PEIXOTO SANTOS FILHO; JOSÉ DA SILVA SOUZA; LUCIANO VIDAL PONTES; MURILO DA SILVA CRESPO; NILTON FRITZONS SANCHES</text:p>
          </table:table-cell>
          <table:table-cell table:style-name="ce3" office:value-type="string" calcext:value-type="string">
            <text:p>JAVA SCRIPT; PHP; SQL</text:p>
          </table:table-cell>
          <table:table-cell table:style-name="ce3" office:value-type="string" calcext:value-type="string">
            <text:p>AG-05; AG-08</text:p>
          </table:table-cell>
          <table:table-cell table:style-name="ce3" office:value-type="string" calcext:value-type="string">
            <text:p>AP-01; FA-03; GI-01; UT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3" office:value-type="float" office:value="1321" calcext:value-type="float">
            <text:p>1321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65-5</text:p>
          </table:table-cell>
          <table:table-cell table:style-name="ce3" office:value-type="string" calcext:value-type="string">
            <text:p>Automatos Smart Center</text:p>
          </table:table-cell>
          <table:table-cell table:style-name="ce3" office:value-type="string" calcext:value-type="string">
            <text:p>AUTOMATOS SERVIÇOS E DESENVOLVIMENTO DE SOFTWARE LTDA.</text:p>
          </table:table-cell>
          <table:table-cell table:style-name="ce3" office:value-type="string" calcext:value-type="string">
            <text:p>LEANDRO HENRIQUE ALVES DA SILVA</text:p>
          </table:table-cell>
          <table:table-cell table:style-name="ce3" office:value-type="string" calcext:value-type="string">
            <text:p>CSS; HTML; JAVA SCRIPT; NODEJS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322" calcext:value-type="float">
            <text:p>1322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66-3</text:p>
          </table:table-cell>
          <table:table-cell table:style-name="ce3" office:value-type="string" calcext:value-type="string">
            <text:p>MODELO FINANCEIRO PARA PLANO DE NEGÓCIOS</text:p>
          </table:table-cell>
          <table:table-cell table:style-name="ce3" office:value-type="string" calcext:value-type="string">
            <text:p>MARCELO TSUGUIO OKANO</text:p>
          </table:table-cell>
          <table:table-cell table:style-name="ce3" office:value-type="string" calcext:value-type="string">
            <text:p>FERNANDO DE ALMEIDA SANTOS; MARCELO ELOY FERNANDES; MARCELO TSUGUIO OKANO</text:p>
          </table:table-cell>
          <table:table-cell table:style-name="ce3" office:value-type="string" calcext:value-type="string">
            <text:p>EXCEL</text:p>
          </table:table-cell>
          <table:table-cell table:style-name="ce3" office:value-type="string" calcext:value-type="string">
            <text:p>AD-05</text:p>
          </table:table-cell>
          <table:table-cell table:style-name="ce3" office:value-type="string" calcext:value-type="string">
            <text:p>FA-03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1323" calcext:value-type="float">
            <text:p>1323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67-1</text:p>
          </table:table-cell>
          <table:table-cell table:style-name="ce3" office:value-type="string" calcext:value-type="string">
            <text:p>Comprador Potencial</text:p>
          </table:table-cell>
          <table:table-cell table:style-name="ce3" office:value-type="string" calcext:value-type="string">
            <text:p>FUNDAÇÃO UNIVERSIDADE DE PASSO FUNDO</text:p>
          </table:table-cell>
          <table:table-cell table:style-name="ce3" office:value-type="string" calcext:value-type="string">
            <text:p>CRISTIANO ROBERTO CERVI; LUIZ EUGÊNIO BARBIERI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AD-05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table:style-name="ce3" office:value-type="float" office:value="1324" calcext:value-type="float">
            <text:p>1324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68-0</text:p>
          </table:table-cell>
          <table:table-cell table:style-name="ce3" office:value-type="string" calcext:value-type="string">
            <text:p>Neonatal Skin Safe</text:p>
          </table:table-cell>
          <table:table-cell table:style-name="ce3" office:value-type="string" calcext:value-type="string">
            <text:p>UNIVERSIDADE FEDERAL DE SANTA CATARINA</text:p>
          </table:table-cell>
          <table:table-cell table:style-name="ce3" office:value-type="string" calcext:value-type="string">
            <text:p>FLÁVIA REGINA SOUZA RAMOS; ROBERTA COSTA; SIMONE VIDAL SANTOS</text:p>
          </table:table-cell>
          <table:table-cell table:style-name="ce3" office:value-type="string" calcext:value-type="string">
            <text:p>JAVA SCRIPT; OUTROS</text:p>
          </table:table-cell>
          <table:table-cell table:style-name="ce3" office:value-type="string" calcext:value-type="string">
            <text:p>SD-01; SD-02; SD-05; SD-06; TB-01</text:p>
          </table:table-cell>
          <table:table-cell table:style-name="ce3" office:value-type="string" calcext:value-type="string">
            <text:p>AP-01; FA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3" office:value-type="float" office:value="1325" calcext:value-type="float">
            <text:p>1325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69-8</text:p>
          </table:table-cell>
          <table:table-cell table:style-name="ce3" office:value-type="string" calcext:value-type="string">
            <text:p>AquiTur</text:p>
          </table:table-cell>
          <table:table-cell table:style-name="ce3" office:value-type="string" calcext:value-type="string">
            <text:p>INSTITUTO FEDERAL DE EDUCAÇÃO, CIÊNCIA E TECNOLOGIA DE MATO GROSSO DO SUL</text:p>
          </table:table-cell>
          <table:table-cell table:style-name="ce3" office:value-type="string" calcext:value-type="string">
            <text:p>DIEGO ANDRÉ SANT'ANA; LEANDRO MAGALHÃES DE OLIVEIRA; NATHALIA BEATRIZ BARROS FERREIRA</text:p>
          </table:table-cell>
          <table:table-cell table:style-name="ce3" office:value-type="string" calcext:value-type="string">
            <text:p>JAVA; XML</text:p>
          </table:table-cell>
          <table:table-cell table:style-name="ce3" office:value-type="string" calcext:value-type="string">
            <text:p>IF-04; IF-07; SV-01; SV-03; SV-04</text:p>
          </table:table-cell>
          <table:table-cell table:style-name="ce3" office:value-type="string" calcext:value-type="string">
            <text:p>AP-01; DS-04; ET-01; GI-01; U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9">
          <table:table-cell table:style-name="ce3" office:value-type="float" office:value="1326" calcext:value-type="float">
            <text:p>1326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70-1</text:p>
          </table:table-cell>
          <table:table-cell table:style-name="ce3" office:value-type="string" calcext:value-type="string">
            <text:p>Technischetools.co Web Application</text:p>
          </table:table-cell>
          <table:table-cell table:style-name="ce3" office:value-type="string" calcext:value-type="string">
            <text:p>TECHNISCHETOOLS.CO TECNOLOGIA EIRELI</text:p>
          </table:table-cell>
          <table:table-cell table:style-name="ce3" office:value-type="string" calcext:value-type="string">
            <text:p>LIVIO ROGERIO LOPES RIOS</text:p>
          </table:table-cell>
          <table:table-cell table:style-name="ce3" office:value-type="string" calcext:value-type="string">
            <text:p>AJAX; CSS; HTML; JAVA SCRIPT; OUTROS; PHP; POSTGREE SQL</text:p>
          </table:table-cell>
          <table:table-cell table:style-name="ce3" office:value-type="string" calcext:value-type="string">
            <text:p>CC-05; CC-06</text:p>
          </table:table-cell>
          <table:table-cell table:style-name="ce3" office:value-type="string" calcext:value-type="string">
            <text:p>AP-01; SM-04; TC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327" calcext:value-type="float">
            <text:p>1327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71-0</text:p>
          </table:table-cell>
          <table:table-cell table:style-name="ce3" office:value-type="string" calcext:value-type="string">
            <text:p>sistema de ensino a distancia medaula</text:p>
          </table:table-cell>
          <table:table-cell table:style-name="ce3" office:value-type="string" calcext:value-type="string">
            <text:p>MED E_LEARNING CURSOS INTERATIVOS LTDA -ME</text:p>
          </table:table-cell>
          <table:table-cell table:style-name="ce3" office:value-type="string" calcext:value-type="string">
            <text:p>SERGIO FELIX CANABRAVA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ED-04; ED-06</text:p>
          </table:table-cell>
          <table:table-cell table:style-name="ce3" office:value-type="string" calcext:value-type="string">
            <text:p>FA-01; GI-01; PD-05; SO-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3">
          <table:table-cell table:style-name="ce3" office:value-type="float" office:value="1328" calcext:value-type="float">
            <text:p>1328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72-8</text:p>
          </table:table-cell>
          <table:table-cell table:style-name="ce3" office:value-type="string" calcext:value-type="string">
            <text:p>SCOPE - SIMULADOR DE COMBATE À PERDA DE CIRCULAÇÃO</text:p>
          </table:table-cell>
          <table:table-cell table:style-name="ce3" office:value-type="string" calcext:value-type="string">
            <text:p>PETRÓLEO BRASILEIRO S.A. - PETROBRAS; SIMWORX PESQUISA E DESENVOLVIMENTO DE PROGRAMAS DE COMPUTADOR LTDA</text:p>
          </table:table-cell>
          <table:table-cell table:style-name="ce3" office:value-type="string" calcext:value-type="string">
            <text:p>ALEX TADEU DE ALMEIDA WALDMANN; CARLOS HENRIQUE MARQUES DE SA; FABIO FABRI; GLEBER TACIO TEIXEIRA; GUSTAVO CAMARGO LONGHIN; KAIO AUGUSTO GONZAGA; RAPHAEL AGOSTIN LEITE CRISTOFARO; RODOLFO BALTHAZAR VADINAL</text:p>
          </table:table-cell>
          <table:table-cell table:style-name="ce3" office:value-type="string" calcext:value-type="string">
            <text:p>JAVA; PYTHON</text:p>
          </table:table-cell>
          <table:table-cell table:style-name="ce3" office:value-type="string" calcext:value-type="string">
            <text:p>IN-04</text:p>
          </table:table-cell>
          <table:table-cell table:style-name="ce3" office:value-type="string" calcext:value-type="string">
            <text:p>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12">
          <table:table-cell table:style-name="ce3" office:value-type="float" office:value="1329" calcext:value-type="float">
            <text:p>1329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73-6</text:p>
          </table:table-cell>
          <table:table-cell table:style-name="ce3" office:value-type="string" calcext:value-type="string">
            <text:p>Genuino Rescue</text:p>
          </table:table-cell>
          <table:table-cell table:style-name="ce3" office:value-type="string" calcext:value-type="string">
            <text:p>INSTITUTO FEDERAL DE EDUCAÇÃO, CIÊNCIA E TECNOLOGIA DE ALAGOAS - IFAL</text:p>
          </table:table-cell>
          <table:table-cell table:style-name="ce3" office:value-type="string" calcext:value-type="string">
            <text:p>ARIEL ROQUE INÁCIO LUZ; DIOGO EDUARDO DA LUZ FERREIRA; EMILY STEPHANIE DE ARAÚJO TAVEIROS; HIGOR DANIEL COSTA CABRAL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5; SV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5">
          <table:table-cell table:style-name="ce3" office:value-type="float" office:value="1330" calcext:value-type="float">
            <text:p>1330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75-2</text:p>
          </table:table-cell>
          <table:table-cell table:style-name="ce3" office:value-type="string" calcext:value-type="string">
            <text:p>VALEBROKER</text:p>
          </table:table-cell>
          <table:table-cell table:style-name="ce3" office:value-type="string" calcext:value-type="string">
            <text:p>VALEMOBI CONSULTORIA EMPRESARIAL S.A.</text:p>
          </table:table-cell>
          <table:table-cell table:style-name="ce3" office:value-type="string" calcext:value-type="string">
            <text:p>NELSON MASSUD</text:p>
          </table:table-cell>
          <table:table-cell table:style-name="ce3" office:value-type="string" calcext:value-type="string">
            <text:p>C#; COLD FUSION; CSS; FLEX; HTML; IOS; JAVA; JAVA SCRIPT; NODEJS; OUTROS; PHP; PYTHON; SQL; SWIFT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1331" calcext:value-type="float">
            <text:p>1331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76-0</text:p>
          </table:table-cell>
          <table:table-cell table:style-name="ce3" office:value-type="string" calcext:value-type="string">
            <text:p>TRADEMAP</text:p>
          </table:table-cell>
          <table:table-cell table:style-name="ce3" office:value-type="string" calcext:value-type="string">
            <text:p>VALEMOBI CONSULTORIA EMPRESARIAL S.A.</text:p>
          </table:table-cell>
          <table:table-cell table:style-name="ce3" office:value-type="string" calcext:value-type="string">
            <text:p>NELSON MASSUD</text:p>
          </table:table-cell>
          <table:table-cell table:style-name="ce3" office:value-type="string" calcext:value-type="string">
            <text:p>COLD FUSION; CSS; HTML; IOS; JAVA; JAVA SCRIPT; NODEJS; OUTROS; PYTHON; SQL; SWIFT</text:p>
          </table:table-cell>
          <table:table-cell table:style-name="ce3" office:value-type="string" calcext:value-type="string">
            <text:p>FN-03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332" calcext:value-type="float">
            <text:p>1332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77-9</text:p>
          </table:table-cell>
          <table:table-cell table:style-name="ce3" office:value-type="string" calcext:value-type="string">
            <text:p>Diagnóstico Público</text:p>
          </table:table-cell>
          <table:table-cell table:style-name="ce3" office:value-type="string" calcext:value-type="string">
            <text:p>4MTI SOLUCOES LTDA - ME</text:p>
          </table:table-cell>
          <table:table-cell table:style-name="ce3" office:value-type="string" calcext:value-type="string">
            <text:p>MARCOS ANTÔNIO RABELO MOREIRA; MATHEUS PEREIRA AMARAL MOREIRA</text:p>
          </table:table-cell>
          <table:table-cell table:style-name="ce3" office:value-type="string" calcext:value-type="string">
            <text:p>JAVA SCRIPT; PHP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CD-01; FA-04; GI-01; GI-02; GI-03; GI-04; GI-05; GI-06; GI-07; GI-08; TI-03; TI-04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1333" calcext:value-type="float">
            <text:p>1333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78-7</text:p>
          </table:table-cell>
          <table:table-cell table:style-name="ce3" office:value-type="string" calcext:value-type="string">
            <text:p>ES1</text:p>
          </table:table-cell>
          <table:table-cell table:number-columns-repeated="2" table:style-name="ce3" office:value-type="string" calcext:value-type="string">
            <text:p>MAYCON GHIZZI</text:p>
          </table:table-cell>
          <table:table-cell table:style-name="ce3" office:value-type="string" calcext:value-type="string">
            <text:p>AJAX; CSS; HTML; JAVA SCRIPT; JQUERY; MYSQL; NODEJS; PHP; POSTGREE SQL; SQL</text:p>
          </table:table-cell>
          <table:table-cell table:style-name="ce3" office:value-type="string" calcext:value-type="string">
            <text:p>AD-01; AD-02; AD-03; AD-04; AD-08; AD-09; AH-03; CC-03; CC-04; DI-01; FN-06; TB-02</text:p>
          </table:table-cell>
          <table:table-cell table:style-name="ce3" office:value-type="string" calcext:value-type="string">
            <text:p>AP-01; AP-02; AP-03; AP-04; AP-05; AV-01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34" calcext:value-type="float">
            <text:p>1334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79-5</text:p>
          </table:table-cell>
          <table:table-cell table:style-name="ce3" office:value-type="string" calcext:value-type="string">
            <text:p>PILFIL Progressive Web App</text:p>
          </table:table-cell>
          <table:table-cell table:style-name="ce3" office:value-type="string" calcext:value-type="string">
            <text:p>LUCAS MARCONNY RIBEIRO SOARES</text:p>
          </table:table-cell>
          <table:table-cell table:style-name="ce3" office:value-type="string" calcext:value-type="string">
            <text:p>LUCAS MARCONNY RIBEIRO SOARES; SÁVIO CARLOS MARTINS COSTA</text:p>
          </table:table-cell>
          <table:table-cell table:style-name="ce3" office:value-type="string" calcext:value-type="string">
            <text:p>CSS; HTML; JAVA SCRIPT; OUTROS</text:p>
          </table:table-cell>
          <table:table-cell table:style-name="ce3" office:value-type="string" calcext:value-type="string">
            <text:p>A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335" calcext:value-type="float">
            <text:p>1335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80-9</text:p>
          </table:table-cell>
          <table:table-cell table:style-name="ce3" office:value-type="string" calcext:value-type="string">
            <text:p>SISCONT.NET (3FSISTEMAS)</text:p>
          </table:table-cell>
          <table:table-cell table:number-columns-repeated="2" table:style-name="ce3" office:value-type="string" calcext:value-type="string">
            <text:p>FABIO FERNANDO FIORENTINI</text:p>
          </table:table-cell>
          <table:table-cell table:style-name="ce3" office:value-type="string" calcext:value-type="string">
            <text:p>C#; T-SQL</text:p>
          </table:table-cell>
          <table:table-cell table:style-name="ce3" office:value-type="string" calcext:value-type="string">
            <text:p>AD-05; IF-07; IF-10</text:p>
          </table:table-cell>
          <table:table-cell table:style-name="ce3" office:value-type="string" calcext:value-type="string">
            <text:p>DS-01; DS-04; GI-01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336" calcext:value-type="float">
            <text:p>1336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81-7</text:p>
          </table:table-cell>
          <table:table-cell table:style-name="ce3" office:value-type="string" calcext:value-type="string">
            <text:p>Assiste Virtual por Reconhecimento de Voz</text:p>
          </table:table-cell>
          <table:table-cell table:style-name="ce3" office:value-type="string" calcext:value-type="string">
            <text:p>IARA HEALTH DESENVOLVIMENTO DE SOFTWARE LTDA</text:p>
          </table:table-cell>
          <table:table-cell table:style-name="ce3" office:value-type="string" calcext:value-type="string">
            <text:p>ALESSON SCAPINELLO SELHORST,; BERNARDO HENZ; DANIEL SOUZA; JOSE EDUARDO VENSON,</text:p>
          </table:table-cell>
          <table:table-cell table:style-name="ce3" office:value-type="string" calcext:value-type="string">
            <text:p>C++; JAVA SCRIPT; PYTHON</text:p>
          </table:table-cell>
          <table:table-cell table:style-name="ce3" office:value-type="string" calcext:value-type="string">
            <text:p>CO-02; CO-03; IF-07; SD-06; SD-08</text:p>
          </table:table-cell>
          <table:table-cell table:style-name="ce3" office:value-type="string" calcext:value-type="string">
            <text:p>AP-01; DS-05; IA-01; IA-03; TC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9">
          <table:table-cell table:style-name="ce3" office:value-type="float" office:value="1337" calcext:value-type="float">
            <text:p>1337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82-5</text:p>
          </table:table-cell>
          <table:table-cell table:style-name="ce3" office:value-type="string" calcext:value-type="string">
            <text:p>Método para reconhecimento de espectros de raios X característicos de minerais</text:p>
          </table:table-cell>
          <table:table-cell table:number-columns-repeated="2" table:style-name="ce3" office:value-type="string" calcext:value-type="string">
            <text:p>JOSÉ ANTÔNIO TRINDADE BORGES DA COSTA; THIAGO LOPES TRUGILLO DA SILVEIRA</text:p>
          </table:table-cell>
          <table:table-cell table:style-name="ce3" office:value-type="string" calcext:value-type="string">
            <text:p>OUTROS; PYTHON</text:p>
          </table:table-cell>
          <table:table-cell table:style-name="ce3" office:value-type="string" calcext:value-type="string">
            <text:p>FQ-12; FQ-14; PD-02</text:p>
          </table:table-cell>
          <table:table-cell table:style-name="ce3" office:value-type="string" calcext:value-type="string">
            <text:p>FA-01; IA-02; TC-03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3">
          <table:table-cell table:style-name="ce3" office:value-type="float" office:value="1338" calcext:value-type="float">
            <text:p>1338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83-3</text:p>
          </table:table-cell>
          <table:table-cell table:style-name="ce3" office:value-type="string" calcext:value-type="string">
            <text:p>Aplicativo Fitcheck 2.0</text:p>
          </table:table-cell>
          <table:table-cell table:style-name="ce3" office:value-type="string" calcext:value-type="string">
            <text:p>INBD ENGENHARIA ELETRÔNICA LTDA.</text:p>
          </table:table-cell>
          <table:table-cell table:style-name="ce3" office:value-type="string" calcext:value-type="string">
            <text:p>DANIEL TAVARES DE ANDRADE; EDUARDO CÉSAR MIRANDA BORGES; GISLANE FERREIRA DE MELO; GUSTAVO VINÍCIUS MARTINS ARVELOS; LUAN FELIPE RODRIGUES COSTA; LUCAS SOUZA ALVES; RAFAEL ALVES DE SOUSA; WILLIAN VILARINO LEITE</text:p>
          </table:table-cell>
          <table:table-cell table:style-name="ce3" office:value-type="string" calcext:value-type="string">
            <text:p>JAVA; XML</text:p>
          </table:table-cell>
          <table:table-cell table:style-name="ce3" office:value-type="string" calcext:value-type="string">
            <text:p>SD-06; SD-09</text:p>
          </table:table-cell>
          <table:table-cell table:style-name="ce3" office:value-type="string" calcext:value-type="string">
            <text:p>AP-01; AV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3" office:value-type="float" office:value="1339" calcext:value-type="float">
            <text:p>1339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84-1</text:p>
          </table:table-cell>
          <table:table-cell table:style-name="ce3" office:value-type="string" calcext:value-type="string">
            <text:p>aplicação interativa esportiva para TV digital</text:p>
          </table:table-cell>
          <table:table-cell table:number-columns-repeated="2" table:style-name="ce3" office:value-type="string" calcext:value-type="string">
            <text:p>CAUANE BLUMENBERG SILVA</text:p>
          </table:table-cell>
          <table:table-cell table:style-name="ce3" office:value-type="string" calcext:value-type="string">
            <text:p>LUA; NCL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AP-01; ET-01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85-0</text:p>
          </table:table-cell>
          <table:table-cell table:style-name="ce3" office:value-type="string" calcext:value-type="string">
            <text:p>Plataforma Êxitos</text:p>
          </table:table-cell>
          <table:table-cell table:style-name="ce3" office:value-type="string" calcext:value-type="string">
            <text:p>ÊXITOS EFICIÊNCIA EM INFORMAÇÃO E TECNOLOGIA LTDA - ME</text:p>
          </table:table-cell>
          <table:table-cell table:style-name="ce3" office:value-type="string" calcext:value-type="string">
            <text:p>MARLI BURAT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1; AD-02; AD-04; AN-02; EC-13; EC-14; FN-04</text:p>
          </table:table-cell>
          <table:table-cell table:style-name="ce3" office:value-type="string" calcext:value-type="string">
            <text:p>AP-01; AP-02; AV-02; FA-01; UT-01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41" calcext:value-type="float">
            <text:p>1341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86-8</text:p>
          </table:table-cell>
          <table:table-cell table:style-name="ce3" office:value-type="string" calcext:value-type="string">
            <text:p>Gestor de Recursos Humanos</text:p>
          </table:table-cell>
          <table:table-cell table:number-columns-repeated="2" table:style-name="ce3" office:value-type="string" calcext:value-type="string">
            <text:p>WILLIAN DIEGO PARIGE</text:p>
          </table:table-cell>
          <table:table-cell table:style-name="ce3" office:value-type="string" calcext:value-type="string">
            <text:p>MYSQL; OUTROS; PHP</text:p>
          </table:table-cell>
          <table:table-cell table:style-name="ce3" office:value-type="string" calcext:value-type="string">
            <text:p>AD-11; TB-02</text:p>
          </table:table-cell>
          <table:table-cell table:style-name="ce3" office:value-type="string" calcext:value-type="string">
            <text:p>A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342" calcext:value-type="float">
            <text:p>1342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87-6</text:p>
          </table:table-cell>
          <table:table-cell table:style-name="ce3" office:value-type="string" calcext:value-type="string">
            <text:p>e-Prefeitura</text:p>
          </table:table-cell>
          <table:table-cell table:style-name="ce3" office:value-type="string" calcext:value-type="string">
            <text:p>OPEN BRASIL GESTÃO DO CONHECIMENTO E INFORMAÇÃO LTDA</text:p>
          </table:table-cell>
          <table:table-cell table:style-name="ce3" office:value-type="string" calcext:value-type="string">
            <text:p>CHARLES LOPES DUTRA</text:p>
          </table:table-cell>
          <table:table-cell table:style-name="ce3" office:value-type="string" calcext:value-type="string">
            <text:p>CSS; HTML; JAVA SCRIPT; PHP; POSTGREE SQL</text:p>
          </table:table-cell>
          <table:table-cell table:style-name="ce3" office:value-type="string" calcext:value-type="string">
            <text:p>AD-01; AD-02; AD-04; EC-13; FN-01</text:p>
          </table:table-cell>
          <table:table-cell table:style-name="ce3" office:value-type="string" calcext:value-type="string">
            <text:p>AP-01; AP-02; AP-03; AP-04; DS-04; GI-01; GI-04; GI-06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5">
          <table:table-cell table:style-name="ce3" office:value-type="float" office:value="1343" calcext:value-type="float">
            <text:p>1343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89-2</text:p>
          </table:table-cell>
          <table:table-cell table:style-name="ce3" office:value-type="string" calcext:value-type="string">
            <text:p>CINRI - Sistema de Gestão de Projetos</text:p>
          </table:table-cell>
          <table:table-cell table:style-name="ce3" office:value-type="string" calcext:value-type="string">
            <text:p>UNIVERSIDADE FEDERAL DE SANTA MARIA</text:p>
          </table:table-cell>
          <table:table-cell table:style-name="ce3" office:value-type="string" calcext:value-type="string">
            <text:p>FELIPE PEREIRA STIVAL; JOSÉ RENES PINHEIRO; JULIO CEZAR MAIRESSE SILUK; LEANDRO MICHELS; PAULO ROBERTO SILVEIRA MACHADO; ROGER MATEUS KARNOPP</text:p>
          </table:table-cell>
          <table:table-cell table:style-name="ce3" office:value-type="string" calcext:value-type="string">
            <text:p>CSS; HTML; JAVA SCRIPT; PHP</text:p>
          </table:table-cell>
          <table:table-cell table:style-name="ce3" office:value-type="string" calcext:value-type="string">
            <text:p>AD-01; AD-02; AD-03; AD-05; AD-08</text:p>
          </table:table-cell>
          <table:table-cell table:style-name="ce3" office:value-type="string" calcext:value-type="string">
            <text:p>FA-01; GI-02; GI-04; GI-07; SO-0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9">
          <table:table-cell table:style-name="ce3" office:value-type="float" office:value="1344" calcext:value-type="float">
            <text:p>1344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90-6</text:p>
          </table:table-cell>
          <table:table-cell table:style-name="ce3" office:value-type="string" calcext:value-type="string">
            <text:p>SeroGuide</text:p>
          </table:table-cell>
          <table:table-cell table:style-name="ce3" office:value-type="string" calcext:value-type="string">
            <text:p>UNIVERSIDADE FEDERAL RURAL DO RIO DE JANEIRO</text:p>
          </table:table-cell>
          <table:table-cell table:style-name="ce3" office:value-type="string" calcext:value-type="string">
            <text:p>FILIPE KLINGER MARQUES DE LIMA; SERGIO MANUEL SERRA DA CRUZ</text:p>
          </table:table-cell>
          <table:table-cell table:style-name="ce3" office:value-type="string" calcext:value-type="string">
            <text:p>JAVA; JSON; SQL; XML</text:p>
          </table:table-cell>
          <table:table-cell table:style-name="ce3" office:value-type="string" calcext:value-type="string">
            <text:p>AD-10; CO-02; EC-07; GC-04; IF-01; SV-04; TB-06; TP-01; UB-05</text:p>
          </table:table-cell>
          <table:table-cell table:style-name="ce3" office:value-type="string" calcext:value-type="string">
            <text:p>AP-01; GI-01; GI-05; GI-0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2">
          <table:table-cell table:style-name="ce3" office:value-type="float" office:value="1345" calcext:value-type="float">
            <text:p>1345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91-4</text:p>
          </table:table-cell>
          <table:table-cell table:style-name="ce3" office:value-type="string" calcext:value-type="string">
            <text:p>Solar System</text:p>
          </table:table-cell>
          <table:table-cell table:style-name="ce3" office:value-type="string" calcext:value-type="string">
            <text:p>INSTITUTO FEDERAL DE EDUCACAO, CIENCIA E TECNOLOGIA DA PARAIBA</text:p>
          </table:table-cell>
          <table:table-cell table:style-name="ce3" office:value-type="string" calcext:value-type="string">
            <text:p>ALLYSSON MACÁRIO DE ARAÚJO CALDAS; LUÍS HENDRIK DE SOUSA BRITO DOS SANTOS; MATHEUS DO NASCIMENTO SANTOS; THALES MARTINS BEZERRA</text:p>
          </table:table-cell>
          <table:table-cell table:style-name="ce3" office:value-type="string" calcext:value-type="string">
            <text:p>JAVA; XML</text:p>
          </table:table-cell>
          <table:table-cell table:style-name="ce3" office:value-type="string" calcext:value-type="string">
            <text:p>FQ-05; IF-04</text:p>
          </table:table-cell>
          <table:table-cell table:style-name="ce3" office:value-type="string" calcext:value-type="string">
            <text:p>AP-01; GI-01; TC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21">
          <table:table-cell table:style-name="ce3" office:value-type="float" office:value="1346" calcext:value-type="float">
            <text:p>1346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92-2</text:p>
          </table:table-cell>
          <table:table-cell table:style-name="ce3" office:value-type="string" calcext:value-type="string">
            <text:p>SOFTWARE DE CONTAGEM E MENSURAÇÃO DE TORAS</text:p>
          </table:table-cell>
          <table:table-cell table:style-name="ce3" office:value-type="string" calcext:value-type="string">
            <text:p>PLASCOM TECNOLOGIA LTDA</text:p>
          </table:table-cell>
          <table:table-cell table:style-name="ce3" office:value-type="string" calcext:value-type="string">
            <text:p>VINICIUS VITOR DA LUZ</text:p>
          </table:table-cell>
          <table:table-cell table:style-name="ce3" office:value-type="string" calcext:value-type="string">
            <text:p>C++; PHP; PYTHON</text:p>
          </table:table-cell>
          <table:table-cell table:style-name="ce3" office:value-type="string" calcext:value-type="string">
            <text:p>AD-08; AD-09; AG-01; AG-02; AG-03; AG-04; AG-11; GC-04; GC-05; GC-06; GC-07; GC-08; GC-09; IF-07; IN-03</text:p>
          </table:table-cell>
          <table:table-cell table:style-name="ce3" office:value-type="string" calcext:value-type="string">
            <text:p>AP-01; AT-05; AT-06; AV-01; CD-01; FA-01; FA-04; GI-03; GI-04; GI-06; GI-07; IA-01; IA-02; LG-07; PD-02; PD-05; SO-02; TC-03; TC-04; UT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347" calcext:value-type="float">
            <text:p>1347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93-0</text:p>
          </table:table-cell>
          <table:table-cell table:style-name="ce3" office:value-type="string" calcext:value-type="string">
            <text:p>Emissor de Nota Fiscal Eletrônica com cálculo automático de impostos e gerenciamento contábil e financeira</text:p>
          </table:table-cell>
          <table:table-cell table:style-name="ce3" office:value-type="string" calcext:value-type="string">
            <text:p>WEBMANIABR - DESENVOLVIMENTO DE SOFTWARE LTDA; WEBMANIABR COMPUTAÇÃO GRÁFICA LTDA - ME</text:p>
          </table:table-cell>
          <table:table-cell table:style-name="ce3" office:value-type="string" calcext:value-type="string">
            <text:p>JESSÉ RODRIGO RODRIGUES DA SILVA; THYAGO RODRIGUES DA SILVA</text:p>
          </table:table-cell>
          <table:table-cell table:style-name="ce3" office:value-type="string" calcext:value-type="string">
            <text:p>HTML; JAVA SCRIPT; JQUERY; JSON; MYSQL; PHP; XML</text:p>
          </table:table-cell>
          <table:table-cell table:style-name="ce3" office:value-type="string" calcext:value-type="string">
            <text:p>AD-01; DI-03; EC-14; FN-05; FN-06</text:p>
          </table:table-cell>
          <table:table-cell table:style-name="ce3" office:value-type="string" calcext:value-type="string">
            <text:p>AP-03; AP-04; AP-05; AT-02; AT-03; AT-06; AV-02; GI-04; SO-07; TI-03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348" calcext:value-type="float">
            <text:p>1348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94-9</text:p>
          </table:table-cell>
          <table:table-cell table:style-name="ce3" office:value-type="string" calcext:value-type="string">
            <text:p>BISCUITS MANUFACTURING INTELLIGENCE</text:p>
          </table:table-cell>
          <table:table-cell table:number-columns-repeated="2" table:style-name="ce3" office:value-type="string" calcext:value-type="string">
            <text:p>BRUNO PERMINIO TENORIO SANTOS; CARINE MOTA ALVES</text:p>
          </table:table-cell>
          <table:table-cell table:style-name="ce3" office:value-type="string" calcext:value-type="string">
            <text:p>VISUAL BASIC</text:p>
          </table:table-cell>
          <table:table-cell table:style-name="ce3" office:value-type="string" calcext:value-type="string">
            <text:p>AD-06; IN-01; IN-03; IN-05</text:p>
          </table:table-cell>
          <table:table-cell table:style-name="ce3" office:value-type="string" calcext:value-type="string">
            <text:p>AP-01; AT-06; AV-01; FA-03; FA-04; GI-04; SM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349" calcext:value-type="float">
            <text:p>1349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95-7</text:p>
          </table:table-cell>
          <table:table-cell table:style-name="ce3" office:value-type="string" calcext:value-type="string">
            <text:p>Aplicativo DAP</text:p>
          </table:table-cell>
          <table:table-cell table:style-name="ce3" office:value-type="string" calcext:value-type="string">
            <text:p>UNIVERSIDADE FEDERAL DE SANTA CATARINA</text:p>
          </table:table-cell>
          <table:table-cell table:style-name="ce3" office:value-type="string" calcext:value-type="string">
            <text:p>CRISTIANE BALDESSAR MENDEZ; NÁDIA CHIODELLI SALUM</text:p>
          </table:table-cell>
          <table:table-cell table:style-name="ce3" office:value-type="string" calcext:value-type="string">
            <text:p>JAVA SCRIPT; OUTROS</text:p>
          </table:table-cell>
          <table:table-cell table:style-name="ce3" office:value-type="string" calcext:value-type="string">
            <text:p>AN-02; CO-02; ED-06; IF-10; SD-07</text:p>
          </table:table-cell>
          <table:table-cell table:style-name="ce3" office:value-type="string" calcext:value-type="string">
            <text:p>AP-01; AP-02; AP-03; FA-01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3">
          <table:table-cell table:style-name="ce3" office:value-type="float" office:value="1350" calcext:value-type="float">
            <text:p>1350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96-5</text:p>
          </table:table-cell>
          <table:table-cell table:style-name="ce3" office:value-type="string" calcext:value-type="string">
            <text:p>SOS Mulher</text:p>
          </table:table-cell>
          <table:table-cell table:style-name="ce3" office:value-type="string" calcext:value-type="string">
            <text:p>POLÍCIA MILITAR DO ESTADO DE SÃO PAULO</text:p>
          </table:table-cell>
          <table:table-cell table:style-name="ce3" office:value-type="string" calcext:value-type="string">
            <text:p>AMANDA APARECIDA NABARRO PEREIRA; FRANCISCO ALVES CANGERANA NETO; MARCELLO STREIFINGER; MARCELO FUMIO TAMASUIRO; MÁRCIO ALBUQUERQUE DE TOLEDO PIZA; RICARDO DE ARAÚJO SANTOS</text:p>
          </table:table-cell>
          <table:table-cell table:style-name="ce3" office:value-type="string" calcext:value-type="string">
            <text:p>.NET; C#; IOS; JAVA; SQL</text:p>
          </table:table-cell>
          <table:table-cell table:style-name="ce3" office:value-type="string" calcext:value-type="string">
            <text:p>AD-01; AD-04; GC-04; IF-10; SV-01</text:p>
          </table:table-cell>
          <table:table-cell table:style-name="ce3" office:value-type="string" calcext:value-type="string">
            <text:p>AP-01; CD-01; GI-01; GI-06; SO-01; SO-02; SO-06; TI-03; UT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3" office:value-type="float" office:value="1351" calcext:value-type="float">
            <text:p>1351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98-1</text:p>
          </table:table-cell>
          <table:table-cell table:style-name="ce3" office:value-type="string" calcext:value-type="string">
            <text:p>Plataforma FindUP de geolocalização e conexão de com empresas ou pessoas</text:p>
          </table:table-cell>
          <table:table-cell table:style-name="ce3" office:value-type="string" calcext:value-type="string">
            <text:p>FINDUP TECNOLOGIA EM SISTEMAS LTDA</text:p>
          </table:table-cell>
          <table:table-cell table:style-name="ce3" office:value-type="string" calcext:value-type="string">
            <text:p>FÁBIO DOS SANTOS FREIRE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CT-03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00-7</text:p>
          </table:table-cell>
          <table:table-cell table:style-name="ce3" office:value-type="string" calcext:value-type="string">
            <text:p>GroundCalc</text:p>
          </table:table-cell>
          <table:table-cell table:number-columns-repeated="2" table:style-name="ce3" office:value-type="string" calcext:value-type="string">
            <text:p>RAPHAEL BATISTA BORGES LOURO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EN-04</text:p>
          </table:table-cell>
          <table:table-cell table:style-name="ce3" office:value-type="string" calcext:value-type="string">
            <text:p>FA-01; SM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53" calcext:value-type="float">
            <text:p>1353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01-5</text:p>
          </table:table-cell>
          <table:table-cell table:style-name="ce3" office:value-type="string" calcext:value-type="string">
            <text:p>MOLBIT</text:p>
          </table:table-cell>
          <table:table-cell table:style-name="ce3" office:value-type="string" calcext:value-type="string">
            <text:p>UNIVERSIDADE FEDERAL DO RIO GRANDE DO NORTE</text:p>
          </table:table-cell>
          <table:table-cell table:style-name="ce3" office:value-type="string" calcext:value-type="string">
            <text:p>DANIEL CARLOS FERREIRA LANZA; TIAGO TOBIAS FREITAS</text:p>
          </table:table-cell>
          <table:table-cell table:style-name="ce3" office:value-type="string" calcext:value-type="string">
            <text:p>PYTHON; RUBY</text:p>
          </table:table-cell>
          <table:table-cell table:style-name="ce3" office:value-type="string" calcext:value-type="string">
            <text:p>BL-01</text:p>
          </table:table-cell>
          <table:table-cell table:style-name="ce3" office:value-type="string" calcext:value-type="string">
            <text:p>FA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354" calcext:value-type="float">
            <text:p>1354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02-3</text:p>
          </table:table-cell>
          <table:table-cell table:style-name="ce3" office:value-type="string" calcext:value-type="string">
            <text:p>SmartLaudo Voice</text:p>
          </table:table-cell>
          <table:table-cell table:style-name="ce3" office:value-type="string" calcext:value-type="string">
            <text:p>MLN DIAGNOSTICOS POR IMAGEM</text:p>
          </table:table-cell>
          <table:table-cell table:style-name="ce3" office:value-type="string" calcext:value-type="string">
            <text:p>HELDER GUIMARÃES ARAGÃ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AP-01; AT-0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355" calcext:value-type="float">
            <text:p>1355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04-0</text:p>
          </table:table-cell>
          <table:table-cell table:style-name="ce3" office:value-type="string" calcext:value-type="string">
            <text:p>GOFIVE VALIDATION LIFECYCLE MANAGEMENT SYSTEM</text:p>
          </table:table-cell>
          <table:table-cell table:style-name="ce3" office:value-type="string" calcext:value-type="string">
            <text:p>FIVE VALIDAÇÃO DE SISTEMAS COMPUTADORIZADOS EIRELI ME</text:p>
          </table:table-cell>
          <table:table-cell table:style-name="ce3" office:value-type="string" calcext:value-type="string">
            <text:p>JOAO MARIO GOMES MARTINS</text:p>
          </table:table-cell>
          <table:table-cell table:style-name="ce3" office:value-type="string" calcext:value-type="string">
            <text:p>FRAMEWORK; HTML; JAVA SCRIPT; POSTGREE SQL</text:p>
          </table:table-cell>
          <table:table-cell table:style-name="ce3" office:value-type="string" calcext:value-type="string">
            <text:p>IF-07</text:p>
          </table:table-cell>
          <table:table-cell table:style-name="ce3" office:value-type="string" calcext:value-type="string">
            <text:p>AP-04; AT-05; AT-06; AT-07; DS-05; GI-06; PD-01; PD-02; PD-03; PD-04; PD-05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56" calcext:value-type="float">
            <text:p>1356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05-8</text:p>
          </table:table-cell>
          <table:table-cell table:style-name="ce3" office:value-type="string" calcext:value-type="string">
            <text:p>S.A.M. - SISTEMA DE ATENDIMENTO MÉDICO</text:p>
          </table:table-cell>
          <table:table-cell table:style-name="ce3" office:value-type="string" calcext:value-type="string">
            <text:p>F. Q. BRABO DESENVOLVIMENTO DE SISTEMA EIRELI EPP</text:p>
          </table:table-cell>
          <table:table-cell table:style-name="ce3" office:value-type="string" calcext:value-type="string">
            <text:p>ALEX ARGUELHO ALVES; FABIO QUEIROZ BRABO</text:p>
          </table:table-cell>
          <table:table-cell table:style-name="ce3" office:value-type="string" calcext:value-type="string">
            <text:p>DELPHI; FIREBIRD</text:p>
          </table:table-cell>
          <table:table-cell table:style-name="ce3" office:value-type="string" calcext:value-type="string">
            <text:p>SD-02</text:p>
          </table:table-cell>
          <table:table-cell table:style-name="ce3" office:value-type="string" calcext:value-type="string">
            <text:p>AP-01; AT-01; GI-01; GI-04; GI-08; SO-05; SO-07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357" calcext:value-type="float">
            <text:p>1357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06-6</text:p>
          </table:table-cell>
          <table:table-cell table:style-name="ce3" office:value-type="string" calcext:value-type="string">
            <text:p>SENutriPlus</text:p>
          </table:table-cell>
          <table:table-cell table:style-name="ce3" office:value-type="string" calcext:value-type="string">
            <text:p>UNIVERSIDADE TECNOLOGICA FEDERAL DO PARANA</text:p>
          </table:table-cell>
          <table:table-cell table:style-name="ce3" office:value-type="string" calcext:value-type="string">
            <text:p>FRANCISCO ANTONIO FERNANDES REINALDO; MARCOS MARCOLIN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SD-06</text:p>
          </table:table-cell>
          <table:table-cell table:style-name="ce3" office:value-type="string" calcext:value-type="string">
            <text:p>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08-2</text:p>
          </table:table-cell>
          <table:table-cell table:style-name="ce3" office:value-type="string" calcext:value-type="string">
            <text:p>O Mestre de Trigonometria</text:p>
          </table:table-cell>
          <table:table-cell table:style-name="ce3" office:value-type="string" calcext:value-type="string">
            <text:p>UNIVERSIDADE FEDERAL RURAL DO RIO DE JANEIRO</text:p>
          </table:table-cell>
          <table:table-cell table:style-name="ce3" office:value-type="string" calcext:value-type="string">
            <text:p>HAMILCAR PEREIRA DA SILVA</text:p>
          </table:table-cell>
          <table:table-cell table:style-name="ce3" office:value-type="string" calcext:value-type="string">
            <text:p>HTML; JAVA SCRIPT</text:p>
          </table:table-cell>
          <table:table-cell table:style-name="ce3" office:value-type="string" calcext:value-type="string">
            <text:p>MT-03</text:p>
          </table:table-cell>
          <table:table-cell table:style-name="ce3" office:value-type="string" calcext:value-type="string">
            <text:p>ET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59" calcext:value-type="float">
            <text:p>1359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09-0</text:p>
          </table:table-cell>
          <table:table-cell table:style-name="ce3" office:value-type="string" calcext:value-type="string">
            <text:p>Gui InNat - Guia de Reconhecimento de Inimigos Naturais de Pragas Agrícolas</text:p>
          </table:table-cell>
          <table:table-cell table:style-name="ce3" office:value-type="string" calcext:value-type="string">
            <text:p>EMBRAPA-EMPRESA BRASILEIRA DE PESQUISA AGROPECUARIA</text:p>
          </table:table-cell>
          <table:table-cell table:style-name="ce3" office:value-type="string" calcext:value-type="string">
            <text:p>HUGO ROGERIO BORGES DE FREITAS; MARCELO PERRONE RICALDE</text:p>
          </table:table-cell>
          <table:table-cell table:style-name="ce3" office:value-type="string" calcext:value-type="string">
            <text:p>CSS; HTML</text:p>
          </table:table-cell>
          <table:table-cell table:style-name="ce3" office:value-type="string" calcext:value-type="string">
            <text:p>AG-01; AG-02; AG-08</text:p>
          </table:table-cell>
          <table:table-cell table:style-name="ce3" office:value-type="string" calcext:value-type="string">
            <text:p>AP-01; TC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float" office:value="1360" calcext:value-type="float">
            <text:p>1360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11-2</text:p>
          </table:table-cell>
          <table:table-cell table:style-name="ce3" office:value-type="string" calcext:value-type="string">
            <text:p>Backend da área de Administração da plataforma</text:p>
          </table:table-cell>
          <table:table-cell table:style-name="ce3" office:value-type="string" calcext:value-type="string">
            <text:p>LUIZ OTAVIO BATISTA DE CARVALHO</text:p>
          </table:table-cell>
          <table:table-cell table:style-name="ce3" office:value-type="string" calcext:value-type="string">
            <text:p>TIADO DE OLIVEIRA STUTZ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AD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61" calcext:value-type="float">
            <text:p>1361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12-0</text:p>
          </table:table-cell>
          <table:table-cell table:style-name="ce3" office:value-type="string" calcext:value-type="string">
            <text:p>Frontend da a ́rea de Administrac ̧a~o da plataforma</text:p>
          </table:table-cell>
          <table:table-cell table:style-name="ce3" office:value-type="string" calcext:value-type="string">
            <text:p>LUIZ OTAVIO BATISTA DE CARVALHO</text:p>
          </table:table-cell>
          <table:table-cell table:style-name="ce3" office:value-type="string" calcext:value-type="string">
            <text:p>TIADO DE OLIVEIRA STUTZ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AD-05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13-9</text:p>
          </table:table-cell>
          <table:table-cell table:style-name="ce3" office:value-type="string" calcext:value-type="string">
            <text:p>Api Domain</text:p>
          </table:table-cell>
          <table:table-cell table:style-name="ce3" office:value-type="string" calcext:value-type="string">
            <text:p>LUIZ OTAVIO BATISTA DE CARVALHO</text:p>
          </table:table-cell>
          <table:table-cell table:style-name="ce3" office:value-type="string" calcext:value-type="string">
            <text:p>TIADO DE OLIVEIRA STUTZ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GI-0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63" calcext:value-type="float">
            <text:p>1363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14-7</text:p>
          </table:table-cell>
          <table:table-cell table:style-name="ce3" office:value-type="string" calcext:value-type="string">
            <text:p>Serviço de emissão e validação do certificado</text:p>
          </table:table-cell>
          <table:table-cell table:style-name="ce3" office:value-type="string" calcext:value-type="string">
            <text:p>LUIZ OTAVIO BATISTA DE CARVALHO</text:p>
          </table:table-cell>
          <table:table-cell table:style-name="ce3" office:value-type="string" calcext:value-type="string">
            <text:p>TIADO DE OLIVEIRA STUTZ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64" calcext:value-type="float">
            <text:p>1364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15-5</text:p>
          </table:table-cell>
          <table:table-cell table:style-name="ce3" office:value-type="string" calcext:value-type="string">
            <text:p>edidatico student simulator</text:p>
          </table:table-cell>
          <table:table-cell table:style-name="ce3" office:value-type="string" calcext:value-type="string">
            <text:p>LUIZ OTAVIO BATISTA DE CARVALHO</text:p>
          </table:table-cell>
          <table:table-cell table:style-name="ce3" office:value-type="string" calcext:value-type="string">
            <text:p>TIADO DE OLIVEIRA STUTZ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A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65" calcext:value-type="float">
            <text:p>1365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16-3</text:p>
          </table:table-cell>
          <table:table-cell table:style-name="ce3" office:value-type="string" calcext:value-type="string">
            <text:p>estudantes analytics backend</text:p>
          </table:table-cell>
          <table:table-cell table:style-name="ce3" office:value-type="string" calcext:value-type="string">
            <text:p>LUIZ OTAVIO BATISTA DE CARVALHO</text:p>
          </table:table-cell>
          <table:table-cell table:style-name="ce3" office:value-type="string" calcext:value-type="string">
            <text:p>TIADO DE OLIVEIRA STUTZ</text:p>
          </table:table-cell>
          <table:table-cell table:style-name="ce3" office:value-type="string" calcext:value-type="string">
            <text:p>JSON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GI-0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66" calcext:value-type="float">
            <text:p>1366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17-1</text:p>
          </table:table-cell>
          <table:table-cell table:style-name="ce3" office:value-type="string" calcext:value-type="string">
            <text:p>estudantes analytics homie converter</text:p>
          </table:table-cell>
          <table:table-cell table:style-name="ce3" office:value-type="string" calcext:value-type="string">
            <text:p>LUIZ OTAVIO BATISTA DE CARVALHO</text:p>
          </table:table-cell>
          <table:table-cell table:style-name="ce3" office:value-type="string" calcext:value-type="string">
            <text:p>TIADO DE OLIVEIRA STUTZ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67" calcext:value-type="float">
            <text:p>1367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18-0</text:p>
          </table:table-cell>
          <table:table-cell table:style-name="ce3" office:value-type="string" calcext:value-type="string">
            <text:p>estudantes frontend cadastro</text:p>
          </table:table-cell>
          <table:table-cell table:style-name="ce3" office:value-type="string" calcext:value-type="string">
            <text:p>LUIZ OTAVIO BATISTA DE CARVALHO</text:p>
          </table:table-cell>
          <table:table-cell table:style-name="ce3" office:value-type="string" calcext:value-type="string">
            <text:p>TIADO DE OLIVEIRA STUTZ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68" calcext:value-type="float">
            <text:p>1368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19-8</text:p>
          </table:table-cell>
          <table:table-cell table:style-name="ce3" office:value-type="string" calcext:value-type="string">
            <text:p>Área restrita onde os alunos realizam as atividades acadêmicas</text:p>
          </table:table-cell>
          <table:table-cell table:style-name="ce3" office:value-type="string" calcext:value-type="string">
            <text:p>LUIZ OTAVIO BATISTA DE CARVALHO</text:p>
          </table:table-cell>
          <table:table-cell table:style-name="ce3" office:value-type="string" calcext:value-type="string">
            <text:p>TIADO DE OLIVEIRA STUTZ</text:p>
          </table:table-cell>
          <table:table-cell table:style-name="ce3" office:value-type="string" calcext:value-type="string">
            <text:p>JAVA SCRIPT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69" calcext:value-type="float">
            <text:p>1369</text:p>
          </table:table-cell>
          <table:table-cell table:style-name="ce3" office:value-type="float" office:value="2516" calcext:value-type="float">
            <text:p>2516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20-1</text:p>
          </table:table-cell>
          <table:table-cell table:style-name="ce3" office:value-type="string" calcext:value-type="string">
            <text:p>Site publico edidatico</text:p>
          </table:table-cell>
          <table:table-cell table:style-name="ce3" office:value-type="string" calcext:value-type="string">
            <text:p>LUIZ OTAVIO BATISTA DE CARVALHO</text:p>
          </table:table-cell>
          <table:table-cell table:style-name="ce3" office:value-type="string" calcext:value-type="string">
            <text:p>TIADO DE OLIVEIRA STUTZ</text:p>
          </table:table-cell>
          <table:table-cell table:style-name="ce3" office:value-type="string" calcext:value-type="string">
            <text:p>HTML; JAVA SCRIPT</text:p>
          </table:table-cell>
          <table:table-cell table:style-name="ce3" office:value-type="string" calcext:value-type="string">
            <text:p>E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1370" calcext:value-type="float">
            <text:p>1370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74-4</text:p>
          </table:table-cell>
          <table:table-cell table:style-name="ce3" office:value-type="string" calcext:value-type="string">
            <text:p>Genuino Rescue Support</text:p>
          </table:table-cell>
          <table:table-cell table:style-name="ce3" office:value-type="string" calcext:value-type="string">
            <text:p>INSTITUTO FEDERAL DE EDUCAÇÃO, CIÊNCIA E TECNOLOGIA DE ALAGOAS - IFAL</text:p>
          </table:table-cell>
          <table:table-cell table:style-name="ce3" office:value-type="string" calcext:value-type="string">
            <text:p>ARIEL ROQUE INÁCIO LUZ; DIOGO EDUARDO DA LUZ FERREIRA; EMILY STEPHANIE DE ARAÚJO TAVEIROS; HIGOR DANIEL COSTA CABRAL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5; SV-01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1371" calcext:value-type="float">
            <text:p>1371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88-4</text:p>
          </table:table-cell>
          <table:table-cell table:style-name="ce3" office:value-type="string" calcext:value-type="string">
            <text:p>Bits House</text:p>
          </table:table-cell>
          <table:table-cell table:style-name="ce3" office:value-type="string" calcext:value-type="string">
            <text:p>INSTITUTO FEDERAL DE EDUCAÇÃO, CIÊNCIA E TECNOLOGIA DE ALAGOAS - IFAL</text:p>
          </table:table-cell>
          <table:table-cell table:style-name="ce3" office:value-type="string" calcext:value-type="string">
            <text:p>ARIEL ROQUE INÁCIO LUZ; RAFAEL THYAGO ANTONELL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IN-02</text:p>
          </table:table-cell>
          <table:table-cell table:style-name="ce3" office:value-type="string" calcext:value-type="string">
            <text:p>AP-01; AT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372" calcext:value-type="float">
            <text:p>1372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97-3</text:p>
          </table:table-cell>
          <table:table-cell table:style-name="ce3" office:value-type="string" calcext:value-type="string">
            <text:p>TUTOMATH</text:p>
          </table:table-cell>
          <table:table-cell table:style-name="ce3" office:value-type="string" calcext:value-type="string">
            <text:p>INSTITUTO FEDERAL DE EDUCAÇÃO, CIÊNCIA E TECNOLOGIA DE ALAGOAS - IFAL</text:p>
          </table:table-cell>
          <table:table-cell table:style-name="ce3" office:value-type="string" calcext:value-type="string">
            <text:p>DIOGO MEURER DE SOUZA CASTRO; KEVIN WASHINGTON DA SILVA LIRA</text:p>
          </table:table-cell>
          <table:table-cell table:style-name="ce3" office:value-type="string" calcext:value-type="string">
            <text:p>C#; JAVA SCRIPT</text:p>
          </table:table-cell>
          <table:table-cell table:style-name="ce3" office:value-type="string" calcext:value-type="string">
            <text:p>ED-01; ED-05; ED-06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5">
          <table:table-cell table:style-name="ce3" office:value-type="float" office:value="1373" calcext:value-type="float">
            <text:p>1373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499-0</text:p>
          </table:table-cell>
          <table:table-cell table:style-name="ce3" office:value-type="string" calcext:value-type="string">
            <text:p>Dose Certa</text:p>
          </table:table-cell>
          <table:table-cell table:style-name="ce3" office:value-type="string" calcext:value-type="string">
            <text:p>INSTITUTO FEDERAL DE EDUCAÇÃO, CIÊNCIA E TECNOLOGIA DE ALAGOAS - IFAL</text:p>
          </table:table-cell>
          <table:table-cell table:style-name="ce3" office:value-type="string" calcext:value-type="string">
            <text:p>JOSEFA EMANUELLE NOBRE SILVA; LUAN VICTOR DE OLIVEIRA SILVA; SHEYLA KAROLINA JUSTINO MARQUES; WOLFFGANG AMADEU RODRIGUES DE LEMOS</text:p>
          </table:table-cell>
          <table:table-cell table:style-name="ce3" office:value-type="string" calcext:value-type="string">
            <text:p>CSS; HTML; JAVA SCRIPT; SQL</text:p>
          </table:table-cell>
          <table:table-cell table:style-name="ce3" office:value-type="string" calcext:value-type="string">
            <text:p>CC-02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3" office:value-type="float" office:value="1374" calcext:value-type="float">
            <text:p>1374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10-4</text:p>
          </table:table-cell>
          <table:table-cell table:style-name="ce3" office:value-type="string" calcext:value-type="string">
            <text:p>mRC-e - Versão JAVA</text:p>
          </table:table-cell>
          <table:table-cell table:style-name="ce3" office:value-type="string" calcext:value-type="string">
            <text:p>M.I. MONTREAL INFORMÁTICA S/A,</text:p>
          </table:table-cell>
          <table:table-cell table:style-name="ce3" office:value-type="string" calcext:value-type="string">
            <text:p>LÚCIA MARIA ABRUNHOSA FERNANDE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DI-01; FN-03; IF-10; SV-02</text:p>
          </table:table-cell>
          <table:table-cell table:style-name="ce3" office:value-type="string" calcext:value-type="string">
            <text:p>AP-01; AP-03; AT-01; AT-03; AT-04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375" calcext:value-type="float">
            <text:p>1375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21-0</text:p>
          </table:table-cell>
          <table:table-cell table:style-name="ce3" office:value-type="string" calcext:value-type="string">
            <text:p>The Last Stand</text:p>
          </table:table-cell>
          <table:table-cell table:number-columns-repeated="2" table:style-name="ce3" office:value-type="string" calcext:value-type="string">
            <text:p>EDGAR AKIYAMA</text:p>
          </table:table-cell>
          <table:table-cell table:style-name="ce3" office:value-type="string" calcext:value-type="string">
            <text:p>C#; C++; IOS; JAVA; JSON; OUTROS</text:p>
          </table:table-cell>
          <table:table-cell table:style-name="ce3" office:value-type="string" calcext:value-type="string">
            <text:p>CO-04; CO-05; EC-08</text:p>
          </table:table-cell>
          <table:table-cell table:style-name="ce3" office:value-type="string" calcext:value-type="string">
            <text:p>ET-01; ET-02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376" calcext:value-type="float">
            <text:p>1376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22-8</text:p>
          </table:table-cell>
          <table:table-cell table:style-name="ce3" office:value-type="string" calcext:value-type="string">
            <text:p>COSIP AMUREL</text:p>
          </table:table-cell>
          <table:table-cell table:style-name="ce3" office:value-type="string" calcext:value-type="string">
            <text:p>AMUREL-ASSOCIAÇÃO DE MUNICÍPIOS DA REGIÃO DE LAGUNA; ASSOCIACAO DOS MUN DA REG DE LAGUNA</text:p>
          </table:table-cell>
          <table:table-cell table:style-name="ce3" office:value-type="string" calcext:value-type="string">
            <text:p>WELSON COELHO JUNIRO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4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4">
          <table:table-cell table:style-name="ce3" office:value-type="float" office:value="1377" calcext:value-type="float">
            <text:p>1377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23-6</text:p>
          </table:table-cell>
          <table:table-cell table:style-name="ce3" office:value-type="string" calcext:value-type="string">
            <text:p>AnaSeTe - Análise Sequencial de Testemunhos</text:p>
          </table:table-cell>
          <table:table-cell table:style-name="ce3" office:value-type="string" calcext:value-type="string">
            <text:p>PETRÓLEO BRASILEIRO S.A. - PETROBRAS</text:p>
          </table:table-cell>
          <table:table-cell table:style-name="ce3" office:value-type="string" calcext:value-type="string">
            <text:p>ANDRE OLIVEIRA DA COSTA; ANDRÉ LUIZ BEHRENSDORF DERRAIK; ANDRÉ LUIZ SOARES CLINIO DOS SANTOS; CRISTIANE COSTA MACHADO BARREIROS; CRISTIANO LEITE SOMBRA; LEONARDO ANDRE FRAGA BONZANINI; MARCELO FAGUNDES DE REZENDE; RAQUEL OLIVEIRA PRATES; RENATO FERREIRA BORGES</text:p>
          </table:table-cell>
          <table:table-cell table:style-name="ce3" office:value-type="string" calcext:value-type="string">
            <text:p>C++; LUA; OUTROS</text:p>
          </table:table-cell>
          <table:table-cell table:style-name="ce3" office:value-type="string" calcext:value-type="string">
            <text:p>GL-05</text:p>
          </table:table-cell>
          <table:table-cell table:style-name="ce3" office:value-type="string" calcext:value-type="string">
            <text:p>GI-01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3" office:value-type="float" office:value="1378" calcext:value-type="float">
            <text:p>1378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25-2</text:p>
          </table:table-cell>
          <table:table-cell table:style-name="ce3" office:value-type="string" calcext:value-type="string">
            <text:p>Biblioteca de leitura de status de parâmetros de rede de ONU Huawei</text:p>
          </table:table-cell>
          <table:table-cell table:style-name="ce3" office:value-type="string" calcext:value-type="string">
            <text:p>CENTURY TELECOM LTDA.</text:p>
          </table:table-cell>
          <table:table-cell table:style-name="ce3" office:value-type="string" calcext:value-type="string">
            <text:p>MARCO TÚLIO RESENDE ZUQUIM ALVE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IF-07; TC-02; TC-03; TC-04</text:p>
          </table:table-cell>
          <table:table-cell table:style-name="ce3" office:value-type="string" calcext:value-type="string">
            <text:p>AP-01; AP-03; CD-05; GI-01; IA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3" office:value-type="float" office:value="1379" calcext:value-type="float">
            <text:p>1379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26-0</text:p>
          </table:table-cell>
          <table:table-cell table:style-name="ce3" office:value-type="string" calcext:value-type="string">
            <text:p>FERRAMENTA DIGITAL PARA LOGÍSTICA DE PRODUTOS PERIGOSOS</text:p>
          </table:table-cell>
          <table:table-cell table:style-name="ce3" office:value-type="string" calcext:value-type="string">
            <text:p>LUIZ FERNANDO FERREIRA VIANA DE CASTRO</text:p>
          </table:table-cell>
          <table:table-cell table:style-name="ce3" office:value-type="string" calcext:value-type="string">
            <text:p>OSCAR FERREIRA SALGUEIRO DE CASTR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AD-08; TP-01</text:p>
          </table:table-cell>
          <table:table-cell table:style-name="ce3" office:value-type="string" calcext:value-type="string">
            <text:p>AP-02; AP-03; FA-01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380" calcext:value-type="float">
            <text:p>1380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27-9</text:p>
          </table:table-cell>
          <table:table-cell table:style-name="ce3" office:value-type="string" calcext:value-type="string">
            <text:p>FIDELIA</text:p>
          </table:table-cell>
          <table:table-cell table:style-name="ce3" office:value-type="string" calcext:value-type="string">
            <text:p>INSTITUTO FEDERAL DE EDUCAÇÃO CIÊNCIA E TECNOLOGIA DO ESPIRITO SANTO</text:p>
          </table:table-cell>
          <table:table-cell table:style-name="ce3" office:value-type="string" calcext:value-type="string">
            <text:p>CLAINER BRAVIN DONADEL; DANIEL CAMPOS POMPERMAYER; MÁRCIO ALMEIDA CÓ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EN-04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3" office:value-type="float" office:value="1381" calcext:value-type="float">
            <text:p>1381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28-7</text:p>
          </table:table-cell>
          <table:table-cell table:style-name="ce3" office:value-type="string" calcext:value-type="string">
            <text:p>SISTEMA COMPUTACIONAL PARA O DIAGNÓSTICO DE ECOLALIA E PALILALIA</text:p>
          </table:table-cell>
          <table:table-cell table:style-name="ce3" office:value-type="string" calcext:value-type="string">
            <text:p>UNIVERSIDADE FEDERAL DO PARÁ</text:p>
          </table:table-cell>
          <table:table-cell table:style-name="ce3" office:value-type="string" calcext:value-type="string">
            <text:p>THIAGO RAFAEL DA SILVA MOURA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SD-08</text:p>
          </table:table-cell>
          <table:table-cell table:style-name="ce3" office:value-type="string" calcext:value-type="string">
            <text:p>SM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2">
          <table:table-cell table:style-name="ce3" office:value-type="float" office:value="1382" calcext:value-type="float">
            <text:p>1382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29-5</text:p>
          </table:table-cell>
          <table:table-cell table:style-name="ce3" office:value-type="string" calcext:value-type="string">
            <text:p>GCSplit</text:p>
          </table:table-cell>
          <table:table-cell table:style-name="ce3" office:value-type="string" calcext:value-type="string">
            <text:p>UNIVERSIDADE FEDERAL DO PARÁ</text:p>
          </table:table-cell>
          <table:table-cell table:style-name="ce3" office:value-type="string" calcext:value-type="string">
            <text:p>ARTUR LUIZ DA COSTA DA SILVA; CASSIO TRINDADE BATISTA; FABIO MALCHER MIRANDA; JEFFERSON MAGALHÃES DE MORAIS; NELSON CRUZ SAMPAIO NETO; ROMMEL THIAGO JUCA RAMOS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BL-02; BL-04</text:p>
          </table:table-cell>
          <table:table-cell table:style-name="ce3" office:value-type="string" calcext:value-type="string">
            <text:p>DS-05; FA-01; TC-01; UT-01</text:p>
          </table:table-cell>
          <table:table-cell table:style-name="ce3" office:value-type="string" calcext:value-type="string">
            <text:p>Não informado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3" office:value-type="float" office:value="1383" calcext:value-type="float">
            <text:p>1383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30-9</text:p>
          </table:table-cell>
          <table:table-cell table:style-name="ce3" office:value-type="string" calcext:value-type="string">
            <text:p>Meu Di@</text:p>
          </table:table-cell>
          <table:table-cell table:style-name="ce3" office:value-type="string" calcext:value-type="string">
            <text:p>ONCOCLINICAS DO BRASIL SERVIÇOS MEDICOS S.A.</text:p>
          </table:table-cell>
          <table:table-cell table:style-name="ce3" office:value-type="string" calcext:value-type="string">
            <text:p>RODRIGO FIGUEIREDO VALICENTE</text:p>
          </table:table-cell>
          <table:table-cell table:style-name="ce3" office:value-type="string" calcext:value-type="string">
            <text:p>.NET</text:p>
          </table:table-cell>
          <table:table-cell table:style-name="ce3" office:value-type="string" calcext:value-type="string">
            <text:p>SD-01; SD-07; SD-08</text:p>
          </table:table-cell>
          <table:table-cell table:style-name="ce3" office:value-type="string" calcext:value-type="string">
            <text:p>AP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float" office:value="1384" calcext:value-type="float">
            <text:p>1384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31-7</text:p>
          </table:table-cell>
          <table:table-cell table:style-name="ce3" office:value-type="string" calcext:value-type="string">
            <text:p>EkoOS</text:p>
          </table:table-cell>
          <table:table-cell table:number-columns-repeated="2" table:style-name="ce3" office:value-type="string" calcext:value-type="string">
            <text:p>RIDER JOSÉ NUNES</text:p>
          </table:table-cell>
          <table:table-cell table:style-name="ce3" office:value-type="string" calcext:value-type="string">
            <text:p>DELPHI</text:p>
          </table:table-cell>
          <table:table-cell table:style-name="ce3" office:value-type="string" calcext:value-type="string">
            <text:p>AD-05; AD-06; AD-08</text:p>
          </table:table-cell>
          <table:table-cell table:style-name="ce3" office:value-type="string" calcext:value-type="string">
            <text:p>AP-01; AT-01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table:style-name="ce3" office:value-type="float" office:value="1385" calcext:value-type="float">
            <text:p>1385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32-5</text:p>
          </table:table-cell>
          <table:table-cell table:style-name="ce3" office:value-type="string" calcext:value-type="string">
            <text:p>IdentUHE - Ambiente para Estimação de Parâmetros para Malha Hidráulica e Conduto/Turbina de Usinas Hidrelétricas</text:p>
          </table:table-cell>
          <table:table-cell table:style-name="ce3" office:value-type="string" calcext:value-type="string">
            <text:p>CEMIG GERAÇÃO E TRANSMISSÃO S.A; UNIVERSIDADE FEDERAL DO PARANÁ</text:p>
          </table:table-cell>
          <table:table-cell table:style-name="ce3" office:value-type="string" calcext:value-type="string">
            <text:p>ADINÃ MARTINS PENA; EMERSON DONAISKY; GIDEON VILLAR LEANDRO; GUSTAVO HENRIQUE DA COSTA OLIVEIRA</text:p>
          </table:table-cell>
          <table:table-cell table:style-name="ce3" office:value-type="string" calcext:value-type="string">
            <text:p>MATLAB</text:p>
          </table:table-cell>
          <table:table-cell table:style-name="ce3" office:value-type="string" calcext:value-type="string">
            <text:p>EN-01; EN-02; EN-04; MT-01</text:p>
          </table:table-cell>
          <table:table-cell table:style-name="ce3" office:value-type="string" calcext:value-type="string">
            <text:p>AP-03; AT-01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table:style-name="ce3" office:value-type="float" office:value="1386" calcext:value-type="float">
            <text:p>1386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34-1</text:p>
          </table:table-cell>
          <table:table-cell table:style-name="ce3" office:value-type="string" calcext:value-type="string">
            <text:p>INFOGED - GESTÃO DE DOCUMENTOS</text:p>
          </table:table-cell>
          <table:table-cell table:style-name="ce3" office:value-type="string" calcext:value-type="string">
            <text:p>INFOCRAFT COMERCIO SERVICOS E INFORMATICA LTDA</text:p>
          </table:table-cell>
          <table:table-cell table:style-name="ce3" office:value-type="string" calcext:value-type="string">
            <text:p>FIDEL CASTRO PEREIRA</text:p>
          </table:table-cell>
          <table:table-cell table:style-name="ce3" office:value-type="string" calcext:value-type="string">
            <text:p>AJAX; CGI; CSS; HTML; JAVA SCRIPT; JQUERY; PHP</text:p>
          </table:table-cell>
          <table:table-cell table:style-name="ce3" office:value-type="string" calcext:value-type="string">
            <text:p>IF-02</text:p>
          </table:table-cell>
          <table:table-cell table:style-name="ce3" office:value-type="string" calcext:value-type="string">
            <text:p>AT-06; DS-07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87" calcext:value-type="float">
            <text:p>1387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35-0</text:p>
          </table:table-cell>
          <table:table-cell table:style-name="ce3" office:value-type="string" calcext:value-type="string">
            <text:p>INFOCASP - CONTABILIDADE APLICADA AO SETOR PÚBLICO</text:p>
          </table:table-cell>
          <table:table-cell table:style-name="ce3" office:value-type="string" calcext:value-type="string">
            <text:p>INFOCRAFT COMERCIO SERVICOS E INFORMATICA LTDA</text:p>
          </table:table-cell>
          <table:table-cell table:style-name="ce3" office:value-type="string" calcext:value-type="string">
            <text:p>FIDEL CASTRO PEREIRA</text:p>
          </table:table-cell>
          <table:table-cell table:style-name="ce3" office:value-type="string" calcext:value-type="string">
            <text:p>AJAX; CSS; DHTML; HTML; JAVA SCRIPT; JQUERY; PHP</text:p>
          </table:table-cell>
          <table:table-cell table:style-name="ce3" office:value-type="string" calcext:value-type="string">
            <text:p>FN-01; FN-06</text:p>
          </table:table-cell>
          <table:table-cell table:style-name="ce3" office:value-type="string" calcext:value-type="string">
            <text:p>AV-02; GI-01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3">
          <table:table-cell table:style-name="ce3" office:value-type="float" office:value="1388" calcext:value-type="float">
            <text:p>1388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36-8</text:p>
          </table:table-cell>
          <table:table-cell table:style-name="ce3" office:value-type="string" calcext:value-type="string">
            <text:p>MindShare</text:p>
          </table:table-cell>
          <table:table-cell table:style-name="ce3" office:value-type="string" calcext:value-type="string">
            <text:p>INSTITUTO FEDERAL DE EDUCAÇÃO, CIÊNCIA E TECNOLOGIA DE ALAGOAS - IFAL</text:p>
          </table:table-cell>
          <table:table-cell table:style-name="ce3" office:value-type="string" calcext:value-type="string">
            <text:p>ADRIAN LINCOLN FERREIRA CLARINDO; CARLA CRISTINA REAL VIEIRA DE ANDRADE; CLEBER FERNANDO SERAFIN; DAVID GLAUBER DE GUSMÃO CERQUEIRA LIMA; FILIPE ZAIDAN FERREIRA DA SILVA; FLÁVIO MOTA MEDEIROS; RAFAEL GOMES TENÓRIO</text:p>
          </table:table-cell>
          <table:table-cell table:style-name="ce3" office:value-type="string" calcext:value-type="string">
            <text:p>CSS; HTML; JAVA SCRIPT</text:p>
          </table:table-cell>
          <table:table-cell table:style-name="ce3" office:value-type="string" calcext:value-type="string">
            <text:p>AD-01</text:p>
          </table:table-cell>
          <table:table-cell table:style-name="ce3" office:value-type="string" calcext:value-type="string">
            <text:p>AP-02; GI-0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11">
          <table:table-cell table:style-name="ce3" office:value-type="float" office:value="1389" calcext:value-type="float">
            <text:p>1389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37-6</text:p>
          </table:table-cell>
          <table:table-cell table:style-name="ce3" office:value-type="string" calcext:value-type="string">
            <text:p>Fiscalização Ambiental Online</text:p>
          </table:table-cell>
          <table:table-cell table:style-name="ce3" office:value-type="string" calcext:value-type="string">
            <text:p>FUNDAÇÃO DE DESENVOLVIMENTO CIENTIFICO E CULTURAL</text:p>
          </table:table-cell>
          <table:table-cell table:style-name="ce3" office:value-type="string" calcext:value-type="string">
            <text:p>SAMUEL RODRIGUES DE SALES CAMPOS</text:p>
          </table:table-cell>
          <table:table-cell table:style-name="ce3" office:value-type="string" calcext:value-type="string">
            <text:p>CSS; HTML; JAVA; JAVA SCRIPT; JSON; POSTGREE SQL</text:p>
          </table:table-cell>
          <table:table-cell table:style-name="ce3" office:value-type="string" calcext:value-type="string">
            <text:p>AD-02; AD-04; AG-01; IF-10; MA-01; MA-02; MA-04</text:p>
          </table:table-cell>
          <table:table-cell table:style-name="ce3" office:value-type="string" calcext:value-type="string">
            <text:p>AP-01; CD-01; GI-01; GI-04; GI-08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90" calcext:value-type="float">
            <text:p>1390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38-4</text:p>
          </table:table-cell>
          <table:table-cell table:style-name="ce3" office:value-type="string" calcext:value-type="string">
            <text:p>GeoAdmin</text:p>
          </table:table-cell>
          <table:table-cell table:style-name="ce3" office:value-type="string" calcext:value-type="string">
            <text:p>FUNDAÇÃO DE DESENVOLVIMENTO CIENTIFICO E CULTURAL</text:p>
          </table:table-cell>
          <table:table-cell table:style-name="ce3" office:value-type="string" calcext:value-type="string">
            <text:p>SAMUEL RODRIGUES DE SALES CAMPOS</text:p>
          </table:table-cell>
          <table:table-cell table:style-name="ce3" office:value-type="string" calcext:value-type="string">
            <text:p>CSS; HTML; JAVA; JAVA SCRIPT; JSON; POSTGREE SQL</text:p>
          </table:table-cell>
          <table:table-cell table:style-name="ce3" office:value-type="string" calcext:value-type="string">
            <text:p>GC-04; GC-10; IF-10</text:p>
          </table:table-cell>
          <table:table-cell table:style-name="ce3" office:value-type="string" calcext:value-type="string">
            <text:p>AP-01; GI-01; GI-08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91" calcext:value-type="float">
            <text:p>1391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39-2</text:p>
          </table:table-cell>
          <table:table-cell table:style-name="ce3" office:value-type="string" calcext:value-type="string">
            <text:p>Licenciamento Simplificado</text:p>
          </table:table-cell>
          <table:table-cell table:style-name="ce3" office:value-type="string" calcext:value-type="string">
            <text:p>FUNDAÇÃO DE DESENVOLVIMENTO CIENTIFICO E CULTURAL</text:p>
          </table:table-cell>
          <table:table-cell table:style-name="ce3" office:value-type="string" calcext:value-type="string">
            <text:p>SAMUEL RODRIGUES DE SALES CAMPOS</text:p>
          </table:table-cell>
          <table:table-cell table:style-name="ce3" office:value-type="string" calcext:value-type="string">
            <text:p>CSS; HTML; JAVA; JAVA SCRIPT; JSON; POSTGREE SQL</text:p>
          </table:table-cell>
          <table:table-cell table:style-name="ce3" office:value-type="string" calcext:value-type="string">
            <text:p>IF-10; MA-01; MA-02; MA-04</text:p>
          </table:table-cell>
          <table:table-cell table:style-name="ce3" office:value-type="string" calcext:value-type="string">
            <text:p>AP-01; GI-01; GI-04; GI-08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2">
          <table:table-cell table:style-name="ce3" office:value-type="float" office:value="1392" calcext:value-type="float">
            <text:p>1392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40-6</text:p>
          </table:table-cell>
          <table:table-cell table:style-name="ce3" office:value-type="string" calcext:value-type="string">
            <text:p>Fleet Expert</text:p>
          </table:table-cell>
          <table:table-cell table:style-name="ce3" office:value-type="string" calcext:value-type="string">
            <text:p>DDMX INTELIGENCIA EM ANALISE DE DADOS S.A.</text:p>
          </table:table-cell>
          <table:table-cell table:style-name="ce3" office:value-type="string" calcext:value-type="string">
            <text:p>FABIO MARIN PRETI; LUIZ GONÇALVES PEREIRA ARRUDA</text:p>
          </table:table-cell>
          <table:table-cell table:style-name="ce3" office:value-type="string" calcext:value-type="string">
            <text:p>JAVA; JAVA SCRIPT</text:p>
          </table:table-cell>
          <table:table-cell table:style-name="ce3" office:value-type="string" calcext:value-type="string">
            <text:p>AG-01; AG-09; EN-01; EN-04; IN-01; IN-02; IN-03; IN-05; SM-02; SM-03; SM-04; SM-05; SV-01; TP-01; TP-02; TP-03</text:p>
          </table:table-cell>
          <table:table-cell table:style-name="ce3" office:value-type="string" calcext:value-type="string">
            <text:p>AP-02; AP-04; AV-01; DS-01; DS-02; FA-04; GI-01; GI-03; GI-06; IA-02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393" calcext:value-type="float">
            <text:p>1393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41-4</text:p>
          </table:table-cell>
          <table:table-cell table:style-name="ce3" office:value-type="string" calcext:value-type="string">
            <text:p>Sistema de Outorgas - SOUT</text:p>
          </table:table-cell>
          <table:table-cell table:style-name="ce3" office:value-type="string" calcext:value-type="string">
            <text:p>FUNDAÇÃO DE DESENVOLVIMENTO CIENTIFICO E CULTURAL</text:p>
          </table:table-cell>
          <table:table-cell table:style-name="ce3" office:value-type="string" calcext:value-type="string">
            <text:p>SAMUEL RODRIGUES DE SALES CAMPOS</text:p>
          </table:table-cell>
          <table:table-cell table:style-name="ce3" office:value-type="string" calcext:value-type="string">
            <text:p>.NET; C#; CSS; HTML; JAVA SCRIPT; JSON; POSTGREE SQL</text:p>
          </table:table-cell>
          <table:table-cell table:style-name="ce3" office:value-type="string" calcext:value-type="string">
            <text:p>HD-01; HD-02; IF-10; MA-01; MA-02</text:p>
          </table:table-cell>
          <table:table-cell table:style-name="ce3" office:value-type="string" calcext:value-type="string">
            <text:p>AP-01; GI-01; GI-04; GI-08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94" calcext:value-type="float">
            <text:p>1394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42-2</text:p>
          </table:table-cell>
          <table:table-cell table:style-name="ce3" office:value-type="string" calcext:value-type="string">
            <text:p>Sistema de Informação Geográfico Integrado</text:p>
          </table:table-cell>
          <table:table-cell table:style-name="ce3" office:value-type="string" calcext:value-type="string">
            <text:p>FUNDAÇÃO DE DESENVOLVIMENTO CIENTIFICO E CULTURAL</text:p>
          </table:table-cell>
          <table:table-cell table:style-name="ce3" office:value-type="string" calcext:value-type="string">
            <text:p>LUCA ARAÚJO EGAS PRIETO</text:p>
          </table:table-cell>
          <table:table-cell table:style-name="ce3" office:value-type="string" calcext:value-type="string">
            <text:p>CSS; HTML; JAVA; JAVA SCRIPT; JSON; POSTGREE SQL</text:p>
          </table:table-cell>
          <table:table-cell table:style-name="ce3" office:value-type="string" calcext:value-type="string">
            <text:p>GC-04; GC-10; IF-10</text:p>
          </table:table-cell>
          <table:table-cell table:style-name="ce3" office:value-type="string" calcext:value-type="string">
            <text:p>AP-01; GI-01; GI-08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395" calcext:value-type="float">
            <text:p>1395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43-0</text:p>
          </table:table-cell>
          <table:table-cell table:style-name="ce3" office:value-type="string" calcext:value-type="string">
            <text:p>Fleet Expert ENERGIA</text:p>
          </table:table-cell>
          <table:table-cell table:style-name="ce3" office:value-type="string" calcext:value-type="string">
            <text:p>DDMX INTELIGENCIA EM ANALISE DE DADOS S.A.</text:p>
          </table:table-cell>
          <table:table-cell table:style-name="ce3" office:value-type="string" calcext:value-type="string">
            <text:p>FABIO MARIN PRETI; LUIZ GUSTAVO GONÇALVES PEREIRA ARRUDA</text:p>
          </table:table-cell>
          <table:table-cell table:style-name="ce3" office:value-type="string" calcext:value-type="string">
            <text:p>JAVA; JAVA SCRIPT</text:p>
          </table:table-cell>
          <table:table-cell table:style-name="ce3" office:value-type="string" calcext:value-type="string">
            <text:p>EN-01; EN-04</text:p>
          </table:table-cell>
          <table:table-cell table:style-name="ce3" office:value-type="string" calcext:value-type="string">
            <text:p>AP-02; AP-04; AV-01; DS-01; DS-02; FA-04; GI-01; GI-03; GI-06; IA-02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1">
          <table:table-cell table:style-name="ce3" office:value-type="float" office:value="1396" calcext:value-type="float">
            <text:p>1396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44-9</text:p>
          </table:table-cell>
          <table:table-cell table:style-name="ce3" office:value-type="string" calcext:value-type="string">
            <text:p>Entrada Única</text:p>
          </table:table-cell>
          <table:table-cell table:style-name="ce3" office:value-type="string" calcext:value-type="string">
            <text:p>FUNDAÇÃO DE DESENVOLVIMENTO CIENTIFICO E CULTURAL</text:p>
          </table:table-cell>
          <table:table-cell table:style-name="ce3" office:value-type="string" calcext:value-type="string">
            <text:p>LUCA ARAÚJO EGAS PRIETO</text:p>
          </table:table-cell>
          <table:table-cell table:style-name="ce3" office:value-type="string" calcext:value-type="string">
            <text:p>CSS; HTML; JAVA; JAVA SCRIPT; JSON; POSTGREE SQL</text:p>
          </table:table-cell>
          <table:table-cell table:style-name="ce3" office:value-type="string" calcext:value-type="string">
            <text:p>IF-09; IF-10</text:p>
          </table:table-cell>
          <table:table-cell table:style-name="ce3" office:value-type="string" calcext:value-type="string">
            <text:p>AP-01; GI-01; GI-04; GI-08; PD-05; SO-05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1">
          <table:table-cell table:style-name="ce3" office:value-type="float" office:value="1397" calcext:value-type="float">
            <text:p>1397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45-7</text:p>
          </table:table-cell>
          <table:table-cell table:style-name="ce3" office:value-type="string" calcext:value-type="string">
            <text:p>Monitoramento Ambiental Integrado</text:p>
          </table:table-cell>
          <table:table-cell table:style-name="ce3" office:value-type="string" calcext:value-type="string">
            <text:p>FUNDAÇÃO DE DESENVOLVIMENTO CIENTIFICO E CULTURAL</text:p>
          </table:table-cell>
          <table:table-cell table:style-name="ce3" office:value-type="string" calcext:value-type="string">
            <text:p>LUCA ARAÚJO EGAS PRIETO</text:p>
          </table:table-cell>
          <table:table-cell table:style-name="ce3" office:value-type="string" calcext:value-type="string">
            <text:p>CSS; HTML; JAVA; JAVA SCRIPT; JSON; POSTGREE SQL</text:p>
          </table:table-cell>
          <table:table-cell table:style-name="ce3" office:value-type="string" calcext:value-type="string">
            <text:p>IF-10; MA-01; MA-02; MA-04</text:p>
          </table:table-cell>
          <table:table-cell table:style-name="ce3" office:value-type="string" calcext:value-type="string">
            <text:p>AP-01; GI-01; GI-04; GI-08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8">
          <table:table-cell table:style-name="ce3" office:value-type="float" office:value="1398" calcext:value-type="float">
            <text:p>1398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46-5</text:p>
          </table:table-cell>
          <table:table-cell table:style-name="ce3" office:value-type="string" calcext:value-type="string">
            <text:p>Livsen Algorithm For Personalized Blood Glucose Mensure</text:p>
          </table:table-cell>
          <table:table-cell table:number-columns-repeated="2" table:style-name="ce3" office:value-type="string" calcext:value-type="string">
            <text:p>JOAO OTAVIO SEDOVSKI GARCIA</text:p>
          </table:table-cell>
          <table:table-cell table:style-name="ce3" office:value-type="string" calcext:value-type="string">
            <text:p>SWIFT</text:p>
          </table:table-cell>
          <table:table-cell table:style-name="ce3" office:value-type="string" calcext:value-type="string">
            <text:p>BL-01; BL-05; BL-06; BL-07; FQ-12; IF-10; PS-02; SD-05; SD-06; SD-07; SD-08; SD-09; SD-10</text:p>
          </table:table-cell>
          <table:table-cell table:style-name="ce3" office:value-type="string" calcext:value-type="string">
            <text:p>AP-01; FA-04; GI-01; GI-04; IT-03; TC-03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table:style-name="ce3" office:value-type="float" office:value="1399" calcext:value-type="float">
            <text:p>1399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47-3</text:p>
          </table:table-cell>
          <table:table-cell table:style-name="ce3" office:value-type="string" calcext:value-type="string">
            <text:p>ReflectonScan Control</text:p>
          </table:table-cell>
          <table:table-cell table:style-name="ce3" office:value-type="string" calcext:value-type="string">
            <text:p>UNIVERSIDADE FEDERAL DO RIO GRANDE DO SUL</text:p>
          </table:table-cell>
          <table:table-cell table:style-name="ce3" office:value-type="string" calcext:value-type="string">
            <text:p>FABIO PINTO DA SILVA; PAULO VICTOR DE FARIAS DANTAS; VINÍCIUS CARTANA BOHRER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O-04; CO-05; CO-06</text:p>
          </table:table-cell>
          <table:table-cell table:style-name="ce3" office:value-type="string" calcext:value-type="string">
            <text:p>AT-01; AT-0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2517" calcext:value-type="float">
            <text:p>2517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BR 51 2019 000548-1</text:p>
          </table:table-cell>
          <table:table-cell table:style-name="ce3" office:value-type="string" calcext:value-type="string">
            <text:p>WATERMARK</text:p>
          </table:table-cell>
          <table:table-cell table:style-name="ce3" office:value-type="string" calcext:value-type="string">
            <text:p>STORM DEVELOPMENT LTDA</text:p>
          </table:table-cell>
          <table:table-cell table:style-name="ce3" office:value-type="string" calcext:value-type="string">
            <text:p>WANDERLEY JOSE DE ABREU JUNIOR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IF-02; IF-04; IF-09; TC-02</text:p>
          </table:table-cell>
          <table:table-cell table:style-name="ce3" office:value-type="string" calcext:value-type="string">
            <text:p>CD-01; PD-05; SO-05; TI-0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8" table:number-rows-repeated="1047174">
          <table:table-cell table:number-columns-repeated="1024"/>
        </table:table-row>
        <table:table-row table:style-name="ro3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21:21:21.974000000</meta:creation-date>
    <dc:date>2021-09-20T21:45:28.310000000</dc:date>
    <meta:editing-duration>PT2M44S</meta:editing-duration>
    <meta:editing-cycles>2</meta:editing-cycles>
    <meta:generator>LibreOffice/7.0.4.2$Windows_X86_64 LibreOffice_project/dcf040e67528d9187c66b2379df5ea4407429775</meta:generator>
    <meta:document-statistic meta:table-count="1" meta:cell-count="16812" meta:object-count="0"/>
  </office:meta>
</office:document-meta>
</file>